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702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62in"/>
    </style:style>
    <style:style style:name="co6" style:family="table-column">
      <style:table-column-properties fo:break-before="auto" style:column-width="1.002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508in"/>
    </style:style>
    <style:style style:name="co9" style:family="table-column">
      <style:table-column-properties fo:break-before="auto" style:column-width="0.5098in"/>
    </style:style>
    <style:style style:name="co10" style:family="table-column">
      <style:table-column-properties fo:break-before="auto" style:column-width="0.5764in"/>
    </style:style>
    <style:style style:name="co11" style:family="table-column">
      <style:table-column-properties fo:break-before="auto" style:column-width="0.5346in"/>
    </style:style>
    <style:style style:name="co12" style:family="table-column">
      <style:table-column-properties fo:break-before="auto" style:column-width="0.6181in"/>
    </style:style>
    <style:style style:name="co13" style:family="table-column">
      <style:table-column-properties fo:break-before="auto" style:column-width="0.6598in"/>
    </style:style>
    <style:style style:name="co14" style:family="table-column">
      <style:table-column-properties fo:break-before="auto" style:column-width="0.5929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5681in"/>
    </style:style>
    <style:style style:name="co17" style:family="table-column">
      <style:table-column-properties fo:break-before="auto" style:column-width="0.7181in"/>
    </style:style>
    <style:style style:name="co18" style:family="table-column">
      <style:table-column-properties fo:break-before="auto" style:column-width="0.6346in"/>
    </style:style>
    <style:style style:name="co19" style:family="table-column">
      <style:table-column-properties fo:break-before="auto" style:column-width="0.5846in"/>
    </style:style>
    <style:style style:name="co20" style:family="table-column">
      <style:table-column-properties fo:break-before="auto" style:column-width="0.6846in"/>
    </style:style>
    <style:style style:name="co21" style:family="table-column">
      <style:table-column-properties fo:break-before="auto" style:column-width="0.6516in"/>
    </style:style>
    <style:style style:name="co22" style:family="table-column">
      <style:table-column-properties fo:break-before="auto" style:column-width="0.4591in"/>
    </style:style>
    <style:style style:name="co23" style:family="table-column">
      <style:table-column-properties fo:break-before="auto" style:column-width="0.4756in"/>
    </style:style>
    <style:style style:name="co24" style:family="table-column">
      <style:table-column-properties fo:break-before="auto" style:column-width="0.6016in"/>
    </style:style>
    <style:style style:name="co25" style:family="table-column">
      <style:table-column-properties fo:break-before="auto" style:column-width="0.7098in"/>
    </style:style>
    <style:style style:name="co26" style:family="table-column">
      <style:table-column-properties fo:break-before="auto" style:column-width="1.0528in"/>
    </style:style>
    <style:style style:name="co27" style:family="table-column">
      <style:table-column-properties fo:break-before="auto" style:column-width="1.0945in"/>
    </style:style>
    <style:style style:name="co28" style:family="table-column">
      <style:table-column-properties fo:break-before="auto" style:column-width="1.019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uro_charts_data" table:style-name="ta1">
        <table:shapes>
          <draw:frame draw:z-index="0" draw:style-name="gr1" draw:text-style-name="P1" svg:width="0.0787in" svg:height="0.185in" svg:x="1.3465in" svg:y="0in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0.0787in" svg:height="0.185in" svg:x="1.3465in" svg:y="0in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lease Tue. Date</text:p>
          </table:table-cell>
          <table:table-cell office:value-type="string" calcext:value-type="string">
            <text:p>EURUSD</text:p>
          </table:table-cell>
          <table:table-cell office:value-type="string" calcext:value-type="string">
            <text:p>Dealer/Intermediary</text:p>
          </table:table-cell>
          <table:table-cell office:value-type="string" calcext:value-type="string">
            <text:p>Asset Manager/Institutional</text:p>
          </table:table-cell>
          <table:table-cell office:value-type="string" calcext:value-type="string">
            <text:p>Leveraged Funds</text:p>
          </table:table-cell>
          <table:table-cell office:value-type="string" calcext:value-type="string">
            <text:p>Other Reportabl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104</text:p>
          </table:table-cell>
          <table:table-cell table:style-name="ce2" office:value-type="float" office:value="1.29190003871918" calcext:value-type="float">
            <text:p>1.29190003871918</text:p>
          </table:table-cell>
          <table:table-cell table:style-name="ce2" office:value-type="float" office:value="33312" calcext:value-type="float">
            <text:p>33312</text:p>
          </table:table-cell>
          <table:table-cell office:value-type="float" office:value="357" calcext:value-type="float">
            <text:p>357</text:p>
          </table:table-cell>
          <table:table-cell office:value-type="float" office:value="-36194" calcext:value-type="float">
            <text:p>-36194</text:p>
          </table:table-cell>
          <table:table-cell office:value-type="float" office:value="3179" calcext:value-type="float">
            <text:p>317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111</text:p>
          </table:table-cell>
          <table:table-cell table:style-name="ce2" office:value-type="float" office:value="1.33770000934601" calcext:value-type="float">
            <text:p>1.33770000934601</text:p>
          </table:table-cell>
          <table:table-cell table:style-name="ce2" office:value-type="float" office:value="59911" calcext:value-type="float">
            <text:p>59911</text:p>
          </table:table-cell>
          <table:table-cell office:value-type="float" office:value="-301" calcext:value-type="float">
            <text:p>-301</text:p>
          </table:table-cell>
          <table:table-cell office:value-type="float" office:value="-51196" calcext:value-type="float">
            <text:p>-51196</text:p>
          </table:table-cell>
          <table:table-cell office:value-type="float" office:value="-3204" calcext:value-type="float">
            <text:p>-32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118</text:p>
          </table:table-cell>
          <table:table-cell table:style-name="ce2" office:value-type="float" office:value="1.36179995536804" calcext:value-type="float">
            <text:p>1.36179995536804</text:p>
          </table:table-cell>
          <table:table-cell table:style-name="ce2" office:value-type="float" office:value="5582" calcext:value-type="float">
            <text:p>5582</text:p>
          </table:table-cell>
          <table:table-cell office:value-type="float" office:value="-545" calcext:value-type="float">
            <text:p>-545</text:p>
          </table:table-cell>
          <table:table-cell office:value-type="float" office:value="-17041" calcext:value-type="float">
            <text:p>-17041</text:p>
          </table:table-cell>
          <table:table-cell office:value-type="float" office:value="10899" calcext:value-type="float">
            <text:p>108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125</text:p>
          </table:table-cell>
          <table:table-cell table:style-name="ce2" office:value-type="float" office:value="1.36129999160767" calcext:value-type="float">
            <text:p>1.36129999160767</text:p>
          </table:table-cell>
          <table:table-cell table:style-name="ce2" office:value-type="float" office:value="-23223" calcext:value-type="float">
            <text:p>-23223</text:p>
          </table:table-cell>
          <table:table-cell office:value-type="float" office:value="2063" calcext:value-type="float">
            <text:p>2063</text:p>
          </table:table-cell>
          <table:table-cell office:value-type="float" office:value="5744" calcext:value-type="float">
            <text:p>5744</text:p>
          </table:table-cell>
          <table:table-cell office:value-type="float" office:value="10229" calcext:value-type="float">
            <text:p>102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201</text:p>
          </table:table-cell>
          <table:table-cell table:style-name="ce2" office:value-type="float" office:value="1.35860002040863" calcext:value-type="float">
            <text:p>1.35860002040863</text:p>
          </table:table-cell>
          <table:table-cell table:style-name="ce2" office:value-type="float" office:value="-47000" calcext:value-type="float">
            <text:p>-47000</text:p>
          </table:table-cell>
          <table:table-cell office:value-type="float" office:value="6782" calcext:value-type="float">
            <text:p>6782</text:p>
          </table:table-cell>
          <table:table-cell office:value-type="float" office:value="27968" calcext:value-type="float">
            <text:p>27968</text:p>
          </table:table-cell>
          <table:table-cell office:value-type="float" office:value="5783" calcext:value-type="float">
            <text:p>57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208</text:p>
          </table:table-cell>
          <table:table-cell table:style-name="ce2" office:value-type="float" office:value="1.35490000247955" calcext:value-type="float">
            <text:p>1.35490000247955</text:p>
          </table:table-cell>
          <table:table-cell table:style-name="ce2" office:value-type="float" office:value="-46591" calcext:value-type="float">
            <text:p>-46591</text:p>
          </table:table-cell>
          <table:table-cell office:value-type="float" office:value="6681" calcext:value-type="float">
            <text:p>6681</text:p>
          </table:table-cell>
          <table:table-cell office:value-type="float" office:value="20305" calcext:value-type="float">
            <text:p>20305</text:p>
          </table:table-cell>
          <table:table-cell office:value-type="float" office:value="6456" calcext:value-type="float">
            <text:p>64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215</text:p>
          </table:table-cell>
          <table:table-cell table:style-name="ce2" office:value-type="float" office:value="1.36969995498657" calcext:value-type="float">
            <text:p>1.36969995498657</text:p>
          </table:table-cell>
          <table:table-cell table:style-name="ce2" office:value-type="float" office:value="-38489" calcext:value-type="float">
            <text:p>-38489</text:p>
          </table:table-cell>
          <table:table-cell office:value-type="float" office:value="9185" calcext:value-type="float">
            <text:p>9185</text:p>
          </table:table-cell>
          <table:table-cell office:value-type="float" office:value="14401" calcext:value-type="float">
            <text:p>14401</text:p>
          </table:table-cell>
          <table:table-cell office:value-type="float" office:value="5054" calcext:value-type="float">
            <text:p>50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222</text:p>
          </table:table-cell>
          <table:table-cell table:style-name="ce2" office:value-type="float" office:value="1.37510001659393" calcext:value-type="float">
            <text:p>1.37510001659393</text:p>
          </table:table-cell>
          <table:table-cell table:style-name="ce2" office:value-type="float" office:value="-48088" calcext:value-type="float">
            <text:p>-48088</text:p>
          </table:table-cell>
          <table:table-cell office:value-type="float" office:value="10442" calcext:value-type="float">
            <text:p>10442</text:p>
          </table:table-cell>
          <table:table-cell office:value-type="float" office:value="16968" calcext:value-type="float">
            <text:p>16968</text:p>
          </table:table-cell>
          <table:table-cell office:value-type="float" office:value="12442" calcext:value-type="float">
            <text:p>124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301</text:p>
          </table:table-cell>
          <table:table-cell table:style-name="ce2" office:value-type="float" office:value="1.39849996566772" calcext:value-type="float">
            <text:p>1.39849996566772</text:p>
          </table:table-cell>
          <table:table-cell table:style-name="ce2" office:value-type="float" office:value="-55549" calcext:value-type="float">
            <text:p>-55549</text:p>
          </table:table-cell>
          <table:table-cell office:value-type="float" office:value="9453" calcext:value-type="float">
            <text:p>9453</text:p>
          </table:table-cell>
          <table:table-cell office:value-type="float" office:value="26979" calcext:value-type="float">
            <text:p>26979</text:p>
          </table:table-cell>
          <table:table-cell office:value-type="float" office:value="7295" calcext:value-type="float">
            <text:p>72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308</text:p>
          </table:table-cell>
          <table:table-cell table:style-name="ce2" office:value-type="float" office:value="1.39100003242493" calcext:value-type="float">
            <text:p>1.39100003242493</text:p>
          </table:table-cell>
          <table:table-cell table:style-name="ce2" office:value-type="float" office:value="-65158" calcext:value-type="float">
            <text:p>-65158</text:p>
          </table:table-cell>
          <table:table-cell office:value-type="float" office:value="12027" calcext:value-type="float">
            <text:p>12027</text:p>
          </table:table-cell>
          <table:table-cell office:value-type="float" office:value="28959" calcext:value-type="float">
            <text:p>28959</text:p>
          </table:table-cell>
          <table:table-cell office:value-type="float" office:value="12073" calcext:value-type="float">
            <text:p>120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315</text:p>
          </table:table-cell>
          <table:table-cell table:style-name="ce2" office:value-type="float" office:value="1.41789996623993" calcext:value-type="float">
            <text:p>1.41789996623993</text:p>
          </table:table-cell>
          <table:table-cell table:style-name="ce2" office:value-type="float" office:value="-63387" calcext:value-type="float">
            <text:p>-63387</text:p>
          </table:table-cell>
          <table:table-cell office:value-type="float" office:value="11148" calcext:value-type="float">
            <text:p>11148</text:p>
          </table:table-cell>
          <table:table-cell office:value-type="float" office:value="25688" calcext:value-type="float">
            <text:p>25688</text:p>
          </table:table-cell>
          <table:table-cell office:value-type="float" office:value="9233" calcext:value-type="float">
            <text:p>92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322</text:p>
          </table:table-cell>
          <table:table-cell table:style-name="ce2" office:value-type="float" office:value="1.40840005874634" calcext:value-type="float">
            <text:p>1.40840005874634</text:p>
          </table:table-cell>
          <table:table-cell table:style-name="ce2" office:value-type="float" office:value="-61956" calcext:value-type="float">
            <text:p>-61956</text:p>
          </table:table-cell>
          <table:table-cell office:value-type="float" office:value="9280" calcext:value-type="float">
            <text:p>9280</text:p>
          </table:table-cell>
          <table:table-cell office:value-type="float" office:value="32488" calcext:value-type="float">
            <text:p>32488</text:p>
          </table:table-cell>
          <table:table-cell office:value-type="float" office:value="8546" calcext:value-type="float">
            <text:p>85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329</text:p>
          </table:table-cell>
          <table:table-cell table:style-name="ce2" office:value-type="float" office:value="1.42309999465942" calcext:value-type="float">
            <text:p>1.42309999465942</text:p>
          </table:table-cell>
          <table:table-cell table:style-name="ce2" office:value-type="float" office:value="-70486" calcext:value-type="float">
            <text:p>-70486</text:p>
          </table:table-cell>
          <table:table-cell office:value-type="float" office:value="8427" calcext:value-type="float">
            <text:p>8427</text:p>
          </table:table-cell>
          <table:table-cell office:value-type="float" office:value="37829" calcext:value-type="float">
            <text:p>37829</text:p>
          </table:table-cell>
          <table:table-cell office:value-type="float" office:value="8545" calcext:value-type="float">
            <text:p>85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405</text:p>
          </table:table-cell>
          <table:table-cell table:style-name="ce2" office:value-type="float" office:value="1.44809997081757" calcext:value-type="float">
            <text:p>1.44809997081757</text:p>
          </table:table-cell>
          <table:table-cell table:style-name="ce2" office:value-type="float" office:value="-72355" calcext:value-type="float">
            <text:p>-72355</text:p>
          </table:table-cell>
          <table:table-cell office:value-type="float" office:value="10012" calcext:value-type="float">
            <text:p>10012</text:p>
          </table:table-cell>
          <table:table-cell office:value-type="float" office:value="39376" calcext:value-type="float">
            <text:p>39376</text:p>
          </table:table-cell>
          <table:table-cell office:value-type="float" office:value="6279" calcext:value-type="float">
            <text:p>627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412</text:p>
          </table:table-cell>
          <table:table-cell table:style-name="ce2" office:value-type="float" office:value="1.44319999217987" calcext:value-type="float">
            <text:p>1.44319999217987</text:p>
          </table:table-cell>
          <table:table-cell table:style-name="ce2" office:value-type="float" office:value="-74696" calcext:value-type="float">
            <text:p>-74696</text:p>
          </table:table-cell>
          <table:table-cell office:value-type="float" office:value="7373" calcext:value-type="float">
            <text:p>7373</text:p>
          </table:table-cell>
          <table:table-cell office:value-type="float" office:value="41312" calcext:value-type="float">
            <text:p>41312</text:p>
          </table:table-cell>
          <table:table-cell office:value-type="float" office:value="8282" calcext:value-type="float">
            <text:p>82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419</text:p>
          </table:table-cell>
          <table:table-cell table:style-name="ce2" office:value-type="float" office:value="1.45560002326965" calcext:value-type="float">
            <text:p>1.45560002326965</text:p>
          </table:table-cell>
          <table:table-cell table:style-name="ce2" office:value-type="float" office:value="-70767" calcext:value-type="float">
            <text:p>-70767</text:p>
          </table:table-cell>
          <table:table-cell office:value-type="float" office:value="11224" calcext:value-type="float">
            <text:p>11224</text:p>
          </table:table-cell>
          <table:table-cell office:value-type="float" office:value="36185" calcext:value-type="float">
            <text:p>36185</text:p>
          </table:table-cell>
          <table:table-cell office:value-type="float" office:value="4825" calcext:value-type="float">
            <text:p>48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426</text:p>
          </table:table-cell>
          <table:table-cell table:style-name="ce2" office:value-type="float" office:value="1.48020005226135" calcext:value-type="float">
            <text:p>1.48020005226135</text:p>
          </table:table-cell>
          <table:table-cell table:style-name="ce2" office:value-type="float" office:value="-80449" calcext:value-type="float">
            <text:p>-80449</text:p>
          </table:table-cell>
          <table:table-cell office:value-type="float" office:value="10870" calcext:value-type="float">
            <text:p>10870</text:p>
          </table:table-cell>
          <table:table-cell office:value-type="float" office:value="41099" calcext:value-type="float">
            <text:p>41099</text:p>
          </table:table-cell>
          <table:table-cell office:value-type="float" office:value="7426" calcext:value-type="float">
            <text:p>74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503</text:p>
          </table:table-cell>
          <table:table-cell table:style-name="ce2" office:value-type="float" office:value="1.43099999427795" calcext:value-type="float">
            <text:p>1.43099999427795</text:p>
          </table:table-cell>
          <table:table-cell table:style-name="ce2" office:value-type="float" office:value="-110628" calcext:value-type="float">
            <text:p>-110628</text:p>
          </table:table-cell>
          <table:table-cell office:value-type="float" office:value="10623" calcext:value-type="float">
            <text:p>10623</text:p>
          </table:table-cell>
          <table:table-cell office:value-type="float" office:value="57778" calcext:value-type="float">
            <text:p>57778</text:p>
          </table:table-cell>
          <table:table-cell office:value-type="float" office:value="16888" calcext:value-type="float">
            <text:p>168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510</text:p>
          </table:table-cell>
          <table:table-cell table:style-name="ce2" office:value-type="float" office:value="1.41209995746613" calcext:value-type="float">
            <text:p>1.41209995746613</text:p>
          </table:table-cell>
          <table:table-cell table:style-name="ce2" office:value-type="float" office:value="-65819" calcext:value-type="float">
            <text:p>-65819</text:p>
          </table:table-cell>
          <table:table-cell office:value-type="float" office:value="8714" calcext:value-type="float">
            <text:p>8714</text:p>
          </table:table-cell>
          <table:table-cell office:value-type="float" office:value="23049" calcext:value-type="float">
            <text:p>23049</text:p>
          </table:table-cell>
          <table:table-cell office:value-type="float" office:value="15771" calcext:value-type="float">
            <text:p>157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517</text:p>
          </table:table-cell>
          <table:table-cell table:style-name="ce2" office:value-type="float" office:value="1.41550004482269" calcext:value-type="float">
            <text:p>1.41550004482269</text:p>
          </table:table-cell>
          <table:table-cell table:style-name="ce2" office:value-type="float" office:value="-35448" calcext:value-type="float">
            <text:p>-35448</text:p>
          </table:table-cell>
          <table:table-cell office:value-type="float" office:value="9113" calcext:value-type="float">
            <text:p>9113</text:p>
          </table:table-cell>
          <table:table-cell office:value-type="float" office:value="7498" calcext:value-type="float">
            <text:p>7498</text:p>
          </table:table-cell>
          <table:table-cell office:value-type="float" office:value="8679" calcext:value-type="float">
            <text:p>867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524</text:p>
          </table:table-cell>
          <table:table-cell table:style-name="ce2" office:value-type="float" office:value="1.43239998817444" calcext:value-type="float">
            <text:p>1.43239998817444</text:p>
          </table:table-cell>
          <table:table-cell table:style-name="ce2" office:value-type="float" office:value="-8429" calcext:value-type="float">
            <text:p>-8429</text:p>
          </table:table-cell>
          <table:table-cell office:value-type="float" office:value="10505" calcext:value-type="float">
            <text:p>10505</text:p>
          </table:table-cell>
          <table:table-cell office:value-type="float" office:value="-8242" calcext:value-type="float">
            <text:p>-8242</text:p>
          </table:table-cell>
          <table:table-cell office:value-type="float" office:value="2477" calcext:value-type="float">
            <text:p>24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531</text:p>
          </table:table-cell>
          <table:table-cell table:style-name="ce2" office:value-type="float" office:value="1.46370005607605" calcext:value-type="float">
            <text:p>1.46370005607605</text:p>
          </table:table-cell>
          <table:table-cell table:style-name="ce2" office:value-type="float" office:value="-11677" calcext:value-type="float">
            <text:p>-11677</text:p>
          </table:table-cell>
          <table:table-cell office:value-type="float" office:value="9652" calcext:value-type="float">
            <text:p>9652</text:p>
          </table:table-cell>
          <table:table-cell office:value-type="float" office:value="-4963" calcext:value-type="float">
            <text:p>-4963</text:p>
          </table:table-cell>
          <table:table-cell office:value-type="float" office:value="669" calcext:value-type="float">
            <text:p>6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607</text:p>
          </table:table-cell>
          <table:table-cell table:style-name="ce2" office:value-type="float" office:value="1.43480002880096" calcext:value-type="float">
            <text:p>1.43480002880096</text:p>
          </table:table-cell>
          <table:table-cell table:style-name="ce2" office:value-type="float" office:value="-35689" calcext:value-type="float">
            <text:p>-35689</text:p>
          </table:table-cell>
          <table:table-cell office:value-type="float" office:value="10335" calcext:value-type="float">
            <text:p>10335</text:p>
          </table:table-cell>
          <table:table-cell office:value-type="float" office:value="7539" calcext:value-type="float">
            <text:p>7539</text:p>
          </table:table-cell>
          <table:table-cell office:value-type="float" office:value="10475" calcext:value-type="float">
            <text:p>104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614</text:p>
          </table:table-cell>
          <table:table-cell table:style-name="ce2" office:value-type="float" office:value="1.43110001087189" calcext:value-type="float">
            <text:p>1.43110001087189</text:p>
          </table:table-cell>
          <table:table-cell table:style-name="ce2" office:value-type="float" office:value="-54085" calcext:value-type="float">
            <text:p>-54085</text:p>
          </table:table-cell>
          <table:table-cell office:value-type="float" office:value="4886" calcext:value-type="float">
            <text:p>4886</text:p>
          </table:table-cell>
          <table:table-cell office:value-type="float" office:value="26112" calcext:value-type="float">
            <text:p>26112</text:p>
          </table:table-cell>
          <table:table-cell office:value-type="float" office:value="8432" calcext:value-type="float">
            <text:p>84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621</text:p>
          </table:table-cell>
          <table:table-cell table:style-name="ce2" office:value-type="float" office:value="1.41929996013641" calcext:value-type="float">
            <text:p>1.41929996013641</text:p>
          </table:table-cell>
          <table:table-cell table:style-name="ce2" office:value-type="float" office:value="-31395" calcext:value-type="float">
            <text:p>-31395</text:p>
          </table:table-cell>
          <table:table-cell office:value-type="float" office:value="5890" calcext:value-type="float">
            <text:p>5890</text:p>
          </table:table-cell>
          <table:table-cell office:value-type="float" office:value="13452" calcext:value-type="float">
            <text:p>13452</text:p>
          </table:table-cell>
          <table:table-cell office:value-type="float" office:value="1133" calcext:value-type="float">
            <text:p>11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628</text:p>
          </table:table-cell>
          <table:table-cell table:style-name="ce2" office:value-type="float" office:value="1.45249998569489" calcext:value-type="float">
            <text:p>1.45249998569489</text:p>
          </table:table-cell>
          <table:table-cell table:style-name="ce2" office:value-type="float" office:value="-32191" calcext:value-type="float">
            <text:p>-32191</text:p>
          </table:table-cell>
          <table:table-cell office:value-type="float" office:value="3728" calcext:value-type="float">
            <text:p>3728</text:p>
          </table:table-cell>
          <table:table-cell office:value-type="float" office:value="11760" calcext:value-type="float">
            <text:p>11760</text:p>
          </table:table-cell>
          <table:table-cell office:value-type="float" office:value="6344" calcext:value-type="float">
            <text:p>634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705</text:p>
          </table:table-cell>
          <table:table-cell table:style-name="ce2" office:value-type="float" office:value="1.42700004577637" calcext:value-type="float">
            <text:p>1.42700004577637</text:p>
          </table:table-cell>
          <table:table-cell table:style-name="ce2" office:value-type="float" office:value="-42354" calcext:value-type="float">
            <text:p>-42354</text:p>
          </table:table-cell>
          <table:table-cell office:value-type="float" office:value="2929" calcext:value-type="float">
            <text:p>2929</text:p>
          </table:table-cell>
          <table:table-cell office:value-type="float" office:value="17259" calcext:value-type="float">
            <text:p>17259</text:p>
          </table:table-cell>
          <table:table-cell office:value-type="float" office:value="8729" calcext:value-type="float">
            <text:p>87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712</text:p>
          </table:table-cell>
          <table:table-cell table:style-name="ce2" office:value-type="float" office:value="1.41530001163483" calcext:value-type="float">
            <text:p>1.41530001163483</text:p>
          </table:table-cell>
          <table:table-cell table:style-name="ce2" office:value-type="float" office:value="-7673" calcext:value-type="float">
            <text:p>-7673</text:p>
          </table:table-cell>
          <table:table-cell office:value-type="float" office:value="5503" calcext:value-type="float">
            <text:p>5503</text:p>
          </table:table-cell>
          <table:table-cell office:value-type="float" office:value="-10336" calcext:value-type="float">
            <text:p>-10336</text:p>
          </table:table-cell>
          <table:table-cell office:value-type="float" office:value="9220" calcext:value-type="float">
            <text:p>92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719</text:p>
          </table:table-cell>
          <table:table-cell table:style-name="ce2" office:value-type="float" office:value="1.43560004234314" calcext:value-type="float">
            <text:p>1.43560004234314</text:p>
          </table:table-cell>
          <table:table-cell table:style-name="ce2" office:value-type="float" office:value="3000" calcext:value-type="float">
            <text:p>3000</text:p>
          </table:table-cell>
          <table:table-cell office:value-type="float" office:value="4012" calcext:value-type="float">
            <text:p>4012</text:p>
          </table:table-cell>
          <table:table-cell office:value-type="float" office:value="-17528" calcext:value-type="float">
            <text:p>-17528</text:p>
          </table:table-cell>
          <table:table-cell office:value-type="float" office:value="13276" calcext:value-type="float">
            <text:p>132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726</text:p>
          </table:table-cell>
          <table:table-cell table:style-name="ce2" office:value-type="float" office:value="1.43959999084473" calcext:value-type="float">
            <text:p>1.43959999084473</text:p>
          </table:table-cell>
          <table:table-cell table:style-name="ce2" office:value-type="float" office:value="-21774" calcext:value-type="float">
            <text:p>-21774</text:p>
          </table:table-cell>
          <table:table-cell office:value-type="float" office:value="2456" calcext:value-type="float">
            <text:p>2456</text:p>
          </table:table-cell>
          <table:table-cell office:value-type="float" office:value="-5121" calcext:value-type="float">
            <text:p>-5121</text:p>
          </table:table-cell>
          <table:table-cell office:value-type="float" office:value="15733" calcext:value-type="float">
            <text:p>157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802</text:p>
          </table:table-cell>
          <table:table-cell table:style-name="ce2" office:value-type="float" office:value="1.42820000648499" calcext:value-type="float">
            <text:p>1.42820000648499</text:p>
          </table:table-cell>
          <table:table-cell table:style-name="ce2" office:value-type="float" office:value="-1714" calcext:value-type="float">
            <text:p>-1714</text:p>
          </table:table-cell>
          <table:table-cell office:value-type="float" office:value="-4205" calcext:value-type="float">
            <text:p>-4205</text:p>
          </table:table-cell>
          <table:table-cell office:value-type="float" office:value="-12460" calcext:value-type="float">
            <text:p>-12460</text:p>
          </table:table-cell>
          <table:table-cell office:value-type="float" office:value="14043" calcext:value-type="float">
            <text:p>140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809</text:p>
          </table:table-cell>
          <table:table-cell table:style-name="ce2" office:value-type="float" office:value="1.42490005493164" calcext:value-type="float">
            <text:p>1.42490005493164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-10645" calcext:value-type="float">
            <text:p>-10645</text:p>
          </table:table-cell>
          <table:table-cell office:value-type="float" office:value="2858" calcext:value-type="float">
            <text:p>2858</text:p>
          </table:table-cell>
          <table:table-cell office:value-type="float" office:value="1260" calcext:value-type="float">
            <text:p>12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816</text:p>
          </table:table-cell>
          <table:table-cell table:style-name="ce2" office:value-type="float" office:value="1.43980002403259" calcext:value-type="float">
            <text:p>1.43980002403259</text:p>
          </table:table-cell>
          <table:table-cell table:style-name="ce2" office:value-type="float" office:value="-3082" calcext:value-type="float">
            <text:p>-3082</text:p>
          </table:table-cell>
          <table:table-cell office:value-type="float" office:value="-7324" calcext:value-type="float">
            <text:p>-7324</text:p>
          </table:table-cell>
          <table:table-cell office:value-type="float" office:value="3662" calcext:value-type="float">
            <text:p>3662</text:p>
          </table:table-cell>
          <table:table-cell office:value-type="float" office:value="5562" calcext:value-type="float">
            <text:p>55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823</text:p>
          </table:table-cell>
          <table:table-cell table:style-name="ce2" office:value-type="float" office:value="1.44990003108978" calcext:value-type="float">
            <text:p>1.44990003108978</text:p>
          </table:table-cell>
          <table:table-cell table:style-name="ce2" office:value-type="float" office:value="-6073" calcext:value-type="float">
            <text:p>-6073</text:p>
          </table:table-cell>
          <table:table-cell office:value-type="float" office:value="-6922" calcext:value-type="float">
            <text:p>-6922</text:p>
          </table:table-cell>
          <table:table-cell office:value-type="float" office:value="3881" calcext:value-type="float">
            <text:p>3881</text:p>
          </table:table-cell>
          <table:table-cell office:value-type="float" office:value="5563" calcext:value-type="float">
            <text:p>55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830</text:p>
          </table:table-cell>
          <table:table-cell table:style-name="ce2" office:value-type="float" office:value="1.42050004005432" calcext:value-type="float">
            <text:p>1.42050004005432</text:p>
          </table:table-cell>
          <table:table-cell table:style-name="ce2" office:value-type="float" office:value="-9258" calcext:value-type="float">
            <text:p>-9258</text:p>
          </table:table-cell>
          <table:table-cell office:value-type="float" office:value="2159" calcext:value-type="float">
            <text:p>2159</text:p>
          </table:table-cell>
          <table:table-cell office:value-type="float" office:value="3341" calcext:value-type="float">
            <text:p>334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906</text:p>
          </table:table-cell>
          <table:table-cell table:style-name="ce2" office:value-type="float" office:value="1.36530005931854" calcext:value-type="float">
            <text:p>1.36530005931854</text:p>
          </table:table-cell>
          <table:table-cell table:style-name="ce2" office:value-type="float" office:value="17588" calcext:value-type="float">
            <text:p>17588</text:p>
          </table:table-cell>
          <table:table-cell office:value-type="float" office:value="2449" calcext:value-type="float">
            <text:p>2449</text:p>
          </table:table-cell>
          <table:table-cell office:value-type="float" office:value="-7683" calcext:value-type="float">
            <text:p>-7683</text:p>
          </table:table-cell>
          <table:table-cell office:value-type="float" office:value="-3053" calcext:value-type="float">
            <text:p>-30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913</text:p>
          </table:table-cell>
          <table:table-cell table:style-name="ce2" office:value-type="float" office:value="1.37999999523163" calcext:value-type="float">
            <text:p>1.37999999523163</text:p>
          </table:table-cell>
          <table:table-cell table:style-name="ce2" office:value-type="float" office:value="38643" calcext:value-type="float">
            <text:p>38643</text:p>
          </table:table-cell>
          <table:table-cell office:value-type="float" office:value="-69" calcext:value-type="float">
            <text:p>-69</text:p>
          </table:table-cell>
          <table:table-cell office:value-type="float" office:value="-10489" calcext:value-type="float">
            <text:p>-10489</text:p>
          </table:table-cell>
          <table:table-cell office:value-type="float" office:value="-3527" calcext:value-type="float">
            <text:p>-35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920</text:p>
          </table:table-cell>
          <table:table-cell table:style-name="ce2" office:value-type="float" office:value="1.34979999065399" calcext:value-type="float">
            <text:p>1.34979999065399</text:p>
          </table:table-cell>
          <table:table-cell table:style-name="ce2" office:value-type="float" office:value="80874" calcext:value-type="float">
            <text:p>80874</text:p>
          </table:table-cell>
          <table:table-cell office:value-type="float" office:value="-1878" calcext:value-type="float">
            <text:p>-1878</text:p>
          </table:table-cell>
          <table:table-cell office:value-type="float" office:value="-50935" calcext:value-type="float">
            <text:p>-50935</text:p>
          </table:table-cell>
          <table:table-cell office:value-type="float" office:value="-4580" calcext:value-type="float">
            <text:p>-458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0927</text:p>
          </table:table-cell>
          <table:table-cell table:style-name="ce2" office:value-type="float" office:value="1.33860003948212" calcext:value-type="float">
            <text:p>1.33860003948212</text:p>
          </table:table-cell>
          <table:table-cell table:style-name="ce2" office:value-type="float" office:value="85186" calcext:value-type="float">
            <text:p>85186</text:p>
          </table:table-cell>
          <table:table-cell office:value-type="float" office:value="-8180" calcext:value-type="float">
            <text:p>-8180</text:p>
          </table:table-cell>
          <table:table-cell office:value-type="float" office:value="-46459" calcext:value-type="float">
            <text:p>-46459</text:p>
          </table:table-cell>
          <table:table-cell office:value-type="float" office:value="-5340" calcext:value-type="float">
            <text:p>-534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004</text:p>
          </table:table-cell>
          <table:table-cell table:style-name="ce2" office:value-type="float" office:value="1.33770000934601" calcext:value-type="float">
            <text:p>1.33770000934601</text:p>
          </table:table-cell>
          <table:table-cell table:style-name="ce2" office:value-type="float" office:value="80479" calcext:value-type="float">
            <text:p>80479</text:p>
          </table:table-cell>
          <table:table-cell office:value-type="float" office:value="-12282" calcext:value-type="float">
            <text:p>-12282</text:p>
          </table:table-cell>
          <table:table-cell office:value-type="float" office:value="-36621" calcext:value-type="float">
            <text:p>-36621</text:p>
          </table:table-cell>
          <table:table-cell office:value-type="float" office:value="-5071" calcext:value-type="float">
            <text:p>-50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011</text:p>
          </table:table-cell>
          <table:table-cell table:style-name="ce2" office:value-type="float" office:value="1.38769996166229" calcext:value-type="float">
            <text:p>1.38769996166229</text:p>
          </table:table-cell>
          <table:table-cell table:style-name="ce2" office:value-type="float" office:value="72216" calcext:value-type="float">
            <text:p>72216</text:p>
          </table:table-cell>
          <table:table-cell office:value-type="float" office:value="-10984" calcext:value-type="float">
            <text:p>-10984</text:p>
          </table:table-cell>
          <table:table-cell office:value-type="float" office:value="-30817" calcext:value-type="float">
            <text:p>-30817</text:p>
          </table:table-cell>
          <table:table-cell office:value-type="float" office:value="-3655" calcext:value-type="float">
            <text:p>-36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018</text:p>
          </table:table-cell>
          <table:table-cell table:style-name="ce2" office:value-type="float" office:value="1.38960003852844" calcext:value-type="float">
            <text:p>1.38960003852844</text:p>
          </table:table-cell>
          <table:table-cell table:style-name="ce2" office:value-type="float" office:value="73738" calcext:value-type="float">
            <text:p>73738</text:p>
          </table:table-cell>
          <table:table-cell office:value-type="float" office:value="-6146" calcext:value-type="float">
            <text:p>-6146</text:p>
          </table:table-cell>
          <table:table-cell office:value-type="float" office:value="-32792" calcext:value-type="float">
            <text:p>-32792</text:p>
          </table:table-cell>
          <table:table-cell office:value-type="float" office:value="-4787" calcext:value-type="float">
            <text:p>-47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025</text:p>
          </table:table-cell>
          <table:table-cell table:style-name="ce2" office:value-type="float" office:value="1.41480004787445" calcext:value-type="float">
            <text:p>1.41480004787445</text:p>
          </table:table-cell>
          <table:table-cell table:style-name="ce2" office:value-type="float" office:value="67662" calcext:value-type="float">
            <text:p>67662</text:p>
          </table:table-cell>
          <table:table-cell office:value-type="float" office:value="3655" calcext:value-type="float">
            <text:p>3655</text:p>
          </table:table-cell>
          <table:table-cell office:value-type="float" office:value="-40466" calcext:value-type="float">
            <text:p>-40466</text:p>
          </table:table-cell>
          <table:table-cell office:value-type="float" office:value="-2721" calcext:value-type="float">
            <text:p>-27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101</text:p>
          </table:table-cell>
          <table:table-cell table:style-name="ce2" office:value-type="float" office:value="1.37960004806519" calcext:value-type="float">
            <text:p>1.37960004806519</text:p>
          </table:table-cell>
          <table:table-cell table:style-name="ce2" office:value-type="float" office:value="49576" calcext:value-type="float">
            <text:p>49576</text:p>
          </table:table-cell>
          <table:table-cell office:value-type="float" office:value="5299" calcext:value-type="float">
            <text:p>5299</text:p>
          </table:table-cell>
          <table:table-cell office:value-type="float" office:value="-30329" calcext:value-type="float">
            <text:p>-30329</text:p>
          </table:table-cell>
          <table:table-cell office:value-type="float" office:value="-3661" calcext:value-type="float">
            <text:p>-36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108</text:p>
          </table:table-cell>
          <table:table-cell table:style-name="ce2" office:value-type="float" office:value="1.37520003318787" calcext:value-type="float">
            <text:p>1.37520003318787</text:p>
          </table:table-cell>
          <table:table-cell table:style-name="ce2" office:value-type="float" office:value="37232" calcext:value-type="float">
            <text:p>37232</text:p>
          </table:table-cell>
          <table:table-cell office:value-type="float" office:value="8828" calcext:value-type="float">
            <text:p>8828</text:p>
          </table:table-cell>
          <table:table-cell office:value-type="float" office:value="-14940" calcext:value-type="float">
            <text:p>-14940</text:p>
          </table:table-cell>
          <table:table-cell office:value-type="float" office:value="-6005" calcext:value-type="float">
            <text:p>-60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115</text:p>
          </table:table-cell>
          <table:table-cell table:style-name="ce2" office:value-type="float" office:value="1.35099995136261" calcext:value-type="float">
            <text:p>1.35099995136261</text:p>
          </table:table-cell>
          <table:table-cell table:style-name="ce2" office:value-type="float" office:value="54506" calcext:value-type="float">
            <text:p>54506</text:p>
          </table:table-cell>
          <table:table-cell office:value-type="float" office:value="11483" calcext:value-type="float">
            <text:p>11483</text:p>
          </table:table-cell>
          <table:table-cell office:value-type="float" office:value="-27051" calcext:value-type="float">
            <text:p>-27051</text:p>
          </table:table-cell>
          <table:table-cell office:value-type="float" office:value="-6614" calcext:value-type="float">
            <text:p>-66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122</text:p>
          </table:table-cell>
          <table:table-cell table:style-name="ce2" office:value-type="float" office:value="1.32340002059937" calcext:value-type="float">
            <text:p>1.32340002059937</text:p>
          </table:table-cell>
          <table:table-cell table:style-name="ce2" office:value-type="float" office:value="51026" calcext:value-type="float">
            <text:p>51026</text:p>
          </table:table-cell>
          <table:table-cell office:value-type="float" office:value="16223" calcext:value-type="float">
            <text:p>16223</text:p>
          </table:table-cell>
          <table:table-cell office:value-type="float" office:value="-27329" calcext:value-type="float">
            <text:p>-27329</text:p>
          </table:table-cell>
          <table:table-cell office:value-type="float" office:value="-6654" calcext:value-type="float">
            <text:p>-66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129</text:p>
          </table:table-cell>
          <table:table-cell table:style-name="ce2" office:value-type="float" office:value="1.34029996395111" calcext:value-type="float">
            <text:p>1.34029996395111</text:p>
          </table:table-cell>
          <table:table-cell table:style-name="ce2" office:value-type="float" office:value="46044" calcext:value-type="float">
            <text:p>46044</text:p>
          </table:table-cell>
          <table:table-cell office:value-type="float" office:value="32304" calcext:value-type="float">
            <text:p>32304</text:p>
          </table:table-cell>
          <table:table-cell office:value-type="float" office:value="-38768" calcext:value-type="float">
            <text:p>-38768</text:p>
          </table:table-cell>
          <table:table-cell office:value-type="float" office:value="-6040" calcext:value-type="float">
            <text:p>-604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206</text:p>
          </table:table-cell>
          <table:table-cell table:style-name="ce2" office:value-type="float" office:value="1.33749997615814" calcext:value-type="float">
            <text:p>1.33749997615814</text:p>
          </table:table-cell>
          <table:table-cell table:style-name="ce2" office:value-type="float" office:value="40684" calcext:value-type="float">
            <text:p>40684</text:p>
          </table:table-cell>
          <table:table-cell office:value-type="float" office:value="24225" calcext:value-type="float">
            <text:p>24225</text:p>
          </table:table-cell>
          <table:table-cell office:value-type="float" office:value="-37905" calcext:value-type="float">
            <text:p>-37905</text:p>
          </table:table-cell>
          <table:table-cell office:value-type="float" office:value="925" calcext:value-type="float">
            <text:p>9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213</text:p>
          </table:table-cell>
          <table:table-cell table:style-name="ce2" office:value-type="float" office:value="1.30350005626678" calcext:value-type="float">
            <text:p>1.30350005626678</text:p>
          </table:table-cell>
          <table:table-cell table:style-name="ce2" office:value-type="float" office:value="51558" calcext:value-type="float">
            <text:p>51558</text:p>
          </table:table-cell>
          <table:table-cell office:value-type="float" office:value="18040" calcext:value-type="float">
            <text:p>18040</text:p>
          </table:table-cell>
          <table:table-cell office:value-type="float" office:value="-47222" calcext:value-type="float">
            <text:p>-47222</text:p>
          </table:table-cell>
          <table:table-cell office:value-type="float" office:value="5093" calcext:value-type="float">
            <text:p>50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220</text:p>
          </table:table-cell>
          <table:table-cell table:style-name="ce2" office:value-type="float" office:value="1.30429995059967" calcext:value-type="float">
            <text:p>1.30429995059967</text:p>
          </table:table-cell>
          <table:table-cell table:style-name="ce2" office:value-type="float" office:value="93978" calcext:value-type="float">
            <text:p>93978</text:p>
          </table:table-cell>
          <table:table-cell office:value-type="float" office:value="18076" calcext:value-type="float">
            <text:p>18076</text:p>
          </table:table-cell>
          <table:table-cell office:value-type="float" office:value="-84801" calcext:value-type="float">
            <text:p>-84801</text:p>
          </table:table-cell>
          <table:table-cell office:value-type="float" office:value="2169" calcext:value-type="float">
            <text:p>21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11227</text:p>
          </table:table-cell>
          <table:table-cell table:style-name="ce2" office:value-type="float" office:value="1.29480004310608" calcext:value-type="float">
            <text:p>1.29480004310608</text:p>
          </table:table-cell>
          <table:table-cell table:style-name="ce2" office:value-type="float" office:value="95446" calcext:value-type="float">
            <text:p>95446</text:p>
          </table:table-cell>
          <table:table-cell office:value-type="float" office:value="17120" calcext:value-type="float">
            <text:p>17120</text:p>
          </table:table-cell>
          <table:table-cell office:value-type="float" office:value="-86010" calcext:value-type="float">
            <text:p>-86010</text:p>
          </table:table-cell>
          <table:table-cell office:value-type="float" office:value="2192" calcext:value-type="float">
            <text:p>21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103</text:p>
          </table:table-cell>
          <table:table-cell office:value-type="float" office:value="1.27209997177124" calcext:value-type="float">
            <text:p>1.27209997177124</text:p>
          </table:table-cell>
          <table:table-cell office:value-type="float" office:value="92453" calcext:value-type="float">
            <text:p>92453</text:p>
          </table:table-cell>
          <table:table-cell office:value-type="float" office:value="17287" calcext:value-type="float">
            <text:p>17287</text:p>
          </table:table-cell>
          <table:table-cell office:value-type="float" office:value="-83253" calcext:value-type="float">
            <text:p>-83253</text:p>
          </table:table-cell>
          <table:table-cell office:value-type="float" office:value="673" calcext:value-type="float">
            <text:p>6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110</text:p>
          </table:table-cell>
          <table:table-cell office:value-type="float" office:value="1.26769995689392" calcext:value-type="float">
            <text:p>1.26769995689392</text:p>
          </table:table-cell>
          <table:table-cell office:value-type="float" office:value="103064" calcext:value-type="float">
            <text:p>103064</text:p>
          </table:table-cell>
          <table:table-cell office:value-type="float" office:value="18705" calcext:value-type="float">
            <text:p>18705</text:p>
          </table:table-cell>
          <table:table-cell office:value-type="float" office:value="-87887" calcext:value-type="float">
            <text:p>-87887</text:p>
          </table:table-cell>
          <table:table-cell office:value-type="float" office:value="-7415" calcext:value-type="float">
            <text:p>-74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117</text:p>
          </table:table-cell>
          <table:table-cell office:value-type="float" office:value="1.29379999637604" calcext:value-type="float">
            <text:p>1.29379999637604</text:p>
          </table:table-cell>
          <table:table-cell office:value-type="float" office:value="103002" calcext:value-type="float">
            <text:p>103002</text:p>
          </table:table-cell>
          <table:table-cell office:value-type="float" office:value="19187" calcext:value-type="float">
            <text:p>19187</text:p>
          </table:table-cell>
          <table:table-cell office:value-type="float" office:value="-90210" calcext:value-type="float">
            <text:p>-90210</text:p>
          </table:table-cell>
          <table:table-cell office:value-type="float" office:value="-4824" calcext:value-type="float">
            <text:p>-482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124</text:p>
          </table:table-cell>
          <table:table-cell office:value-type="float" office:value="1.32260000705719" calcext:value-type="float">
            <text:p>1.32260000705719</text:p>
          </table:table-cell>
          <table:table-cell office:value-type="float" office:value="109377" calcext:value-type="float">
            <text:p>109377</text:p>
          </table:table-cell>
          <table:table-cell office:value-type="float" office:value="21803" calcext:value-type="float">
            <text:p>21803</text:p>
          </table:table-cell>
          <table:table-cell office:value-type="float" office:value="-103520" calcext:value-type="float">
            <text:p>-103520</text:p>
          </table:table-cell>
          <table:table-cell office:value-type="float" office:value="-1391" calcext:value-type="float">
            <text:p>-13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131</text:p>
          </table:table-cell>
          <table:table-cell office:value-type="float" office:value="1.31439995765686" calcext:value-type="float">
            <text:p>1.31439995765686</text:p>
          </table:table-cell>
          <table:table-cell office:value-type="float" office:value="94349" calcext:value-type="float">
            <text:p>94349</text:p>
          </table:table-cell>
          <table:table-cell office:value-type="float" office:value="26344" calcext:value-type="float">
            <text:p>26344</text:p>
          </table:table-cell>
          <table:table-cell office:value-type="float" office:value="-91352" calcext:value-type="float">
            <text:p>-91352</text:p>
          </table:table-cell>
          <table:table-cell office:value-type="float" office:value="-2962" calcext:value-type="float">
            <text:p>-29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207</text:p>
          </table:table-cell>
          <table:table-cell office:value-type="float" office:value="1.31749999523163" calcext:value-type="float">
            <text:p>1.31749999523163</text:p>
          </table:table-cell>
          <table:table-cell office:value-type="float" office:value="85277" calcext:value-type="float">
            <text:p>85277</text:p>
          </table:table-cell>
          <table:table-cell office:value-type="float" office:value="30272" calcext:value-type="float">
            <text:p>30272</text:p>
          </table:table-cell>
          <table:table-cell office:value-type="float" office:value="-86160" calcext:value-type="float">
            <text:p>-86160</text:p>
          </table:table-cell>
          <table:table-cell office:value-type="float" office:value="-4818" calcext:value-type="float">
            <text:p>-48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214</text:p>
          </table:table-cell>
          <table:table-cell office:value-type="float" office:value="1.31519997119904" calcext:value-type="float">
            <text:p>1.31519997119904</text:p>
          </table:table-cell>
          <table:table-cell office:value-type="float" office:value="92345" calcext:value-type="float">
            <text:p>92345</text:p>
          </table:table-cell>
          <table:table-cell office:value-type="float" office:value="33473" calcext:value-type="float">
            <text:p>33473</text:p>
          </table:table-cell>
          <table:table-cell office:value-type="float" office:value="-97175" calcext:value-type="float">
            <text:p>-97175</text:p>
          </table:table-cell>
          <table:table-cell office:value-type="float" office:value="-2151" calcext:value-type="float">
            <text:p>-21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221</text:p>
          </table:table-cell>
          <table:table-cell office:value-type="float" office:value="1.34570002555847" calcext:value-type="float">
            <text:p>1.34570002555847</text:p>
          </table:table-cell>
          <table:table-cell office:value-type="float" office:value="91341" calcext:value-type="float">
            <text:p>91341</text:p>
          </table:table-cell>
          <table:table-cell office:value-type="float" office:value="33719" calcext:value-type="float">
            <text:p>33719</text:p>
          </table:table-cell>
          <table:table-cell office:value-type="float" office:value="-93573" calcext:value-type="float">
            <text:p>-93573</text:p>
          </table:table-cell>
          <table:table-cell office:value-type="float" office:value="-4112" calcext:value-type="float">
            <text:p>-41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228</text:p>
          </table:table-cell>
          <table:table-cell office:value-type="float" office:value="1.3202999830246" calcext:value-type="float">
            <text:p>1.3202999830246</text:p>
          </table:table-cell>
          <table:table-cell office:value-type="float" office:value="63753" calcext:value-type="float">
            <text:p>63753</text:p>
          </table:table-cell>
          <table:table-cell office:value-type="float" office:value="33069" calcext:value-type="float">
            <text:p>33069</text:p>
          </table:table-cell>
          <table:table-cell office:value-type="float" office:value="-69212" calcext:value-type="float">
            <text:p>-69212</text:p>
          </table:table-cell>
          <table:table-cell office:value-type="float" office:value="-5828" calcext:value-type="float">
            <text:p>-58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306</text:p>
          </table:table-cell>
          <table:table-cell office:value-type="float" office:value="1.31140005588532" calcext:value-type="float">
            <text:p>1.31140005588532</text:p>
          </table:table-cell>
          <table:table-cell office:value-type="float" office:value="72633" calcext:value-type="float">
            <text:p>72633</text:p>
          </table:table-cell>
          <table:table-cell office:value-type="float" office:value="26620" calcext:value-type="float">
            <text:p>26620</text:p>
          </table:table-cell>
          <table:table-cell office:value-type="float" office:value="-65632" calcext:value-type="float">
            <text:p>-65632</text:p>
          </table:table-cell>
          <table:table-cell office:value-type="float" office:value="-7806" calcext:value-type="float">
            <text:p>-78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313</text:p>
          </table:table-cell>
          <table:table-cell office:value-type="float" office:value="1.31749999523163" calcext:value-type="float">
            <text:p>1.31749999523163</text:p>
          </table:table-cell>
          <table:table-cell office:value-type="float" office:value="85729" calcext:value-type="float">
            <text:p>85729</text:p>
          </table:table-cell>
          <table:table-cell office:value-type="float" office:value="17262" calcext:value-type="float">
            <text:p>17262</text:p>
          </table:table-cell>
          <table:table-cell office:value-type="float" office:value="-68177" calcext:value-type="float">
            <text:p>-68177</text:p>
          </table:table-cell>
          <table:table-cell office:value-type="float" office:value="-5386" calcext:value-type="float">
            <text:p>-53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320</text:p>
          </table:table-cell>
          <table:table-cell office:value-type="float" office:value="1.32729995250702" calcext:value-type="float">
            <text:p>1.32729995250702</text:p>
          </table:table-cell>
          <table:table-cell office:value-type="float" office:value="96298" calcext:value-type="float">
            <text:p>96298</text:p>
          </table:table-cell>
          <table:table-cell office:value-type="float" office:value="15224" calcext:value-type="float">
            <text:p>15224</text:p>
          </table:table-cell>
          <table:table-cell office:value-type="float" office:value="-75339" calcext:value-type="float">
            <text:p>-75339</text:p>
          </table:table-cell>
          <table:table-cell office:value-type="float" office:value="-6582" calcext:value-type="float">
            <text:p>-65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327</text:p>
          </table:table-cell>
          <table:table-cell office:value-type="float" office:value="1.33440005779266" calcext:value-type="float">
            <text:p>1.33440005779266</text:p>
          </table:table-cell>
          <table:table-cell office:value-type="float" office:value="102875" calcext:value-type="float">
            <text:p>102875</text:p>
          </table:table-cell>
          <table:table-cell office:value-type="float" office:value="9798" calcext:value-type="float">
            <text:p>9798</text:p>
          </table:table-cell>
          <table:table-cell office:value-type="float" office:value="-81481" calcext:value-type="float">
            <text:p>-81481</text:p>
          </table:table-cell>
          <table:table-cell office:value-type="float" office:value="-7770" calcext:value-type="float">
            <text:p>-77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403</text:p>
          </table:table-cell>
          <table:table-cell office:value-type="float" office:value="1.3095999956131" calcext:value-type="float">
            <text:p>1.3095999956131</text:p>
          </table:table-cell>
          <table:table-cell office:value-type="float" office:value="95844" calcext:value-type="float">
            <text:p>95844</text:p>
          </table:table-cell>
          <table:table-cell office:value-type="float" office:value="4260" calcext:value-type="float">
            <text:p>4260</text:p>
          </table:table-cell>
          <table:table-cell office:value-type="float" office:value="-67331" calcext:value-type="float">
            <text:p>-67331</text:p>
          </table:table-cell>
          <table:table-cell office:value-type="float" office:value="-7750" calcext:value-type="float">
            <text:p>-77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410</text:p>
          </table:table-cell>
          <table:table-cell office:value-type="float" office:value="1.30770003795624" calcext:value-type="float">
            <text:p>1.30770003795624</text:p>
          </table:table-cell>
          <table:table-cell office:value-type="float" office:value="128322" calcext:value-type="float">
            <text:p>128322</text:p>
          </table:table-cell>
          <table:table-cell office:value-type="float" office:value="-4582" calcext:value-type="float">
            <text:p>-4582</text:p>
          </table:table-cell>
          <table:table-cell office:value-type="float" office:value="-81721" calcext:value-type="float">
            <text:p>-81721</text:p>
          </table:table-cell>
          <table:table-cell office:value-type="float" office:value="-5334" calcext:value-type="float">
            <text:p>-53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417</text:p>
          </table:table-cell>
          <table:table-cell office:value-type="float" office:value="1.32239997386932" calcext:value-type="float">
            <text:p>1.32239997386932</text:p>
          </table:table-cell>
          <table:table-cell office:value-type="float" office:value="154072" calcext:value-type="float">
            <text:p>154072</text:p>
          </table:table-cell>
          <table:table-cell office:value-type="float" office:value="-19080" calcext:value-type="float">
            <text:p>-19080</text:p>
          </table:table-cell>
          <table:table-cell office:value-type="float" office:value="-89488" calcext:value-type="float">
            <text:p>-89488</text:p>
          </table:table-cell>
          <table:table-cell office:value-type="float" office:value="-7806" calcext:value-type="float">
            <text:p>-78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424</text:p>
          </table:table-cell>
          <table:table-cell office:value-type="float" office:value="1.32550001144409" calcext:value-type="float">
            <text:p>1.32550001144409</text:p>
          </table:table-cell>
          <table:table-cell office:value-type="float" office:value="149529" calcext:value-type="float">
            <text:p>149529</text:p>
          </table:table-cell>
          <table:table-cell office:value-type="float" office:value="-19487" calcext:value-type="float">
            <text:p>-19487</text:p>
          </table:table-cell>
          <table:table-cell office:value-type="float" office:value="-84109" calcext:value-type="float">
            <text:p>-84109</text:p>
          </table:table-cell>
          <table:table-cell office:value-type="float" office:value="-10022" calcext:value-type="float">
            <text:p>-1002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501</text:p>
          </table:table-cell>
          <table:table-cell office:value-type="float" office:value="1.30830001831055" calcext:value-type="float">
            <text:p>1.30830001831055</text:p>
          </table:table-cell>
          <table:table-cell office:value-type="float" office:value="140500" calcext:value-type="float">
            <text:p>140500</text:p>
          </table:table-cell>
          <table:table-cell office:value-type="float" office:value="-17706" calcext:value-type="float">
            <text:p>-17706</text:p>
          </table:table-cell>
          <table:table-cell office:value-type="float" office:value="-80662" calcext:value-type="float">
            <text:p>-80662</text:p>
          </table:table-cell>
          <table:table-cell office:value-type="float" office:value="-6126" calcext:value-type="float">
            <text:p>-61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508</text:p>
          </table:table-cell>
          <table:table-cell office:value-type="float" office:value="1.29170000553131" calcext:value-type="float">
            <text:p>1.29170000553131</text:p>
          </table:table-cell>
          <table:table-cell office:value-type="float" office:value="122400" calcext:value-type="float">
            <text:p>122400</text:p>
          </table:table-cell>
          <table:table-cell office:value-type="float" office:value="-19719" calcext:value-type="float">
            <text:p>-19719</text:p>
          </table:table-cell>
          <table:table-cell office:value-type="float" office:value="-106318" calcext:value-type="float">
            <text:p>-106318</text:p>
          </table:table-cell>
          <table:table-cell office:value-type="float" office:value="42539" calcext:value-type="float">
            <text:p>4253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515</text:p>
          </table:table-cell>
          <table:table-cell office:value-type="float" office:value="1.27830004692078" calcext:value-type="float">
            <text:p>1.27830004692078</text:p>
          </table:table-cell>
          <table:table-cell office:value-type="float" office:value="144435" calcext:value-type="float">
            <text:p>144435</text:p>
          </table:table-cell>
          <table:table-cell office:value-type="float" office:value="-17820" calcext:value-type="float">
            <text:p>-17820</text:p>
          </table:table-cell>
          <table:table-cell office:value-type="float" office:value="-122601" calcext:value-type="float">
            <text:p>-122601</text:p>
          </table:table-cell>
          <table:table-cell office:value-type="float" office:value="41950" calcext:value-type="float">
            <text:p>419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522</text:p>
          </table:table-cell>
          <table:table-cell office:value-type="float" office:value="1.25170004367828" calcext:value-type="float">
            <text:p>1.25170004367828</text:p>
          </table:table-cell>
          <table:table-cell office:value-type="float" office:value="160758" calcext:value-type="float">
            <text:p>160758</text:p>
          </table:table-cell>
          <table:table-cell office:value-type="float" office:value="-14349" calcext:value-type="float">
            <text:p>-14349</text:p>
          </table:table-cell>
          <table:table-cell office:value-type="float" office:value="-147299" calcext:value-type="float">
            <text:p>-147299</text:p>
          </table:table-cell>
          <table:table-cell office:value-type="float" office:value="44226" calcext:value-type="float">
            <text:p>442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529</text:p>
          </table:table-cell>
          <table:table-cell office:value-type="float" office:value="1.24349999427795" calcext:value-type="float">
            <text:p>1.24349999427795</text:p>
          </table:table-cell>
          <table:table-cell office:value-type="float" office:value="168634" calcext:value-type="float">
            <text:p>168634</text:p>
          </table:table-cell>
          <table:table-cell office:value-type="float" office:value="-14832" calcext:value-type="float">
            <text:p>-14832</text:p>
          </table:table-cell>
          <table:table-cell office:value-type="float" office:value="-152326" calcext:value-type="float">
            <text:p>-152326</text:p>
          </table:table-cell>
          <table:table-cell office:value-type="float" office:value="42007" calcext:value-type="float">
            <text:p>420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605</text:p>
          </table:table-cell>
          <table:table-cell office:value-type="float" office:value="1.25170004367828" calcext:value-type="float">
            <text:p>1.25170004367828</text:p>
          </table:table-cell>
          <table:table-cell office:value-type="float" office:value="176722" calcext:value-type="float">
            <text:p>176722</text:p>
          </table:table-cell>
          <table:table-cell office:value-type="float" office:value="-11865" calcext:value-type="float">
            <text:p>-11865</text:p>
          </table:table-cell>
          <table:table-cell office:value-type="float" office:value="-160137" calcext:value-type="float">
            <text:p>-160137</text:p>
          </table:table-cell>
          <table:table-cell office:value-type="float" office:value="39946" calcext:value-type="float">
            <text:p>399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612</text:p>
          </table:table-cell>
          <table:table-cell office:value-type="float" office:value="1.26380002498627" calcext:value-type="float">
            <text:p>1.26380002498627</text:p>
          </table:table-cell>
          <table:table-cell office:value-type="float" office:value="150713" calcext:value-type="float">
            <text:p>150713</text:p>
          </table:table-cell>
          <table:table-cell office:value-type="float" office:value="-9855" calcext:value-type="float">
            <text:p>-9855</text:p>
          </table:table-cell>
          <table:table-cell office:value-type="float" office:value="-140411" calcext:value-type="float">
            <text:p>-140411</text:p>
          </table:table-cell>
          <table:table-cell office:value-type="float" office:value="38798" calcext:value-type="float">
            <text:p>38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619</text:p>
          </table:table-cell>
          <table:table-cell office:value-type="float" office:value="1.25699996948242" calcext:value-type="float">
            <text:p>1.25699996948242</text:p>
          </table:table-cell>
          <table:table-cell office:value-type="float" office:value="97449" calcext:value-type="float">
            <text:p>97449</text:p>
          </table:table-cell>
          <table:table-cell office:value-type="float" office:value="410" calcext:value-type="float">
            <text:p>410</text:p>
          </table:table-cell>
          <table:table-cell office:value-type="float" office:value="-115777" calcext:value-type="float">
            <text:p>-115777</text:p>
          </table:table-cell>
          <table:table-cell office:value-type="float" office:value="53081" calcext:value-type="float">
            <text:p>530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626</text:p>
          </table:table-cell>
          <table:table-cell office:value-type="float" office:value="1.26600003242493" calcext:value-type="float">
            <text:p>1.26600003242493</text:p>
          </table:table-cell>
          <table:table-cell office:value-type="float" office:value="99211" calcext:value-type="float">
            <text:p>99211</text:p>
          </table:table-cell>
          <table:table-cell office:value-type="float" office:value="11925" calcext:value-type="float">
            <text:p>11925</text:p>
          </table:table-cell>
          <table:table-cell office:value-type="float" office:value="-124670" calcext:value-type="float">
            <text:p>-124670</text:p>
          </table:table-cell>
          <table:table-cell office:value-type="float" office:value="51074" calcext:value-type="float">
            <text:p>510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703</text:p>
          </table:table-cell>
          <table:table-cell office:value-type="float" office:value="1.22880005836487" calcext:value-type="float">
            <text:p>1.22880005836487</text:p>
          </table:table-cell>
          <table:table-cell office:value-type="float" office:value="76672" calcext:value-type="float">
            <text:p>76672</text:p>
          </table:table-cell>
          <table:table-cell office:value-type="float" office:value="12373" calcext:value-type="float">
            <text:p>12373</text:p>
          </table:table-cell>
          <table:table-cell office:value-type="float" office:value="-100606" calcext:value-type="float">
            <text:p>-100606</text:p>
          </table:table-cell>
          <table:table-cell office:value-type="float" office:value="46755" calcext:value-type="float">
            <text:p>467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710</text:p>
          </table:table-cell>
          <table:table-cell office:value-type="float" office:value="1.22520005702972" calcext:value-type="float">
            <text:p>1.22520005702972</text:p>
          </table:table-cell>
          <table:table-cell office:value-type="float" office:value="103485" calcext:value-type="float">
            <text:p>103485</text:p>
          </table:table-cell>
          <table:table-cell office:value-type="float" office:value="1891" calcext:value-type="float">
            <text:p>1891</text:p>
          </table:table-cell>
          <table:table-cell office:value-type="float" office:value="-120204" calcext:value-type="float">
            <text:p>-120204</text:p>
          </table:table-cell>
          <table:table-cell office:value-type="float" office:value="51587" calcext:value-type="float">
            <text:p>515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717</text:p>
          </table:table-cell>
          <table:table-cell office:value-type="float" office:value="1.21570003032684" calcext:value-type="float">
            <text:p>1.21570003032684</text:p>
          </table:table-cell>
          <table:table-cell office:value-type="float" office:value="110409" calcext:value-type="float">
            <text:p>110409</text:p>
          </table:table-cell>
          <table:table-cell office:value-type="float" office:value="-6287" calcext:value-type="float">
            <text:p>-6287</text:p>
          </table:table-cell>
          <table:table-cell office:value-type="float" office:value="-118495" calcext:value-type="float">
            <text:p>-118495</text:p>
          </table:table-cell>
          <table:table-cell office:value-type="float" office:value="50330" calcext:value-type="float">
            <text:p>503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724</text:p>
          </table:table-cell>
          <table:table-cell office:value-type="float" office:value="1.23189997673035" calcext:value-type="float">
            <text:p>1.23189997673035</text:p>
          </table:table-cell>
          <table:table-cell office:value-type="float" office:value="101659" calcext:value-type="float">
            <text:p>101659</text:p>
          </table:table-cell>
          <table:table-cell office:value-type="float" office:value="-9016" calcext:value-type="float">
            <text:p>-9016</text:p>
          </table:table-cell>
          <table:table-cell office:value-type="float" office:value="-108483" calcext:value-type="float">
            <text:p>-108483</text:p>
          </table:table-cell>
          <table:table-cell office:value-type="float" office:value="52554" calcext:value-type="float">
            <text:p>525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731</text:p>
          </table:table-cell>
          <table:table-cell office:value-type="float" office:value="1.23870003223419" calcext:value-type="float">
            <text:p>1.23870003223419</text:p>
          </table:table-cell>
          <table:table-cell office:value-type="float" office:value="82701" calcext:value-type="float">
            <text:p>82701</text:p>
          </table:table-cell>
          <table:table-cell office:value-type="float" office:value="-6520" calcext:value-type="float">
            <text:p>-6520</text:p>
          </table:table-cell>
          <table:table-cell office:value-type="float" office:value="-92960" calcext:value-type="float">
            <text:p>-92960</text:p>
          </table:table-cell>
          <table:table-cell office:value-type="float" office:value="50497" calcext:value-type="float">
            <text:p>504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807</text:p>
          </table:table-cell>
          <table:table-cell office:value-type="float" office:value="1.22899997234344" calcext:value-type="float">
            <text:p>1.22899997234344</text:p>
          </table:table-cell>
          <table:table-cell office:value-type="float" office:value="73799" calcext:value-type="float">
            <text:p>73799</text:p>
          </table:table-cell>
          <table:table-cell office:value-type="float" office:value="-6689" calcext:value-type="float">
            <text:p>-6689</text:p>
          </table:table-cell>
          <table:table-cell office:value-type="float" office:value="-83719" calcext:value-type="float">
            <text:p>-83719</text:p>
          </table:table-cell>
          <table:table-cell office:value-type="float" office:value="48792" calcext:value-type="float">
            <text:p>487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814</text:p>
          </table:table-cell>
          <table:table-cell office:value-type="float" office:value="1.23339998722076" calcext:value-type="float">
            <text:p>1.23339998722076</text:p>
          </table:table-cell>
          <table:table-cell office:value-type="float" office:value="79268" calcext:value-type="float">
            <text:p>79268</text:p>
          </table:table-cell>
          <table:table-cell office:value-type="float" office:value="-7964" calcext:value-type="float">
            <text:p>-7964</text:p>
          </table:table-cell>
          <table:table-cell office:value-type="float" office:value="-90844" calcext:value-type="float">
            <text:p>-90844</text:p>
          </table:table-cell>
          <table:table-cell office:value-type="float" office:value="49615" calcext:value-type="float">
            <text:p>496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821</text:p>
          </table:table-cell>
          <table:table-cell office:value-type="float" office:value="1.25129997730255" calcext:value-type="float">
            <text:p>1.25129997730255</text:p>
          </table:table-cell>
          <table:table-cell office:value-type="float" office:value="61503" calcext:value-type="float">
            <text:p>61503</text:p>
          </table:table-cell>
          <table:table-cell office:value-type="float" office:value="-6802" calcext:value-type="float">
            <text:p>-6802</text:p>
          </table:table-cell>
          <table:table-cell office:value-type="float" office:value="-80729" calcext:value-type="float">
            <text:p>-80729</text:p>
          </table:table-cell>
          <table:table-cell office:value-type="float" office:value="49539" calcext:value-type="float">
            <text:p>4953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828</text:p>
          </table:table-cell>
          <table:table-cell office:value-type="float" office:value="1.25769996643066" calcext:value-type="float">
            <text:p>1.25769996643066</text:p>
          </table:table-cell>
          <table:table-cell office:value-type="float" office:value="43672" calcext:value-type="float">
            <text:p>43672</text:p>
          </table:table-cell>
          <table:table-cell office:value-type="float" office:value="-8294" calcext:value-type="float">
            <text:p>-8294</text:p>
          </table:table-cell>
          <table:table-cell office:value-type="float" office:value="-57489" calcext:value-type="float">
            <text:p>-57489</text:p>
          </table:table-cell>
          <table:table-cell office:value-type="float" office:value="48183" calcext:value-type="float">
            <text:p>481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904</text:p>
          </table:table-cell>
          <table:table-cell office:value-type="float" office:value="1.28159999847412" calcext:value-type="float">
            <text:p>1.28159999847412</text:p>
          </table:table-cell>
          <table:table-cell office:value-type="float" office:value="41595" calcext:value-type="float">
            <text:p>41595</text:p>
          </table:table-cell>
          <table:table-cell office:value-type="float" office:value="-10838" calcext:value-type="float">
            <text:p>-10838</text:p>
          </table:table-cell>
          <table:table-cell office:value-type="float" office:value="-56896" calcext:value-type="float">
            <text:p>-56896</text:p>
          </table:table-cell>
          <table:table-cell office:value-type="float" office:value="48621" calcext:value-type="float">
            <text:p>486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911</text:p>
          </table:table-cell>
          <table:table-cell office:value-type="float" office:value="1.31270003318787" calcext:value-type="float">
            <text:p>1.31270003318787</text:p>
          </table:table-cell>
          <table:table-cell office:value-type="float" office:value="27742" calcext:value-type="float">
            <text:p>27742</text:p>
          </table:table-cell>
          <table:table-cell office:value-type="float" office:value="-2891" calcext:value-type="float">
            <text:p>-2891</text:p>
          </table:table-cell>
          <table:table-cell office:value-type="float" office:value="-54218" calcext:value-type="float">
            <text:p>-54218</text:p>
          </table:table-cell>
          <table:table-cell office:value-type="float" office:value="48792" calcext:value-type="float">
            <text:p>487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918</text:p>
          </table:table-cell>
          <table:table-cell office:value-type="float" office:value="1.29799997806549" calcext:value-type="float">
            <text:p>1.29799997806549</text:p>
          </table:table-cell>
          <table:table-cell office:value-type="float" office:value="68467" calcext:value-type="float">
            <text:p>68467</text:p>
          </table:table-cell>
          <table:table-cell office:value-type="float" office:value="5752" calcext:value-type="float">
            <text:p>5752</text:p>
          </table:table-cell>
          <table:table-cell office:value-type="float" office:value="-70627" calcext:value-type="float">
            <text:p>-70627</text:p>
          </table:table-cell>
          <table:table-cell office:value-type="float" office:value="9991" calcext:value-type="float">
            <text:p>99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0925</text:p>
          </table:table-cell>
          <table:table-cell office:value-type="float" office:value="1.28579998016357" calcext:value-type="float">
            <text:p>1.28579998016357</text:p>
          </table:table-cell>
          <table:table-cell office:value-type="float" office:value="39875" calcext:value-type="float">
            <text:p>39875</text:p>
          </table:table-cell>
          <table:table-cell office:value-type="float" office:value="9938" calcext:value-type="float">
            <text:p>9938</text:p>
          </table:table-cell>
          <table:table-cell office:value-type="float" office:value="-53483" calcext:value-type="float">
            <text:p>-53483</text:p>
          </table:table-cell>
          <table:table-cell office:value-type="float" office:value="13156" calcext:value-type="float">
            <text:p>131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002</text:p>
          </table:table-cell>
          <table:table-cell office:value-type="float" office:value="1.30340003967285" calcext:value-type="float">
            <text:p>1.30340003967285</text:p>
          </table:table-cell>
          <table:table-cell office:value-type="float" office:value="35865" calcext:value-type="float">
            <text:p>35865</text:p>
          </table:table-cell>
          <table:table-cell office:value-type="float" office:value="12410" calcext:value-type="float">
            <text:p>12410</text:p>
          </table:table-cell>
          <table:table-cell office:value-type="float" office:value="-54614" calcext:value-type="float">
            <text:p>-54614</text:p>
          </table:table-cell>
          <table:table-cell office:value-type="float" office:value="15704" calcext:value-type="float">
            <text:p>157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009</text:p>
          </table:table-cell>
          <table:table-cell office:value-type="float" office:value="1.29499995708466" calcext:value-type="float">
            <text:p>1.29499995708466</text:p>
          </table:table-cell>
          <table:table-cell office:value-type="float" office:value="48033" calcext:value-type="float">
            <text:p>48033</text:p>
          </table:table-cell>
          <table:table-cell office:value-type="float" office:value="12731" calcext:value-type="float">
            <text:p>12731</text:p>
          </table:table-cell>
          <table:table-cell office:value-type="float" office:value="-73594" calcext:value-type="float">
            <text:p>-73594</text:p>
          </table:table-cell>
          <table:table-cell office:value-type="float" office:value="22658" calcext:value-type="float">
            <text:p>226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016</text:p>
          </table:table-cell>
          <table:table-cell office:value-type="float" office:value="1.30219995975494" calcext:value-type="float">
            <text:p>1.30219995975494</text:p>
          </table:table-cell>
          <table:table-cell office:value-type="float" office:value="34475" calcext:value-type="float">
            <text:p>34475</text:p>
          </table:table-cell>
          <table:table-cell office:value-type="float" office:value="14987" calcext:value-type="float">
            <text:p>14987</text:p>
          </table:table-cell>
          <table:table-cell office:value-type="float" office:value="-57371" calcext:value-type="float">
            <text:p>-57371</text:p>
          </table:table-cell>
          <table:table-cell office:value-type="float" office:value="21870" calcext:value-type="float">
            <text:p>218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023</text:p>
          </table:table-cell>
          <table:table-cell office:value-type="float" office:value="1.29419994354248" calcext:value-type="float">
            <text:p>1.29419994354248</text:p>
          </table:table-cell>
          <table:table-cell office:value-type="float" office:value="34702" calcext:value-type="float">
            <text:p>34702</text:p>
          </table:table-cell>
          <table:table-cell office:value-type="float" office:value="18482" calcext:value-type="float">
            <text:p>18482</text:p>
          </table:table-cell>
          <table:table-cell office:value-type="float" office:value="-58818" calcext:value-type="float">
            <text:p>-58818</text:p>
          </table:table-cell>
          <table:table-cell office:value-type="float" office:value="19980" calcext:value-type="float">
            <text:p>1998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030</text:p>
          </table:table-cell>
          <table:table-cell office:value-type="float" office:value="1.28369998931885" calcext:value-type="float">
            <text:p>1.28369998931885</text:p>
          </table:table-cell>
          <table:table-cell office:value-type="float" office:value="40360" calcext:value-type="float">
            <text:p>40360</text:p>
          </table:table-cell>
          <table:table-cell office:value-type="float" office:value="16981" calcext:value-type="float">
            <text:p>16981</text:p>
          </table:table-cell>
          <table:table-cell office:value-type="float" office:value="-59818" calcext:value-type="float">
            <text:p>-59818</text:p>
          </table:table-cell>
          <table:table-cell office:value-type="float" office:value="19419" calcext:value-type="float">
            <text:p>1941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106</text:p>
          </table:table-cell>
          <table:table-cell office:value-type="float" office:value="1.27090001106262" calcext:value-type="float">
            <text:p>1.27090001106262</text:p>
          </table:table-cell>
          <table:table-cell office:value-type="float" office:value="53508" calcext:value-type="float">
            <text:p>53508</text:p>
          </table:table-cell>
          <table:table-cell office:value-type="float" office:value="11277" calcext:value-type="float">
            <text:p>11277</text:p>
          </table:table-cell>
          <table:table-cell office:value-type="float" office:value="-62656" calcext:value-type="float">
            <text:p>-62656</text:p>
          </table:table-cell>
          <table:table-cell office:value-type="float" office:value="19057" calcext:value-type="float">
            <text:p>190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113</text:p>
          </table:table-cell>
          <table:table-cell office:value-type="float" office:value="1.27439999580383" calcext:value-type="float">
            <text:p>1.27439999580383</text:p>
          </table:table-cell>
          <table:table-cell office:value-type="float" office:value="67060" calcext:value-type="float">
            <text:p>67060</text:p>
          </table:table-cell>
          <table:table-cell office:value-type="float" office:value="7761" calcext:value-type="float">
            <text:p>7761</text:p>
          </table:table-cell>
          <table:table-cell office:value-type="float" office:value="-75378" calcext:value-type="float">
            <text:p>-75378</text:p>
          </table:table-cell>
          <table:table-cell office:value-type="float" office:value="18907" calcext:value-type="float">
            <text:p>189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120</text:p>
          </table:table-cell>
          <table:table-cell office:value-type="float" office:value="1.29760003089905" calcext:value-type="float">
            <text:p>1.29760003089905</text:p>
          </table:table-cell>
          <table:table-cell office:value-type="float" office:value="76068" calcext:value-type="float">
            <text:p>76068</text:p>
          </table:table-cell>
          <table:table-cell office:value-type="float" office:value="6512" calcext:value-type="float">
            <text:p>6512</text:p>
          </table:table-cell>
          <table:table-cell office:value-type="float" office:value="-81127" calcext:value-type="float">
            <text:p>-81127</text:p>
          </table:table-cell>
          <table:table-cell office:value-type="float" office:value="17112" calcext:value-type="float">
            <text:p>171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127</text:p>
          </table:table-cell>
          <table:table-cell office:value-type="float" office:value="1.2985999584198" calcext:value-type="float">
            <text:p>1.2985999584198</text:p>
          </table:table-cell>
          <table:table-cell office:value-type="float" office:value="57912" calcext:value-type="float">
            <text:p>57912</text:p>
          </table:table-cell>
          <table:table-cell office:value-type="float" office:value="3815" calcext:value-type="float">
            <text:p>3815</text:p>
          </table:table-cell>
          <table:table-cell office:value-type="float" office:value="-61367" calcext:value-type="float">
            <text:p>-61367</text:p>
          </table:table-cell>
          <table:table-cell office:value-type="float" office:value="12479" calcext:value-type="float">
            <text:p>1247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204</text:p>
          </table:table-cell>
          <table:table-cell office:value-type="float" office:value="1.29270005226135" calcext:value-type="float">
            <text:p>1.29270005226135</text:p>
          </table:table-cell>
          <table:table-cell office:value-type="float" office:value="23223" calcext:value-type="float">
            <text:p>23223</text:p>
          </table:table-cell>
          <table:table-cell office:value-type="float" office:value="7062" calcext:value-type="float">
            <text:p>7062</text:p>
          </table:table-cell>
          <table:table-cell office:value-type="float" office:value="-36878" calcext:value-type="float">
            <text:p>-36878</text:p>
          </table:table-cell>
          <table:table-cell office:value-type="float" office:value="13482" calcext:value-type="float">
            <text:p>134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211</text:p>
          </table:table-cell>
          <table:table-cell office:value-type="float" office:value="1.31630003452301" calcext:value-type="float">
            <text:p>1.31630003452301</text:p>
          </table:table-cell>
          <table:table-cell office:value-type="float" office:value="10486" calcext:value-type="float">
            <text:p>10486</text:p>
          </table:table-cell>
          <table:table-cell office:value-type="float" office:value="3026" calcext:value-type="float">
            <text:p>3026</text:p>
          </table:table-cell>
          <table:table-cell office:value-type="float" office:value="-29846" calcext:value-type="float">
            <text:p>-29846</text:p>
          </table:table-cell>
          <table:table-cell office:value-type="float" office:value="19309" calcext:value-type="float">
            <text:p>193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218</text:p>
          </table:table-cell>
          <table:table-cell office:value-type="float" office:value="1.31879997253418" calcext:value-type="float">
            <text:p>1.31879997253418</text:p>
          </table:table-cell>
          <table:table-cell office:value-type="float" office:value="-5422" calcext:value-type="float">
            <text:p>-5422</text:p>
          </table:table-cell>
          <table:table-cell office:value-type="float" office:value="5022" calcext:value-type="float">
            <text:p>5022</text:p>
          </table:table-cell>
          <table:table-cell office:value-type="float" office:value="-4303" calcext:value-type="float">
            <text:p>-4303</text:p>
          </table:table-cell>
          <table:table-cell office:value-type="float" office:value="2718" calcext:value-type="float">
            <text:p>27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224</text:p>
          </table:table-cell>
          <table:table-cell office:value-type="float" office:value="1.32159996032715" calcext:value-type="float">
            <text:p>1.32159996032715</text:p>
          </table:table-cell>
          <table:table-cell office:value-type="float" office:value="-17875" calcext:value-type="float">
            <text:p>-17875</text:p>
          </table:table-cell>
          <table:table-cell office:value-type="float" office:value="4452" calcext:value-type="float">
            <text:p>4452</text:p>
          </table:table-cell>
          <table:table-cell office:value-type="float" office:value="1700" calcext:value-type="float">
            <text:p>1700</text:p>
          </table:table-cell>
          <table:table-cell office:value-type="float" office:value="5104" calcext:value-type="float">
            <text:p>51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21231</text:p>
          </table:table-cell>
          <table:table-cell office:value-type="float" office:value="1.30690002441406" calcext:value-type="float">
            <text:p>1.30690002441406</text:p>
          </table:table-cell>
          <table:table-cell office:value-type="float" office:value="-23893" calcext:value-type="float">
            <text:p>-23893</text:p>
          </table:table-cell>
          <table:table-cell office:value-type="float" office:value="4696" calcext:value-type="float">
            <text:p>4696</text:p>
          </table:table-cell>
          <table:table-cell office:value-type="float" office:value="8875" calcext:value-type="float">
            <text:p>8875</text:p>
          </table:table-cell>
          <table:table-cell office:value-type="float" office:value="4858" calcext:value-type="float">
            <text:p>48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108</text:p>
          </table:table-cell>
          <table:table-cell office:value-type="float" office:value="1.33440005779266" calcext:value-type="float">
            <text:p>1.33440005779266</text:p>
          </table:table-cell>
          <table:table-cell office:value-type="float" office:value="-3967" calcext:value-type="float">
            <text:p>-3967</text:p>
          </table:table-cell>
          <table:table-cell office:value-type="float" office:value="9120" calcext:value-type="float">
            <text:p>9120</text:p>
          </table:table-cell>
          <table:table-cell office:value-type="float" office:value="-8427" calcext:value-type="float">
            <text:p>-8427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115</text:p>
          </table:table-cell>
          <table:table-cell office:value-type="float" office:value="1.3319000005722" calcext:value-type="float">
            <text:p>1.3319000005722</text:p>
          </table:table-cell>
          <table:table-cell office:value-type="float" office:value="-24086" calcext:value-type="float">
            <text:p>-24086</text:p>
          </table:table-cell>
          <table:table-cell office:value-type="float" office:value="9154" calcext:value-type="float">
            <text:p>9154</text:p>
          </table:table-cell>
          <table:table-cell office:value-type="float" office:value="3820" calcext:value-type="float">
            <text:p>3820</text:p>
          </table:table-cell>
          <table:table-cell office:value-type="float" office:value="3362" calcext:value-type="float">
            <text:p>33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122</text:p>
          </table:table-cell>
          <table:table-cell office:value-type="float" office:value="1.34619998931885" calcext:value-type="float">
            <text:p>1.34619998931885</text:p>
          </table:table-cell>
          <table:table-cell office:value-type="float" office:value="-41528" calcext:value-type="float">
            <text:p>-41528</text:p>
          </table:table-cell>
          <table:table-cell office:value-type="float" office:value="14232" calcext:value-type="float">
            <text:p>14232</text:p>
          </table:table-cell>
          <table:table-cell office:value-type="float" office:value="14252" calcext:value-type="float">
            <text:p>14252</text:p>
          </table:table-cell>
          <table:table-cell office:value-type="float" office:value="6777" calcext:value-type="float">
            <text:p>67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129</text:p>
          </table:table-cell>
          <table:table-cell office:value-type="float" office:value="1.3639999628067" calcext:value-type="float">
            <text:p>1.3639999628067</text:p>
          </table:table-cell>
          <table:table-cell office:value-type="float" office:value="-51616" calcext:value-type="float">
            <text:p>-51616</text:p>
          </table:table-cell>
          <table:table-cell office:value-type="float" office:value="19166" calcext:value-type="float">
            <text:p>19166</text:p>
          </table:table-cell>
          <table:table-cell office:value-type="float" office:value="17395" calcext:value-type="float">
            <text:p>17395</text:p>
          </table:table-cell>
          <table:table-cell office:value-type="float" office:value="7084" calcext:value-type="float">
            <text:p>70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205</text:p>
          </table:table-cell>
          <table:table-cell office:value-type="float" office:value="1.33650004863739" calcext:value-type="float">
            <text:p>1.33650004863739</text:p>
          </table:table-cell>
          <table:table-cell office:value-type="float" office:value="-65205" calcext:value-type="float">
            <text:p>-65205</text:p>
          </table:table-cell>
          <table:table-cell office:value-type="float" office:value="22275" calcext:value-type="float">
            <text:p>22275</text:p>
          </table:table-cell>
          <table:table-cell office:value-type="float" office:value="32973" calcext:value-type="float">
            <text:p>32973</text:p>
          </table:table-cell>
          <table:table-cell office:value-type="float" office:value="5199" calcext:value-type="float">
            <text:p>51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212</text:p>
          </table:table-cell>
          <table:table-cell office:value-type="float" office:value="1.33630001544952" calcext:value-type="float">
            <text:p>1.33630001544952</text:p>
          </table:table-cell>
          <table:table-cell office:value-type="float" office:value="-55724" calcext:value-type="float">
            <text:p>-55724</text:p>
          </table:table-cell>
          <table:table-cell office:value-type="float" office:value="19299" calcext:value-type="float">
            <text:p>19299</text:p>
          </table:table-cell>
          <table:table-cell office:value-type="float" office:value="21445" calcext:value-type="float">
            <text:p>21445</text:p>
          </table:table-cell>
          <table:table-cell office:value-type="float" office:value="5932" calcext:value-type="float">
            <text:p>59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219</text:p>
          </table:table-cell>
          <table:table-cell office:value-type="float" office:value="1.31900000572205" calcext:value-type="float">
            <text:p>1.31900000572205</text:p>
          </table:table-cell>
          <table:table-cell office:value-type="float" office:value="-47412" calcext:value-type="float">
            <text:p>-47412</text:p>
          </table:table-cell>
          <table:table-cell office:value-type="float" office:value="19259" calcext:value-type="float">
            <text:p>19259</text:p>
          </table:table-cell>
          <table:table-cell office:value-type="float" office:value="15717" calcext:value-type="float">
            <text:p>15717</text:p>
          </table:table-cell>
          <table:table-cell office:value-type="float" office:value="5241" calcext:value-type="float">
            <text:p>52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226</text:p>
          </table:table-cell>
          <table:table-cell office:value-type="float" office:value="1.30219995975494" calcext:value-type="float">
            <text:p>1.30219995975494</text:p>
          </table:table-cell>
          <table:table-cell office:value-type="float" office:value="-16841" calcext:value-type="float">
            <text:p>-16841</text:p>
          </table:table-cell>
          <table:table-cell office:value-type="float" office:value="10572" calcext:value-type="float">
            <text:p>10572</text:p>
          </table:table-cell>
          <table:table-cell office:value-type="float" office:value="-2140" calcext:value-type="float">
            <text:p>-2140</text:p>
          </table:table-cell>
          <table:table-cell office:value-type="float" office:value="7046" calcext:value-type="float">
            <text:p>70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305</text:p>
          </table:table-cell>
          <table:table-cell office:value-type="float" office:value="1.30060005187988" calcext:value-type="float">
            <text:p>1.30060005187988</text:p>
          </table:table-cell>
          <table:table-cell office:value-type="float" office:value="22158" calcext:value-type="float">
            <text:p>22158</text:p>
          </table:table-cell>
          <table:table-cell office:value-type="float" office:value="6010" calcext:value-type="float">
            <text:p>6010</text:p>
          </table:table-cell>
          <table:table-cell office:value-type="float" office:value="-25667" calcext:value-type="float">
            <text:p>-25667</text:p>
          </table:table-cell>
          <table:table-cell office:value-type="float" office:value="9999" calcext:value-type="float">
            <text:p>99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312</text:p>
          </table:table-cell>
          <table:table-cell office:value-type="float" office:value="1.3076000213623" calcext:value-type="float">
            <text:p>1.3076000213623</text:p>
          </table:table-cell>
          <table:table-cell office:value-type="float" office:value="23057" calcext:value-type="float">
            <text:p>23057</text:p>
          </table:table-cell>
          <table:table-cell office:value-type="float" office:value="6834" calcext:value-type="float">
            <text:p>6834</text:p>
          </table:table-cell>
          <table:table-cell office:value-type="float" office:value="-24246" calcext:value-type="float">
            <text:p>-24246</text:p>
          </table:table-cell>
          <table:table-cell office:value-type="float" office:value="5488" calcext:value-type="float">
            <text:p>54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319</text:p>
          </table:table-cell>
          <table:table-cell office:value-type="float" office:value="1.29879999160767" calcext:value-type="float">
            <text:p>1.29879999160767</text:p>
          </table:table-cell>
          <table:table-cell office:value-type="float" office:value="43668" calcext:value-type="float">
            <text:p>43668</text:p>
          </table:table-cell>
          <table:table-cell office:value-type="float" office:value="-2834" calcext:value-type="float">
            <text:p>-2834</text:p>
          </table:table-cell>
          <table:table-cell office:value-type="float" office:value="-36676" calcext:value-type="float">
            <text:p>-36676</text:p>
          </table:table-cell>
          <table:table-cell office:value-type="float" office:value="9120" calcext:value-type="float">
            <text:p>91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326</text:p>
          </table:table-cell>
          <table:table-cell office:value-type="float" office:value="1.28199994564056" calcext:value-type="float">
            <text:p>1.28199994564056</text:p>
          </table:table-cell>
          <table:table-cell office:value-type="float" office:value="55028" calcext:value-type="float">
            <text:p>55028</text:p>
          </table:table-cell>
          <table:table-cell office:value-type="float" office:value="-9707" calcext:value-type="float">
            <text:p>-9707</text:p>
          </table:table-cell>
          <table:table-cell office:value-type="float" office:value="-43807" calcext:value-type="float">
            <text:p>-43807</text:p>
          </table:table-cell>
          <table:table-cell office:value-type="float" office:value="11874" calcext:value-type="float">
            <text:p>118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402</text:p>
          </table:table-cell>
          <table:table-cell office:value-type="float" office:value="1.29900002479553" calcext:value-type="float">
            <text:p>1.29900002479553</text:p>
          </table:table-cell>
          <table:table-cell office:value-type="float" office:value="80882" calcext:value-type="float">
            <text:p>80882</text:p>
          </table:table-cell>
          <table:table-cell office:value-type="float" office:value="-18736" calcext:value-type="float">
            <text:p>-18736</text:p>
          </table:table-cell>
          <table:table-cell office:value-type="float" office:value="-54743" calcext:value-type="float">
            <text:p>-54743</text:p>
          </table:table-cell>
          <table:table-cell office:value-type="float" office:value="11115" calcext:value-type="float">
            <text:p>111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409</text:p>
          </table:table-cell>
          <table:table-cell office:value-type="float" office:value="1.31120002269745" calcext:value-type="float">
            <text:p>1.31120002269745</text:p>
          </table:table-cell>
          <table:table-cell office:value-type="float" office:value="72530" calcext:value-type="float">
            <text:p>72530</text:p>
          </table:table-cell>
          <table:table-cell office:value-type="float" office:value="-20672" calcext:value-type="float">
            <text:p>-20672</text:p>
          </table:table-cell>
          <table:table-cell office:value-type="float" office:value="-49961" calcext:value-type="float">
            <text:p>-49961</text:p>
          </table:table-cell>
          <table:table-cell office:value-type="float" office:value="16451" calcext:value-type="float">
            <text:p>164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416</text:p>
          </table:table-cell>
          <table:table-cell office:value-type="float" office:value="1.30519998073578" calcext:value-type="float">
            <text:p>1.30519998073578</text:p>
          </table:table-cell>
          <table:table-cell office:value-type="float" office:value="48857" calcext:value-type="float">
            <text:p>48857</text:p>
          </table:table-cell>
          <table:table-cell office:value-type="float" office:value="-21575" calcext:value-type="float">
            <text:p>-21575</text:p>
          </table:table-cell>
          <table:table-cell office:value-type="float" office:value="-26487" calcext:value-type="float">
            <text:p>-26487</text:p>
          </table:table-cell>
          <table:table-cell office:value-type="float" office:value="13955" calcext:value-type="float">
            <text:p>139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423</text:p>
          </table:table-cell>
          <table:table-cell office:value-type="float" office:value="1.30280005931854" calcext:value-type="float">
            <text:p>1.30280005931854</text:p>
          </table:table-cell>
          <table:table-cell office:value-type="float" office:value="50764" calcext:value-type="float">
            <text:p>50764</text:p>
          </table:table-cell>
          <table:table-cell office:value-type="float" office:value="-21308" calcext:value-type="float">
            <text:p>-21308</text:p>
          </table:table-cell>
          <table:table-cell office:value-type="float" office:value="-29296" calcext:value-type="float">
            <text:p>-29296</text:p>
          </table:table-cell>
          <table:table-cell office:value-type="float" office:value="15198" calcext:value-type="float">
            <text:p>151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430</text:p>
          </table:table-cell>
          <table:table-cell office:value-type="float" office:value="1.31149995326996" calcext:value-type="float">
            <text:p>1.31149995326996</text:p>
          </table:table-cell>
          <table:table-cell office:value-type="float" office:value="35802" calcext:value-type="float">
            <text:p>35802</text:p>
          </table:table-cell>
          <table:table-cell office:value-type="float" office:value="-18054" calcext:value-type="float">
            <text:p>-18054</text:p>
          </table:table-cell>
          <table:table-cell office:value-type="float" office:value="-25943" calcext:value-type="float">
            <text:p>-25943</text:p>
          </table:table-cell>
          <table:table-cell office:value-type="float" office:value="14217" calcext:value-type="float">
            <text:p>142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507</text:p>
          </table:table-cell>
          <table:table-cell office:value-type="float" office:value="1.29929995536804" calcext:value-type="float">
            <text:p>1.29929995536804</text:p>
          </table:table-cell>
          <table:table-cell office:value-type="float" office:value="32380" calcext:value-type="float">
            <text:p>32380</text:p>
          </table:table-cell>
          <table:table-cell office:value-type="float" office:value="-16574" calcext:value-type="float">
            <text:p>-16574</text:p>
          </table:table-cell>
          <table:table-cell office:value-type="float" office:value="-26396" calcext:value-type="float">
            <text:p>-26396</text:p>
          </table:table-cell>
          <table:table-cell office:value-type="float" office:value="23173" calcext:value-type="float">
            <text:p>231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514</text:p>
          </table:table-cell>
          <table:table-cell office:value-type="float" office:value="1.28390002250671" calcext:value-type="float">
            <text:p>1.28390002250671</text:p>
          </table:table-cell>
          <table:table-cell office:value-type="float" office:value="53149" calcext:value-type="float">
            <text:p>53149</text:p>
          </table:table-cell>
          <table:table-cell office:value-type="float" office:value="-20218" calcext:value-type="float">
            <text:p>-20218</text:p>
          </table:table-cell>
          <table:table-cell office:value-type="float" office:value="-36776" calcext:value-type="float">
            <text:p>-36776</text:p>
          </table:table-cell>
          <table:table-cell office:value-type="float" office:value="23770" calcext:value-type="float">
            <text:p>237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521</text:p>
          </table:table-cell>
          <table:table-cell office:value-type="float" office:value="1.29320001602173" calcext:value-type="float">
            <text:p>1.29320001602173</text:p>
          </table:table-cell>
          <table:table-cell office:value-type="float" office:value="77840" calcext:value-type="float">
            <text:p>77840</text:p>
          </table:table-cell>
          <table:table-cell office:value-type="float" office:value="-12073" calcext:value-type="float">
            <text:p>-12073</text:p>
          </table:table-cell>
          <table:table-cell office:value-type="float" office:value="-68776" calcext:value-type="float">
            <text:p>-68776</text:p>
          </table:table-cell>
          <table:table-cell office:value-type="float" office:value="30206" calcext:value-type="float">
            <text:p>302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528</text:p>
          </table:table-cell>
          <table:table-cell office:value-type="float" office:value="1.29990005493164" calcext:value-type="float">
            <text:p>1.29990005493164</text:p>
          </table:table-cell>
          <table:table-cell office:value-type="float" office:value="80937" calcext:value-type="float">
            <text:p>80937</text:p>
          </table:table-cell>
          <table:table-cell office:value-type="float" office:value="-15815" calcext:value-type="float">
            <text:p>-15815</text:p>
          </table:table-cell>
          <table:table-cell office:value-type="float" office:value="-69201" calcext:value-type="float">
            <text:p>-69201</text:p>
          </table:table-cell>
          <table:table-cell office:value-type="float" office:value="30013" calcext:value-type="float">
            <text:p>3001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604</text:p>
          </table:table-cell>
          <table:table-cell office:value-type="float" office:value="1.32229995727539" calcext:value-type="float">
            <text:p>1.32229995727539</text:p>
          </table:table-cell>
          <table:table-cell office:value-type="float" office:value="52097" calcext:value-type="float">
            <text:p>52097</text:p>
          </table:table-cell>
          <table:table-cell office:value-type="float" office:value="-17198" calcext:value-type="float">
            <text:p>-17198</text:p>
          </table:table-cell>
          <table:table-cell office:value-type="float" office:value="-41409" calcext:value-type="float">
            <text:p>-41409</text:p>
          </table:table-cell>
          <table:table-cell office:value-type="float" office:value="25443" calcext:value-type="float">
            <text:p>254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611</text:p>
          </table:table-cell>
          <table:table-cell office:value-type="float" office:value="1.33469998836517" calcext:value-type="float">
            <text:p>1.33469998836517</text:p>
          </table:table-cell>
          <table:table-cell office:value-type="float" office:value="7400" calcext:value-type="float">
            <text:p>7400</text:p>
          </table:table-cell>
          <table:table-cell office:value-type="float" office:value="-16664" calcext:value-type="float">
            <text:p>-16664</text:p>
          </table:table-cell>
          <table:table-cell office:value-type="float" office:value="-2145" calcext:value-type="float">
            <text:p>-2145</text:p>
          </table:table-cell>
          <table:table-cell office:value-type="float" office:value="25784" calcext:value-type="float">
            <text:p>257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618</text:p>
          </table:table-cell>
          <table:table-cell office:value-type="float" office:value="1.31229996681213" calcext:value-type="float">
            <text:p>1.31229996681213</text:p>
          </table:table-cell>
          <table:table-cell office:value-type="float" office:value="-3393" calcext:value-type="float">
            <text:p>-3393</text:p>
          </table:table-cell>
          <table:table-cell office:value-type="float" office:value="-18339" calcext:value-type="float">
            <text:p>-18339</text:p>
          </table:table-cell>
          <table:table-cell office:value-type="float" office:value="23865" calcext:value-type="float">
            <text:p>23865</text:p>
          </table:table-cell>
          <table:table-cell office:value-type="float" office:value="2051" calcext:value-type="float">
            <text:p>20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625</text:p>
          </table:table-cell>
          <table:table-cell office:value-type="float" office:value="1.30099999904633" calcext:value-type="float">
            <text:p>1.30099999904633</text:p>
          </table:table-cell>
          <table:table-cell office:value-type="float" office:value="-4496" calcext:value-type="float">
            <text:p>-4496</text:p>
          </table:table-cell>
          <table:table-cell office:value-type="float" office:value="-24272" calcext:value-type="float">
            <text:p>-24272</text:p>
          </table:table-cell>
          <table:table-cell office:value-type="float" office:value="25046" calcext:value-type="float">
            <text:p>25046</text:p>
          </table:table-cell>
          <table:table-cell office:value-type="float" office:value="4929" calcext:value-type="float">
            <text:p>49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702</text:p>
          </table:table-cell>
          <table:table-cell office:value-type="float" office:value="1.28320002555847" calcext:value-type="float">
            <text:p>1.28320002555847</text:p>
          </table:table-cell>
          <table:table-cell office:value-type="float" office:value="33575" calcext:value-type="float">
            <text:p>33575</text:p>
          </table:table-cell>
          <table:table-cell office:value-type="float" office:value="-22649" calcext:value-type="float">
            <text:p>-22649</text:p>
          </table:table-cell>
          <table:table-cell office:value-type="float" office:value="-5486" calcext:value-type="float">
            <text:p>-5486</text:p>
          </table:table-cell>
          <table:table-cell office:value-type="float" office:value="5511" calcext:value-type="float">
            <text:p>55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709</text:p>
          </table:table-cell>
          <table:table-cell office:value-type="float" office:value="1.30680000782013" calcext:value-type="float">
            <text:p>1.30680000782013</text:p>
          </table:table-cell>
          <table:table-cell office:value-type="float" office:value="63287" calcext:value-type="float">
            <text:p>63287</text:p>
          </table:table-cell>
          <table:table-cell office:value-type="float" office:value="-20713" calcext:value-type="float">
            <text:p>-20713</text:p>
          </table:table-cell>
          <table:table-cell office:value-type="float" office:value="-27316" calcext:value-type="float">
            <text:p>-27316</text:p>
          </table:table-cell>
          <table:table-cell office:value-type="float" office:value="6461" calcext:value-type="float">
            <text:p>64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716</text:p>
          </table:table-cell>
          <table:table-cell office:value-type="float" office:value="1.31420004367828" calcext:value-type="float">
            <text:p>1.31420004367828</text:p>
          </table:table-cell>
          <table:table-cell office:value-type="float" office:value="58581" calcext:value-type="float">
            <text:p>58581</text:p>
          </table:table-cell>
          <table:table-cell office:value-type="float" office:value="-19641" calcext:value-type="float">
            <text:p>-19641</text:p>
          </table:table-cell>
          <table:table-cell office:value-type="float" office:value="-25278" calcext:value-type="float">
            <text:p>-25278</text:p>
          </table:table-cell>
          <table:table-cell office:value-type="float" office:value="9974" calcext:value-type="float">
            <text:p>99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723</text:p>
          </table:table-cell>
          <table:table-cell office:value-type="float" office:value="1.32790005207062" calcext:value-type="float">
            <text:p>1.32790005207062</text:p>
          </table:table-cell>
          <table:table-cell office:value-type="float" office:value="44043" calcext:value-type="float">
            <text:p>44043</text:p>
          </table:table-cell>
          <table:table-cell office:value-type="float" office:value="-19853" calcext:value-type="float">
            <text:p>-19853</text:p>
          </table:table-cell>
          <table:table-cell office:value-type="float" office:value="-20663" calcext:value-type="float">
            <text:p>-20663</text:p>
          </table:table-cell>
          <table:table-cell office:value-type="float" office:value="9405" calcext:value-type="float">
            <text:p>94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730</text:p>
          </table:table-cell>
          <table:table-cell office:value-type="float" office:value="1.32829999923706" calcext:value-type="float">
            <text:p>1.32829999923706</text:p>
          </table:table-cell>
          <table:table-cell office:value-type="float" office:value="29173" calcext:value-type="float">
            <text:p>29173</text:p>
          </table:table-cell>
          <table:table-cell office:value-type="float" office:value="-20686" calcext:value-type="float">
            <text:p>-20686</text:p>
          </table:table-cell>
          <table:table-cell office:value-type="float" office:value="-5557" calcext:value-type="float">
            <text:p>-5557</text:p>
          </table:table-cell>
          <table:table-cell office:value-type="float" office:value="12021" calcext:value-type="float">
            <text:p>120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806</text:p>
          </table:table-cell>
          <table:table-cell office:value-type="float" office:value="1.33430004119873" calcext:value-type="float">
            <text:p>1.33430004119873</text:p>
          </table:table-cell>
          <table:table-cell office:value-type="float" office:value="14336" calcext:value-type="float">
            <text:p>14336</text:p>
          </table:table-cell>
          <table:table-cell office:value-type="float" office:value="-21962" calcext:value-type="float">
            <text:p>-21962</text:p>
          </table:table-cell>
          <table:table-cell office:value-type="float" office:value="8569" calcext:value-type="float">
            <text:p>8569</text:p>
          </table:table-cell>
          <table:table-cell office:value-type="float" office:value="9420" calcext:value-type="float">
            <text:p>94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813</text:p>
          </table:table-cell>
          <table:table-cell office:value-type="float" office:value="1.33290004730225" calcext:value-type="float">
            <text:p>1.33290004730225</text:p>
          </table:table-cell>
          <table:table-cell office:value-type="float" office:value="9629" calcext:value-type="float">
            <text:p>9629</text:p>
          </table:table-cell>
          <table:table-cell office:value-type="float" office:value="-26370" calcext:value-type="float">
            <text:p>-26370</text:p>
          </table:table-cell>
          <table:table-cell office:value-type="float" office:value="21253" calcext:value-type="float">
            <text:p>21253</text:p>
          </table:table-cell>
          <table:table-cell office:value-type="float" office:value="9621" calcext:value-type="float">
            <text:p>96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820</text:p>
          </table:table-cell>
          <table:table-cell office:value-type="float" office:value="1.33819997310638" calcext:value-type="float">
            <text:p>1.33819997310638</text:p>
          </table:table-cell>
          <table:table-cell office:value-type="float" office:value="-16189" calcext:value-type="float">
            <text:p>-16189</text:p>
          </table:table-cell>
          <table:table-cell office:value-type="float" office:value="-27639" calcext:value-type="float">
            <text:p>-27639</text:p>
          </table:table-cell>
          <table:table-cell office:value-type="float" office:value="39088" calcext:value-type="float">
            <text:p>39088</text:p>
          </table:table-cell>
          <table:table-cell office:value-type="float" office:value="10305" calcext:value-type="float">
            <text:p>103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827</text:p>
          </table:table-cell>
          <table:table-cell office:value-type="float" office:value="1.32219994068146" calcext:value-type="float">
            <text:p>1.32219994068146</text:p>
          </table:table-cell>
          <table:table-cell office:value-type="float" office:value="-22030" calcext:value-type="float">
            <text:p>-22030</text:p>
          </table:table-cell>
          <table:table-cell office:value-type="float" office:value="-30062" calcext:value-type="float">
            <text:p>-30062</text:p>
          </table:table-cell>
          <table:table-cell office:value-type="float" office:value="42536" calcext:value-type="float">
            <text:p>42536</text:p>
          </table:table-cell>
          <table:table-cell office:value-type="float" office:value="13769" calcext:value-type="float">
            <text:p>137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903</text:p>
          </table:table-cell>
          <table:table-cell office:value-type="float" office:value="1.317999958992" calcext:value-type="float">
            <text:p>1.317999958992</text:p>
          </table:table-cell>
          <table:table-cell office:value-type="float" office:value="7298" calcext:value-type="float">
            <text:p>7298</text:p>
          </table:table-cell>
          <table:table-cell office:value-type="float" office:value="-32429" calcext:value-type="float">
            <text:p>-32429</text:p>
          </table:table-cell>
          <table:table-cell office:value-type="float" office:value="22573" calcext:value-type="float">
            <text:p>22573</text:p>
          </table:table-cell>
          <table:table-cell office:value-type="float" office:value="16655" calcext:value-type="float">
            <text:p>166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910</text:p>
          </table:table-cell>
          <table:table-cell office:value-type="float" office:value="1.32939994335175" calcext:value-type="float">
            <text:p>1.32939994335175</text:p>
          </table:table-cell>
          <table:table-cell office:value-type="float" office:value="14045" calcext:value-type="float">
            <text:p>14045</text:p>
          </table:table-cell>
          <table:table-cell office:value-type="float" office:value="-27380" calcext:value-type="float">
            <text:p>-27380</text:p>
          </table:table-cell>
          <table:table-cell office:value-type="float" office:value="9710" calcext:value-type="float">
            <text:p>9710</text:p>
          </table:table-cell>
          <table:table-cell office:value-type="float" office:value="15865" calcext:value-type="float">
            <text:p>1586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917</text:p>
          </table:table-cell>
          <table:table-cell office:value-type="float" office:value="1.35239994525909" calcext:value-type="float">
            <text:p>1.35239994525909</text:p>
          </table:table-cell>
          <table:table-cell office:value-type="float" office:value="-8283" calcext:value-type="float">
            <text:p>-8283</text:p>
          </table:table-cell>
          <table:table-cell office:value-type="float" office:value="-25511" calcext:value-type="float">
            <text:p>-25511</text:p>
          </table:table-cell>
          <table:table-cell office:value-type="float" office:value="40381" calcext:value-type="float">
            <text:p>40381</text:p>
          </table:table-cell>
          <table:table-cell office:value-type="float" office:value="4854" calcext:value-type="float">
            <text:p>48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0924</text:p>
          </table:table-cell>
          <table:table-cell office:value-type="float" office:value="1.35220003128052" calcext:value-type="float">
            <text:p>1.35220003128052</text:p>
          </table:table-cell>
          <table:table-cell office:value-type="float" office:value="-60694" calcext:value-type="float">
            <text:p>-60694</text:p>
          </table:table-cell>
          <table:table-cell office:value-type="float" office:value="-21286" calcext:value-type="float">
            <text:p>-21286</text:p>
          </table:table-cell>
          <table:table-cell office:value-type="float" office:value="78619" calcext:value-type="float">
            <text:p>78619</text:p>
          </table:table-cell>
          <table:table-cell office:value-type="float" office:value="3049" calcext:value-type="float">
            <text:p>304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001</text:p>
          </table:table-cell>
          <table:table-cell office:value-type="float" office:value="1.35580003261566" calcext:value-type="float">
            <text:p>1.35580003261566</text:p>
          </table:table-cell>
          <table:table-cell office:value-type="float" office:value="-64808" calcext:value-type="float">
            <text:p>-64808</text:p>
          </table:table-cell>
          <table:table-cell office:value-type="float" office:value="-18536" calcext:value-type="float">
            <text:p>-18536</text:p>
          </table:table-cell>
          <table:table-cell office:value-type="float" office:value="80504" calcext:value-type="float">
            <text:p>80504</text:p>
          </table:table-cell>
          <table:table-cell office:value-type="float" office:value="4253" calcext:value-type="float">
            <text:p>42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008</text:p>
          </table:table-cell>
          <table:table-cell office:value-type="float" office:value="1.35420000553131" calcext:value-type="float">
            <text:p>1.35420000553131</text:p>
          </table:table-cell>
          <table:table-cell office:value-type="float" office:value="-64324" calcext:value-type="float">
            <text:p>-64324</text:p>
          </table:table-cell>
          <table:table-cell office:value-type="float" office:value="-20957" calcext:value-type="float">
            <text:p>-20957</text:p>
          </table:table-cell>
          <table:table-cell office:value-type="float" office:value="86055" calcext:value-type="float">
            <text:p>86055</text:p>
          </table:table-cell>
          <table:table-cell office:value-type="float" office:value="2236" calcext:value-type="float">
            <text:p>22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015</text:p>
          </table:table-cell>
          <table:table-cell office:value-type="float" office:value="1.36849999427795" calcext:value-type="float">
            <text:p>1.36849999427795</text:p>
          </table:table-cell>
          <table:table-cell office:value-type="float" office:value="-57268" calcext:value-type="float">
            <text:p>-57268</text:p>
          </table:table-cell>
          <table:table-cell office:value-type="float" office:value="-15873" calcext:value-type="float">
            <text:p>-15873</text:p>
          </table:table-cell>
          <table:table-cell office:value-type="float" office:value="75719" calcext:value-type="float">
            <text:p>75719</text:p>
          </table:table-cell>
          <table:table-cell office:value-type="float" office:value="3438" calcext:value-type="float">
            <text:p>34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022</text:p>
          </table:table-cell>
          <table:table-cell office:value-type="float" office:value="1.380499958992" calcext:value-type="float">
            <text:p>1.380499958992</text:p>
          </table:table-cell>
          <table:table-cell office:value-type="float" office:value="-75318" calcext:value-type="float">
            <text:p>-75318</text:p>
          </table:table-cell>
          <table:table-cell office:value-type="float" office:value="-7999" calcext:value-type="float">
            <text:p>-7999</text:p>
          </table:table-cell>
          <table:table-cell office:value-type="float" office:value="81191" calcext:value-type="float">
            <text:p>81191</text:p>
          </table:table-cell>
          <table:table-cell office:value-type="float" office:value="3960" calcext:value-type="float">
            <text:p>39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029</text:p>
          </table:table-cell>
          <table:table-cell office:value-type="float" office:value="1.34870004653931" calcext:value-type="float">
            <text:p>1.34870004653931</text:p>
          </table:table-cell>
          <table:table-cell office:value-type="float" office:value="-74054" calcext:value-type="float">
            <text:p>-74054</text:p>
          </table:table-cell>
          <table:table-cell office:value-type="float" office:value="-9359" calcext:value-type="float">
            <text:p>-9359</text:p>
          </table:table-cell>
          <table:table-cell office:value-type="float" office:value="78554" calcext:value-type="float">
            <text:p>78554</text:p>
          </table:table-cell>
          <table:table-cell office:value-type="float" office:value="6598" calcext:value-type="float">
            <text:p>65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105</text:p>
          </table:table-cell>
          <table:table-cell office:value-type="float" office:value="1.3371000289917" calcext:value-type="float">
            <text:p>1.3371000289917</text:p>
          </table:table-cell>
          <table:table-cell office:value-type="float" office:value="-35349" calcext:value-type="float">
            <text:p>-35349</text:p>
          </table:table-cell>
          <table:table-cell office:value-type="float" office:value="-14783" calcext:value-type="float">
            <text:p>-14783</text:p>
          </table:table-cell>
          <table:table-cell office:value-type="float" office:value="43576" calcext:value-type="float">
            <text:p>43576</text:p>
          </table:table-cell>
          <table:table-cell office:value-type="float" office:value="8046" calcext:value-type="float">
            <text:p>80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112</text:p>
          </table:table-cell>
          <table:table-cell office:value-type="float" office:value="1.34949994087219" calcext:value-type="float">
            <text:p>1.34949994087219</text:p>
          </table:table-cell>
          <table:table-cell office:value-type="float" office:value="308" calcext:value-type="float">
            <text:p>308</text:p>
          </table:table-cell>
          <table:table-cell office:value-type="float" office:value="-16066" calcext:value-type="float">
            <text:p>-16066</text:p>
          </table:table-cell>
          <table:table-cell office:value-type="float" office:value="29257" calcext:value-type="float">
            <text:p>29257</text:p>
          </table:table-cell>
          <table:table-cell office:value-type="float" office:value="7332" calcext:value-type="float">
            <text:p>73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119</text:p>
          </table:table-cell>
          <table:table-cell office:value-type="float" office:value="1.35580003261566" calcext:value-type="float">
            <text:p>1.35580003261566</text:p>
          </table:table-cell>
          <table:table-cell office:value-type="float" office:value="3762" calcext:value-type="float">
            <text:p>3762</text:p>
          </table:table-cell>
          <table:table-cell office:value-type="float" office:value="-17288" calcext:value-type="float">
            <text:p>-17288</text:p>
          </table:table-cell>
          <table:table-cell office:value-type="float" office:value="27113" calcext:value-type="float">
            <text:p>27113</text:p>
          </table:table-cell>
          <table:table-cell office:value-type="float" office:value="5214" calcext:value-type="float">
            <text:p>52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126</text:p>
          </table:table-cell>
          <table:table-cell office:value-type="float" office:value="1.35899996757507" calcext:value-type="float">
            <text:p>1.35899996757507</text:p>
          </table:table-cell>
          <table:table-cell office:value-type="float" office:value="23173" calcext:value-type="float">
            <text:p>23173</text:p>
          </table:table-cell>
          <table:table-cell office:value-type="float" office:value="-16181" calcext:value-type="float">
            <text:p>-16181</text:p>
          </table:table-cell>
          <table:table-cell office:value-type="float" office:value="13583" calcext:value-type="float">
            <text:p>13583</text:p>
          </table:table-cell>
          <table:table-cell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203</text:p>
          </table:table-cell>
          <table:table-cell office:value-type="float" office:value="1.37059998512268" calcext:value-type="float">
            <text:p>1.37059998512268</text:p>
          </table:table-cell>
          <table:table-cell office:value-type="float" office:value="14107" calcext:value-type="float">
            <text:p>14107</text:p>
          </table:table-cell>
          <table:table-cell office:value-type="float" office:value="-17655" calcext:value-type="float">
            <text:p>-17655</text:p>
          </table:table-cell>
          <table:table-cell office:value-type="float" office:value="24146" calcext:value-type="float">
            <text:p>24146</text:p>
          </table:table-cell>
          <table:table-cell office:value-type="float" office:value="-717" calcext:value-type="float">
            <text:p>-7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210</text:p>
          </table:table-cell>
          <table:table-cell office:value-type="float" office:value="1.37430000305176" calcext:value-type="float">
            <text:p>1.37430000305176</text:p>
          </table:table-cell>
          <table:table-cell office:value-type="float" office:value="6558" calcext:value-type="float">
            <text:p>6558</text:p>
          </table:table-cell>
          <table:table-cell office:value-type="float" office:value="-20132" calcext:value-type="float">
            <text:p>-20132</text:p>
          </table:table-cell>
          <table:table-cell office:value-type="float" office:value="36556" calcext:value-type="float">
            <text:p>36556</text:p>
          </table:table-cell>
          <table:table-cell office:value-type="float" office:value="-4351" calcext:value-type="float">
            <text:p>-43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217</text:p>
          </table:table-cell>
          <table:table-cell office:value-type="float" office:value="1.3672000169754" calcext:value-type="float">
            <text:p>1.3672000169754</text:p>
          </table:table-cell>
          <table:table-cell office:value-type="float" office:value="-499" calcext:value-type="float">
            <text:p>-499</text:p>
          </table:table-cell>
          <table:table-cell office:value-type="float" office:value="-23697" calcext:value-type="float">
            <text:p>-23697</text:p>
          </table:table-cell>
          <table:table-cell office:value-type="float" office:value="49618" calcext:value-type="float">
            <text:p>49618</text:p>
          </table:table-cell>
          <table:table-cell office:value-type="float" office:value="-11952" calcext:value-type="float">
            <text:p>-1195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224</text:p>
          </table:table-cell>
          <table:table-cell office:value-type="float" office:value="1.37419998645782" calcext:value-type="float">
            <text:p>1.37419998645782</text:p>
          </table:table-cell>
          <table:table-cell office:value-type="float" office:value="-4868" calcext:value-type="float">
            <text:p>-4868</text:p>
          </table:table-cell>
          <table:table-cell office:value-type="float" office:value="-27462" calcext:value-type="float">
            <text:p>-27462</text:p>
          </table:table-cell>
          <table:table-cell office:value-type="float" office:value="54002" calcext:value-type="float">
            <text:p>54002</text:p>
          </table:table-cell>
          <table:table-cell office:value-type="float" office:value="-9209" calcext:value-type="float">
            <text:p>-92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31231</text:p>
          </table:table-cell>
          <table:table-cell office:value-type="float" office:value="1.3588000535965" calcext:value-type="float">
            <text:p>1.3588000535965</text:p>
          </table:table-cell>
          <table:table-cell office:value-type="float" office:value="-2862" calcext:value-type="float">
            <text:p>-2862</text:p>
          </table:table-cell>
          <table:table-cell office:value-type="float" office:value="-27761" calcext:value-type="float">
            <text:p>-27761</text:p>
          </table:table-cell>
          <table:table-cell office:value-type="float" office:value="54356" calcext:value-type="float">
            <text:p>54356</text:p>
          </table:table-cell>
          <table:table-cell office:value-type="float" office:value="-13573" calcext:value-type="float">
            <text:p>-135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107</text:p>
          </table:table-cell>
          <table:table-cell office:value-type="float" office:value="1.36699998378754" calcext:value-type="float">
            <text:p>1.36699998378754</text:p>
          </table:table-cell>
          <table:table-cell office:value-type="float" office:value="19692" calcext:value-type="float">
            <text:p>19692</text:p>
          </table:table-cell>
          <table:table-cell office:value-type="float" office:value="-27529" calcext:value-type="float">
            <text:p>-27529</text:p>
          </table:table-cell>
          <table:table-cell office:value-type="float" office:value="40869" calcext:value-type="float">
            <text:p>40869</text:p>
          </table:table-cell>
          <table:table-cell office:value-type="float" office:value="-12255" calcext:value-type="float">
            <text:p>-122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114</text:p>
          </table:table-cell>
          <table:table-cell office:value-type="float" office:value="1.35409998893738" calcext:value-type="float">
            <text:p>1.35409998893738</text:p>
          </table:table-cell>
          <table:table-cell office:value-type="float" office:value="21804" calcext:value-type="float">
            <text:p>21804</text:p>
          </table:table-cell>
          <table:table-cell office:value-type="float" office:value="-24934" calcext:value-type="float">
            <text:p>-24934</text:p>
          </table:table-cell>
          <table:table-cell office:value-type="float" office:value="33682" calcext:value-type="float">
            <text:p>33682</text:p>
          </table:table-cell>
          <table:table-cell office:value-type="float" office:value="-12314" calcext:value-type="float">
            <text:p>-123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121</text:p>
          </table:table-cell>
          <table:table-cell office:value-type="float" office:value="1.36779999732971" calcext:value-type="float">
            <text:p>1.36779999732971</text:p>
          </table:table-cell>
          <table:table-cell office:value-type="float" office:value="44819" calcext:value-type="float">
            <text:p>44819</text:p>
          </table:table-cell>
          <table:table-cell office:value-type="float" office:value="-25137" calcext:value-type="float">
            <text:p>-25137</text:p>
          </table:table-cell>
          <table:table-cell office:value-type="float" office:value="23325" calcext:value-type="float">
            <text:p>23325</text:p>
          </table:table-cell>
          <table:table-cell office:value-type="float" office:value="-11718" calcext:value-type="float">
            <text:p>-117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128</text:p>
          </table:table-cell>
          <table:table-cell office:value-type="float" office:value="1.34870004653931" calcext:value-type="float">
            <text:p>1.34870004653931</text:p>
          </table:table-cell>
          <table:table-cell office:value-type="float" office:value="31843" calcext:value-type="float">
            <text:p>31843</text:p>
          </table:table-cell>
          <table:table-cell office:value-type="float" office:value="-29294" calcext:value-type="float">
            <text:p>-29294</text:p>
          </table:table-cell>
          <table:table-cell office:value-type="float" office:value="36957" calcext:value-type="float">
            <text:p>36957</text:p>
          </table:table-cell>
          <table:table-cell office:value-type="float" office:value="-16683" calcext:value-type="float">
            <text:p>-166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204</text:p>
          </table:table-cell>
          <table:table-cell office:value-type="float" office:value="1.36349999904633" calcext:value-type="float">
            <text:p>1.36349999904633</text:p>
          </table:table-cell>
          <table:table-cell office:value-type="float" office:value="77189" calcext:value-type="float">
            <text:p>77189</text:p>
          </table:table-cell>
          <table:table-cell office:value-type="float" office:value="-40692" calcext:value-type="float">
            <text:p>-40692</text:p>
          </table:table-cell>
          <table:table-cell office:value-type="float" office:value="9649" calcext:value-type="float">
            <text:p>9649</text:p>
          </table:table-cell>
          <table:table-cell office:value-type="float" office:value="-18801" calcext:value-type="float">
            <text:p>-188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211</text:p>
          </table:table-cell>
          <table:table-cell office:value-type="float" office:value="1.36930000782013" calcext:value-type="float">
            <text:p>1.36930000782013</text:p>
          </table:table-cell>
          <table:table-cell office:value-type="float" office:value="63209" calcext:value-type="float">
            <text:p>63209</text:p>
          </table:table-cell>
          <table:table-cell office:value-type="float" office:value="-39486" calcext:value-type="float">
            <text:p>-39486</text:p>
          </table:table-cell>
          <table:table-cell office:value-type="float" office:value="13792" calcext:value-type="float">
            <text:p>13792</text:p>
          </table:table-cell>
          <table:table-cell office:value-type="float" office:value="-19093" calcext:value-type="float">
            <text:p>-190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218</text:p>
          </table:table-cell>
          <table:table-cell office:value-type="float" office:value="1.37399995326996" calcext:value-type="float">
            <text:p>1.37399995326996</text:p>
          </table:table-cell>
          <table:table-cell office:value-type="float" office:value="40173" calcext:value-type="float">
            <text:p>40173</text:p>
          </table:table-cell>
          <table:table-cell office:value-type="float" office:value="-37669" calcext:value-type="float">
            <text:p>-37669</text:p>
          </table:table-cell>
          <table:table-cell office:value-type="float" office:value="32244" calcext:value-type="float">
            <text:p>32244</text:p>
          </table:table-cell>
          <table:table-cell office:value-type="float" office:value="-19562" calcext:value-type="float">
            <text:p>-195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225</text:p>
          </table:table-cell>
          <table:table-cell office:value-type="float" office:value="1.38030004501343" calcext:value-type="float">
            <text:p>1.38030004501343</text:p>
          </table:table-cell>
          <table:table-cell office:value-type="float" office:value="32794" calcext:value-type="float">
            <text:p>32794</text:p>
          </table:table-cell>
          <table:table-cell office:value-type="float" office:value="-38647" calcext:value-type="float">
            <text:p>-38647</text:p>
          </table:table-cell>
          <table:table-cell office:value-type="float" office:value="38089" calcext:value-type="float">
            <text:p>38089</text:p>
          </table:table-cell>
          <table:table-cell office:value-type="float" office:value="-18048" calcext:value-type="float">
            <text:p>-180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304</text:p>
          </table:table-cell>
          <table:table-cell office:value-type="float" office:value="1.38779997825623" calcext:value-type="float">
            <text:p>1.38779997825623</text:p>
          </table:table-cell>
          <table:table-cell office:value-type="float" office:value="22801" calcext:value-type="float">
            <text:p>22801</text:p>
          </table:table-cell>
          <table:table-cell office:value-type="float" office:value="-41385" calcext:value-type="float">
            <text:p>-41385</text:p>
          </table:table-cell>
          <table:table-cell office:value-type="float" office:value="47748" calcext:value-type="float">
            <text:p>47748</text:p>
          </table:table-cell>
          <table:table-cell office:value-type="float" office:value="-16459" calcext:value-type="float">
            <text:p>-1645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311</text:p>
          </table:table-cell>
          <table:table-cell office:value-type="float" office:value="1.39139997959137" calcext:value-type="float">
            <text:p>1.39139997959137</text:p>
          </table:table-cell>
          <table:table-cell office:value-type="float" office:value="10176" calcext:value-type="float">
            <text:p>10176</text:p>
          </table:table-cell>
          <table:table-cell office:value-type="float" office:value="-46111" calcext:value-type="float">
            <text:p>-46111</text:p>
          </table:table-cell>
          <table:table-cell office:value-type="float" office:value="62905" calcext:value-type="float">
            <text:p>62905</text:p>
          </table:table-cell>
          <table:table-cell office:value-type="float" office:value="-12717" calcext:value-type="float">
            <text:p>-127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318</text:p>
          </table:table-cell>
          <table:table-cell office:value-type="float" office:value="1.37940001487732" calcext:value-type="float">
            <text:p>1.37940001487732</text:p>
          </table:table-cell>
          <table:table-cell office:value-type="float" office:value="3013" calcext:value-type="float">
            <text:p>3013</text:p>
          </table:table-cell>
          <table:table-cell office:value-type="float" office:value="-50162" calcext:value-type="float">
            <text:p>-50162</text:p>
          </table:table-cell>
          <table:table-cell office:value-type="float" office:value="70287" calcext:value-type="float">
            <text:p>70287</text:p>
          </table:table-cell>
          <table:table-cell office:value-type="float" office:value="-8590" calcext:value-type="float">
            <text:p>-85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325</text:p>
          </table:table-cell>
          <table:table-cell office:value-type="float" office:value="1.3753000497818" calcext:value-type="float">
            <text:p>1.3753000497818</text:p>
          </table:table-cell>
          <table:table-cell office:value-type="float" office:value="15918" calcext:value-type="float">
            <text:p>15918</text:p>
          </table:table-cell>
          <table:table-cell office:value-type="float" office:value="-50186" calcext:value-type="float">
            <text:p>-50186</text:p>
          </table:table-cell>
          <table:table-cell office:value-type="float" office:value="60003" calcext:value-type="float">
            <text:p>60003</text:p>
          </table:table-cell>
          <table:table-cell office:value-type="float" office:value="-9134" calcext:value-type="float">
            <text:p>-91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401</text:p>
          </table:table-cell>
          <table:table-cell office:value-type="float" office:value="1.37030005455017" calcext:value-type="float">
            <text:p>1.37030005455017</text:p>
          </table:table-cell>
          <table:table-cell office:value-type="float" office:value="21470" calcext:value-type="float">
            <text:p>21470</text:p>
          </table:table-cell>
          <table:table-cell office:value-type="float" office:value="-49407" calcext:value-type="float">
            <text:p>-49407</text:p>
          </table:table-cell>
          <table:table-cell office:value-type="float" office:value="51965" calcext:value-type="float">
            <text:p>51965</text:p>
          </table:table-cell>
          <table:table-cell office:value-type="float" office:value="-5251" calcext:value-type="float">
            <text:p>-52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408</text:p>
          </table:table-cell>
          <table:table-cell office:value-type="float" office:value="1.38849997520447" calcext:value-type="float">
            <text:p>1.38849997520447</text:p>
          </table:table-cell>
          <table:table-cell office:value-type="float" office:value="31326" calcext:value-type="float">
            <text:p>31326</text:p>
          </table:table-cell>
          <table:table-cell office:value-type="float" office:value="-47772" calcext:value-type="float">
            <text:p>-47772</text:p>
          </table:table-cell>
          <table:table-cell office:value-type="float" office:value="37464" calcext:value-type="float">
            <text:p>37464</text:p>
          </table:table-cell>
          <table:table-cell office:value-type="float" office:value="-3071" calcext:value-type="float">
            <text:p>-30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415</text:p>
          </table:table-cell>
          <table:table-cell office:value-type="float" office:value="1.38150000572205" calcext:value-type="float">
            <text:p>1.38150000572205</text:p>
          </table:table-cell>
          <table:table-cell office:value-type="float" office:value="23442" calcext:value-type="float">
            <text:p>23442</text:p>
          </table:table-cell>
          <table:table-cell office:value-type="float" office:value="-47629" calcext:value-type="float">
            <text:p>-47629</text:p>
          </table:table-cell>
          <table:table-cell office:value-type="float" office:value="44820" calcext:value-type="float">
            <text:p>44820</text:p>
          </table:table-cell>
          <table:table-cell office:value-type="float" office:value="-2336" calcext:value-type="float">
            <text:p>-23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422</text:p>
          </table:table-cell>
          <table:table-cell office:value-type="float" office:value="1.38329994678497" calcext:value-type="float">
            <text:p>1.38329994678497</text:p>
          </table:table-cell>
          <table:table-cell office:value-type="float" office:value="24288" calcext:value-type="float">
            <text:p>24288</text:p>
          </table:table-cell>
          <table:table-cell office:value-type="float" office:value="-45670" calcext:value-type="float">
            <text:p>-45670</text:p>
          </table:table-cell>
          <table:table-cell office:value-type="float" office:value="43965" calcext:value-type="float">
            <text:p>43965</text:p>
          </table:table-cell>
          <table:table-cell office:value-type="float" office:value="-3220" calcext:value-type="float">
            <text:p>-32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429</text:p>
          </table:table-cell>
          <table:table-cell office:value-type="float" office:value="1.38699996471405" calcext:value-type="float">
            <text:p>1.38699996471405</text:p>
          </table:table-cell>
          <table:table-cell office:value-type="float" office:value="21549" calcext:value-type="float">
            <text:p>21549</text:p>
          </table:table-cell>
          <table:table-cell office:value-type="float" office:value="-40219" calcext:value-type="float">
            <text:p>-40219</text:p>
          </table:table-cell>
          <table:table-cell office:value-type="float" office:value="39733" calcext:value-type="float">
            <text:p>39733</text:p>
          </table:table-cell>
          <table:table-cell office:value-type="float" office:value="-776" calcext:value-type="float">
            <text:p>-7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506</text:p>
          </table:table-cell>
          <table:table-cell office:value-type="float" office:value="1.37600004673004" calcext:value-type="float">
            <text:p>1.37600004673004</text:p>
          </table:table-cell>
          <table:table-cell office:value-type="float" office:value="5924" calcext:value-type="float">
            <text:p>5924</text:p>
          </table:table-cell>
          <table:table-cell office:value-type="float" office:value="-31427" calcext:value-type="float">
            <text:p>-31427</text:p>
          </table:table-cell>
          <table:table-cell office:value-type="float" office:value="44980" calcext:value-type="float">
            <text:p>44980</text:p>
          </table:table-cell>
          <table:table-cell office:value-type="float" office:value="-2542" calcext:value-type="float">
            <text:p>-25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513</text:p>
          </table:table-cell>
          <table:table-cell office:value-type="float" office:value="1.369500041008" calcext:value-type="float">
            <text:p>1.369500041008</text:p>
          </table:table-cell>
          <table:table-cell office:value-type="float" office:value="35126" calcext:value-type="float">
            <text:p>35126</text:p>
          </table:table-cell>
          <table:table-cell office:value-type="float" office:value="-23311" calcext:value-type="float">
            <text:p>-23311</text:p>
          </table:table-cell>
          <table:table-cell office:value-type="float" office:value="8213" calcext:value-type="float">
            <text:p>8213</text:p>
          </table:table-cell>
          <table:table-cell office:value-type="float" office:value="-2332" calcext:value-type="float">
            <text:p>-23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520</text:p>
          </table:table-cell>
          <table:table-cell office:value-type="float" office:value="1.36339998245239" calcext:value-type="float">
            <text:p>1.36339998245239</text:p>
          </table:table-cell>
          <table:table-cell office:value-type="float" office:value="49987" calcext:value-type="float">
            <text:p>49987</text:p>
          </table:table-cell>
          <table:table-cell office:value-type="float" office:value="-18538" calcext:value-type="float">
            <text:p>-18538</text:p>
          </table:table-cell>
          <table:table-cell office:value-type="float" office:value="-3711" calcext:value-type="float">
            <text:p>-3711</text:p>
          </table:table-cell>
          <table:table-cell office:value-type="float" office:value="-5643" calcext:value-type="float">
            <text:p>-56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527</text:p>
          </table:table-cell>
          <table:table-cell office:value-type="float" office:value="1.36310005187988" calcext:value-type="float">
            <text:p>1.36310005187988</text:p>
          </table:table-cell>
          <table:table-cell office:value-type="float" office:value="65533" calcext:value-type="float">
            <text:p>65533</text:p>
          </table:table-cell>
          <table:table-cell office:value-type="float" office:value="-19696" calcext:value-type="float">
            <text:p>-19696</text:p>
          </table:table-cell>
          <table:table-cell office:value-type="float" office:value="-14085" calcext:value-type="float">
            <text:p>-14085</text:p>
          </table:table-cell>
          <table:table-cell office:value-type="float" office:value="-6984" calcext:value-type="float">
            <text:p>-69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603</text:p>
          </table:table-cell>
          <table:table-cell office:value-type="float" office:value="1.3643000125885" calcext:value-type="float">
            <text:p>1.3643000125885</text:p>
          </table:table-cell>
          <table:table-cell office:value-type="float" office:value="85391" calcext:value-type="float">
            <text:p>85391</text:p>
          </table:table-cell>
          <table:table-cell office:value-type="float" office:value="-21191" calcext:value-type="float">
            <text:p>-21191</text:p>
          </table:table-cell>
          <table:table-cell office:value-type="float" office:value="-29841" calcext:value-type="float">
            <text:p>-29841</text:p>
          </table:table-cell>
          <table:table-cell office:value-type="float" office:value="-6534" calcext:value-type="float">
            <text:p>-65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610</text:p>
          </table:table-cell>
          <table:table-cell office:value-type="float" office:value="1.35420000553131" calcext:value-type="float">
            <text:p>1.35420000553131</text:p>
          </table:table-cell>
          <table:table-cell office:value-type="float" office:value="109426" calcext:value-type="float">
            <text:p>109426</text:p>
          </table:table-cell>
          <table:table-cell office:value-type="float" office:value="-20917" calcext:value-type="float">
            <text:p>-20917</text:p>
          </table:table-cell>
          <table:table-cell office:value-type="float" office:value="-52249" calcext:value-type="float">
            <text:p>-52249</text:p>
          </table:table-cell>
          <table:table-cell office:value-type="float" office:value="-5467" calcext:value-type="float">
            <text:p>-54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617</text:p>
          </table:table-cell>
          <table:table-cell office:value-type="float" office:value="1.35989999771118" calcext:value-type="float">
            <text:p>1.35989999771118</text:p>
          </table:table-cell>
          <table:table-cell office:value-type="float" office:value="104559" calcext:value-type="float">
            <text:p>104559</text:p>
          </table:table-cell>
          <table:table-cell office:value-type="float" office:value="-22250" calcext:value-type="float">
            <text:p>-22250</text:p>
          </table:table-cell>
          <table:table-cell office:value-type="float" office:value="-49932" calcext:value-type="float">
            <text:p>-49932</text:p>
          </table:table-cell>
          <table:table-cell office:value-type="float" office:value="-1691" calcext:value-type="float">
            <text:p>-16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624</text:p>
          </table:table-cell>
          <table:table-cell office:value-type="float" office:value="1.36489999294281" calcext:value-type="float">
            <text:p>1.36489999294281</text:p>
          </table:table-cell>
          <table:table-cell office:value-type="float" office:value="106950" calcext:value-type="float">
            <text:p>106950</text:p>
          </table:table-cell>
          <table:table-cell office:value-type="float" office:value="-22938" calcext:value-type="float">
            <text:p>-22938</text:p>
          </table:table-cell>
          <table:table-cell office:value-type="float" office:value="-49590" calcext:value-type="float">
            <text:p>-49590</text:p>
          </table:table-cell>
          <table:table-cell office:value-type="float" office:value="-1260" calcext:value-type="float">
            <text:p>-12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701</text:p>
          </table:table-cell>
          <table:table-cell office:value-type="float" office:value="1.35959994792938" calcext:value-type="float">
            <text:p>1.35959994792938</text:p>
          </table:table-cell>
          <table:table-cell office:value-type="float" office:value="105034" calcext:value-type="float">
            <text:p>105034</text:p>
          </table:table-cell>
          <table:table-cell office:value-type="float" office:value="-22081" calcext:value-type="float">
            <text:p>-22081</text:p>
          </table:table-cell>
          <table:table-cell office:value-type="float" office:value="-52058" calcext:value-type="float">
            <text:p>-52058</text:p>
          </table:table-cell>
          <table:table-cell office:value-type="float" office:value="-302" calcext:value-type="float">
            <text:p>-30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708</text:p>
          </table:table-cell>
          <table:table-cell office:value-type="float" office:value="1.36090004444122" calcext:value-type="float">
            <text:p>1.36090004444122</text:p>
          </table:table-cell>
          <table:table-cell office:value-type="float" office:value="114802" calcext:value-type="float">
            <text:p>114802</text:p>
          </table:table-cell>
          <table:table-cell office:value-type="float" office:value="-24095" calcext:value-type="float">
            <text:p>-24095</text:p>
          </table:table-cell>
          <table:table-cell office:value-type="float" office:value="-51109" calcext:value-type="float">
            <text:p>-51109</text:p>
          </table:table-cell>
          <table:table-cell office:value-type="float" office:value="-1953" calcext:value-type="float">
            <text:p>-19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715</text:p>
          </table:table-cell>
          <table:table-cell office:value-type="float" office:value="1.35249996185303" calcext:value-type="float">
            <text:p>1.35249996185303</text:p>
          </table:table-cell>
          <table:table-cell office:value-type="float" office:value="118762" calcext:value-type="float">
            <text:p>118762</text:p>
          </table:table-cell>
          <table:table-cell office:value-type="float" office:value="-27519" calcext:value-type="float">
            <text:p>-27519</text:p>
          </table:table-cell>
          <table:table-cell office:value-type="float" office:value="-49483" calcext:value-type="float">
            <text:p>-49483</text:p>
          </table:table-cell>
          <table:table-cell office:value-type="float" office:value="-1197" calcext:value-type="float">
            <text:p>-11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722</text:p>
          </table:table-cell>
          <table:table-cell office:value-type="float" office:value="1.34319996833801" calcext:value-type="float">
            <text:p>1.34319996833801</text:p>
          </table:table-cell>
          <table:table-cell office:value-type="float" office:value="141399" calcext:value-type="float">
            <text:p>141399</text:p>
          </table:table-cell>
          <table:table-cell office:value-type="float" office:value="-29482" calcext:value-type="float">
            <text:p>-29482</text:p>
          </table:table-cell>
          <table:table-cell office:value-type="float" office:value="-66983" calcext:value-type="float">
            <text:p>-66983</text:p>
          </table:table-cell>
          <table:table-cell office:value-type="float" office:value="-2762" calcext:value-type="float">
            <text:p>-27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729</text:p>
          </table:table-cell>
          <table:table-cell office:value-type="float" office:value="1.34300005435944" calcext:value-type="float">
            <text:p>1.34300005435944</text:p>
          </table:table-cell>
          <table:table-cell office:value-type="float" office:value="157701" calcext:value-type="float">
            <text:p>157701</text:p>
          </table:table-cell>
          <table:table-cell office:value-type="float" office:value="-22350" calcext:value-type="float">
            <text:p>-22350</text:p>
          </table:table-cell>
          <table:table-cell office:value-type="float" office:value="-82199" calcext:value-type="float">
            <text:p>-82199</text:p>
          </table:table-cell>
          <table:table-cell office:value-type="float" office:value="-5644" calcext:value-type="float">
            <text:p>-564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805</text:p>
          </table:table-cell>
          <table:table-cell office:value-type="float" office:value="1.34109997749329" calcext:value-type="float">
            <text:p>1.34109997749329</text:p>
          </table:table-cell>
          <table:table-cell office:value-type="float" office:value="182110" calcext:value-type="float">
            <text:p>182110</text:p>
          </table:table-cell>
          <table:table-cell office:value-type="float" office:value="-19478" calcext:value-type="float">
            <text:p>-19478</text:p>
          </table:table-cell>
          <table:table-cell office:value-type="float" office:value="-105253" calcext:value-type="float">
            <text:p>-105253</text:p>
          </table:table-cell>
          <table:table-cell office:value-type="float" office:value="-7082" calcext:value-type="float">
            <text:p>-70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812</text:p>
          </table:table-cell>
          <table:table-cell office:value-type="float" office:value="1.33990001678467" calcext:value-type="float">
            <text:p>1.33990001678467</text:p>
          </table:table-cell>
          <table:table-cell office:value-type="float" office:value="183664" calcext:value-type="float">
            <text:p>183664</text:p>
          </table:table-cell>
          <table:table-cell office:value-type="float" office:value="-23847" calcext:value-type="float">
            <text:p>-23847</text:p>
          </table:table-cell>
          <table:table-cell office:value-type="float" office:value="-104466" calcext:value-type="float">
            <text:p>-104466</text:p>
          </table:table-cell>
          <table:table-cell office:value-type="float" office:value="-6014" calcext:value-type="float">
            <text:p>-60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819</text:p>
          </table:table-cell>
          <table:table-cell office:value-type="float" office:value="1.32430005073547" calcext:value-type="float">
            <text:p>1.32430005073547</text:p>
          </table:table-cell>
          <table:table-cell office:value-type="float" office:value="190096" calcext:value-type="float">
            <text:p>190096</text:p>
          </table:table-cell>
          <table:table-cell office:value-type="float" office:value="-18398" calcext:value-type="float">
            <text:p>-18398</text:p>
          </table:table-cell>
          <table:table-cell office:value-type="float" office:value="-117290" calcext:value-type="float">
            <text:p>-117290</text:p>
          </table:table-cell>
          <table:table-cell office:value-type="float" office:value="-3587" calcext:value-type="float">
            <text:p>-35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826</text:p>
          </table:table-cell>
          <table:table-cell office:value-type="float" office:value="1.31330001354218" calcext:value-type="float">
            <text:p>1.31330001354218</text:p>
          </table:table-cell>
          <table:table-cell office:value-type="float" office:value="198662" calcext:value-type="float">
            <text:p>198662</text:p>
          </table:table-cell>
          <table:table-cell office:value-type="float" office:value="-20987" calcext:value-type="float">
            <text:p>-20987</text:p>
          </table:table-cell>
          <table:table-cell office:value-type="float" office:value="-126160" calcext:value-type="float">
            <text:p>-126160</text:p>
          </table:table-cell>
          <table:table-cell office:value-type="float" office:value="-6074" calcext:value-type="float">
            <text:p>-60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902</text:p>
          </table:table-cell>
          <table:table-cell office:value-type="float" office:value="1.29499995708466" calcext:value-type="float">
            <text:p>1.29499995708466</text:p>
          </table:table-cell>
          <table:table-cell office:value-type="float" office:value="210950" calcext:value-type="float">
            <text:p>210950</text:p>
          </table:table-cell>
          <table:table-cell office:value-type="float" office:value="-28616" calcext:value-type="float">
            <text:p>-28616</text:p>
          </table:table-cell>
          <table:table-cell office:value-type="float" office:value="-127201" calcext:value-type="float">
            <text:p>-127201</text:p>
          </table:table-cell>
          <table:table-cell office:value-type="float" office:value="-7592" calcext:value-type="float">
            <text:p>-75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909</text:p>
          </table:table-cell>
          <table:table-cell office:value-type="float" office:value="1.29649996757507" calcext:value-type="float">
            <text:p>1.29649996757507</text:p>
          </table:table-cell>
          <table:table-cell office:value-type="float" office:value="200634" calcext:value-type="float">
            <text:p>200634</text:p>
          </table:table-cell>
          <table:table-cell office:value-type="float" office:value="-26013" calcext:value-type="float">
            <text:p>-26013</text:p>
          </table:table-cell>
          <table:table-cell office:value-type="float" office:value="-118547" calcext:value-type="float">
            <text:p>-118547</text:p>
          </table:table-cell>
          <table:table-cell office:value-type="float" office:value="-4672" calcext:value-type="float">
            <text:p>-467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916</text:p>
          </table:table-cell>
          <table:table-cell office:value-type="float" office:value="1.28289997577667" calcext:value-type="float">
            <text:p>1.28289997577667</text:p>
          </table:table-cell>
          <table:table-cell office:value-type="float" office:value="168429" calcext:value-type="float">
            <text:p>168429</text:p>
          </table:table-cell>
          <table:table-cell office:value-type="float" office:value="-29632" calcext:value-type="float">
            <text:p>-29632</text:p>
          </table:table-cell>
          <table:table-cell office:value-type="float" office:value="-101856" calcext:value-type="float">
            <text:p>-101856</text:p>
          </table:table-cell>
          <table:table-cell office:value-type="float" office:value="15156" calcext:value-type="float">
            <text:p>151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923</text:p>
          </table:table-cell>
          <table:table-cell office:value-type="float" office:value="1.2684999704361" calcext:value-type="float">
            <text:p>1.2684999704361</text:p>
          </table:table-cell>
          <table:table-cell office:value-type="float" office:value="174077" calcext:value-type="float">
            <text:p>174077</text:p>
          </table:table-cell>
          <table:table-cell office:value-type="float" office:value="-35765" calcext:value-type="float">
            <text:p>-35765</text:p>
          </table:table-cell>
          <table:table-cell office:value-type="float" office:value="-108573" calcext:value-type="float">
            <text:p>-108573</text:p>
          </table:table-cell>
          <table:table-cell office:value-type="float" office:value="19132" calcext:value-type="float">
            <text:p>191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0930</text:p>
          </table:table-cell>
          <table:table-cell office:value-type="float" office:value="1.25170004367828" calcext:value-type="float">
            <text:p>1.25170004367828</text:p>
          </table:table-cell>
          <table:table-cell office:value-type="float" office:value="172345" calcext:value-type="float">
            <text:p>172345</text:p>
          </table:table-cell>
          <table:table-cell office:value-type="float" office:value="-39474" calcext:value-type="float">
            <text:p>-39474</text:p>
          </table:table-cell>
          <table:table-cell office:value-type="float" office:value="-99007" calcext:value-type="float">
            <text:p>-99007</text:p>
          </table:table-cell>
          <table:table-cell office:value-type="float" office:value="15832" calcext:value-type="float">
            <text:p>158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007</text:p>
          </table:table-cell>
          <table:table-cell office:value-type="float" office:value="1.26279997825623" calcext:value-type="float">
            <text:p>1.26279997825623</text:p>
          </table:table-cell>
          <table:table-cell office:value-type="float" office:value="190237" calcext:value-type="float">
            <text:p>190237</text:p>
          </table:table-cell>
          <table:table-cell office:value-type="float" office:value="-44514" calcext:value-type="float">
            <text:p>-44514</text:p>
          </table:table-cell>
          <table:table-cell office:value-type="float" office:value="-106079" calcext:value-type="float">
            <text:p>-106079</text:p>
          </table:table-cell>
          <table:table-cell office:value-type="float" office:value="13458" calcext:value-type="float">
            <text:p>134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014</text:p>
          </table:table-cell>
          <table:table-cell office:value-type="float" office:value="1.27629995346069" calcext:value-type="float">
            <text:p>1.27629995346069</text:p>
          </table:table-cell>
          <table:table-cell office:value-type="float" office:value="199670" calcext:value-type="float">
            <text:p>199670</text:p>
          </table:table-cell>
          <table:table-cell office:value-type="float" office:value="-47106" calcext:value-type="float">
            <text:p>-47106</text:p>
          </table:table-cell>
          <table:table-cell office:value-type="float" office:value="-120597" calcext:value-type="float">
            <text:p>-120597</text:p>
          </table:table-cell>
          <table:table-cell office:value-type="float" office:value="17457" calcext:value-type="float">
            <text:p>174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021</text:p>
          </table:table-cell>
          <table:table-cell office:value-type="float" office:value="1.26699995994568" calcext:value-type="float">
            <text:p>1.26699995994568</text:p>
          </table:table-cell>
          <table:table-cell office:value-type="float" office:value="201046" calcext:value-type="float">
            <text:p>201046</text:p>
          </table:table-cell>
          <table:table-cell office:value-type="float" office:value="-47069" calcext:value-type="float">
            <text:p>-47069</text:p>
          </table:table-cell>
          <table:table-cell office:value-type="float" office:value="-123733" calcext:value-type="float">
            <text:p>-123733</text:p>
          </table:table-cell>
          <table:table-cell office:value-type="float" office:value="18426" calcext:value-type="float">
            <text:p>184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028</text:p>
          </table:table-cell>
          <table:table-cell office:value-type="float" office:value="1.25250005722046" calcext:value-type="float">
            <text:p>1.25250005722046</text:p>
          </table:table-cell>
          <table:table-cell office:value-type="float" office:value="207492" calcext:value-type="float">
            <text:p>207492</text:p>
          </table:table-cell>
          <table:table-cell office:value-type="float" office:value="-45323" calcext:value-type="float">
            <text:p>-45323</text:p>
          </table:table-cell>
          <table:table-cell office:value-type="float" office:value="-131214" calcext:value-type="float">
            <text:p>-131214</text:p>
          </table:table-cell>
          <table:table-cell office:value-type="float" office:value="15723" calcext:value-type="float">
            <text:p>157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104</text:p>
          </table:table-cell>
          <table:table-cell office:value-type="float" office:value="1.24539995193481" calcext:value-type="float">
            <text:p>1.24539995193481</text:p>
          </table:table-cell>
          <table:table-cell office:value-type="float" office:value="227310" calcext:value-type="float">
            <text:p>227310</text:p>
          </table:table-cell>
          <table:table-cell office:value-type="float" office:value="-42534" calcext:value-type="float">
            <text:p>-42534</text:p>
          </table:table-cell>
          <table:table-cell office:value-type="float" office:value="-138634" calcext:value-type="float">
            <text:p>-138634</text:p>
          </table:table-cell>
          <table:table-cell office:value-type="float" office:value="12130" calcext:value-type="float">
            <text:p>121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111</text:p>
          </table:table-cell>
          <table:table-cell office:value-type="float" office:value="1.25240004062653" calcext:value-type="float">
            <text:p>1.25240004062653</text:p>
          </table:table-cell>
          <table:table-cell office:value-type="float" office:value="210540" calcext:value-type="float">
            <text:p>210540</text:p>
          </table:table-cell>
          <table:table-cell office:value-type="float" office:value="-41694" calcext:value-type="float">
            <text:p>-41694</text:p>
          </table:table-cell>
          <table:table-cell office:value-type="float" office:value="-129094" calcext:value-type="float">
            <text:p>-129094</text:p>
          </table:table-cell>
          <table:table-cell office:value-type="float" office:value="19303" calcext:value-type="float">
            <text:p>1930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118</text:p>
          </table:table-cell>
          <table:table-cell office:value-type="float" office:value="1.2389999628067" calcext:value-type="float">
            <text:p>1.2389999628067</text:p>
          </table:table-cell>
          <table:table-cell office:value-type="float" office:value="212136" calcext:value-type="float">
            <text:p>212136</text:p>
          </table:table-cell>
          <table:table-cell office:value-type="float" office:value="-44220" calcext:value-type="float">
            <text:p>-44220</text:p>
          </table:table-cell>
          <table:table-cell office:value-type="float" office:value="-134116" calcext:value-type="float">
            <text:p>-134116</text:p>
          </table:table-cell>
          <table:table-cell office:value-type="float" office:value="21534" calcext:value-type="float">
            <text:p>215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125</text:p>
          </table:table-cell>
          <table:table-cell office:value-type="float" office:value="1.24520003795624" calcext:value-type="float">
            <text:p>1.24520003795624</text:p>
          </table:table-cell>
          <table:table-cell office:value-type="float" office:value="209273" calcext:value-type="float">
            <text:p>209273</text:p>
          </table:table-cell>
          <table:table-cell office:value-type="float" office:value="-44027" calcext:value-type="float">
            <text:p>-44027</text:p>
          </table:table-cell>
          <table:table-cell office:value-type="float" office:value="-128229" calcext:value-type="float">
            <text:p>-128229</text:p>
          </table:table-cell>
          <table:table-cell office:value-type="float" office:value="19938" calcext:value-type="float">
            <text:p>199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202</text:p>
          </table:table-cell>
          <table:table-cell office:value-type="float" office:value="1.228600025177" calcext:value-type="float">
            <text:p>1.228600025177</text:p>
          </table:table-cell>
          <table:table-cell office:value-type="float" office:value="197949" calcext:value-type="float">
            <text:p>197949</text:p>
          </table:table-cell>
          <table:table-cell office:value-type="float" office:value="-41715" calcext:value-type="float">
            <text:p>-41715</text:p>
          </table:table-cell>
          <table:table-cell office:value-type="float" office:value="-120111" calcext:value-type="float">
            <text:p>-120111</text:p>
          </table:table-cell>
          <table:table-cell office:value-type="float" office:value="19484" calcext:value-type="float">
            <text:p>194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209</text:p>
          </table:table-cell>
          <table:table-cell office:value-type="float" office:value="1.24619996547699" calcext:value-type="float">
            <text:p>1.24619996547699</text:p>
          </table:table-cell>
          <table:table-cell office:value-type="float" office:value="171505" calcext:value-type="float">
            <text:p>171505</text:p>
          </table:table-cell>
          <table:table-cell office:value-type="float" office:value="-46487" calcext:value-type="float">
            <text:p>-46487</text:p>
          </table:table-cell>
          <table:table-cell office:value-type="float" office:value="-87595" calcext:value-type="float">
            <text:p>-87595</text:p>
          </table:table-cell>
          <table:table-cell office:value-type="float" office:value="18018" calcext:value-type="float">
            <text:p>180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216</text:p>
          </table:table-cell>
          <table:table-cell office:value-type="float" office:value="1.2228000164032" calcext:value-type="float">
            <text:p>1.2228000164032</text:p>
          </table:table-cell>
          <table:table-cell office:value-type="float" office:value="159592" calcext:value-type="float">
            <text:p>159592</text:p>
          </table:table-cell>
          <table:table-cell office:value-type="float" office:value="-53447" calcext:value-type="float">
            <text:p>-53447</text:p>
          </table:table-cell>
          <table:table-cell office:value-type="float" office:value="-102686" calcext:value-type="float">
            <text:p>-102686</text:p>
          </table:table-cell>
          <table:table-cell office:value-type="float" office:value="43354" calcext:value-type="float">
            <text:p>433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223</text:p>
          </table:table-cell>
          <table:table-cell office:value-type="float" office:value="1.2175999879837" calcext:value-type="float">
            <text:p>1.2175999879837</text:p>
          </table:table-cell>
          <table:table-cell office:value-type="float" office:value="179542" calcext:value-type="float">
            <text:p>179542</text:p>
          </table:table-cell>
          <table:table-cell office:value-type="float" office:value="-45188" calcext:value-type="float">
            <text:p>-45188</text:p>
          </table:table-cell>
          <table:table-cell office:value-type="float" office:value="-127666" calcext:value-type="float">
            <text:p>-127666</text:p>
          </table:table-cell>
          <table:table-cell office:value-type="float" office:value="42956" calcext:value-type="float">
            <text:p>429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41230</text:p>
          </table:table-cell>
          <table:table-cell office:value-type="float" office:value="1.20029997825623" calcext:value-type="float">
            <text:p>1.20029997825623</text:p>
          </table:table-cell>
          <table:table-cell office:value-type="float" office:value="186336" calcext:value-type="float">
            <text:p>186336</text:p>
          </table:table-cell>
          <table:table-cell office:value-type="float" office:value="-46418" calcext:value-type="float">
            <text:p>-46418</text:p>
          </table:table-cell>
          <table:table-cell office:value-type="float" office:value="-131455" calcext:value-type="float">
            <text:p>-131455</text:p>
          </table:table-cell>
          <table:table-cell office:value-type="float" office:value="41042" calcext:value-type="float">
            <text:p>410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106</text:p>
          </table:table-cell>
          <table:table-cell office:value-type="float" office:value="1.18420004844666" calcext:value-type="float">
            <text:p>1.18420004844666</text:p>
          </table:table-cell>
          <table:table-cell office:value-type="float" office:value="204459" calcext:value-type="float">
            <text:p>204459</text:p>
          </table:table-cell>
          <table:table-cell office:value-type="float" office:value="-49423" calcext:value-type="float">
            <text:p>-49423</text:p>
          </table:table-cell>
          <table:table-cell office:value-type="float" office:value="-135365" calcext:value-type="float">
            <text:p>-135365</text:p>
          </table:table-cell>
          <table:table-cell office:value-type="float" office:value="35884" calcext:value-type="float">
            <text:p>358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113</text:p>
          </table:table-cell>
          <table:table-cell office:value-type="float" office:value="1.15690004825592" calcext:value-type="float">
            <text:p>1.15690004825592</text:p>
          </table:table-cell>
          <table:table-cell office:value-type="float" office:value="214921" calcext:value-type="float">
            <text:p>214921</text:p>
          </table:table-cell>
          <table:table-cell office:value-type="float" office:value="-52895" calcext:value-type="float">
            <text:p>-52895</text:p>
          </table:table-cell>
          <table:table-cell office:value-type="float" office:value="-136703" calcext:value-type="float">
            <text:p>-136703</text:p>
          </table:table-cell>
          <table:table-cell office:value-type="float" office:value="32051" calcext:value-type="float">
            <text:p>320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120</text:p>
          </table:table-cell>
          <table:table-cell office:value-type="float" office:value="1.12080001831055" calcext:value-type="float">
            <text:p>1.12080001831055</text:p>
          </table:table-cell>
          <table:table-cell office:value-type="float" office:value="233378" calcext:value-type="float">
            <text:p>233378</text:p>
          </table:table-cell>
          <table:table-cell office:value-type="float" office:value="-62555" calcext:value-type="float">
            <text:p>-62555</text:p>
          </table:table-cell>
          <table:table-cell office:value-type="float" office:value="-144434" calcext:value-type="float">
            <text:p>-144434</text:p>
          </table:table-cell>
          <table:table-cell office:value-type="float" office:value="29078" calcext:value-type="float">
            <text:p>290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127</text:p>
          </table:table-cell>
          <table:table-cell office:value-type="float" office:value="1.12880003452301" calcext:value-type="float">
            <text:p>1.12880003452301</text:p>
          </table:table-cell>
          <table:table-cell office:value-type="float" office:value="229069" calcext:value-type="float">
            <text:p>229069</text:p>
          </table:table-cell>
          <table:table-cell office:value-type="float" office:value="-55464" calcext:value-type="float">
            <text:p>-55464</text:p>
          </table:table-cell>
          <table:table-cell office:value-type="float" office:value="-138680" calcext:value-type="float">
            <text:p>-138680</text:p>
          </table:table-cell>
          <table:table-cell office:value-type="float" office:value="24593" calcext:value-type="float">
            <text:p>245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203</text:p>
          </table:table-cell>
          <table:table-cell office:value-type="float" office:value="1.13160002231598" calcext:value-type="float">
            <text:p>1.13160002231598</text:p>
          </table:table-cell>
          <table:table-cell office:value-type="float" office:value="240929" calcext:value-type="float">
            <text:p>240929</text:p>
          </table:table-cell>
          <table:table-cell office:value-type="float" office:value="-58603" calcext:value-type="float">
            <text:p>-58603</text:p>
          </table:table-cell>
          <table:table-cell office:value-type="float" office:value="-155558" calcext:value-type="float">
            <text:p>-155558</text:p>
          </table:table-cell>
          <table:table-cell office:value-type="float" office:value="29887" calcext:value-type="float">
            <text:p>298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210</text:p>
          </table:table-cell>
          <table:table-cell office:value-type="float" office:value="1.13849997520447" calcext:value-type="float">
            <text:p>1.13849997520447</text:p>
          </table:table-cell>
          <table:table-cell office:value-type="float" office:value="230004" calcext:value-type="float">
            <text:p>230004</text:p>
          </table:table-cell>
          <table:table-cell office:value-type="float" office:value="-50982" calcext:value-type="float">
            <text:p>-50982</text:p>
          </table:table-cell>
          <table:table-cell office:value-type="float" office:value="-158982" calcext:value-type="float">
            <text:p>-158982</text:p>
          </table:table-cell>
          <table:table-cell office:value-type="float" office:value="30770" calcext:value-type="float">
            <text:p>307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217</text:p>
          </table:table-cell>
          <table:table-cell office:value-type="float" office:value="1.13810002803803" calcext:value-type="float">
            <text:p>1.13810002803803</text:p>
          </table:table-cell>
          <table:table-cell office:value-type="float" office:value="220581" calcext:value-type="float">
            <text:p>220581</text:p>
          </table:table-cell>
          <table:table-cell office:value-type="float" office:value="-50545" calcext:value-type="float">
            <text:p>-50545</text:p>
          </table:table-cell>
          <table:table-cell office:value-type="float" office:value="-151966" calcext:value-type="float">
            <text:p>-151966</text:p>
          </table:table-cell>
          <table:table-cell office:value-type="float" office:value="33990" calcext:value-type="float">
            <text:p>339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224</text:p>
          </table:table-cell>
          <table:table-cell office:value-type="float" office:value="1.11960005760193" calcext:value-type="float">
            <text:p>1.11960005760193</text:p>
          </table:table-cell>
          <table:table-cell office:value-type="float" office:value="208257" calcext:value-type="float">
            <text:p>208257</text:p>
          </table:table-cell>
          <table:table-cell office:value-type="float" office:value="-48807" calcext:value-type="float">
            <text:p>-48807</text:p>
          </table:table-cell>
          <table:table-cell office:value-type="float" office:value="-149982" calcext:value-type="float">
            <text:p>-149982</text:p>
          </table:table-cell>
          <table:table-cell office:value-type="float" office:value="39757" calcext:value-type="float">
            <text:p>397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303</text:p>
          </table:table-cell>
          <table:table-cell office:value-type="float" office:value="1.08440005779266" calcext:value-type="float">
            <text:p>1.08440005779266</text:p>
          </table:table-cell>
          <table:table-cell office:value-type="float" office:value="202957" calcext:value-type="float">
            <text:p>202957</text:p>
          </table:table-cell>
          <table:table-cell office:value-type="float" office:value="-43906" calcext:value-type="float">
            <text:p>-43906</text:p>
          </table:table-cell>
          <table:table-cell office:value-type="float" office:value="-145139" calcext:value-type="float">
            <text:p>-145139</text:p>
          </table:table-cell>
          <table:table-cell office:value-type="float" office:value="38346" calcext:value-type="float">
            <text:p>383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310</text:p>
          </table:table-cell>
          <table:table-cell office:value-type="float" office:value="1.04949998855591" calcext:value-type="float">
            <text:p>1.04949998855591</text:p>
          </table:table-cell>
          <table:table-cell office:value-type="float" office:value="194783" calcext:value-type="float">
            <text:p>194783</text:p>
          </table:table-cell>
          <table:table-cell office:value-type="float" office:value="-41325" calcext:value-type="float">
            <text:p>-41325</text:p>
          </table:table-cell>
          <table:table-cell office:value-type="float" office:value="-129172" calcext:value-type="float">
            <text:p>-129172</text:p>
          </table:table-cell>
          <table:table-cell office:value-type="float" office:value="28121" calcext:value-type="float">
            <text:p>281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317</text:p>
          </table:table-cell>
          <table:table-cell office:value-type="float" office:value="1.082200050354" calcext:value-type="float">
            <text:p>1.082200050354</text:p>
          </table:table-cell>
          <table:table-cell office:value-type="float" office:value="171670" calcext:value-type="float">
            <text:p>171670</text:p>
          </table:table-cell>
          <table:table-cell office:value-type="float" office:value="-51862" calcext:value-type="float">
            <text:p>-51862</text:p>
          </table:table-cell>
          <table:table-cell office:value-type="float" office:value="-144213" calcext:value-type="float">
            <text:p>-144213</text:p>
          </table:table-cell>
          <table:table-cell office:value-type="float" office:value="78320" calcext:value-type="float">
            <text:p>783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324</text:p>
          </table:table-cell>
          <table:table-cell office:value-type="float" office:value="1.08889997005463" calcext:value-type="float">
            <text:p>1.08889997005463</text:p>
          </table:table-cell>
          <table:table-cell office:value-type="float" office:value="192588" calcext:value-type="float">
            <text:p>192588</text:p>
          </table:table-cell>
          <table:table-cell office:value-type="float" office:value="-51377" calcext:value-type="float">
            <text:p>-51377</text:p>
          </table:table-cell>
          <table:table-cell office:value-type="float" office:value="-170230" calcext:value-type="float">
            <text:p>-170230</text:p>
          </table:table-cell>
          <table:table-cell office:value-type="float" office:value="79911" calcext:value-type="float">
            <text:p>799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331</text:p>
          </table:table-cell>
          <table:table-cell office:value-type="float" office:value="1.0978000164032" calcext:value-type="float">
            <text:p>1.0978000164032</text:p>
          </table:table-cell>
          <table:table-cell office:value-type="float" office:value="198832" calcext:value-type="float">
            <text:p>198832</text:p>
          </table:table-cell>
          <table:table-cell office:value-type="float" office:value="-53702" calcext:value-type="float">
            <text:p>-53702</text:p>
          </table:table-cell>
          <table:table-cell office:value-type="float" office:value="-160674" calcext:value-type="float">
            <text:p>-160674</text:p>
          </table:table-cell>
          <table:table-cell office:value-type="float" office:value="63453" calcext:value-type="float">
            <text:p>634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407</text:p>
          </table:table-cell>
          <table:table-cell office:value-type="float" office:value="1.06040000915527" calcext:value-type="float">
            <text:p>1.06040000915527</text:p>
          </table:table-cell>
          <table:table-cell office:value-type="float" office:value="184826" calcext:value-type="float">
            <text:p>184826</text:p>
          </table:table-cell>
          <table:table-cell office:value-type="float" office:value="-56265" calcext:value-type="float">
            <text:p>-56265</text:p>
          </table:table-cell>
          <table:table-cell office:value-type="float" office:value="-154643" calcext:value-type="float">
            <text:p>-154643</text:p>
          </table:table-cell>
          <table:table-cell office:value-type="float" office:value="70829" calcext:value-type="float">
            <text:p>708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414</text:p>
          </table:table-cell>
          <table:table-cell office:value-type="float" office:value="1.08070003986359" calcext:value-type="float">
            <text:p>1.08070003986359</text:p>
          </table:table-cell>
          <table:table-cell office:value-type="float" office:value="177644" calcext:value-type="float">
            <text:p>177644</text:p>
          </table:table-cell>
          <table:table-cell office:value-type="float" office:value="-55047" calcext:value-type="float">
            <text:p>-55047</text:p>
          </table:table-cell>
          <table:table-cell office:value-type="float" office:value="-148804" calcext:value-type="float">
            <text:p>-148804</text:p>
          </table:table-cell>
          <table:table-cell office:value-type="float" office:value="71160" calcext:value-type="float">
            <text:p>711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421</text:p>
          </table:table-cell>
          <table:table-cell office:value-type="float" office:value="1.08739995956421" calcext:value-type="float">
            <text:p>1.08739995956421</text:p>
          </table:table-cell>
          <table:table-cell office:value-type="float" office:value="175627" calcext:value-type="float">
            <text:p>175627</text:p>
          </table:table-cell>
          <table:table-cell office:value-type="float" office:value="-60335" calcext:value-type="float">
            <text:p>-60335</text:p>
          </table:table-cell>
          <table:table-cell office:value-type="float" office:value="-139424" calcext:value-type="float">
            <text:p>-139424</text:p>
          </table:table-cell>
          <table:table-cell office:value-type="float" office:value="67712" calcext:value-type="float">
            <text:p>677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428</text:p>
          </table:table-cell>
          <table:table-cell office:value-type="float" office:value="1.1201000213623" calcext:value-type="float">
            <text:p>1.1201000213623</text:p>
          </table:table-cell>
          <table:table-cell office:value-type="float" office:value="150166" calcext:value-type="float">
            <text:p>150166</text:p>
          </table:table-cell>
          <table:table-cell office:value-type="float" office:value="-55970" calcext:value-type="float">
            <text:p>-55970</text:p>
          </table:table-cell>
          <table:table-cell office:value-type="float" office:value="-124234" calcext:value-type="float">
            <text:p>-124234</text:p>
          </table:table-cell>
          <table:table-cell office:value-type="float" office:value="72964" calcext:value-type="float">
            <text:p>729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505</text:p>
          </table:table-cell>
          <table:table-cell office:value-type="float" office:value="1.12039995193481" calcext:value-type="float">
            <text:p>1.12039995193481</text:p>
          </table:table-cell>
          <table:table-cell office:value-type="float" office:value="141542" calcext:value-type="float">
            <text:p>141542</text:p>
          </table:table-cell>
          <table:table-cell office:value-type="float" office:value="-51293" calcext:value-type="float">
            <text:p>-51293</text:p>
          </table:table-cell>
          <table:table-cell office:value-type="float" office:value="-118303" calcext:value-type="float">
            <text:p>-118303</text:p>
          </table:table-cell>
          <table:table-cell office:value-type="float" office:value="65838" calcext:value-type="float">
            <text:p>658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512</text:p>
          </table:table-cell>
          <table:table-cell office:value-type="float" office:value="1.14530003070831" calcext:value-type="float">
            <text:p>1.14530003070831</text:p>
          </table:table-cell>
          <table:table-cell office:value-type="float" office:value="132585" calcext:value-type="float">
            <text:p>132585</text:p>
          </table:table-cell>
          <table:table-cell office:value-type="float" office:value="-60402" calcext:value-type="float">
            <text:p>-60402</text:p>
          </table:table-cell>
          <table:table-cell office:value-type="float" office:value="-107498" calcext:value-type="float">
            <text:p>-107498</text:p>
          </table:table-cell>
          <table:table-cell office:value-type="float" office:value="73507" calcext:value-type="float">
            <text:p>735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519</text:p>
          </table:table-cell>
          <table:table-cell office:value-type="float" office:value="1.10179996490479" calcext:value-type="float">
            <text:p>1.10179996490479</text:p>
          </table:table-cell>
          <table:table-cell office:value-type="float" office:value="122832" calcext:value-type="float">
            <text:p>122832</text:p>
          </table:table-cell>
          <table:table-cell office:value-type="float" office:value="-57201" calcext:value-type="float">
            <text:p>-57201</text:p>
          </table:table-cell>
          <table:table-cell office:value-type="float" office:value="-103229" calcext:value-type="float">
            <text:p>-103229</text:p>
          </table:table-cell>
          <table:table-cell office:value-type="float" office:value="77693" calcext:value-type="float">
            <text:p>776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526</text:p>
          </table:table-cell>
          <table:table-cell office:value-type="float" office:value="1.09879994392395" calcext:value-type="float">
            <text:p>1.09879994392395</text:p>
          </table:table-cell>
          <table:table-cell office:value-type="float" office:value="120245" calcext:value-type="float">
            <text:p>120245</text:p>
          </table:table-cell>
          <table:table-cell office:value-type="float" office:value="-57427" calcext:value-type="float">
            <text:p>-57427</text:p>
          </table:table-cell>
          <table:table-cell office:value-type="float" office:value="-103068" calcext:value-type="float">
            <text:p>-103068</text:p>
          </table:table-cell>
          <table:table-cell office:value-type="float" office:value="76953" calcext:value-type="float">
            <text:p>769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602</text:p>
          </table:table-cell>
          <table:table-cell office:value-type="float" office:value="1.11129999160767" calcext:value-type="float">
            <text:p>1.11129999160767</text:p>
          </table:table-cell>
          <table:table-cell office:value-type="float" office:value="116081" calcext:value-type="float">
            <text:p>116081</text:p>
          </table:table-cell>
          <table:table-cell office:value-type="float" office:value="-70316" calcext:value-type="float">
            <text:p>-70316</text:p>
          </table:table-cell>
          <table:table-cell office:value-type="float" office:value="-86336" calcext:value-type="float">
            <text:p>-86336</text:p>
          </table:table-cell>
          <table:table-cell office:value-type="float" office:value="82195" calcext:value-type="float">
            <text:p>821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609</text:p>
          </table:table-cell>
          <table:table-cell office:value-type="float" office:value="1.12689995765686" calcext:value-type="float">
            <text:p>1.12689995765686</text:p>
          </table:table-cell>
          <table:table-cell office:value-type="float" office:value="89569" calcext:value-type="float">
            <text:p>89569</text:p>
          </table:table-cell>
          <table:table-cell office:value-type="float" office:value="-71670" calcext:value-type="float">
            <text:p>-71670</text:p>
          </table:table-cell>
          <table:table-cell office:value-type="float" office:value="-73169" calcext:value-type="float">
            <text:p>-73169</text:p>
          </table:table-cell>
          <table:table-cell office:value-type="float" office:value="94011" calcext:value-type="float">
            <text:p>940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616</text:p>
          </table:table-cell>
          <table:table-cell office:value-type="float" office:value="1.13530004024506" calcext:value-type="float">
            <text:p>1.13530004024506</text:p>
          </table:table-cell>
          <table:table-cell office:value-type="float" office:value="108597" calcext:value-type="float">
            <text:p>108597</text:p>
          </table:table-cell>
          <table:table-cell office:value-type="float" office:value="-71996" calcext:value-type="float">
            <text:p>-71996</text:p>
          </table:table-cell>
          <table:table-cell office:value-type="float" office:value="-33002" calcext:value-type="float">
            <text:p>-33002</text:p>
          </table:table-cell>
          <table:table-cell office:value-type="float" office:value="30015" calcext:value-type="float">
            <text:p>300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623</text:p>
          </table:table-cell>
          <table:table-cell office:value-type="float" office:value="1.11660003662109" calcext:value-type="float">
            <text:p>1.11660003662109</text:p>
          </table:table-cell>
          <table:table-cell office:value-type="float" office:value="117841" calcext:value-type="float">
            <text:p>117841</text:p>
          </table:table-cell>
          <table:table-cell office:value-type="float" office:value="-56644" calcext:value-type="float">
            <text:p>-56644</text:p>
          </table:table-cell>
          <table:table-cell office:value-type="float" office:value="-45668" calcext:value-type="float">
            <text:p>-45668</text:p>
          </table:table-cell>
          <table:table-cell office:value-type="float" office:value="17074" calcext:value-type="float">
            <text:p>170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630</text:p>
          </table:table-cell>
          <table:table-cell office:value-type="float" office:value="1.1114000082016" calcext:value-type="float">
            <text:p>1.1114000082016</text:p>
          </table:table-cell>
          <table:table-cell office:value-type="float" office:value="119499" calcext:value-type="float">
            <text:p>119499</text:p>
          </table:table-cell>
          <table:table-cell office:value-type="float" office:value="-51792" calcext:value-type="float">
            <text:p>-51792</text:p>
          </table:table-cell>
          <table:table-cell office:value-type="float" office:value="-48954" calcext:value-type="float">
            <text:p>-48954</text:p>
          </table:table-cell>
          <table:table-cell office:value-type="float" office:value="15968" calcext:value-type="float">
            <text:p>159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707</text:p>
          </table:table-cell>
          <table:table-cell office:value-type="float" office:value="1.11640000343323" calcext:value-type="float">
            <text:p>1.11640000343323</text:p>
          </table:table-cell>
          <table:table-cell office:value-type="float" office:value="124685" calcext:value-type="float">
            <text:p>124685</text:p>
          </table:table-cell>
          <table:table-cell office:value-type="float" office:value="-42279" calcext:value-type="float">
            <text:p>-42279</text:p>
          </table:table-cell>
          <table:table-cell office:value-type="float" office:value="-59110" calcext:value-type="float">
            <text:p>-59110</text:p>
          </table:table-cell>
          <table:table-cell office:value-type="float" office:value="18916" calcext:value-type="float">
            <text:p>189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714</text:p>
          </table:table-cell>
          <table:table-cell office:value-type="float" office:value="1.08299994468689" calcext:value-type="float">
            <text:p>1.08299994468689</text:p>
          </table:table-cell>
          <table:table-cell office:value-type="float" office:value="122595" calcext:value-type="float">
            <text:p>122595</text:p>
          </table:table-cell>
          <table:table-cell office:value-type="float" office:value="-43186" calcext:value-type="float">
            <text:p>-43186</text:p>
          </table:table-cell>
          <table:table-cell office:value-type="float" office:value="-65859" calcext:value-type="float">
            <text:p>-65859</text:p>
          </table:table-cell>
          <table:table-cell office:value-type="float" office:value="22593" calcext:value-type="float">
            <text:p>225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721</text:p>
          </table:table-cell>
          <table:table-cell office:value-type="float" office:value="1.09839999675751" calcext:value-type="float">
            <text:p>1.09839999675751</text:p>
          </table:table-cell>
          <table:table-cell office:value-type="float" office:value="125826" calcext:value-type="float">
            <text:p>125826</text:p>
          </table:table-cell>
          <table:table-cell office:value-type="float" office:value="-35015" calcext:value-type="float">
            <text:p>-35015</text:p>
          </table:table-cell>
          <table:table-cell office:value-type="float" office:value="-72161" calcext:value-type="float">
            <text:p>-72161</text:p>
          </table:table-cell>
          <table:table-cell office:value-type="float" office:value="21489" calcext:value-type="float">
            <text:p>214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728</text:p>
          </table:table-cell>
          <table:table-cell office:value-type="float" office:value="1.09879994392395" calcext:value-type="float">
            <text:p>1.09879994392395</text:p>
          </table:table-cell>
          <table:table-cell office:value-type="float" office:value="110446" calcext:value-type="float">
            <text:p>110446</text:p>
          </table:table-cell>
          <table:table-cell office:value-type="float" office:value="-30477" calcext:value-type="float">
            <text:p>-30477</text:p>
          </table:table-cell>
          <table:table-cell office:value-type="float" office:value="-66491" calcext:value-type="float">
            <text:p>-66491</text:p>
          </table:table-cell>
          <table:table-cell office:value-type="float" office:value="23433" calcext:value-type="float">
            <text:p>234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804</text:p>
          </table:table-cell>
          <table:table-cell office:value-type="float" office:value="1.09689998626709" calcext:value-type="float">
            <text:p>1.09689998626709</text:p>
          </table:table-cell>
          <table:table-cell office:value-type="float" office:value="121348" calcext:value-type="float">
            <text:p>121348</text:p>
          </table:table-cell>
          <table:table-cell office:value-type="float" office:value="-33811" calcext:value-type="float">
            <text:p>-33811</text:p>
          </table:table-cell>
          <table:table-cell office:value-type="float" office:value="-74074" calcext:value-type="float">
            <text:p>-74074</text:p>
          </table:table-cell>
          <table:table-cell office:value-type="float" office:value="25166" calcext:value-type="float">
            <text:p>251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811</text:p>
          </table:table-cell>
          <table:table-cell office:value-type="float" office:value="1.11059999465942" calcext:value-type="float">
            <text:p>1.11059999465942</text:p>
          </table:table-cell>
          <table:table-cell office:value-type="float" office:value="107718" calcext:value-type="float">
            <text:p>107718</text:p>
          </table:table-cell>
          <table:table-cell office:value-type="float" office:value="-20375" calcext:value-type="float">
            <text:p>-20375</text:p>
          </table:table-cell>
          <table:table-cell office:value-type="float" office:value="-71568" calcext:value-type="float">
            <text:p>-71568</text:p>
          </table:table-cell>
          <table:table-cell office:value-type="float" office:value="21338" calcext:value-type="float">
            <text:p>213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818</text:p>
          </table:table-cell>
          <table:table-cell office:value-type="float" office:value="1.1389000415802" calcext:value-type="float">
            <text:p>1.1389000415802</text:p>
          </table:table-cell>
          <table:table-cell office:value-type="float" office:value="80700" calcext:value-type="float">
            <text:p>80700</text:p>
          </table:table-cell>
          <table:table-cell office:value-type="float" office:value="-14274" calcext:value-type="float">
            <text:p>-14274</text:p>
          </table:table-cell>
          <table:table-cell office:value-type="float" office:value="-58228" calcext:value-type="float">
            <text:p>-58228</text:p>
          </table:table-cell>
          <table:table-cell office:value-type="float" office:value="21396" calcext:value-type="float">
            <text:p>2139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825</text:p>
          </table:table-cell>
          <table:table-cell office:value-type="float" office:value="1.11790001392365" calcext:value-type="float">
            <text:p>1.11790001392365</text:p>
          </table:table-cell>
          <table:table-cell office:value-type="float" office:value="65450" calcext:value-type="float">
            <text:p>65450</text:p>
          </table:table-cell>
          <table:table-cell office:value-type="float" office:value="-15112" calcext:value-type="float">
            <text:p>-15112</text:p>
          </table:table-cell>
          <table:table-cell office:value-type="float" office:value="-42460" calcext:value-type="float">
            <text:p>-42460</text:p>
          </table:table-cell>
          <table:table-cell office:value-type="float" office:value="17195" calcext:value-type="float">
            <text:p>171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901</text:p>
          </table:table-cell>
          <table:table-cell office:value-type="float" office:value="1.11469995975494" calcext:value-type="float">
            <text:p>1.11469995975494</text:p>
          </table:table-cell>
          <table:table-cell office:value-type="float" office:value="64888" calcext:value-type="float">
            <text:p>64888</text:p>
          </table:table-cell>
          <table:table-cell office:value-type="float" office:value="-15770" calcext:value-type="float">
            <text:p>-15770</text:p>
          </table:table-cell>
          <table:table-cell office:value-type="float" office:value="-40286" calcext:value-type="float">
            <text:p>-40286</text:p>
          </table:table-cell>
          <table:table-cell office:value-type="float" office:value="11654" calcext:value-type="float">
            <text:p>116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908</text:p>
          </table:table-cell>
          <table:table-cell office:value-type="float" office:value="1.13399994373322" calcext:value-type="float">
            <text:p>1.13399994373322</text:p>
          </table:table-cell>
          <table:table-cell office:value-type="float" office:value="83076" calcext:value-type="float">
            <text:p>83076</text:p>
          </table:table-cell>
          <table:table-cell office:value-type="float" office:value="-23718" calcext:value-type="float">
            <text:p>-23718</text:p>
          </table:table-cell>
          <table:table-cell office:value-type="float" office:value="-49964" calcext:value-type="float">
            <text:p>-49964</text:p>
          </table:table-cell>
          <table:table-cell office:value-type="float" office:value="17810" calcext:value-type="float">
            <text:p>178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915</text:p>
          </table:table-cell>
          <table:table-cell office:value-type="float" office:value="1.130499958992" calcext:value-type="float">
            <text:p>1.130499958992</text:p>
          </table:table-cell>
          <table:table-cell office:value-type="float" office:value="87341" calcext:value-type="float">
            <text:p>87341</text:p>
          </table:table-cell>
          <table:table-cell office:value-type="float" office:value="-25289" calcext:value-type="float">
            <text:p>-25289</text:p>
          </table:table-cell>
          <table:table-cell office:value-type="float" office:value="-59641" calcext:value-type="float">
            <text:p>-59641</text:p>
          </table:table-cell>
          <table:table-cell office:value-type="float" office:value="15797" calcext:value-type="float">
            <text:p>157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922</text:p>
          </table:table-cell>
          <table:table-cell office:value-type="float" office:value="1.119500041008" calcext:value-type="float">
            <text:p>1.119500041008</text:p>
          </table:table-cell>
          <table:table-cell office:value-type="float" office:value="82042" calcext:value-type="float">
            <text:p>82042</text:p>
          </table:table-cell>
          <table:table-cell office:value-type="float" office:value="-26238" calcext:value-type="float">
            <text:p>-26238</text:p>
          </table:table-cell>
          <table:table-cell office:value-type="float" office:value="-56471" calcext:value-type="float">
            <text:p>-56471</text:p>
          </table:table-cell>
          <table:table-cell office:value-type="float" office:value="21748" calcext:value-type="float">
            <text:p>2174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0929</text:p>
          </table:table-cell>
          <table:table-cell office:value-type="float" office:value="1.12109994888306" calcext:value-type="float">
            <text:p>1.12109994888306</text:p>
          </table:table-cell>
          <table:table-cell office:value-type="float" office:value="88425" calcext:value-type="float">
            <text:p>88425</text:p>
          </table:table-cell>
          <table:table-cell office:value-type="float" office:value="-28103" calcext:value-type="float">
            <text:p>-28103</text:p>
          </table:table-cell>
          <table:table-cell office:value-type="float" office:value="-57957" calcext:value-type="float">
            <text:p>-57957</text:p>
          </table:table-cell>
          <table:table-cell office:value-type="float" office:value="22041" calcext:value-type="float">
            <text:p>220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006</text:p>
          </table:table-cell>
          <table:table-cell office:value-type="float" office:value="1.13580000400543" calcext:value-type="float">
            <text:p>1.13580000400543</text:p>
          </table:table-cell>
          <table:table-cell office:value-type="float" office:value="73191" calcext:value-type="float">
            <text:p>73191</text:p>
          </table:table-cell>
          <table:table-cell office:value-type="float" office:value="-18817" calcext:value-type="float">
            <text:p>-18817</text:p>
          </table:table-cell>
          <table:table-cell office:value-type="float" office:value="-62431" calcext:value-type="float">
            <text:p>-62431</text:p>
          </table:table-cell>
          <table:table-cell office:value-type="float" office:value="27754" calcext:value-type="float">
            <text:p>277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013</text:p>
          </table:table-cell>
          <table:table-cell office:value-type="float" office:value="1.13460004329681" calcext:value-type="float">
            <text:p>1.13460004329681</text:p>
          </table:table-cell>
          <table:table-cell office:value-type="float" office:value="52073" calcext:value-type="float">
            <text:p>52073</text:p>
          </table:table-cell>
          <table:table-cell office:value-type="float" office:value="-9214" calcext:value-type="float">
            <text:p>-9214</text:p>
          </table:table-cell>
          <table:table-cell office:value-type="float" office:value="-60104" calcext:value-type="float">
            <text:p>-60104</text:p>
          </table:table-cell>
          <table:table-cell office:value-type="float" office:value="33684" calcext:value-type="float">
            <text:p>336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020</text:p>
          </table:table-cell>
          <table:table-cell office:value-type="float" office:value="1.10179996490479" calcext:value-type="float">
            <text:p>1.10179996490479</text:p>
          </table:table-cell>
          <table:table-cell office:value-type="float" office:value="25384" calcext:value-type="float">
            <text:p>25384</text:p>
          </table:table-cell>
          <table:table-cell office:value-type="float" office:value="-831" calcext:value-type="float">
            <text:p>-831</text:p>
          </table:table-cell>
          <table:table-cell office:value-type="float" office:value="-48616" calcext:value-type="float">
            <text:p>-48616</text:p>
          </table:table-cell>
          <table:table-cell office:value-type="float" office:value="40826" calcext:value-type="float">
            <text:p>408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027</text:p>
          </table:table-cell>
          <table:table-cell office:value-type="float" office:value="1.10049998760223" calcext:value-type="float">
            <text:p>1.10049998760223</text:p>
          </table:table-cell>
          <table:table-cell office:value-type="float" office:value="70605" calcext:value-type="float">
            <text:p>70605</text:p>
          </table:table-cell>
          <table:table-cell office:value-type="float" office:value="-9453" calcext:value-type="float">
            <text:p>-9453</text:p>
          </table:table-cell>
          <table:table-cell office:value-type="float" office:value="-83046" calcext:value-type="float">
            <text:p>-83046</text:p>
          </table:table-cell>
          <table:table-cell office:value-type="float" office:value="50410" calcext:value-type="float">
            <text:p>504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103</text:p>
          </table:table-cell>
          <table:table-cell office:value-type="float" office:value="1.07410001754761" calcext:value-type="float">
            <text:p>1.07410001754761</text:p>
          </table:table-cell>
          <table:table-cell office:value-type="float" office:value="95938" calcext:value-type="float">
            <text:p>95938</text:p>
          </table:table-cell>
          <table:table-cell office:value-type="float" office:value="-4863" calcext:value-type="float">
            <text:p>-4863</text:p>
          </table:table-cell>
          <table:table-cell office:value-type="float" office:value="-118209" calcext:value-type="float">
            <text:p>-118209</text:p>
          </table:table-cell>
          <table:table-cell office:value-type="float" office:value="61744" calcext:value-type="float">
            <text:p>6174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110</text:p>
          </table:table-cell>
          <table:table-cell office:value-type="float" office:value="1.07790005207062" calcext:value-type="float">
            <text:p>1.07790005207062</text:p>
          </table:table-cell>
          <table:table-cell office:value-type="float" office:value="104001" calcext:value-type="float">
            <text:p>104001</text:p>
          </table:table-cell>
          <table:table-cell office:value-type="float" office:value="-280" calcext:value-type="float">
            <text:p>-280</text:p>
          </table:table-cell>
          <table:table-cell office:value-type="float" office:value="-130082" calcext:value-type="float">
            <text:p>-130082</text:p>
          </table:table-cell>
          <table:table-cell office:value-type="float" office:value="67977" calcext:value-type="float">
            <text:p>679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117</text:p>
          </table:table-cell>
          <table:table-cell office:value-type="float" office:value="1.06459999084473" calcext:value-type="float">
            <text:p>1.06459999084473</text:p>
          </table:table-cell>
          <table:table-cell office:value-type="float" office:value="128387" calcext:value-type="float">
            <text:p>128387</text:p>
          </table:table-cell>
          <table:table-cell office:value-type="float" office:value="-6877" calcext:value-type="float">
            <text:p>-6877</text:p>
          </table:table-cell>
          <table:table-cell office:value-type="float" office:value="-141062" calcext:value-type="float">
            <text:p>-141062</text:p>
          </table:table-cell>
          <table:table-cell office:value-type="float" office:value="59527" calcext:value-type="float">
            <text:p>595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124</text:p>
          </table:table-cell>
          <table:table-cell office:value-type="float" office:value="1.0592999458313" calcext:value-type="float">
            <text:p>1.0592999458313</text:p>
          </table:table-cell>
          <table:table-cell office:value-type="float" office:value="141285" calcext:value-type="float">
            <text:p>141285</text:p>
          </table:table-cell>
          <table:table-cell office:value-type="float" office:value="-3810" calcext:value-type="float">
            <text:p>-3810</text:p>
          </table:table-cell>
          <table:table-cell office:value-type="float" office:value="-151882" calcext:value-type="float">
            <text:p>-151882</text:p>
          </table:table-cell>
          <table:table-cell office:value-type="float" office:value="54845" calcext:value-type="float">
            <text:p>548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201</text:p>
          </table:table-cell>
          <table:table-cell office:value-type="float" office:value="1.08860003948212" calcext:value-type="float">
            <text:p>1.08860003948212</text:p>
          </table:table-cell>
          <table:table-cell office:value-type="float" office:value="143458" calcext:value-type="float">
            <text:p>143458</text:p>
          </table:table-cell>
          <table:table-cell office:value-type="float" office:value="1411" calcext:value-type="float">
            <text:p>1411</text:p>
          </table:table-cell>
          <table:table-cell office:value-type="float" office:value="-156726" calcext:value-type="float">
            <text:p>-156726</text:p>
          </table:table-cell>
          <table:table-cell office:value-type="float" office:value="53534" calcext:value-type="float">
            <text:p>535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208</text:p>
          </table:table-cell>
          <table:table-cell office:value-type="float" office:value="1.09899997711182" calcext:value-type="float">
            <text:p>1.09899997711182</text:p>
          </table:table-cell>
          <table:table-cell office:value-type="float" office:value="127099" calcext:value-type="float">
            <text:p>127099</text:p>
          </table:table-cell>
          <table:table-cell office:value-type="float" office:value="-5862" calcext:value-type="float">
            <text:p>-5862</text:p>
          </table:table-cell>
          <table:table-cell office:value-type="float" office:value="-139375" calcext:value-type="float">
            <text:p>-139375</text:p>
          </table:table-cell>
          <table:table-cell office:value-type="float" office:value="42915" calcext:value-type="float">
            <text:p>429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215</text:p>
          </table:table-cell>
          <table:table-cell office:value-type="float" office:value="1.0867999792099" calcext:value-type="float">
            <text:p>1.0867999792099</text:p>
          </table:table-cell>
          <table:table-cell office:value-type="float" office:value="138780" calcext:value-type="float">
            <text:p>138780</text:p>
          </table:table-cell>
          <table:table-cell office:value-type="float" office:value="-16032" calcext:value-type="float">
            <text:p>-16032</text:p>
          </table:table-cell>
          <table:table-cell office:value-type="float" office:value="-126395" calcext:value-type="float">
            <text:p>-126395</text:p>
          </table:table-cell>
          <table:table-cell office:value-type="float" office:value="28997" calcext:value-type="float">
            <text:p>289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222</text:p>
          </table:table-cell>
          <table:table-cell office:value-type="float" office:value="1.09769999980927" calcext:value-type="float">
            <text:p>1.09769999980927</text:p>
          </table:table-cell>
          <table:table-cell office:value-type="float" office:value="135544" calcext:value-type="float">
            <text:p>135544</text:p>
          </table:table-cell>
          <table:table-cell office:value-type="float" office:value="-14222" calcext:value-type="float">
            <text:p>-14222</text:p>
          </table:table-cell>
          <table:table-cell office:value-type="float" office:value="-129584" calcext:value-type="float">
            <text:p>-129584</text:p>
          </table:table-cell>
          <table:table-cell office:value-type="float" office:value="29286" calcext:value-type="float">
            <text:p>292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51229</text:p>
          </table:table-cell>
          <table:table-cell office:value-type="float" office:value="1.08599996566772" calcext:value-type="float">
            <text:p>1.08599996566772</text:p>
          </table:table-cell>
          <table:table-cell office:value-type="float" office:value="132465" calcext:value-type="float">
            <text:p>132465</text:p>
          </table:table-cell>
          <table:table-cell office:value-type="float" office:value="-9013" calcext:value-type="float">
            <text:p>-9013</text:p>
          </table:table-cell>
          <table:table-cell office:value-type="float" office:value="-131349" calcext:value-type="float">
            <text:p>-131349</text:p>
          </table:table-cell>
          <table:table-cell office:value-type="float" office:value="27769" calcext:value-type="float">
            <text:p>277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105</text:p>
          </table:table-cell>
          <table:table-cell office:value-type="float" office:value="1.09319996833801" calcext:value-type="float">
            <text:p>1.09319996833801</text:p>
          </table:table-cell>
          <table:table-cell office:value-type="float" office:value="133790" calcext:value-type="float">
            <text:p>133790</text:p>
          </table:table-cell>
          <table:table-cell office:value-type="float" office:value="-18467" calcext:value-type="float">
            <text:p>-18467</text:p>
          </table:table-cell>
          <table:table-cell office:value-type="float" office:value="-123477" calcext:value-type="float">
            <text:p>-123477</text:p>
          </table:table-cell>
          <table:table-cell office:value-type="float" office:value="26883" calcext:value-type="float">
            <text:p>268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112</text:p>
          </table:table-cell>
          <table:table-cell office:value-type="float" office:value="1.0916999578476" calcext:value-type="float">
            <text:p>1.0916999578476</text:p>
          </table:table-cell>
          <table:table-cell office:value-type="float" office:value="123325" calcext:value-type="float">
            <text:p>123325</text:p>
          </table:table-cell>
          <table:table-cell office:value-type="float" office:value="-20959" calcext:value-type="float">
            <text:p>-20959</text:p>
          </table:table-cell>
          <table:table-cell office:value-type="float" office:value="-109378" calcext:value-type="float">
            <text:p>-109378</text:p>
          </table:table-cell>
          <table:table-cell office:value-type="float" office:value="22312" calcext:value-type="float">
            <text:p>223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119</text:p>
          </table:table-cell>
          <table:table-cell office:value-type="float" office:value="1.07969999313355" calcext:value-type="float">
            <text:p>1.07969999313355</text:p>
          </table:table-cell>
          <table:table-cell office:value-type="float" office:value="100692" calcext:value-type="float">
            <text:p>100692</text:p>
          </table:table-cell>
          <table:table-cell office:value-type="float" office:value="-16246" calcext:value-type="float">
            <text:p>-16246</text:p>
          </table:table-cell>
          <table:table-cell office:value-type="float" office:value="-95994" calcext:value-type="float">
            <text:p>-95994</text:p>
          </table:table-cell>
          <table:table-cell office:value-type="float" office:value="22000" calcext:value-type="float">
            <text:p>220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126</text:p>
          </table:table-cell>
          <table:table-cell office:value-type="float" office:value="1.08369994163513" calcext:value-type="float">
            <text:p>1.08369994163513</text:p>
          </table:table-cell>
          <table:table-cell office:value-type="float" office:value="98986" calcext:value-type="float">
            <text:p>98986</text:p>
          </table:table-cell>
          <table:table-cell office:value-type="float" office:value="-19780" calcext:value-type="float">
            <text:p>-19780</text:p>
          </table:table-cell>
          <table:table-cell office:value-type="float" office:value="-88975" calcext:value-type="float">
            <text:p>-88975</text:p>
          </table:table-cell>
          <table:table-cell office:value-type="float" office:value="25372" calcext:value-type="float">
            <text:p>2537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202</text:p>
          </table:table-cell>
          <table:table-cell office:value-type="float" office:value="1.11590003967285" calcext:value-type="float">
            <text:p>1.11590003967285</text:p>
          </table:table-cell>
          <table:table-cell office:value-type="float" office:value="61574" calcext:value-type="float">
            <text:p>61574</text:p>
          </table:table-cell>
          <table:table-cell office:value-type="float" office:value="-9847" calcext:value-type="float">
            <text:p>-9847</text:p>
          </table:table-cell>
          <table:table-cell office:value-type="float" office:value="-74553" calcext:value-type="float">
            <text:p>-74553</text:p>
          </table:table-cell>
          <table:table-cell office:value-type="float" office:value="47750" calcext:value-type="float">
            <text:p>477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209</text:p>
          </table:table-cell>
          <table:table-cell office:value-type="float" office:value="1.12600004673004" calcext:value-type="float">
            <text:p>1.12600004673004</text:p>
          </table:table-cell>
          <table:table-cell office:value-type="float" office:value="15025" calcext:value-type="float">
            <text:p>15025</text:p>
          </table:table-cell>
          <table:table-cell office:value-type="float" office:value="8471" calcext:value-type="float">
            <text:p>8471</text:p>
          </table:table-cell>
          <table:table-cell office:value-type="float" office:value="-61799" calcext:value-type="float">
            <text:p>-61799</text:p>
          </table:table-cell>
          <table:table-cell office:value-type="float" office:value="49013" calcext:value-type="float">
            <text:p>4901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216</text:p>
          </table:table-cell>
          <table:table-cell office:value-type="float" office:value="1.11349999904633" calcext:value-type="float">
            <text:p>1.11349999904633</text:p>
          </table:table-cell>
          <table:table-cell office:value-type="float" office:value="-3786" calcext:value-type="float">
            <text:p>-3786</text:p>
          </table:table-cell>
          <table:table-cell office:value-type="float" office:value="6974" calcext:value-type="float">
            <text:p>6974</text:p>
          </table:table-cell>
          <table:table-cell office:value-type="float" office:value="-41107" calcext:value-type="float">
            <text:p>-41107</text:p>
          </table:table-cell>
          <table:table-cell office:value-type="float" office:value="43478" calcext:value-type="float">
            <text:p>434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223</text:p>
          </table:table-cell>
          <table:table-cell office:value-type="float" office:value="1.09340000152588" calcext:value-type="float">
            <text:p>1.09340000152588</text:p>
          </table:table-cell>
          <table:table-cell office:value-type="float" office:value="-683" calcext:value-type="float">
            <text:p>-683</text:p>
          </table:table-cell>
          <table:table-cell office:value-type="float" office:value="19008" calcext:value-type="float">
            <text:p>19008</text:p>
          </table:table-cell>
          <table:table-cell office:value-type="float" office:value="-35900" calcext:value-type="float">
            <text:p>-35900</text:p>
          </table:table-cell>
          <table:table-cell office:value-type="float" office:value="24245" calcext:value-type="float">
            <text:p>242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301</text:p>
          </table:table-cell>
          <table:table-cell office:value-type="float" office:value="1.1003999710083" calcext:value-type="float">
            <text:p>1.1003999710083</text:p>
          </table:table-cell>
          <table:table-cell office:value-type="float" office:value="37228" calcext:value-type="float">
            <text:p>37228</text:p>
          </table:table-cell>
          <table:table-cell office:value-type="float" office:value="8410" calcext:value-type="float">
            <text:p>8410</text:p>
          </table:table-cell>
          <table:table-cell office:value-type="float" office:value="-51615" calcext:value-type="float">
            <text:p>-51615</text:p>
          </table:table-cell>
          <table:table-cell office:value-type="float" office:value="23934" calcext:value-type="float">
            <text:p>239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308</text:p>
          </table:table-cell>
          <table:table-cell office:value-type="float" office:value="1.11530005931854" calcext:value-type="float">
            <text:p>1.11530005931854</text:p>
          </table:table-cell>
          <table:table-cell office:value-type="float" office:value="44878" calcext:value-type="float">
            <text:p>44878</text:p>
          </table:table-cell>
          <table:table-cell office:value-type="float" office:value="4427" calcext:value-type="float">
            <text:p>4427</text:p>
          </table:table-cell>
          <table:table-cell office:value-type="float" office:value="-61927" calcext:value-type="float">
            <text:p>-61927</text:p>
          </table:table-cell>
          <table:table-cell office:value-type="float" office:value="30714" calcext:value-type="float">
            <text:p>307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315</text:p>
          </table:table-cell>
          <table:table-cell office:value-type="float" office:value="1.12699997425079" calcext:value-type="float">
            <text:p>1.12699997425079</text:p>
          </table:table-cell>
          <table:table-cell office:value-type="float" office:value="74170" calcext:value-type="float">
            <text:p>74170</text:p>
          </table:table-cell>
          <table:table-cell office:value-type="float" office:value="6885" calcext:value-type="float">
            <text:p>6885</text:p>
          </table:table-cell>
          <table:table-cell office:value-type="float" office:value="-74713" calcext:value-type="float">
            <text:p>-74713</text:p>
          </table:table-cell>
          <table:table-cell office:value-type="float" office:value="3916" calcext:value-type="float">
            <text:p>39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322</text:p>
          </table:table-cell>
          <table:table-cell office:value-type="float" office:value="1.11660003662109" calcext:value-type="float">
            <text:p>1.11660003662109</text:p>
          </table:table-cell>
          <table:table-cell office:value-type="float" office:value="61613" calcext:value-type="float">
            <text:p>61613</text:p>
          </table:table-cell>
          <table:table-cell office:value-type="float" office:value="8858" calcext:value-type="float">
            <text:p>8858</text:p>
          </table:table-cell>
          <table:table-cell office:value-type="float" office:value="-68806" calcext:value-type="float">
            <text:p>-68806</text:p>
          </table:table-cell>
          <table:table-cell office:value-type="float" office:value="5306" calcext:value-type="float">
            <text:p>53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329</text:p>
          </table:table-cell>
          <table:table-cell office:value-type="float" office:value="1.13870000839233" calcext:value-type="float">
            <text:p>1.13870000839233</text:p>
          </table:table-cell>
          <table:table-cell office:value-type="float" office:value="55059" calcext:value-type="float">
            <text:p>55059</text:p>
          </table:table-cell>
          <table:table-cell office:value-type="float" office:value="7835" calcext:value-type="float">
            <text:p>7835</text:p>
          </table:table-cell>
          <table:table-cell office:value-type="float" office:value="-63117" calcext:value-type="float">
            <text:p>-63117</text:p>
          </table:table-cell>
          <table:table-cell office:value-type="float" office:value="3763" calcext:value-type="float">
            <text:p>37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405</text:p>
          </table:table-cell>
          <table:table-cell office:value-type="float" office:value="1.14010000228882" calcext:value-type="float">
            <text:p>1.14010000228882</text:p>
          </table:table-cell>
          <table:table-cell office:value-type="float" office:value="42380" calcext:value-type="float">
            <text:p>42380</text:p>
          </table:table-cell>
          <table:table-cell office:value-type="float" office:value="11240" calcext:value-type="float">
            <text:p>11240</text:p>
          </table:table-cell>
          <table:table-cell office:value-type="float" office:value="-54339" calcext:value-type="float">
            <text:p>-54339</text:p>
          </table:table-cell>
          <table:table-cell office:value-type="float" office:value="6969" calcext:value-type="float">
            <text:p>69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412</text:p>
          </table:table-cell>
          <table:table-cell office:value-type="float" office:value="1.12829995155334" calcext:value-type="float">
            <text:p>1.12829995155334</text:p>
          </table:table-cell>
          <table:table-cell office:value-type="float" office:value="37698" calcext:value-type="float">
            <text:p>37698</text:p>
          </table:table-cell>
          <table:table-cell office:value-type="float" office:value="3832" calcext:value-type="float">
            <text:p>3832</text:p>
          </table:table-cell>
          <table:table-cell office:value-type="float" office:value="-47490" calcext:value-type="float">
            <text:p>-47490</text:p>
          </table:table-cell>
          <table:table-cell office:value-type="float" office:value="9712" calcext:value-type="float">
            <text:p>97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419</text:p>
          </table:table-cell>
          <table:table-cell office:value-type="float" office:value="1.12339997291565" calcext:value-type="float">
            <text:p>1.12339997291565</text:p>
          </table:table-cell>
          <table:table-cell office:value-type="float" office:value="31840" calcext:value-type="float">
            <text:p>31840</text:p>
          </table:table-cell>
          <table:table-cell office:value-type="float" office:value="12177" calcext:value-type="float">
            <text:p>12177</text:p>
          </table:table-cell>
          <table:table-cell office:value-type="float" office:value="-50877" calcext:value-type="float">
            <text:p>-50877</text:p>
          </table:table-cell>
          <table:table-cell office:value-type="float" office:value="11883" calcext:value-type="float">
            <text:p>118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426</text:p>
          </table:table-cell>
          <table:table-cell office:value-type="float" office:value="1.14559996128082" calcext:value-type="float">
            <text:p>1.14559996128082</text:p>
          </table:table-cell>
          <table:table-cell office:value-type="float" office:value="16983" calcext:value-type="float">
            <text:p>16983</text:p>
          </table:table-cell>
          <table:table-cell office:value-type="float" office:value="20247" calcext:value-type="float">
            <text:p>20247</text:p>
          </table:table-cell>
          <table:table-cell office:value-type="float" office:value="-43212" calcext:value-type="float">
            <text:p>-43212</text:p>
          </table:table-cell>
          <table:table-cell office:value-type="float" office:value="11041" calcext:value-type="float">
            <text:p>110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503</text:p>
          </table:table-cell>
          <table:table-cell office:value-type="float" office:value="1.14049994945526" calcext:value-type="float">
            <text:p>1.14049994945526</text:p>
          </table:table-cell>
          <table:table-cell office:value-type="float" office:value="-5265" calcext:value-type="float">
            <text:p>-5265</text:p>
          </table:table-cell>
          <table:table-cell office:value-type="float" office:value="33761" calcext:value-type="float">
            <text:p>33761</text:p>
          </table:table-cell>
          <table:table-cell office:value-type="float" office:value="-38623" calcext:value-type="float">
            <text:p>-38623</text:p>
          </table:table-cell>
          <table:table-cell office:value-type="float" office:value="14066" calcext:value-type="float">
            <text:p>140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510</text:p>
          </table:table-cell>
          <table:table-cell office:value-type="float" office:value="1.1308000087738" calcext:value-type="float">
            <text:p>1.1308000087738</text:p>
          </table:table-cell>
          <table:table-cell office:value-type="float" office:value="-4880" calcext:value-type="float">
            <text:p>-4880</text:p>
          </table:table-cell>
          <table:table-cell office:value-type="float" office:value="30888" calcext:value-type="float">
            <text:p>30888</text:p>
          </table:table-cell>
          <table:table-cell office:value-type="float" office:value="-31337" calcext:value-type="float">
            <text:p>-31337</text:p>
          </table:table-cell>
          <table:table-cell office:value-type="float" office:value="12941" calcext:value-type="float">
            <text:p>129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517</text:p>
          </table:table-cell>
          <table:table-cell office:value-type="float" office:value="1.1224000453949" calcext:value-type="float">
            <text:p>1.1224000453949</text:p>
          </table:table-cell>
          <table:table-cell office:value-type="float" office:value="-3024" calcext:value-type="float">
            <text:p>-3024</text:p>
          </table:table-cell>
          <table:table-cell office:value-type="float" office:value="25228" calcext:value-type="float">
            <text:p>25228</text:p>
          </table:table-cell>
          <table:table-cell office:value-type="float" office:value="-22542" calcext:value-type="float">
            <text:p>-22542</text:p>
          </table:table-cell>
          <table:table-cell office:value-type="float" office:value="11867" calcext:value-type="float">
            <text:p>118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524</text:p>
          </table:table-cell>
          <table:table-cell office:value-type="float" office:value="1.11150002479553" calcext:value-type="float">
            <text:p>1.11150002479553</text:p>
          </table:table-cell>
          <table:table-cell office:value-type="float" office:value="27794" calcext:value-type="float">
            <text:p>27794</text:p>
          </table:table-cell>
          <table:table-cell office:value-type="float" office:value="19377" calcext:value-type="float">
            <text:p>19377</text:p>
          </table:table-cell>
          <table:table-cell office:value-type="float" office:value="-48834" calcext:value-type="float">
            <text:p>-48834</text:p>
          </table:table-cell>
          <table:table-cell office:value-type="float" office:value="12269" calcext:value-type="float">
            <text:p>1226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531</text:p>
          </table:table-cell>
          <table:table-cell office:value-type="float" office:value="1.13670003414154" calcext:value-type="float">
            <text:p>1.13670003414154</text:p>
          </table:table-cell>
          <table:table-cell office:value-type="float" office:value="43939" calcext:value-type="float">
            <text:p>43939</text:p>
          </table:table-cell>
          <table:table-cell office:value-type="float" office:value="20991" calcext:value-type="float">
            <text:p>20991</text:p>
          </table:table-cell>
          <table:table-cell office:value-type="float" office:value="-61574" calcext:value-type="float">
            <text:p>-61574</text:p>
          </table:table-cell>
          <table:table-cell office:value-type="float" office:value="9704" calcext:value-type="float">
            <text:p>97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607</text:p>
          </table:table-cell>
          <table:table-cell office:value-type="float" office:value="1.12510001659393" calcext:value-type="float">
            <text:p>1.12510001659393</text:p>
          </table:table-cell>
          <table:table-cell office:value-type="float" office:value="37280" calcext:value-type="float">
            <text:p>37280</text:p>
          </table:table-cell>
          <table:table-cell office:value-type="float" office:value="26058" calcext:value-type="float">
            <text:p>26058</text:p>
          </table:table-cell>
          <table:table-cell office:value-type="float" office:value="-64083" calcext:value-type="float">
            <text:p>-64083</text:p>
          </table:table-cell>
          <table:table-cell office:value-type="float" office:value="13171" calcext:value-type="float">
            <text:p>131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614</text:p>
          </table:table-cell>
          <table:table-cell office:value-type="float" office:value="1.12769997119904" calcext:value-type="float">
            <text:p>1.12769997119904</text:p>
          </table:table-cell>
          <table:table-cell office:value-type="float" office:value="68984" calcext:value-type="float">
            <text:p>68984</text:p>
          </table:table-cell>
          <table:table-cell office:value-type="float" office:value="23710" calcext:value-type="float">
            <text:p>23710</text:p>
          </table:table-cell>
          <table:table-cell office:value-type="float" office:value="-70074" calcext:value-type="float">
            <text:p>-70074</text:p>
          </table:table-cell>
          <table:table-cell office:value-type="float" office:value="-8404" calcext:value-type="float">
            <text:p>-840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621</text:p>
          </table:table-cell>
          <table:table-cell office:value-type="float" office:value="1.1117000579834" calcext:value-type="float">
            <text:p>1.1117000579834</text:p>
          </table:table-cell>
          <table:table-cell office:value-type="float" office:value="71435" calcext:value-type="float">
            <text:p>71435</text:p>
          </table:table-cell>
          <table:table-cell office:value-type="float" office:value="29896" calcext:value-type="float">
            <text:p>29896</text:p>
          </table:table-cell>
          <table:table-cell office:value-type="float" office:value="-78621" calcext:value-type="float">
            <text:p>-78621</text:p>
          </table:table-cell>
          <table:table-cell office:value-type="float" office:value="-10658" calcext:value-type="float">
            <text:p>-106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628</text:p>
          </table:table-cell>
          <table:table-cell office:value-type="float" office:value="1.11360001564026" calcext:value-type="float">
            <text:p>1.11360001564026</text:p>
          </table:table-cell>
          <table:table-cell office:value-type="float" office:value="75215" calcext:value-type="float">
            <text:p>75215</text:p>
          </table:table-cell>
          <table:table-cell office:value-type="float" office:value="19191" calcext:value-type="float">
            <text:p>19191</text:p>
          </table:table-cell>
          <table:table-cell office:value-type="float" office:value="-58811" calcext:value-type="float">
            <text:p>-58811</text:p>
          </table:table-cell>
          <table:table-cell office:value-type="float" office:value="-20876" calcext:value-type="float">
            <text:p>-208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705</text:p>
          </table:table-cell>
          <table:table-cell office:value-type="float" office:value="1.10549998283386" calcext:value-type="float">
            <text:p>1.10549998283386</text:p>
          </table:table-cell>
          <table:table-cell office:value-type="float" office:value="99164" calcext:value-type="float">
            <text:p>99164</text:p>
          </table:table-cell>
          <table:table-cell office:value-type="float" office:value="14264" calcext:value-type="float">
            <text:p>14264</text:p>
          </table:table-cell>
          <table:table-cell office:value-type="float" office:value="-74655" calcext:value-type="float">
            <text:p>-74655</text:p>
          </table:table-cell>
          <table:table-cell office:value-type="float" office:value="-20350" calcext:value-type="float">
            <text:p>-203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712</text:p>
          </table:table-cell>
          <table:table-cell office:value-type="float" office:value="1.103600025177" calcext:value-type="float">
            <text:p>1.103600025177</text:p>
          </table:table-cell>
          <table:table-cell office:value-type="float" office:value="108323" calcext:value-type="float">
            <text:p>108323</text:p>
          </table:table-cell>
          <table:table-cell office:value-type="float" office:value="21745" calcext:value-type="float">
            <text:p>21745</text:p>
          </table:table-cell>
          <table:table-cell office:value-type="float" office:value="-91872" calcext:value-type="float">
            <text:p>-91872</text:p>
          </table:table-cell>
          <table:table-cell office:value-type="float" office:value="-17707" calcext:value-type="float">
            <text:p>-177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719</text:p>
          </table:table-cell>
          <table:table-cell office:value-type="float" office:value="1.09759998321533" calcext:value-type="float">
            <text:p>1.09759998321533</text:p>
          </table:table-cell>
          <table:table-cell office:value-type="float" office:value="121542" calcext:value-type="float">
            <text:p>121542</text:p>
          </table:table-cell>
          <table:table-cell office:value-type="float" office:value="23112" calcext:value-type="float">
            <text:p>23112</text:p>
          </table:table-cell>
          <table:table-cell office:value-type="float" office:value="-105048" calcext:value-type="float">
            <text:p>-105048</text:p>
          </table:table-cell>
          <table:table-cell office:value-type="float" office:value="-15242" calcext:value-type="float">
            <text:p>-152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726</text:p>
          </table:table-cell>
          <table:table-cell office:value-type="float" office:value="1.11740005016327" calcext:value-type="float">
            <text:p>1.11740005016327</text:p>
          </table:table-cell>
          <table:table-cell office:value-type="float" office:value="132076" calcext:value-type="float">
            <text:p>132076</text:p>
          </table:table-cell>
          <table:table-cell office:value-type="float" office:value="23686" calcext:value-type="float">
            <text:p>23686</text:p>
          </table:table-cell>
          <table:table-cell office:value-type="float" office:value="-111903" calcext:value-type="float">
            <text:p>-111903</text:p>
          </table:table-cell>
          <table:table-cell office:value-type="float" office:value="-20724" calcext:value-type="float">
            <text:p>-2072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802</text:p>
          </table:table-cell>
          <table:table-cell office:value-type="float" office:value="1.1085000038147" calcext:value-type="float">
            <text:p>1.1085000038147</text:p>
          </table:table-cell>
          <table:table-cell office:value-type="float" office:value="112317" calcext:value-type="float">
            <text:p>112317</text:p>
          </table:table-cell>
          <table:table-cell office:value-type="float" office:value="28971" calcext:value-type="float">
            <text:p>28971</text:p>
          </table:table-cell>
          <table:table-cell office:value-type="float" office:value="-108283" calcext:value-type="float">
            <text:p>-108283</text:p>
          </table:table-cell>
          <table:table-cell office:value-type="float" office:value="-17782" calcext:value-type="float">
            <text:p>-177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809</text:p>
          </table:table-cell>
          <table:table-cell office:value-type="float" office:value="1.11609995365143" calcext:value-type="float">
            <text:p>1.11609995365143</text:p>
          </table:table-cell>
          <table:table-cell office:value-type="float" office:value="116044" calcext:value-type="float">
            <text:p>116044</text:p>
          </table:table-cell>
          <table:table-cell office:value-type="float" office:value="26550" calcext:value-type="float">
            <text:p>26550</text:p>
          </table:table-cell>
          <table:table-cell office:value-type="float" office:value="-103798" calcext:value-type="float">
            <text:p>-103798</text:p>
          </table:table-cell>
          <table:table-cell office:value-type="float" office:value="-17681" calcext:value-type="float">
            <text:p>-176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816</text:p>
          </table:table-cell>
          <table:table-cell office:value-type="float" office:value="1.13259994983673" calcext:value-type="float">
            <text:p>1.13259994983673</text:p>
          </table:table-cell>
          <table:table-cell office:value-type="float" office:value="101129" calcext:value-type="float">
            <text:p>101129</text:p>
          </table:table-cell>
          <table:table-cell office:value-type="float" office:value="28988" calcext:value-type="float">
            <text:p>28988</text:p>
          </table:table-cell>
          <table:table-cell office:value-type="float" office:value="-98625" calcext:value-type="float">
            <text:p>-98625</text:p>
          </table:table-cell>
          <table:table-cell office:value-type="float" office:value="-15595" calcext:value-type="float">
            <text:p>-155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823</text:p>
          </table:table-cell>
          <table:table-cell office:value-type="float" office:value="1.11979997158051" calcext:value-type="float">
            <text:p>1.11979997158051</text:p>
          </table:table-cell>
          <table:table-cell office:value-type="float" office:value="78278" calcext:value-type="float">
            <text:p>78278</text:p>
          </table:table-cell>
          <table:table-cell office:value-type="float" office:value="32728" calcext:value-type="float">
            <text:p>32728</text:p>
          </table:table-cell>
          <table:table-cell office:value-type="float" office:value="-83096" calcext:value-type="float">
            <text:p>-83096</text:p>
          </table:table-cell>
          <table:table-cell office:value-type="float" office:value="-13394" calcext:value-type="float">
            <text:p>-133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830</text:p>
          </table:table-cell>
          <table:table-cell office:value-type="float" office:value="1.11559998989105" calcext:value-type="float">
            <text:p>1.11559998989105</text:p>
          </table:table-cell>
          <table:table-cell office:value-type="float" office:value="89812" calcext:value-type="float">
            <text:p>89812</text:p>
          </table:table-cell>
          <table:table-cell office:value-type="float" office:value="26932" calcext:value-type="float">
            <text:p>26932</text:p>
          </table:table-cell>
          <table:table-cell office:value-type="float" office:value="-82997" calcext:value-type="float">
            <text:p>-82997</text:p>
          </table:table-cell>
          <table:table-cell office:value-type="float" office:value="-14864" calcext:value-type="float">
            <text:p>-148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906</text:p>
          </table:table-cell>
          <table:table-cell office:value-type="float" office:value="1.12329995632172" calcext:value-type="float">
            <text:p>1.12329995632172</text:p>
          </table:table-cell>
          <table:table-cell office:value-type="float" office:value="101035" calcext:value-type="float">
            <text:p>101035</text:p>
          </table:table-cell>
          <table:table-cell office:value-type="float" office:value="23314" calcext:value-type="float">
            <text:p>23314</text:p>
          </table:table-cell>
          <table:table-cell office:value-type="float" office:value="-87612" calcext:value-type="float">
            <text:p>-87612</text:p>
          </table:table-cell>
          <table:table-cell office:value-type="float" office:value="-16027" calcext:value-type="float">
            <text:p>-160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913</text:p>
          </table:table-cell>
          <table:table-cell office:value-type="float" office:value="1.11549997329712" calcext:value-type="float">
            <text:p>1.11549997329712</text:p>
          </table:table-cell>
          <table:table-cell office:value-type="float" office:value="88016" calcext:value-type="float">
            <text:p>88016</text:p>
          </table:table-cell>
          <table:table-cell office:value-type="float" office:value="30777" calcext:value-type="float">
            <text:p>30777</text:p>
          </table:table-cell>
          <table:table-cell office:value-type="float" office:value="-82555" calcext:value-type="float">
            <text:p>-82555</text:p>
          </table:table-cell>
          <table:table-cell office:value-type="float" office:value="-14490" calcext:value-type="float">
            <text:p>-144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920</text:p>
          </table:table-cell>
          <table:table-cell office:value-type="float" office:value="1.12259995937347" calcext:value-type="float">
            <text:p>1.12259995937347</text:p>
          </table:table-cell>
          <table:table-cell office:value-type="float" office:value="79464" calcext:value-type="float">
            <text:p>79464</text:p>
          </table:table-cell>
          <table:table-cell office:value-type="float" office:value="22816" calcext:value-type="float">
            <text:p>22816</text:p>
          </table:table-cell>
          <table:table-cell office:value-type="float" office:value="-82177" calcext:value-type="float">
            <text:p>-82177</text:p>
          </table:table-cell>
          <table:table-cell office:value-type="float" office:value="-5185" calcext:value-type="float">
            <text:p>-518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0927</text:p>
          </table:table-cell>
          <table:table-cell office:value-type="float" office:value="1.12409996986389" calcext:value-type="float">
            <text:p>1.12409996986389</text:p>
          </table:table-cell>
          <table:table-cell office:value-type="float" office:value="65185" calcext:value-type="float">
            <text:p>65185</text:p>
          </table:table-cell>
          <table:table-cell office:value-type="float" office:value="33847" calcext:value-type="float">
            <text:p>33847</text:p>
          </table:table-cell>
          <table:table-cell office:value-type="float" office:value="-79660" calcext:value-type="float">
            <text:p>-79660</text:p>
          </table:table-cell>
          <table:table-cell office:value-type="float" office:value="-7560" calcext:value-type="float">
            <text:p>-75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004</text:p>
          </table:table-cell>
          <table:table-cell office:value-type="float" office:value="1.1201000213623" calcext:value-type="float">
            <text:p>1.1201000213623</text:p>
          </table:table-cell>
          <table:table-cell office:value-type="float" office:value="71601" calcext:value-type="float">
            <text:p>71601</text:p>
          </table:table-cell>
          <table:table-cell office:value-type="float" office:value="40348" calcext:value-type="float">
            <text:p>40348</text:p>
          </table:table-cell>
          <table:table-cell office:value-type="float" office:value="-88213" calcext:value-type="float">
            <text:p>-88213</text:p>
          </table:table-cell>
          <table:table-cell office:value-type="float" office:value="-8451" calcext:value-type="float">
            <text:p>-84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011</text:p>
          </table:table-cell>
          <table:table-cell office:value-type="float" office:value="1.09710001945496" calcext:value-type="float">
            <text:p>1.09710001945496</text:p>
          </table:table-cell>
          <table:table-cell office:value-type="float" office:value="90796" calcext:value-type="float">
            <text:p>90796</text:p>
          </table:table-cell>
          <table:table-cell office:value-type="float" office:value="41692" calcext:value-type="float">
            <text:p>41692</text:p>
          </table:table-cell>
          <table:table-cell office:value-type="float" office:value="-109196" calcext:value-type="float">
            <text:p>-109196</text:p>
          </table:table-cell>
          <table:table-cell office:value-type="float" office:value="-6016" calcext:value-type="float">
            <text:p>-60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018</text:p>
          </table:table-cell>
          <table:table-cell office:value-type="float" office:value="1.08840000629425" calcext:value-type="float">
            <text:p>1.08840000629425</text:p>
          </table:table-cell>
          <table:table-cell office:value-type="float" office:value="117425" calcext:value-type="float">
            <text:p>117425</text:p>
          </table:table-cell>
          <table:table-cell office:value-type="float" office:value="43349" calcext:value-type="float">
            <text:p>43349</text:p>
          </table:table-cell>
          <table:table-cell office:value-type="float" office:value="-139152" calcext:value-type="float">
            <text:p>-139152</text:p>
          </table:table-cell>
          <table:table-cell office:value-type="float" office:value="-5483" calcext:value-type="float">
            <text:p>-54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025</text:p>
          </table:table-cell>
          <table:table-cell office:value-type="float" office:value="1.09870004653931" calcext:value-type="float">
            <text:p>1.09870004653931</text:p>
          </table:table-cell>
          <table:table-cell office:value-type="float" office:value="145073" calcext:value-type="float">
            <text:p>145073</text:p>
          </table:table-cell>
          <table:table-cell office:value-type="float" office:value="27946" calcext:value-type="float">
            <text:p>27946</text:p>
          </table:table-cell>
          <table:table-cell office:value-type="float" office:value="-152307" calcext:value-type="float">
            <text:p>-152307</text:p>
          </table:table-cell>
          <table:table-cell office:value-type="float" office:value="-6485" calcext:value-type="float">
            <text:p>-648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101</text:p>
          </table:table-cell>
          <table:table-cell office:value-type="float" office:value="1.11380004882813" calcext:value-type="float">
            <text:p>1.11380004882813</text:p>
          </table:table-cell>
          <table:table-cell office:value-type="float" office:value="151689" calcext:value-type="float">
            <text:p>151689</text:p>
          </table:table-cell>
          <table:table-cell office:value-type="float" office:value="33067" calcext:value-type="float">
            <text:p>33067</text:p>
          </table:table-cell>
          <table:table-cell office:value-type="float" office:value="-157590" calcext:value-type="float">
            <text:p>-157590</text:p>
          </table:table-cell>
          <table:table-cell office:value-type="float" office:value="-8162" calcext:value-type="float">
            <text:p>-81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108</text:p>
          </table:table-cell>
          <table:table-cell office:value-type="float" office:value="1.08560001850128" calcext:value-type="float">
            <text:p>1.08560001850128</text:p>
          </table:table-cell>
          <table:table-cell office:value-type="float" office:value="113084" calcext:value-type="float">
            <text:p>113084</text:p>
          </table:table-cell>
          <table:table-cell office:value-type="float" office:value="41471" calcext:value-type="float">
            <text:p>41471</text:p>
          </table:table-cell>
          <table:table-cell office:value-type="float" office:value="-134898" calcext:value-type="float">
            <text:p>-134898</text:p>
          </table:table-cell>
          <table:table-cell office:value-type="float" office:value="-4390" calcext:value-type="float">
            <text:p>-43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115</text:p>
          </table:table-cell>
          <table:table-cell office:value-type="float" office:value="1.05879998207092" calcext:value-type="float">
            <text:p>1.05879998207092</text:p>
          </table:table-cell>
          <table:table-cell office:value-type="float" office:value="100731" calcext:value-type="float">
            <text:p>100731</text:p>
          </table:table-cell>
          <table:table-cell office:value-type="float" office:value="43859" calcext:value-type="float">
            <text:p>43859</text:p>
          </table:table-cell>
          <table:table-cell office:value-type="float" office:value="-129359" calcext:value-type="float">
            <text:p>-129359</text:p>
          </table:table-cell>
          <table:table-cell office:value-type="float" office:value="-3441" calcext:value-type="float">
            <text:p>-34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122</text:p>
          </table:table-cell>
          <table:table-cell office:value-type="float" office:value="1.05869996547699" calcext:value-type="float">
            <text:p>1.05869996547699</text:p>
          </table:table-cell>
          <table:table-cell office:value-type="float" office:value="113901" calcext:value-type="float">
            <text:p>113901</text:p>
          </table:table-cell>
          <table:table-cell office:value-type="float" office:value="41501" calcext:value-type="float">
            <text:p>41501</text:p>
          </table:table-cell>
          <table:table-cell office:value-type="float" office:value="-135921" calcext:value-type="float">
            <text:p>-135921</text:p>
          </table:table-cell>
          <table:table-cell office:value-type="float" office:value="-6759" calcext:value-type="float">
            <text:p>-675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129</text:p>
          </table:table-cell>
          <table:table-cell office:value-type="float" office:value="1.06729996204376" calcext:value-type="float">
            <text:p>1.06729996204376</text:p>
          </table:table-cell>
          <table:table-cell office:value-type="float" office:value="121389" calcext:value-type="float">
            <text:p>121389</text:p>
          </table:table-cell>
          <table:table-cell office:value-type="float" office:value="43299" calcext:value-type="float">
            <text:p>43299</text:p>
          </table:table-cell>
          <table:table-cell office:value-type="float" office:value="-156366" calcext:value-type="float">
            <text:p>-156366</text:p>
          </table:table-cell>
          <table:table-cell office:value-type="float" office:value="1232" calcext:value-type="float">
            <text:p>12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206</text:p>
          </table:table-cell>
          <table:table-cell office:value-type="float" office:value="1.05620002746582" calcext:value-type="float">
            <text:p>1.05620002746582</text:p>
          </table:table-cell>
          <table:table-cell office:value-type="float" office:value="102423" calcext:value-type="float">
            <text:p>102423</text:p>
          </table:table-cell>
          <table:table-cell office:value-type="float" office:value="35007" calcext:value-type="float">
            <text:p>35007</text:p>
          </table:table-cell>
          <table:table-cell office:value-type="float" office:value="-126464" calcext:value-type="float">
            <text:p>-126464</text:p>
          </table:table-cell>
          <table:table-cell office:value-type="float" office:value="1094" calcext:value-type="float">
            <text:p>10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213</text:p>
          </table:table-cell>
          <table:table-cell office:value-type="float" office:value="1.04509997367859" calcext:value-type="float">
            <text:p>1.04509997367859</text:p>
          </table:table-cell>
          <table:table-cell office:value-type="float" office:value="79017" calcext:value-type="float">
            <text:p>79017</text:p>
          </table:table-cell>
          <table:table-cell office:value-type="float" office:value="45125" calcext:value-type="float">
            <text:p>45125</text:p>
          </table:table-cell>
          <table:table-cell office:value-type="float" office:value="-117325" calcext:value-type="float">
            <text:p>-117325</text:p>
          </table:table-cell>
          <table:table-cell office:value-type="float" office:value="4971" calcext:value-type="float">
            <text:p>49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220</text:p>
          </table:table-cell>
          <table:table-cell office:value-type="float" office:value="1.04560005664825" calcext:value-type="float">
            <text:p>1.04560005664825</text:p>
          </table:table-cell>
          <table:table-cell office:value-type="float" office:value="66536" calcext:value-type="float">
            <text:p>66536</text:p>
          </table:table-cell>
          <table:table-cell office:value-type="float" office:value="43967" calcext:value-type="float">
            <text:p>43967</text:p>
          </table:table-cell>
          <table:table-cell office:value-type="float" office:value="-104929" calcext:value-type="float">
            <text:p>-104929</text:p>
          </table:table-cell>
          <table:table-cell office:value-type="float" office:value="5280" calcext:value-type="float">
            <text:p>528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61227</text:p>
          </table:table-cell>
          <table:table-cell office:value-type="float" office:value="1.05159997940063" calcext:value-type="float">
            <text:p>1.05159997940063</text:p>
          </table:table-cell>
          <table:table-cell office:value-type="float" office:value="71917" calcext:value-type="float">
            <text:p>71917</text:p>
          </table:table-cell>
          <table:table-cell office:value-type="float" office:value="38709" calcext:value-type="float">
            <text:p>38709</text:p>
          </table:table-cell>
          <table:table-cell office:value-type="float" office:value="-105188" calcext:value-type="float">
            <text:p>-105188</text:p>
          </table:table-cell>
          <table:table-cell office:value-type="float" office:value="4110" calcext:value-type="float">
            <text:p>41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103</text:p>
          </table:table-cell>
          <table:table-cell office:value-type="float" office:value="1.05330002307892" calcext:value-type="float">
            <text:p>1.05330002307892</text:p>
          </table:table-cell>
          <table:table-cell office:value-type="float" office:value="71958" calcext:value-type="float">
            <text:p>71958</text:p>
          </table:table-cell>
          <table:table-cell office:value-type="float" office:value="41478" calcext:value-type="float">
            <text:p>41478</text:p>
          </table:table-cell>
          <table:table-cell office:value-type="float" office:value="-117227" calcext:value-type="float">
            <text:p>-117227</text:p>
          </table:table-cell>
          <table:table-cell office:value-type="float" office:value="7440" calcext:value-type="float">
            <text:p>744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110</text:p>
          </table:table-cell>
          <table:table-cell office:value-type="float" office:value="1.06439995765686" calcext:value-type="float">
            <text:p>1.06439995765686</text:p>
          </table:table-cell>
          <table:table-cell office:value-type="float" office:value="60880" calcext:value-type="float">
            <text:p>60880</text:p>
          </table:table-cell>
          <table:table-cell office:value-type="float" office:value="50446" calcext:value-type="float">
            <text:p>50446</text:p>
          </table:table-cell>
          <table:table-cell office:value-type="float" office:value="-115721" calcext:value-type="float">
            <text:p>-115721</text:p>
          </table:table-cell>
          <table:table-cell office:value-type="float" office:value="11402" calcext:value-type="float">
            <text:p>1140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117</text:p>
          </table:table-cell>
          <table:table-cell office:value-type="float" office:value="1.0702999830246" calcext:value-type="float">
            <text:p>1.0702999830246</text:p>
          </table:table-cell>
          <table:table-cell office:value-type="float" office:value="40824" calcext:value-type="float">
            <text:p>40824</text:p>
          </table:table-cell>
          <table:table-cell office:value-type="float" office:value="60540" calcext:value-type="float">
            <text:p>60540</text:p>
          </table:table-cell>
          <table:table-cell office:value-type="float" office:value="-111024" calcext:value-type="float">
            <text:p>-111024</text:p>
          </table:table-cell>
          <table:table-cell office:value-type="float" office:value="17737" calcext:value-type="float">
            <text:p>1773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124</text:p>
          </table:table-cell>
          <table:table-cell office:value-type="float" office:value="1.06990003585815" calcext:value-type="float">
            <text:p>1.06990003585815</text:p>
          </table:table-cell>
          <table:table-cell office:value-type="float" office:value="22080" calcext:value-type="float">
            <text:p>22080</text:p>
          </table:table-cell>
          <table:table-cell office:value-type="float" office:value="62034" calcext:value-type="float">
            <text:p>62034</text:p>
          </table:table-cell>
          <table:table-cell office:value-type="float" office:value="-98652" calcext:value-type="float">
            <text:p>-98652</text:p>
          </table:table-cell>
          <table:table-cell office:value-type="float" office:value="22457" calcext:value-type="float">
            <text:p>224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131</text:p>
          </table:table-cell>
          <table:table-cell office:value-type="float" office:value="1.07840001583099" calcext:value-type="float">
            <text:p>1.07840001583099</text:p>
          </table:table-cell>
          <table:table-cell office:value-type="float" office:value="17686" calcext:value-type="float">
            <text:p>17686</text:p>
          </table:table-cell>
          <table:table-cell office:value-type="float" office:value="54783" calcext:value-type="float">
            <text:p>54783</text:p>
          </table:table-cell>
          <table:table-cell office:value-type="float" office:value="-83960" calcext:value-type="float">
            <text:p>-83960</text:p>
          </table:table-cell>
          <table:table-cell office:value-type="float" office:value="19056" calcext:value-type="float">
            <text:p>190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207</text:p>
          </table:table-cell>
          <table:table-cell office:value-type="float" office:value="1.06410002708435" calcext:value-type="float">
            <text:p>1.06410002708435</text:p>
          </table:table-cell>
          <table:table-cell office:value-type="float" office:value="17334" calcext:value-type="float">
            <text:p>17334</text:p>
          </table:table-cell>
          <table:table-cell office:value-type="float" office:value="50789" calcext:value-type="float">
            <text:p>50789</text:p>
          </table:table-cell>
          <table:table-cell office:value-type="float" office:value="-86582" calcext:value-type="float">
            <text:p>-86582</text:p>
          </table:table-cell>
          <table:table-cell office:value-type="float" office:value="22363" calcext:value-type="float">
            <text:p>223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214</text:p>
          </table:table-cell>
          <table:table-cell office:value-type="float" office:value="1.06140005588532" calcext:value-type="float">
            <text:p>1.06140005588532</text:p>
          </table:table-cell>
          <table:table-cell office:value-type="float" office:value="38452" calcext:value-type="float">
            <text:p>38452</text:p>
          </table:table-cell>
          <table:table-cell office:value-type="float" office:value="38510" calcext:value-type="float">
            <text:p>38510</text:p>
          </table:table-cell>
          <table:table-cell office:value-type="float" office:value="-90036" calcext:value-type="float">
            <text:p>-90036</text:p>
          </table:table-cell>
          <table:table-cell office:value-type="float" office:value="23749" calcext:value-type="float">
            <text:p>2374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221</text:p>
          </table:table-cell>
          <table:table-cell office:value-type="float" office:value="1.05630004405975" calcext:value-type="float">
            <text:p>1.05630004405975</text:p>
          </table:table-cell>
          <table:table-cell office:value-type="float" office:value="45267" calcext:value-type="float">
            <text:p>45267</text:p>
          </table:table-cell>
          <table:table-cell office:value-type="float" office:value="40166" calcext:value-type="float">
            <text:p>40166</text:p>
          </table:table-cell>
          <table:table-cell office:value-type="float" office:value="-103599" calcext:value-type="float">
            <text:p>-103599</text:p>
          </table:table-cell>
          <table:table-cell office:value-type="float" office:value="24164" calcext:value-type="float">
            <text:p>241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228</text:p>
          </table:table-cell>
          <table:table-cell office:value-type="float" office:value="1.06229996681213" calcext:value-type="float">
            <text:p>1.06229996681213</text:p>
          </table:table-cell>
          <table:table-cell office:value-type="float" office:value="29099" calcext:value-type="float">
            <text:p>29099</text:p>
          </table:table-cell>
          <table:table-cell office:value-type="float" office:value="43371" calcext:value-type="float">
            <text:p>43371</text:p>
          </table:table-cell>
          <table:table-cell office:value-type="float" office:value="-91856" calcext:value-type="float">
            <text:p>-91856</text:p>
          </table:table-cell>
          <table:table-cell office:value-type="float" office:value="26746" calcext:value-type="float">
            <text:p>267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307</text:p>
          </table:table-cell>
          <table:table-cell office:value-type="float" office:value="1.06719994544983" calcext:value-type="float">
            <text:p>1.06719994544983</text:p>
          </table:table-cell>
          <table:table-cell office:value-type="float" office:value="34657" calcext:value-type="float">
            <text:p>34657</text:p>
          </table:table-cell>
          <table:table-cell office:value-type="float" office:value="47098" calcext:value-type="float">
            <text:p>47098</text:p>
          </table:table-cell>
          <table:table-cell office:value-type="float" office:value="-100590" calcext:value-type="float">
            <text:p>-100590</text:p>
          </table:table-cell>
          <table:table-cell office:value-type="float" office:value="26105" calcext:value-type="float">
            <text:p>261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314</text:p>
          </table:table-cell>
          <table:table-cell office:value-type="float" office:value="1.07379996776581" calcext:value-type="float">
            <text:p>1.07379996776581</text:p>
          </table:table-cell>
          <table:table-cell office:value-type="float" office:value="45034" calcext:value-type="float">
            <text:p>45034</text:p>
          </table:table-cell>
          <table:table-cell office:value-type="float" office:value="49697" calcext:value-type="float">
            <text:p>49697</text:p>
          </table:table-cell>
          <table:table-cell office:value-type="float" office:value="-87734" calcext:value-type="float">
            <text:p>-87734</text:p>
          </table:table-cell>
          <table:table-cell office:value-type="float" office:value="-10411" calcext:value-type="float">
            <text:p>-104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321</text:p>
          </table:table-cell>
          <table:table-cell office:value-type="float" office:value="1.07990002632141" calcext:value-type="float">
            <text:p>1.07990002632141</text:p>
          </table:table-cell>
          <table:table-cell office:value-type="float" office:value="13428" calcext:value-type="float">
            <text:p>13428</text:p>
          </table:table-cell>
          <table:table-cell office:value-type="float" office:value="67213" calcext:value-type="float">
            <text:p>67213</text:p>
          </table:table-cell>
          <table:table-cell office:value-type="float" office:value="-68903" calcext:value-type="float">
            <text:p>-68903</text:p>
          </table:table-cell>
          <table:table-cell office:value-type="float" office:value="-15306" calcext:value-type="float">
            <text:p>-153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328</text:p>
          </table:table-cell>
          <table:table-cell office:value-type="float" office:value="1.06519997119904" calcext:value-type="float">
            <text:p>1.06519997119904</text:p>
          </table:table-cell>
          <table:table-cell office:value-type="float" office:value="-1723" calcext:value-type="float">
            <text:p>-1723</text:p>
          </table:table-cell>
          <table:table-cell office:value-type="float" office:value="71111" calcext:value-type="float">
            <text:p>71111</text:p>
          </table:table-cell>
          <table:table-cell office:value-type="float" office:value="-59919" calcext:value-type="float">
            <text:p>-59919</text:p>
          </table:table-cell>
          <table:table-cell office:value-type="float" office:value="-11460" calcext:value-type="float">
            <text:p>-114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404</text:p>
          </table:table-cell>
          <table:table-cell office:value-type="float" office:value="1.05900001525879" calcext:value-type="float">
            <text:p>1.05900001525879</text:p>
          </table:table-cell>
          <table:table-cell office:value-type="float" office:value="6244" calcext:value-type="float">
            <text:p>6244</text:p>
          </table:table-cell>
          <table:table-cell office:value-type="float" office:value="65316" calcext:value-type="float">
            <text:p>65316</text:p>
          </table:table-cell>
          <table:table-cell office:value-type="float" office:value="-67353" calcext:value-type="float">
            <text:p>-67353</text:p>
          </table:table-cell>
          <table:table-cell office:value-type="float" office:value="-8515" calcext:value-type="float">
            <text:p>-85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411</text:p>
          </table:table-cell>
          <table:table-cell office:value-type="float" office:value="1.06120002269745" calcext:value-type="float">
            <text:p>1.06120002269745</text:p>
          </table:table-cell>
          <table:table-cell office:value-type="float" office:value="36895" calcext:value-type="float">
            <text:p>36895</text:p>
          </table:table-cell>
          <table:table-cell office:value-type="float" office:value="57214" calcext:value-type="float">
            <text:p>57214</text:p>
          </table:table-cell>
          <table:table-cell office:value-type="float" office:value="-88147" calcext:value-type="float">
            <text:p>-88147</text:p>
          </table:table-cell>
          <table:table-cell office:value-type="float" office:value="-8842" calcext:value-type="float">
            <text:p>-884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418</text:p>
          </table:table-cell>
          <table:table-cell office:value-type="float" office:value="1.07280004024506" calcext:value-type="float">
            <text:p>1.07280004024506</text:p>
          </table:table-cell>
          <table:table-cell office:value-type="float" office:value="50352" calcext:value-type="float">
            <text:p>50352</text:p>
          </table:table-cell>
          <table:table-cell office:value-type="float" office:value="56298" calcext:value-type="float">
            <text:p>56298</text:p>
          </table:table-cell>
          <table:table-cell office:value-type="float" office:value="-96320" calcext:value-type="float">
            <text:p>-96320</text:p>
          </table:table-cell>
          <table:table-cell office:value-type="float" office:value="-11631" calcext:value-type="float">
            <text:p>-116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425</text:p>
          </table:table-cell>
          <table:table-cell office:value-type="float" office:value="1.0896999835968" calcext:value-type="float">
            <text:p>1.0896999835968</text:p>
          </table:table-cell>
          <table:table-cell office:value-type="float" office:value="16564" calcext:value-type="float">
            <text:p>16564</text:p>
          </table:table-cell>
          <table:table-cell office:value-type="float" office:value="71602" calcext:value-type="float">
            <text:p>71602</text:p>
          </table:table-cell>
          <table:table-cell office:value-type="float" office:value="-81305" calcext:value-type="float">
            <text:p>-81305</text:p>
          </table:table-cell>
          <table:table-cell office:value-type="float" office:value="-13967" calcext:value-type="float">
            <text:p>-139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502</text:p>
          </table:table-cell>
          <table:table-cell office:value-type="float" office:value="1.09979999065399" calcext:value-type="float">
            <text:p>1.09979999065399</text:p>
          </table:table-cell>
          <table:table-cell office:value-type="float" office:value="-12000" calcext:value-type="float">
            <text:p>-12000</text:p>
          </table:table-cell>
          <table:table-cell office:value-type="float" office:value="80731" calcext:value-type="float">
            <text:p>80731</text:p>
          </table:table-cell>
          <table:table-cell office:value-type="float" office:value="-53004" calcext:value-type="float">
            <text:p>-53004</text:p>
          </table:table-cell>
          <table:table-cell office:value-type="float" office:value="-16552" calcext:value-type="float">
            <text:p>-1655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509</text:p>
          </table:table-cell>
          <table:table-cell office:value-type="float" office:value="1.09309995174408" calcext:value-type="float">
            <text:p>1.09309995174408</text:p>
          </table:table-cell>
          <table:table-cell office:value-type="float" office:value="-30224" calcext:value-type="float">
            <text:p>-30224</text:p>
          </table:table-cell>
          <table:table-cell office:value-type="float" office:value="88599" calcext:value-type="float">
            <text:p>88599</text:p>
          </table:table-cell>
          <table:table-cell office:value-type="float" office:value="-50841" calcext:value-type="float">
            <text:p>-50841</text:p>
          </table:table-cell>
          <table:table-cell office:value-type="float" office:value="-18334" calcext:value-type="float">
            <text:p>-183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516</text:p>
          </table:table-cell>
          <table:table-cell office:value-type="float" office:value="1.12070000171661" calcext:value-type="float">
            <text:p>1.12070000171661</text:p>
          </table:table-cell>
          <table:table-cell office:value-type="float" office:value="-54860" calcext:value-type="float">
            <text:p>-54860</text:p>
          </table:table-cell>
          <table:table-cell office:value-type="float" office:value="97257" calcext:value-type="float">
            <text:p>97257</text:p>
          </table:table-cell>
          <table:table-cell office:value-type="float" office:value="-33438" calcext:value-type="float">
            <text:p>-33438</text:p>
          </table:table-cell>
          <table:table-cell office:value-type="float" office:value="-21306" calcext:value-type="float">
            <text:p>-2130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523</text:p>
          </table:table-cell>
          <table:table-cell office:value-type="float" office:value="1.11829996109009" calcext:value-type="float">
            <text:p>1.11829996109009</text:p>
          </table:table-cell>
          <table:table-cell office:value-type="float" office:value="-82947" calcext:value-type="float">
            <text:p>-82947</text:p>
          </table:table-cell>
          <table:table-cell office:value-type="float" office:value="98582" calcext:value-type="float">
            <text:p>98582</text:p>
          </table:table-cell>
          <table:table-cell office:value-type="float" office:value="-5342" calcext:value-type="float">
            <text:p>-5342</text:p>
          </table:table-cell>
          <table:table-cell office:value-type="float" office:value="-27018" calcext:value-type="float">
            <text:p>-2701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530</text:p>
          </table:table-cell>
          <table:table-cell office:value-type="float" office:value="1.1282000541687" calcext:value-type="float">
            <text:p>1.1282000541687</text:p>
          </table:table-cell>
          <table:table-cell office:value-type="float" office:value="-94965" calcext:value-type="float">
            <text:p>-94965</text:p>
          </table:table-cell>
          <table:table-cell office:value-type="float" office:value="102937" calcext:value-type="float">
            <text:p>102937</text:p>
          </table:table-cell>
          <table:table-cell office:value-type="float" office:value="5646" calcext:value-type="float">
            <text:p>5646</text:p>
          </table:table-cell>
          <table:table-cell office:value-type="float" office:value="-34389" calcext:value-type="float">
            <text:p>-3438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606</text:p>
          </table:table-cell>
          <table:table-cell office:value-type="float" office:value="1.11960005760193" calcext:value-type="float">
            <text:p>1.11960005760193</text:p>
          </table:table-cell>
          <table:table-cell office:value-type="float" office:value="-96255" calcext:value-type="float">
            <text:p>-96255</text:p>
          </table:table-cell>
          <table:table-cell office:value-type="float" office:value="103919" calcext:value-type="float">
            <text:p>103919</text:p>
          </table:table-cell>
          <table:table-cell office:value-type="float" office:value="10110" calcext:value-type="float">
            <text:p>10110</text:p>
          </table:table-cell>
          <table:table-cell office:value-type="float" office:value="-34770" calcext:value-type="float">
            <text:p>-347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613</text:p>
          </table:table-cell>
          <table:table-cell office:value-type="float" office:value="1.11979997158051" calcext:value-type="float">
            <text:p>1.11979997158051</text:p>
          </table:table-cell>
          <table:table-cell office:value-type="float" office:value="-86180" calcext:value-type="float">
            <text:p>-86180</text:p>
          </table:table-cell>
          <table:table-cell office:value-type="float" office:value="99277" calcext:value-type="float">
            <text:p>99277</text:p>
          </table:table-cell>
          <table:table-cell office:value-type="float" office:value="10001" calcext:value-type="float">
            <text:p>10001</text:p>
          </table:table-cell>
          <table:table-cell office:value-type="float" office:value="-33973" calcext:value-type="float">
            <text:p>-339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620</text:p>
          </table:table-cell>
          <table:table-cell office:value-type="float" office:value="1.11940002441406" calcext:value-type="float">
            <text:p>1.11940002441406</text:p>
          </table:table-cell>
          <table:table-cell office:value-type="float" office:value="-51298" calcext:value-type="float">
            <text:p>-51298</text:p>
          </table:table-cell>
          <table:table-cell office:value-type="float" office:value="96315" calcext:value-type="float">
            <text:p>96315</text:p>
          </table:table-cell>
          <table:table-cell office:value-type="float" office:value="-14975" calcext:value-type="float">
            <text:p>-14975</text:p>
          </table:table-cell>
          <table:table-cell office:value-type="float" office:value="-45345" calcext:value-type="float">
            <text:p>-453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627</text:p>
          </table:table-cell>
          <table:table-cell office:value-type="float" office:value="1.14260005950928" calcext:value-type="float">
            <text:p>1.14260005950928</text:p>
          </table:table-cell>
          <table:table-cell office:value-type="float" office:value="-65241" calcext:value-type="float">
            <text:p>-65241</text:p>
          </table:table-cell>
          <table:table-cell office:value-type="float" office:value="104751" calcext:value-type="float">
            <text:p>104751</text:p>
          </table:table-cell>
          <table:table-cell office:value-type="float" office:value="-8147" calcext:value-type="float">
            <text:p>-8147</text:p>
          </table:table-cell>
          <table:table-cell office:value-type="float" office:value="-48173" calcext:value-type="float">
            <text:p>-481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703</text:p>
          </table:table-cell>
          <table:table-cell office:value-type="float" office:value="1.14010000228882" calcext:value-type="float">
            <text:p>1.14010000228882</text:p>
          </table:table-cell>
          <table:table-cell office:value-type="float" office:value="-88720" calcext:value-type="float">
            <text:p>-88720</text:p>
          </table:table-cell>
          <table:table-cell office:value-type="float" office:value="107690" calcext:value-type="float">
            <text:p>107690</text:p>
          </table:table-cell>
          <table:table-cell office:value-type="float" office:value="-6613" calcext:value-type="float">
            <text:p>-6613</text:p>
          </table:table-cell>
          <table:table-cell office:value-type="float" office:value="-34934" calcext:value-type="float">
            <text:p>-349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711</text:p>
          </table:table-cell>
          <table:table-cell office:value-type="float" office:value="1.14690005779266" calcext:value-type="float">
            <text:p>1.14690005779266</text:p>
          </table:table-cell>
          <table:table-cell office:value-type="float" office:value="-99573" calcext:value-type="float">
            <text:p>-99573</text:p>
          </table:table-cell>
          <table:table-cell office:value-type="float" office:value="104842" calcext:value-type="float">
            <text:p>104842</text:p>
          </table:table-cell>
          <table:table-cell office:value-type="float" office:value="290" calcext:value-type="float">
            <text:p>290</text:p>
          </table:table-cell>
          <table:table-cell office:value-type="float" office:value="-29776" calcext:value-type="float">
            <text:p>-297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718</text:p>
          </table:table-cell>
          <table:table-cell office:value-type="float" office:value="1.16630005836487" calcext:value-type="float">
            <text:p>1.16630005836487</text:p>
          </table:table-cell>
          <table:table-cell office:value-type="float" office:value="-110676" calcext:value-type="float">
            <text:p>-110676</text:p>
          </table:table-cell>
          <table:table-cell office:value-type="float" office:value="109753" calcext:value-type="float">
            <text:p>109753</text:p>
          </table:table-cell>
          <table:table-cell office:value-type="float" office:value="6459" calcext:value-type="float">
            <text:p>6459</text:p>
          </table:table-cell>
          <table:table-cell office:value-type="float" office:value="-32667" calcext:value-type="float">
            <text:p>-326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725</text:p>
          </table:table-cell>
          <table:table-cell office:value-type="float" office:value="1.17519998550415" calcext:value-type="float">
            <text:p>1.17519998550415</text:p>
          </table:table-cell>
          <table:table-cell office:value-type="float" office:value="-102967" calcext:value-type="float">
            <text:p>-102967</text:p>
          </table:table-cell>
          <table:table-cell office:value-type="float" office:value="107560" calcext:value-type="float">
            <text:p>107560</text:p>
          </table:table-cell>
          <table:table-cell office:value-type="float" office:value="352" calcext:value-type="float">
            <text:p>352</text:p>
          </table:table-cell>
          <table:table-cell office:value-type="float" office:value="-29638" calcext:value-type="float">
            <text:p>-296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801</text:p>
          </table:table-cell>
          <table:table-cell office:value-type="float" office:value="1.17719995975494" calcext:value-type="float">
            <text:p>1.17719995975494</text:p>
          </table:table-cell>
          <table:table-cell office:value-type="float" office:value="-106385" calcext:value-type="float">
            <text:p>-106385</text:p>
          </table:table-cell>
          <table:table-cell office:value-type="float" office:value="105698" calcext:value-type="float">
            <text:p>105698</text:p>
          </table:table-cell>
          <table:table-cell office:value-type="float" office:value="6697" calcext:value-type="float">
            <text:p>6697</text:p>
          </table:table-cell>
          <table:table-cell office:value-type="float" office:value="-31934" calcext:value-type="float">
            <text:p>-3193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808</text:p>
          </table:table-cell>
          <table:table-cell office:value-type="float" office:value="1.18210005760193" calcext:value-type="float">
            <text:p>1.18210005760193</text:p>
          </table:table-cell>
          <table:table-cell office:value-type="float" office:value="-119589" calcext:value-type="float">
            <text:p>-119589</text:p>
          </table:table-cell>
          <table:table-cell office:value-type="float" office:value="97612" calcext:value-type="float">
            <text:p>97612</text:p>
          </table:table-cell>
          <table:table-cell office:value-type="float" office:value="25333" calcext:value-type="float">
            <text:p>25333</text:p>
          </table:table-cell>
          <table:table-cell office:value-type="float" office:value="-31461" calcext:value-type="float">
            <text:p>-314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815</text:p>
          </table:table-cell>
          <table:table-cell office:value-type="float" office:value="1.17620003223419" calcext:value-type="float">
            <text:p>1.17620003223419</text:p>
          </table:table-cell>
          <table:table-cell office:value-type="float" office:value="-113382" calcext:value-type="float">
            <text:p>-113382</text:p>
          </table:table-cell>
          <table:table-cell office:value-type="float" office:value="111065" calcext:value-type="float">
            <text:p>111065</text:p>
          </table:table-cell>
          <table:table-cell office:value-type="float" office:value="9360" calcext:value-type="float">
            <text:p>9360</text:p>
          </table:table-cell>
          <table:table-cell office:value-type="float" office:value="-32145" calcext:value-type="float">
            <text:p>-321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822</text:p>
          </table:table-cell>
          <table:table-cell office:value-type="float" office:value="1.19260001182556" calcext:value-type="float">
            <text:p>1.19260001182556</text:p>
          </table:table-cell>
          <table:table-cell office:value-type="float" office:value="-123116" calcext:value-type="float">
            <text:p>-123116</text:p>
          </table:table-cell>
          <table:table-cell office:value-type="float" office:value="106625" calcext:value-type="float">
            <text:p>106625</text:p>
          </table:table-cell>
          <table:table-cell office:value-type="float" office:value="23844" calcext:value-type="float">
            <text:p>23844</text:p>
          </table:table-cell>
          <table:table-cell office:value-type="float" office:value="-33903" calcext:value-type="float">
            <text:p>-3390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829</text:p>
          </table:table-cell>
          <table:table-cell office:value-type="float" office:value="1.18589997291565" calcext:value-type="float">
            <text:p>1.18589997291565</text:p>
          </table:table-cell>
          <table:table-cell office:value-type="float" office:value="-127856" calcext:value-type="float">
            <text:p>-127856</text:p>
          </table:table-cell>
          <table:table-cell office:value-type="float" office:value="106701" calcext:value-type="float">
            <text:p>106701</text:p>
          </table:table-cell>
          <table:table-cell office:value-type="float" office:value="30806" calcext:value-type="float">
            <text:p>30806</text:p>
          </table:table-cell>
          <table:table-cell office:value-type="float" office:value="-36892" calcext:value-type="float">
            <text:p>-368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905</text:p>
          </table:table-cell>
          <table:table-cell office:value-type="float" office:value="1.20350003242493" calcext:value-type="float">
            <text:p>1.20350003242493</text:p>
          </table:table-cell>
          <table:table-cell office:value-type="float" office:value="-126796" calcext:value-type="float">
            <text:p>-126796</text:p>
          </table:table-cell>
          <table:table-cell office:value-type="float" office:value="110707" calcext:value-type="float">
            <text:p>110707</text:p>
          </table:table-cell>
          <table:table-cell office:value-type="float" office:value="30057" calcext:value-type="float">
            <text:p>30057</text:p>
          </table:table-cell>
          <table:table-cell office:value-type="float" office:value="-38327" calcext:value-type="float">
            <text:p>-383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912</text:p>
          </table:table-cell>
          <table:table-cell office:value-type="float" office:value="1.19430005550385" calcext:value-type="float">
            <text:p>1.19430005550385</text:p>
          </table:table-cell>
          <table:table-cell office:value-type="float" office:value="-106354" calcext:value-type="float">
            <text:p>-106354</text:p>
          </table:table-cell>
          <table:table-cell office:value-type="float" office:value="95551" calcext:value-type="float">
            <text:p>95551</text:p>
          </table:table-cell>
          <table:table-cell office:value-type="float" office:value="23054" calcext:value-type="float">
            <text:p>23054</text:p>
          </table:table-cell>
          <table:table-cell office:value-type="float" office:value="-42378" calcext:value-type="float">
            <text:p>-423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919</text:p>
          </table:table-cell>
          <table:table-cell office:value-type="float" office:value="1.19539999961853" calcext:value-type="float">
            <text:p>1.19539999961853</text:p>
          </table:table-cell>
          <table:table-cell office:value-type="float" office:value="-72811" calcext:value-type="float">
            <text:p>-72811</text:p>
          </table:table-cell>
          <table:table-cell office:value-type="float" office:value="101533" calcext:value-type="float">
            <text:p>101533</text:p>
          </table:table-cell>
          <table:table-cell office:value-type="float" office:value="1159" calcext:value-type="float">
            <text:p>1159</text:p>
          </table:table-cell>
          <table:table-cell office:value-type="float" office:value="-54466" calcext:value-type="float">
            <text:p>-544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0926</text:p>
          </table:table-cell>
          <table:table-cell office:value-type="float" office:value="1.1813999414444" calcext:value-type="float">
            <text:p>1.1813999414444</text:p>
          </table:table-cell>
          <table:table-cell office:value-type="float" office:value="-88001" calcext:value-type="float">
            <text:p>-88001</text:p>
          </table:table-cell>
          <table:table-cell office:value-type="float" office:value="100382" calcext:value-type="float">
            <text:p>100382</text:p>
          </table:table-cell>
          <table:table-cell office:value-type="float" office:value="19733" calcext:value-type="float">
            <text:p>19733</text:p>
          </table:table-cell>
          <table:table-cell office:value-type="float" office:value="-52563" calcext:value-type="float">
            <text:p>-525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003</text:p>
          </table:table-cell>
          <table:table-cell office:value-type="float" office:value="1.17340004444122" calcext:value-type="float">
            <text:p>1.17340004444122</text:p>
          </table:table-cell>
          <table:table-cell office:value-type="float" office:value="-88949" calcext:value-type="float">
            <text:p>-88949</text:p>
          </table:table-cell>
          <table:table-cell office:value-type="float" office:value="99200" calcext:value-type="float">
            <text:p>99200</text:p>
          </table:table-cell>
          <table:table-cell office:value-type="float" office:value="18309" calcext:value-type="float">
            <text:p>18309</text:p>
          </table:table-cell>
          <table:table-cell office:value-type="float" office:value="-47035" calcext:value-type="float">
            <text:p>-4703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010</text:p>
          </table:table-cell>
          <table:table-cell office:value-type="float" office:value="1.18229997158051" calcext:value-type="float">
            <text:p>1.18229997158051</text:p>
          </table:table-cell>
          <table:table-cell office:value-type="float" office:value="-97852" calcext:value-type="float">
            <text:p>-97852</text:p>
          </table:table-cell>
          <table:table-cell office:value-type="float" office:value="106453" calcext:value-type="float">
            <text:p>106453</text:p>
          </table:table-cell>
          <table:table-cell office:value-type="float" office:value="22807" calcext:value-type="float">
            <text:p>22807</text:p>
          </table:table-cell>
          <table:table-cell office:value-type="float" office:value="-49773" calcext:value-type="float">
            <text:p>-497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017</text:p>
          </table:table-cell>
          <table:table-cell office:value-type="float" office:value="1.17850005626678" calcext:value-type="float">
            <text:p>1.17850005626678</text:p>
          </table:table-cell>
          <table:table-cell office:value-type="float" office:value="-97651" calcext:value-type="float">
            <text:p>-97651</text:p>
          </table:table-cell>
          <table:table-cell office:value-type="float" office:value="109398" calcext:value-type="float">
            <text:p>109398</text:p>
          </table:table-cell>
          <table:table-cell office:value-type="float" office:value="15334" calcext:value-type="float">
            <text:p>15334</text:p>
          </table:table-cell>
          <table:table-cell office:value-type="float" office:value="-47719" calcext:value-type="float">
            <text:p>-4771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024</text:p>
          </table:table-cell>
          <table:table-cell office:value-type="float" office:value="1.16100001335144" calcext:value-type="float">
            <text:p>1.16100001335144</text:p>
          </table:table-cell>
          <table:table-cell office:value-type="float" office:value="-96185" calcext:value-type="float">
            <text:p>-96185</text:p>
          </table:table-cell>
          <table:table-cell office:value-type="float" office:value="109240" calcext:value-type="float">
            <text:p>109240</text:p>
          </table:table-cell>
          <table:table-cell office:value-type="float" office:value="10159" calcext:value-type="float">
            <text:p>10159</text:p>
          </table:table-cell>
          <table:table-cell office:value-type="float" office:value="-45308" calcext:value-type="float">
            <text:p>-453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031</text:p>
          </table:table-cell>
          <table:table-cell office:value-type="float" office:value="1.16089999675751" calcext:value-type="float">
            <text:p>1.16089999675751</text:p>
          </table:table-cell>
          <table:table-cell office:value-type="float" office:value="-83679" calcext:value-type="float">
            <text:p>-83679</text:p>
          </table:table-cell>
          <table:table-cell office:value-type="float" office:value="112233" calcext:value-type="float">
            <text:p>112233</text:p>
          </table:table-cell>
          <table:table-cell office:value-type="float" office:value="-57" calcext:value-type="float">
            <text:p>-57</text:p>
          </table:table-cell>
          <table:table-cell office:value-type="float" office:value="-39532" calcext:value-type="float">
            <text:p>-3953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107</text:p>
          </table:table-cell>
          <table:table-cell office:value-type="float" office:value="1.16649997234344" calcext:value-type="float">
            <text:p>1.16649997234344</text:p>
          </table:table-cell>
          <table:table-cell office:value-type="float" office:value="-98659" calcext:value-type="float">
            <text:p>-98659</text:p>
          </table:table-cell>
          <table:table-cell office:value-type="float" office:value="118502" calcext:value-type="float">
            <text:p>118502</text:p>
          </table:table-cell>
          <table:table-cell office:value-type="float" office:value="4556" calcext:value-type="float">
            <text:p>4556</text:p>
          </table:table-cell>
          <table:table-cell office:value-type="float" office:value="-37772" calcext:value-type="float">
            <text:p>-3777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114</text:p>
          </table:table-cell>
          <table:table-cell office:value-type="float" office:value="1.17949998378754" calcext:value-type="float">
            <text:p>1.17949998378754</text:p>
          </table:table-cell>
          <table:table-cell office:value-type="float" office:value="-109695" calcext:value-type="float">
            <text:p>-109695</text:p>
          </table:table-cell>
          <table:table-cell office:value-type="float" office:value="127494" calcext:value-type="float">
            <text:p>127494</text:p>
          </table:table-cell>
          <table:table-cell office:value-type="float" office:value="3856" calcext:value-type="float">
            <text:p>3856</text:p>
          </table:table-cell>
          <table:table-cell office:value-type="float" office:value="-39254" calcext:value-type="float">
            <text:p>-3925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121</text:p>
          </table:table-cell>
          <table:table-cell office:value-type="float" office:value="1.192999958992" calcext:value-type="float">
            <text:p>1.192999958992</text:p>
          </table:table-cell>
          <table:table-cell office:value-type="float" office:value="-168269" calcext:value-type="float">
            <text:p>-168269</text:p>
          </table:table-cell>
          <table:table-cell office:value-type="float" office:value="129410" calcext:value-type="float">
            <text:p>129410</text:p>
          </table:table-cell>
          <table:table-cell office:value-type="float" office:value="9593" calcext:value-type="float">
            <text:p>9593</text:p>
          </table:table-cell>
          <table:table-cell office:value-type="float" office:value="7628" calcext:value-type="float">
            <text:p>76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128</text:p>
          </table:table-cell>
          <table:table-cell office:value-type="float" office:value="1.18910002708435" calcext:value-type="float">
            <text:p>1.18910002708435</text:p>
          </table:table-cell>
          <table:table-cell office:value-type="float" office:value="-188788" calcext:value-type="float">
            <text:p>-188788</text:p>
          </table:table-cell>
          <table:table-cell office:value-type="float" office:value="141402" calcext:value-type="float">
            <text:p>141402</text:p>
          </table:table-cell>
          <table:table-cell office:value-type="float" office:value="6929" calcext:value-type="float">
            <text:p>6929</text:p>
          </table:table-cell>
          <table:table-cell office:value-type="float" office:value="8297" calcext:value-type="float">
            <text:p>82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205</text:p>
          </table:table-cell>
          <table:table-cell office:value-type="float" office:value="1.17639994621277" calcext:value-type="float">
            <text:p>1.17639994621277</text:p>
          </table:table-cell>
          <table:table-cell office:value-type="float" office:value="-183667" calcext:value-type="float">
            <text:p>-183667</text:p>
          </table:table-cell>
          <table:table-cell office:value-type="float" office:value="135265" calcext:value-type="float">
            <text:p>135265</text:p>
          </table:table-cell>
          <table:table-cell office:value-type="float" office:value="7551" calcext:value-type="float">
            <text:p>7551</text:p>
          </table:table-cell>
          <table:table-cell office:value-type="float" office:value="9423" calcext:value-type="float">
            <text:p>94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212</text:p>
          </table:table-cell>
          <table:table-cell office:value-type="float" office:value="1.17540001869202" calcext:value-type="float">
            <text:p>1.17540001869202</text:p>
          </table:table-cell>
          <table:table-cell office:value-type="float" office:value="-176428" calcext:value-type="float">
            <text:p>-176428</text:p>
          </table:table-cell>
          <table:table-cell office:value-type="float" office:value="127545" calcext:value-type="float">
            <text:p>127545</text:p>
          </table:table-cell>
          <table:table-cell office:value-type="float" office:value="15117" calcext:value-type="float">
            <text:p>15117</text:p>
          </table:table-cell>
          <table:table-cell office:value-type="float" office:value="12125" calcext:value-type="float">
            <text:p>121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219</text:p>
          </table:table-cell>
          <table:table-cell office:value-type="float" office:value="1.18589997291565" calcext:value-type="float">
            <text:p>1.18589997291565</text:p>
          </table:table-cell>
          <table:table-cell office:value-type="float" office:value="-172576" calcext:value-type="float">
            <text:p>-172576</text:p>
          </table:table-cell>
          <table:table-cell office:value-type="float" office:value="128708" calcext:value-type="float">
            <text:p>128708</text:p>
          </table:table-cell>
          <table:table-cell office:value-type="float" office:value="-2345" calcext:value-type="float">
            <text:p>-2345</text:p>
          </table:table-cell>
          <table:table-cell office:value-type="float" office:value="12676" calcext:value-type="float">
            <text:p>126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71226</text:p>
          </table:table-cell>
          <table:table-cell office:value-type="float" office:value="1.19980001449585" calcext:value-type="float">
            <text:p>1.19980001449585</text:p>
          </table:table-cell>
          <table:table-cell office:value-type="float" office:value="-177720" calcext:value-type="float">
            <text:p>-177720</text:p>
          </table:table-cell>
          <table:table-cell office:value-type="float" office:value="124138" calcext:value-type="float">
            <text:p>124138</text:p>
          </table:table-cell>
          <table:table-cell office:value-type="float" office:value="563" calcext:value-type="float">
            <text:p>563</text:p>
          </table:table-cell>
          <table:table-cell office:value-type="float" office:value="13755" calcext:value-type="float">
            <text:p>137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102</text:p>
          </table:table-cell>
          <table:table-cell office:value-type="float" office:value="1.20299994945526" calcext:value-type="float">
            <text:p>1.20299994945526</text:p>
          </table:table-cell>
          <table:table-cell office:value-type="float" office:value="-223096" calcext:value-type="float">
            <text:p>-223096</text:p>
          </table:table-cell>
          <table:table-cell office:value-type="float" office:value="134671" calcext:value-type="float">
            <text:p>134671</text:p>
          </table:table-cell>
          <table:table-cell office:value-type="float" office:value="34530" calcext:value-type="float">
            <text:p>34530</text:p>
          </table:table-cell>
          <table:table-cell office:value-type="float" office:value="15831" calcext:value-type="float">
            <text:p>158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109</text:p>
          </table:table-cell>
          <table:table-cell office:value-type="float" office:value="1.21870005130768" calcext:value-type="float">
            <text:p>1.21870005130768</text:p>
          </table:table-cell>
          <table:table-cell office:value-type="float" office:value="-246463" calcext:value-type="float">
            <text:p>-246463</text:p>
          </table:table-cell>
          <table:table-cell office:value-type="float" office:value="149115" calcext:value-type="float">
            <text:p>149115</text:p>
          </table:table-cell>
          <table:table-cell office:value-type="float" office:value="42042" calcext:value-type="float">
            <text:p>42042</text:p>
          </table:table-cell>
          <table:table-cell office:value-type="float" office:value="16336" calcext:value-type="float">
            <text:p>163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116</text:p>
          </table:table-cell>
          <table:table-cell office:value-type="float" office:value="1.22220003604889" calcext:value-type="float">
            <text:p>1.22220003604889</text:p>
          </table:table-cell>
          <table:table-cell office:value-type="float" office:value="-259732" calcext:value-type="float">
            <text:p>-259732</text:p>
          </table:table-cell>
          <table:table-cell office:value-type="float" office:value="155720" calcext:value-type="float">
            <text:p>155720</text:p>
          </table:table-cell>
          <table:table-cell office:value-type="float" office:value="45685" calcext:value-type="float">
            <text:p>45685</text:p>
          </table:table-cell>
          <table:table-cell office:value-type="float" office:value="15970" calcext:value-type="float">
            <text:p>159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123</text:p>
          </table:table-cell>
          <table:table-cell office:value-type="float" office:value="1.24210000038147" calcext:value-type="float">
            <text:p>1.24210000038147</text:p>
          </table:table-cell>
          <table:table-cell office:value-type="float" office:value="-280936" calcext:value-type="float">
            <text:p>-280936</text:p>
          </table:table-cell>
          <table:table-cell office:value-type="float" office:value="155790" calcext:value-type="float">
            <text:p>155790</text:p>
          </table:table-cell>
          <table:table-cell office:value-type="float" office:value="59023" calcext:value-type="float">
            <text:p>59023</text:p>
          </table:table-cell>
          <table:table-cell office:value-type="float" office:value="18050" calcext:value-type="float">
            <text:p>180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130</text:p>
          </table:table-cell>
          <table:table-cell office:value-type="float" office:value="1.24619996547699" calcext:value-type="float">
            <text:p>1.24619996547699</text:p>
          </table:table-cell>
          <table:table-cell office:value-type="float" office:value="-286655" calcext:value-type="float">
            <text:p>-286655</text:p>
          </table:table-cell>
          <table:table-cell office:value-type="float" office:value="149952" calcext:value-type="float">
            <text:p>149952</text:p>
          </table:table-cell>
          <table:table-cell office:value-type="float" office:value="76853" calcext:value-type="float">
            <text:p>76853</text:p>
          </table:table-cell>
          <table:table-cell office:value-type="float" office:value="17405" calcext:value-type="float">
            <text:p>1740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206</text:p>
          </table:table-cell>
          <table:table-cell office:value-type="float" office:value="1.22350001335144" calcext:value-type="float">
            <text:p>1.22350001335144</text:p>
          </table:table-cell>
          <table:table-cell office:value-type="float" office:value="-272467" calcext:value-type="float">
            <text:p>-272467</text:p>
          </table:table-cell>
          <table:table-cell office:value-type="float" office:value="150374" calcext:value-type="float">
            <text:p>150374</text:p>
          </table:table-cell>
          <table:table-cell office:value-type="float" office:value="66452" calcext:value-type="float">
            <text:p>66452</text:p>
          </table:table-cell>
          <table:table-cell office:value-type="float" office:value="17028" calcext:value-type="float">
            <text:p>170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213</text:p>
          </table:table-cell>
          <table:table-cell office:value-type="float" office:value="1.24059998989105" calcext:value-type="float">
            <text:p>1.24059998989105</text:p>
          </table:table-cell>
          <table:table-cell office:value-type="float" office:value="-236121" calcext:value-type="float">
            <text:p>-236121</text:p>
          </table:table-cell>
          <table:table-cell office:value-type="float" office:value="138415" calcext:value-type="float">
            <text:p>138415</text:p>
          </table:table-cell>
          <table:table-cell office:value-type="float" office:value="34786" calcext:value-type="float">
            <text:p>34786</text:p>
          </table:table-cell>
          <table:table-cell office:value-type="float" office:value="14226" calcext:value-type="float">
            <text:p>142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220</text:p>
          </table:table-cell>
          <table:table-cell office:value-type="float" office:value="1.22930002212524" calcext:value-type="float">
            <text:p>1.22930002212524</text:p>
          </table:table-cell>
          <table:table-cell office:value-type="float" office:value="-229104" calcext:value-type="float">
            <text:p>-229104</text:p>
          </table:table-cell>
          <table:table-cell office:value-type="float" office:value="141727" calcext:value-type="float">
            <text:p>141727</text:p>
          </table:table-cell>
          <table:table-cell office:value-type="float" office:value="29282" calcext:value-type="float">
            <text:p>29282</text:p>
          </table:table-cell>
          <table:table-cell office:value-type="float" office:value="15653" calcext:value-type="float">
            <text:p>156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227</text:p>
          </table:table-cell>
          <table:table-cell office:value-type="float" office:value="1.23169994354248" calcext:value-type="float">
            <text:p>1.23169994354248</text:p>
          </table:table-cell>
          <table:table-cell office:value-type="float" office:value="-220394" calcext:value-type="float">
            <text:p>-220394</text:p>
          </table:table-cell>
          <table:table-cell office:value-type="float" office:value="131698" calcext:value-type="float">
            <text:p>131698</text:p>
          </table:table-cell>
          <table:table-cell office:value-type="float" office:value="33561" calcext:value-type="float">
            <text:p>33561</text:p>
          </table:table-cell>
          <table:table-cell office:value-type="float" office:value="16657" calcext:value-type="float">
            <text:p>166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306</text:p>
          </table:table-cell>
          <table:table-cell office:value-type="float" office:value="1.23070001602173" calcext:value-type="float">
            <text:p>1.23070001602173</text:p>
          </table:table-cell>
          <table:table-cell office:value-type="float" office:value="-228435" calcext:value-type="float">
            <text:p>-228435</text:p>
          </table:table-cell>
          <table:table-cell office:value-type="float" office:value="142951" calcext:value-type="float">
            <text:p>142951</text:p>
          </table:table-cell>
          <table:table-cell office:value-type="float" office:value="30140" calcext:value-type="float">
            <text:p>30140</text:p>
          </table:table-cell>
          <table:table-cell office:value-type="float" office:value="14486" calcext:value-type="float">
            <text:p>144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313</text:p>
          </table:table-cell>
          <table:table-cell office:value-type="float" office:value="1.22889995574951" calcext:value-type="float">
            <text:p>1.22889995574951</text:p>
          </table:table-cell>
          <table:table-cell office:value-type="float" office:value="-229622" calcext:value-type="float">
            <text:p>-229622</text:p>
          </table:table-cell>
          <table:table-cell office:value-type="float" office:value="147001" calcext:value-type="float">
            <text:p>147001</text:p>
          </table:table-cell>
          <table:table-cell office:value-type="float" office:value="37737" calcext:value-type="float">
            <text:p>37737</text:p>
          </table:table-cell>
          <table:table-cell office:value-type="float" office:value="13201" calcext:value-type="float">
            <text:p>132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320</text:p>
          </table:table-cell>
          <table:table-cell office:value-type="float" office:value="1.23529994487762" calcext:value-type="float">
            <text:p>1.23529994487762</text:p>
          </table:table-cell>
          <table:table-cell office:value-type="float" office:value="-222696" calcext:value-type="float">
            <text:p>-222696</text:p>
          </table:table-cell>
          <table:table-cell office:value-type="float" office:value="146071" calcext:value-type="float">
            <text:p>146071</text:p>
          </table:table-cell>
          <table:table-cell office:value-type="float" office:value="25664" calcext:value-type="float">
            <text:p>25664</text:p>
          </table:table-cell>
          <table:table-cell office:value-type="float" office:value="15160" calcext:value-type="float">
            <text:p>151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327</text:p>
          </table:table-cell>
          <table:table-cell office:value-type="float" office:value="1.23230004310608" calcext:value-type="float">
            <text:p>1.23230004310608</text:p>
          </table:table-cell>
          <table:table-cell office:value-type="float" office:value="-238324" calcext:value-type="float">
            <text:p>-238324</text:p>
          </table:table-cell>
          <table:table-cell office:value-type="float" office:value="160206" calcext:value-type="float">
            <text:p>160206</text:p>
          </table:table-cell>
          <table:table-cell office:value-type="float" office:value="27515" calcext:value-type="float">
            <text:p>27515</text:p>
          </table:table-cell>
          <table:table-cell office:value-type="float" office:value="18231" calcext:value-type="float">
            <text:p>182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403</text:p>
          </table:table-cell>
          <table:table-cell office:value-type="float" office:value="1.2282999753952" calcext:value-type="float">
            <text:p>1.2282999753952</text:p>
          </table:table-cell>
          <table:table-cell office:value-type="float" office:value="-221344" calcext:value-type="float">
            <text:p>-221344</text:p>
          </table:table-cell>
          <table:table-cell office:value-type="float" office:value="156756" calcext:value-type="float">
            <text:p>156756</text:p>
          </table:table-cell>
          <table:table-cell office:value-type="float" office:value="19144" calcext:value-type="float">
            <text:p>19144</text:p>
          </table:table-cell>
          <table:table-cell office:value-type="float" office:value="18558" calcext:value-type="float">
            <text:p>1855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410</text:p>
          </table:table-cell>
          <table:table-cell office:value-type="float" office:value="1.23310005664825" calcext:value-type="float">
            <text:p>1.23310005664825</text:p>
          </table:table-cell>
          <table:table-cell office:value-type="float" office:value="-247448" calcext:value-type="float">
            <text:p>-247448</text:p>
          </table:table-cell>
          <table:table-cell office:value-type="float" office:value="171567" calcext:value-type="float">
            <text:p>171567</text:p>
          </table:table-cell>
          <table:table-cell office:value-type="float" office:value="25050" calcext:value-type="float">
            <text:p>25050</text:p>
          </table:table-cell>
          <table:table-cell office:value-type="float" office:value="17671" calcext:value-type="float">
            <text:p>176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417</text:p>
          </table:table-cell>
          <table:table-cell office:value-type="float" office:value="1.22880005836487" calcext:value-type="float">
            <text:p>1.22880005836487</text:p>
          </table:table-cell>
          <table:table-cell office:value-type="float" office:value="-249892" calcext:value-type="float">
            <text:p>-249892</text:p>
          </table:table-cell>
          <table:table-cell office:value-type="float" office:value="177260" calcext:value-type="float">
            <text:p>177260</text:p>
          </table:table-cell>
          <table:table-cell office:value-type="float" office:value="29978" calcext:value-type="float">
            <text:p>29978</text:p>
          </table:table-cell>
          <table:table-cell office:value-type="float" office:value="12677" calcext:value-type="float">
            <text:p>126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424</text:p>
          </table:table-cell>
          <table:table-cell office:value-type="float" office:value="1.21300005912781" calcext:value-type="float">
            <text:p>1.21300005912781</text:p>
          </table:table-cell>
          <table:table-cell office:value-type="float" office:value="-227107" calcext:value-type="float">
            <text:p>-227107</text:p>
          </table:table-cell>
          <table:table-cell office:value-type="float" office:value="179527" calcext:value-type="float">
            <text:p>179527</text:p>
          </table:table-cell>
          <table:table-cell office:value-type="float" office:value="8353" calcext:value-type="float">
            <text:p>8353</text:p>
          </table:table-cell>
          <table:table-cell office:value-type="float" office:value="13081" calcext:value-type="float">
            <text:p>130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501</text:p>
          </table:table-cell>
          <table:table-cell office:value-type="float" office:value="1.19599997997284" calcext:value-type="float">
            <text:p>1.19599997997284</text:p>
          </table:table-cell>
          <table:table-cell office:value-type="float" office:value="-215378" calcext:value-type="float">
            <text:p>-215378</text:p>
          </table:table-cell>
          <table:table-cell office:value-type="float" office:value="178842" calcext:value-type="float">
            <text:p>178842</text:p>
          </table:table-cell>
          <table:table-cell office:value-type="float" office:value="2510" calcext:value-type="float">
            <text:p>2510</text:p>
          </table:table-cell>
          <table:table-cell office:value-type="float" office:value="12494" calcext:value-type="float">
            <text:p>124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508</text:p>
          </table:table-cell>
          <table:table-cell office:value-type="float" office:value="1.19439995288849" calcext:value-type="float">
            <text:p>1.19439995288849</text:p>
          </table:table-cell>
          <table:table-cell office:value-type="float" office:value="-208252" calcext:value-type="float">
            <text:p>-208252</text:p>
          </table:table-cell>
          <table:table-cell office:value-type="float" office:value="170910" calcext:value-type="float">
            <text:p>170910</text:p>
          </table:table-cell>
          <table:table-cell office:value-type="float" office:value="4891" calcext:value-type="float">
            <text:p>4891</text:p>
          </table:table-cell>
          <table:table-cell office:value-type="float" office:value="11787" calcext:value-type="float">
            <text:p>117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515</text:p>
          </table:table-cell>
          <table:table-cell office:value-type="float" office:value="1.17780005931854" calcext:value-type="float">
            <text:p>1.17780005931854</text:p>
          </table:table-cell>
          <table:table-cell office:value-type="float" office:value="-184321" calcext:value-type="float">
            <text:p>-184321</text:p>
          </table:table-cell>
          <table:table-cell office:value-type="float" office:value="165326" calcext:value-type="float">
            <text:p>165326</text:p>
          </table:table-cell>
          <table:table-cell office:value-type="float" office:value="-4084" calcext:value-type="float">
            <text:p>-4084</text:p>
          </table:table-cell>
          <table:table-cell office:value-type="float" office:value="9250" calcext:value-type="float">
            <text:p>925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522</text:p>
          </table:table-cell>
          <table:table-cell office:value-type="float" office:value="1.16519999504089" calcext:value-type="float">
            <text:p>1.16519999504089</text:p>
          </table:table-cell>
          <table:table-cell office:value-type="float" office:value="-171774" calcext:value-type="float">
            <text:p>-171774</text:p>
          </table:table-cell>
          <table:table-cell office:value-type="float" office:value="160508" calcext:value-type="float">
            <text:p>160508</text:p>
          </table:table-cell>
          <table:table-cell office:value-type="float" office:value="-10688" calcext:value-type="float">
            <text:p>-10688</text:p>
          </table:table-cell>
          <table:table-cell office:value-type="float" office:value="7976" calcext:value-type="float">
            <text:p>79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529</text:p>
          </table:table-cell>
          <table:table-cell office:value-type="float" office:value="1.166100025177" calcext:value-type="float">
            <text:p>1.166100025177</text:p>
          </table:table-cell>
          <table:table-cell office:value-type="float" office:value="-152531" calcext:value-type="float">
            <text:p>-152531</text:p>
          </table:table-cell>
          <table:table-cell office:value-type="float" office:value="142826" calcext:value-type="float">
            <text:p>142826</text:p>
          </table:table-cell>
          <table:table-cell office:value-type="float" office:value="-17890" calcext:value-type="float">
            <text:p>-17890</text:p>
          </table:table-cell>
          <table:table-cell office:value-type="float" office:value="9599" calcext:value-type="float">
            <text:p>95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605</text:p>
          </table:table-cell>
          <table:table-cell office:value-type="float" office:value="1.1768000125885" calcext:value-type="float">
            <text:p>1.1768000125885</text:p>
          </table:table-cell>
          <table:table-cell office:value-type="float" office:value="-126651" calcext:value-type="float">
            <text:p>-126651</text:p>
          </table:table-cell>
          <table:table-cell office:value-type="float" office:value="143565" calcext:value-type="float">
            <text:p>143565</text:p>
          </table:table-cell>
          <table:table-cell office:value-type="float" office:value="-33467" calcext:value-type="float">
            <text:p>-33467</text:p>
          </table:table-cell>
          <table:table-cell office:value-type="float" office:value="11187" calcext:value-type="float">
            <text:p>1118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612</text:p>
          </table:table-cell>
          <table:table-cell office:value-type="float" office:value="1.16089999675751" calcext:value-type="float">
            <text:p>1.16089999675751</text:p>
          </table:table-cell>
          <table:table-cell office:value-type="float" office:value="-137705" calcext:value-type="float">
            <text:p>-137705</text:p>
          </table:table-cell>
          <table:table-cell office:value-type="float" office:value="158730" calcext:value-type="float">
            <text:p>158730</text:p>
          </table:table-cell>
          <table:table-cell office:value-type="float" office:value="-42010" calcext:value-type="float">
            <text:p>-42010</text:p>
          </table:table-cell>
          <table:table-cell office:value-type="float" office:value="11684" calcext:value-type="float">
            <text:p>116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619</text:p>
          </table:table-cell>
          <table:table-cell office:value-type="float" office:value="1.16569995880127" calcext:value-type="float">
            <text:p>1.16569995880127</text:p>
          </table:table-cell>
          <table:table-cell office:value-type="float" office:value="-107963" calcext:value-type="float">
            <text:p>-107963</text:p>
          </table:table-cell>
          <table:table-cell office:value-type="float" office:value="145091" calcext:value-type="float">
            <text:p>145091</text:p>
          </table:table-cell>
          <table:table-cell office:value-type="float" office:value="-55307" calcext:value-type="float">
            <text:p>-55307</text:p>
          </table:table-cell>
          <table:table-cell office:value-type="float" office:value="11394" calcext:value-type="float">
            <text:p>113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626</text:p>
          </table:table-cell>
          <table:table-cell office:value-type="float" office:value="1.16849994659424" calcext:value-type="float">
            <text:p>1.16849994659424</text:p>
          </table:table-cell>
          <table:table-cell office:value-type="float" office:value="-105797" calcext:value-type="float">
            <text:p>-105797</text:p>
          </table:table-cell>
          <table:table-cell office:value-type="float" office:value="146262" calcext:value-type="float">
            <text:p>146262</text:p>
          </table:table-cell>
          <table:table-cell office:value-type="float" office:value="-60058" calcext:value-type="float">
            <text:p>-60058</text:p>
          </table:table-cell>
          <table:table-cell office:value-type="float" office:value="11657" calcext:value-type="float">
            <text:p>116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703</text:p>
          </table:table-cell>
          <table:table-cell office:value-type="float" office:value="1.17470002174377" calcext:value-type="float">
            <text:p>1.17470002174377</text:p>
          </table:table-cell>
          <table:table-cell office:value-type="float" office:value="-104513" calcext:value-type="float">
            <text:p>-104513</text:p>
          </table:table-cell>
          <table:table-cell office:value-type="float" office:value="140921" calcext:value-type="float">
            <text:p>140921</text:p>
          </table:table-cell>
          <table:table-cell office:value-type="float" office:value="-56966" calcext:value-type="float">
            <text:p>-56966</text:p>
          </table:table-cell>
          <table:table-cell office:value-type="float" office:value="9366" calcext:value-type="float">
            <text:p>93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710</text:p>
          </table:table-cell>
          <table:table-cell office:value-type="float" office:value="1.16849994659424" calcext:value-type="float">
            <text:p>1.16849994659424</text:p>
          </table:table-cell>
          <table:table-cell office:value-type="float" office:value="-79459" calcext:value-type="float">
            <text:p>-79459</text:p>
          </table:table-cell>
          <table:table-cell office:value-type="float" office:value="132703" calcext:value-type="float">
            <text:p>132703</text:p>
          </table:table-cell>
          <table:table-cell office:value-type="float" office:value="-69102" calcext:value-type="float">
            <text:p>-69102</text:p>
          </table:table-cell>
          <table:table-cell office:value-type="float" office:value="10435" calcext:value-type="float">
            <text:p>1043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717</text:p>
          </table:table-cell>
          <table:table-cell office:value-type="float" office:value="1.17200005054474" calcext:value-type="float">
            <text:p>1.17200005054474</text:p>
          </table:table-cell>
          <table:table-cell office:value-type="float" office:value="-92995" calcext:value-type="float">
            <text:p>-92995</text:p>
          </table:table-cell>
          <table:table-cell office:value-type="float" office:value="147862" calcext:value-type="float">
            <text:p>147862</text:p>
          </table:table-cell>
          <table:table-cell office:value-type="float" office:value="-70953" calcext:value-type="float">
            <text:p>-70953</text:p>
          </table:table-cell>
          <table:table-cell office:value-type="float" office:value="8097" calcext:value-type="float">
            <text:p>80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724</text:p>
          </table:table-cell>
          <table:table-cell office:value-type="float" office:value="1.1657999753952" calcext:value-type="float">
            <text:p>1.1657999753952</text:p>
          </table:table-cell>
          <table:table-cell office:value-type="float" office:value="-106989" calcext:value-type="float">
            <text:p>-106989</text:p>
          </table:table-cell>
          <table:table-cell office:value-type="float" office:value="152620" calcext:value-type="float">
            <text:p>152620</text:p>
          </table:table-cell>
          <table:table-cell office:value-type="float" office:value="-67993" calcext:value-type="float">
            <text:p>-67993</text:p>
          </table:table-cell>
          <table:table-cell office:value-type="float" office:value="6929" calcext:value-type="float">
            <text:p>69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731</text:p>
          </table:table-cell>
          <table:table-cell office:value-type="float" office:value="1.15670001506805" calcext:value-type="float">
            <text:p>1.15670001506805</text:p>
          </table:table-cell>
          <table:table-cell office:value-type="float" office:value="-121324" calcext:value-type="float">
            <text:p>-121324</text:p>
          </table:table-cell>
          <table:table-cell office:value-type="float" office:value="156326" calcext:value-type="float">
            <text:p>156326</text:p>
          </table:table-cell>
          <table:table-cell office:value-type="float" office:value="-67092" calcext:value-type="float">
            <text:p>-67092</text:p>
          </table:table-cell>
          <table:table-cell office:value-type="float" office:value="8321" calcext:value-type="float">
            <text:p>83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807</text:p>
          </table:table-cell>
          <table:table-cell office:value-type="float" office:value="1.14110004901886" calcext:value-type="float">
            <text:p>1.14110004901886</text:p>
          </table:table-cell>
          <table:table-cell office:value-type="float" office:value="-94007" calcext:value-type="float">
            <text:p>-94007</text:p>
          </table:table-cell>
          <table:table-cell office:value-type="float" office:value="150724" calcext:value-type="float">
            <text:p>150724</text:p>
          </table:table-cell>
          <table:table-cell office:value-type="float" office:value="-82524" calcext:value-type="float">
            <text:p>-82524</text:p>
          </table:table-cell>
          <table:table-cell office:value-type="float" office:value="10278" calcext:value-type="float">
            <text:p>102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814</text:p>
          </table:table-cell>
          <table:table-cell office:value-type="float" office:value="1.14390003681183" calcext:value-type="float">
            <text:p>1.14390003681183</text:p>
          </table:table-cell>
          <table:table-cell office:value-type="float" office:value="-70410" calcext:value-type="float">
            <text:p>-70410</text:p>
          </table:table-cell>
          <table:table-cell office:value-type="float" office:value="141090" calcext:value-type="float">
            <text:p>141090</text:p>
          </table:table-cell>
          <table:table-cell office:value-type="float" office:value="-97858" calcext:value-type="float">
            <text:p>-97858</text:p>
          </table:table-cell>
          <table:table-cell office:value-type="float" office:value="15082" calcext:value-type="float">
            <text:p>150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821</text:p>
          </table:table-cell>
          <table:table-cell office:value-type="float" office:value="1.16229999065399" calcext:value-type="float">
            <text:p>1.16229999065399</text:p>
          </table:table-cell>
          <table:table-cell office:value-type="float" office:value="-62594" calcext:value-type="float">
            <text:p>-62594</text:p>
          </table:table-cell>
          <table:table-cell office:value-type="float" office:value="142662" calcext:value-type="float">
            <text:p>142662</text:p>
          </table:table-cell>
          <table:table-cell office:value-type="float" office:value="-102274" calcext:value-type="float">
            <text:p>-102274</text:p>
          </table:table-cell>
          <table:table-cell office:value-type="float" office:value="13614" calcext:value-type="float">
            <text:p>136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828</text:p>
          </table:table-cell>
          <table:table-cell office:value-type="float" office:value="1.16009998321533" calcext:value-type="float">
            <text:p>1.16009998321533</text:p>
          </table:table-cell>
          <table:table-cell office:value-type="float" office:value="-77472" calcext:value-type="float">
            <text:p>-77472</text:p>
          </table:table-cell>
          <table:table-cell office:value-type="float" office:value="145319" calcext:value-type="float">
            <text:p>145319</text:p>
          </table:table-cell>
          <table:table-cell office:value-type="float" office:value="-99730" calcext:value-type="float">
            <text:p>-99730</text:p>
          </table:table-cell>
          <table:table-cell office:value-type="float" office:value="11090" calcext:value-type="float">
            <text:p>110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904</text:p>
          </table:table-cell>
          <table:table-cell office:value-type="float" office:value="1.15530002117157" calcext:value-type="float">
            <text:p>1.15530002117157</text:p>
          </table:table-cell>
          <table:table-cell office:value-type="float" office:value="-85754" calcext:value-type="float">
            <text:p>-85754</text:p>
          </table:table-cell>
          <table:table-cell office:value-type="float" office:value="146878" calcext:value-type="float">
            <text:p>146878</text:p>
          </table:table-cell>
          <table:table-cell office:value-type="float" office:value="-94895" calcext:value-type="float">
            <text:p>-94895</text:p>
          </table:table-cell>
          <table:table-cell office:value-type="float" office:value="11975" calcext:value-type="float">
            <text:p>119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911</text:p>
          </table:table-cell>
          <table:table-cell office:value-type="float" office:value="1.16299998760223" calcext:value-type="float">
            <text:p>1.16299998760223</text:p>
          </table:table-cell>
          <table:table-cell office:value-type="float" office:value="-82813" calcext:value-type="float">
            <text:p>-82813</text:p>
          </table:table-cell>
          <table:table-cell office:value-type="float" office:value="140851" calcext:value-type="float">
            <text:p>140851</text:p>
          </table:table-cell>
          <table:table-cell office:value-type="float" office:value="-75957" calcext:value-type="float">
            <text:p>-75957</text:p>
          </table:table-cell>
          <table:table-cell office:value-type="float" office:value="-4322" calcext:value-type="float">
            <text:p>-432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918</text:p>
          </table:table-cell>
          <table:table-cell office:value-type="float" office:value="1.17499995231628" calcext:value-type="float">
            <text:p>1.17499995231628</text:p>
          </table:table-cell>
          <table:table-cell office:value-type="float" office:value="-83046" calcext:value-type="float">
            <text:p>-83046</text:p>
          </table:table-cell>
          <table:table-cell office:value-type="float" office:value="139185" calcext:value-type="float">
            <text:p>139185</text:p>
          </table:table-cell>
          <table:table-cell office:value-type="float" office:value="-76663" calcext:value-type="float">
            <text:p>-76663</text:p>
          </table:table-cell>
          <table:table-cell office:value-type="float" office:value="-798" calcext:value-type="float">
            <text:p>-79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0925</text:p>
          </table:table-cell>
          <table:table-cell office:value-type="float" office:value="1.16089999675751" calcext:value-type="float">
            <text:p>1.16089999675751</text:p>
          </table:table-cell>
          <table:table-cell office:value-type="float" office:value="-105324" calcext:value-type="float">
            <text:p>-105324</text:p>
          </table:table-cell>
          <table:table-cell office:value-type="float" office:value="149847" calcext:value-type="float">
            <text:p>149847</text:p>
          </table:table-cell>
          <table:table-cell office:value-type="float" office:value="-86694" calcext:value-type="float">
            <text:p>-86694</text:p>
          </table:table-cell>
          <table:table-cell office:value-type="float" office:value="9137" calcext:value-type="float">
            <text:p>913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002</text:p>
          </table:table-cell>
          <table:table-cell office:value-type="float" office:value="1.15240001678467" calcext:value-type="float">
            <text:p>1.15240001678467</text:p>
          </table:table-cell>
          <table:table-cell office:value-type="float" office:value="-84087" calcext:value-type="float">
            <text:p>-84087</text:p>
          </table:table-cell>
          <table:table-cell office:value-type="float" office:value="136907" calcext:value-type="float">
            <text:p>136907</text:p>
          </table:table-cell>
          <table:table-cell office:value-type="float" office:value="-81816" calcext:value-type="float">
            <text:p>-81816</text:p>
          </table:table-cell>
          <table:table-cell office:value-type="float" office:value="12395" calcext:value-type="float">
            <text:p>123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009</text:p>
          </table:table-cell>
          <table:table-cell office:value-type="float" office:value="1.15629994869232" calcext:value-type="float">
            <text:p>1.15629994869232</text:p>
          </table:table-cell>
          <table:table-cell office:value-type="float" office:value="-76545" calcext:value-type="float">
            <text:p>-76545</text:p>
          </table:table-cell>
          <table:table-cell office:value-type="float" office:value="128056" calcext:value-type="float">
            <text:p>128056</text:p>
          </table:table-cell>
          <table:table-cell office:value-type="float" office:value="-81922" calcext:value-type="float">
            <text:p>-81922</text:p>
          </table:table-cell>
          <table:table-cell office:value-type="float" office:value="8831" calcext:value-type="float">
            <text:p>88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016</text:p>
          </table:table-cell>
          <table:table-cell office:value-type="float" office:value="1.15149998664856" calcext:value-type="float">
            <text:p>1.15149998664856</text:p>
          </table:table-cell>
          <table:table-cell office:value-type="float" office:value="-72268" calcext:value-type="float">
            <text:p>-72268</text:p>
          </table:table-cell>
          <table:table-cell office:value-type="float" office:value="134831" calcext:value-type="float">
            <text:p>134831</text:p>
          </table:table-cell>
          <table:table-cell office:value-type="float" office:value="-85227" calcext:value-type="float">
            <text:p>-85227</text:p>
          </table:table-cell>
          <table:table-cell office:value-type="float" office:value="5233" calcext:value-type="float">
            <text:p>52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023</text:p>
          </table:table-cell>
          <table:table-cell office:value-type="float" office:value="1.14030003547668" calcext:value-type="float">
            <text:p>1.14030003547668</text:p>
          </table:table-cell>
          <table:table-cell office:value-type="float" office:value="-59649" calcext:value-type="float">
            <text:p>-59649</text:p>
          </table:table-cell>
          <table:table-cell office:value-type="float" office:value="128533" calcext:value-type="float">
            <text:p>128533</text:p>
          </table:table-cell>
          <table:table-cell office:value-type="float" office:value="-93158" calcext:value-type="float">
            <text:p>-93158</text:p>
          </table:table-cell>
          <table:table-cell office:value-type="float" office:value="5815" calcext:value-type="float">
            <text:p>58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030</text:p>
          </table:table-cell>
          <table:table-cell office:value-type="float" office:value="1.13870000839233" calcext:value-type="float">
            <text:p>1.13870000839233</text:p>
          </table:table-cell>
          <table:table-cell office:value-type="float" office:value="-45829" calcext:value-type="float">
            <text:p>-45829</text:p>
          </table:table-cell>
          <table:table-cell office:value-type="float" office:value="117756" calcext:value-type="float">
            <text:p>117756</text:p>
          </table:table-cell>
          <table:table-cell office:value-type="float" office:value="-93146" calcext:value-type="float">
            <text:p>-93146</text:p>
          </table:table-cell>
          <table:table-cell office:value-type="float" office:value="3162" calcext:value-type="float">
            <text:p>31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106</text:p>
          </table:table-cell>
          <table:table-cell office:value-type="float" office:value="1.13359999656677" calcext:value-type="float">
            <text:p>1.13359999656677</text:p>
          </table:table-cell>
          <table:table-cell office:value-type="float" office:value="-53340" calcext:value-type="float">
            <text:p>-53340</text:p>
          </table:table-cell>
          <table:table-cell office:value-type="float" office:value="125661" calcext:value-type="float">
            <text:p>125661</text:p>
          </table:table-cell>
          <table:table-cell office:value-type="float" office:value="-102250" calcext:value-type="float">
            <text:p>-102250</text:p>
          </table:table-cell>
          <table:table-cell office:value-type="float" office:value="4638" calcext:value-type="float">
            <text:p>46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113</text:p>
          </table:table-cell>
          <table:table-cell office:value-type="float" office:value="1.14199995994568" calcext:value-type="float">
            <text:p>1.14199995994568</text:p>
          </table:table-cell>
          <table:table-cell office:value-type="float" office:value="-60244" calcext:value-type="float">
            <text:p>-60244</text:p>
          </table:table-cell>
          <table:table-cell office:value-type="float" office:value="137296" calcext:value-type="float">
            <text:p>137296</text:p>
          </table:table-cell>
          <table:table-cell office:value-type="float" office:value="-88919" calcext:value-type="float">
            <text:p>-88919</text:p>
          </table:table-cell>
          <table:table-cell office:value-type="float" office:value="-764" calcext:value-type="float">
            <text:p>-7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120</text:p>
          </table:table-cell>
          <table:table-cell office:value-type="float" office:value="1.13409996032715" calcext:value-type="float">
            <text:p>1.13409996032715</text:p>
          </table:table-cell>
          <table:table-cell office:value-type="float" office:value="-54232" calcext:value-type="float">
            <text:p>-54232</text:p>
          </table:table-cell>
          <table:table-cell office:value-type="float" office:value="131275" calcext:value-type="float">
            <text:p>131275</text:p>
          </table:table-cell>
          <table:table-cell office:value-type="float" office:value="-100260" calcext:value-type="float">
            <text:p>-100260</text:p>
          </table:table-cell>
          <table:table-cell office:value-type="float" office:value="-421" calcext:value-type="float">
            <text:p>-4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127</text:p>
          </table:table-cell>
          <table:table-cell office:value-type="float" office:value="1.13170003890991" calcext:value-type="float">
            <text:p>1.13170003890991</text:p>
          </table:table-cell>
          <table:table-cell office:value-type="float" office:value="-52983" calcext:value-type="float">
            <text:p>-52983</text:p>
          </table:table-cell>
          <table:table-cell office:value-type="float" office:value="130339" calcext:value-type="float">
            <text:p>130339</text:p>
          </table:table-cell>
          <table:table-cell office:value-type="float" office:value="-111601" calcext:value-type="float">
            <text:p>-111601</text:p>
          </table:table-cell>
          <table:table-cell office:value-type="float" office:value="4017" calcext:value-type="float">
            <text:p>40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204</text:p>
          </table:table-cell>
          <table:table-cell office:value-type="float" office:value="1.13779997825623" calcext:value-type="float">
            <text:p>1.13779997825623</text:p>
          </table:table-cell>
          <table:table-cell office:value-type="float" office:value="-50041" calcext:value-type="float">
            <text:p>-50041</text:p>
          </table:table-cell>
          <table:table-cell office:value-type="float" office:value="121410" calcext:value-type="float">
            <text:p>121410</text:p>
          </table:table-cell>
          <table:table-cell office:value-type="float" office:value="-102079" calcext:value-type="float">
            <text:p>-102079</text:p>
          </table:table-cell>
          <table:table-cell office:value-type="float" office:value="1868" calcext:value-type="float">
            <text:p>18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211</text:p>
          </table:table-cell>
          <table:table-cell office:value-type="float" office:value="1.13090002536774" calcext:value-type="float">
            <text:p>1.13090002536774</text:p>
          </table:table-cell>
          <table:table-cell office:value-type="float" office:value="-56544" calcext:value-type="float">
            <text:p>-56544</text:p>
          </table:table-cell>
          <table:table-cell office:value-type="float" office:value="120941" calcext:value-type="float">
            <text:p>120941</text:p>
          </table:table-cell>
          <table:table-cell office:value-type="float" office:value="-92456" calcext:value-type="float">
            <text:p>-92456</text:p>
          </table:table-cell>
          <table:table-cell office:value-type="float" office:value="521" calcext:value-type="float">
            <text:p>52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218</text:p>
          </table:table-cell>
          <table:table-cell office:value-type="float" office:value="1.13689994812012" calcext:value-type="float">
            <text:p>1.13689994812012</text:p>
          </table:table-cell>
          <table:table-cell office:value-type="float" office:value="-55420" calcext:value-type="float">
            <text:p>-55420</text:p>
          </table:table-cell>
          <table:table-cell office:value-type="float" office:value="111702" calcext:value-type="float">
            <text:p>111702</text:p>
          </table:table-cell>
          <table:table-cell office:value-type="float" office:value="-84588" calcext:value-type="float">
            <text:p>-84588</text:p>
          </table:table-cell>
          <table:table-cell office:value-type="float" office:value="3311" calcext:value-type="float">
            <text:p>33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224</text:p>
          </table:table-cell>
          <table:table-cell office:value-type="float" office:value="1.1438000202179" calcext:value-type="float">
            <text:p>1.1438000202179</text:p>
          </table:table-cell>
          <table:table-cell office:value-type="float" office:value="-68286" calcext:value-type="float">
            <text:p>-68286</text:p>
          </table:table-cell>
          <table:table-cell office:value-type="float" office:value="120308" calcext:value-type="float">
            <text:p>120308</text:p>
          </table:table-cell>
          <table:table-cell office:value-type="float" office:value="-88854" calcext:value-type="float">
            <text:p>-88854</text:p>
          </table:table-cell>
          <table:table-cell office:value-type="float" office:value="2320" calcext:value-type="float">
            <text:p>23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81231</text:p>
          </table:table-cell>
          <table:table-cell office:value-type="float" office:value="1.13950002193451" calcext:value-type="float">
            <text:p>1.13950002193451</text:p>
          </table:table-cell>
          <table:table-cell office:value-type="float" office:value="-70357" calcext:value-type="float">
            <text:p>-70357</text:p>
          </table:table-cell>
          <table:table-cell office:value-type="float" office:value="123372" calcext:value-type="float">
            <text:p>123372</text:p>
          </table:table-cell>
          <table:table-cell office:value-type="float" office:value="-83475" calcext:value-type="float">
            <text:p>-83475</text:p>
          </table:table-cell>
          <table:table-cell office:value-type="float" office:value="1790" calcext:value-type="float">
            <text:p>17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108</text:p>
          </table:table-cell>
          <table:table-cell office:value-type="float" office:value="1.14690005779266" calcext:value-type="float">
            <text:p>1.14690005779266</text:p>
          </table:table-cell>
          <table:table-cell office:value-type="float" office:value="-87620" calcext:value-type="float">
            <text:p>-87620</text:p>
          </table:table-cell>
          <table:table-cell office:value-type="float" office:value="137468" calcext:value-type="float">
            <text:p>137468</text:p>
          </table:table-cell>
          <table:table-cell office:value-type="float" office:value="-82346" calcext:value-type="float">
            <text:p>-82346</text:p>
          </table:table-cell>
          <table:table-cell office:value-type="float" office:value="-510" calcext:value-type="float">
            <text:p>-51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115</text:p>
          </table:table-cell>
          <table:table-cell office:value-type="float" office:value="1.13629996776581" calcext:value-type="float">
            <text:p>1.13629996776581</text:p>
          </table:table-cell>
          <table:table-cell office:value-type="float" office:value="-101043" calcext:value-type="float">
            <text:p>-101043</text:p>
          </table:table-cell>
          <table:table-cell office:value-type="float" office:value="146015" calcext:value-type="float">
            <text:p>146015</text:p>
          </table:table-cell>
          <table:table-cell office:value-type="float" office:value="-79886" calcext:value-type="float">
            <text:p>-79886</text:p>
          </table:table-cell>
          <table:table-cell office:value-type="float" office:value="2773" calcext:value-type="float">
            <text:p>27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122</text:p>
          </table:table-cell>
          <table:table-cell office:value-type="float" office:value="1.1414999961853" calcext:value-type="float">
            <text:p>1.1414999961853</text:p>
          </table:table-cell>
          <table:table-cell office:value-type="float" office:value="-98692" calcext:value-type="float">
            <text:p>-98692</text:p>
          </table:table-cell>
          <table:table-cell office:value-type="float" office:value="147800" calcext:value-type="float">
            <text:p>147800</text:p>
          </table:table-cell>
          <table:table-cell office:value-type="float" office:value="-84905" calcext:value-type="float">
            <text:p>-84905</text:p>
          </table:table-cell>
          <table:table-cell office:value-type="float" office:value="926" calcext:value-type="float">
            <text:p>92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129</text:p>
          </table:table-cell>
          <table:table-cell office:value-type="float" office:value="1.14559996128082" calcext:value-type="float">
            <text:p>1.14559996128082</text:p>
          </table:table-cell>
          <table:table-cell office:value-type="float" office:value="-98320" calcext:value-type="float">
            <text:p>-98320</text:p>
          </table:table-cell>
          <table:table-cell office:value-type="float" office:value="150525" calcext:value-type="float">
            <text:p>150525</text:p>
          </table:table-cell>
          <table:table-cell office:value-type="float" office:value="-83732" calcext:value-type="float">
            <text:p>-83732</text:p>
          </table:table-cell>
          <table:table-cell office:value-type="float" office:value="246" calcext:value-type="float">
            <text:p>2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205</text:p>
          </table:table-cell>
          <table:table-cell office:value-type="float" office:value="1.13300001621246" calcext:value-type="float">
            <text:p>1.13300001621246</text:p>
          </table:table-cell>
          <table:table-cell office:value-type="float" office:value="-109788" calcext:value-type="float">
            <text:p>-109788</text:p>
          </table:table-cell>
          <table:table-cell office:value-type="float" office:value="154496" calcext:value-type="float">
            <text:p>154496</text:p>
          </table:table-cell>
          <table:table-cell office:value-type="float" office:value="-76953" calcext:value-type="float">
            <text:p>-76953</text:p>
          </table:table-cell>
          <table:table-cell office:value-type="float" office:value="-420" calcext:value-type="float">
            <text:p>-4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212</text:p>
          </table:table-cell>
          <table:table-cell office:value-type="float" office:value="1.12950003147125" calcext:value-type="float">
            <text:p>1.12950003147125</text:p>
          </table:table-cell>
          <table:table-cell office:value-type="float" office:value="-80929" calcext:value-type="float">
            <text:p>-80929</text:p>
          </table:table-cell>
          <table:table-cell office:value-type="float" office:value="137330" calcext:value-type="float">
            <text:p>137330</text:p>
          </table:table-cell>
          <table:table-cell office:value-type="float" office:value="-84241" calcext:value-type="float">
            <text:p>-84241</text:p>
          </table:table-cell>
          <table:table-cell office:value-type="float" office:value="1456" calcext:value-type="float">
            <text:p>145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219</text:p>
          </table:table-cell>
          <table:table-cell office:value-type="float" office:value="1.13429999351501" calcext:value-type="float">
            <text:p>1.13429999351501</text:p>
          </table:table-cell>
          <table:table-cell office:value-type="float" office:value="-73046" calcext:value-type="float">
            <text:p>-73046</text:p>
          </table:table-cell>
          <table:table-cell office:value-type="float" office:value="134752" calcext:value-type="float">
            <text:p>134752</text:p>
          </table:table-cell>
          <table:table-cell office:value-type="float" office:value="-90642" calcext:value-type="float">
            <text:p>-90642</text:p>
          </table:table-cell>
          <table:table-cell office:value-type="float" office:value="-684" calcext:value-type="float">
            <text:p>-6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226</text:p>
          </table:table-cell>
          <table:table-cell office:value-type="float" office:value="1.13769996166229" calcext:value-type="float">
            <text:p>1.13769996166229</text:p>
          </table:table-cell>
          <table:table-cell office:value-type="float" office:value="-67366" calcext:value-type="float">
            <text:p>-67366</text:p>
          </table:table-cell>
          <table:table-cell office:value-type="float" office:value="122981" calcext:value-type="float">
            <text:p>122981</text:p>
          </table:table-cell>
          <table:table-cell office:value-type="float" office:value="-82180" calcext:value-type="float">
            <text:p>-82180</text:p>
          </table:table-cell>
          <table:table-cell office:value-type="float" office:value="-2049" calcext:value-type="float">
            <text:p>-204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305</text:p>
          </table:table-cell>
          <table:table-cell office:value-type="float" office:value="1.12399995326996" calcext:value-type="float">
            <text:p>1.12399995326996</text:p>
          </table:table-cell>
          <table:table-cell office:value-type="float" office:value="-52541" calcext:value-type="float">
            <text:p>-52541</text:p>
          </table:table-cell>
          <table:table-cell office:value-type="float" office:value="113483" calcext:value-type="float">
            <text:p>113483</text:p>
          </table:table-cell>
          <table:table-cell office:value-type="float" office:value="-81075" calcext:value-type="float">
            <text:p>-81075</text:p>
          </table:table-cell>
          <table:table-cell office:value-type="float" office:value="-3377" calcext:value-type="float">
            <text:p>-33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312</text:p>
          </table:table-cell>
          <table:table-cell office:value-type="float" office:value="1.13250005245209" calcext:value-type="float">
            <text:p>1.13250005245209</text:p>
          </table:table-cell>
          <table:table-cell office:value-type="float" office:value="-40707" calcext:value-type="float">
            <text:p>-40707</text:p>
          </table:table-cell>
          <table:table-cell office:value-type="float" office:value="109658" calcext:value-type="float">
            <text:p>109658</text:p>
          </table:table-cell>
          <table:table-cell office:value-type="float" office:value="-83174" calcext:value-type="float">
            <text:p>-83174</text:p>
          </table:table-cell>
          <table:table-cell office:value-type="float" office:value="-4528" calcext:value-type="float">
            <text:p>-45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319</text:p>
          </table:table-cell>
          <table:table-cell office:value-type="float" office:value="1.13139998912811" calcext:value-type="float">
            <text:p>1.13139998912811</text:p>
          </table:table-cell>
          <table:table-cell office:value-type="float" office:value="-45089" calcext:value-type="float">
            <text:p>-45089</text:p>
          </table:table-cell>
          <table:table-cell office:value-type="float" office:value="118629" calcext:value-type="float">
            <text:p>118629</text:p>
          </table:table-cell>
          <table:table-cell office:value-type="float" office:value="-86841" calcext:value-type="float">
            <text:p>-86841</text:p>
          </table:table-cell>
          <table:table-cell office:value-type="float" office:value="-4171" calcext:value-type="float">
            <text:p>-41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326</text:p>
          </table:table-cell>
          <table:table-cell office:value-type="float" office:value="1.1217999458313" calcext:value-type="float">
            <text:p>1.1217999458313</text:p>
          </table:table-cell>
          <table:table-cell office:value-type="float" office:value="-48559" calcext:value-type="float">
            <text:p>-48559</text:p>
          </table:table-cell>
          <table:table-cell office:value-type="float" office:value="120700" calcext:value-type="float">
            <text:p>120700</text:p>
          </table:table-cell>
          <table:table-cell office:value-type="float" office:value="-88513" calcext:value-type="float">
            <text:p>-88513</text:p>
          </table:table-cell>
          <table:table-cell office:value-type="float" office:value="-3107" calcext:value-type="float">
            <text:p>-31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402</text:p>
          </table:table-cell>
          <table:table-cell office:value-type="float" office:value="1.12160003185272" calcext:value-type="float">
            <text:p>1.12160003185272</text:p>
          </table:table-cell>
          <table:table-cell office:value-type="float" office:value="-28418" calcext:value-type="float">
            <text:p>-28418</text:p>
          </table:table-cell>
          <table:table-cell office:value-type="float" office:value="107969" calcext:value-type="float">
            <text:p>107969</text:p>
          </table:table-cell>
          <table:table-cell office:value-type="float" office:value="-103718" calcext:value-type="float">
            <text:p>-103718</text:p>
          </table:table-cell>
          <table:table-cell office:value-type="float" office:value="193" calcext:value-type="float">
            <text:p>19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409</text:p>
          </table:table-cell>
          <table:table-cell office:value-type="float" office:value="1.13020002841949" calcext:value-type="float">
            <text:p>1.13020002841949</text:p>
          </table:table-cell>
          <table:table-cell office:value-type="float" office:value="-37110" calcext:value-type="float">
            <text:p>-37110</text:p>
          </table:table-cell>
          <table:table-cell office:value-type="float" office:value="115985" calcext:value-type="float">
            <text:p>115985</text:p>
          </table:table-cell>
          <table:table-cell office:value-type="float" office:value="-103682" calcext:value-type="float">
            <text:p>-103682</text:p>
          </table:table-cell>
          <table:table-cell office:value-type="float" office:value="-74" calcext:value-type="float">
            <text:p>-7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416</text:p>
          </table:table-cell>
          <table:table-cell office:value-type="float" office:value="1.12479996681213" calcext:value-type="float">
            <text:p>1.12479996681213</text:p>
          </table:table-cell>
          <table:table-cell office:value-type="float" office:value="-47441" calcext:value-type="float">
            <text:p>-47441</text:p>
          </table:table-cell>
          <table:table-cell office:value-type="float" office:value="125999" calcext:value-type="float">
            <text:p>125999</text:p>
          </table:table-cell>
          <table:table-cell office:value-type="float" office:value="-99381" calcext:value-type="float">
            <text:p>-99381</text:p>
          </table:table-cell>
          <table:table-cell office:value-type="float" office:value="-2714" calcext:value-type="float">
            <text:p>-271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423</text:p>
          </table:table-cell>
          <table:table-cell office:value-type="float" office:value="1.11489999294281" calcext:value-type="float">
            <text:p>1.11489999294281</text:p>
          </table:table-cell>
          <table:table-cell office:value-type="float" office:value="-37532" calcext:value-type="float">
            <text:p>-37532</text:p>
          </table:table-cell>
          <table:table-cell office:value-type="float" office:value="122282" calcext:value-type="float">
            <text:p>122282</text:p>
          </table:table-cell>
          <table:table-cell office:value-type="float" office:value="-103820" calcext:value-type="float">
            <text:p>-103820</text:p>
          </table:table-cell>
          <table:table-cell office:value-type="float" office:value="-396" calcext:value-type="float">
            <text:p>-39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430</text:p>
          </table:table-cell>
          <table:table-cell office:value-type="float" office:value="1.12020003795624" calcext:value-type="float">
            <text:p>1.12020003795624</text:p>
          </table:table-cell>
          <table:table-cell office:value-type="float" office:value="-37453" calcext:value-type="float">
            <text:p>-37453</text:p>
          </table:table-cell>
          <table:table-cell office:value-type="float" office:value="125446" calcext:value-type="float">
            <text:p>125446</text:p>
          </table:table-cell>
          <table:table-cell office:value-type="float" office:value="-109525" calcext:value-type="float">
            <text:p>-109525</text:p>
          </table:table-cell>
          <table:table-cell office:value-type="float" office:value="-1392" calcext:value-type="float">
            <text:p>-13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507</text:p>
          </table:table-cell>
          <table:table-cell office:value-type="float" office:value="1.12349998950958" calcext:value-type="float">
            <text:p>1.12349998950958</text:p>
          </table:table-cell>
          <table:table-cell office:value-type="float" office:value="-40246" calcext:value-type="float">
            <text:p>-40246</text:p>
          </table:table-cell>
          <table:table-cell office:value-type="float" office:value="135354" calcext:value-type="float">
            <text:p>135354</text:p>
          </table:table-cell>
          <table:table-cell office:value-type="float" office:value="-114592" calcext:value-type="float">
            <text:p>-114592</text:p>
          </table:table-cell>
          <table:table-cell office:value-type="float" office:value="-1877" calcext:value-type="float">
            <text:p>-18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514</text:p>
          </table:table-cell>
          <table:table-cell office:value-type="float" office:value="1.11580002307892" calcext:value-type="float">
            <text:p>1.11580002307892</text:p>
          </table:table-cell>
          <table:table-cell office:value-type="float" office:value="-48543" calcext:value-type="float">
            <text:p>-48543</text:p>
          </table:table-cell>
          <table:table-cell office:value-type="float" office:value="139682" calcext:value-type="float">
            <text:p>139682</text:p>
          </table:table-cell>
          <table:table-cell office:value-type="float" office:value="-111693" calcext:value-type="float">
            <text:p>-111693</text:p>
          </table:table-cell>
          <table:table-cell office:value-type="float" office:value="1037" calcext:value-type="float">
            <text:p>103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521</text:p>
          </table:table-cell>
          <table:table-cell office:value-type="float" office:value="1.12039995193481" calcext:value-type="float">
            <text:p>1.12039995193481</text:p>
          </table:table-cell>
          <table:table-cell office:value-type="float" office:value="-52326" calcext:value-type="float">
            <text:p>-52326</text:p>
          </table:table-cell>
          <table:table-cell office:value-type="float" office:value="137178" calcext:value-type="float">
            <text:p>137178</text:p>
          </table:table-cell>
          <table:table-cell office:value-type="float" office:value="-107410" calcext:value-type="float">
            <text:p>-107410</text:p>
          </table:table-cell>
          <table:table-cell office:value-type="float" office:value="-341" calcext:value-type="float">
            <text:p>-3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528</text:p>
          </table:table-cell>
          <table:table-cell office:value-type="float" office:value="1.1168999671936" calcext:value-type="float">
            <text:p>1.1168999671936</text:p>
          </table:table-cell>
          <table:table-cell office:value-type="float" office:value="-54137" calcext:value-type="float">
            <text:p>-54137</text:p>
          </table:table-cell>
          <table:table-cell office:value-type="float" office:value="131148" calcext:value-type="float">
            <text:p>131148</text:p>
          </table:table-cell>
          <table:table-cell office:value-type="float" office:value="-103963" calcext:value-type="float">
            <text:p>-103963</text:p>
          </table:table-cell>
          <table:table-cell office:value-type="float" office:value="-1061" calcext:value-type="float">
            <text:p>-10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604</text:p>
          </table:table-cell>
          <table:table-cell office:value-type="float" office:value="1.13329994678497" calcext:value-type="float">
            <text:p>1.13329994678497</text:p>
          </table:table-cell>
          <table:table-cell office:value-type="float" office:value="-69764" calcext:value-type="float">
            <text:p>-69764</text:p>
          </table:table-cell>
          <table:table-cell office:value-type="float" office:value="132274" calcext:value-type="float">
            <text:p>132274</text:p>
          </table:table-cell>
          <table:table-cell office:value-type="float" office:value="-91982" calcext:value-type="float">
            <text:p>-91982</text:p>
          </table:table-cell>
          <table:table-cell office:value-type="float" office:value="2477" calcext:value-type="float">
            <text:p>24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611</text:p>
          </table:table-cell>
          <table:table-cell office:value-type="float" office:value="1.12090003490448" calcext:value-type="float">
            <text:p>1.12090003490448</text:p>
          </table:table-cell>
          <table:table-cell office:value-type="float" office:value="-77396" calcext:value-type="float">
            <text:p>-77396</text:p>
          </table:table-cell>
          <table:table-cell office:value-type="float" office:value="148318" calcext:value-type="float">
            <text:p>148318</text:p>
          </table:table-cell>
          <table:table-cell office:value-type="float" office:value="-103399" calcext:value-type="float">
            <text:p>-103399</text:p>
          </table:table-cell>
          <table:table-cell office:value-type="float" office:value="7831" calcext:value-type="float">
            <text:p>78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618</text:p>
          </table:table-cell>
          <table:table-cell office:value-type="float" office:value="1.13680005073547" calcext:value-type="float">
            <text:p>1.13680005073547</text:p>
          </table:table-cell>
          <table:table-cell office:value-type="float" office:value="-89186" calcext:value-type="float">
            <text:p>-89186</text:p>
          </table:table-cell>
          <table:table-cell office:value-type="float" office:value="139927" calcext:value-type="float">
            <text:p>139927</text:p>
          </table:table-cell>
          <table:table-cell office:value-type="float" office:value="-88844" calcext:value-type="float">
            <text:p>-88844</text:p>
          </table:table-cell>
          <table:table-cell office:value-type="float" office:value="12912" calcext:value-type="float">
            <text:p>129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625</text:p>
          </table:table-cell>
          <table:table-cell office:value-type="float" office:value="1.13699996471405" calcext:value-type="float">
            <text:p>1.13699996471405</text:p>
          </table:table-cell>
          <table:table-cell office:value-type="float" office:value="-107645" calcext:value-type="float">
            <text:p>-107645</text:p>
          </table:table-cell>
          <table:table-cell office:value-type="float" office:value="163775" calcext:value-type="float">
            <text:p>163775</text:p>
          </table:table-cell>
          <table:table-cell office:value-type="float" office:value="-92949" calcext:value-type="float">
            <text:p>-92949</text:p>
          </table:table-cell>
          <table:table-cell office:value-type="float" office:value="4133" calcext:value-type="float">
            <text:p>413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702</text:p>
          </table:table-cell>
          <table:table-cell office:value-type="float" office:value="1.12259995937347" calcext:value-type="float">
            <text:p>1.12259995937347</text:p>
          </table:table-cell>
          <table:table-cell office:value-type="float" office:value="-109182" calcext:value-type="float">
            <text:p>-109182</text:p>
          </table:table-cell>
          <table:table-cell office:value-type="float" office:value="165740" calcext:value-type="float">
            <text:p>165740</text:p>
          </table:table-cell>
          <table:table-cell office:value-type="float" office:value="-86355" calcext:value-type="float">
            <text:p>-86355</text:p>
          </table:table-cell>
          <table:table-cell office:value-type="float" office:value="5380" calcext:value-type="float">
            <text:p>538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709</text:p>
          </table:table-cell>
          <table:table-cell office:value-type="float" office:value="1.12709999084473" calcext:value-type="float">
            <text:p>1.12709999084473</text:p>
          </table:table-cell>
          <table:table-cell office:value-type="float" office:value="-100022" calcext:value-type="float">
            <text:p>-100022</text:p>
          </table:table-cell>
          <table:table-cell office:value-type="float" office:value="151655" calcext:value-type="float">
            <text:p>151655</text:p>
          </table:table-cell>
          <table:table-cell office:value-type="float" office:value="-91631" calcext:value-type="float">
            <text:p>-91631</text:p>
          </table:table-cell>
          <table:table-cell office:value-type="float" office:value="10097" calcext:value-type="float">
            <text:p>100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716</text:p>
          </table:table-cell>
          <table:table-cell office:value-type="float" office:value="1.12220001220703" calcext:value-type="float">
            <text:p>1.12220001220703</text:p>
          </table:table-cell>
          <table:table-cell office:value-type="float" office:value="-101871" calcext:value-type="float">
            <text:p>-101871</text:p>
          </table:table-cell>
          <table:table-cell office:value-type="float" office:value="149437" calcext:value-type="float">
            <text:p>149437</text:p>
          </table:table-cell>
          <table:table-cell office:value-type="float" office:value="-89102" calcext:value-type="float">
            <text:p>-89102</text:p>
          </table:table-cell>
          <table:table-cell office:value-type="float" office:value="14338" calcext:value-type="float">
            <text:p>143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723</text:p>
          </table:table-cell>
          <table:table-cell office:value-type="float" office:value="1.11269998550415" calcext:value-type="float">
            <text:p>1.11269998550415</text:p>
          </table:table-cell>
          <table:table-cell office:value-type="float" office:value="-86342" calcext:value-type="float">
            <text:p>-86342</text:p>
          </table:table-cell>
          <table:table-cell office:value-type="float" office:value="147562" calcext:value-type="float">
            <text:p>147562</text:p>
          </table:table-cell>
          <table:table-cell office:value-type="float" office:value="-96252" calcext:value-type="float">
            <text:p>-96252</text:p>
          </table:table-cell>
          <table:table-cell office:value-type="float" office:value="10925" calcext:value-type="float">
            <text:p>109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730</text:p>
          </table:table-cell>
          <table:table-cell office:value-type="float" office:value="1.11090004444122" calcext:value-type="float">
            <text:p>1.11090004444122</text:p>
          </table:table-cell>
          <table:table-cell office:value-type="float" office:value="-77822" calcext:value-type="float">
            <text:p>-77822</text:p>
          </table:table-cell>
          <table:table-cell office:value-type="float" office:value="147520" calcext:value-type="float">
            <text:p>147520</text:p>
          </table:table-cell>
          <table:table-cell office:value-type="float" office:value="-103264" calcext:value-type="float">
            <text:p>-103264</text:p>
          </table:table-cell>
          <table:table-cell office:value-type="float" office:value="10553" calcext:value-type="float">
            <text:p>105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806</text:p>
          </table:table-cell>
          <table:table-cell office:value-type="float" office:value="1.12000000476837" calcext:value-type="float">
            <text:p>1.12000000476837</text:p>
          </table:table-cell>
          <table:table-cell office:value-type="float" office:value="-65608" calcext:value-type="float">
            <text:p>-65608</text:p>
          </table:table-cell>
          <table:table-cell office:value-type="float" office:value="122008" calcext:value-type="float">
            <text:p>122008</text:p>
          </table:table-cell>
          <table:table-cell office:value-type="float" office:value="-85344" calcext:value-type="float">
            <text:p>-85344</text:p>
          </table:table-cell>
          <table:table-cell office:value-type="float" office:value="8199" calcext:value-type="float">
            <text:p>81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813</text:p>
          </table:table-cell>
          <table:table-cell office:value-type="float" office:value="1.10899996757507" calcext:value-type="float">
            <text:p>1.10899996757507</text:p>
          </table:table-cell>
          <table:table-cell office:value-type="float" office:value="-92969" calcext:value-type="float">
            <text:p>-92969</text:p>
          </table:table-cell>
          <table:table-cell office:value-type="float" office:value="172396" calcext:value-type="float">
            <text:p>172396</text:p>
          </table:table-cell>
          <table:table-cell office:value-type="float" office:value="-108531" calcext:value-type="float">
            <text:p>-108531</text:p>
          </table:table-cell>
          <table:table-cell office:value-type="float" office:value="9561" calcext:value-type="float">
            <text:p>95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820</text:p>
          </table:table-cell>
          <table:table-cell office:value-type="float" office:value="1.11440002918243" calcext:value-type="float">
            <text:p>1.11440002918243</text:p>
          </table:table-cell>
          <table:table-cell office:value-type="float" office:value="-96747" calcext:value-type="float">
            <text:p>-96747</text:p>
          </table:table-cell>
          <table:table-cell office:value-type="float" office:value="161719" calcext:value-type="float">
            <text:p>161719</text:p>
          </table:table-cell>
          <table:table-cell office:value-type="float" office:value="-95472" calcext:value-type="float">
            <text:p>-95472</text:p>
          </table:table-cell>
          <table:table-cell office:value-type="float" office:value="8730" calcext:value-type="float">
            <text:p>87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827</text:p>
          </table:table-cell>
          <table:table-cell office:value-type="float" office:value="1.09909999370575" calcext:value-type="float">
            <text:p>1.09909999370575</text:p>
          </table:table-cell>
          <table:table-cell office:value-type="float" office:value="-82643" calcext:value-type="float">
            <text:p>-82643</text:p>
          </table:table-cell>
          <table:table-cell office:value-type="float" office:value="139426" calcext:value-type="float">
            <text:p>139426</text:p>
          </table:table-cell>
          <table:table-cell office:value-type="float" office:value="-87895" calcext:value-type="float">
            <text:p>-87895</text:p>
          </table:table-cell>
          <table:table-cell office:value-type="float" office:value="8365" calcext:value-type="float">
            <text:p>836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903</text:p>
          </table:table-cell>
          <table:table-cell office:value-type="float" office:value="1.10290002822876" calcext:value-type="float">
            <text:p>1.10290002822876</text:p>
          </table:table-cell>
          <table:table-cell office:value-type="float" office:value="-66383" calcext:value-type="float">
            <text:p>-66383</text:p>
          </table:table-cell>
          <table:table-cell office:value-type="float" office:value="125552" calcext:value-type="float">
            <text:p>125552</text:p>
          </table:table-cell>
          <table:table-cell office:value-type="float" office:value="-90018" calcext:value-type="float">
            <text:p>-90018</text:p>
          </table:table-cell>
          <table:table-cell office:value-type="float" office:value="9178" calcext:value-type="float">
            <text:p>91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910</text:p>
          </table:table-cell>
          <table:table-cell office:value-type="float" office:value="1.10749995708466" calcext:value-type="float">
            <text:p>1.10749995708466</text:p>
          </table:table-cell>
          <table:table-cell office:value-type="float" office:value="-55230" calcext:value-type="float">
            <text:p>-55230</text:p>
          </table:table-cell>
          <table:table-cell office:value-type="float" office:value="127116" calcext:value-type="float">
            <text:p>127116</text:p>
          </table:table-cell>
          <table:table-cell office:value-type="float" office:value="-96729" calcext:value-type="float">
            <text:p>-96729</text:p>
          </table:table-cell>
          <table:table-cell office:value-type="float" office:value="7961" calcext:value-type="float">
            <text:p>79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917</text:p>
          </table:table-cell>
          <table:table-cell office:value-type="float" office:value="1.10179996490479" calcext:value-type="float">
            <text:p>1.10179996490479</text:p>
          </table:table-cell>
          <table:table-cell office:value-type="float" office:value="-50918" calcext:value-type="float">
            <text:p>-50918</text:p>
          </table:table-cell>
          <table:table-cell office:value-type="float" office:value="121699" calcext:value-type="float">
            <text:p>121699</text:p>
          </table:table-cell>
          <table:table-cell office:value-type="float" office:value="-106661" calcext:value-type="float">
            <text:p>-106661</text:p>
          </table:table-cell>
          <table:table-cell office:value-type="float" office:value="12827" calcext:value-type="float">
            <text:p>128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0924</text:p>
          </table:table-cell>
          <table:table-cell office:value-type="float" office:value="1.09389996528625" calcext:value-type="float">
            <text:p>1.09389996528625</text:p>
          </table:table-cell>
          <table:table-cell office:value-type="float" office:value="-58232" calcext:value-type="float">
            <text:p>-58232</text:p>
          </table:table-cell>
          <table:table-cell office:value-type="float" office:value="121458" calcext:value-type="float">
            <text:p>121458</text:p>
          </table:table-cell>
          <table:table-cell office:value-type="float" office:value="-91289" calcext:value-type="float">
            <text:p>-91289</text:p>
          </table:table-cell>
          <table:table-cell office:value-type="float" office:value="6301" calcext:value-type="float">
            <text:p>63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001</text:p>
          </table:table-cell>
          <table:table-cell office:value-type="float" office:value="1.0978000164032" calcext:value-type="float">
            <text:p>1.0978000164032</text:p>
          </table:table-cell>
          <table:table-cell office:value-type="float" office:value="-52191" calcext:value-type="float">
            <text:p>-52191</text:p>
          </table:table-cell>
          <table:table-cell office:value-type="float" office:value="105156" calcext:value-type="float">
            <text:p>105156</text:p>
          </table:table-cell>
          <table:table-cell office:value-type="float" office:value="-89485" calcext:value-type="float">
            <text:p>-89485</text:p>
          </table:table-cell>
          <table:table-cell office:value-type="float" office:value="11216" calcext:value-type="float">
            <text:p>112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008</text:p>
          </table:table-cell>
          <table:table-cell office:value-type="float" office:value="1.10420000553131" calcext:value-type="float">
            <text:p>1.10420000553131</text:p>
          </table:table-cell>
          <table:table-cell office:value-type="float" office:value="-49159" calcext:value-type="float">
            <text:p>-49159</text:p>
          </table:table-cell>
          <table:table-cell office:value-type="float" office:value="121767" calcext:value-type="float">
            <text:p>121767</text:p>
          </table:table-cell>
          <table:table-cell office:value-type="float" office:value="-102990" calcext:value-type="float">
            <text:p>-102990</text:p>
          </table:table-cell>
          <table:table-cell office:value-type="float" office:value="9560" calcext:value-type="float">
            <text:p>95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015</text:p>
          </table:table-cell>
          <table:table-cell office:value-type="float" office:value="1.11710000038147" calcext:value-type="float">
            <text:p>1.11710000038147</text:p>
          </table:table-cell>
          <table:table-cell office:value-type="float" office:value="-60453" calcext:value-type="float">
            <text:p>-60453</text:p>
          </table:table-cell>
          <table:table-cell office:value-type="float" office:value="132360" calcext:value-type="float">
            <text:p>132360</text:p>
          </table:table-cell>
          <table:table-cell office:value-type="float" office:value="-101827" calcext:value-type="float">
            <text:p>-101827</text:p>
          </table:table-cell>
          <table:table-cell office:value-type="float" office:value="3541" calcext:value-type="float">
            <text:p>35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022</text:p>
          </table:table-cell>
          <table:table-cell office:value-type="float" office:value="1.10800004005432" calcext:value-type="float">
            <text:p>1.10800004005432</text:p>
          </table:table-cell>
          <table:table-cell office:value-type="float" office:value="-97563" calcext:value-type="float">
            <text:p>-97563</text:p>
          </table:table-cell>
          <table:table-cell office:value-type="float" office:value="154250" calcext:value-type="float">
            <text:p>154250</text:p>
          </table:table-cell>
          <table:table-cell office:value-type="float" office:value="-94550" calcext:value-type="float">
            <text:p>-94550</text:p>
          </table:table-cell>
          <table:table-cell office:value-type="float" office:value="8823" calcext:value-type="float">
            <text:p>882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029</text:p>
          </table:table-cell>
          <table:table-cell office:value-type="float" office:value="1.11670005321503" calcext:value-type="float">
            <text:p>1.11670005321503</text:p>
          </table:table-cell>
          <table:table-cell office:value-type="float" office:value="-106324" calcext:value-type="float">
            <text:p>-106324</text:p>
          </table:table-cell>
          <table:table-cell office:value-type="float" office:value="164323" calcext:value-type="float">
            <text:p>164323</text:p>
          </table:table-cell>
          <table:table-cell office:value-type="float" office:value="-93496" calcext:value-type="float">
            <text:p>-93496</text:p>
          </table:table-cell>
          <table:table-cell office:value-type="float" office:value="7976" calcext:value-type="float">
            <text:p>79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105</text:p>
          </table:table-cell>
          <table:table-cell office:value-type="float" office:value="1.10179996490479" calcext:value-type="float">
            <text:p>1.10179996490479</text:p>
          </table:table-cell>
          <table:table-cell office:value-type="float" office:value="-116664" calcext:value-type="float">
            <text:p>-116664</text:p>
          </table:table-cell>
          <table:table-cell office:value-type="float" office:value="185788" calcext:value-type="float">
            <text:p>185788</text:p>
          </table:table-cell>
          <table:table-cell office:value-type="float" office:value="-101070" calcext:value-type="float">
            <text:p>-101070</text:p>
          </table:table-cell>
          <table:table-cell office:value-type="float" office:value="3267" calcext:value-type="float">
            <text:p>32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112</text:p>
          </table:table-cell>
          <table:table-cell office:value-type="float" office:value="1.10520005226135" calcext:value-type="float">
            <text:p>1.10520005226135</text:p>
          </table:table-cell>
          <table:table-cell office:value-type="float" office:value="-119522" calcext:value-type="float">
            <text:p>-119522</text:p>
          </table:table-cell>
          <table:table-cell office:value-type="float" office:value="176988" calcext:value-type="float">
            <text:p>176988</text:p>
          </table:table-cell>
          <table:table-cell office:value-type="float" office:value="-97516" calcext:value-type="float">
            <text:p>-97516</text:p>
          </table:table-cell>
          <table:table-cell office:value-type="float" office:value="9051" calcext:value-type="float">
            <text:p>90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119</text:p>
          </table:table-cell>
          <table:table-cell office:value-type="float" office:value="1.10239994525909" calcext:value-type="float">
            <text:p>1.10239994525909</text:p>
          </table:table-cell>
          <table:table-cell office:value-type="float" office:value="-112759" calcext:value-type="float">
            <text:p>-112759</text:p>
          </table:table-cell>
          <table:table-cell office:value-type="float" office:value="169467" calcext:value-type="float">
            <text:p>169467</text:p>
          </table:table-cell>
          <table:table-cell office:value-type="float" office:value="-88857" calcext:value-type="float">
            <text:p>-88857</text:p>
          </table:table-cell>
          <table:table-cell office:value-type="float" office:value="1855" calcext:value-type="float">
            <text:p>18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126</text:p>
          </table:table-cell>
          <table:table-cell office:value-type="float" office:value="1.10169994831085" calcext:value-type="float">
            <text:p>1.10169994831085</text:p>
          </table:table-cell>
          <table:table-cell office:value-type="float" office:value="-108793" calcext:value-type="float">
            <text:p>-108793</text:p>
          </table:table-cell>
          <table:table-cell office:value-type="float" office:value="165355" calcext:value-type="float">
            <text:p>165355</text:p>
          </table:table-cell>
          <table:table-cell office:value-type="float" office:value="-97407" calcext:value-type="float">
            <text:p>-97407</text:p>
          </table:table-cell>
          <table:table-cell office:value-type="float" office:value="10800" calcext:value-type="float">
            <text:p>108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203</text:p>
          </table:table-cell>
          <table:table-cell office:value-type="float" office:value="1.10590004920959" calcext:value-type="float">
            <text:p>1.10590004920959</text:p>
          </table:table-cell>
          <table:table-cell office:value-type="float" office:value="-112261" calcext:value-type="float">
            <text:p>-112261</text:p>
          </table:table-cell>
          <table:table-cell office:value-type="float" office:value="163229" calcext:value-type="float">
            <text:p>163229</text:p>
          </table:table-cell>
          <table:table-cell office:value-type="float" office:value="-94361" calcext:value-type="float">
            <text:p>-94361</text:p>
          </table:table-cell>
          <table:table-cell office:value-type="float" office:value="9796" calcext:value-type="float">
            <text:p>979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210</text:p>
          </table:table-cell>
          <table:table-cell office:value-type="float" office:value="1.11210000514984" calcext:value-type="float">
            <text:p>1.11210000514984</text:p>
          </table:table-cell>
          <table:table-cell office:value-type="float" office:value="-112238" calcext:value-type="float">
            <text:p>-112238</text:p>
          </table:table-cell>
          <table:table-cell office:value-type="float" office:value="172193" calcext:value-type="float">
            <text:p>172193</text:p>
          </table:table-cell>
          <table:table-cell office:value-type="float" office:value="-101238" calcext:value-type="float">
            <text:p>-101238</text:p>
          </table:table-cell>
          <table:table-cell office:value-type="float" office:value="11809" calcext:value-type="float">
            <text:p>1180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217</text:p>
          </table:table-cell>
          <table:table-cell office:value-type="float" office:value="1.10790002346039" calcext:value-type="float">
            <text:p>1.10790002346039</text:p>
          </table:table-cell>
          <table:table-cell office:value-type="float" office:value="-110985" calcext:value-type="float">
            <text:p>-110985</text:p>
          </table:table-cell>
          <table:table-cell office:value-type="float" office:value="180153" calcext:value-type="float">
            <text:p>180153</text:p>
          </table:table-cell>
          <table:table-cell office:value-type="float" office:value="-103792" calcext:value-type="float">
            <text:p>-103792</text:p>
          </table:table-cell>
          <table:table-cell office:value-type="float" office:value="12968" calcext:value-type="float">
            <text:p>129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224</text:p>
          </table:table-cell>
          <table:table-cell office:value-type="float" office:value="1.11769998073578" calcext:value-type="float">
            <text:p>1.11769998073578</text:p>
          </table:table-cell>
          <table:table-cell office:value-type="float" office:value="-109525" calcext:value-type="float">
            <text:p>-109525</text:p>
          </table:table-cell>
          <table:table-cell office:value-type="float" office:value="177759" calcext:value-type="float">
            <text:p>177759</text:p>
          </table:table-cell>
          <table:table-cell office:value-type="float" office:value="-112907" calcext:value-type="float">
            <text:p>-112907</text:p>
          </table:table-cell>
          <table:table-cell office:value-type="float" office:value="13067" calcext:value-type="float">
            <text:p>130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191231</text:p>
          </table:table-cell>
          <table:table-cell office:value-type="float" office:value="1.11600005626678" calcext:value-type="float">
            <text:p>1.11600005626678</text:p>
          </table:table-cell>
          <table:table-cell office:value-type="float" office:value="-119149" calcext:value-type="float">
            <text:p>-119149</text:p>
          </table:table-cell>
          <table:table-cell office:value-type="float" office:value="198748" calcext:value-type="float">
            <text:p>198748</text:p>
          </table:table-cell>
          <table:table-cell office:value-type="float" office:value="-127195" calcext:value-type="float">
            <text:p>-127195</text:p>
          </table:table-cell>
          <table:table-cell office:value-type="float" office:value="13201" calcext:value-type="float">
            <text:p>132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107</text:p>
          </table:table-cell>
          <table:table-cell office:value-type="float" office:value="1.11220002174377" calcext:value-type="float">
            <text:p>1.11220002174377</text:p>
          </table:table-cell>
          <table:table-cell office:value-type="float" office:value="-132460" calcext:value-type="float">
            <text:p>-132460</text:p>
          </table:table-cell>
          <table:table-cell office:value-type="float" office:value="201461" calcext:value-type="float">
            <text:p>201461</text:p>
          </table:table-cell>
          <table:table-cell office:value-type="float" office:value="-117552" calcext:value-type="float">
            <text:p>-117552</text:p>
          </table:table-cell>
          <table:table-cell office:value-type="float" office:value="12195" calcext:value-type="float">
            <text:p>121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114</text:p>
          </table:table-cell>
          <table:table-cell office:value-type="float" office:value="1.10899996757507" calcext:value-type="float">
            <text:p>1.10899996757507</text:p>
          </table:table-cell>
          <table:table-cell office:value-type="float" office:value="-137692" calcext:value-type="float">
            <text:p>-137692</text:p>
          </table:table-cell>
          <table:table-cell office:value-type="float" office:value="192809" calcext:value-type="float">
            <text:p>192809</text:p>
          </table:table-cell>
          <table:table-cell office:value-type="float" office:value="-109375" calcext:value-type="float">
            <text:p>-109375</text:p>
          </table:table-cell>
          <table:table-cell office:value-type="float" office:value="14641" calcext:value-type="float">
            <text:p>146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121</text:p>
          </table:table-cell>
          <table:table-cell office:value-type="float" office:value="1.10249996185303" calcext:value-type="float">
            <text:p>1.10249996185303</text:p>
          </table:table-cell>
          <table:table-cell office:value-type="float" office:value="-142380" calcext:value-type="float">
            <text:p>-142380</text:p>
          </table:table-cell>
          <table:table-cell office:value-type="float" office:value="188986" calcext:value-type="float">
            <text:p>188986</text:p>
          </table:table-cell>
          <table:table-cell office:value-type="float" office:value="-100789" calcext:value-type="float">
            <text:p>-100789</text:p>
          </table:table-cell>
          <table:table-cell office:value-type="float" office:value="14266" calcext:value-type="float">
            <text:p>142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128</text:p>
          </table:table-cell>
          <table:table-cell office:value-type="float" office:value="1.10940003395081" calcext:value-type="float">
            <text:p>1.10940003395081</text:p>
          </table:table-cell>
          <table:table-cell office:value-type="float" office:value="-127633" calcext:value-type="float">
            <text:p>-127633</text:p>
          </table:table-cell>
          <table:table-cell office:value-type="float" office:value="171760" calcext:value-type="float">
            <text:p>171760</text:p>
          </table:table-cell>
          <table:table-cell office:value-type="float" office:value="-103401" calcext:value-type="float">
            <text:p>-103401</text:p>
          </table:table-cell>
          <table:table-cell office:value-type="float" office:value="20563" calcext:value-type="float">
            <text:p>2056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204</text:p>
          </table:table-cell>
          <table:table-cell office:value-type="float" office:value="1.09449994564056" calcext:value-type="float">
            <text:p>1.09449994564056</text:p>
          </table:table-cell>
          <table:table-cell office:value-type="float" office:value="-117111" calcext:value-type="float">
            <text:p>-117111</text:p>
          </table:table-cell>
          <table:table-cell office:value-type="float" office:value="178822" calcext:value-type="float">
            <text:p>178822</text:p>
          </table:table-cell>
          <table:table-cell office:value-type="float" office:value="-117172" calcext:value-type="float">
            <text:p>-117172</text:p>
          </table:table-cell>
          <table:table-cell office:value-type="float" office:value="18370" calcext:value-type="float">
            <text:p>1837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211</text:p>
          </table:table-cell>
          <table:table-cell office:value-type="float" office:value="1.08319997787476" calcext:value-type="float">
            <text:p>1.08319997787476</text:p>
          </table:table-cell>
          <table:table-cell office:value-type="float" office:value="-117672" calcext:value-type="float">
            <text:p>-117672</text:p>
          </table:table-cell>
          <table:table-cell office:value-type="float" office:value="202670" calcext:value-type="float">
            <text:p>202670</text:p>
          </table:table-cell>
          <table:table-cell office:value-type="float" office:value="-133549" calcext:value-type="float">
            <text:p>-133549</text:p>
          </table:table-cell>
          <table:table-cell office:value-type="float" office:value="19308" calcext:value-type="float">
            <text:p>193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218</text:p>
          </table:table-cell>
          <table:table-cell office:value-type="float" office:value="1.08449995517731" calcext:value-type="float">
            <text:p>1.08449995517731</text:p>
          </table:table-cell>
          <table:table-cell office:value-type="float" office:value="-103735" calcext:value-type="float">
            <text:p>-103735</text:p>
          </table:table-cell>
          <table:table-cell office:value-type="float" office:value="188117" calcext:value-type="float">
            <text:p>188117</text:p>
          </table:table-cell>
          <table:table-cell office:value-type="float" office:value="-138207" calcext:value-type="float">
            <text:p>-138207</text:p>
          </table:table-cell>
          <table:table-cell office:value-type="float" office:value="20553" calcext:value-type="float">
            <text:p>205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225</text:p>
          </table:table-cell>
          <table:table-cell office:value-type="float" office:value="1.10269999504089" calcext:value-type="float">
            <text:p>1.10269999504089</text:p>
          </table:table-cell>
          <table:table-cell office:value-type="float" office:value="-90046" calcext:value-type="float">
            <text:p>-90046</text:p>
          </table:table-cell>
          <table:table-cell office:value-type="float" office:value="193158" calcext:value-type="float">
            <text:p>193158</text:p>
          </table:table-cell>
          <table:table-cell office:value-type="float" office:value="-145533" calcext:value-type="float">
            <text:p>-145533</text:p>
          </table:table-cell>
          <table:table-cell office:value-type="float" office:value="12945" calcext:value-type="float">
            <text:p>1294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303</text:p>
          </table:table-cell>
          <table:table-cell office:value-type="float" office:value="1.12860000133514" calcext:value-type="float">
            <text:p>1.12860000133514</text:p>
          </table:table-cell>
          <table:table-cell office:value-type="float" office:value="-141026" calcext:value-type="float">
            <text:p>-141026</text:p>
          </table:table-cell>
          <table:table-cell office:value-type="float" office:value="234317" calcext:value-type="float">
            <text:p>234317</text:p>
          </table:table-cell>
          <table:table-cell office:value-type="float" office:value="-140379" calcext:value-type="float">
            <text:p>-140379</text:p>
          </table:table-cell>
          <table:table-cell office:value-type="float" office:value="16091" calcext:value-type="float">
            <text:p>160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310</text:p>
          </table:table-cell>
          <table:table-cell office:value-type="float" office:value="1.11059999465942" calcext:value-type="float">
            <text:p>1.11059999465942</text:p>
          </table:table-cell>
          <table:table-cell office:value-type="float" office:value="-254498" calcext:value-type="float">
            <text:p>-254498</text:p>
          </table:table-cell>
          <table:table-cell office:value-type="float" office:value="303418" calcext:value-type="float">
            <text:p>303418</text:p>
          </table:table-cell>
          <table:table-cell office:value-type="float" office:value="-107611" calcext:value-type="float">
            <text:p>-107611</text:p>
          </table:table-cell>
          <table:table-cell office:value-type="float" office:value="18896" calcext:value-type="float">
            <text:p>1889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317</text:p>
          </table:table-cell>
          <table:table-cell office:value-type="float" office:value="1.06949996948242" calcext:value-type="float">
            <text:p>1.06949996948242</text:p>
          </table:table-cell>
          <table:table-cell office:value-type="float" office:value="-271773" calcext:value-type="float">
            <text:p>-271773</text:p>
          </table:table-cell>
          <table:table-cell office:value-type="float" office:value="283849" calcext:value-type="float">
            <text:p>283849</text:p>
          </table:table-cell>
          <table:table-cell office:value-type="float" office:value="-62810" calcext:value-type="float">
            <text:p>-62810</text:p>
          </table:table-cell>
          <table:table-cell office:value-type="float" office:value="16412" calcext:value-type="float">
            <text:p>1641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324</text:p>
          </table:table-cell>
          <table:table-cell office:value-type="float" office:value="1.11419999599457" calcext:value-type="float">
            <text:p>1.11419999599457</text:p>
          </table:table-cell>
          <table:table-cell office:value-type="float" office:value="-260058" calcext:value-type="float">
            <text:p>-260058</text:p>
          </table:table-cell>
          <table:table-cell office:value-type="float" office:value="257479" calcext:value-type="float">
            <text:p>257479</text:p>
          </table:table-cell>
          <table:table-cell office:value-type="float" office:value="-42347" calcext:value-type="float">
            <text:p>-42347</text:p>
          </table:table-cell>
          <table:table-cell office:value-type="float" office:value="17567" calcext:value-type="float">
            <text:p>175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331</text:p>
          </table:table-cell>
          <table:table-cell office:value-type="float" office:value="1.08089995384216" calcext:value-type="float">
            <text:p>1.08089995384216</text:p>
          </table:table-cell>
          <table:table-cell office:value-type="float" office:value="-264486" calcext:value-type="float">
            <text:p>-264486</text:p>
          </table:table-cell>
          <table:table-cell office:value-type="float" office:value="254602" calcext:value-type="float">
            <text:p>254602</text:p>
          </table:table-cell>
          <table:table-cell office:value-type="float" office:value="-36009" calcext:value-type="float">
            <text:p>-36009</text:p>
          </table:table-cell>
          <table:table-cell office:value-type="float" office:value="19886" calcext:value-type="float">
            <text:p>198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407</text:p>
          </table:table-cell>
          <table:table-cell office:value-type="float" office:value="1.09360003471375" calcext:value-type="float">
            <text:p>1.09360003471375</text:p>
          </table:table-cell>
          <table:table-cell office:value-type="float" office:value="-278918" calcext:value-type="float">
            <text:p>-278918</text:p>
          </table:table-cell>
          <table:table-cell office:value-type="float" office:value="247010" calcext:value-type="float">
            <text:p>247010</text:p>
          </table:table-cell>
          <table:table-cell office:value-type="float" office:value="-27519" calcext:value-type="float">
            <text:p>-27519</text:p>
          </table:table-cell>
          <table:table-cell office:value-type="float" office:value="21452" calcext:value-type="float">
            <text:p>2145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414</text:p>
          </table:table-cell>
          <table:table-cell office:value-type="float" office:value="1.08780002593994" calcext:value-type="float">
            <text:p>1.08780002593994</text:p>
          </table:table-cell>
          <table:table-cell office:value-type="float" office:value="-278250" calcext:value-type="float">
            <text:p>-278250</text:p>
          </table:table-cell>
          <table:table-cell office:value-type="float" office:value="242956" calcext:value-type="float">
            <text:p>242956</text:p>
          </table:table-cell>
          <table:table-cell office:value-type="float" office:value="-21478" calcext:value-type="float">
            <text:p>-21478</text:p>
          </table:table-cell>
          <table:table-cell office:value-type="float" office:value="22664" calcext:value-type="float">
            <text:p>2266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421</text:p>
          </table:table-cell>
          <table:table-cell office:value-type="float" office:value="1.08210003376007" calcext:value-type="float">
            <text:p>1.08210003376007</text:p>
          </table:table-cell>
          <table:table-cell office:value-type="float" office:value="-275673" calcext:value-type="float">
            <text:p>-275673</text:p>
          </table:table-cell>
          <table:table-cell office:value-type="float" office:value="242409" calcext:value-type="float">
            <text:p>242409</text:p>
          </table:table-cell>
          <table:table-cell office:value-type="float" office:value="-19329" calcext:value-type="float">
            <text:p>-19329</text:p>
          </table:table-cell>
          <table:table-cell office:value-type="float" office:value="24438" calcext:value-type="float">
            <text:p>244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428</text:p>
          </table:table-cell>
          <table:table-cell office:value-type="float" office:value="1.09850001335144" calcext:value-type="float">
            <text:p>1.09850001335144</text:p>
          </table:table-cell>
          <table:table-cell office:value-type="float" office:value="-258834" calcext:value-type="float">
            <text:p>-258834</text:p>
          </table:table-cell>
          <table:table-cell office:value-type="float" office:value="229556" calcext:value-type="float">
            <text:p>229556</text:p>
          </table:table-cell>
          <table:table-cell office:value-type="float" office:value="-19505" calcext:value-type="float">
            <text:p>-19505</text:p>
          </table:table-cell>
          <table:table-cell office:value-type="float" office:value="20782" calcext:value-type="float">
            <text:p>207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505</text:p>
          </table:table-cell>
          <table:table-cell office:value-type="float" office:value="1.08410000801086" calcext:value-type="float">
            <text:p>1.08410000801086</text:p>
          </table:table-cell>
          <table:table-cell office:value-type="float" office:value="-249511" calcext:value-type="float">
            <text:p>-249511</text:p>
          </table:table-cell>
          <table:table-cell office:value-type="float" office:value="222214" calcext:value-type="float">
            <text:p>222214</text:p>
          </table:table-cell>
          <table:table-cell office:value-type="float" office:value="-24169" calcext:value-type="float">
            <text:p>-24169</text:p>
          </table:table-cell>
          <table:table-cell office:value-type="float" office:value="25155" calcext:value-type="float">
            <text:p>251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512</text:p>
          </table:table-cell>
          <table:table-cell office:value-type="float" office:value="1.08159995079041" calcext:value-type="float">
            <text:p>1.08159995079041</text:p>
          </table:table-cell>
          <table:table-cell office:value-type="float" office:value="-242658" calcext:value-type="float">
            <text:p>-242658</text:p>
          </table:table-cell>
          <table:table-cell office:value-type="float" office:value="218927" calcext:value-type="float">
            <text:p>218927</text:p>
          </table:table-cell>
          <table:table-cell office:value-type="float" office:value="-26813" calcext:value-type="float">
            <text:p>-26813</text:p>
          </table:table-cell>
          <table:table-cell office:value-type="float" office:value="22227" calcext:value-type="float">
            <text:p>2222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519</text:p>
          </table:table-cell>
          <table:table-cell office:value-type="float" office:value="1.09019994735718" calcext:value-type="float">
            <text:p>1.09019994735718</text:p>
          </table:table-cell>
          <table:table-cell office:value-type="float" office:value="-238554" calcext:value-type="float">
            <text:p>-238554</text:p>
          </table:table-cell>
          <table:table-cell office:value-type="float" office:value="212952" calcext:value-type="float">
            <text:p>212952</text:p>
          </table:table-cell>
          <table:table-cell office:value-type="float" office:value="-31507" calcext:value-type="float">
            <text:p>-31507</text:p>
          </table:table-cell>
          <table:table-cell office:value-type="float" office:value="27077" calcext:value-type="float">
            <text:p>2707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526</text:p>
          </table:table-cell>
          <table:table-cell office:value-type="float" office:value="1.10989999771118" calcext:value-type="float">
            <text:p>1.10989999771118</text:p>
          </table:table-cell>
          <table:table-cell office:value-type="float" office:value="-248393" calcext:value-type="float">
            <text:p>-248393</text:p>
          </table:table-cell>
          <table:table-cell office:value-type="float" office:value="220108" calcext:value-type="float">
            <text:p>220108</text:p>
          </table:table-cell>
          <table:table-cell office:value-type="float" office:value="-30822" calcext:value-type="float">
            <text:p>-30822</text:p>
          </table:table-cell>
          <table:table-cell office:value-type="float" office:value="28073" calcext:value-type="float">
            <text:p>2807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602</text:p>
          </table:table-cell>
          <table:table-cell office:value-type="float" office:value="1.12860000133514" calcext:value-type="float">
            <text:p>1.12860000133514</text:p>
          </table:table-cell>
          <table:table-cell office:value-type="float" office:value="-267497" calcext:value-type="float">
            <text:p>-267497</text:p>
          </table:table-cell>
          <table:table-cell office:value-type="float" office:value="234149" calcext:value-type="float">
            <text:p>234149</text:p>
          </table:table-cell>
          <table:table-cell office:value-type="float" office:value="-31053" calcext:value-type="float">
            <text:p>-31053</text:p>
          </table:table-cell>
          <table:table-cell office:value-type="float" office:value="28443" calcext:value-type="float">
            <text:p>284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609</text:p>
          </table:table-cell>
          <table:table-cell office:value-type="float" office:value="1.12559998035431" calcext:value-type="float">
            <text:p>1.12559998035431</text:p>
          </table:table-cell>
          <table:table-cell office:value-type="float" office:value="-291937" calcext:value-type="float">
            <text:p>-291937</text:p>
          </table:table-cell>
          <table:table-cell office:value-type="float" office:value="253359" calcext:value-type="float">
            <text:p>253359</text:p>
          </table:table-cell>
          <table:table-cell office:value-type="float" office:value="-33029" calcext:value-type="float">
            <text:p>-33029</text:p>
          </table:table-cell>
          <table:table-cell office:value-type="float" office:value="33538" calcext:value-type="float">
            <text:p>3353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616</text:p>
          </table:table-cell>
          <table:table-cell office:value-type="float" office:value="1.11769998073578" calcext:value-type="float">
            <text:p>1.11769998073578</text:p>
          </table:table-cell>
          <table:table-cell office:value-type="float" office:value="-309486" calcext:value-type="float">
            <text:p>-309486</text:p>
          </table:table-cell>
          <table:table-cell office:value-type="float" office:value="255437" calcext:value-type="float">
            <text:p>255437</text:p>
          </table:table-cell>
          <table:table-cell office:value-type="float" office:value="-18944" calcext:value-type="float">
            <text:p>-18944</text:p>
          </table:table-cell>
          <table:table-cell office:value-type="float" office:value="35090" calcext:value-type="float">
            <text:p>3509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623</text:p>
          </table:table-cell>
          <table:table-cell office:value-type="float" office:value="1.12189996242523" calcext:value-type="float">
            <text:p>1.12189996242523</text:p>
          </table:table-cell>
          <table:table-cell office:value-type="float" office:value="-317842" calcext:value-type="float">
            <text:p>-317842</text:p>
          </table:table-cell>
          <table:table-cell office:value-type="float" office:value="254892" calcext:value-type="float">
            <text:p>254892</text:p>
          </table:table-cell>
          <table:table-cell office:value-type="float" office:value="-14973" calcext:value-type="float">
            <text:p>-14973</text:p>
          </table:table-cell>
          <table:table-cell office:value-type="float" office:value="33831" calcext:value-type="float">
            <text:p>338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630</text:p>
          </table:table-cell>
          <table:table-cell office:value-type="float" office:value="1.12489998340607" calcext:value-type="float">
            <text:p>1.12489998340607</text:p>
          </table:table-cell>
          <table:table-cell office:value-type="float" office:value="-307973" calcext:value-type="float">
            <text:p>-307973</text:p>
          </table:table-cell>
          <table:table-cell office:value-type="float" office:value="259010" calcext:value-type="float">
            <text:p>259010</text:p>
          </table:table-cell>
          <table:table-cell office:value-type="float" office:value="-31407" calcext:value-type="float">
            <text:p>-31407</text:p>
          </table:table-cell>
          <table:table-cell office:value-type="float" office:value="32197" calcext:value-type="float">
            <text:p>3219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707</text:p>
          </table:table-cell>
          <table:table-cell office:value-type="float" office:value="1.12999999523163" calcext:value-type="float">
            <text:p>1.12999999523163</text:p>
          </table:table-cell>
          <table:table-cell office:value-type="float" office:value="-327137" calcext:value-type="float">
            <text:p>-327137</text:p>
          </table:table-cell>
          <table:table-cell office:value-type="float" office:value="267906" calcext:value-type="float">
            <text:p>267906</text:p>
          </table:table-cell>
          <table:table-cell office:value-type="float" office:value="-26922" calcext:value-type="float">
            <text:p>-26922</text:p>
          </table:table-cell>
          <table:table-cell office:value-type="float" office:value="34620" calcext:value-type="float">
            <text:p>3462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714</text:p>
          </table:table-cell>
          <table:table-cell office:value-type="float" office:value="1.14279997348785" calcext:value-type="float">
            <text:p>1.14279997348785</text:p>
          </table:table-cell>
          <table:table-cell office:value-type="float" office:value="-346064" calcext:value-type="float">
            <text:p>-346064</text:p>
          </table:table-cell>
          <table:table-cell office:value-type="float" office:value="295160" calcext:value-type="float">
            <text:p>295160</text:p>
          </table:table-cell>
          <table:table-cell office:value-type="float" office:value="-25319" calcext:value-type="float">
            <text:p>-25319</text:p>
          </table:table-cell>
          <table:table-cell office:value-type="float" office:value="25071" calcext:value-type="float">
            <text:p>2507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721</text:p>
          </table:table-cell>
          <table:table-cell office:value-type="float" office:value="1.16559994220734" calcext:value-type="float">
            <text:p>1.16559994220734</text:p>
          </table:table-cell>
          <table:table-cell office:value-type="float" office:value="-378150" calcext:value-type="float">
            <text:p>-378150</text:p>
          </table:table-cell>
          <table:table-cell office:value-type="float" office:value="313617" calcext:value-type="float">
            <text:p>313617</text:p>
          </table:table-cell>
          <table:table-cell office:value-type="float" office:value="-14995" calcext:value-type="float">
            <text:p>-14995</text:p>
          </table:table-cell>
          <table:table-cell office:value-type="float" office:value="23907" calcext:value-type="float">
            <text:p>2390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728</text:p>
          </table:table-cell>
          <table:table-cell office:value-type="float" office:value="1.17739999294281" calcext:value-type="float">
            <text:p>1.17739999294281</text:p>
          </table:table-cell>
          <table:table-cell office:value-type="float" office:value="-421274" calcext:value-type="float">
            <text:p>-421274</text:p>
          </table:table-cell>
          <table:table-cell office:value-type="float" office:value="329683" calcext:value-type="float">
            <text:p>329683</text:p>
          </table:table-cell>
          <table:table-cell office:value-type="float" office:value="-5850" calcext:value-type="float">
            <text:p>-5850</text:p>
          </table:table-cell>
          <table:table-cell office:value-type="float" office:value="37491" calcext:value-type="float">
            <text:p>374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804</text:p>
          </table:table-cell>
          <table:table-cell office:value-type="float" office:value="1.17859995365143" calcext:value-type="float">
            <text:p>1.17859995365143</text:p>
          </table:table-cell>
          <table:table-cell office:value-type="float" office:value="-450983" calcext:value-type="float">
            <text:p>-450983</text:p>
          </table:table-cell>
          <table:table-cell office:value-type="float" office:value="332705" calcext:value-type="float">
            <text:p>332705</text:p>
          </table:table-cell>
          <table:table-cell office:value-type="float" office:value="11632" calcext:value-type="float">
            <text:p>11632</text:p>
          </table:table-cell>
          <table:table-cell office:value-type="float" office:value="45936" calcext:value-type="float">
            <text:p>4593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811</text:p>
          </table:table-cell>
          <table:table-cell office:value-type="float" office:value="1.18410003185272" calcext:value-type="float">
            <text:p>1.18410003185272</text:p>
          </table:table-cell>
          <table:table-cell office:value-type="float" office:value="-465841" calcext:value-type="float">
            <text:p>-465841</text:p>
          </table:table-cell>
          <table:table-cell office:value-type="float" office:value="333006" calcext:value-type="float">
            <text:p>333006</text:p>
          </table:table-cell>
          <table:table-cell office:value-type="float" office:value="30459" calcext:value-type="float">
            <text:p>30459</text:p>
          </table:table-cell>
          <table:table-cell office:value-type="float" office:value="45866" calcext:value-type="float">
            <text:p>4586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818</text:p>
          </table:table-cell>
          <table:table-cell office:value-type="float" office:value="1.17949998378754" calcext:value-type="float">
            <text:p>1.17949998378754</text:p>
          </table:table-cell>
          <table:table-cell office:value-type="float" office:value="-468064" calcext:value-type="float">
            <text:p>-468064</text:p>
          </table:table-cell>
          <table:table-cell office:value-type="float" office:value="337323" calcext:value-type="float">
            <text:p>337323</text:p>
          </table:table-cell>
          <table:table-cell office:value-type="float" office:value="31569" calcext:value-type="float">
            <text:p>31569</text:p>
          </table:table-cell>
          <table:table-cell office:value-type="float" office:value="36751" calcext:value-type="float">
            <text:p>367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825</text:p>
          </table:table-cell>
          <table:table-cell office:value-type="float" office:value="1.19029998779297" calcext:value-type="float">
            <text:p>1.19029998779297</text:p>
          </table:table-cell>
          <table:table-cell office:value-type="float" office:value="-468842" calcext:value-type="float">
            <text:p>-468842</text:p>
          </table:table-cell>
          <table:table-cell office:value-type="float" office:value="332109" calcext:value-type="float">
            <text:p>332109</text:p>
          </table:table-cell>
          <table:table-cell office:value-type="float" office:value="37095" calcext:value-type="float">
            <text:p>37095</text:p>
          </table:table-cell>
          <table:table-cell office:value-type="float" office:value="43408" calcext:value-type="float">
            <text:p>4340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901</text:p>
          </table:table-cell>
          <table:table-cell office:value-type="float" office:value="1.18379998207092" calcext:value-type="float">
            <text:p>1.18379998207092</text:p>
          </table:table-cell>
          <table:table-cell office:value-type="float" office:value="-450232" calcext:value-type="float">
            <text:p>-450232</text:p>
          </table:table-cell>
          <table:table-cell office:value-type="float" office:value="319421" calcext:value-type="float">
            <text:p>319421</text:p>
          </table:table-cell>
          <table:table-cell office:value-type="float" office:value="31808" calcext:value-type="float">
            <text:p>31808</text:p>
          </table:table-cell>
          <table:table-cell office:value-type="float" office:value="44165" calcext:value-type="float">
            <text:p>4416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908</text:p>
          </table:table-cell>
          <table:table-cell office:value-type="float" office:value="1.18449997901917" calcext:value-type="float">
            <text:p>1.18449997901917</text:p>
          </table:table-cell>
          <table:table-cell office:value-type="float" office:value="-439698" calcext:value-type="float">
            <text:p>-439698</text:p>
          </table:table-cell>
          <table:table-cell office:value-type="float" office:value="314373" calcext:value-type="float">
            <text:p>314373</text:p>
          </table:table-cell>
          <table:table-cell office:value-type="float" office:value="29929" calcext:value-type="float">
            <text:p>29929</text:p>
          </table:table-cell>
          <table:table-cell office:value-type="float" office:value="43161" calcext:value-type="float">
            <text:p>4316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915</text:p>
          </table:table-cell>
          <table:table-cell office:value-type="float" office:value="1.18369996547699" calcext:value-type="float">
            <text:p>1.18369996547699</text:p>
          </table:table-cell>
          <table:table-cell office:value-type="float" office:value="-418776" calcext:value-type="float">
            <text:p>-418776</text:p>
          </table:table-cell>
          <table:table-cell office:value-type="float" office:value="304737" calcext:value-type="float">
            <text:p>304737</text:p>
          </table:table-cell>
          <table:table-cell office:value-type="float" office:value="19078" calcext:value-type="float">
            <text:p>19078</text:p>
          </table:table-cell>
          <table:table-cell office:value-type="float" office:value="38378" calcext:value-type="float">
            <text:p>3837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922</text:p>
          </table:table-cell>
          <table:table-cell office:value-type="float" office:value="1.16299998760223" calcext:value-type="float">
            <text:p>1.16299998760223</text:p>
          </table:table-cell>
          <table:table-cell office:value-type="float" office:value="-420231" calcext:value-type="float">
            <text:p>-420231</text:p>
          </table:table-cell>
          <table:table-cell office:value-type="float" office:value="300695" calcext:value-type="float">
            <text:p>300695</text:p>
          </table:table-cell>
          <table:table-cell office:value-type="float" office:value="23005" calcext:value-type="float">
            <text:p>23005</text:p>
          </table:table-cell>
          <table:table-cell office:value-type="float" office:value="47940" calcext:value-type="float">
            <text:p>4794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0929</text:p>
          </table:table-cell>
          <table:table-cell office:value-type="float" office:value="1.1713000535965" calcext:value-type="float">
            <text:p>1.1713000535965</text:p>
          </table:table-cell>
          <table:table-cell office:value-type="float" office:value="-413470" calcext:value-type="float">
            <text:p>-413470</text:p>
          </table:table-cell>
          <table:table-cell office:value-type="float" office:value="287162" calcext:value-type="float">
            <text:p>287162</text:p>
          </table:table-cell>
          <table:table-cell office:value-type="float" office:value="29126" calcext:value-type="float">
            <text:p>29126</text:p>
          </table:table-cell>
          <table:table-cell office:value-type="float" office:value="49662" calcext:value-type="float">
            <text:p>4966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006</text:p>
          </table:table-cell>
          <table:table-cell office:value-type="float" office:value="1.18239998817444" calcext:value-type="float">
            <text:p>1.18239998817444</text:p>
          </table:table-cell>
          <table:table-cell office:value-type="float" office:value="-420615" calcext:value-type="float">
            <text:p>-420615</text:p>
          </table:table-cell>
          <table:table-cell office:value-type="float" office:value="303755" calcext:value-type="float">
            <text:p>303755</text:p>
          </table:table-cell>
          <table:table-cell office:value-type="float" office:value="17423" calcext:value-type="float">
            <text:p>17423</text:p>
          </table:table-cell>
          <table:table-cell office:value-type="float" office:value="47475" calcext:value-type="float">
            <text:p>474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013</text:p>
          </table:table-cell>
          <table:table-cell office:value-type="float" office:value="1.17180001735687" calcext:value-type="float">
            <text:p>1.17180001735687</text:p>
          </table:table-cell>
          <table:table-cell office:value-type="float" office:value="-412322" calcext:value-type="float">
            <text:p>-412322</text:p>
          </table:table-cell>
          <table:table-cell office:value-type="float" office:value="304293" calcext:value-type="float">
            <text:p>304293</text:p>
          </table:table-cell>
          <table:table-cell office:value-type="float" office:value="10311" calcext:value-type="float">
            <text:p>10311</text:p>
          </table:table-cell>
          <table:table-cell office:value-type="float" office:value="47416" calcext:value-type="float">
            <text:p>4741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020</text:p>
          </table:table-cell>
          <table:table-cell office:value-type="float" office:value="1.18589997291565" calcext:value-type="float">
            <text:p>1.18589997291565</text:p>
          </table:table-cell>
          <table:table-cell office:value-type="float" office:value="-410321" calcext:value-type="float">
            <text:p>-410321</text:p>
          </table:table-cell>
          <table:table-cell office:value-type="float" office:value="298653" calcext:value-type="float">
            <text:p>298653</text:p>
          </table:table-cell>
          <table:table-cell office:value-type="float" office:value="9814" calcext:value-type="float">
            <text:p>9814</text:p>
          </table:table-cell>
          <table:table-cell office:value-type="float" office:value="48286" calcext:value-type="float">
            <text:p>4828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027</text:p>
          </table:table-cell>
          <table:table-cell office:value-type="float" office:value="1.16470003128052" calcext:value-type="float">
            <text:p>1.16470003128052</text:p>
          </table:table-cell>
          <table:table-cell office:value-type="float" office:value="-397226" calcext:value-type="float">
            <text:p>-397226</text:p>
          </table:table-cell>
          <table:table-cell office:value-type="float" office:value="293662" calcext:value-type="float">
            <text:p>293662</text:p>
          </table:table-cell>
          <table:table-cell office:value-type="float" office:value="4413" calcext:value-type="float">
            <text:p>4413</text:p>
          </table:table-cell>
          <table:table-cell office:value-type="float" office:value="47888" calcext:value-type="float">
            <text:p>478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103</text:p>
          </table:table-cell>
          <table:table-cell office:value-type="float" office:value="1.1871999502182" calcext:value-type="float">
            <text:p>1.1871999502182</text:p>
          </table:table-cell>
          <table:table-cell office:value-type="float" office:value="-372695" calcext:value-type="float">
            <text:p>-372695</text:p>
          </table:table-cell>
          <table:table-cell office:value-type="float" office:value="286224" calcext:value-type="float">
            <text:p>286224</text:p>
          </table:table-cell>
          <table:table-cell office:value-type="float" office:value="-10123" calcext:value-type="float">
            <text:p>-10123</text:p>
          </table:table-cell>
          <table:table-cell office:value-type="float" office:value="50241" calcext:value-type="float">
            <text:p>5024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110</text:p>
          </table:table-cell>
          <table:table-cell office:value-type="float" office:value="1.18320000171661" calcext:value-type="float">
            <text:p>1.18320000171661</text:p>
          </table:table-cell>
          <table:table-cell office:value-type="float" office:value="-382791" calcext:value-type="float">
            <text:p>-382791</text:p>
          </table:table-cell>
          <table:table-cell office:value-type="float" office:value="293830" calcext:value-type="float">
            <text:p>293830</text:p>
          </table:table-cell>
          <table:table-cell office:value-type="float" office:value="-3327" calcext:value-type="float">
            <text:p>-3327</text:p>
          </table:table-cell>
          <table:table-cell office:value-type="float" office:value="40001" calcext:value-type="float">
            <text:p>4000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117</text:p>
          </table:table-cell>
          <table:table-cell office:value-type="float" office:value="1.18529999256134" calcext:value-type="float">
            <text:p>1.18529999256134</text:p>
          </table:table-cell>
          <table:table-cell office:value-type="float" office:value="-385333" calcext:value-type="float">
            <text:p>-385333</text:p>
          </table:table-cell>
          <table:table-cell office:value-type="float" office:value="301468" calcext:value-type="float">
            <text:p>301468</text:p>
          </table:table-cell>
          <table:table-cell office:value-type="float" office:value="-5611" calcext:value-type="float">
            <text:p>-5611</text:p>
          </table:table-cell>
          <table:table-cell office:value-type="float" office:value="39711" calcext:value-type="float">
            <text:p>397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124</text:p>
          </table:table-cell>
          <table:table-cell office:value-type="float" office:value="1.19620001316071" calcext:value-type="float">
            <text:p>1.19620001316071</text:p>
          </table:table-cell>
          <table:table-cell office:value-type="float" office:value="-397483" calcext:value-type="float">
            <text:p>-397483</text:p>
          </table:table-cell>
          <table:table-cell office:value-type="float" office:value="308626" calcext:value-type="float">
            <text:p>308626</text:p>
          </table:table-cell>
          <table:table-cell office:value-type="float" office:value="-1534" calcext:value-type="float">
            <text:p>-1534</text:p>
          </table:table-cell>
          <table:table-cell office:value-type="float" office:value="39979" calcext:value-type="float">
            <text:p>3997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201</text:p>
          </table:table-cell>
          <table:table-cell office:value-type="float" office:value="1.21200001239777" calcext:value-type="float">
            <text:p>1.21200001239777</text:p>
          </table:table-cell>
          <table:table-cell office:value-type="float" office:value="-392279" calcext:value-type="float">
            <text:p>-392279</text:p>
          </table:table-cell>
          <table:table-cell office:value-type="float" office:value="299627" calcext:value-type="float">
            <text:p>299627</text:p>
          </table:table-cell>
          <table:table-cell office:value-type="float" office:value="5546" calcext:value-type="float">
            <text:p>5546</text:p>
          </table:table-cell>
          <table:table-cell office:value-type="float" office:value="36092" calcext:value-type="float">
            <text:p>3609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208</text:p>
          </table:table-cell>
          <table:table-cell office:value-type="float" office:value="1.21109998226166" calcext:value-type="float">
            <text:p>1.21109998226166</text:p>
          </table:table-cell>
          <table:table-cell office:value-type="float" office:value="-404167" calcext:value-type="float">
            <text:p>-404167</text:p>
          </table:table-cell>
          <table:table-cell office:value-type="float" office:value="300354" calcext:value-type="float">
            <text:p>300354</text:p>
          </table:table-cell>
          <table:table-cell office:value-type="float" office:value="13539" calcext:value-type="float">
            <text:p>13539</text:p>
          </table:table-cell>
          <table:table-cell office:value-type="float" office:value="33631" calcext:value-type="float">
            <text:p>3363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215</text:p>
          </table:table-cell>
          <table:table-cell office:value-type="float" office:value="1.22549998760223" calcext:value-type="float">
            <text:p>1.22549998760223</text:p>
          </table:table-cell>
          <table:table-cell office:value-type="float" office:value="-416083" calcext:value-type="float">
            <text:p>-416083</text:p>
          </table:table-cell>
          <table:table-cell office:value-type="float" office:value="305269" calcext:value-type="float">
            <text:p>305269</text:p>
          </table:table-cell>
          <table:table-cell office:value-type="float" office:value="18057" calcext:value-type="float">
            <text:p>18057</text:p>
          </table:table-cell>
          <table:table-cell office:value-type="float" office:value="35328" calcext:value-type="float">
            <text:p>353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221</text:p>
          </table:table-cell>
          <table:table-cell office:value-type="float" office:value="1.22039997577667" calcext:value-type="float">
            <text:p>1.22039997577667</text:p>
          </table:table-cell>
          <table:table-cell office:value-type="float" office:value="-420798" calcext:value-type="float">
            <text:p>-420798</text:p>
          </table:table-cell>
          <table:table-cell office:value-type="float" office:value="310450" calcext:value-type="float">
            <text:p>310450</text:p>
          </table:table-cell>
          <table:table-cell office:value-type="float" office:value="18361" calcext:value-type="float">
            <text:p>18361</text:p>
          </table:table-cell>
          <table:table-cell office:value-type="float" office:value="36488" calcext:value-type="float">
            <text:p>364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01229</text:p>
          </table:table-cell>
          <table:table-cell office:value-type="float" office:value="1.22119998931885" calcext:value-type="float">
            <text:p>1.22119998931885</text:p>
          </table:table-cell>
          <table:table-cell office:value-type="float" office:value="-440042" calcext:value-type="float">
            <text:p>-440042</text:p>
          </table:table-cell>
          <table:table-cell office:value-type="float" office:value="327821" calcext:value-type="float">
            <text:p>327821</text:p>
          </table:table-cell>
          <table:table-cell office:value-type="float" office:value="16610" calcext:value-type="float">
            <text:p>16610</text:p>
          </table:table-cell>
          <table:table-cell office:value-type="float" office:value="36915" calcext:value-type="float">
            <text:p>3691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105</text:p>
          </table:table-cell>
          <table:table-cell office:value-type="float" office:value="1.22179996967316" calcext:value-type="float">
            <text:p>1.22179996967316</text:p>
          </table:table-cell>
          <table:table-cell office:value-type="float" office:value="-439700" calcext:value-type="float">
            <text:p>-439700</text:p>
          </table:table-cell>
          <table:table-cell office:value-type="float" office:value="330995" calcext:value-type="float">
            <text:p>330995</text:p>
          </table:table-cell>
          <table:table-cell office:value-type="float" office:value="12866" calcext:value-type="float">
            <text:p>12866</text:p>
          </table:table-cell>
          <table:table-cell office:value-type="float" office:value="37565" calcext:value-type="float">
            <text:p>3756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112</text:p>
          </table:table-cell>
          <table:table-cell office:value-type="float" office:value="1.20780003070831" calcext:value-type="float">
            <text:p>1.20780003070831</text:p>
          </table:table-cell>
          <table:table-cell office:value-type="float" office:value="-447699" calcext:value-type="float">
            <text:p>-447699</text:p>
          </table:table-cell>
          <table:table-cell office:value-type="float" office:value="327836" calcext:value-type="float">
            <text:p>327836</text:p>
          </table:table-cell>
          <table:table-cell office:value-type="float" office:value="23656" calcext:value-type="float">
            <text:p>23656</text:p>
          </table:table-cell>
          <table:table-cell office:value-type="float" office:value="36295" calcext:value-type="float">
            <text:p>362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119</text:p>
          </table:table-cell>
          <table:table-cell office:value-type="float" office:value="1.2166999578476" calcext:value-type="float">
            <text:p>1.2166999578476</text:p>
          </table:table-cell>
          <table:table-cell office:value-type="float" office:value="-459848" calcext:value-type="float">
            <text:p>-459848</text:p>
          </table:table-cell>
          <table:table-cell office:value-type="float" office:value="331109" calcext:value-type="float">
            <text:p>331109</text:p>
          </table:table-cell>
          <table:table-cell office:value-type="float" office:value="31244" calcext:value-type="float">
            <text:p>31244</text:p>
          </table:table-cell>
          <table:table-cell office:value-type="float" office:value="38583" calcext:value-type="float">
            <text:p>3858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126</text:p>
          </table:table-cell>
          <table:table-cell office:value-type="float" office:value="1.21360003948212" calcext:value-type="float">
            <text:p>1.21360003948212</text:p>
          </table:table-cell>
          <table:table-cell office:value-type="float" office:value="-459335" calcext:value-type="float">
            <text:p>-459335</text:p>
          </table:table-cell>
          <table:table-cell office:value-type="float" office:value="333487" calcext:value-type="float">
            <text:p>333487</text:p>
          </table:table-cell>
          <table:table-cell office:value-type="float" office:value="29536" calcext:value-type="float">
            <text:p>29536</text:p>
          </table:table-cell>
          <table:table-cell office:value-type="float" office:value="41028" calcext:value-type="float">
            <text:p>4102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202</text:p>
          </table:table-cell>
          <table:table-cell office:value-type="float" office:value="1.20420002937317" calcext:value-type="float">
            <text:p>1.20420002937317</text:p>
          </table:table-cell>
          <table:table-cell office:value-type="float" office:value="-441638" calcext:value-type="float">
            <text:p>-441638</text:p>
          </table:table-cell>
          <table:table-cell office:value-type="float" office:value="326695" calcext:value-type="float">
            <text:p>326695</text:p>
          </table:table-cell>
          <table:table-cell office:value-type="float" office:value="22121" calcext:value-type="float">
            <text:p>22121</text:p>
          </table:table-cell>
          <table:table-cell office:value-type="float" office:value="41017" calcext:value-type="float">
            <text:p>410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209</text:p>
          </table:table-cell>
          <table:table-cell office:value-type="float" office:value="1.2117999792099" calcext:value-type="float">
            <text:p>1.2117999792099</text:p>
          </table:table-cell>
          <table:table-cell office:value-type="float" office:value="-447257" calcext:value-type="float">
            <text:p>-447257</text:p>
          </table:table-cell>
          <table:table-cell office:value-type="float" office:value="333076" calcext:value-type="float">
            <text:p>333076</text:p>
          </table:table-cell>
          <table:table-cell office:value-type="float" office:value="22463" calcext:value-type="float">
            <text:p>22463</text:p>
          </table:table-cell>
          <table:table-cell office:value-type="float" office:value="39953" calcext:value-type="float">
            <text:p>3995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216</text:p>
          </table:table-cell>
          <table:table-cell office:value-type="float" office:value="1.21169996261597" calcext:value-type="float">
            <text:p>1.21169996261597</text:p>
          </table:table-cell>
          <table:table-cell office:value-type="float" office:value="-451179" calcext:value-type="float">
            <text:p>-451179</text:p>
          </table:table-cell>
          <table:table-cell office:value-type="float" office:value="339407" calcext:value-type="float">
            <text:p>339407</text:p>
          </table:table-cell>
          <table:table-cell office:value-type="float" office:value="19428" calcext:value-type="float">
            <text:p>19428</text:p>
          </table:table-cell>
          <table:table-cell office:value-type="float" office:value="38594" calcext:value-type="float">
            <text:p>385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223</text:p>
          </table:table-cell>
          <table:table-cell office:value-type="float" office:value="1.20739996433258" calcext:value-type="float">
            <text:p>1.20739996433258</text:p>
          </table:table-cell>
          <table:table-cell office:value-type="float" office:value="-455088" calcext:value-type="float">
            <text:p>-455088</text:p>
          </table:table-cell>
          <table:table-cell office:value-type="float" office:value="344675" calcext:value-type="float">
            <text:p>344675</text:p>
          </table:table-cell>
          <table:table-cell office:value-type="float" office:value="18086" calcext:value-type="float">
            <text:p>18086</text:p>
          </table:table-cell>
          <table:table-cell office:value-type="float" office:value="36275" calcext:value-type="float">
            <text:p>3627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302</text:p>
          </table:table-cell>
          <table:table-cell office:value-type="float" office:value="1.19149994850159" calcext:value-type="float">
            <text:p>1.19149994850159</text:p>
          </table:table-cell>
          <table:table-cell office:value-type="float" office:value="-436198" calcext:value-type="float">
            <text:p>-436198</text:p>
          </table:table-cell>
          <table:table-cell office:value-type="float" office:value="337049" calcext:value-type="float">
            <text:p>337049</text:p>
          </table:table-cell>
          <table:table-cell office:value-type="float" office:value="18228" calcext:value-type="float">
            <text:p>18228</text:p>
          </table:table-cell>
          <table:table-cell office:value-type="float" office:value="30981" calcext:value-type="float">
            <text:p>3098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309</text:p>
          </table:table-cell>
          <table:table-cell office:value-type="float" office:value="1.19519996643066" calcext:value-type="float">
            <text:p>1.19519996643066</text:p>
          </table:table-cell>
          <table:table-cell office:value-type="float" office:value="-410846" calcext:value-type="float">
            <text:p>-410846</text:p>
          </table:table-cell>
          <table:table-cell office:value-type="float" office:value="324199" calcext:value-type="float">
            <text:p>324199</text:p>
          </table:table-cell>
          <table:table-cell office:value-type="float" office:value="74" calcext:value-type="float">
            <text:p>74</text:p>
          </table:table-cell>
          <table:table-cell office:value-type="float" office:value="31095" calcext:value-type="float">
            <text:p>3109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316</text:p>
          </table:table-cell>
          <table:table-cell office:value-type="float" office:value="1.1904000043869" calcext:value-type="float">
            <text:p>1.1904000043869</text:p>
          </table:table-cell>
          <table:table-cell office:value-type="float" office:value="-403837" calcext:value-type="float">
            <text:p>-403837</text:p>
          </table:table-cell>
          <table:table-cell office:value-type="float" office:value="337655" calcext:value-type="float">
            <text:p>337655</text:p>
          </table:table-cell>
          <table:table-cell office:value-type="float" office:value="-11823" calcext:value-type="float">
            <text:p>-11823</text:p>
          </table:table-cell>
          <table:table-cell office:value-type="float" office:value="33002" calcext:value-type="float">
            <text:p>3300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323</text:p>
          </table:table-cell>
          <table:table-cell office:value-type="float" office:value="1.1793999671936" calcext:value-type="float">
            <text:p>1.1793999671936</text:p>
          </table:table-cell>
          <table:table-cell office:value-type="float" office:value="-403752" calcext:value-type="float">
            <text:p>-403752</text:p>
          </table:table-cell>
          <table:table-cell office:value-type="float" office:value="329515" calcext:value-type="float">
            <text:p>329515</text:p>
          </table:table-cell>
          <table:table-cell office:value-type="float" office:value="-6662" calcext:value-type="float">
            <text:p>-6662</text:p>
          </table:table-cell>
          <table:table-cell office:value-type="float" office:value="36188" calcext:value-type="float">
            <text:p>361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330</text:p>
          </table:table-cell>
          <table:table-cell office:value-type="float" office:value="1.17639994621277" calcext:value-type="float">
            <text:p>1.17639994621277</text:p>
          </table:table-cell>
          <table:table-cell office:value-type="float" office:value="-381851" calcext:value-type="float">
            <text:p>-381851</text:p>
          </table:table-cell>
          <table:table-cell office:value-type="float" office:value="305158" calcext:value-type="float">
            <text:p>305158</text:p>
          </table:table-cell>
          <table:table-cell office:value-type="float" office:value="-6780" calcext:value-type="float">
            <text:p>-6780</text:p>
          </table:table-cell>
          <table:table-cell office:value-type="float" office:value="35884" calcext:value-type="float">
            <text:p>358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406</text:p>
          </table:table-cell>
          <table:table-cell office:value-type="float" office:value="1.18980002403259" calcext:value-type="float">
            <text:p>1.18980002403259</text:p>
          </table:table-cell>
          <table:table-cell office:value-type="float" office:value="-379995" calcext:value-type="float">
            <text:p>-379995</text:p>
          </table:table-cell>
          <table:table-cell office:value-type="float" office:value="314110" calcext:value-type="float">
            <text:p>314110</text:p>
          </table:table-cell>
          <table:table-cell office:value-type="float" office:value="-12089" calcext:value-type="float">
            <text:p>-12089</text:p>
          </table:table-cell>
          <table:table-cell office:value-type="float" office:value="35755" calcext:value-type="float">
            <text:p>3575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413</text:p>
          </table:table-cell>
          <table:table-cell office:value-type="float" office:value="1.19860005378723" calcext:value-type="float">
            <text:p>1.19860005378723</text:p>
          </table:table-cell>
          <table:table-cell office:value-type="float" office:value="-387946" calcext:value-type="float">
            <text:p>-387946</text:p>
          </table:table-cell>
          <table:table-cell office:value-type="float" office:value="320593" calcext:value-type="float">
            <text:p>320593</text:p>
          </table:table-cell>
          <table:table-cell office:value-type="float" office:value="-10215" calcext:value-type="float">
            <text:p>-10215</text:p>
          </table:table-cell>
          <table:table-cell office:value-type="float" office:value="34785" calcext:value-type="float">
            <text:p>3478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420</text:p>
          </table:table-cell>
          <table:table-cell office:value-type="float" office:value="1.21000003814697" calcext:value-type="float">
            <text:p>1.21000003814697</text:p>
          </table:table-cell>
          <table:table-cell office:value-type="float" office:value="-415682" calcext:value-type="float">
            <text:p>-415682</text:p>
          </table:table-cell>
          <table:table-cell office:value-type="float" office:value="330443" calcext:value-type="float">
            <text:p>330443</text:p>
          </table:table-cell>
          <table:table-cell office:value-type="float" office:value="16" calcext:value-type="float">
            <text:p>16</text:p>
          </table:table-cell>
          <table:table-cell office:value-type="float" office:value="36799" calcext:value-type="float">
            <text:p>3679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427</text:p>
          </table:table-cell>
          <table:table-cell office:value-type="float" office:value="1.20200002193451" calcext:value-type="float">
            <text:p>1.20200002193451</text:p>
          </table:table-cell>
          <table:table-cell office:value-type="float" office:value="-419661" calcext:value-type="float">
            <text:p>-419661</text:p>
          </table:table-cell>
          <table:table-cell office:value-type="float" office:value="329945" calcext:value-type="float">
            <text:p>329945</text:p>
          </table:table-cell>
          <table:table-cell office:value-type="float" office:value="-38" calcext:value-type="float">
            <text:p>-38</text:p>
          </table:table-cell>
          <table:table-cell office:value-type="float" office:value="34888" calcext:value-type="float">
            <text:p>348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504</text:p>
          </table:table-cell>
          <table:table-cell office:value-type="float" office:value="1.21630001068115" calcext:value-type="float">
            <text:p>1.21630001068115</text:p>
          </table:table-cell>
          <table:table-cell office:value-type="float" office:value="-423104" calcext:value-type="float">
            <text:p>-423104</text:p>
          </table:table-cell>
          <table:table-cell office:value-type="float" office:value="332735" calcext:value-type="float">
            <text:p>332735</text:p>
          </table:table-cell>
          <table:table-cell office:value-type="float" office:value="-3820" calcext:value-type="float">
            <text:p>-3820</text:p>
          </table:table-cell>
          <table:table-cell office:value-type="float" office:value="36860" calcext:value-type="float">
            <text:p>368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511</text:p>
          </table:table-cell>
          <table:table-cell office:value-type="float" office:value="1.21410000324249" calcext:value-type="float">
            <text:p>1.21410000324249</text:p>
          </table:table-cell>
          <table:table-cell office:value-type="float" office:value="-448449" calcext:value-type="float">
            <text:p>-448449</text:p>
          </table:table-cell>
          <table:table-cell office:value-type="float" office:value="339336" calcext:value-type="float">
            <text:p>339336</text:p>
          </table:table-cell>
          <table:table-cell office:value-type="float" office:value="2427" calcext:value-type="float">
            <text:p>2427</text:p>
          </table:table-cell>
          <table:table-cell office:value-type="float" office:value="35688" calcext:value-type="float">
            <text:p>3568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518</text:p>
          </table:table-cell>
          <table:table-cell office:value-type="float" office:value="1.21809995174408" calcext:value-type="float">
            <text:p>1.21809995174408</text:p>
          </table:table-cell>
          <table:table-cell office:value-type="float" office:value="-479283" calcext:value-type="float">
            <text:p>-479283</text:p>
          </table:table-cell>
          <table:table-cell office:value-type="float" office:value="374196" calcext:value-type="float">
            <text:p>374196</text:p>
          </table:table-cell>
          <table:table-cell office:value-type="float" office:value="-3319" calcext:value-type="float">
            <text:p>-3319</text:p>
          </table:table-cell>
          <table:table-cell office:value-type="float" office:value="35360" calcext:value-type="float">
            <text:p>3536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525</text:p>
          </table:table-cell>
          <table:table-cell office:value-type="float" office:value="1.21940004825592" calcext:value-type="float">
            <text:p>1.21940004825592</text:p>
          </table:table-cell>
          <table:table-cell office:value-type="float" office:value="-488568" calcext:value-type="float">
            <text:p>-488568</text:p>
          </table:table-cell>
          <table:table-cell office:value-type="float" office:value="378376" calcext:value-type="float">
            <text:p>378376</text:p>
          </table:table-cell>
          <table:table-cell office:value-type="float" office:value="-2503" calcext:value-type="float">
            <text:p>-2503</text:p>
          </table:table-cell>
          <table:table-cell office:value-type="float" office:value="36829" calcext:value-type="float">
            <text:p>3682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601</text:p>
          </table:table-cell>
          <table:table-cell office:value-type="float" office:value="1.21679997444153" calcext:value-type="float">
            <text:p>1.21679997444153</text:p>
          </table:table-cell>
          <table:table-cell office:value-type="float" office:value="-494251" calcext:value-type="float">
            <text:p>-494251</text:p>
          </table:table-cell>
          <table:table-cell office:value-type="float" office:value="384203" calcext:value-type="float">
            <text:p>384203</text:p>
          </table:table-cell>
          <table:table-cell office:value-type="float" office:value="-163" calcext:value-type="float">
            <text:p>-163</text:p>
          </table:table-cell>
          <table:table-cell office:value-type="float" office:value="36019" calcext:value-type="float">
            <text:p>36019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20210608</text:p>
          </table:table-cell>
          <table:table-cell office:value-type="float" office:value="1.21089994907379" calcext:value-type="float">
            <text:p>1.21089994907379</text:p>
          </table:table-cell>
          <table:table-cell office:value-type="float" office:value="-494064" calcext:value-type="float">
            <text:p>-494064</text:p>
          </table:table-cell>
          <table:table-cell office:value-type="float" office:value="386913" calcext:value-type="float">
            <text:p>386913</text:p>
          </table:table-cell>
          <table:table-cell office:value-type="float" office:value="-7002" calcext:value-type="float">
            <text:p>-7002</text:p>
          </table:table-cell>
          <table:table-cell office:value-type="float" office:value="38887" calcext:value-type="float">
            <text:p>38887</text:p>
          </table:table-cell>
          <table:table-cell table:number-columns-repeated="8"/>
        </table:table-row>
        <table:table-row table:style-name="ro1" table:number-rows-repeated="10480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euro_charts" table:style-name="ta1">
        <table:shapes>
          <draw:frame draw:z-index="0" draw:style-name="gr2" draw:text-style-name="P1" svg:width="23.2169in" svg:height="11.0047in" svg:x="0in" svg:y="0in">
            <draw:object draw:notify-on-update-of-ranges="euro_charts_data.A2:euro_charts_data.A546 euro_charts_data.C1:euro_charts_data.C1 euro_charts_data.C2:euro_charts_data.C546 euro_charts_data.D1:euro_charts_data.D1 euro_charts_data.D2:euro_charts_data.D546 euro_charts_data.E1:euro_charts_data.E1 euro_charts_data.E2:euro_charts_data.E546 euro_charts_data.F1:euro_charts_data.F1 euro_charts_data.F2:euro_charts_data.F546 euro_charts_data.B1:euro_charts_data.B1 euro_charts_data.B2:euro_charts_data.B5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3.2169in" svg:height="11.0047in" svg:x="0.0004in" svg:y="11.3941in">
            <draw:object draw:notify-on-update-of-ranges="euro_charts_data.A2:euro_charts_data.A546 euro_charts_data.C1:euro_charts_data.C1 euro_charts_data.C2:euro_charts_data.C546 euro_charts_data.D1:euro_charts_data.D1 euro_charts_data.D2:euro_charts_data.D546 euro_charts_data.E1:euro_charts_data.E1 euro_charts_data.E2:euro_charts_data.E546 euro_charts_data.F1:euro_charts_data.F1 euro_charts_data.F2:euro_charts_data.F546 euro_charts_data.B1:euro_charts_data.B1 euro_charts_data.B2:euro_charts_data.B5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row table:style-name="ro1" table:number-rows-repeated="104852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1" table:target-range-address="euro_charts.A1:euro_charts.W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 $</number:text>
      <number:fill-character> </number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8">
      <number:month/>
      <number:text>/</number:text>
      <number:day/>
      <number:text>/</number:text>
      <number:year number:style="long"/>
    </number:date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date-style style:name="N163">
      <number:month/>
      <number:text>-</number:text>
      <number:day/>
      <number:text>-</number:text>
      <number:year number:style="long"/>
    </number:dat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number number:decimal-places="4" number:min-decimal-places="4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date-style style:name="N2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20110" number:language="en" number:country="CA">
      <number:day number:style="long"/>
      <number:text>-</number:text>
      <number:month number:textual="true"/>
    </number:date-style>
    <number:date-style style:name="N20111" number:language="en" number:country="CA">
      <number:month number:textual="true"/>
      <number:text>-</number:text>
      <number:year/>
    </number:date-style>
    <number:time-style style:name="N20112" number:language="en" number:country="CA">
      <number:hours/>
      <number:text>:</number:text>
      <number:minutes number:style="long"/>
      <number:text> </number:text>
      <number:am-pm/>
    </number:time-style>
    <number:time-style style:name="N2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4" number:language="en" number:country="CA">
      <number:hours/>
      <number:text>:</number:text>
      <number:minutes number:style="long"/>
    </number:time-style>
    <number:time-style style:name="N2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2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28in" style:rotation-align="none"/>
      <style:text-properties style:font-name="MS Sans Serif" fo:font-family="'MS Sans Serif'" style:font-name-asian="Arial Unicode MS" style:font-family-asian="'Arial Unicode MS'" style:font-family-generic-asian="system" style:font-pitch-asian="variable" style:font-name-complex="MS Sans Serif" style:font-family-complex="'MS Sans Serif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first-page-number="continue" style:scale-to-X="1" style:scale-to-Y="1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0.5in" fo:margin-bottom="0.5in" fo:margin-left="0.75in" fo:margin-right="0.75in" style:first-page-number="continue" style:writing-mode="lr-tb"/>
      <style:header-style>
        <style:header-footer-properties fo:min-height="0.2953in" fo:margin-left="0in" fo:margin-right="0in" fo:margin-bottom="0.361in"/>
      </style:header-style>
      <style:footer-style>
        <style:header-footer-properties fo:min-height="0.2953in" fo:margin-left="0in" fo:margin-right="0in" fo:margin-top="0.36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 style:data-style-name="N2" text:time-value="08:40:09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XLS" style:display-name="PageStyle_X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1" style:display-name="PageStyle_XLS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2" style:display-name="PageStyle_XLS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3" style:display-name="PageStyle_XLS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4" style:display-name="PageStyle_XLS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LS_20_5" style:display-name="PageStyle_XLS 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6" style:display-name="PageStyle_XLS 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7" style:display-name="PageStyle_XLS 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LS_20_8" style:display-name="PageStyle_XLS 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09T19:49:09.180814000</meta:creation-date>
    <dc:date>2021-06-12T08:43:27.185000000</dc:date>
    <meta:editing-duration>P22DT14H29M37S</meta:editing-duration>
    <meta:editing-cycles>1281</meta:editing-cycles>
    <meta:generator>LibreOffice/7.1.0.3$Windows_X86_64 LibreOffice_project/f6099ecf3d29644b5008cc8f48f42f4a40986e4c</meta:generator>
    <meta:document-statistic meta:table-count="2" meta:cell-count="3276" meta:object-count="4"/>
    <meta:user-defined meta:name="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interval-major="50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plus" chart:symbol-width="0.15cm" chart:symbol-height="0.15cm"/>
    </style:style>
    <style:style style:name="ch14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bf00" draw:fill-color="#ffb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15cm" chart:symbol-height="0.15cm" chart:link-data-style-to-source="true"/>
      <style:graphic-properties svg:stroke-width="0.051cm" svg:stroke-color="#00a933" draw:fill-color="#00a933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2a6099" draw:fill-color="#2a6099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column-mapping="1 2 3 4 0" chart:style-name="ch1">
        <chart:title svg:x="27.752cm" svg:y="0.695cm" chart:style-name="ch2">
          <text:p>Forex EUOUSD</text:p>
        </chart:title>
        <chart:legend chart:legend-position="top" svg:x="19.369cm" svg:y="1.685cm" style:legend-expansion="wide" chart:style-name="ch3"/>
        <chart:plot-area chart:style-name="ch4" table:cell-range-address="euro_charts_data.A1:euro_charts_data.F546" chart:data-source-has-labels="both" svg:x="2.18cm" svg:y="2.848cm" svg:width="53.883cm" svg:height="23.575cm">
          <chart:coordinate-region svg:x="3.308cm" svg:y="2.848cm" svg:width="51.233cm" svg:height="21.76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euro_charts_data.A2:euro_charts_data.A546"/>
            <chart:grid chart:style-name="ch7" chart:class="major"/>
          </chart:axis>
          <chart:axis chart:dimension="y" chart:name="primary-y" chart:style-name="ch8">
            <chart:title svg:x="0.451cm" svg:y="15.37cm" chart:style-name="ch9">
              <text:p>EURUSD</text:p>
            </chart:title>
            <chart:grid chart:style-name="ch7" chart:class="major"/>
            <chart:grid chart:style-name="ch10" chart:class="minor"/>
          </chart:axis>
          <chart:axis chart:dimension="y" chart:name="secondary-y" chart:style-name="ch11">
            <chart:title svg:x="57.242cm" svg:y="15.274cm" chart:style-name="ch9">
              <text:p>Ne Long</text:p>
            </chart:title>
          </chart:axis>
          <chart:series chart:attached-axis="secondary-y" chart:style-name="ch12" chart:values-cell-range-address="euro_charts_data.C2:euro_charts_data.C546" chart:label-cell-address="euro_charts_data.C1:euro_charts_data.C1" chart:class="chart:line">
            <chart:data-point chart:repeated="30"/>
            <chart:data-point chart:style-name="ch13" chart:repeated="2"/>
            <chart:data-point chart:repeated="513"/>
          </chart:series>
          <chart:series chart:attached-axis="secondary-y" chart:style-name="ch14" chart:values-cell-range-address="euro_charts_data.D2:euro_charts_data.D546" chart:label-cell-address="euro_charts_data.D1:euro_charts_data.D1" chart:class="chart:line">
            <chart:data-point chart:repeated="545"/>
          </chart:series>
          <chart:series chart:attached-axis="secondary-y" chart:style-name="ch15" chart:values-cell-range-address="euro_charts_data.E2:euro_charts_data.E546" chart:label-cell-address="euro_charts_data.E1:euro_charts_data.E1" chart:class="chart:line">
            <chart:data-point chart:repeated="545"/>
          </chart:series>
          <chart:series chart:attached-axis="secondary-y" chart:style-name="ch16" chart:values-cell-range-address="euro_charts_data.F2:euro_charts_data.F546" chart:label-cell-address="euro_charts_data.F1:euro_charts_data.F1" chart:class="chart:line">
            <chart:data-point chart:repeated="33"/>
            <chart:data-point chart:style-name="ch13"/>
            <chart:data-point chart:repeated="511"/>
          </chart:series>
          <chart:series chart:attached-axis="primary-y" chart:style-name="ch17" chart:values-cell-range-address="euro_charts_data.B2:euro_charts_data.B546" chart:label-cell-address="euro_charts_data.B1:euro_charts_data.B1" chart:class="chart:line">
            <chart:data-point chart:repeated="54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ler/Intermediary</text:p>
                <draw:g>
                  <svg:desc>euro_charts_data.C1:euro_charts_data.C1</svg:desc>
                </draw:g>
              </table:table-cell>
              <table:table-cell office:value-type="string">
                <text:p>Asset Manager/Institutional</text:p>
                <draw:g>
                  <svg:desc>euro_charts_data.D1:euro_charts_data.D1</svg:desc>
                </draw:g>
              </table:table-cell>
              <table:table-cell office:value-type="string">
                <text:p>Leveraged Funds</text:p>
                <draw:g>
                  <svg:desc>euro_charts_data.E1:euro_charts_data.E1</svg:desc>
                </draw:g>
              </table:table-cell>
              <table:table-cell office:value-type="string">
                <text:p>Other Reportables</text:p>
                <draw:g>
                  <svg:desc>euro_charts_data.F1:euro_charts_data.F1</svg:desc>
                </draw:g>
              </table:table-cell>
              <table:table-cell office:value-type="string">
                <text:p>EURUSD</text:p>
                <draw:g>
                  <svg:desc>euro_charts_data.B1:euro_charts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04</text:p>
                <draw:g>
                  <svg:desc>euro_charts_data.A2:euro_charts_data.A546</svg:desc>
                </draw:g>
              </table:table-cell>
              <table:table-cell office:value-type="float" office:value="33312">
                <text:p>33312</text:p>
                <draw:g>
                  <svg:desc>euro_charts_data.C2:euro_charts_data.C546</svg:desc>
                </draw:g>
              </table:table-cell>
              <table:table-cell office:value-type="float" office:value="357">
                <text:p>357</text:p>
                <draw:g>
                  <svg:desc>euro_charts_data.D2:euro_charts_data.D546</svg:desc>
                </draw:g>
              </table:table-cell>
              <table:table-cell office:value-type="float" office:value="-36194">
                <text:p>-36194</text:p>
                <draw:g>
                  <svg:desc>euro_charts_data.E2:euro_charts_data.E546</svg:desc>
                </draw:g>
              </table:table-cell>
              <table:table-cell office:value-type="float" office:value="3179">
                <text:p>3179</text:p>
                <draw:g>
                  <svg:desc>euro_charts_data.F2:euro_charts_data.F546</svg:desc>
                </draw:g>
              </table:table-cell>
              <table:table-cell office:value-type="float" office:value="1.29190003871918">
                <text:p>1.29190003871918</text:p>
                <draw:g>
                  <svg:desc>euro_charts_data.B2:euro_charts_data.B546</svg:desc>
                </draw:g>
              </table:table-cell>
            </table:table-row>
            <table:table-row>
              <table:table-cell office:value-type="string">
                <text:p>20110111</text:p>
              </table:table-cell>
              <table:table-cell office:value-type="float" office:value="59911">
                <text:p>59911</text:p>
              </table:table-cell>
              <table:table-cell office:value-type="float" office:value="-301">
                <text:p>-301</text:p>
              </table:table-cell>
              <table:table-cell office:value-type="float" office:value="-51196">
                <text:p>-51196</text:p>
              </table:table-cell>
              <table:table-cell office:value-type="float" office:value="-3204">
                <text:p>-3204</text:p>
              </table:table-cell>
              <table:table-cell office:value-type="float" office:value="1.33770000934601">
                <text:p>1.33770000934601</text:p>
              </table:table-cell>
            </table:table-row>
            <table:table-row>
              <table:table-cell office:value-type="string">
                <text:p>20110118</text:p>
              </table:table-cell>
              <table:table-cell office:value-type="float" office:value="5582">
                <text:p>5582</text:p>
              </table:table-cell>
              <table:table-cell office:value-type="float" office:value="-545">
                <text:p>-545</text:p>
              </table:table-cell>
              <table:table-cell office:value-type="float" office:value="-17041">
                <text:p>-17041</text:p>
              </table:table-cell>
              <table:table-cell office:value-type="float" office:value="10899">
                <text:p>10899</text:p>
              </table:table-cell>
              <table:table-cell office:value-type="float" office:value="1.36179995536804">
                <text:p>1.36179995536804</text:p>
              </table:table-cell>
            </table:table-row>
            <table:table-row>
              <table:table-cell office:value-type="string">
                <text:p>20110125</text:p>
              </table:table-cell>
              <table:table-cell office:value-type="float" office:value="-23223">
                <text:p>-23223</text:p>
              </table:table-cell>
              <table:table-cell office:value-type="float" office:value="2063">
                <text:p>2063</text:p>
              </table:table-cell>
              <table:table-cell office:value-type="float" office:value="5744">
                <text:p>5744</text:p>
              </table:table-cell>
              <table:table-cell office:value-type="float" office:value="10229">
                <text:p>10229</text:p>
              </table:table-cell>
              <table:table-cell office:value-type="float" office:value="1.36129999160767">
                <text:p>1.36129999160767</text:p>
              </table:table-cell>
            </table:table-row>
            <table:table-row>
              <table:table-cell office:value-type="string">
                <text:p>20110201</text:p>
              </table:table-cell>
              <table:table-cell office:value-type="float" office:value="-47000">
                <text:p>-47000</text:p>
              </table:table-cell>
              <table:table-cell office:value-type="float" office:value="6782">
                <text:p>6782</text:p>
              </table:table-cell>
              <table:table-cell office:value-type="float" office:value="27968">
                <text:p>27968</text:p>
              </table:table-cell>
              <table:table-cell office:value-type="float" office:value="5783">
                <text:p>5783</text:p>
              </table:table-cell>
              <table:table-cell office:value-type="float" office:value="1.35860002040863">
                <text:p>1.35860002040863</text:p>
              </table:table-cell>
            </table:table-row>
            <table:table-row>
              <table:table-cell office:value-type="string">
                <text:p>20110208</text:p>
              </table:table-cell>
              <table:table-cell office:value-type="float" office:value="-46591">
                <text:p>-46591</text:p>
              </table:table-cell>
              <table:table-cell office:value-type="float" office:value="6681">
                <text:p>6681</text:p>
              </table:table-cell>
              <table:table-cell office:value-type="float" office:value="20305">
                <text:p>20305</text:p>
              </table:table-cell>
              <table:table-cell office:value-type="float" office:value="6456">
                <text:p>6456</text:p>
              </table:table-cell>
              <table:table-cell office:value-type="float" office:value="1.35490000247955">
                <text:p>1.35490000247955</text:p>
              </table:table-cell>
            </table:table-row>
            <table:table-row>
              <table:table-cell office:value-type="string">
                <text:p>20110215</text:p>
              </table:table-cell>
              <table:table-cell office:value-type="float" office:value="-38489">
                <text:p>-38489</text:p>
              </table:table-cell>
              <table:table-cell office:value-type="float" office:value="9185">
                <text:p>9185</text:p>
              </table:table-cell>
              <table:table-cell office:value-type="float" office:value="14401">
                <text:p>14401</text:p>
              </table:table-cell>
              <table:table-cell office:value-type="float" office:value="5054">
                <text:p>5054</text:p>
              </table:table-cell>
              <table:table-cell office:value-type="float" office:value="1.36969995498657">
                <text:p>1.36969995498657</text:p>
              </table:table-cell>
            </table:table-row>
            <table:table-row>
              <table:table-cell office:value-type="string">
                <text:p>20110222</text:p>
              </table:table-cell>
              <table:table-cell office:value-type="float" office:value="-48088">
                <text:p>-48088</text:p>
              </table:table-cell>
              <table:table-cell office:value-type="float" office:value="10442">
                <text:p>10442</text:p>
              </table:table-cell>
              <table:table-cell office:value-type="float" office:value="16968">
                <text:p>16968</text:p>
              </table:table-cell>
              <table:table-cell office:value-type="float" office:value="12442">
                <text:p>12442</text:p>
              </table:table-cell>
              <table:table-cell office:value-type="float" office:value="1.37510001659393">
                <text:p>1.37510001659393</text:p>
              </table:table-cell>
            </table:table-row>
            <table:table-row>
              <table:table-cell office:value-type="string">
                <text:p>20110301</text:p>
              </table:table-cell>
              <table:table-cell office:value-type="float" office:value="-55549">
                <text:p>-55549</text:p>
              </table:table-cell>
              <table:table-cell office:value-type="float" office:value="9453">
                <text:p>9453</text:p>
              </table:table-cell>
              <table:table-cell office:value-type="float" office:value="26979">
                <text:p>26979</text:p>
              </table:table-cell>
              <table:table-cell office:value-type="float" office:value="7295">
                <text:p>7295</text:p>
              </table:table-cell>
              <table:table-cell office:value-type="float" office:value="1.39849996566772">
                <text:p>1.39849996566772</text:p>
              </table:table-cell>
            </table:table-row>
            <table:table-row>
              <table:table-cell office:value-type="string">
                <text:p>20110308</text:p>
              </table:table-cell>
              <table:table-cell office:value-type="float" office:value="-65158">
                <text:p>-65158</text:p>
              </table:table-cell>
              <table:table-cell office:value-type="float" office:value="12027">
                <text:p>12027</text:p>
              </table:table-cell>
              <table:table-cell office:value-type="float" office:value="28959">
                <text:p>28959</text:p>
              </table:table-cell>
              <table:table-cell office:value-type="float" office:value="12073">
                <text:p>12073</text:p>
              </table:table-cell>
              <table:table-cell office:value-type="float" office:value="1.39100003242493">
                <text:p>1.39100003242493</text:p>
              </table:table-cell>
            </table:table-row>
            <table:table-row>
              <table:table-cell office:value-type="string">
                <text:p>20110315</text:p>
              </table:table-cell>
              <table:table-cell office:value-type="float" office:value="-63387">
                <text:p>-63387</text:p>
              </table:table-cell>
              <table:table-cell office:value-type="float" office:value="11148">
                <text:p>11148</text:p>
              </table:table-cell>
              <table:table-cell office:value-type="float" office:value="25688">
                <text:p>25688</text:p>
              </table:table-cell>
              <table:table-cell office:value-type="float" office:value="9233">
                <text:p>9233</text:p>
              </table:table-cell>
              <table:table-cell office:value-type="float" office:value="1.41789996623993">
                <text:p>1.41789996623993</text:p>
              </table:table-cell>
            </table:table-row>
            <table:table-row>
              <table:table-cell office:value-type="string">
                <text:p>20110322</text:p>
              </table:table-cell>
              <table:table-cell office:value-type="float" office:value="-61956">
                <text:p>-61956</text:p>
              </table:table-cell>
              <table:table-cell office:value-type="float" office:value="9280">
                <text:p>9280</text:p>
              </table:table-cell>
              <table:table-cell office:value-type="float" office:value="32488">
                <text:p>32488</text:p>
              </table:table-cell>
              <table:table-cell office:value-type="float" office:value="8546">
                <text:p>8546</text:p>
              </table:table-cell>
              <table:table-cell office:value-type="float" office:value="1.40840005874634">
                <text:p>1.40840005874634</text:p>
              </table:table-cell>
            </table:table-row>
            <table:table-row>
              <table:table-cell office:value-type="string">
                <text:p>20110329</text:p>
              </table:table-cell>
              <table:table-cell office:value-type="float" office:value="-70486">
                <text:p>-70486</text:p>
              </table:table-cell>
              <table:table-cell office:value-type="float" office:value="8427">
                <text:p>8427</text:p>
              </table:table-cell>
              <table:table-cell office:value-type="float" office:value="37829">
                <text:p>37829</text:p>
              </table:table-cell>
              <table:table-cell office:value-type="float" office:value="8545">
                <text:p>8545</text:p>
              </table:table-cell>
              <table:table-cell office:value-type="float" office:value="1.42309999465942">
                <text:p>1.42309999465942</text:p>
              </table:table-cell>
            </table:table-row>
            <table:table-row>
              <table:table-cell office:value-type="string">
                <text:p>20110405</text:p>
              </table:table-cell>
              <table:table-cell office:value-type="float" office:value="-72355">
                <text:p>-72355</text:p>
              </table:table-cell>
              <table:table-cell office:value-type="float" office:value="10012">
                <text:p>10012</text:p>
              </table:table-cell>
              <table:table-cell office:value-type="float" office:value="39376">
                <text:p>39376</text:p>
              </table:table-cell>
              <table:table-cell office:value-type="float" office:value="6279">
                <text:p>6279</text:p>
              </table:table-cell>
              <table:table-cell office:value-type="float" office:value="1.44809997081757">
                <text:p>1.44809997081757</text:p>
              </table:table-cell>
            </table:table-row>
            <table:table-row>
              <table:table-cell office:value-type="string">
                <text:p>20110412</text:p>
              </table:table-cell>
              <table:table-cell office:value-type="float" office:value="-74696">
                <text:p>-74696</text:p>
              </table:table-cell>
              <table:table-cell office:value-type="float" office:value="7373">
                <text:p>7373</text:p>
              </table:table-cell>
              <table:table-cell office:value-type="float" office:value="41312">
                <text:p>41312</text:p>
              </table:table-cell>
              <table:table-cell office:value-type="float" office:value="8282">
                <text:p>8282</text:p>
              </table:table-cell>
              <table:table-cell office:value-type="float" office:value="1.44319999217987">
                <text:p>1.44319999217987</text:p>
              </table:table-cell>
            </table:table-row>
            <table:table-row>
              <table:table-cell office:value-type="string">
                <text:p>20110419</text:p>
              </table:table-cell>
              <table:table-cell office:value-type="float" office:value="-70767">
                <text:p>-70767</text:p>
              </table:table-cell>
              <table:table-cell office:value-type="float" office:value="11224">
                <text:p>11224</text:p>
              </table:table-cell>
              <table:table-cell office:value-type="float" office:value="36185">
                <text:p>36185</text:p>
              </table:table-cell>
              <table:table-cell office:value-type="float" office:value="4825">
                <text:p>4825</text:p>
              </table:table-cell>
              <table:table-cell office:value-type="float" office:value="1.45560002326965">
                <text:p>1.45560002326965</text:p>
              </table:table-cell>
            </table:table-row>
            <table:table-row>
              <table:table-cell office:value-type="string">
                <text:p>20110426</text:p>
              </table:table-cell>
              <table:table-cell office:value-type="float" office:value="-80449">
                <text:p>-80449</text:p>
              </table:table-cell>
              <table:table-cell office:value-type="float" office:value="10870">
                <text:p>10870</text:p>
              </table:table-cell>
              <table:table-cell office:value-type="float" office:value="41099">
                <text:p>41099</text:p>
              </table:table-cell>
              <table:table-cell office:value-type="float" office:value="7426">
                <text:p>7426</text:p>
              </table:table-cell>
              <table:table-cell office:value-type="float" office:value="1.48020005226135">
                <text:p>1.48020005226135</text:p>
              </table:table-cell>
            </table:table-row>
            <table:table-row>
              <table:table-cell office:value-type="string">
                <text:p>20110503</text:p>
              </table:table-cell>
              <table:table-cell office:value-type="float" office:value="-110628">
                <text:p>-110628</text:p>
              </table:table-cell>
              <table:table-cell office:value-type="float" office:value="10623">
                <text:p>10623</text:p>
              </table:table-cell>
              <table:table-cell office:value-type="float" office:value="57778">
                <text:p>57778</text:p>
              </table:table-cell>
              <table:table-cell office:value-type="float" office:value="16888">
                <text:p>16888</text:p>
              </table:table-cell>
              <table:table-cell office:value-type="float" office:value="1.43099999427795">
                <text:p>1.43099999427795</text:p>
              </table:table-cell>
            </table:table-row>
            <table:table-row>
              <table:table-cell office:value-type="string">
                <text:p>20110510</text:p>
              </table:table-cell>
              <table:table-cell office:value-type="float" office:value="-65819">
                <text:p>-65819</text:p>
              </table:table-cell>
              <table:table-cell office:value-type="float" office:value="8714">
                <text:p>8714</text:p>
              </table:table-cell>
              <table:table-cell office:value-type="float" office:value="23049">
                <text:p>23049</text:p>
              </table:table-cell>
              <table:table-cell office:value-type="float" office:value="15771">
                <text:p>15771</text:p>
              </table:table-cell>
              <table:table-cell office:value-type="float" office:value="1.41209995746613">
                <text:p>1.41209995746613</text:p>
              </table:table-cell>
            </table:table-row>
            <table:table-row>
              <table:table-cell office:value-type="string">
                <text:p>20110517</text:p>
              </table:table-cell>
              <table:table-cell office:value-type="float" office:value="-35448">
                <text:p>-35448</text:p>
              </table:table-cell>
              <table:table-cell office:value-type="float" office:value="9113">
                <text:p>9113</text:p>
              </table:table-cell>
              <table:table-cell office:value-type="float" office:value="7498">
                <text:p>7498</text:p>
              </table:table-cell>
              <table:table-cell office:value-type="float" office:value="8679">
                <text:p>8679</text:p>
              </table:table-cell>
              <table:table-cell office:value-type="float" office:value="1.41550004482269">
                <text:p>1.41550004482269</text:p>
              </table:table-cell>
            </table:table-row>
            <table:table-row>
              <table:table-cell office:value-type="string">
                <text:p>20110524</text:p>
              </table:table-cell>
              <table:table-cell office:value-type="float" office:value="-8429">
                <text:p>-8429</text:p>
              </table:table-cell>
              <table:table-cell office:value-type="float" office:value="10505">
                <text:p>10505</text:p>
              </table:table-cell>
              <table:table-cell office:value-type="float" office:value="-8242">
                <text:p>-8242</text:p>
              </table:table-cell>
              <table:table-cell office:value-type="float" office:value="2477">
                <text:p>2477</text:p>
              </table:table-cell>
              <table:table-cell office:value-type="float" office:value="1.43239998817444">
                <text:p>1.43239998817444</text:p>
              </table:table-cell>
            </table:table-row>
            <table:table-row>
              <table:table-cell office:value-type="string">
                <text:p>20110531</text:p>
              </table:table-cell>
              <table:table-cell office:value-type="float" office:value="-11677">
                <text:p>-11677</text:p>
              </table:table-cell>
              <table:table-cell office:value-type="float" office:value="9652">
                <text:p>9652</text:p>
              </table:table-cell>
              <table:table-cell office:value-type="float" office:value="-4963">
                <text:p>-4963</text:p>
              </table:table-cell>
              <table:table-cell office:value-type="float" office:value="669">
                <text:p>669</text:p>
              </table:table-cell>
              <table:table-cell office:value-type="float" office:value="1.46370005607605">
                <text:p>1.46370005607605</text:p>
              </table:table-cell>
            </table:table-row>
            <table:table-row>
              <table:table-cell office:value-type="string">
                <text:p>20110607</text:p>
              </table:table-cell>
              <table:table-cell office:value-type="float" office:value="-35689">
                <text:p>-35689</text:p>
              </table:table-cell>
              <table:table-cell office:value-type="float" office:value="10335">
                <text:p>10335</text:p>
              </table:table-cell>
              <table:table-cell office:value-type="float" office:value="7539">
                <text:p>7539</text:p>
              </table:table-cell>
              <table:table-cell office:value-type="float" office:value="10475">
                <text:p>10475</text:p>
              </table:table-cell>
              <table:table-cell office:value-type="float" office:value="1.43480002880096">
                <text:p>1.43480002880096</text:p>
              </table:table-cell>
            </table:table-row>
            <table:table-row>
              <table:table-cell office:value-type="string">
                <text:p>20110614</text:p>
              </table:table-cell>
              <table:table-cell office:value-type="float" office:value="-54085">
                <text:p>-54085</text:p>
              </table:table-cell>
              <table:table-cell office:value-type="float" office:value="4886">
                <text:p>4886</text:p>
              </table:table-cell>
              <table:table-cell office:value-type="float" office:value="26112">
                <text:p>26112</text:p>
              </table:table-cell>
              <table:table-cell office:value-type="float" office:value="8432">
                <text:p>8432</text:p>
              </table:table-cell>
              <table:table-cell office:value-type="float" office:value="1.43110001087189">
                <text:p>1.43110001087189</text:p>
              </table:table-cell>
            </table:table-row>
            <table:table-row>
              <table:table-cell office:value-type="string">
                <text:p>20110621</text:p>
              </table:table-cell>
              <table:table-cell office:value-type="float" office:value="-31395">
                <text:p>-31395</text:p>
              </table:table-cell>
              <table:table-cell office:value-type="float" office:value="5890">
                <text:p>5890</text:p>
              </table:table-cell>
              <table:table-cell office:value-type="float" office:value="13452">
                <text:p>13452</text:p>
              </table:table-cell>
              <table:table-cell office:value-type="float" office:value="1133">
                <text:p>1133</text:p>
              </table:table-cell>
              <table:table-cell office:value-type="float" office:value="1.41929996013641">
                <text:p>1.41929996013641</text:p>
              </table:table-cell>
            </table:table-row>
            <table:table-row>
              <table:table-cell office:value-type="string">
                <text:p>20110628</text:p>
              </table:table-cell>
              <table:table-cell office:value-type="float" office:value="-32191">
                <text:p>-32191</text:p>
              </table:table-cell>
              <table:table-cell office:value-type="float" office:value="3728">
                <text:p>3728</text:p>
              </table:table-cell>
              <table:table-cell office:value-type="float" office:value="11760">
                <text:p>11760</text:p>
              </table:table-cell>
              <table:table-cell office:value-type="float" office:value="6344">
                <text:p>6344</text:p>
              </table:table-cell>
              <table:table-cell office:value-type="float" office:value="1.45249998569489">
                <text:p>1.45249998569489</text:p>
              </table:table-cell>
            </table:table-row>
            <table:table-row>
              <table:table-cell office:value-type="string">
                <text:p>20110705</text:p>
              </table:table-cell>
              <table:table-cell office:value-type="float" office:value="-42354">
                <text:p>-42354</text:p>
              </table:table-cell>
              <table:table-cell office:value-type="float" office:value="2929">
                <text:p>2929</text:p>
              </table:table-cell>
              <table:table-cell office:value-type="float" office:value="17259">
                <text:p>17259</text:p>
              </table:table-cell>
              <table:table-cell office:value-type="float" office:value="8729">
                <text:p>8729</text:p>
              </table:table-cell>
              <table:table-cell office:value-type="float" office:value="1.42700004577637">
                <text:p>1.42700004577637</text:p>
              </table:table-cell>
            </table:table-row>
            <table:table-row>
              <table:table-cell office:value-type="string">
                <text:p>20110712</text:p>
              </table:table-cell>
              <table:table-cell office:value-type="float" office:value="-7673">
                <text:p>-7673</text:p>
              </table:table-cell>
              <table:table-cell office:value-type="float" office:value="5503">
                <text:p>5503</text:p>
              </table:table-cell>
              <table:table-cell office:value-type="float" office:value="-10336">
                <text:p>-10336</text:p>
              </table:table-cell>
              <table:table-cell office:value-type="float" office:value="9220">
                <text:p>9220</text:p>
              </table:table-cell>
              <table:table-cell office:value-type="float" office:value="1.41530001163483">
                <text:p>1.41530001163483</text:p>
              </table:table-cell>
            </table:table-row>
            <table:table-row>
              <table:table-cell office:value-type="string">
                <text:p>20110719</text:p>
              </table:table-cell>
              <table:table-cell office:value-type="float" office:value="3000">
                <text:p>3000</text:p>
              </table:table-cell>
              <table:table-cell office:value-type="float" office:value="4012">
                <text:p>4012</text:p>
              </table:table-cell>
              <table:table-cell office:value-type="float" office:value="-17528">
                <text:p>-17528</text:p>
              </table:table-cell>
              <table:table-cell office:value-type="float" office:value="13276">
                <text:p>13276</text:p>
              </table:table-cell>
              <table:table-cell office:value-type="float" office:value="1.43560004234314">
                <text:p>1.43560004234314</text:p>
              </table:table-cell>
            </table:table-row>
            <table:table-row>
              <table:table-cell office:value-type="string">
                <text:p>20110726</text:p>
              </table:table-cell>
              <table:table-cell office:value-type="float" office:value="-21774">
                <text:p>-21774</text:p>
              </table:table-cell>
              <table:table-cell office:value-type="float" office:value="2456">
                <text:p>2456</text:p>
              </table:table-cell>
              <table:table-cell office:value-type="float" office:value="-5121">
                <text:p>-5121</text:p>
              </table:table-cell>
              <table:table-cell office:value-type="float" office:value="15733">
                <text:p>15733</text:p>
              </table:table-cell>
              <table:table-cell office:value-type="float" office:value="1.43959999084473">
                <text:p>1.43959999084473</text:p>
              </table:table-cell>
            </table:table-row>
            <table:table-row>
              <table:table-cell office:value-type="string">
                <text:p>20110802</text:p>
              </table:table-cell>
              <table:table-cell office:value-type="float" office:value="-1714">
                <text:p>-1714</text:p>
              </table:table-cell>
              <table:table-cell office:value-type="float" office:value="-4205">
                <text:p>-4205</text:p>
              </table:table-cell>
              <table:table-cell office:value-type="float" office:value="-12460">
                <text:p>-12460</text:p>
              </table:table-cell>
              <table:table-cell office:value-type="float" office:value="14043">
                <text:p>14043</text:p>
              </table:table-cell>
              <table:table-cell office:value-type="float" office:value="1.42820000648499">
                <text:p>1.42820000648499</text:p>
              </table:table-cell>
            </table:table-row>
            <table:table-row>
              <table:table-cell office:value-type="string">
                <text:p>20110809</text:p>
              </table:table-cell>
              <table:table-cell office:value-type="float" office:value="3221">
                <text:p>3221</text:p>
              </table:table-cell>
              <table:table-cell office:value-type="float" office:value="-10645">
                <text:p>-10645</text:p>
              </table:table-cell>
              <table:table-cell office:value-type="float" office:value="2858">
                <text:p>2858</text:p>
              </table:table-cell>
              <table:table-cell office:value-type="float" office:value="1260">
                <text:p>1260</text:p>
              </table:table-cell>
              <table:table-cell office:value-type="float" office:value="1.42490005493164">
                <text:p>1.42490005493164</text:p>
              </table:table-cell>
            </table:table-row>
            <table:table-row>
              <table:table-cell office:value-type="string">
                <text:p>20110816</text:p>
              </table:table-cell>
              <table:table-cell office:value-type="float" office:value="-3082">
                <text:p>-3082</text:p>
              </table:table-cell>
              <table:table-cell office:value-type="float" office:value="-7324">
                <text:p>-7324</text:p>
              </table:table-cell>
              <table:table-cell office:value-type="float" office:value="3662">
                <text:p>3662</text:p>
              </table:table-cell>
              <table:table-cell office:value-type="float" office:value="5562">
                <text:p>5562</text:p>
              </table:table-cell>
              <table:table-cell office:value-type="float" office:value="1.43980002403259">
                <text:p>1.43980002403259</text:p>
              </table:table-cell>
            </table:table-row>
            <table:table-row>
              <table:table-cell office:value-type="string">
                <text:p>20110823</text:p>
              </table:table-cell>
              <table:table-cell office:value-type="float" office:value="-6073">
                <text:p>-6073</text:p>
              </table:table-cell>
              <table:table-cell office:value-type="float" office:value="-6922">
                <text:p>-6922</text:p>
              </table:table-cell>
              <table:table-cell office:value-type="float" office:value="3881">
                <text:p>3881</text:p>
              </table:table-cell>
              <table:table-cell office:value-type="float" office:value="5563">
                <text:p>5563</text:p>
              </table:table-cell>
              <table:table-cell office:value-type="float" office:value="1.44990003108978">
                <text:p>1.44990003108978</text:p>
              </table:table-cell>
            </table:table-row>
            <table:table-row>
              <table:table-cell office:value-type="string">
                <text:p>20110830</text:p>
              </table:table-cell>
              <table:table-cell office:value-type="float" office:value="-9258">
                <text:p>-9258</text:p>
              </table:table-cell>
              <table:table-cell office:value-type="float" office:value="2159">
                <text:p>2159</text:p>
              </table:table-cell>
              <table:table-cell office:value-type="float" office:value="3341">
                <text:p>3341</text:p>
              </table:table-cell>
              <table:table-cell office:value-type="float" office:value="220">
                <text:p>220</text:p>
              </table:table-cell>
              <table:table-cell office:value-type="float" office:value="1.42050004005432">
                <text:p>1.42050004005432</text:p>
              </table:table-cell>
            </table:table-row>
            <table:table-row>
              <table:table-cell office:value-type="string">
                <text:p>20110906</text:p>
              </table:table-cell>
              <table:table-cell office:value-type="float" office:value="17588">
                <text:p>17588</text:p>
              </table:table-cell>
              <table:table-cell office:value-type="float" office:value="2449">
                <text:p>2449</text:p>
              </table:table-cell>
              <table:table-cell office:value-type="float" office:value="-7683">
                <text:p>-7683</text:p>
              </table:table-cell>
              <table:table-cell office:value-type="float" office:value="-3053">
                <text:p>-3053</text:p>
              </table:table-cell>
              <table:table-cell office:value-type="float" office:value="1.36530005931854">
                <text:p>1.36530005931854</text:p>
              </table:table-cell>
            </table:table-row>
            <table:table-row>
              <table:table-cell office:value-type="string">
                <text:p>20110913</text:p>
              </table:table-cell>
              <table:table-cell office:value-type="float" office:value="38643">
                <text:p>38643</text:p>
              </table:table-cell>
              <table:table-cell office:value-type="float" office:value="-69">
                <text:p>-69</text:p>
              </table:table-cell>
              <table:table-cell office:value-type="float" office:value="-10489">
                <text:p>-10489</text:p>
              </table:table-cell>
              <table:table-cell office:value-type="float" office:value="-3527">
                <text:p>-3527</text:p>
              </table:table-cell>
              <table:table-cell office:value-type="float" office:value="1.37999999523163">
                <text:p>1.37999999523163</text:p>
              </table:table-cell>
            </table:table-row>
            <table:table-row>
              <table:table-cell office:value-type="string">
                <text:p>20110920</text:p>
              </table:table-cell>
              <table:table-cell office:value-type="float" office:value="80874">
                <text:p>80874</text:p>
              </table:table-cell>
              <table:table-cell office:value-type="float" office:value="-1878">
                <text:p>-1878</text:p>
              </table:table-cell>
              <table:table-cell office:value-type="float" office:value="-50935">
                <text:p>-50935</text:p>
              </table:table-cell>
              <table:table-cell office:value-type="float" office:value="-4580">
                <text:p>-4580</text:p>
              </table:table-cell>
              <table:table-cell office:value-type="float" office:value="1.34979999065399">
                <text:p>1.34979999065399</text:p>
              </table:table-cell>
            </table:table-row>
            <table:table-row>
              <table:table-cell office:value-type="string">
                <text:p>20110927</text:p>
              </table:table-cell>
              <table:table-cell office:value-type="float" office:value="85186">
                <text:p>85186</text:p>
              </table:table-cell>
              <table:table-cell office:value-type="float" office:value="-8180">
                <text:p>-8180</text:p>
              </table:table-cell>
              <table:table-cell office:value-type="float" office:value="-46459">
                <text:p>-46459</text:p>
              </table:table-cell>
              <table:table-cell office:value-type="float" office:value="-5340">
                <text:p>-5340</text:p>
              </table:table-cell>
              <table:table-cell office:value-type="float" office:value="1.33860003948212">
                <text:p>1.33860003948212</text:p>
              </table:table-cell>
            </table:table-row>
            <table:table-row>
              <table:table-cell office:value-type="string">
                <text:p>20111004</text:p>
              </table:table-cell>
              <table:table-cell office:value-type="float" office:value="80479">
                <text:p>80479</text:p>
              </table:table-cell>
              <table:table-cell office:value-type="float" office:value="-12282">
                <text:p>-12282</text:p>
              </table:table-cell>
              <table:table-cell office:value-type="float" office:value="-36621">
                <text:p>-36621</text:p>
              </table:table-cell>
              <table:table-cell office:value-type="float" office:value="-5071">
                <text:p>-5071</text:p>
              </table:table-cell>
              <table:table-cell office:value-type="float" office:value="1.33770000934601">
                <text:p>1.33770000934601</text:p>
              </table:table-cell>
            </table:table-row>
            <table:table-row>
              <table:table-cell office:value-type="string">
                <text:p>20111011</text:p>
              </table:table-cell>
              <table:table-cell office:value-type="float" office:value="72216">
                <text:p>72216</text:p>
              </table:table-cell>
              <table:table-cell office:value-type="float" office:value="-10984">
                <text:p>-10984</text:p>
              </table:table-cell>
              <table:table-cell office:value-type="float" office:value="-30817">
                <text:p>-30817</text:p>
              </table:table-cell>
              <table:table-cell office:value-type="float" office:value="-3655">
                <text:p>-3655</text:p>
              </table:table-cell>
              <table:table-cell office:value-type="float" office:value="1.38769996166229">
                <text:p>1.38769996166229</text:p>
              </table:table-cell>
            </table:table-row>
            <table:table-row>
              <table:table-cell office:value-type="string">
                <text:p>20111018</text:p>
              </table:table-cell>
              <table:table-cell office:value-type="float" office:value="73738">
                <text:p>73738</text:p>
              </table:table-cell>
              <table:table-cell office:value-type="float" office:value="-6146">
                <text:p>-6146</text:p>
              </table:table-cell>
              <table:table-cell office:value-type="float" office:value="-32792">
                <text:p>-32792</text:p>
              </table:table-cell>
              <table:table-cell office:value-type="float" office:value="-4787">
                <text:p>-4787</text:p>
              </table:table-cell>
              <table:table-cell office:value-type="float" office:value="1.38960003852844">
                <text:p>1.38960003852844</text:p>
              </table:table-cell>
            </table:table-row>
            <table:table-row>
              <table:table-cell office:value-type="string">
                <text:p>20111025</text:p>
              </table:table-cell>
              <table:table-cell office:value-type="float" office:value="67662">
                <text:p>67662</text:p>
              </table:table-cell>
              <table:table-cell office:value-type="float" office:value="3655">
                <text:p>3655</text:p>
              </table:table-cell>
              <table:table-cell office:value-type="float" office:value="-40466">
                <text:p>-40466</text:p>
              </table:table-cell>
              <table:table-cell office:value-type="float" office:value="-2721">
                <text:p>-2721</text:p>
              </table:table-cell>
              <table:table-cell office:value-type="float" office:value="1.41480004787445">
                <text:p>1.41480004787445</text:p>
              </table:table-cell>
            </table:table-row>
            <table:table-row>
              <table:table-cell office:value-type="string">
                <text:p>20111101</text:p>
              </table:table-cell>
              <table:table-cell office:value-type="float" office:value="49576">
                <text:p>49576</text:p>
              </table:table-cell>
              <table:table-cell office:value-type="float" office:value="5299">
                <text:p>5299</text:p>
              </table:table-cell>
              <table:table-cell office:value-type="float" office:value="-30329">
                <text:p>-30329</text:p>
              </table:table-cell>
              <table:table-cell office:value-type="float" office:value="-3661">
                <text:p>-3661</text:p>
              </table:table-cell>
              <table:table-cell office:value-type="float" office:value="1.37960004806519">
                <text:p>1.37960004806519</text:p>
              </table:table-cell>
            </table:table-row>
            <table:table-row>
              <table:table-cell office:value-type="string">
                <text:p>20111108</text:p>
              </table:table-cell>
              <table:table-cell office:value-type="float" office:value="37232">
                <text:p>37232</text:p>
              </table:table-cell>
              <table:table-cell office:value-type="float" office:value="8828">
                <text:p>8828</text:p>
              </table:table-cell>
              <table:table-cell office:value-type="float" office:value="-14940">
                <text:p>-14940</text:p>
              </table:table-cell>
              <table:table-cell office:value-type="float" office:value="-6005">
                <text:p>-6005</text:p>
              </table:table-cell>
              <table:table-cell office:value-type="float" office:value="1.37520003318787">
                <text:p>1.37520003318787</text:p>
              </table:table-cell>
            </table:table-row>
            <table:table-row>
              <table:table-cell office:value-type="string">
                <text:p>20111115</text:p>
              </table:table-cell>
              <table:table-cell office:value-type="float" office:value="54506">
                <text:p>54506</text:p>
              </table:table-cell>
              <table:table-cell office:value-type="float" office:value="11483">
                <text:p>11483</text:p>
              </table:table-cell>
              <table:table-cell office:value-type="float" office:value="-27051">
                <text:p>-27051</text:p>
              </table:table-cell>
              <table:table-cell office:value-type="float" office:value="-6614">
                <text:p>-6614</text:p>
              </table:table-cell>
              <table:table-cell office:value-type="float" office:value="1.35099995136261">
                <text:p>1.35099995136261</text:p>
              </table:table-cell>
            </table:table-row>
            <table:table-row>
              <table:table-cell office:value-type="string">
                <text:p>20111122</text:p>
              </table:table-cell>
              <table:table-cell office:value-type="float" office:value="51026">
                <text:p>51026</text:p>
              </table:table-cell>
              <table:table-cell office:value-type="float" office:value="16223">
                <text:p>16223</text:p>
              </table:table-cell>
              <table:table-cell office:value-type="float" office:value="-27329">
                <text:p>-27329</text:p>
              </table:table-cell>
              <table:table-cell office:value-type="float" office:value="-6654">
                <text:p>-6654</text:p>
              </table:table-cell>
              <table:table-cell office:value-type="float" office:value="1.32340002059937">
                <text:p>1.32340002059937</text:p>
              </table:table-cell>
            </table:table-row>
            <table:table-row>
              <table:table-cell office:value-type="string">
                <text:p>20111129</text:p>
              </table:table-cell>
              <table:table-cell office:value-type="float" office:value="46044">
                <text:p>46044</text:p>
              </table:table-cell>
              <table:table-cell office:value-type="float" office:value="32304">
                <text:p>32304</text:p>
              </table:table-cell>
              <table:table-cell office:value-type="float" office:value="-38768">
                <text:p>-38768</text:p>
              </table:table-cell>
              <table:table-cell office:value-type="float" office:value="-6040">
                <text:p>-6040</text:p>
              </table:table-cell>
              <table:table-cell office:value-type="float" office:value="1.34029996395111">
                <text:p>1.34029996395111</text:p>
              </table:table-cell>
            </table:table-row>
            <table:table-row>
              <table:table-cell office:value-type="string">
                <text:p>20111206</text:p>
              </table:table-cell>
              <table:table-cell office:value-type="float" office:value="40684">
                <text:p>40684</text:p>
              </table:table-cell>
              <table:table-cell office:value-type="float" office:value="24225">
                <text:p>24225</text:p>
              </table:table-cell>
              <table:table-cell office:value-type="float" office:value="-37905">
                <text:p>-37905</text:p>
              </table:table-cell>
              <table:table-cell office:value-type="float" office:value="925">
                <text:p>925</text:p>
              </table:table-cell>
              <table:table-cell office:value-type="float" office:value="1.33749997615814">
                <text:p>1.33749997615814</text:p>
              </table:table-cell>
            </table:table-row>
            <table:table-row>
              <table:table-cell office:value-type="string">
                <text:p>20111213</text:p>
              </table:table-cell>
              <table:table-cell office:value-type="float" office:value="51558">
                <text:p>51558</text:p>
              </table:table-cell>
              <table:table-cell office:value-type="float" office:value="18040">
                <text:p>18040</text:p>
              </table:table-cell>
              <table:table-cell office:value-type="float" office:value="-47222">
                <text:p>-47222</text:p>
              </table:table-cell>
              <table:table-cell office:value-type="float" office:value="5093">
                <text:p>5093</text:p>
              </table:table-cell>
              <table:table-cell office:value-type="float" office:value="1.30350005626678">
                <text:p>1.30350005626678</text:p>
              </table:table-cell>
            </table:table-row>
            <table:table-row>
              <table:table-cell office:value-type="string">
                <text:p>20111220</text:p>
              </table:table-cell>
              <table:table-cell office:value-type="float" office:value="93978">
                <text:p>93978</text:p>
              </table:table-cell>
              <table:table-cell office:value-type="float" office:value="18076">
                <text:p>18076</text:p>
              </table:table-cell>
              <table:table-cell office:value-type="float" office:value="-84801">
                <text:p>-84801</text:p>
              </table:table-cell>
              <table:table-cell office:value-type="float" office:value="2169">
                <text:p>2169</text:p>
              </table:table-cell>
              <table:table-cell office:value-type="float" office:value="1.30429995059967">
                <text:p>1.30429995059967</text:p>
              </table:table-cell>
            </table:table-row>
            <table:table-row>
              <table:table-cell office:value-type="string">
                <text:p>20111227</text:p>
              </table:table-cell>
              <table:table-cell office:value-type="float" office:value="95446">
                <text:p>95446</text:p>
              </table:table-cell>
              <table:table-cell office:value-type="float" office:value="17120">
                <text:p>17120</text:p>
              </table:table-cell>
              <table:table-cell office:value-type="float" office:value="-86010">
                <text:p>-86010</text:p>
              </table:table-cell>
              <table:table-cell office:value-type="float" office:value="2192">
                <text:p>2192</text:p>
              </table:table-cell>
              <table:table-cell office:value-type="float" office:value="1.29480004310608">
                <text:p>1.29480004310608</text:p>
              </table:table-cell>
            </table:table-row>
            <table:table-row>
              <table:table-cell office:value-type="string">
                <text:p>20120103</text:p>
              </table:table-cell>
              <table:table-cell office:value-type="float" office:value="92453">
                <text:p>92453</text:p>
              </table:table-cell>
              <table:table-cell office:value-type="float" office:value="17287">
                <text:p>17287</text:p>
              </table:table-cell>
              <table:table-cell office:value-type="float" office:value="-83253">
                <text:p>-83253</text:p>
              </table:table-cell>
              <table:table-cell office:value-type="float" office:value="673">
                <text:p>673</text:p>
              </table:table-cell>
              <table:table-cell office:value-type="float" office:value="1.27209997177124">
                <text:p>1.27209997177124</text:p>
              </table:table-cell>
            </table:table-row>
            <table:table-row>
              <table:table-cell office:value-type="string">
                <text:p>20120110</text:p>
              </table:table-cell>
              <table:table-cell office:value-type="float" office:value="103064">
                <text:p>103064</text:p>
              </table:table-cell>
              <table:table-cell office:value-type="float" office:value="18705">
                <text:p>18705</text:p>
              </table:table-cell>
              <table:table-cell office:value-type="float" office:value="-87887">
                <text:p>-87887</text:p>
              </table:table-cell>
              <table:table-cell office:value-type="float" office:value="-7415">
                <text:p>-7415</text:p>
              </table:table-cell>
              <table:table-cell office:value-type="float" office:value="1.26769995689392">
                <text:p>1.26769995689392</text:p>
              </table:table-cell>
            </table:table-row>
            <table:table-row>
              <table:table-cell office:value-type="string">
                <text:p>20120117</text:p>
              </table:table-cell>
              <table:table-cell office:value-type="float" office:value="103002">
                <text:p>103002</text:p>
              </table:table-cell>
              <table:table-cell office:value-type="float" office:value="19187">
                <text:p>19187</text:p>
              </table:table-cell>
              <table:table-cell office:value-type="float" office:value="-90210">
                <text:p>-90210</text:p>
              </table:table-cell>
              <table:table-cell office:value-type="float" office:value="-4824">
                <text:p>-4824</text:p>
              </table:table-cell>
              <table:table-cell office:value-type="float" office:value="1.29379999637604">
                <text:p>1.29379999637604</text:p>
              </table:table-cell>
            </table:table-row>
            <table:table-row>
              <table:table-cell office:value-type="string">
                <text:p>20120124</text:p>
              </table:table-cell>
              <table:table-cell office:value-type="float" office:value="109377">
                <text:p>109377</text:p>
              </table:table-cell>
              <table:table-cell office:value-type="float" office:value="21803">
                <text:p>21803</text:p>
              </table:table-cell>
              <table:table-cell office:value-type="float" office:value="-103520">
                <text:p>-103520</text:p>
              </table:table-cell>
              <table:table-cell office:value-type="float" office:value="-1391">
                <text:p>-1391</text:p>
              </table:table-cell>
              <table:table-cell office:value-type="float" office:value="1.32260000705719">
                <text:p>1.32260000705719</text:p>
              </table:table-cell>
            </table:table-row>
            <table:table-row>
              <table:table-cell office:value-type="string">
                <text:p>20120131</text:p>
              </table:table-cell>
              <table:table-cell office:value-type="float" office:value="94349">
                <text:p>94349</text:p>
              </table:table-cell>
              <table:table-cell office:value-type="float" office:value="26344">
                <text:p>26344</text:p>
              </table:table-cell>
              <table:table-cell office:value-type="float" office:value="-91352">
                <text:p>-91352</text:p>
              </table:table-cell>
              <table:table-cell office:value-type="float" office:value="-2962">
                <text:p>-2962</text:p>
              </table:table-cell>
              <table:table-cell office:value-type="float" office:value="1.31439995765686">
                <text:p>1.31439995765686</text:p>
              </table:table-cell>
            </table:table-row>
            <table:table-row>
              <table:table-cell office:value-type="string">
                <text:p>20120207</text:p>
              </table:table-cell>
              <table:table-cell office:value-type="float" office:value="85277">
                <text:p>85277</text:p>
              </table:table-cell>
              <table:table-cell office:value-type="float" office:value="30272">
                <text:p>30272</text:p>
              </table:table-cell>
              <table:table-cell office:value-type="float" office:value="-86160">
                <text:p>-86160</text:p>
              </table:table-cell>
              <table:table-cell office:value-type="float" office:value="-4818">
                <text:p>-4818</text:p>
              </table:table-cell>
              <table:table-cell office:value-type="float" office:value="1.31749999523163">
                <text:p>1.31749999523163</text:p>
              </table:table-cell>
            </table:table-row>
            <table:table-row>
              <table:table-cell office:value-type="string">
                <text:p>20120214</text:p>
              </table:table-cell>
              <table:table-cell office:value-type="float" office:value="92345">
                <text:p>92345</text:p>
              </table:table-cell>
              <table:table-cell office:value-type="float" office:value="33473">
                <text:p>33473</text:p>
              </table:table-cell>
              <table:table-cell office:value-type="float" office:value="-97175">
                <text:p>-97175</text:p>
              </table:table-cell>
              <table:table-cell office:value-type="float" office:value="-2151">
                <text:p>-2151</text:p>
              </table:table-cell>
              <table:table-cell office:value-type="float" office:value="1.31519997119904">
                <text:p>1.31519997119904</text:p>
              </table:table-cell>
            </table:table-row>
            <table:table-row>
              <table:table-cell office:value-type="string">
                <text:p>20120221</text:p>
              </table:table-cell>
              <table:table-cell office:value-type="float" office:value="91341">
                <text:p>91341</text:p>
              </table:table-cell>
              <table:table-cell office:value-type="float" office:value="33719">
                <text:p>33719</text:p>
              </table:table-cell>
              <table:table-cell office:value-type="float" office:value="-93573">
                <text:p>-93573</text:p>
              </table:table-cell>
              <table:table-cell office:value-type="float" office:value="-4112">
                <text:p>-4112</text:p>
              </table:table-cell>
              <table:table-cell office:value-type="float" office:value="1.34570002555847">
                <text:p>1.34570002555847</text:p>
              </table:table-cell>
            </table:table-row>
            <table:table-row>
              <table:table-cell office:value-type="string">
                <text:p>20120228</text:p>
              </table:table-cell>
              <table:table-cell office:value-type="float" office:value="63753">
                <text:p>63753</text:p>
              </table:table-cell>
              <table:table-cell office:value-type="float" office:value="33069">
                <text:p>33069</text:p>
              </table:table-cell>
              <table:table-cell office:value-type="float" office:value="-69212">
                <text:p>-69212</text:p>
              </table:table-cell>
              <table:table-cell office:value-type="float" office:value="-5828">
                <text:p>-5828</text:p>
              </table:table-cell>
              <table:table-cell office:value-type="float" office:value="1.3202999830246">
                <text:p>1.3202999830246</text:p>
              </table:table-cell>
            </table:table-row>
            <table:table-row>
              <table:table-cell office:value-type="string">
                <text:p>20120306</text:p>
              </table:table-cell>
              <table:table-cell office:value-type="float" office:value="72633">
                <text:p>72633</text:p>
              </table:table-cell>
              <table:table-cell office:value-type="float" office:value="26620">
                <text:p>26620</text:p>
              </table:table-cell>
              <table:table-cell office:value-type="float" office:value="-65632">
                <text:p>-65632</text:p>
              </table:table-cell>
              <table:table-cell office:value-type="float" office:value="-7806">
                <text:p>-7806</text:p>
              </table:table-cell>
              <table:table-cell office:value-type="float" office:value="1.31140005588532">
                <text:p>1.31140005588532</text:p>
              </table:table-cell>
            </table:table-row>
            <table:table-row>
              <table:table-cell office:value-type="string">
                <text:p>20120313</text:p>
              </table:table-cell>
              <table:table-cell office:value-type="float" office:value="85729">
                <text:p>85729</text:p>
              </table:table-cell>
              <table:table-cell office:value-type="float" office:value="17262">
                <text:p>17262</text:p>
              </table:table-cell>
              <table:table-cell office:value-type="float" office:value="-68177">
                <text:p>-68177</text:p>
              </table:table-cell>
              <table:table-cell office:value-type="float" office:value="-5386">
                <text:p>-5386</text:p>
              </table:table-cell>
              <table:table-cell office:value-type="float" office:value="1.31749999523163">
                <text:p>1.31749999523163</text:p>
              </table:table-cell>
            </table:table-row>
            <table:table-row>
              <table:table-cell office:value-type="string">
                <text:p>20120320</text:p>
              </table:table-cell>
              <table:table-cell office:value-type="float" office:value="96298">
                <text:p>96298</text:p>
              </table:table-cell>
              <table:table-cell office:value-type="float" office:value="15224">
                <text:p>15224</text:p>
              </table:table-cell>
              <table:table-cell office:value-type="float" office:value="-75339">
                <text:p>-75339</text:p>
              </table:table-cell>
              <table:table-cell office:value-type="float" office:value="-6582">
                <text:p>-6582</text:p>
              </table:table-cell>
              <table:table-cell office:value-type="float" office:value="1.32729995250702">
                <text:p>1.32729995250702</text:p>
              </table:table-cell>
            </table:table-row>
            <table:table-row>
              <table:table-cell office:value-type="string">
                <text:p>20120327</text:p>
              </table:table-cell>
              <table:table-cell office:value-type="float" office:value="102875">
                <text:p>102875</text:p>
              </table:table-cell>
              <table:table-cell office:value-type="float" office:value="9798">
                <text:p>9798</text:p>
              </table:table-cell>
              <table:table-cell office:value-type="float" office:value="-81481">
                <text:p>-81481</text:p>
              </table:table-cell>
              <table:table-cell office:value-type="float" office:value="-7770">
                <text:p>-7770</text:p>
              </table:table-cell>
              <table:table-cell office:value-type="float" office:value="1.33440005779266">
                <text:p>1.33440005779266</text:p>
              </table:table-cell>
            </table:table-row>
            <table:table-row>
              <table:table-cell office:value-type="string">
                <text:p>20120403</text:p>
              </table:table-cell>
              <table:table-cell office:value-type="float" office:value="95844">
                <text:p>95844</text:p>
              </table:table-cell>
              <table:table-cell office:value-type="float" office:value="4260">
                <text:p>4260</text:p>
              </table:table-cell>
              <table:table-cell office:value-type="float" office:value="-67331">
                <text:p>-67331</text:p>
              </table:table-cell>
              <table:table-cell office:value-type="float" office:value="-7750">
                <text:p>-7750</text:p>
              </table:table-cell>
              <table:table-cell office:value-type="float" office:value="1.3095999956131">
                <text:p>1.3095999956131</text:p>
              </table:table-cell>
            </table:table-row>
            <table:table-row>
              <table:table-cell office:value-type="string">
                <text:p>20120410</text:p>
              </table:table-cell>
              <table:table-cell office:value-type="float" office:value="128322">
                <text:p>128322</text:p>
              </table:table-cell>
              <table:table-cell office:value-type="float" office:value="-4582">
                <text:p>-4582</text:p>
              </table:table-cell>
              <table:table-cell office:value-type="float" office:value="-81721">
                <text:p>-81721</text:p>
              </table:table-cell>
              <table:table-cell office:value-type="float" office:value="-5334">
                <text:p>-5334</text:p>
              </table:table-cell>
              <table:table-cell office:value-type="float" office:value="1.30770003795624">
                <text:p>1.30770003795624</text:p>
              </table:table-cell>
            </table:table-row>
            <table:table-row>
              <table:table-cell office:value-type="string">
                <text:p>20120417</text:p>
              </table:table-cell>
              <table:table-cell office:value-type="float" office:value="154072">
                <text:p>154072</text:p>
              </table:table-cell>
              <table:table-cell office:value-type="float" office:value="-19080">
                <text:p>-19080</text:p>
              </table:table-cell>
              <table:table-cell office:value-type="float" office:value="-89488">
                <text:p>-89488</text:p>
              </table:table-cell>
              <table:table-cell office:value-type="float" office:value="-7806">
                <text:p>-7806</text:p>
              </table:table-cell>
              <table:table-cell office:value-type="float" office:value="1.32239997386932">
                <text:p>1.32239997386932</text:p>
              </table:table-cell>
            </table:table-row>
            <table:table-row>
              <table:table-cell office:value-type="string">
                <text:p>20120424</text:p>
              </table:table-cell>
              <table:table-cell office:value-type="float" office:value="149529">
                <text:p>149529</text:p>
              </table:table-cell>
              <table:table-cell office:value-type="float" office:value="-19487">
                <text:p>-19487</text:p>
              </table:table-cell>
              <table:table-cell office:value-type="float" office:value="-84109">
                <text:p>-84109</text:p>
              </table:table-cell>
              <table:table-cell office:value-type="float" office:value="-10022">
                <text:p>-10022</text:p>
              </table:table-cell>
              <table:table-cell office:value-type="float" office:value="1.32550001144409">
                <text:p>1.32550001144409</text:p>
              </table:table-cell>
            </table:table-row>
            <table:table-row>
              <table:table-cell office:value-type="string">
                <text:p>20120501</text:p>
              </table:table-cell>
              <table:table-cell office:value-type="float" office:value="140500">
                <text:p>140500</text:p>
              </table:table-cell>
              <table:table-cell office:value-type="float" office:value="-17706">
                <text:p>-17706</text:p>
              </table:table-cell>
              <table:table-cell office:value-type="float" office:value="-80662">
                <text:p>-80662</text:p>
              </table:table-cell>
              <table:table-cell office:value-type="float" office:value="-6126">
                <text:p>-6126</text:p>
              </table:table-cell>
              <table:table-cell office:value-type="float" office:value="1.30830001831055">
                <text:p>1.30830001831055</text:p>
              </table:table-cell>
            </table:table-row>
            <table:table-row>
              <table:table-cell office:value-type="string">
                <text:p>20120508</text:p>
              </table:table-cell>
              <table:table-cell office:value-type="float" office:value="122400">
                <text:p>122400</text:p>
              </table:table-cell>
              <table:table-cell office:value-type="float" office:value="-19719">
                <text:p>-19719</text:p>
              </table:table-cell>
              <table:table-cell office:value-type="float" office:value="-106318">
                <text:p>-106318</text:p>
              </table:table-cell>
              <table:table-cell office:value-type="float" office:value="42539">
                <text:p>42539</text:p>
              </table:table-cell>
              <table:table-cell office:value-type="float" office:value="1.29170000553131">
                <text:p>1.29170000553131</text:p>
              </table:table-cell>
            </table:table-row>
            <table:table-row>
              <table:table-cell office:value-type="string">
                <text:p>20120515</text:p>
              </table:table-cell>
              <table:table-cell office:value-type="float" office:value="144435">
                <text:p>144435</text:p>
              </table:table-cell>
              <table:table-cell office:value-type="float" office:value="-17820">
                <text:p>-17820</text:p>
              </table:table-cell>
              <table:table-cell office:value-type="float" office:value="-122601">
                <text:p>-122601</text:p>
              </table:table-cell>
              <table:table-cell office:value-type="float" office:value="41950">
                <text:p>41950</text:p>
              </table:table-cell>
              <table:table-cell office:value-type="float" office:value="1.27830004692078">
                <text:p>1.27830004692078</text:p>
              </table:table-cell>
            </table:table-row>
            <table:table-row>
              <table:table-cell office:value-type="string">
                <text:p>20120522</text:p>
              </table:table-cell>
              <table:table-cell office:value-type="float" office:value="160758">
                <text:p>160758</text:p>
              </table:table-cell>
              <table:table-cell office:value-type="float" office:value="-14349">
                <text:p>-14349</text:p>
              </table:table-cell>
              <table:table-cell office:value-type="float" office:value="-147299">
                <text:p>-147299</text:p>
              </table:table-cell>
              <table:table-cell office:value-type="float" office:value="44226">
                <text:p>44226</text:p>
              </table:table-cell>
              <table:table-cell office:value-type="float" office:value="1.25170004367828">
                <text:p>1.25170004367828</text:p>
              </table:table-cell>
            </table:table-row>
            <table:table-row>
              <table:table-cell office:value-type="string">
                <text:p>20120529</text:p>
              </table:table-cell>
              <table:table-cell office:value-type="float" office:value="168634">
                <text:p>168634</text:p>
              </table:table-cell>
              <table:table-cell office:value-type="float" office:value="-14832">
                <text:p>-14832</text:p>
              </table:table-cell>
              <table:table-cell office:value-type="float" office:value="-152326">
                <text:p>-152326</text:p>
              </table:table-cell>
              <table:table-cell office:value-type="float" office:value="42007">
                <text:p>42007</text:p>
              </table:table-cell>
              <table:table-cell office:value-type="float" office:value="1.24349999427795">
                <text:p>1.24349999427795</text:p>
              </table:table-cell>
            </table:table-row>
            <table:table-row>
              <table:table-cell office:value-type="string">
                <text:p>20120605</text:p>
              </table:table-cell>
              <table:table-cell office:value-type="float" office:value="176722">
                <text:p>176722</text:p>
              </table:table-cell>
              <table:table-cell office:value-type="float" office:value="-11865">
                <text:p>-11865</text:p>
              </table:table-cell>
              <table:table-cell office:value-type="float" office:value="-160137">
                <text:p>-160137</text:p>
              </table:table-cell>
              <table:table-cell office:value-type="float" office:value="39946">
                <text:p>39946</text:p>
              </table:table-cell>
              <table:table-cell office:value-type="float" office:value="1.25170004367828">
                <text:p>1.25170004367828</text:p>
              </table:table-cell>
            </table:table-row>
            <table:table-row>
              <table:table-cell office:value-type="string">
                <text:p>20120612</text:p>
              </table:table-cell>
              <table:table-cell office:value-type="float" office:value="150713">
                <text:p>150713</text:p>
              </table:table-cell>
              <table:table-cell office:value-type="float" office:value="-9855">
                <text:p>-9855</text:p>
              </table:table-cell>
              <table:table-cell office:value-type="float" office:value="-140411">
                <text:p>-140411</text:p>
              </table:table-cell>
              <table:table-cell office:value-type="float" office:value="38798">
                <text:p>38798</text:p>
              </table:table-cell>
              <table:table-cell office:value-type="float" office:value="1.26380002498627">
                <text:p>1.26380002498627</text:p>
              </table:table-cell>
            </table:table-row>
            <table:table-row>
              <table:table-cell office:value-type="string">
                <text:p>20120619</text:p>
              </table:table-cell>
              <table:table-cell office:value-type="float" office:value="97449">
                <text:p>97449</text:p>
              </table:table-cell>
              <table:table-cell office:value-type="float" office:value="410">
                <text:p>410</text:p>
              </table:table-cell>
              <table:table-cell office:value-type="float" office:value="-115777">
                <text:p>-115777</text:p>
              </table:table-cell>
              <table:table-cell office:value-type="float" office:value="53081">
                <text:p>53081</text:p>
              </table:table-cell>
              <table:table-cell office:value-type="float" office:value="1.25699996948242">
                <text:p>1.25699996948242</text:p>
              </table:table-cell>
            </table:table-row>
            <table:table-row>
              <table:table-cell office:value-type="string">
                <text:p>20120626</text:p>
              </table:table-cell>
              <table:table-cell office:value-type="float" office:value="99211">
                <text:p>99211</text:p>
              </table:table-cell>
              <table:table-cell office:value-type="float" office:value="11925">
                <text:p>11925</text:p>
              </table:table-cell>
              <table:table-cell office:value-type="float" office:value="-124670">
                <text:p>-124670</text:p>
              </table:table-cell>
              <table:table-cell office:value-type="float" office:value="51074">
                <text:p>51074</text:p>
              </table:table-cell>
              <table:table-cell office:value-type="float" office:value="1.26600003242493">
                <text:p>1.26600003242493</text:p>
              </table:table-cell>
            </table:table-row>
            <table:table-row>
              <table:table-cell office:value-type="string">
                <text:p>20120703</text:p>
              </table:table-cell>
              <table:table-cell office:value-type="float" office:value="76672">
                <text:p>76672</text:p>
              </table:table-cell>
              <table:table-cell office:value-type="float" office:value="12373">
                <text:p>12373</text:p>
              </table:table-cell>
              <table:table-cell office:value-type="float" office:value="-100606">
                <text:p>-100606</text:p>
              </table:table-cell>
              <table:table-cell office:value-type="float" office:value="46755">
                <text:p>46755</text:p>
              </table:table-cell>
              <table:table-cell office:value-type="float" office:value="1.22880005836487">
                <text:p>1.22880005836487</text:p>
              </table:table-cell>
            </table:table-row>
            <table:table-row>
              <table:table-cell office:value-type="string">
                <text:p>20120710</text:p>
              </table:table-cell>
              <table:table-cell office:value-type="float" office:value="103485">
                <text:p>103485</text:p>
              </table:table-cell>
              <table:table-cell office:value-type="float" office:value="1891">
                <text:p>1891</text:p>
              </table:table-cell>
              <table:table-cell office:value-type="float" office:value="-120204">
                <text:p>-120204</text:p>
              </table:table-cell>
              <table:table-cell office:value-type="float" office:value="51587">
                <text:p>51587</text:p>
              </table:table-cell>
              <table:table-cell office:value-type="float" office:value="1.22520005702972">
                <text:p>1.22520005702972</text:p>
              </table:table-cell>
            </table:table-row>
            <table:table-row>
              <table:table-cell office:value-type="string">
                <text:p>20120717</text:p>
              </table:table-cell>
              <table:table-cell office:value-type="float" office:value="110409">
                <text:p>110409</text:p>
              </table:table-cell>
              <table:table-cell office:value-type="float" office:value="-6287">
                <text:p>-6287</text:p>
              </table:table-cell>
              <table:table-cell office:value-type="float" office:value="-118495">
                <text:p>-118495</text:p>
              </table:table-cell>
              <table:table-cell office:value-type="float" office:value="50330">
                <text:p>50330</text:p>
              </table:table-cell>
              <table:table-cell office:value-type="float" office:value="1.21570003032684">
                <text:p>1.21570003032684</text:p>
              </table:table-cell>
            </table:table-row>
            <table:table-row>
              <table:table-cell office:value-type="string">
                <text:p>20120724</text:p>
              </table:table-cell>
              <table:table-cell office:value-type="float" office:value="101659">
                <text:p>101659</text:p>
              </table:table-cell>
              <table:table-cell office:value-type="float" office:value="-9016">
                <text:p>-9016</text:p>
              </table:table-cell>
              <table:table-cell office:value-type="float" office:value="-108483">
                <text:p>-108483</text:p>
              </table:table-cell>
              <table:table-cell office:value-type="float" office:value="52554">
                <text:p>52554</text:p>
              </table:table-cell>
              <table:table-cell office:value-type="float" office:value="1.23189997673035">
                <text:p>1.23189997673035</text:p>
              </table:table-cell>
            </table:table-row>
            <table:table-row>
              <table:table-cell office:value-type="string">
                <text:p>20120731</text:p>
              </table:table-cell>
              <table:table-cell office:value-type="float" office:value="82701">
                <text:p>82701</text:p>
              </table:table-cell>
              <table:table-cell office:value-type="float" office:value="-6520">
                <text:p>-6520</text:p>
              </table:table-cell>
              <table:table-cell office:value-type="float" office:value="-92960">
                <text:p>-92960</text:p>
              </table:table-cell>
              <table:table-cell office:value-type="float" office:value="50497">
                <text:p>50497</text:p>
              </table:table-cell>
              <table:table-cell office:value-type="float" office:value="1.23870003223419">
                <text:p>1.23870003223419</text:p>
              </table:table-cell>
            </table:table-row>
            <table:table-row>
              <table:table-cell office:value-type="string">
                <text:p>20120807</text:p>
              </table:table-cell>
              <table:table-cell office:value-type="float" office:value="73799">
                <text:p>73799</text:p>
              </table:table-cell>
              <table:table-cell office:value-type="float" office:value="-6689">
                <text:p>-6689</text:p>
              </table:table-cell>
              <table:table-cell office:value-type="float" office:value="-83719">
                <text:p>-83719</text:p>
              </table:table-cell>
              <table:table-cell office:value-type="float" office:value="48792">
                <text:p>48792</text:p>
              </table:table-cell>
              <table:table-cell office:value-type="float" office:value="1.22899997234344">
                <text:p>1.22899997234344</text:p>
              </table:table-cell>
            </table:table-row>
            <table:table-row>
              <table:table-cell office:value-type="string">
                <text:p>20120814</text:p>
              </table:table-cell>
              <table:table-cell office:value-type="float" office:value="79268">
                <text:p>79268</text:p>
              </table:table-cell>
              <table:table-cell office:value-type="float" office:value="-7964">
                <text:p>-7964</text:p>
              </table:table-cell>
              <table:table-cell office:value-type="float" office:value="-90844">
                <text:p>-90844</text:p>
              </table:table-cell>
              <table:table-cell office:value-type="float" office:value="49615">
                <text:p>49615</text:p>
              </table:table-cell>
              <table:table-cell office:value-type="float" office:value="1.23339998722076">
                <text:p>1.23339998722076</text:p>
              </table:table-cell>
            </table:table-row>
            <table:table-row>
              <table:table-cell office:value-type="string">
                <text:p>20120821</text:p>
              </table:table-cell>
              <table:table-cell office:value-type="float" office:value="61503">
                <text:p>61503</text:p>
              </table:table-cell>
              <table:table-cell office:value-type="float" office:value="-6802">
                <text:p>-6802</text:p>
              </table:table-cell>
              <table:table-cell office:value-type="float" office:value="-80729">
                <text:p>-80729</text:p>
              </table:table-cell>
              <table:table-cell office:value-type="float" office:value="49539">
                <text:p>49539</text:p>
              </table:table-cell>
              <table:table-cell office:value-type="float" office:value="1.25129997730255">
                <text:p>1.25129997730255</text:p>
              </table:table-cell>
            </table:table-row>
            <table:table-row>
              <table:table-cell office:value-type="string">
                <text:p>20120828</text:p>
              </table:table-cell>
              <table:table-cell office:value-type="float" office:value="43672">
                <text:p>43672</text:p>
              </table:table-cell>
              <table:table-cell office:value-type="float" office:value="-8294">
                <text:p>-8294</text:p>
              </table:table-cell>
              <table:table-cell office:value-type="float" office:value="-57489">
                <text:p>-57489</text:p>
              </table:table-cell>
              <table:table-cell office:value-type="float" office:value="48183">
                <text:p>48183</text:p>
              </table:table-cell>
              <table:table-cell office:value-type="float" office:value="1.25769996643066">
                <text:p>1.25769996643066</text:p>
              </table:table-cell>
            </table:table-row>
            <table:table-row>
              <table:table-cell office:value-type="string">
                <text:p>20120904</text:p>
              </table:table-cell>
              <table:table-cell office:value-type="float" office:value="41595">
                <text:p>41595</text:p>
              </table:table-cell>
              <table:table-cell office:value-type="float" office:value="-10838">
                <text:p>-10838</text:p>
              </table:table-cell>
              <table:table-cell office:value-type="float" office:value="-56896">
                <text:p>-56896</text:p>
              </table:table-cell>
              <table:table-cell office:value-type="float" office:value="48621">
                <text:p>48621</text:p>
              </table:table-cell>
              <table:table-cell office:value-type="float" office:value="1.28159999847412">
                <text:p>1.28159999847412</text:p>
              </table:table-cell>
            </table:table-row>
            <table:table-row>
              <table:table-cell office:value-type="string">
                <text:p>20120911</text:p>
              </table:table-cell>
              <table:table-cell office:value-type="float" office:value="27742">
                <text:p>27742</text:p>
              </table:table-cell>
              <table:table-cell office:value-type="float" office:value="-2891">
                <text:p>-2891</text:p>
              </table:table-cell>
              <table:table-cell office:value-type="float" office:value="-54218">
                <text:p>-54218</text:p>
              </table:table-cell>
              <table:table-cell office:value-type="float" office:value="48792">
                <text:p>48792</text:p>
              </table:table-cell>
              <table:table-cell office:value-type="float" office:value="1.31270003318787">
                <text:p>1.31270003318787</text:p>
              </table:table-cell>
            </table:table-row>
            <table:table-row>
              <table:table-cell office:value-type="string">
                <text:p>20120918</text:p>
              </table:table-cell>
              <table:table-cell office:value-type="float" office:value="68467">
                <text:p>68467</text:p>
              </table:table-cell>
              <table:table-cell office:value-type="float" office:value="5752">
                <text:p>5752</text:p>
              </table:table-cell>
              <table:table-cell office:value-type="float" office:value="-70627">
                <text:p>-70627</text:p>
              </table:table-cell>
              <table:table-cell office:value-type="float" office:value="9991">
                <text:p>9991</text:p>
              </table:table-cell>
              <table:table-cell office:value-type="float" office:value="1.29799997806549">
                <text:p>1.29799997806549</text:p>
              </table:table-cell>
            </table:table-row>
            <table:table-row>
              <table:table-cell office:value-type="string">
                <text:p>20120925</text:p>
              </table:table-cell>
              <table:table-cell office:value-type="float" office:value="39875">
                <text:p>39875</text:p>
              </table:table-cell>
              <table:table-cell office:value-type="float" office:value="9938">
                <text:p>9938</text:p>
              </table:table-cell>
              <table:table-cell office:value-type="float" office:value="-53483">
                <text:p>-53483</text:p>
              </table:table-cell>
              <table:table-cell office:value-type="float" office:value="13156">
                <text:p>13156</text:p>
              </table:table-cell>
              <table:table-cell office:value-type="float" office:value="1.28579998016357">
                <text:p>1.28579998016357</text:p>
              </table:table-cell>
            </table:table-row>
            <table:table-row>
              <table:table-cell office:value-type="string">
                <text:p>20121002</text:p>
              </table:table-cell>
              <table:table-cell office:value-type="float" office:value="35865">
                <text:p>35865</text:p>
              </table:table-cell>
              <table:table-cell office:value-type="float" office:value="12410">
                <text:p>12410</text:p>
              </table:table-cell>
              <table:table-cell office:value-type="float" office:value="-54614">
                <text:p>-54614</text:p>
              </table:table-cell>
              <table:table-cell office:value-type="float" office:value="15704">
                <text:p>15704</text:p>
              </table:table-cell>
              <table:table-cell office:value-type="float" office:value="1.30340003967285">
                <text:p>1.30340003967285</text:p>
              </table:table-cell>
            </table:table-row>
            <table:table-row>
              <table:table-cell office:value-type="string">
                <text:p>20121009</text:p>
              </table:table-cell>
              <table:table-cell office:value-type="float" office:value="48033">
                <text:p>48033</text:p>
              </table:table-cell>
              <table:table-cell office:value-type="float" office:value="12731">
                <text:p>12731</text:p>
              </table:table-cell>
              <table:table-cell office:value-type="float" office:value="-73594">
                <text:p>-73594</text:p>
              </table:table-cell>
              <table:table-cell office:value-type="float" office:value="22658">
                <text:p>22658</text:p>
              </table:table-cell>
              <table:table-cell office:value-type="float" office:value="1.29499995708466">
                <text:p>1.29499995708466</text:p>
              </table:table-cell>
            </table:table-row>
            <table:table-row>
              <table:table-cell office:value-type="string">
                <text:p>20121016</text:p>
              </table:table-cell>
              <table:table-cell office:value-type="float" office:value="34475">
                <text:p>34475</text:p>
              </table:table-cell>
              <table:table-cell office:value-type="float" office:value="14987">
                <text:p>14987</text:p>
              </table:table-cell>
              <table:table-cell office:value-type="float" office:value="-57371">
                <text:p>-57371</text:p>
              </table:table-cell>
              <table:table-cell office:value-type="float" office:value="21870">
                <text:p>21870</text:p>
              </table:table-cell>
              <table:table-cell office:value-type="float" office:value="1.30219995975494">
                <text:p>1.30219995975494</text:p>
              </table:table-cell>
            </table:table-row>
            <table:table-row>
              <table:table-cell office:value-type="string">
                <text:p>20121023</text:p>
              </table:table-cell>
              <table:table-cell office:value-type="float" office:value="34702">
                <text:p>34702</text:p>
              </table:table-cell>
              <table:table-cell office:value-type="float" office:value="18482">
                <text:p>18482</text:p>
              </table:table-cell>
              <table:table-cell office:value-type="float" office:value="-58818">
                <text:p>-58818</text:p>
              </table:table-cell>
              <table:table-cell office:value-type="float" office:value="19980">
                <text:p>19980</text:p>
              </table:table-cell>
              <table:table-cell office:value-type="float" office:value="1.29419994354248">
                <text:p>1.29419994354248</text:p>
              </table:table-cell>
            </table:table-row>
            <table:table-row>
              <table:table-cell office:value-type="string">
                <text:p>20121030</text:p>
              </table:table-cell>
              <table:table-cell office:value-type="float" office:value="40360">
                <text:p>40360</text:p>
              </table:table-cell>
              <table:table-cell office:value-type="float" office:value="16981">
                <text:p>16981</text:p>
              </table:table-cell>
              <table:table-cell office:value-type="float" office:value="-59818">
                <text:p>-59818</text:p>
              </table:table-cell>
              <table:table-cell office:value-type="float" office:value="19419">
                <text:p>19419</text:p>
              </table:table-cell>
              <table:table-cell office:value-type="float" office:value="1.28369998931885">
                <text:p>1.28369998931885</text:p>
              </table:table-cell>
            </table:table-row>
            <table:table-row>
              <table:table-cell office:value-type="string">
                <text:p>20121106</text:p>
              </table:table-cell>
              <table:table-cell office:value-type="float" office:value="53508">
                <text:p>53508</text:p>
              </table:table-cell>
              <table:table-cell office:value-type="float" office:value="11277">
                <text:p>11277</text:p>
              </table:table-cell>
              <table:table-cell office:value-type="float" office:value="-62656">
                <text:p>-62656</text:p>
              </table:table-cell>
              <table:table-cell office:value-type="float" office:value="19057">
                <text:p>19057</text:p>
              </table:table-cell>
              <table:table-cell office:value-type="float" office:value="1.27090001106262">
                <text:p>1.27090001106262</text:p>
              </table:table-cell>
            </table:table-row>
            <table:table-row>
              <table:table-cell office:value-type="string">
                <text:p>20121113</text:p>
              </table:table-cell>
              <table:table-cell office:value-type="float" office:value="67060">
                <text:p>67060</text:p>
              </table:table-cell>
              <table:table-cell office:value-type="float" office:value="7761">
                <text:p>7761</text:p>
              </table:table-cell>
              <table:table-cell office:value-type="float" office:value="-75378">
                <text:p>-75378</text:p>
              </table:table-cell>
              <table:table-cell office:value-type="float" office:value="18907">
                <text:p>18907</text:p>
              </table:table-cell>
              <table:table-cell office:value-type="float" office:value="1.27439999580383">
                <text:p>1.27439999580383</text:p>
              </table:table-cell>
            </table:table-row>
            <table:table-row>
              <table:table-cell office:value-type="string">
                <text:p>20121120</text:p>
              </table:table-cell>
              <table:table-cell office:value-type="float" office:value="76068">
                <text:p>76068</text:p>
              </table:table-cell>
              <table:table-cell office:value-type="float" office:value="6512">
                <text:p>6512</text:p>
              </table:table-cell>
              <table:table-cell office:value-type="float" office:value="-81127">
                <text:p>-81127</text:p>
              </table:table-cell>
              <table:table-cell office:value-type="float" office:value="17112">
                <text:p>17112</text:p>
              </table:table-cell>
              <table:table-cell office:value-type="float" office:value="1.29760003089905">
                <text:p>1.29760003089905</text:p>
              </table:table-cell>
            </table:table-row>
            <table:table-row>
              <table:table-cell office:value-type="string">
                <text:p>20121127</text:p>
              </table:table-cell>
              <table:table-cell office:value-type="float" office:value="57912">
                <text:p>57912</text:p>
              </table:table-cell>
              <table:table-cell office:value-type="float" office:value="3815">
                <text:p>3815</text:p>
              </table:table-cell>
              <table:table-cell office:value-type="float" office:value="-61367">
                <text:p>-61367</text:p>
              </table:table-cell>
              <table:table-cell office:value-type="float" office:value="12479">
                <text:p>12479</text:p>
              </table:table-cell>
              <table:table-cell office:value-type="float" office:value="1.2985999584198">
                <text:p>1.2985999584198</text:p>
              </table:table-cell>
            </table:table-row>
            <table:table-row>
              <table:table-cell office:value-type="string">
                <text:p>20121204</text:p>
              </table:table-cell>
              <table:table-cell office:value-type="float" office:value="23223">
                <text:p>23223</text:p>
              </table:table-cell>
              <table:table-cell office:value-type="float" office:value="7062">
                <text:p>7062</text:p>
              </table:table-cell>
              <table:table-cell office:value-type="float" office:value="-36878">
                <text:p>-36878</text:p>
              </table:table-cell>
              <table:table-cell office:value-type="float" office:value="13482">
                <text:p>13482</text:p>
              </table:table-cell>
              <table:table-cell office:value-type="float" office:value="1.29270005226135">
                <text:p>1.29270005226135</text:p>
              </table:table-cell>
            </table:table-row>
            <table:table-row>
              <table:table-cell office:value-type="string">
                <text:p>20121211</text:p>
              </table:table-cell>
              <table:table-cell office:value-type="float" office:value="10486">
                <text:p>10486</text:p>
              </table:table-cell>
              <table:table-cell office:value-type="float" office:value="3026">
                <text:p>3026</text:p>
              </table:table-cell>
              <table:table-cell office:value-type="float" office:value="-29846">
                <text:p>-29846</text:p>
              </table:table-cell>
              <table:table-cell office:value-type="float" office:value="19309">
                <text:p>19309</text:p>
              </table:table-cell>
              <table:table-cell office:value-type="float" office:value="1.31630003452301">
                <text:p>1.31630003452301</text:p>
              </table:table-cell>
            </table:table-row>
            <table:table-row>
              <table:table-cell office:value-type="string">
                <text:p>20121218</text:p>
              </table:table-cell>
              <table:table-cell office:value-type="float" office:value="-5422">
                <text:p>-5422</text:p>
              </table:table-cell>
              <table:table-cell office:value-type="float" office:value="5022">
                <text:p>5022</text:p>
              </table:table-cell>
              <table:table-cell office:value-type="float" office:value="-4303">
                <text:p>-4303</text:p>
              </table:table-cell>
              <table:table-cell office:value-type="float" office:value="2718">
                <text:p>2718</text:p>
              </table:table-cell>
              <table:table-cell office:value-type="float" office:value="1.31879997253418">
                <text:p>1.31879997253418</text:p>
              </table:table-cell>
            </table:table-row>
            <table:table-row>
              <table:table-cell office:value-type="string">
                <text:p>20121224</text:p>
              </table:table-cell>
              <table:table-cell office:value-type="float" office:value="-17875">
                <text:p>-17875</text:p>
              </table:table-cell>
              <table:table-cell office:value-type="float" office:value="4452">
                <text:p>4452</text:p>
              </table:table-cell>
              <table:table-cell office:value-type="float" office:value="1700">
                <text:p>1700</text:p>
              </table:table-cell>
              <table:table-cell office:value-type="float" office:value="5104">
                <text:p>5104</text:p>
              </table:table-cell>
              <table:table-cell office:value-type="float" office:value="1.32159996032715">
                <text:p>1.32159996032715</text:p>
              </table:table-cell>
            </table:table-row>
            <table:table-row>
              <table:table-cell office:value-type="string">
                <text:p>20121231</text:p>
              </table:table-cell>
              <table:table-cell office:value-type="float" office:value="-23893">
                <text:p>-23893</text:p>
              </table:table-cell>
              <table:table-cell office:value-type="float" office:value="4696">
                <text:p>4696</text:p>
              </table:table-cell>
              <table:table-cell office:value-type="float" office:value="8875">
                <text:p>8875</text:p>
              </table:table-cell>
              <table:table-cell office:value-type="float" office:value="4858">
                <text:p>4858</text:p>
              </table:table-cell>
              <table:table-cell office:value-type="float" office:value="1.30690002441406">
                <text:p>1.30690002441406</text:p>
              </table:table-cell>
            </table:table-row>
            <table:table-row>
              <table:table-cell office:value-type="string">
                <text:p>20130108</text:p>
              </table:table-cell>
              <table:table-cell office:value-type="float" office:value="-3967">
                <text:p>-3967</text:p>
              </table:table-cell>
              <table:table-cell office:value-type="float" office:value="9120">
                <text:p>9120</text:p>
              </table:table-cell>
              <table:table-cell office:value-type="float" office:value="-8427">
                <text:p>-8427</text:p>
              </table:table-cell>
              <table:table-cell office:value-type="float" office:value="4711">
                <text:p>4711</text:p>
              </table:table-cell>
              <table:table-cell office:value-type="float" office:value="1.33440005779266">
                <text:p>1.33440005779266</text:p>
              </table:table-cell>
            </table:table-row>
            <table:table-row>
              <table:table-cell office:value-type="string">
                <text:p>20130115</text:p>
              </table:table-cell>
              <table:table-cell office:value-type="float" office:value="-24086">
                <text:p>-24086</text:p>
              </table:table-cell>
              <table:table-cell office:value-type="float" office:value="9154">
                <text:p>9154</text:p>
              </table:table-cell>
              <table:table-cell office:value-type="float" office:value="3820">
                <text:p>3820</text:p>
              </table:table-cell>
              <table:table-cell office:value-type="float" office:value="3362">
                <text:p>3362</text:p>
              </table:table-cell>
              <table:table-cell office:value-type="float" office:value="1.3319000005722">
                <text:p>1.3319000005722</text:p>
              </table:table-cell>
            </table:table-row>
            <table:table-row>
              <table:table-cell office:value-type="string">
                <text:p>20130122</text:p>
              </table:table-cell>
              <table:table-cell office:value-type="float" office:value="-41528">
                <text:p>-41528</text:p>
              </table:table-cell>
              <table:table-cell office:value-type="float" office:value="14232">
                <text:p>14232</text:p>
              </table:table-cell>
              <table:table-cell office:value-type="float" office:value="14252">
                <text:p>14252</text:p>
              </table:table-cell>
              <table:table-cell office:value-type="float" office:value="6777">
                <text:p>6777</text:p>
              </table:table-cell>
              <table:table-cell office:value-type="float" office:value="1.34619998931885">
                <text:p>1.34619998931885</text:p>
              </table:table-cell>
            </table:table-row>
            <table:table-row>
              <table:table-cell office:value-type="string">
                <text:p>20130129</text:p>
              </table:table-cell>
              <table:table-cell office:value-type="float" office:value="-51616">
                <text:p>-51616</text:p>
              </table:table-cell>
              <table:table-cell office:value-type="float" office:value="19166">
                <text:p>19166</text:p>
              </table:table-cell>
              <table:table-cell office:value-type="float" office:value="17395">
                <text:p>17395</text:p>
              </table:table-cell>
              <table:table-cell office:value-type="float" office:value="7084">
                <text:p>7084</text:p>
              </table:table-cell>
              <table:table-cell office:value-type="float" office:value="1.3639999628067">
                <text:p>1.3639999628067</text:p>
              </table:table-cell>
            </table:table-row>
            <table:table-row>
              <table:table-cell office:value-type="string">
                <text:p>20130205</text:p>
              </table:table-cell>
              <table:table-cell office:value-type="float" office:value="-65205">
                <text:p>-65205</text:p>
              </table:table-cell>
              <table:table-cell office:value-type="float" office:value="22275">
                <text:p>22275</text:p>
              </table:table-cell>
              <table:table-cell office:value-type="float" office:value="32973">
                <text:p>32973</text:p>
              </table:table-cell>
              <table:table-cell office:value-type="float" office:value="5199">
                <text:p>5199</text:p>
              </table:table-cell>
              <table:table-cell office:value-type="float" office:value="1.33650004863739">
                <text:p>1.33650004863739</text:p>
              </table:table-cell>
            </table:table-row>
            <table:table-row>
              <table:table-cell office:value-type="string">
                <text:p>20130212</text:p>
              </table:table-cell>
              <table:table-cell office:value-type="float" office:value="-55724">
                <text:p>-55724</text:p>
              </table:table-cell>
              <table:table-cell office:value-type="float" office:value="19299">
                <text:p>19299</text:p>
              </table:table-cell>
              <table:table-cell office:value-type="float" office:value="21445">
                <text:p>21445</text:p>
              </table:table-cell>
              <table:table-cell office:value-type="float" office:value="5932">
                <text:p>5932</text:p>
              </table:table-cell>
              <table:table-cell office:value-type="float" office:value="1.33630001544952">
                <text:p>1.33630001544952</text:p>
              </table:table-cell>
            </table:table-row>
            <table:table-row>
              <table:table-cell office:value-type="string">
                <text:p>20130219</text:p>
              </table:table-cell>
              <table:table-cell office:value-type="float" office:value="-47412">
                <text:p>-47412</text:p>
              </table:table-cell>
              <table:table-cell office:value-type="float" office:value="19259">
                <text:p>19259</text:p>
              </table:table-cell>
              <table:table-cell office:value-type="float" office:value="15717">
                <text:p>15717</text:p>
              </table:table-cell>
              <table:table-cell office:value-type="float" office:value="5241">
                <text:p>5241</text:p>
              </table:table-cell>
              <table:table-cell office:value-type="float" office:value="1.31900000572205">
                <text:p>1.31900000572205</text:p>
              </table:table-cell>
            </table:table-row>
            <table:table-row>
              <table:table-cell office:value-type="string">
                <text:p>20130226</text:p>
              </table:table-cell>
              <table:table-cell office:value-type="float" office:value="-16841">
                <text:p>-16841</text:p>
              </table:table-cell>
              <table:table-cell office:value-type="float" office:value="10572">
                <text:p>10572</text:p>
              </table:table-cell>
              <table:table-cell office:value-type="float" office:value="-2140">
                <text:p>-2140</text:p>
              </table:table-cell>
              <table:table-cell office:value-type="float" office:value="7046">
                <text:p>7046</text:p>
              </table:table-cell>
              <table:table-cell office:value-type="float" office:value="1.30219995975494">
                <text:p>1.30219995975494</text:p>
              </table:table-cell>
            </table:table-row>
            <table:table-row>
              <table:table-cell office:value-type="string">
                <text:p>20130305</text:p>
              </table:table-cell>
              <table:table-cell office:value-type="float" office:value="22158">
                <text:p>22158</text:p>
              </table:table-cell>
              <table:table-cell office:value-type="float" office:value="6010">
                <text:p>6010</text:p>
              </table:table-cell>
              <table:table-cell office:value-type="float" office:value="-25667">
                <text:p>-25667</text:p>
              </table:table-cell>
              <table:table-cell office:value-type="float" office:value="9999">
                <text:p>9999</text:p>
              </table:table-cell>
              <table:table-cell office:value-type="float" office:value="1.30060005187988">
                <text:p>1.30060005187988</text:p>
              </table:table-cell>
            </table:table-row>
            <table:table-row>
              <table:table-cell office:value-type="string">
                <text:p>20130312</text:p>
              </table:table-cell>
              <table:table-cell office:value-type="float" office:value="23057">
                <text:p>23057</text:p>
              </table:table-cell>
              <table:table-cell office:value-type="float" office:value="6834">
                <text:p>6834</text:p>
              </table:table-cell>
              <table:table-cell office:value-type="float" office:value="-24246">
                <text:p>-24246</text:p>
              </table:table-cell>
              <table:table-cell office:value-type="float" office:value="5488">
                <text:p>5488</text:p>
              </table:table-cell>
              <table:table-cell office:value-type="float" office:value="1.3076000213623">
                <text:p>1.3076000213623</text:p>
              </table:table-cell>
            </table:table-row>
            <table:table-row>
              <table:table-cell office:value-type="string">
                <text:p>20130319</text:p>
              </table:table-cell>
              <table:table-cell office:value-type="float" office:value="43668">
                <text:p>43668</text:p>
              </table:table-cell>
              <table:table-cell office:value-type="float" office:value="-2834">
                <text:p>-2834</text:p>
              </table:table-cell>
              <table:table-cell office:value-type="float" office:value="-36676">
                <text:p>-36676</text:p>
              </table:table-cell>
              <table:table-cell office:value-type="float" office:value="9120">
                <text:p>9120</text:p>
              </table:table-cell>
              <table:table-cell office:value-type="float" office:value="1.29879999160767">
                <text:p>1.29879999160767</text:p>
              </table:table-cell>
            </table:table-row>
            <table:table-row>
              <table:table-cell office:value-type="string">
                <text:p>20130326</text:p>
              </table:table-cell>
              <table:table-cell office:value-type="float" office:value="55028">
                <text:p>55028</text:p>
              </table:table-cell>
              <table:table-cell office:value-type="float" office:value="-9707">
                <text:p>-9707</text:p>
              </table:table-cell>
              <table:table-cell office:value-type="float" office:value="-43807">
                <text:p>-43807</text:p>
              </table:table-cell>
              <table:table-cell office:value-type="float" office:value="11874">
                <text:p>11874</text:p>
              </table:table-cell>
              <table:table-cell office:value-type="float" office:value="1.28199994564056">
                <text:p>1.28199994564056</text:p>
              </table:table-cell>
            </table:table-row>
            <table:table-row>
              <table:table-cell office:value-type="string">
                <text:p>20130402</text:p>
              </table:table-cell>
              <table:table-cell office:value-type="float" office:value="80882">
                <text:p>80882</text:p>
              </table:table-cell>
              <table:table-cell office:value-type="float" office:value="-18736">
                <text:p>-18736</text:p>
              </table:table-cell>
              <table:table-cell office:value-type="float" office:value="-54743">
                <text:p>-54743</text:p>
              </table:table-cell>
              <table:table-cell office:value-type="float" office:value="11115">
                <text:p>11115</text:p>
              </table:table-cell>
              <table:table-cell office:value-type="float" office:value="1.29900002479553">
                <text:p>1.29900002479553</text:p>
              </table:table-cell>
            </table:table-row>
            <table:table-row>
              <table:table-cell office:value-type="string">
                <text:p>20130409</text:p>
              </table:table-cell>
              <table:table-cell office:value-type="float" office:value="72530">
                <text:p>72530</text:p>
              </table:table-cell>
              <table:table-cell office:value-type="float" office:value="-20672">
                <text:p>-20672</text:p>
              </table:table-cell>
              <table:table-cell office:value-type="float" office:value="-49961">
                <text:p>-49961</text:p>
              </table:table-cell>
              <table:table-cell office:value-type="float" office:value="16451">
                <text:p>16451</text:p>
              </table:table-cell>
              <table:table-cell office:value-type="float" office:value="1.31120002269745">
                <text:p>1.31120002269745</text:p>
              </table:table-cell>
            </table:table-row>
            <table:table-row>
              <table:table-cell office:value-type="string">
                <text:p>20130416</text:p>
              </table:table-cell>
              <table:table-cell office:value-type="float" office:value="48857">
                <text:p>48857</text:p>
              </table:table-cell>
              <table:table-cell office:value-type="float" office:value="-21575">
                <text:p>-21575</text:p>
              </table:table-cell>
              <table:table-cell office:value-type="float" office:value="-26487">
                <text:p>-26487</text:p>
              </table:table-cell>
              <table:table-cell office:value-type="float" office:value="13955">
                <text:p>13955</text:p>
              </table:table-cell>
              <table:table-cell office:value-type="float" office:value="1.30519998073578">
                <text:p>1.30519998073578</text:p>
              </table:table-cell>
            </table:table-row>
            <table:table-row>
              <table:table-cell office:value-type="string">
                <text:p>20130423</text:p>
              </table:table-cell>
              <table:table-cell office:value-type="float" office:value="50764">
                <text:p>50764</text:p>
              </table:table-cell>
              <table:table-cell office:value-type="float" office:value="-21308">
                <text:p>-21308</text:p>
              </table:table-cell>
              <table:table-cell office:value-type="float" office:value="-29296">
                <text:p>-29296</text:p>
              </table:table-cell>
              <table:table-cell office:value-type="float" office:value="15198">
                <text:p>15198</text:p>
              </table:table-cell>
              <table:table-cell office:value-type="float" office:value="1.30280005931854">
                <text:p>1.30280005931854</text:p>
              </table:table-cell>
            </table:table-row>
            <table:table-row>
              <table:table-cell office:value-type="string">
                <text:p>20130430</text:p>
              </table:table-cell>
              <table:table-cell office:value-type="float" office:value="35802">
                <text:p>35802</text:p>
              </table:table-cell>
              <table:table-cell office:value-type="float" office:value="-18054">
                <text:p>-18054</text:p>
              </table:table-cell>
              <table:table-cell office:value-type="float" office:value="-25943">
                <text:p>-25943</text:p>
              </table:table-cell>
              <table:table-cell office:value-type="float" office:value="14217">
                <text:p>14217</text:p>
              </table:table-cell>
              <table:table-cell office:value-type="float" office:value="1.31149995326996">
                <text:p>1.31149995326996</text:p>
              </table:table-cell>
            </table:table-row>
            <table:table-row>
              <table:table-cell office:value-type="string">
                <text:p>20130507</text:p>
              </table:table-cell>
              <table:table-cell office:value-type="float" office:value="32380">
                <text:p>32380</text:p>
              </table:table-cell>
              <table:table-cell office:value-type="float" office:value="-16574">
                <text:p>-16574</text:p>
              </table:table-cell>
              <table:table-cell office:value-type="float" office:value="-26396">
                <text:p>-26396</text:p>
              </table:table-cell>
              <table:table-cell office:value-type="float" office:value="23173">
                <text:p>23173</text:p>
              </table:table-cell>
              <table:table-cell office:value-type="float" office:value="1.29929995536804">
                <text:p>1.29929995536804</text:p>
              </table:table-cell>
            </table:table-row>
            <table:table-row>
              <table:table-cell office:value-type="string">
                <text:p>20130514</text:p>
              </table:table-cell>
              <table:table-cell office:value-type="float" office:value="53149">
                <text:p>53149</text:p>
              </table:table-cell>
              <table:table-cell office:value-type="float" office:value="-20218">
                <text:p>-20218</text:p>
              </table:table-cell>
              <table:table-cell office:value-type="float" office:value="-36776">
                <text:p>-36776</text:p>
              </table:table-cell>
              <table:table-cell office:value-type="float" office:value="23770">
                <text:p>23770</text:p>
              </table:table-cell>
              <table:table-cell office:value-type="float" office:value="1.28390002250671">
                <text:p>1.28390002250671</text:p>
              </table:table-cell>
            </table:table-row>
            <table:table-row>
              <table:table-cell office:value-type="string">
                <text:p>20130521</text:p>
              </table:table-cell>
              <table:table-cell office:value-type="float" office:value="77840">
                <text:p>77840</text:p>
              </table:table-cell>
              <table:table-cell office:value-type="float" office:value="-12073">
                <text:p>-12073</text:p>
              </table:table-cell>
              <table:table-cell office:value-type="float" office:value="-68776">
                <text:p>-68776</text:p>
              </table:table-cell>
              <table:table-cell office:value-type="float" office:value="30206">
                <text:p>30206</text:p>
              </table:table-cell>
              <table:table-cell office:value-type="float" office:value="1.29320001602173">
                <text:p>1.29320001602173</text:p>
              </table:table-cell>
            </table:table-row>
            <table:table-row>
              <table:table-cell office:value-type="string">
                <text:p>20130528</text:p>
              </table:table-cell>
              <table:table-cell office:value-type="float" office:value="80937">
                <text:p>80937</text:p>
              </table:table-cell>
              <table:table-cell office:value-type="float" office:value="-15815">
                <text:p>-15815</text:p>
              </table:table-cell>
              <table:table-cell office:value-type="float" office:value="-69201">
                <text:p>-69201</text:p>
              </table:table-cell>
              <table:table-cell office:value-type="float" office:value="30013">
                <text:p>30013</text:p>
              </table:table-cell>
              <table:table-cell office:value-type="float" office:value="1.29990005493164">
                <text:p>1.29990005493164</text:p>
              </table:table-cell>
            </table:table-row>
            <table:table-row>
              <table:table-cell office:value-type="string">
                <text:p>20130604</text:p>
              </table:table-cell>
              <table:table-cell office:value-type="float" office:value="52097">
                <text:p>52097</text:p>
              </table:table-cell>
              <table:table-cell office:value-type="float" office:value="-17198">
                <text:p>-17198</text:p>
              </table:table-cell>
              <table:table-cell office:value-type="float" office:value="-41409">
                <text:p>-41409</text:p>
              </table:table-cell>
              <table:table-cell office:value-type="float" office:value="25443">
                <text:p>25443</text:p>
              </table:table-cell>
              <table:table-cell office:value-type="float" office:value="1.32229995727539">
                <text:p>1.32229995727539</text:p>
              </table:table-cell>
            </table:table-row>
            <table:table-row>
              <table:table-cell office:value-type="string">
                <text:p>20130611</text:p>
              </table:table-cell>
              <table:table-cell office:value-type="float" office:value="7400">
                <text:p>7400</text:p>
              </table:table-cell>
              <table:table-cell office:value-type="float" office:value="-16664">
                <text:p>-16664</text:p>
              </table:table-cell>
              <table:table-cell office:value-type="float" office:value="-2145">
                <text:p>-2145</text:p>
              </table:table-cell>
              <table:table-cell office:value-type="float" office:value="25784">
                <text:p>25784</text:p>
              </table:table-cell>
              <table:table-cell office:value-type="float" office:value="1.33469998836517">
                <text:p>1.33469998836517</text:p>
              </table:table-cell>
            </table:table-row>
            <table:table-row>
              <table:table-cell office:value-type="string">
                <text:p>20130618</text:p>
              </table:table-cell>
              <table:table-cell office:value-type="float" office:value="-3393">
                <text:p>-3393</text:p>
              </table:table-cell>
              <table:table-cell office:value-type="float" office:value="-18339">
                <text:p>-18339</text:p>
              </table:table-cell>
              <table:table-cell office:value-type="float" office:value="23865">
                <text:p>23865</text:p>
              </table:table-cell>
              <table:table-cell office:value-type="float" office:value="2051">
                <text:p>2051</text:p>
              </table:table-cell>
              <table:table-cell office:value-type="float" office:value="1.31229996681213">
                <text:p>1.31229996681213</text:p>
              </table:table-cell>
            </table:table-row>
            <table:table-row>
              <table:table-cell office:value-type="string">
                <text:p>20130625</text:p>
              </table:table-cell>
              <table:table-cell office:value-type="float" office:value="-4496">
                <text:p>-4496</text:p>
              </table:table-cell>
              <table:table-cell office:value-type="float" office:value="-24272">
                <text:p>-24272</text:p>
              </table:table-cell>
              <table:table-cell office:value-type="float" office:value="25046">
                <text:p>25046</text:p>
              </table:table-cell>
              <table:table-cell office:value-type="float" office:value="4929">
                <text:p>4929</text:p>
              </table:table-cell>
              <table:table-cell office:value-type="float" office:value="1.30099999904633">
                <text:p>1.30099999904633</text:p>
              </table:table-cell>
            </table:table-row>
            <table:table-row>
              <table:table-cell office:value-type="string">
                <text:p>20130702</text:p>
              </table:table-cell>
              <table:table-cell office:value-type="float" office:value="33575">
                <text:p>33575</text:p>
              </table:table-cell>
              <table:table-cell office:value-type="float" office:value="-22649">
                <text:p>-22649</text:p>
              </table:table-cell>
              <table:table-cell office:value-type="float" office:value="-5486">
                <text:p>-5486</text:p>
              </table:table-cell>
              <table:table-cell office:value-type="float" office:value="5511">
                <text:p>5511</text:p>
              </table:table-cell>
              <table:table-cell office:value-type="float" office:value="1.28320002555847">
                <text:p>1.28320002555847</text:p>
              </table:table-cell>
            </table:table-row>
            <table:table-row>
              <table:table-cell office:value-type="string">
                <text:p>20130709</text:p>
              </table:table-cell>
              <table:table-cell office:value-type="float" office:value="63287">
                <text:p>63287</text:p>
              </table:table-cell>
              <table:table-cell office:value-type="float" office:value="-20713">
                <text:p>-20713</text:p>
              </table:table-cell>
              <table:table-cell office:value-type="float" office:value="-27316">
                <text:p>-27316</text:p>
              </table:table-cell>
              <table:table-cell office:value-type="float" office:value="6461">
                <text:p>6461</text:p>
              </table:table-cell>
              <table:table-cell office:value-type="float" office:value="1.30680000782013">
                <text:p>1.30680000782013</text:p>
              </table:table-cell>
            </table:table-row>
            <table:table-row>
              <table:table-cell office:value-type="string">
                <text:p>20130716</text:p>
              </table:table-cell>
              <table:table-cell office:value-type="float" office:value="58581">
                <text:p>58581</text:p>
              </table:table-cell>
              <table:table-cell office:value-type="float" office:value="-19641">
                <text:p>-19641</text:p>
              </table:table-cell>
              <table:table-cell office:value-type="float" office:value="-25278">
                <text:p>-25278</text:p>
              </table:table-cell>
              <table:table-cell office:value-type="float" office:value="9974">
                <text:p>9974</text:p>
              </table:table-cell>
              <table:table-cell office:value-type="float" office:value="1.31420004367828">
                <text:p>1.31420004367828</text:p>
              </table:table-cell>
            </table:table-row>
            <table:table-row>
              <table:table-cell office:value-type="string">
                <text:p>20130723</text:p>
              </table:table-cell>
              <table:table-cell office:value-type="float" office:value="44043">
                <text:p>44043</text:p>
              </table:table-cell>
              <table:table-cell office:value-type="float" office:value="-19853">
                <text:p>-19853</text:p>
              </table:table-cell>
              <table:table-cell office:value-type="float" office:value="-20663">
                <text:p>-20663</text:p>
              </table:table-cell>
              <table:table-cell office:value-type="float" office:value="9405">
                <text:p>9405</text:p>
              </table:table-cell>
              <table:table-cell office:value-type="float" office:value="1.32790005207062">
                <text:p>1.32790005207062</text:p>
              </table:table-cell>
            </table:table-row>
            <table:table-row>
              <table:table-cell office:value-type="string">
                <text:p>20130730</text:p>
              </table:table-cell>
              <table:table-cell office:value-type="float" office:value="29173">
                <text:p>29173</text:p>
              </table:table-cell>
              <table:table-cell office:value-type="float" office:value="-20686">
                <text:p>-20686</text:p>
              </table:table-cell>
              <table:table-cell office:value-type="float" office:value="-5557">
                <text:p>-5557</text:p>
              </table:table-cell>
              <table:table-cell office:value-type="float" office:value="12021">
                <text:p>12021</text:p>
              </table:table-cell>
              <table:table-cell office:value-type="float" office:value="1.32829999923706">
                <text:p>1.32829999923706</text:p>
              </table:table-cell>
            </table:table-row>
            <table:table-row>
              <table:table-cell office:value-type="string">
                <text:p>20130806</text:p>
              </table:table-cell>
              <table:table-cell office:value-type="float" office:value="14336">
                <text:p>14336</text:p>
              </table:table-cell>
              <table:table-cell office:value-type="float" office:value="-21962">
                <text:p>-21962</text:p>
              </table:table-cell>
              <table:table-cell office:value-type="float" office:value="8569">
                <text:p>8569</text:p>
              </table:table-cell>
              <table:table-cell office:value-type="float" office:value="9420">
                <text:p>9420</text:p>
              </table:table-cell>
              <table:table-cell office:value-type="float" office:value="1.33430004119873">
                <text:p>1.33430004119873</text:p>
              </table:table-cell>
            </table:table-row>
            <table:table-row>
              <table:table-cell office:value-type="string">
                <text:p>20130813</text:p>
              </table:table-cell>
              <table:table-cell office:value-type="float" office:value="9629">
                <text:p>9629</text:p>
              </table:table-cell>
              <table:table-cell office:value-type="float" office:value="-26370">
                <text:p>-26370</text:p>
              </table:table-cell>
              <table:table-cell office:value-type="float" office:value="21253">
                <text:p>21253</text:p>
              </table:table-cell>
              <table:table-cell office:value-type="float" office:value="9621">
                <text:p>9621</text:p>
              </table:table-cell>
              <table:table-cell office:value-type="float" office:value="1.33290004730225">
                <text:p>1.33290004730225</text:p>
              </table:table-cell>
            </table:table-row>
            <table:table-row>
              <table:table-cell office:value-type="string">
                <text:p>20130820</text:p>
              </table:table-cell>
              <table:table-cell office:value-type="float" office:value="-16189">
                <text:p>-16189</text:p>
              </table:table-cell>
              <table:table-cell office:value-type="float" office:value="-27639">
                <text:p>-27639</text:p>
              </table:table-cell>
              <table:table-cell office:value-type="float" office:value="39088">
                <text:p>39088</text:p>
              </table:table-cell>
              <table:table-cell office:value-type="float" office:value="10305">
                <text:p>10305</text:p>
              </table:table-cell>
              <table:table-cell office:value-type="float" office:value="1.33819997310638">
                <text:p>1.33819997310638</text:p>
              </table:table-cell>
            </table:table-row>
            <table:table-row>
              <table:table-cell office:value-type="string">
                <text:p>20130827</text:p>
              </table:table-cell>
              <table:table-cell office:value-type="float" office:value="-22030">
                <text:p>-22030</text:p>
              </table:table-cell>
              <table:table-cell office:value-type="float" office:value="-30062">
                <text:p>-30062</text:p>
              </table:table-cell>
              <table:table-cell office:value-type="float" office:value="42536">
                <text:p>42536</text:p>
              </table:table-cell>
              <table:table-cell office:value-type="float" office:value="13769">
                <text:p>13769</text:p>
              </table:table-cell>
              <table:table-cell office:value-type="float" office:value="1.32219994068146">
                <text:p>1.32219994068146</text:p>
              </table:table-cell>
            </table:table-row>
            <table:table-row>
              <table:table-cell office:value-type="string">
                <text:p>20130903</text:p>
              </table:table-cell>
              <table:table-cell office:value-type="float" office:value="7298">
                <text:p>7298</text:p>
              </table:table-cell>
              <table:table-cell office:value-type="float" office:value="-32429">
                <text:p>-32429</text:p>
              </table:table-cell>
              <table:table-cell office:value-type="float" office:value="22573">
                <text:p>22573</text:p>
              </table:table-cell>
              <table:table-cell office:value-type="float" office:value="16655">
                <text:p>16655</text:p>
              </table:table-cell>
              <table:table-cell office:value-type="float" office:value="1.317999958992">
                <text:p>1.317999958992</text:p>
              </table:table-cell>
            </table:table-row>
            <table:table-row>
              <table:table-cell office:value-type="string">
                <text:p>20130910</text:p>
              </table:table-cell>
              <table:table-cell office:value-type="float" office:value="14045">
                <text:p>14045</text:p>
              </table:table-cell>
              <table:table-cell office:value-type="float" office:value="-27380">
                <text:p>-27380</text:p>
              </table:table-cell>
              <table:table-cell office:value-type="float" office:value="9710">
                <text:p>9710</text:p>
              </table:table-cell>
              <table:table-cell office:value-type="float" office:value="15865">
                <text:p>15865</text:p>
              </table:table-cell>
              <table:table-cell office:value-type="float" office:value="1.32939994335175">
                <text:p>1.32939994335175</text:p>
              </table:table-cell>
            </table:table-row>
            <table:table-row>
              <table:table-cell office:value-type="string">
                <text:p>20130917</text:p>
              </table:table-cell>
              <table:table-cell office:value-type="float" office:value="-8283">
                <text:p>-8283</text:p>
              </table:table-cell>
              <table:table-cell office:value-type="float" office:value="-25511">
                <text:p>-25511</text:p>
              </table:table-cell>
              <table:table-cell office:value-type="float" office:value="40381">
                <text:p>40381</text:p>
              </table:table-cell>
              <table:table-cell office:value-type="float" office:value="4854">
                <text:p>4854</text:p>
              </table:table-cell>
              <table:table-cell office:value-type="float" office:value="1.35239994525909">
                <text:p>1.35239994525909</text:p>
              </table:table-cell>
            </table:table-row>
            <table:table-row>
              <table:table-cell office:value-type="string">
                <text:p>20130924</text:p>
              </table:table-cell>
              <table:table-cell office:value-type="float" office:value="-60694">
                <text:p>-60694</text:p>
              </table:table-cell>
              <table:table-cell office:value-type="float" office:value="-21286">
                <text:p>-21286</text:p>
              </table:table-cell>
              <table:table-cell office:value-type="float" office:value="78619">
                <text:p>78619</text:p>
              </table:table-cell>
              <table:table-cell office:value-type="float" office:value="3049">
                <text:p>3049</text:p>
              </table:table-cell>
              <table:table-cell office:value-type="float" office:value="1.35220003128052">
                <text:p>1.35220003128052</text:p>
              </table:table-cell>
            </table:table-row>
            <table:table-row>
              <table:table-cell office:value-type="string">
                <text:p>20131001</text:p>
              </table:table-cell>
              <table:table-cell office:value-type="float" office:value="-64808">
                <text:p>-64808</text:p>
              </table:table-cell>
              <table:table-cell office:value-type="float" office:value="-18536">
                <text:p>-18536</text:p>
              </table:table-cell>
              <table:table-cell office:value-type="float" office:value="80504">
                <text:p>80504</text:p>
              </table:table-cell>
              <table:table-cell office:value-type="float" office:value="4253">
                <text:p>4253</text:p>
              </table:table-cell>
              <table:table-cell office:value-type="float" office:value="1.35580003261566">
                <text:p>1.35580003261566</text:p>
              </table:table-cell>
            </table:table-row>
            <table:table-row>
              <table:table-cell office:value-type="string">
                <text:p>20131008</text:p>
              </table:table-cell>
              <table:table-cell office:value-type="float" office:value="-64324">
                <text:p>-64324</text:p>
              </table:table-cell>
              <table:table-cell office:value-type="float" office:value="-20957">
                <text:p>-20957</text:p>
              </table:table-cell>
              <table:table-cell office:value-type="float" office:value="86055">
                <text:p>86055</text:p>
              </table:table-cell>
              <table:table-cell office:value-type="float" office:value="2236">
                <text:p>2236</text:p>
              </table:table-cell>
              <table:table-cell office:value-type="float" office:value="1.35420000553131">
                <text:p>1.35420000553131</text:p>
              </table:table-cell>
            </table:table-row>
            <table:table-row>
              <table:table-cell office:value-type="string">
                <text:p>20131015</text:p>
              </table:table-cell>
              <table:table-cell office:value-type="float" office:value="-57268">
                <text:p>-57268</text:p>
              </table:table-cell>
              <table:table-cell office:value-type="float" office:value="-15873">
                <text:p>-15873</text:p>
              </table:table-cell>
              <table:table-cell office:value-type="float" office:value="75719">
                <text:p>75719</text:p>
              </table:table-cell>
              <table:table-cell office:value-type="float" office:value="3438">
                <text:p>3438</text:p>
              </table:table-cell>
              <table:table-cell office:value-type="float" office:value="1.36849999427795">
                <text:p>1.36849999427795</text:p>
              </table:table-cell>
            </table:table-row>
            <table:table-row>
              <table:table-cell office:value-type="string">
                <text:p>20131022</text:p>
              </table:table-cell>
              <table:table-cell office:value-type="float" office:value="-75318">
                <text:p>-75318</text:p>
              </table:table-cell>
              <table:table-cell office:value-type="float" office:value="-7999">
                <text:p>-7999</text:p>
              </table:table-cell>
              <table:table-cell office:value-type="float" office:value="81191">
                <text:p>81191</text:p>
              </table:table-cell>
              <table:table-cell office:value-type="float" office:value="3960">
                <text:p>3960</text:p>
              </table:table-cell>
              <table:table-cell office:value-type="float" office:value="1.380499958992">
                <text:p>1.380499958992</text:p>
              </table:table-cell>
            </table:table-row>
            <table:table-row>
              <table:table-cell office:value-type="string">
                <text:p>20131029</text:p>
              </table:table-cell>
              <table:table-cell office:value-type="float" office:value="-74054">
                <text:p>-74054</text:p>
              </table:table-cell>
              <table:table-cell office:value-type="float" office:value="-9359">
                <text:p>-9359</text:p>
              </table:table-cell>
              <table:table-cell office:value-type="float" office:value="78554">
                <text:p>78554</text:p>
              </table:table-cell>
              <table:table-cell office:value-type="float" office:value="6598">
                <text:p>6598</text:p>
              </table:table-cell>
              <table:table-cell office:value-type="float" office:value="1.34870004653931">
                <text:p>1.34870004653931</text:p>
              </table:table-cell>
            </table:table-row>
            <table:table-row>
              <table:table-cell office:value-type="string">
                <text:p>20131105</text:p>
              </table:table-cell>
              <table:table-cell office:value-type="float" office:value="-35349">
                <text:p>-35349</text:p>
              </table:table-cell>
              <table:table-cell office:value-type="float" office:value="-14783">
                <text:p>-14783</text:p>
              </table:table-cell>
              <table:table-cell office:value-type="float" office:value="43576">
                <text:p>43576</text:p>
              </table:table-cell>
              <table:table-cell office:value-type="float" office:value="8046">
                <text:p>8046</text:p>
              </table:table-cell>
              <table:table-cell office:value-type="float" office:value="1.3371000289917">
                <text:p>1.3371000289917</text:p>
              </table:table-cell>
            </table:table-row>
            <table:table-row>
              <table:table-cell office:value-type="string">
                <text:p>20131112</text:p>
              </table:table-cell>
              <table:table-cell office:value-type="float" office:value="308">
                <text:p>308</text:p>
              </table:table-cell>
              <table:table-cell office:value-type="float" office:value="-16066">
                <text:p>-16066</text:p>
              </table:table-cell>
              <table:table-cell office:value-type="float" office:value="29257">
                <text:p>29257</text:p>
              </table:table-cell>
              <table:table-cell office:value-type="float" office:value="7332">
                <text:p>7332</text:p>
              </table:table-cell>
              <table:table-cell office:value-type="float" office:value="1.34949994087219">
                <text:p>1.34949994087219</text:p>
              </table:table-cell>
            </table:table-row>
            <table:table-row>
              <table:table-cell office:value-type="string">
                <text:p>20131119</text:p>
              </table:table-cell>
              <table:table-cell office:value-type="float" office:value="3762">
                <text:p>3762</text:p>
              </table:table-cell>
              <table:table-cell office:value-type="float" office:value="-17288">
                <text:p>-17288</text:p>
              </table:table-cell>
              <table:table-cell office:value-type="float" office:value="27113">
                <text:p>27113</text:p>
              </table:table-cell>
              <table:table-cell office:value-type="float" office:value="5214">
                <text:p>5214</text:p>
              </table:table-cell>
              <table:table-cell office:value-type="float" office:value="1.35580003261566">
                <text:p>1.35580003261566</text:p>
              </table:table-cell>
            </table:table-row>
            <table:table-row>
              <table:table-cell office:value-type="string">
                <text:p>20131126</text:p>
              </table:table-cell>
              <table:table-cell office:value-type="float" office:value="23173">
                <text:p>23173</text:p>
              </table:table-cell>
              <table:table-cell office:value-type="float" office:value="-16181">
                <text:p>-16181</text:p>
              </table:table-cell>
              <table:table-cell office:value-type="float" office:value="13583">
                <text:p>13583</text:p>
              </table:table-cell>
              <table:table-cell office:value-type="float" office:value="-8">
                <text:p>-8</text:p>
              </table:table-cell>
              <table:table-cell office:value-type="float" office:value="1.35899996757507">
                <text:p>1.35899996757507</text:p>
              </table:table-cell>
            </table:table-row>
            <table:table-row>
              <table:table-cell office:value-type="string">
                <text:p>20131203</text:p>
              </table:table-cell>
              <table:table-cell office:value-type="float" office:value="14107">
                <text:p>14107</text:p>
              </table:table-cell>
              <table:table-cell office:value-type="float" office:value="-17655">
                <text:p>-17655</text:p>
              </table:table-cell>
              <table:table-cell office:value-type="float" office:value="24146">
                <text:p>24146</text:p>
              </table:table-cell>
              <table:table-cell office:value-type="float" office:value="-717">
                <text:p>-717</text:p>
              </table:table-cell>
              <table:table-cell office:value-type="float" office:value="1.37059998512268">
                <text:p>1.37059998512268</text:p>
              </table:table-cell>
            </table:table-row>
            <table:table-row>
              <table:table-cell office:value-type="string">
                <text:p>20131210</text:p>
              </table:table-cell>
              <table:table-cell office:value-type="float" office:value="6558">
                <text:p>6558</text:p>
              </table:table-cell>
              <table:table-cell office:value-type="float" office:value="-20132">
                <text:p>-20132</text:p>
              </table:table-cell>
              <table:table-cell office:value-type="float" office:value="36556">
                <text:p>36556</text:p>
              </table:table-cell>
              <table:table-cell office:value-type="float" office:value="-4351">
                <text:p>-4351</text:p>
              </table:table-cell>
              <table:table-cell office:value-type="float" office:value="1.37430000305176">
                <text:p>1.37430000305176</text:p>
              </table:table-cell>
            </table:table-row>
            <table:table-row>
              <table:table-cell office:value-type="string">
                <text:p>20131217</text:p>
              </table:table-cell>
              <table:table-cell office:value-type="float" office:value="-499">
                <text:p>-499</text:p>
              </table:table-cell>
              <table:table-cell office:value-type="float" office:value="-23697">
                <text:p>-23697</text:p>
              </table:table-cell>
              <table:table-cell office:value-type="float" office:value="49618">
                <text:p>49618</text:p>
              </table:table-cell>
              <table:table-cell office:value-type="float" office:value="-11952">
                <text:p>-11952</text:p>
              </table:table-cell>
              <table:table-cell office:value-type="float" office:value="1.3672000169754">
                <text:p>1.3672000169754</text:p>
              </table:table-cell>
            </table:table-row>
            <table:table-row>
              <table:table-cell office:value-type="string">
                <text:p>20131224</text:p>
              </table:table-cell>
              <table:table-cell office:value-type="float" office:value="-4868">
                <text:p>-4868</text:p>
              </table:table-cell>
              <table:table-cell office:value-type="float" office:value="-27462">
                <text:p>-27462</text:p>
              </table:table-cell>
              <table:table-cell office:value-type="float" office:value="54002">
                <text:p>54002</text:p>
              </table:table-cell>
              <table:table-cell office:value-type="float" office:value="-9209">
                <text:p>-9209</text:p>
              </table:table-cell>
              <table:table-cell office:value-type="float" office:value="1.37419998645782">
                <text:p>1.37419998645782</text:p>
              </table:table-cell>
            </table:table-row>
            <table:table-row>
              <table:table-cell office:value-type="string">
                <text:p>20131231</text:p>
              </table:table-cell>
              <table:table-cell office:value-type="float" office:value="-2862">
                <text:p>-2862</text:p>
              </table:table-cell>
              <table:table-cell office:value-type="float" office:value="-27761">
                <text:p>-27761</text:p>
              </table:table-cell>
              <table:table-cell office:value-type="float" office:value="54356">
                <text:p>54356</text:p>
              </table:table-cell>
              <table:table-cell office:value-type="float" office:value="-13573">
                <text:p>-13573</text:p>
              </table:table-cell>
              <table:table-cell office:value-type="float" office:value="1.3588000535965">
                <text:p>1.3588000535965</text:p>
              </table:table-cell>
            </table:table-row>
            <table:table-row>
              <table:table-cell office:value-type="string">
                <text:p>20140107</text:p>
              </table:table-cell>
              <table:table-cell office:value-type="float" office:value="19692">
                <text:p>19692</text:p>
              </table:table-cell>
              <table:table-cell office:value-type="float" office:value="-27529">
                <text:p>-27529</text:p>
              </table:table-cell>
              <table:table-cell office:value-type="float" office:value="40869">
                <text:p>40869</text:p>
              </table:table-cell>
              <table:table-cell office:value-type="float" office:value="-12255">
                <text:p>-12255</text:p>
              </table:table-cell>
              <table:table-cell office:value-type="float" office:value="1.36699998378754">
                <text:p>1.36699998378754</text:p>
              </table:table-cell>
            </table:table-row>
            <table:table-row>
              <table:table-cell office:value-type="string">
                <text:p>20140114</text:p>
              </table:table-cell>
              <table:table-cell office:value-type="float" office:value="21804">
                <text:p>21804</text:p>
              </table:table-cell>
              <table:table-cell office:value-type="float" office:value="-24934">
                <text:p>-24934</text:p>
              </table:table-cell>
              <table:table-cell office:value-type="float" office:value="33682">
                <text:p>33682</text:p>
              </table:table-cell>
              <table:table-cell office:value-type="float" office:value="-12314">
                <text:p>-12314</text:p>
              </table:table-cell>
              <table:table-cell office:value-type="float" office:value="1.35409998893738">
                <text:p>1.35409998893738</text:p>
              </table:table-cell>
            </table:table-row>
            <table:table-row>
              <table:table-cell office:value-type="string">
                <text:p>20140121</text:p>
              </table:table-cell>
              <table:table-cell office:value-type="float" office:value="44819">
                <text:p>44819</text:p>
              </table:table-cell>
              <table:table-cell office:value-type="float" office:value="-25137">
                <text:p>-25137</text:p>
              </table:table-cell>
              <table:table-cell office:value-type="float" office:value="23325">
                <text:p>23325</text:p>
              </table:table-cell>
              <table:table-cell office:value-type="float" office:value="-11718">
                <text:p>-11718</text:p>
              </table:table-cell>
              <table:table-cell office:value-type="float" office:value="1.36779999732971">
                <text:p>1.36779999732971</text:p>
              </table:table-cell>
            </table:table-row>
            <table:table-row>
              <table:table-cell office:value-type="string">
                <text:p>20140128</text:p>
              </table:table-cell>
              <table:table-cell office:value-type="float" office:value="31843">
                <text:p>31843</text:p>
              </table:table-cell>
              <table:table-cell office:value-type="float" office:value="-29294">
                <text:p>-29294</text:p>
              </table:table-cell>
              <table:table-cell office:value-type="float" office:value="36957">
                <text:p>36957</text:p>
              </table:table-cell>
              <table:table-cell office:value-type="float" office:value="-16683">
                <text:p>-16683</text:p>
              </table:table-cell>
              <table:table-cell office:value-type="float" office:value="1.34870004653931">
                <text:p>1.34870004653931</text:p>
              </table:table-cell>
            </table:table-row>
            <table:table-row>
              <table:table-cell office:value-type="string">
                <text:p>20140204</text:p>
              </table:table-cell>
              <table:table-cell office:value-type="float" office:value="77189">
                <text:p>77189</text:p>
              </table:table-cell>
              <table:table-cell office:value-type="float" office:value="-40692">
                <text:p>-40692</text:p>
              </table:table-cell>
              <table:table-cell office:value-type="float" office:value="9649">
                <text:p>9649</text:p>
              </table:table-cell>
              <table:table-cell office:value-type="float" office:value="-18801">
                <text:p>-18801</text:p>
              </table:table-cell>
              <table:table-cell office:value-type="float" office:value="1.36349999904633">
                <text:p>1.36349999904633</text:p>
              </table:table-cell>
            </table:table-row>
            <table:table-row>
              <table:table-cell office:value-type="string">
                <text:p>20140211</text:p>
              </table:table-cell>
              <table:table-cell office:value-type="float" office:value="63209">
                <text:p>63209</text:p>
              </table:table-cell>
              <table:table-cell office:value-type="float" office:value="-39486">
                <text:p>-39486</text:p>
              </table:table-cell>
              <table:table-cell office:value-type="float" office:value="13792">
                <text:p>13792</text:p>
              </table:table-cell>
              <table:table-cell office:value-type="float" office:value="-19093">
                <text:p>-19093</text:p>
              </table:table-cell>
              <table:table-cell office:value-type="float" office:value="1.36930000782013">
                <text:p>1.36930000782013</text:p>
              </table:table-cell>
            </table:table-row>
            <table:table-row>
              <table:table-cell office:value-type="string">
                <text:p>20140218</text:p>
              </table:table-cell>
              <table:table-cell office:value-type="float" office:value="40173">
                <text:p>40173</text:p>
              </table:table-cell>
              <table:table-cell office:value-type="float" office:value="-37669">
                <text:p>-37669</text:p>
              </table:table-cell>
              <table:table-cell office:value-type="float" office:value="32244">
                <text:p>32244</text:p>
              </table:table-cell>
              <table:table-cell office:value-type="float" office:value="-19562">
                <text:p>-19562</text:p>
              </table:table-cell>
              <table:table-cell office:value-type="float" office:value="1.37399995326996">
                <text:p>1.37399995326996</text:p>
              </table:table-cell>
            </table:table-row>
            <table:table-row>
              <table:table-cell office:value-type="string">
                <text:p>20140225</text:p>
              </table:table-cell>
              <table:table-cell office:value-type="float" office:value="32794">
                <text:p>32794</text:p>
              </table:table-cell>
              <table:table-cell office:value-type="float" office:value="-38647">
                <text:p>-38647</text:p>
              </table:table-cell>
              <table:table-cell office:value-type="float" office:value="38089">
                <text:p>38089</text:p>
              </table:table-cell>
              <table:table-cell office:value-type="float" office:value="-18048">
                <text:p>-18048</text:p>
              </table:table-cell>
              <table:table-cell office:value-type="float" office:value="1.38030004501343">
                <text:p>1.38030004501343</text:p>
              </table:table-cell>
            </table:table-row>
            <table:table-row>
              <table:table-cell office:value-type="string">
                <text:p>20140304</text:p>
              </table:table-cell>
              <table:table-cell office:value-type="float" office:value="22801">
                <text:p>22801</text:p>
              </table:table-cell>
              <table:table-cell office:value-type="float" office:value="-41385">
                <text:p>-41385</text:p>
              </table:table-cell>
              <table:table-cell office:value-type="float" office:value="47748">
                <text:p>47748</text:p>
              </table:table-cell>
              <table:table-cell office:value-type="float" office:value="-16459">
                <text:p>-16459</text:p>
              </table:table-cell>
              <table:table-cell office:value-type="float" office:value="1.38779997825623">
                <text:p>1.38779997825623</text:p>
              </table:table-cell>
            </table:table-row>
            <table:table-row>
              <table:table-cell office:value-type="string">
                <text:p>20140311</text:p>
              </table:table-cell>
              <table:table-cell office:value-type="float" office:value="10176">
                <text:p>10176</text:p>
              </table:table-cell>
              <table:table-cell office:value-type="float" office:value="-46111">
                <text:p>-46111</text:p>
              </table:table-cell>
              <table:table-cell office:value-type="float" office:value="62905">
                <text:p>62905</text:p>
              </table:table-cell>
              <table:table-cell office:value-type="float" office:value="-12717">
                <text:p>-12717</text:p>
              </table:table-cell>
              <table:table-cell office:value-type="float" office:value="1.39139997959137">
                <text:p>1.39139997959137</text:p>
              </table:table-cell>
            </table:table-row>
            <table:table-row>
              <table:table-cell office:value-type="string">
                <text:p>20140318</text:p>
              </table:table-cell>
              <table:table-cell office:value-type="float" office:value="3013">
                <text:p>3013</text:p>
              </table:table-cell>
              <table:table-cell office:value-type="float" office:value="-50162">
                <text:p>-50162</text:p>
              </table:table-cell>
              <table:table-cell office:value-type="float" office:value="70287">
                <text:p>70287</text:p>
              </table:table-cell>
              <table:table-cell office:value-type="float" office:value="-8590">
                <text:p>-8590</text:p>
              </table:table-cell>
              <table:table-cell office:value-type="float" office:value="1.37940001487732">
                <text:p>1.37940001487732</text:p>
              </table:table-cell>
            </table:table-row>
            <table:table-row>
              <table:table-cell office:value-type="string">
                <text:p>20140325</text:p>
              </table:table-cell>
              <table:table-cell office:value-type="float" office:value="15918">
                <text:p>15918</text:p>
              </table:table-cell>
              <table:table-cell office:value-type="float" office:value="-50186">
                <text:p>-50186</text:p>
              </table:table-cell>
              <table:table-cell office:value-type="float" office:value="60003">
                <text:p>60003</text:p>
              </table:table-cell>
              <table:table-cell office:value-type="float" office:value="-9134">
                <text:p>-9134</text:p>
              </table:table-cell>
              <table:table-cell office:value-type="float" office:value="1.3753000497818">
                <text:p>1.3753000497818</text:p>
              </table:table-cell>
            </table:table-row>
            <table:table-row>
              <table:table-cell office:value-type="string">
                <text:p>20140401</text:p>
              </table:table-cell>
              <table:table-cell office:value-type="float" office:value="21470">
                <text:p>21470</text:p>
              </table:table-cell>
              <table:table-cell office:value-type="float" office:value="-49407">
                <text:p>-49407</text:p>
              </table:table-cell>
              <table:table-cell office:value-type="float" office:value="51965">
                <text:p>51965</text:p>
              </table:table-cell>
              <table:table-cell office:value-type="float" office:value="-5251">
                <text:p>-5251</text:p>
              </table:table-cell>
              <table:table-cell office:value-type="float" office:value="1.37030005455017">
                <text:p>1.37030005455017</text:p>
              </table:table-cell>
            </table:table-row>
            <table:table-row>
              <table:table-cell office:value-type="string">
                <text:p>20140408</text:p>
              </table:table-cell>
              <table:table-cell office:value-type="float" office:value="31326">
                <text:p>31326</text:p>
              </table:table-cell>
              <table:table-cell office:value-type="float" office:value="-47772">
                <text:p>-47772</text:p>
              </table:table-cell>
              <table:table-cell office:value-type="float" office:value="37464">
                <text:p>37464</text:p>
              </table:table-cell>
              <table:table-cell office:value-type="float" office:value="-3071">
                <text:p>-3071</text:p>
              </table:table-cell>
              <table:table-cell office:value-type="float" office:value="1.38849997520447">
                <text:p>1.38849997520447</text:p>
              </table:table-cell>
            </table:table-row>
            <table:table-row>
              <table:table-cell office:value-type="string">
                <text:p>20140415</text:p>
              </table:table-cell>
              <table:table-cell office:value-type="float" office:value="23442">
                <text:p>23442</text:p>
              </table:table-cell>
              <table:table-cell office:value-type="float" office:value="-47629">
                <text:p>-47629</text:p>
              </table:table-cell>
              <table:table-cell office:value-type="float" office:value="44820">
                <text:p>44820</text:p>
              </table:table-cell>
              <table:table-cell office:value-type="float" office:value="-2336">
                <text:p>-2336</text:p>
              </table:table-cell>
              <table:table-cell office:value-type="float" office:value="1.38150000572205">
                <text:p>1.38150000572205</text:p>
              </table:table-cell>
            </table:table-row>
            <table:table-row>
              <table:table-cell office:value-type="string">
                <text:p>20140422</text:p>
              </table:table-cell>
              <table:table-cell office:value-type="float" office:value="24288">
                <text:p>24288</text:p>
              </table:table-cell>
              <table:table-cell office:value-type="float" office:value="-45670">
                <text:p>-45670</text:p>
              </table:table-cell>
              <table:table-cell office:value-type="float" office:value="43965">
                <text:p>43965</text:p>
              </table:table-cell>
              <table:table-cell office:value-type="float" office:value="-3220">
                <text:p>-3220</text:p>
              </table:table-cell>
              <table:table-cell office:value-type="float" office:value="1.38329994678497">
                <text:p>1.38329994678497</text:p>
              </table:table-cell>
            </table:table-row>
            <table:table-row>
              <table:table-cell office:value-type="string">
                <text:p>20140429</text:p>
              </table:table-cell>
              <table:table-cell office:value-type="float" office:value="21549">
                <text:p>21549</text:p>
              </table:table-cell>
              <table:table-cell office:value-type="float" office:value="-40219">
                <text:p>-40219</text:p>
              </table:table-cell>
              <table:table-cell office:value-type="float" office:value="39733">
                <text:p>39733</text:p>
              </table:table-cell>
              <table:table-cell office:value-type="float" office:value="-776">
                <text:p>-776</text:p>
              </table:table-cell>
              <table:table-cell office:value-type="float" office:value="1.38699996471405">
                <text:p>1.38699996471405</text:p>
              </table:table-cell>
            </table:table-row>
            <table:table-row>
              <table:table-cell office:value-type="string">
                <text:p>20140506</text:p>
              </table:table-cell>
              <table:table-cell office:value-type="float" office:value="5924">
                <text:p>5924</text:p>
              </table:table-cell>
              <table:table-cell office:value-type="float" office:value="-31427">
                <text:p>-31427</text:p>
              </table:table-cell>
              <table:table-cell office:value-type="float" office:value="44980">
                <text:p>44980</text:p>
              </table:table-cell>
              <table:table-cell office:value-type="float" office:value="-2542">
                <text:p>-2542</text:p>
              </table:table-cell>
              <table:table-cell office:value-type="float" office:value="1.37600004673004">
                <text:p>1.37600004673004</text:p>
              </table:table-cell>
            </table:table-row>
            <table:table-row>
              <table:table-cell office:value-type="string">
                <text:p>20140513</text:p>
              </table:table-cell>
              <table:table-cell office:value-type="float" office:value="35126">
                <text:p>35126</text:p>
              </table:table-cell>
              <table:table-cell office:value-type="float" office:value="-23311">
                <text:p>-23311</text:p>
              </table:table-cell>
              <table:table-cell office:value-type="float" office:value="8213">
                <text:p>8213</text:p>
              </table:table-cell>
              <table:table-cell office:value-type="float" office:value="-2332">
                <text:p>-2332</text:p>
              </table:table-cell>
              <table:table-cell office:value-type="float" office:value="1.369500041008">
                <text:p>1.369500041008</text:p>
              </table:table-cell>
            </table:table-row>
            <table:table-row>
              <table:table-cell office:value-type="string">
                <text:p>20140520</text:p>
              </table:table-cell>
              <table:table-cell office:value-type="float" office:value="49987">
                <text:p>49987</text:p>
              </table:table-cell>
              <table:table-cell office:value-type="float" office:value="-18538">
                <text:p>-18538</text:p>
              </table:table-cell>
              <table:table-cell office:value-type="float" office:value="-3711">
                <text:p>-3711</text:p>
              </table:table-cell>
              <table:table-cell office:value-type="float" office:value="-5643">
                <text:p>-5643</text:p>
              </table:table-cell>
              <table:table-cell office:value-type="float" office:value="1.36339998245239">
                <text:p>1.36339998245239</text:p>
              </table:table-cell>
            </table:table-row>
            <table:table-row>
              <table:table-cell office:value-type="string">
                <text:p>20140527</text:p>
              </table:table-cell>
              <table:table-cell office:value-type="float" office:value="65533">
                <text:p>65533</text:p>
              </table:table-cell>
              <table:table-cell office:value-type="float" office:value="-19696">
                <text:p>-19696</text:p>
              </table:table-cell>
              <table:table-cell office:value-type="float" office:value="-14085">
                <text:p>-14085</text:p>
              </table:table-cell>
              <table:table-cell office:value-type="float" office:value="-6984">
                <text:p>-6984</text:p>
              </table:table-cell>
              <table:table-cell office:value-type="float" office:value="1.36310005187988">
                <text:p>1.36310005187988</text:p>
              </table:table-cell>
            </table:table-row>
            <table:table-row>
              <table:table-cell office:value-type="string">
                <text:p>20140603</text:p>
              </table:table-cell>
              <table:table-cell office:value-type="float" office:value="85391">
                <text:p>85391</text:p>
              </table:table-cell>
              <table:table-cell office:value-type="float" office:value="-21191">
                <text:p>-21191</text:p>
              </table:table-cell>
              <table:table-cell office:value-type="float" office:value="-29841">
                <text:p>-29841</text:p>
              </table:table-cell>
              <table:table-cell office:value-type="float" office:value="-6534">
                <text:p>-6534</text:p>
              </table:table-cell>
              <table:table-cell office:value-type="float" office:value="1.3643000125885">
                <text:p>1.3643000125885</text:p>
              </table:table-cell>
            </table:table-row>
            <table:table-row>
              <table:table-cell office:value-type="string">
                <text:p>20140610</text:p>
              </table:table-cell>
              <table:table-cell office:value-type="float" office:value="109426">
                <text:p>109426</text:p>
              </table:table-cell>
              <table:table-cell office:value-type="float" office:value="-20917">
                <text:p>-20917</text:p>
              </table:table-cell>
              <table:table-cell office:value-type="float" office:value="-52249">
                <text:p>-52249</text:p>
              </table:table-cell>
              <table:table-cell office:value-type="float" office:value="-5467">
                <text:p>-5467</text:p>
              </table:table-cell>
              <table:table-cell office:value-type="float" office:value="1.35420000553131">
                <text:p>1.35420000553131</text:p>
              </table:table-cell>
            </table:table-row>
            <table:table-row>
              <table:table-cell office:value-type="string">
                <text:p>20140617</text:p>
              </table:table-cell>
              <table:table-cell office:value-type="float" office:value="104559">
                <text:p>104559</text:p>
              </table:table-cell>
              <table:table-cell office:value-type="float" office:value="-22250">
                <text:p>-22250</text:p>
              </table:table-cell>
              <table:table-cell office:value-type="float" office:value="-49932">
                <text:p>-49932</text:p>
              </table:table-cell>
              <table:table-cell office:value-type="float" office:value="-1691">
                <text:p>-1691</text:p>
              </table:table-cell>
              <table:table-cell office:value-type="float" office:value="1.35989999771118">
                <text:p>1.35989999771118</text:p>
              </table:table-cell>
            </table:table-row>
            <table:table-row>
              <table:table-cell office:value-type="string">
                <text:p>20140624</text:p>
              </table:table-cell>
              <table:table-cell office:value-type="float" office:value="106950">
                <text:p>106950</text:p>
              </table:table-cell>
              <table:table-cell office:value-type="float" office:value="-22938">
                <text:p>-22938</text:p>
              </table:table-cell>
              <table:table-cell office:value-type="float" office:value="-49590">
                <text:p>-49590</text:p>
              </table:table-cell>
              <table:table-cell office:value-type="float" office:value="-1260">
                <text:p>-1260</text:p>
              </table:table-cell>
              <table:table-cell office:value-type="float" office:value="1.36489999294281">
                <text:p>1.36489999294281</text:p>
              </table:table-cell>
            </table:table-row>
            <table:table-row>
              <table:table-cell office:value-type="string">
                <text:p>20140701</text:p>
              </table:table-cell>
              <table:table-cell office:value-type="float" office:value="105034">
                <text:p>105034</text:p>
              </table:table-cell>
              <table:table-cell office:value-type="float" office:value="-22081">
                <text:p>-22081</text:p>
              </table:table-cell>
              <table:table-cell office:value-type="float" office:value="-52058">
                <text:p>-52058</text:p>
              </table:table-cell>
              <table:table-cell office:value-type="float" office:value="-302">
                <text:p>-302</text:p>
              </table:table-cell>
              <table:table-cell office:value-type="float" office:value="1.35959994792938">
                <text:p>1.35959994792938</text:p>
              </table:table-cell>
            </table:table-row>
            <table:table-row>
              <table:table-cell office:value-type="string">
                <text:p>20140708</text:p>
              </table:table-cell>
              <table:table-cell office:value-type="float" office:value="114802">
                <text:p>114802</text:p>
              </table:table-cell>
              <table:table-cell office:value-type="float" office:value="-24095">
                <text:p>-24095</text:p>
              </table:table-cell>
              <table:table-cell office:value-type="float" office:value="-51109">
                <text:p>-51109</text:p>
              </table:table-cell>
              <table:table-cell office:value-type="float" office:value="-1953">
                <text:p>-1953</text:p>
              </table:table-cell>
              <table:table-cell office:value-type="float" office:value="1.36090004444122">
                <text:p>1.36090004444122</text:p>
              </table:table-cell>
            </table:table-row>
            <table:table-row>
              <table:table-cell office:value-type="string">
                <text:p>20140715</text:p>
              </table:table-cell>
              <table:table-cell office:value-type="float" office:value="118762">
                <text:p>118762</text:p>
              </table:table-cell>
              <table:table-cell office:value-type="float" office:value="-27519">
                <text:p>-27519</text:p>
              </table:table-cell>
              <table:table-cell office:value-type="float" office:value="-49483">
                <text:p>-49483</text:p>
              </table:table-cell>
              <table:table-cell office:value-type="float" office:value="-1197">
                <text:p>-1197</text:p>
              </table:table-cell>
              <table:table-cell office:value-type="float" office:value="1.35249996185303">
                <text:p>1.35249996185303</text:p>
              </table:table-cell>
            </table:table-row>
            <table:table-row>
              <table:table-cell office:value-type="string">
                <text:p>20140722</text:p>
              </table:table-cell>
              <table:table-cell office:value-type="float" office:value="141399">
                <text:p>141399</text:p>
              </table:table-cell>
              <table:table-cell office:value-type="float" office:value="-29482">
                <text:p>-29482</text:p>
              </table:table-cell>
              <table:table-cell office:value-type="float" office:value="-66983">
                <text:p>-66983</text:p>
              </table:table-cell>
              <table:table-cell office:value-type="float" office:value="-2762">
                <text:p>-2762</text:p>
              </table:table-cell>
              <table:table-cell office:value-type="float" office:value="1.34319996833801">
                <text:p>1.34319996833801</text:p>
              </table:table-cell>
            </table:table-row>
            <table:table-row>
              <table:table-cell office:value-type="string">
                <text:p>20140729</text:p>
              </table:table-cell>
              <table:table-cell office:value-type="float" office:value="157701">
                <text:p>157701</text:p>
              </table:table-cell>
              <table:table-cell office:value-type="float" office:value="-22350">
                <text:p>-22350</text:p>
              </table:table-cell>
              <table:table-cell office:value-type="float" office:value="-82199">
                <text:p>-82199</text:p>
              </table:table-cell>
              <table:table-cell office:value-type="float" office:value="-5644">
                <text:p>-5644</text:p>
              </table:table-cell>
              <table:table-cell office:value-type="float" office:value="1.34300005435944">
                <text:p>1.34300005435944</text:p>
              </table:table-cell>
            </table:table-row>
            <table:table-row>
              <table:table-cell office:value-type="string">
                <text:p>20140805</text:p>
              </table:table-cell>
              <table:table-cell office:value-type="float" office:value="182110">
                <text:p>182110</text:p>
              </table:table-cell>
              <table:table-cell office:value-type="float" office:value="-19478">
                <text:p>-19478</text:p>
              </table:table-cell>
              <table:table-cell office:value-type="float" office:value="-105253">
                <text:p>-105253</text:p>
              </table:table-cell>
              <table:table-cell office:value-type="float" office:value="-7082">
                <text:p>-7082</text:p>
              </table:table-cell>
              <table:table-cell office:value-type="float" office:value="1.34109997749329">
                <text:p>1.34109997749329</text:p>
              </table:table-cell>
            </table:table-row>
            <table:table-row>
              <table:table-cell office:value-type="string">
                <text:p>20140812</text:p>
              </table:table-cell>
              <table:table-cell office:value-type="float" office:value="183664">
                <text:p>183664</text:p>
              </table:table-cell>
              <table:table-cell office:value-type="float" office:value="-23847">
                <text:p>-23847</text:p>
              </table:table-cell>
              <table:table-cell office:value-type="float" office:value="-104466">
                <text:p>-104466</text:p>
              </table:table-cell>
              <table:table-cell office:value-type="float" office:value="-6014">
                <text:p>-6014</text:p>
              </table:table-cell>
              <table:table-cell office:value-type="float" office:value="1.33990001678467">
                <text:p>1.33990001678467</text:p>
              </table:table-cell>
            </table:table-row>
            <table:table-row>
              <table:table-cell office:value-type="string">
                <text:p>20140819</text:p>
              </table:table-cell>
              <table:table-cell office:value-type="float" office:value="190096">
                <text:p>190096</text:p>
              </table:table-cell>
              <table:table-cell office:value-type="float" office:value="-18398">
                <text:p>-18398</text:p>
              </table:table-cell>
              <table:table-cell office:value-type="float" office:value="-117290">
                <text:p>-117290</text:p>
              </table:table-cell>
              <table:table-cell office:value-type="float" office:value="-3587">
                <text:p>-3587</text:p>
              </table:table-cell>
              <table:table-cell office:value-type="float" office:value="1.32430005073547">
                <text:p>1.32430005073547</text:p>
              </table:table-cell>
            </table:table-row>
            <table:table-row>
              <table:table-cell office:value-type="string">
                <text:p>20140826</text:p>
              </table:table-cell>
              <table:table-cell office:value-type="float" office:value="198662">
                <text:p>198662</text:p>
              </table:table-cell>
              <table:table-cell office:value-type="float" office:value="-20987">
                <text:p>-20987</text:p>
              </table:table-cell>
              <table:table-cell office:value-type="float" office:value="-126160">
                <text:p>-126160</text:p>
              </table:table-cell>
              <table:table-cell office:value-type="float" office:value="-6074">
                <text:p>-6074</text:p>
              </table:table-cell>
              <table:table-cell office:value-type="float" office:value="1.31330001354218">
                <text:p>1.31330001354218</text:p>
              </table:table-cell>
            </table:table-row>
            <table:table-row>
              <table:table-cell office:value-type="string">
                <text:p>20140902</text:p>
              </table:table-cell>
              <table:table-cell office:value-type="float" office:value="210950">
                <text:p>210950</text:p>
              </table:table-cell>
              <table:table-cell office:value-type="float" office:value="-28616">
                <text:p>-28616</text:p>
              </table:table-cell>
              <table:table-cell office:value-type="float" office:value="-127201">
                <text:p>-127201</text:p>
              </table:table-cell>
              <table:table-cell office:value-type="float" office:value="-7592">
                <text:p>-7592</text:p>
              </table:table-cell>
              <table:table-cell office:value-type="float" office:value="1.29499995708466">
                <text:p>1.29499995708466</text:p>
              </table:table-cell>
            </table:table-row>
            <table:table-row>
              <table:table-cell office:value-type="string">
                <text:p>20140909</text:p>
              </table:table-cell>
              <table:table-cell office:value-type="float" office:value="200634">
                <text:p>200634</text:p>
              </table:table-cell>
              <table:table-cell office:value-type="float" office:value="-26013">
                <text:p>-26013</text:p>
              </table:table-cell>
              <table:table-cell office:value-type="float" office:value="-118547">
                <text:p>-118547</text:p>
              </table:table-cell>
              <table:table-cell office:value-type="float" office:value="-4672">
                <text:p>-4672</text:p>
              </table:table-cell>
              <table:table-cell office:value-type="float" office:value="1.29649996757507">
                <text:p>1.29649996757507</text:p>
              </table:table-cell>
            </table:table-row>
            <table:table-row>
              <table:table-cell office:value-type="string">
                <text:p>20140916</text:p>
              </table:table-cell>
              <table:table-cell office:value-type="float" office:value="168429">
                <text:p>168429</text:p>
              </table:table-cell>
              <table:table-cell office:value-type="float" office:value="-29632">
                <text:p>-29632</text:p>
              </table:table-cell>
              <table:table-cell office:value-type="float" office:value="-101856">
                <text:p>-101856</text:p>
              </table:table-cell>
              <table:table-cell office:value-type="float" office:value="15156">
                <text:p>15156</text:p>
              </table:table-cell>
              <table:table-cell office:value-type="float" office:value="1.28289997577667">
                <text:p>1.28289997577667</text:p>
              </table:table-cell>
            </table:table-row>
            <table:table-row>
              <table:table-cell office:value-type="string">
                <text:p>20140923</text:p>
              </table:table-cell>
              <table:table-cell office:value-type="float" office:value="174077">
                <text:p>174077</text:p>
              </table:table-cell>
              <table:table-cell office:value-type="float" office:value="-35765">
                <text:p>-35765</text:p>
              </table:table-cell>
              <table:table-cell office:value-type="float" office:value="-108573">
                <text:p>-108573</text:p>
              </table:table-cell>
              <table:table-cell office:value-type="float" office:value="19132">
                <text:p>19132</text:p>
              </table:table-cell>
              <table:table-cell office:value-type="float" office:value="1.2684999704361">
                <text:p>1.2684999704361</text:p>
              </table:table-cell>
            </table:table-row>
            <table:table-row>
              <table:table-cell office:value-type="string">
                <text:p>20140930</text:p>
              </table:table-cell>
              <table:table-cell office:value-type="float" office:value="172345">
                <text:p>172345</text:p>
              </table:table-cell>
              <table:table-cell office:value-type="float" office:value="-39474">
                <text:p>-39474</text:p>
              </table:table-cell>
              <table:table-cell office:value-type="float" office:value="-99007">
                <text:p>-99007</text:p>
              </table:table-cell>
              <table:table-cell office:value-type="float" office:value="15832">
                <text:p>15832</text:p>
              </table:table-cell>
              <table:table-cell office:value-type="float" office:value="1.25170004367828">
                <text:p>1.25170004367828</text:p>
              </table:table-cell>
            </table:table-row>
            <table:table-row>
              <table:table-cell office:value-type="string">
                <text:p>20141007</text:p>
              </table:table-cell>
              <table:table-cell office:value-type="float" office:value="190237">
                <text:p>190237</text:p>
              </table:table-cell>
              <table:table-cell office:value-type="float" office:value="-44514">
                <text:p>-44514</text:p>
              </table:table-cell>
              <table:table-cell office:value-type="float" office:value="-106079">
                <text:p>-106079</text:p>
              </table:table-cell>
              <table:table-cell office:value-type="float" office:value="13458">
                <text:p>13458</text:p>
              </table:table-cell>
              <table:table-cell office:value-type="float" office:value="1.26279997825623">
                <text:p>1.26279997825623</text:p>
              </table:table-cell>
            </table:table-row>
            <table:table-row>
              <table:table-cell office:value-type="string">
                <text:p>20141014</text:p>
              </table:table-cell>
              <table:table-cell office:value-type="float" office:value="199670">
                <text:p>199670</text:p>
              </table:table-cell>
              <table:table-cell office:value-type="float" office:value="-47106">
                <text:p>-47106</text:p>
              </table:table-cell>
              <table:table-cell office:value-type="float" office:value="-120597">
                <text:p>-120597</text:p>
              </table:table-cell>
              <table:table-cell office:value-type="float" office:value="17457">
                <text:p>17457</text:p>
              </table:table-cell>
              <table:table-cell office:value-type="float" office:value="1.27629995346069">
                <text:p>1.27629995346069</text:p>
              </table:table-cell>
            </table:table-row>
            <table:table-row>
              <table:table-cell office:value-type="string">
                <text:p>20141021</text:p>
              </table:table-cell>
              <table:table-cell office:value-type="float" office:value="201046">
                <text:p>201046</text:p>
              </table:table-cell>
              <table:table-cell office:value-type="float" office:value="-47069">
                <text:p>-47069</text:p>
              </table:table-cell>
              <table:table-cell office:value-type="float" office:value="-123733">
                <text:p>-123733</text:p>
              </table:table-cell>
              <table:table-cell office:value-type="float" office:value="18426">
                <text:p>18426</text:p>
              </table:table-cell>
              <table:table-cell office:value-type="float" office:value="1.26699995994568">
                <text:p>1.26699995994568</text:p>
              </table:table-cell>
            </table:table-row>
            <table:table-row>
              <table:table-cell office:value-type="string">
                <text:p>20141028</text:p>
              </table:table-cell>
              <table:table-cell office:value-type="float" office:value="207492">
                <text:p>207492</text:p>
              </table:table-cell>
              <table:table-cell office:value-type="float" office:value="-45323">
                <text:p>-45323</text:p>
              </table:table-cell>
              <table:table-cell office:value-type="float" office:value="-131214">
                <text:p>-131214</text:p>
              </table:table-cell>
              <table:table-cell office:value-type="float" office:value="15723">
                <text:p>15723</text:p>
              </table:table-cell>
              <table:table-cell office:value-type="float" office:value="1.25250005722046">
                <text:p>1.25250005722046</text:p>
              </table:table-cell>
            </table:table-row>
            <table:table-row>
              <table:table-cell office:value-type="string">
                <text:p>20141104</text:p>
              </table:table-cell>
              <table:table-cell office:value-type="float" office:value="227310">
                <text:p>227310</text:p>
              </table:table-cell>
              <table:table-cell office:value-type="float" office:value="-42534">
                <text:p>-42534</text:p>
              </table:table-cell>
              <table:table-cell office:value-type="float" office:value="-138634">
                <text:p>-138634</text:p>
              </table:table-cell>
              <table:table-cell office:value-type="float" office:value="12130">
                <text:p>12130</text:p>
              </table:table-cell>
              <table:table-cell office:value-type="float" office:value="1.24539995193481">
                <text:p>1.24539995193481</text:p>
              </table:table-cell>
            </table:table-row>
            <table:table-row>
              <table:table-cell office:value-type="string">
                <text:p>20141111</text:p>
              </table:table-cell>
              <table:table-cell office:value-type="float" office:value="210540">
                <text:p>210540</text:p>
              </table:table-cell>
              <table:table-cell office:value-type="float" office:value="-41694">
                <text:p>-41694</text:p>
              </table:table-cell>
              <table:table-cell office:value-type="float" office:value="-129094">
                <text:p>-129094</text:p>
              </table:table-cell>
              <table:table-cell office:value-type="float" office:value="19303">
                <text:p>19303</text:p>
              </table:table-cell>
              <table:table-cell office:value-type="float" office:value="1.25240004062653">
                <text:p>1.25240004062653</text:p>
              </table:table-cell>
            </table:table-row>
            <table:table-row>
              <table:table-cell office:value-type="string">
                <text:p>20141118</text:p>
              </table:table-cell>
              <table:table-cell office:value-type="float" office:value="212136">
                <text:p>212136</text:p>
              </table:table-cell>
              <table:table-cell office:value-type="float" office:value="-44220">
                <text:p>-44220</text:p>
              </table:table-cell>
              <table:table-cell office:value-type="float" office:value="-134116">
                <text:p>-134116</text:p>
              </table:table-cell>
              <table:table-cell office:value-type="float" office:value="21534">
                <text:p>21534</text:p>
              </table:table-cell>
              <table:table-cell office:value-type="float" office:value="1.2389999628067">
                <text:p>1.2389999628067</text:p>
              </table:table-cell>
            </table:table-row>
            <table:table-row>
              <table:table-cell office:value-type="string">
                <text:p>20141125</text:p>
              </table:table-cell>
              <table:table-cell office:value-type="float" office:value="209273">
                <text:p>209273</text:p>
              </table:table-cell>
              <table:table-cell office:value-type="float" office:value="-44027">
                <text:p>-44027</text:p>
              </table:table-cell>
              <table:table-cell office:value-type="float" office:value="-128229">
                <text:p>-128229</text:p>
              </table:table-cell>
              <table:table-cell office:value-type="float" office:value="19938">
                <text:p>19938</text:p>
              </table:table-cell>
              <table:table-cell office:value-type="float" office:value="1.24520003795624">
                <text:p>1.24520003795624</text:p>
              </table:table-cell>
            </table:table-row>
            <table:table-row>
              <table:table-cell office:value-type="string">
                <text:p>20141202</text:p>
              </table:table-cell>
              <table:table-cell office:value-type="float" office:value="197949">
                <text:p>197949</text:p>
              </table:table-cell>
              <table:table-cell office:value-type="float" office:value="-41715">
                <text:p>-41715</text:p>
              </table:table-cell>
              <table:table-cell office:value-type="float" office:value="-120111">
                <text:p>-120111</text:p>
              </table:table-cell>
              <table:table-cell office:value-type="float" office:value="19484">
                <text:p>19484</text:p>
              </table:table-cell>
              <table:table-cell office:value-type="float" office:value="1.228600025177">
                <text:p>1.228600025177</text:p>
              </table:table-cell>
            </table:table-row>
            <table:table-row>
              <table:table-cell office:value-type="string">
                <text:p>20141209</text:p>
              </table:table-cell>
              <table:table-cell office:value-type="float" office:value="171505">
                <text:p>171505</text:p>
              </table:table-cell>
              <table:table-cell office:value-type="float" office:value="-46487">
                <text:p>-46487</text:p>
              </table:table-cell>
              <table:table-cell office:value-type="float" office:value="-87595">
                <text:p>-87595</text:p>
              </table:table-cell>
              <table:table-cell office:value-type="float" office:value="18018">
                <text:p>18018</text:p>
              </table:table-cell>
              <table:table-cell office:value-type="float" office:value="1.24619996547699">
                <text:p>1.24619996547699</text:p>
              </table:table-cell>
            </table:table-row>
            <table:table-row>
              <table:table-cell office:value-type="string">
                <text:p>20141216</text:p>
              </table:table-cell>
              <table:table-cell office:value-type="float" office:value="159592">
                <text:p>159592</text:p>
              </table:table-cell>
              <table:table-cell office:value-type="float" office:value="-53447">
                <text:p>-53447</text:p>
              </table:table-cell>
              <table:table-cell office:value-type="float" office:value="-102686">
                <text:p>-102686</text:p>
              </table:table-cell>
              <table:table-cell office:value-type="float" office:value="43354">
                <text:p>43354</text:p>
              </table:table-cell>
              <table:table-cell office:value-type="float" office:value="1.2228000164032">
                <text:p>1.2228000164032</text:p>
              </table:table-cell>
            </table:table-row>
            <table:table-row>
              <table:table-cell office:value-type="string">
                <text:p>20141223</text:p>
              </table:table-cell>
              <table:table-cell office:value-type="float" office:value="179542">
                <text:p>179542</text:p>
              </table:table-cell>
              <table:table-cell office:value-type="float" office:value="-45188">
                <text:p>-45188</text:p>
              </table:table-cell>
              <table:table-cell office:value-type="float" office:value="-127666">
                <text:p>-127666</text:p>
              </table:table-cell>
              <table:table-cell office:value-type="float" office:value="42956">
                <text:p>42956</text:p>
              </table:table-cell>
              <table:table-cell office:value-type="float" office:value="1.2175999879837">
                <text:p>1.2175999879837</text:p>
              </table:table-cell>
            </table:table-row>
            <table:table-row>
              <table:table-cell office:value-type="string">
                <text:p>20141230</text:p>
              </table:table-cell>
              <table:table-cell office:value-type="float" office:value="186336">
                <text:p>186336</text:p>
              </table:table-cell>
              <table:table-cell office:value-type="float" office:value="-46418">
                <text:p>-46418</text:p>
              </table:table-cell>
              <table:table-cell office:value-type="float" office:value="-131455">
                <text:p>-131455</text:p>
              </table:table-cell>
              <table:table-cell office:value-type="float" office:value="41042">
                <text:p>41042</text:p>
              </table:table-cell>
              <table:table-cell office:value-type="float" office:value="1.20029997825623">
                <text:p>1.20029997825623</text:p>
              </table:table-cell>
            </table:table-row>
            <table:table-row>
              <table:table-cell office:value-type="string">
                <text:p>20150106</text:p>
              </table:table-cell>
              <table:table-cell office:value-type="float" office:value="204459">
                <text:p>204459</text:p>
              </table:table-cell>
              <table:table-cell office:value-type="float" office:value="-49423">
                <text:p>-49423</text:p>
              </table:table-cell>
              <table:table-cell office:value-type="float" office:value="-135365">
                <text:p>-135365</text:p>
              </table:table-cell>
              <table:table-cell office:value-type="float" office:value="35884">
                <text:p>35884</text:p>
              </table:table-cell>
              <table:table-cell office:value-type="float" office:value="1.18420004844666">
                <text:p>1.18420004844666</text:p>
              </table:table-cell>
            </table:table-row>
            <table:table-row>
              <table:table-cell office:value-type="string">
                <text:p>20150113</text:p>
              </table:table-cell>
              <table:table-cell office:value-type="float" office:value="214921">
                <text:p>214921</text:p>
              </table:table-cell>
              <table:table-cell office:value-type="float" office:value="-52895">
                <text:p>-52895</text:p>
              </table:table-cell>
              <table:table-cell office:value-type="float" office:value="-136703">
                <text:p>-136703</text:p>
              </table:table-cell>
              <table:table-cell office:value-type="float" office:value="32051">
                <text:p>32051</text:p>
              </table:table-cell>
              <table:table-cell office:value-type="float" office:value="1.15690004825592">
                <text:p>1.15690004825592</text:p>
              </table:table-cell>
            </table:table-row>
            <table:table-row>
              <table:table-cell office:value-type="string">
                <text:p>20150120</text:p>
              </table:table-cell>
              <table:table-cell office:value-type="float" office:value="233378">
                <text:p>233378</text:p>
              </table:table-cell>
              <table:table-cell office:value-type="float" office:value="-62555">
                <text:p>-62555</text:p>
              </table:table-cell>
              <table:table-cell office:value-type="float" office:value="-144434">
                <text:p>-144434</text:p>
              </table:table-cell>
              <table:table-cell office:value-type="float" office:value="29078">
                <text:p>29078</text:p>
              </table:table-cell>
              <table:table-cell office:value-type="float" office:value="1.12080001831055">
                <text:p>1.12080001831055</text:p>
              </table:table-cell>
            </table:table-row>
            <table:table-row>
              <table:table-cell office:value-type="string">
                <text:p>20150127</text:p>
              </table:table-cell>
              <table:table-cell office:value-type="float" office:value="229069">
                <text:p>229069</text:p>
              </table:table-cell>
              <table:table-cell office:value-type="float" office:value="-55464">
                <text:p>-55464</text:p>
              </table:table-cell>
              <table:table-cell office:value-type="float" office:value="-138680">
                <text:p>-138680</text:p>
              </table:table-cell>
              <table:table-cell office:value-type="float" office:value="24593">
                <text:p>24593</text:p>
              </table:table-cell>
              <table:table-cell office:value-type="float" office:value="1.12880003452301">
                <text:p>1.12880003452301</text:p>
              </table:table-cell>
            </table:table-row>
            <table:table-row>
              <table:table-cell office:value-type="string">
                <text:p>20150203</text:p>
              </table:table-cell>
              <table:table-cell office:value-type="float" office:value="240929">
                <text:p>240929</text:p>
              </table:table-cell>
              <table:table-cell office:value-type="float" office:value="-58603">
                <text:p>-58603</text:p>
              </table:table-cell>
              <table:table-cell office:value-type="float" office:value="-155558">
                <text:p>-155558</text:p>
              </table:table-cell>
              <table:table-cell office:value-type="float" office:value="29887">
                <text:p>29887</text:p>
              </table:table-cell>
              <table:table-cell office:value-type="float" office:value="1.13160002231598">
                <text:p>1.13160002231598</text:p>
              </table:table-cell>
            </table:table-row>
            <table:table-row>
              <table:table-cell office:value-type="string">
                <text:p>20150210</text:p>
              </table:table-cell>
              <table:table-cell office:value-type="float" office:value="230004">
                <text:p>230004</text:p>
              </table:table-cell>
              <table:table-cell office:value-type="float" office:value="-50982">
                <text:p>-50982</text:p>
              </table:table-cell>
              <table:table-cell office:value-type="float" office:value="-158982">
                <text:p>-158982</text:p>
              </table:table-cell>
              <table:table-cell office:value-type="float" office:value="30770">
                <text:p>30770</text:p>
              </table:table-cell>
              <table:table-cell office:value-type="float" office:value="1.13849997520447">
                <text:p>1.13849997520447</text:p>
              </table:table-cell>
            </table:table-row>
            <table:table-row>
              <table:table-cell office:value-type="string">
                <text:p>20150217</text:p>
              </table:table-cell>
              <table:table-cell office:value-type="float" office:value="220581">
                <text:p>220581</text:p>
              </table:table-cell>
              <table:table-cell office:value-type="float" office:value="-50545">
                <text:p>-50545</text:p>
              </table:table-cell>
              <table:table-cell office:value-type="float" office:value="-151966">
                <text:p>-151966</text:p>
              </table:table-cell>
              <table:table-cell office:value-type="float" office:value="33990">
                <text:p>33990</text:p>
              </table:table-cell>
              <table:table-cell office:value-type="float" office:value="1.13810002803803">
                <text:p>1.13810002803803</text:p>
              </table:table-cell>
            </table:table-row>
            <table:table-row>
              <table:table-cell office:value-type="string">
                <text:p>20150224</text:p>
              </table:table-cell>
              <table:table-cell office:value-type="float" office:value="208257">
                <text:p>208257</text:p>
              </table:table-cell>
              <table:table-cell office:value-type="float" office:value="-48807">
                <text:p>-48807</text:p>
              </table:table-cell>
              <table:table-cell office:value-type="float" office:value="-149982">
                <text:p>-149982</text:p>
              </table:table-cell>
              <table:table-cell office:value-type="float" office:value="39757">
                <text:p>39757</text:p>
              </table:table-cell>
              <table:table-cell office:value-type="float" office:value="1.11960005760193">
                <text:p>1.11960005760193</text:p>
              </table:table-cell>
            </table:table-row>
            <table:table-row>
              <table:table-cell office:value-type="string">
                <text:p>20150303</text:p>
              </table:table-cell>
              <table:table-cell office:value-type="float" office:value="202957">
                <text:p>202957</text:p>
              </table:table-cell>
              <table:table-cell office:value-type="float" office:value="-43906">
                <text:p>-43906</text:p>
              </table:table-cell>
              <table:table-cell office:value-type="float" office:value="-145139">
                <text:p>-145139</text:p>
              </table:table-cell>
              <table:table-cell office:value-type="float" office:value="38346">
                <text:p>38346</text:p>
              </table:table-cell>
              <table:table-cell office:value-type="float" office:value="1.08440005779266">
                <text:p>1.08440005779266</text:p>
              </table:table-cell>
            </table:table-row>
            <table:table-row>
              <table:table-cell office:value-type="string">
                <text:p>20150310</text:p>
              </table:table-cell>
              <table:table-cell office:value-type="float" office:value="194783">
                <text:p>194783</text:p>
              </table:table-cell>
              <table:table-cell office:value-type="float" office:value="-41325">
                <text:p>-41325</text:p>
              </table:table-cell>
              <table:table-cell office:value-type="float" office:value="-129172">
                <text:p>-129172</text:p>
              </table:table-cell>
              <table:table-cell office:value-type="float" office:value="28121">
                <text:p>28121</text:p>
              </table:table-cell>
              <table:table-cell office:value-type="float" office:value="1.04949998855591">
                <text:p>1.04949998855591</text:p>
              </table:table-cell>
            </table:table-row>
            <table:table-row>
              <table:table-cell office:value-type="string">
                <text:p>20150317</text:p>
              </table:table-cell>
              <table:table-cell office:value-type="float" office:value="171670">
                <text:p>171670</text:p>
              </table:table-cell>
              <table:table-cell office:value-type="float" office:value="-51862">
                <text:p>-51862</text:p>
              </table:table-cell>
              <table:table-cell office:value-type="float" office:value="-144213">
                <text:p>-144213</text:p>
              </table:table-cell>
              <table:table-cell office:value-type="float" office:value="78320">
                <text:p>78320</text:p>
              </table:table-cell>
              <table:table-cell office:value-type="float" office:value="1.082200050354">
                <text:p>1.082200050354</text:p>
              </table:table-cell>
            </table:table-row>
            <table:table-row>
              <table:table-cell office:value-type="string">
                <text:p>20150324</text:p>
              </table:table-cell>
              <table:table-cell office:value-type="float" office:value="192588">
                <text:p>192588</text:p>
              </table:table-cell>
              <table:table-cell office:value-type="float" office:value="-51377">
                <text:p>-51377</text:p>
              </table:table-cell>
              <table:table-cell office:value-type="float" office:value="-170230">
                <text:p>-170230</text:p>
              </table:table-cell>
              <table:table-cell office:value-type="float" office:value="79911">
                <text:p>79911</text:p>
              </table:table-cell>
              <table:table-cell office:value-type="float" office:value="1.08889997005463">
                <text:p>1.08889997005463</text:p>
              </table:table-cell>
            </table:table-row>
            <table:table-row>
              <table:table-cell office:value-type="string">
                <text:p>20150331</text:p>
              </table:table-cell>
              <table:table-cell office:value-type="float" office:value="198832">
                <text:p>198832</text:p>
              </table:table-cell>
              <table:table-cell office:value-type="float" office:value="-53702">
                <text:p>-53702</text:p>
              </table:table-cell>
              <table:table-cell office:value-type="float" office:value="-160674">
                <text:p>-160674</text:p>
              </table:table-cell>
              <table:table-cell office:value-type="float" office:value="63453">
                <text:p>63453</text:p>
              </table:table-cell>
              <table:table-cell office:value-type="float" office:value="1.0978000164032">
                <text:p>1.0978000164032</text:p>
              </table:table-cell>
            </table:table-row>
            <table:table-row>
              <table:table-cell office:value-type="string">
                <text:p>20150407</text:p>
              </table:table-cell>
              <table:table-cell office:value-type="float" office:value="184826">
                <text:p>184826</text:p>
              </table:table-cell>
              <table:table-cell office:value-type="float" office:value="-56265">
                <text:p>-56265</text:p>
              </table:table-cell>
              <table:table-cell office:value-type="float" office:value="-154643">
                <text:p>-154643</text:p>
              </table:table-cell>
              <table:table-cell office:value-type="float" office:value="70829">
                <text:p>70829</text:p>
              </table:table-cell>
              <table:table-cell office:value-type="float" office:value="1.06040000915527">
                <text:p>1.06040000915527</text:p>
              </table:table-cell>
            </table:table-row>
            <table:table-row>
              <table:table-cell office:value-type="string">
                <text:p>20150414</text:p>
              </table:table-cell>
              <table:table-cell office:value-type="float" office:value="177644">
                <text:p>177644</text:p>
              </table:table-cell>
              <table:table-cell office:value-type="float" office:value="-55047">
                <text:p>-55047</text:p>
              </table:table-cell>
              <table:table-cell office:value-type="float" office:value="-148804">
                <text:p>-148804</text:p>
              </table:table-cell>
              <table:table-cell office:value-type="float" office:value="71160">
                <text:p>71160</text:p>
              </table:table-cell>
              <table:table-cell office:value-type="float" office:value="1.08070003986359">
                <text:p>1.08070003986359</text:p>
              </table:table-cell>
            </table:table-row>
            <table:table-row>
              <table:table-cell office:value-type="string">
                <text:p>20150421</text:p>
              </table:table-cell>
              <table:table-cell office:value-type="float" office:value="175627">
                <text:p>175627</text:p>
              </table:table-cell>
              <table:table-cell office:value-type="float" office:value="-60335">
                <text:p>-60335</text:p>
              </table:table-cell>
              <table:table-cell office:value-type="float" office:value="-139424">
                <text:p>-139424</text:p>
              </table:table-cell>
              <table:table-cell office:value-type="float" office:value="67712">
                <text:p>67712</text:p>
              </table:table-cell>
              <table:table-cell office:value-type="float" office:value="1.08739995956421">
                <text:p>1.08739995956421</text:p>
              </table:table-cell>
            </table:table-row>
            <table:table-row>
              <table:table-cell office:value-type="string">
                <text:p>20150428</text:p>
              </table:table-cell>
              <table:table-cell office:value-type="float" office:value="150166">
                <text:p>150166</text:p>
              </table:table-cell>
              <table:table-cell office:value-type="float" office:value="-55970">
                <text:p>-55970</text:p>
              </table:table-cell>
              <table:table-cell office:value-type="float" office:value="-124234">
                <text:p>-124234</text:p>
              </table:table-cell>
              <table:table-cell office:value-type="float" office:value="72964">
                <text:p>72964</text:p>
              </table:table-cell>
              <table:table-cell office:value-type="float" office:value="1.1201000213623">
                <text:p>1.1201000213623</text:p>
              </table:table-cell>
            </table:table-row>
            <table:table-row>
              <table:table-cell office:value-type="string">
                <text:p>20150505</text:p>
              </table:table-cell>
              <table:table-cell office:value-type="float" office:value="141542">
                <text:p>141542</text:p>
              </table:table-cell>
              <table:table-cell office:value-type="float" office:value="-51293">
                <text:p>-51293</text:p>
              </table:table-cell>
              <table:table-cell office:value-type="float" office:value="-118303">
                <text:p>-118303</text:p>
              </table:table-cell>
              <table:table-cell office:value-type="float" office:value="65838">
                <text:p>65838</text:p>
              </table:table-cell>
              <table:table-cell office:value-type="float" office:value="1.12039995193481">
                <text:p>1.12039995193481</text:p>
              </table:table-cell>
            </table:table-row>
            <table:table-row>
              <table:table-cell office:value-type="string">
                <text:p>20150512</text:p>
              </table:table-cell>
              <table:table-cell office:value-type="float" office:value="132585">
                <text:p>132585</text:p>
              </table:table-cell>
              <table:table-cell office:value-type="float" office:value="-60402">
                <text:p>-60402</text:p>
              </table:table-cell>
              <table:table-cell office:value-type="float" office:value="-107498">
                <text:p>-107498</text:p>
              </table:table-cell>
              <table:table-cell office:value-type="float" office:value="73507">
                <text:p>73507</text:p>
              </table:table-cell>
              <table:table-cell office:value-type="float" office:value="1.14530003070831">
                <text:p>1.14530003070831</text:p>
              </table:table-cell>
            </table:table-row>
            <table:table-row>
              <table:table-cell office:value-type="string">
                <text:p>20150519</text:p>
              </table:table-cell>
              <table:table-cell office:value-type="float" office:value="122832">
                <text:p>122832</text:p>
              </table:table-cell>
              <table:table-cell office:value-type="float" office:value="-57201">
                <text:p>-57201</text:p>
              </table:table-cell>
              <table:table-cell office:value-type="float" office:value="-103229">
                <text:p>-103229</text:p>
              </table:table-cell>
              <table:table-cell office:value-type="float" office:value="77693">
                <text:p>77693</text:p>
              </table:table-cell>
              <table:table-cell office:value-type="float" office:value="1.10179996490479">
                <text:p>1.10179996490479</text:p>
              </table:table-cell>
            </table:table-row>
            <table:table-row>
              <table:table-cell office:value-type="string">
                <text:p>20150526</text:p>
              </table:table-cell>
              <table:table-cell office:value-type="float" office:value="120245">
                <text:p>120245</text:p>
              </table:table-cell>
              <table:table-cell office:value-type="float" office:value="-57427">
                <text:p>-57427</text:p>
              </table:table-cell>
              <table:table-cell office:value-type="float" office:value="-103068">
                <text:p>-103068</text:p>
              </table:table-cell>
              <table:table-cell office:value-type="float" office:value="76953">
                <text:p>76953</text:p>
              </table:table-cell>
              <table:table-cell office:value-type="float" office:value="1.09879994392395">
                <text:p>1.09879994392395</text:p>
              </table:table-cell>
            </table:table-row>
            <table:table-row>
              <table:table-cell office:value-type="string">
                <text:p>20150602</text:p>
              </table:table-cell>
              <table:table-cell office:value-type="float" office:value="116081">
                <text:p>116081</text:p>
              </table:table-cell>
              <table:table-cell office:value-type="float" office:value="-70316">
                <text:p>-70316</text:p>
              </table:table-cell>
              <table:table-cell office:value-type="float" office:value="-86336">
                <text:p>-86336</text:p>
              </table:table-cell>
              <table:table-cell office:value-type="float" office:value="82195">
                <text:p>82195</text:p>
              </table:table-cell>
              <table:table-cell office:value-type="float" office:value="1.11129999160767">
                <text:p>1.11129999160767</text:p>
              </table:table-cell>
            </table:table-row>
            <table:table-row>
              <table:table-cell office:value-type="string">
                <text:p>20150609</text:p>
              </table:table-cell>
              <table:table-cell office:value-type="float" office:value="89569">
                <text:p>89569</text:p>
              </table:table-cell>
              <table:table-cell office:value-type="float" office:value="-71670">
                <text:p>-71670</text:p>
              </table:table-cell>
              <table:table-cell office:value-type="float" office:value="-73169">
                <text:p>-73169</text:p>
              </table:table-cell>
              <table:table-cell office:value-type="float" office:value="94011">
                <text:p>94011</text:p>
              </table:table-cell>
              <table:table-cell office:value-type="float" office:value="1.12689995765686">
                <text:p>1.12689995765686</text:p>
              </table:table-cell>
            </table:table-row>
            <table:table-row>
              <table:table-cell office:value-type="string">
                <text:p>20150616</text:p>
              </table:table-cell>
              <table:table-cell office:value-type="float" office:value="108597">
                <text:p>108597</text:p>
              </table:table-cell>
              <table:table-cell office:value-type="float" office:value="-71996">
                <text:p>-71996</text:p>
              </table:table-cell>
              <table:table-cell office:value-type="float" office:value="-33002">
                <text:p>-33002</text:p>
              </table:table-cell>
              <table:table-cell office:value-type="float" office:value="30015">
                <text:p>30015</text:p>
              </table:table-cell>
              <table:table-cell office:value-type="float" office:value="1.13530004024506">
                <text:p>1.13530004024506</text:p>
              </table:table-cell>
            </table:table-row>
            <table:table-row>
              <table:table-cell office:value-type="string">
                <text:p>20150623</text:p>
              </table:table-cell>
              <table:table-cell office:value-type="float" office:value="117841">
                <text:p>117841</text:p>
              </table:table-cell>
              <table:table-cell office:value-type="float" office:value="-56644">
                <text:p>-56644</text:p>
              </table:table-cell>
              <table:table-cell office:value-type="float" office:value="-45668">
                <text:p>-45668</text:p>
              </table:table-cell>
              <table:table-cell office:value-type="float" office:value="17074">
                <text:p>17074</text:p>
              </table:table-cell>
              <table:table-cell office:value-type="float" office:value="1.11660003662109">
                <text:p>1.11660003662109</text:p>
              </table:table-cell>
            </table:table-row>
            <table:table-row>
              <table:table-cell office:value-type="string">
                <text:p>20150630</text:p>
              </table:table-cell>
              <table:table-cell office:value-type="float" office:value="119499">
                <text:p>119499</text:p>
              </table:table-cell>
              <table:table-cell office:value-type="float" office:value="-51792">
                <text:p>-51792</text:p>
              </table:table-cell>
              <table:table-cell office:value-type="float" office:value="-48954">
                <text:p>-48954</text:p>
              </table:table-cell>
              <table:table-cell office:value-type="float" office:value="15968">
                <text:p>15968</text:p>
              </table:table-cell>
              <table:table-cell office:value-type="float" office:value="1.1114000082016">
                <text:p>1.1114000082016</text:p>
              </table:table-cell>
            </table:table-row>
            <table:table-row>
              <table:table-cell office:value-type="string">
                <text:p>20150707</text:p>
              </table:table-cell>
              <table:table-cell office:value-type="float" office:value="124685">
                <text:p>124685</text:p>
              </table:table-cell>
              <table:table-cell office:value-type="float" office:value="-42279">
                <text:p>-42279</text:p>
              </table:table-cell>
              <table:table-cell office:value-type="float" office:value="-59110">
                <text:p>-59110</text:p>
              </table:table-cell>
              <table:table-cell office:value-type="float" office:value="18916">
                <text:p>18916</text:p>
              </table:table-cell>
              <table:table-cell office:value-type="float" office:value="1.11640000343323">
                <text:p>1.11640000343323</text:p>
              </table:table-cell>
            </table:table-row>
            <table:table-row>
              <table:table-cell office:value-type="string">
                <text:p>20150714</text:p>
              </table:table-cell>
              <table:table-cell office:value-type="float" office:value="122595">
                <text:p>122595</text:p>
              </table:table-cell>
              <table:table-cell office:value-type="float" office:value="-43186">
                <text:p>-43186</text:p>
              </table:table-cell>
              <table:table-cell office:value-type="float" office:value="-65859">
                <text:p>-65859</text:p>
              </table:table-cell>
              <table:table-cell office:value-type="float" office:value="22593">
                <text:p>22593</text:p>
              </table:table-cell>
              <table:table-cell office:value-type="float" office:value="1.08299994468689">
                <text:p>1.08299994468689</text:p>
              </table:table-cell>
            </table:table-row>
            <table:table-row>
              <table:table-cell office:value-type="string">
                <text:p>20150721</text:p>
              </table:table-cell>
              <table:table-cell office:value-type="float" office:value="125826">
                <text:p>125826</text:p>
              </table:table-cell>
              <table:table-cell office:value-type="float" office:value="-35015">
                <text:p>-35015</text:p>
              </table:table-cell>
              <table:table-cell office:value-type="float" office:value="-72161">
                <text:p>-72161</text:p>
              </table:table-cell>
              <table:table-cell office:value-type="float" office:value="21489">
                <text:p>21489</text:p>
              </table:table-cell>
              <table:table-cell office:value-type="float" office:value="1.09839999675751">
                <text:p>1.09839999675751</text:p>
              </table:table-cell>
            </table:table-row>
            <table:table-row>
              <table:table-cell office:value-type="string">
                <text:p>20150728</text:p>
              </table:table-cell>
              <table:table-cell office:value-type="float" office:value="110446">
                <text:p>110446</text:p>
              </table:table-cell>
              <table:table-cell office:value-type="float" office:value="-30477">
                <text:p>-30477</text:p>
              </table:table-cell>
              <table:table-cell office:value-type="float" office:value="-66491">
                <text:p>-66491</text:p>
              </table:table-cell>
              <table:table-cell office:value-type="float" office:value="23433">
                <text:p>23433</text:p>
              </table:table-cell>
              <table:table-cell office:value-type="float" office:value="1.09879994392395">
                <text:p>1.09879994392395</text:p>
              </table:table-cell>
            </table:table-row>
            <table:table-row>
              <table:table-cell office:value-type="string">
                <text:p>20150804</text:p>
              </table:table-cell>
              <table:table-cell office:value-type="float" office:value="121348">
                <text:p>121348</text:p>
              </table:table-cell>
              <table:table-cell office:value-type="float" office:value="-33811">
                <text:p>-33811</text:p>
              </table:table-cell>
              <table:table-cell office:value-type="float" office:value="-74074">
                <text:p>-74074</text:p>
              </table:table-cell>
              <table:table-cell office:value-type="float" office:value="25166">
                <text:p>25166</text:p>
              </table:table-cell>
              <table:table-cell office:value-type="float" office:value="1.09689998626709">
                <text:p>1.09689998626709</text:p>
              </table:table-cell>
            </table:table-row>
            <table:table-row>
              <table:table-cell office:value-type="string">
                <text:p>20150811</text:p>
              </table:table-cell>
              <table:table-cell office:value-type="float" office:value="107718">
                <text:p>107718</text:p>
              </table:table-cell>
              <table:table-cell office:value-type="float" office:value="-20375">
                <text:p>-20375</text:p>
              </table:table-cell>
              <table:table-cell office:value-type="float" office:value="-71568">
                <text:p>-71568</text:p>
              </table:table-cell>
              <table:table-cell office:value-type="float" office:value="21338">
                <text:p>21338</text:p>
              </table:table-cell>
              <table:table-cell office:value-type="float" office:value="1.11059999465942">
                <text:p>1.11059999465942</text:p>
              </table:table-cell>
            </table:table-row>
            <table:table-row>
              <table:table-cell office:value-type="string">
                <text:p>20150818</text:p>
              </table:table-cell>
              <table:table-cell office:value-type="float" office:value="80700">
                <text:p>80700</text:p>
              </table:table-cell>
              <table:table-cell office:value-type="float" office:value="-14274">
                <text:p>-14274</text:p>
              </table:table-cell>
              <table:table-cell office:value-type="float" office:value="-58228">
                <text:p>-58228</text:p>
              </table:table-cell>
              <table:table-cell office:value-type="float" office:value="21396">
                <text:p>21396</text:p>
              </table:table-cell>
              <table:table-cell office:value-type="float" office:value="1.1389000415802">
                <text:p>1.1389000415802</text:p>
              </table:table-cell>
            </table:table-row>
            <table:table-row>
              <table:table-cell office:value-type="string">
                <text:p>20150825</text:p>
              </table:table-cell>
              <table:table-cell office:value-type="float" office:value="65450">
                <text:p>65450</text:p>
              </table:table-cell>
              <table:table-cell office:value-type="float" office:value="-15112">
                <text:p>-15112</text:p>
              </table:table-cell>
              <table:table-cell office:value-type="float" office:value="-42460">
                <text:p>-42460</text:p>
              </table:table-cell>
              <table:table-cell office:value-type="float" office:value="17195">
                <text:p>17195</text:p>
              </table:table-cell>
              <table:table-cell office:value-type="float" office:value="1.11790001392365">
                <text:p>1.11790001392365</text:p>
              </table:table-cell>
            </table:table-row>
            <table:table-row>
              <table:table-cell office:value-type="string">
                <text:p>20150901</text:p>
              </table:table-cell>
              <table:table-cell office:value-type="float" office:value="64888">
                <text:p>64888</text:p>
              </table:table-cell>
              <table:table-cell office:value-type="float" office:value="-15770">
                <text:p>-15770</text:p>
              </table:table-cell>
              <table:table-cell office:value-type="float" office:value="-40286">
                <text:p>-40286</text:p>
              </table:table-cell>
              <table:table-cell office:value-type="float" office:value="11654">
                <text:p>11654</text:p>
              </table:table-cell>
              <table:table-cell office:value-type="float" office:value="1.11469995975494">
                <text:p>1.11469995975494</text:p>
              </table:table-cell>
            </table:table-row>
            <table:table-row>
              <table:table-cell office:value-type="string">
                <text:p>20150908</text:p>
              </table:table-cell>
              <table:table-cell office:value-type="float" office:value="83076">
                <text:p>83076</text:p>
              </table:table-cell>
              <table:table-cell office:value-type="float" office:value="-23718">
                <text:p>-23718</text:p>
              </table:table-cell>
              <table:table-cell office:value-type="float" office:value="-49964">
                <text:p>-49964</text:p>
              </table:table-cell>
              <table:table-cell office:value-type="float" office:value="17810">
                <text:p>17810</text:p>
              </table:table-cell>
              <table:table-cell office:value-type="float" office:value="1.13399994373322">
                <text:p>1.13399994373322</text:p>
              </table:table-cell>
            </table:table-row>
            <table:table-row>
              <table:table-cell office:value-type="string">
                <text:p>20150915</text:p>
              </table:table-cell>
              <table:table-cell office:value-type="float" office:value="87341">
                <text:p>87341</text:p>
              </table:table-cell>
              <table:table-cell office:value-type="float" office:value="-25289">
                <text:p>-25289</text:p>
              </table:table-cell>
              <table:table-cell office:value-type="float" office:value="-59641">
                <text:p>-59641</text:p>
              </table:table-cell>
              <table:table-cell office:value-type="float" office:value="15797">
                <text:p>15797</text:p>
              </table:table-cell>
              <table:table-cell office:value-type="float" office:value="1.130499958992">
                <text:p>1.130499958992</text:p>
              </table:table-cell>
            </table:table-row>
            <table:table-row>
              <table:table-cell office:value-type="string">
                <text:p>20150922</text:p>
              </table:table-cell>
              <table:table-cell office:value-type="float" office:value="82042">
                <text:p>82042</text:p>
              </table:table-cell>
              <table:table-cell office:value-type="float" office:value="-26238">
                <text:p>-26238</text:p>
              </table:table-cell>
              <table:table-cell office:value-type="float" office:value="-56471">
                <text:p>-56471</text:p>
              </table:table-cell>
              <table:table-cell office:value-type="float" office:value="21748">
                <text:p>21748</text:p>
              </table:table-cell>
              <table:table-cell office:value-type="float" office:value="1.119500041008">
                <text:p>1.119500041008</text:p>
              </table:table-cell>
            </table:table-row>
            <table:table-row>
              <table:table-cell office:value-type="string">
                <text:p>20150929</text:p>
              </table:table-cell>
              <table:table-cell office:value-type="float" office:value="88425">
                <text:p>88425</text:p>
              </table:table-cell>
              <table:table-cell office:value-type="float" office:value="-28103">
                <text:p>-28103</text:p>
              </table:table-cell>
              <table:table-cell office:value-type="float" office:value="-57957">
                <text:p>-57957</text:p>
              </table:table-cell>
              <table:table-cell office:value-type="float" office:value="22041">
                <text:p>22041</text:p>
              </table:table-cell>
              <table:table-cell office:value-type="float" office:value="1.12109994888306">
                <text:p>1.12109994888306</text:p>
              </table:table-cell>
            </table:table-row>
            <table:table-row>
              <table:table-cell office:value-type="string">
                <text:p>20151006</text:p>
              </table:table-cell>
              <table:table-cell office:value-type="float" office:value="73191">
                <text:p>73191</text:p>
              </table:table-cell>
              <table:table-cell office:value-type="float" office:value="-18817">
                <text:p>-18817</text:p>
              </table:table-cell>
              <table:table-cell office:value-type="float" office:value="-62431">
                <text:p>-62431</text:p>
              </table:table-cell>
              <table:table-cell office:value-type="float" office:value="27754">
                <text:p>27754</text:p>
              </table:table-cell>
              <table:table-cell office:value-type="float" office:value="1.13580000400543">
                <text:p>1.13580000400543</text:p>
              </table:table-cell>
            </table:table-row>
            <table:table-row>
              <table:table-cell office:value-type="string">
                <text:p>20151013</text:p>
              </table:table-cell>
              <table:table-cell office:value-type="float" office:value="52073">
                <text:p>52073</text:p>
              </table:table-cell>
              <table:table-cell office:value-type="float" office:value="-9214">
                <text:p>-9214</text:p>
              </table:table-cell>
              <table:table-cell office:value-type="float" office:value="-60104">
                <text:p>-60104</text:p>
              </table:table-cell>
              <table:table-cell office:value-type="float" office:value="33684">
                <text:p>33684</text:p>
              </table:table-cell>
              <table:table-cell office:value-type="float" office:value="1.13460004329681">
                <text:p>1.13460004329681</text:p>
              </table:table-cell>
            </table:table-row>
            <table:table-row>
              <table:table-cell office:value-type="string">
                <text:p>20151020</text:p>
              </table:table-cell>
              <table:table-cell office:value-type="float" office:value="25384">
                <text:p>25384</text:p>
              </table:table-cell>
              <table:table-cell office:value-type="float" office:value="-831">
                <text:p>-831</text:p>
              </table:table-cell>
              <table:table-cell office:value-type="float" office:value="-48616">
                <text:p>-48616</text:p>
              </table:table-cell>
              <table:table-cell office:value-type="float" office:value="40826">
                <text:p>40826</text:p>
              </table:table-cell>
              <table:table-cell office:value-type="float" office:value="1.10179996490479">
                <text:p>1.10179996490479</text:p>
              </table:table-cell>
            </table:table-row>
            <table:table-row>
              <table:table-cell office:value-type="string">
                <text:p>20151027</text:p>
              </table:table-cell>
              <table:table-cell office:value-type="float" office:value="70605">
                <text:p>70605</text:p>
              </table:table-cell>
              <table:table-cell office:value-type="float" office:value="-9453">
                <text:p>-9453</text:p>
              </table:table-cell>
              <table:table-cell office:value-type="float" office:value="-83046">
                <text:p>-83046</text:p>
              </table:table-cell>
              <table:table-cell office:value-type="float" office:value="50410">
                <text:p>50410</text:p>
              </table:table-cell>
              <table:table-cell office:value-type="float" office:value="1.10049998760223">
                <text:p>1.10049998760223</text:p>
              </table:table-cell>
            </table:table-row>
            <table:table-row>
              <table:table-cell office:value-type="string">
                <text:p>20151103</text:p>
              </table:table-cell>
              <table:table-cell office:value-type="float" office:value="95938">
                <text:p>95938</text:p>
              </table:table-cell>
              <table:table-cell office:value-type="float" office:value="-4863">
                <text:p>-4863</text:p>
              </table:table-cell>
              <table:table-cell office:value-type="float" office:value="-118209">
                <text:p>-118209</text:p>
              </table:table-cell>
              <table:table-cell office:value-type="float" office:value="61744">
                <text:p>61744</text:p>
              </table:table-cell>
              <table:table-cell office:value-type="float" office:value="1.07410001754761">
                <text:p>1.07410001754761</text:p>
              </table:table-cell>
            </table:table-row>
            <table:table-row>
              <table:table-cell office:value-type="string">
                <text:p>20151110</text:p>
              </table:table-cell>
              <table:table-cell office:value-type="float" office:value="104001">
                <text:p>104001</text:p>
              </table:table-cell>
              <table:table-cell office:value-type="float" office:value="-280">
                <text:p>-280</text:p>
              </table:table-cell>
              <table:table-cell office:value-type="float" office:value="-130082">
                <text:p>-130082</text:p>
              </table:table-cell>
              <table:table-cell office:value-type="float" office:value="67977">
                <text:p>67977</text:p>
              </table:table-cell>
              <table:table-cell office:value-type="float" office:value="1.07790005207062">
                <text:p>1.07790005207062</text:p>
              </table:table-cell>
            </table:table-row>
            <table:table-row>
              <table:table-cell office:value-type="string">
                <text:p>20151117</text:p>
              </table:table-cell>
              <table:table-cell office:value-type="float" office:value="128387">
                <text:p>128387</text:p>
              </table:table-cell>
              <table:table-cell office:value-type="float" office:value="-6877">
                <text:p>-6877</text:p>
              </table:table-cell>
              <table:table-cell office:value-type="float" office:value="-141062">
                <text:p>-141062</text:p>
              </table:table-cell>
              <table:table-cell office:value-type="float" office:value="59527">
                <text:p>59527</text:p>
              </table:table-cell>
              <table:table-cell office:value-type="float" office:value="1.06459999084473">
                <text:p>1.06459999084473</text:p>
              </table:table-cell>
            </table:table-row>
            <table:table-row>
              <table:table-cell office:value-type="string">
                <text:p>20151124</text:p>
              </table:table-cell>
              <table:table-cell office:value-type="float" office:value="141285">
                <text:p>141285</text:p>
              </table:table-cell>
              <table:table-cell office:value-type="float" office:value="-3810">
                <text:p>-3810</text:p>
              </table:table-cell>
              <table:table-cell office:value-type="float" office:value="-151882">
                <text:p>-151882</text:p>
              </table:table-cell>
              <table:table-cell office:value-type="float" office:value="54845">
                <text:p>54845</text:p>
              </table:table-cell>
              <table:table-cell office:value-type="float" office:value="1.0592999458313">
                <text:p>1.0592999458313</text:p>
              </table:table-cell>
            </table:table-row>
            <table:table-row>
              <table:table-cell office:value-type="string">
                <text:p>20151201</text:p>
              </table:table-cell>
              <table:table-cell office:value-type="float" office:value="143458">
                <text:p>143458</text:p>
              </table:table-cell>
              <table:table-cell office:value-type="float" office:value="1411">
                <text:p>1411</text:p>
              </table:table-cell>
              <table:table-cell office:value-type="float" office:value="-156726">
                <text:p>-156726</text:p>
              </table:table-cell>
              <table:table-cell office:value-type="float" office:value="53534">
                <text:p>53534</text:p>
              </table:table-cell>
              <table:table-cell office:value-type="float" office:value="1.08860003948212">
                <text:p>1.08860003948212</text:p>
              </table:table-cell>
            </table:table-row>
            <table:table-row>
              <table:table-cell office:value-type="string">
                <text:p>20151208</text:p>
              </table:table-cell>
              <table:table-cell office:value-type="float" office:value="127099">
                <text:p>127099</text:p>
              </table:table-cell>
              <table:table-cell office:value-type="float" office:value="-5862">
                <text:p>-5862</text:p>
              </table:table-cell>
              <table:table-cell office:value-type="float" office:value="-139375">
                <text:p>-139375</text:p>
              </table:table-cell>
              <table:table-cell office:value-type="float" office:value="42915">
                <text:p>42915</text:p>
              </table:table-cell>
              <table:table-cell office:value-type="float" office:value="1.09899997711182">
                <text:p>1.09899997711182</text:p>
              </table:table-cell>
            </table:table-row>
            <table:table-row>
              <table:table-cell office:value-type="string">
                <text:p>20151215</text:p>
              </table:table-cell>
              <table:table-cell office:value-type="float" office:value="138780">
                <text:p>138780</text:p>
              </table:table-cell>
              <table:table-cell office:value-type="float" office:value="-16032">
                <text:p>-16032</text:p>
              </table:table-cell>
              <table:table-cell office:value-type="float" office:value="-126395">
                <text:p>-126395</text:p>
              </table:table-cell>
              <table:table-cell office:value-type="float" office:value="28997">
                <text:p>28997</text:p>
              </table:table-cell>
              <table:table-cell office:value-type="float" office:value="1.0867999792099">
                <text:p>1.0867999792099</text:p>
              </table:table-cell>
            </table:table-row>
            <table:table-row>
              <table:table-cell office:value-type="string">
                <text:p>20151222</text:p>
              </table:table-cell>
              <table:table-cell office:value-type="float" office:value="135544">
                <text:p>135544</text:p>
              </table:table-cell>
              <table:table-cell office:value-type="float" office:value="-14222">
                <text:p>-14222</text:p>
              </table:table-cell>
              <table:table-cell office:value-type="float" office:value="-129584">
                <text:p>-129584</text:p>
              </table:table-cell>
              <table:table-cell office:value-type="float" office:value="29286">
                <text:p>29286</text:p>
              </table:table-cell>
              <table:table-cell office:value-type="float" office:value="1.09769999980927">
                <text:p>1.09769999980927</text:p>
              </table:table-cell>
            </table:table-row>
            <table:table-row>
              <table:table-cell office:value-type="string">
                <text:p>20151229</text:p>
              </table:table-cell>
              <table:table-cell office:value-type="float" office:value="132465">
                <text:p>132465</text:p>
              </table:table-cell>
              <table:table-cell office:value-type="float" office:value="-9013">
                <text:p>-9013</text:p>
              </table:table-cell>
              <table:table-cell office:value-type="float" office:value="-131349">
                <text:p>-131349</text:p>
              </table:table-cell>
              <table:table-cell office:value-type="float" office:value="27769">
                <text:p>27769</text:p>
              </table:table-cell>
              <table:table-cell office:value-type="float" office:value="1.08599996566772">
                <text:p>1.08599996566772</text:p>
              </table:table-cell>
            </table:table-row>
            <table:table-row>
              <table:table-cell office:value-type="string">
                <text:p>20160105</text:p>
              </table:table-cell>
              <table:table-cell office:value-type="float" office:value="133790">
                <text:p>133790</text:p>
              </table:table-cell>
              <table:table-cell office:value-type="float" office:value="-18467">
                <text:p>-18467</text:p>
              </table:table-cell>
              <table:table-cell office:value-type="float" office:value="-123477">
                <text:p>-123477</text:p>
              </table:table-cell>
              <table:table-cell office:value-type="float" office:value="26883">
                <text:p>26883</text:p>
              </table:table-cell>
              <table:table-cell office:value-type="float" office:value="1.09319996833801">
                <text:p>1.09319996833801</text:p>
              </table:table-cell>
            </table:table-row>
            <table:table-row>
              <table:table-cell office:value-type="string">
                <text:p>20160112</text:p>
              </table:table-cell>
              <table:table-cell office:value-type="float" office:value="123325">
                <text:p>123325</text:p>
              </table:table-cell>
              <table:table-cell office:value-type="float" office:value="-20959">
                <text:p>-20959</text:p>
              </table:table-cell>
              <table:table-cell office:value-type="float" office:value="-109378">
                <text:p>-109378</text:p>
              </table:table-cell>
              <table:table-cell office:value-type="float" office:value="22312">
                <text:p>22312</text:p>
              </table:table-cell>
              <table:table-cell office:value-type="float" office:value="1.0916999578476">
                <text:p>1.0916999578476</text:p>
              </table:table-cell>
            </table:table-row>
            <table:table-row>
              <table:table-cell office:value-type="string">
                <text:p>20160119</text:p>
              </table:table-cell>
              <table:table-cell office:value-type="float" office:value="100692">
                <text:p>100692</text:p>
              </table:table-cell>
              <table:table-cell office:value-type="float" office:value="-16246">
                <text:p>-16246</text:p>
              </table:table-cell>
              <table:table-cell office:value-type="float" office:value="-95994">
                <text:p>-95994</text:p>
              </table:table-cell>
              <table:table-cell office:value-type="float" office:value="22000">
                <text:p>22000</text:p>
              </table:table-cell>
              <table:table-cell office:value-type="float" office:value="1.07969999313355">
                <text:p>1.07969999313355</text:p>
              </table:table-cell>
            </table:table-row>
            <table:table-row>
              <table:table-cell office:value-type="string">
                <text:p>20160126</text:p>
              </table:table-cell>
              <table:table-cell office:value-type="float" office:value="98986">
                <text:p>98986</text:p>
              </table:table-cell>
              <table:table-cell office:value-type="float" office:value="-19780">
                <text:p>-19780</text:p>
              </table:table-cell>
              <table:table-cell office:value-type="float" office:value="-88975">
                <text:p>-88975</text:p>
              </table:table-cell>
              <table:table-cell office:value-type="float" office:value="25372">
                <text:p>25372</text:p>
              </table:table-cell>
              <table:table-cell office:value-type="float" office:value="1.08369994163513">
                <text:p>1.08369994163513</text:p>
              </table:table-cell>
            </table:table-row>
            <table:table-row>
              <table:table-cell office:value-type="string">
                <text:p>20160202</text:p>
              </table:table-cell>
              <table:table-cell office:value-type="float" office:value="61574">
                <text:p>61574</text:p>
              </table:table-cell>
              <table:table-cell office:value-type="float" office:value="-9847">
                <text:p>-9847</text:p>
              </table:table-cell>
              <table:table-cell office:value-type="float" office:value="-74553">
                <text:p>-74553</text:p>
              </table:table-cell>
              <table:table-cell office:value-type="float" office:value="47750">
                <text:p>47750</text:p>
              </table:table-cell>
              <table:table-cell office:value-type="float" office:value="1.11590003967285">
                <text:p>1.11590003967285</text:p>
              </table:table-cell>
            </table:table-row>
            <table:table-row>
              <table:table-cell office:value-type="string">
                <text:p>20160209</text:p>
              </table:table-cell>
              <table:table-cell office:value-type="float" office:value="15025">
                <text:p>15025</text:p>
              </table:table-cell>
              <table:table-cell office:value-type="float" office:value="8471">
                <text:p>8471</text:p>
              </table:table-cell>
              <table:table-cell office:value-type="float" office:value="-61799">
                <text:p>-61799</text:p>
              </table:table-cell>
              <table:table-cell office:value-type="float" office:value="49013">
                <text:p>49013</text:p>
              </table:table-cell>
              <table:table-cell office:value-type="float" office:value="1.12600004673004">
                <text:p>1.12600004673004</text:p>
              </table:table-cell>
            </table:table-row>
            <table:table-row>
              <table:table-cell office:value-type="string">
                <text:p>20160216</text:p>
              </table:table-cell>
              <table:table-cell office:value-type="float" office:value="-3786">
                <text:p>-3786</text:p>
              </table:table-cell>
              <table:table-cell office:value-type="float" office:value="6974">
                <text:p>6974</text:p>
              </table:table-cell>
              <table:table-cell office:value-type="float" office:value="-41107">
                <text:p>-41107</text:p>
              </table:table-cell>
              <table:table-cell office:value-type="float" office:value="43478">
                <text:p>43478</text:p>
              </table:table-cell>
              <table:table-cell office:value-type="float" office:value="1.11349999904633">
                <text:p>1.11349999904633</text:p>
              </table:table-cell>
            </table:table-row>
            <table:table-row>
              <table:table-cell office:value-type="string">
                <text:p>20160223</text:p>
              </table:table-cell>
              <table:table-cell office:value-type="float" office:value="-683">
                <text:p>-683</text:p>
              </table:table-cell>
              <table:table-cell office:value-type="float" office:value="19008">
                <text:p>19008</text:p>
              </table:table-cell>
              <table:table-cell office:value-type="float" office:value="-35900">
                <text:p>-35900</text:p>
              </table:table-cell>
              <table:table-cell office:value-type="float" office:value="24245">
                <text:p>24245</text:p>
              </table:table-cell>
              <table:table-cell office:value-type="float" office:value="1.09340000152588">
                <text:p>1.09340000152588</text:p>
              </table:table-cell>
            </table:table-row>
            <table:table-row>
              <table:table-cell office:value-type="string">
                <text:p>20160301</text:p>
              </table:table-cell>
              <table:table-cell office:value-type="float" office:value="37228">
                <text:p>37228</text:p>
              </table:table-cell>
              <table:table-cell office:value-type="float" office:value="8410">
                <text:p>8410</text:p>
              </table:table-cell>
              <table:table-cell office:value-type="float" office:value="-51615">
                <text:p>-51615</text:p>
              </table:table-cell>
              <table:table-cell office:value-type="float" office:value="23934">
                <text:p>23934</text:p>
              </table:table-cell>
              <table:table-cell office:value-type="float" office:value="1.1003999710083">
                <text:p>1.1003999710083</text:p>
              </table:table-cell>
            </table:table-row>
            <table:table-row>
              <table:table-cell office:value-type="string">
                <text:p>20160308</text:p>
              </table:table-cell>
              <table:table-cell office:value-type="float" office:value="44878">
                <text:p>44878</text:p>
              </table:table-cell>
              <table:table-cell office:value-type="float" office:value="4427">
                <text:p>4427</text:p>
              </table:table-cell>
              <table:table-cell office:value-type="float" office:value="-61927">
                <text:p>-61927</text:p>
              </table:table-cell>
              <table:table-cell office:value-type="float" office:value="30714">
                <text:p>30714</text:p>
              </table:table-cell>
              <table:table-cell office:value-type="float" office:value="1.11530005931854">
                <text:p>1.11530005931854</text:p>
              </table:table-cell>
            </table:table-row>
            <table:table-row>
              <table:table-cell office:value-type="string">
                <text:p>20160315</text:p>
              </table:table-cell>
              <table:table-cell office:value-type="float" office:value="74170">
                <text:p>74170</text:p>
              </table:table-cell>
              <table:table-cell office:value-type="float" office:value="6885">
                <text:p>6885</text:p>
              </table:table-cell>
              <table:table-cell office:value-type="float" office:value="-74713">
                <text:p>-74713</text:p>
              </table:table-cell>
              <table:table-cell office:value-type="float" office:value="3916">
                <text:p>3916</text:p>
              </table:table-cell>
              <table:table-cell office:value-type="float" office:value="1.12699997425079">
                <text:p>1.12699997425079</text:p>
              </table:table-cell>
            </table:table-row>
            <table:table-row>
              <table:table-cell office:value-type="string">
                <text:p>20160322</text:p>
              </table:table-cell>
              <table:table-cell office:value-type="float" office:value="61613">
                <text:p>61613</text:p>
              </table:table-cell>
              <table:table-cell office:value-type="float" office:value="8858">
                <text:p>8858</text:p>
              </table:table-cell>
              <table:table-cell office:value-type="float" office:value="-68806">
                <text:p>-68806</text:p>
              </table:table-cell>
              <table:table-cell office:value-type="float" office:value="5306">
                <text:p>5306</text:p>
              </table:table-cell>
              <table:table-cell office:value-type="float" office:value="1.11660003662109">
                <text:p>1.11660003662109</text:p>
              </table:table-cell>
            </table:table-row>
            <table:table-row>
              <table:table-cell office:value-type="string">
                <text:p>20160329</text:p>
              </table:table-cell>
              <table:table-cell office:value-type="float" office:value="55059">
                <text:p>55059</text:p>
              </table:table-cell>
              <table:table-cell office:value-type="float" office:value="7835">
                <text:p>7835</text:p>
              </table:table-cell>
              <table:table-cell office:value-type="float" office:value="-63117">
                <text:p>-63117</text:p>
              </table:table-cell>
              <table:table-cell office:value-type="float" office:value="3763">
                <text:p>3763</text:p>
              </table:table-cell>
              <table:table-cell office:value-type="float" office:value="1.13870000839233">
                <text:p>1.13870000839233</text:p>
              </table:table-cell>
            </table:table-row>
            <table:table-row>
              <table:table-cell office:value-type="string">
                <text:p>20160405</text:p>
              </table:table-cell>
              <table:table-cell office:value-type="float" office:value="42380">
                <text:p>42380</text:p>
              </table:table-cell>
              <table:table-cell office:value-type="float" office:value="11240">
                <text:p>11240</text:p>
              </table:table-cell>
              <table:table-cell office:value-type="float" office:value="-54339">
                <text:p>-54339</text:p>
              </table:table-cell>
              <table:table-cell office:value-type="float" office:value="6969">
                <text:p>6969</text:p>
              </table:table-cell>
              <table:table-cell office:value-type="float" office:value="1.14010000228882">
                <text:p>1.14010000228882</text:p>
              </table:table-cell>
            </table:table-row>
            <table:table-row>
              <table:table-cell office:value-type="string">
                <text:p>20160412</text:p>
              </table:table-cell>
              <table:table-cell office:value-type="float" office:value="37698">
                <text:p>37698</text:p>
              </table:table-cell>
              <table:table-cell office:value-type="float" office:value="3832">
                <text:p>3832</text:p>
              </table:table-cell>
              <table:table-cell office:value-type="float" office:value="-47490">
                <text:p>-47490</text:p>
              </table:table-cell>
              <table:table-cell office:value-type="float" office:value="9712">
                <text:p>9712</text:p>
              </table:table-cell>
              <table:table-cell office:value-type="float" office:value="1.12829995155334">
                <text:p>1.12829995155334</text:p>
              </table:table-cell>
            </table:table-row>
            <table:table-row>
              <table:table-cell office:value-type="string">
                <text:p>20160419</text:p>
              </table:table-cell>
              <table:table-cell office:value-type="float" office:value="31840">
                <text:p>31840</text:p>
              </table:table-cell>
              <table:table-cell office:value-type="float" office:value="12177">
                <text:p>12177</text:p>
              </table:table-cell>
              <table:table-cell office:value-type="float" office:value="-50877">
                <text:p>-50877</text:p>
              </table:table-cell>
              <table:table-cell office:value-type="float" office:value="11883">
                <text:p>11883</text:p>
              </table:table-cell>
              <table:table-cell office:value-type="float" office:value="1.12339997291565">
                <text:p>1.12339997291565</text:p>
              </table:table-cell>
            </table:table-row>
            <table:table-row>
              <table:table-cell office:value-type="string">
                <text:p>20160426</text:p>
              </table:table-cell>
              <table:table-cell office:value-type="float" office:value="16983">
                <text:p>16983</text:p>
              </table:table-cell>
              <table:table-cell office:value-type="float" office:value="20247">
                <text:p>20247</text:p>
              </table:table-cell>
              <table:table-cell office:value-type="float" office:value="-43212">
                <text:p>-43212</text:p>
              </table:table-cell>
              <table:table-cell office:value-type="float" office:value="11041">
                <text:p>11041</text:p>
              </table:table-cell>
              <table:table-cell office:value-type="float" office:value="1.14559996128082">
                <text:p>1.14559996128082</text:p>
              </table:table-cell>
            </table:table-row>
            <table:table-row>
              <table:table-cell office:value-type="string">
                <text:p>20160503</text:p>
              </table:table-cell>
              <table:table-cell office:value-type="float" office:value="-5265">
                <text:p>-5265</text:p>
              </table:table-cell>
              <table:table-cell office:value-type="float" office:value="33761">
                <text:p>33761</text:p>
              </table:table-cell>
              <table:table-cell office:value-type="float" office:value="-38623">
                <text:p>-38623</text:p>
              </table:table-cell>
              <table:table-cell office:value-type="float" office:value="14066">
                <text:p>14066</text:p>
              </table:table-cell>
              <table:table-cell office:value-type="float" office:value="1.14049994945526">
                <text:p>1.14049994945526</text:p>
              </table:table-cell>
            </table:table-row>
            <table:table-row>
              <table:table-cell office:value-type="string">
                <text:p>20160510</text:p>
              </table:table-cell>
              <table:table-cell office:value-type="float" office:value="-4880">
                <text:p>-4880</text:p>
              </table:table-cell>
              <table:table-cell office:value-type="float" office:value="30888">
                <text:p>30888</text:p>
              </table:table-cell>
              <table:table-cell office:value-type="float" office:value="-31337">
                <text:p>-31337</text:p>
              </table:table-cell>
              <table:table-cell office:value-type="float" office:value="12941">
                <text:p>12941</text:p>
              </table:table-cell>
              <table:table-cell office:value-type="float" office:value="1.1308000087738">
                <text:p>1.1308000087738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-3024">
                <text:p>-3024</text:p>
              </table:table-cell>
              <table:table-cell office:value-type="float" office:value="25228">
                <text:p>25228</text:p>
              </table:table-cell>
              <table:table-cell office:value-type="float" office:value="-22542">
                <text:p>-22542</text:p>
              </table:table-cell>
              <table:table-cell office:value-type="float" office:value="11867">
                <text:p>11867</text:p>
              </table:table-cell>
              <table:table-cell office:value-type="float" office:value="1.1224000453949">
                <text:p>1.1224000453949</text:p>
              </table:table-cell>
            </table:table-row>
            <table:table-row>
              <table:table-cell office:value-type="string">
                <text:p>20160524</text:p>
              </table:table-cell>
              <table:table-cell office:value-type="float" office:value="27794">
                <text:p>27794</text:p>
              </table:table-cell>
              <table:table-cell office:value-type="float" office:value="19377">
                <text:p>19377</text:p>
              </table:table-cell>
              <table:table-cell office:value-type="float" office:value="-48834">
                <text:p>-48834</text:p>
              </table:table-cell>
              <table:table-cell office:value-type="float" office:value="12269">
                <text:p>12269</text:p>
              </table:table-cell>
              <table:table-cell office:value-type="float" office:value="1.11150002479553">
                <text:p>1.11150002479553</text:p>
              </table:table-cell>
            </table:table-row>
            <table:table-row>
              <table:table-cell office:value-type="string">
                <text:p>20160531</text:p>
              </table:table-cell>
              <table:table-cell office:value-type="float" office:value="43939">
                <text:p>43939</text:p>
              </table:table-cell>
              <table:table-cell office:value-type="float" office:value="20991">
                <text:p>20991</text:p>
              </table:table-cell>
              <table:table-cell office:value-type="float" office:value="-61574">
                <text:p>-61574</text:p>
              </table:table-cell>
              <table:table-cell office:value-type="float" office:value="9704">
                <text:p>9704</text:p>
              </table:table-cell>
              <table:table-cell office:value-type="float" office:value="1.13670003414154">
                <text:p>1.13670003414154</text:p>
              </table:table-cell>
            </table:table-row>
            <table:table-row>
              <table:table-cell office:value-type="string">
                <text:p>20160607</text:p>
              </table:table-cell>
              <table:table-cell office:value-type="float" office:value="37280">
                <text:p>37280</text:p>
              </table:table-cell>
              <table:table-cell office:value-type="float" office:value="26058">
                <text:p>26058</text:p>
              </table:table-cell>
              <table:table-cell office:value-type="float" office:value="-64083">
                <text:p>-64083</text:p>
              </table:table-cell>
              <table:table-cell office:value-type="float" office:value="13171">
                <text:p>13171</text:p>
              </table:table-cell>
              <table:table-cell office:value-type="float" office:value="1.12510001659393">
                <text:p>1.12510001659393</text:p>
              </table:table-cell>
            </table:table-row>
            <table:table-row>
              <table:table-cell office:value-type="string">
                <text:p>20160614</text:p>
              </table:table-cell>
              <table:table-cell office:value-type="float" office:value="68984">
                <text:p>68984</text:p>
              </table:table-cell>
              <table:table-cell office:value-type="float" office:value="23710">
                <text:p>23710</text:p>
              </table:table-cell>
              <table:table-cell office:value-type="float" office:value="-70074">
                <text:p>-70074</text:p>
              </table:table-cell>
              <table:table-cell office:value-type="float" office:value="-8404">
                <text:p>-8404</text:p>
              </table:table-cell>
              <table:table-cell office:value-type="float" office:value="1.12769997119904">
                <text:p>1.12769997119904</text:p>
              </table:table-cell>
            </table:table-row>
            <table:table-row>
              <table:table-cell office:value-type="string">
                <text:p>20160621</text:p>
              </table:table-cell>
              <table:table-cell office:value-type="float" office:value="71435">
                <text:p>71435</text:p>
              </table:table-cell>
              <table:table-cell office:value-type="float" office:value="29896">
                <text:p>29896</text:p>
              </table:table-cell>
              <table:table-cell office:value-type="float" office:value="-78621">
                <text:p>-78621</text:p>
              </table:table-cell>
              <table:table-cell office:value-type="float" office:value="-10658">
                <text:p>-10658</text:p>
              </table:table-cell>
              <table:table-cell office:value-type="float" office:value="1.1117000579834">
                <text:p>1.1117000579834</text:p>
              </table:table-cell>
            </table:table-row>
            <table:table-row>
              <table:table-cell office:value-type="string">
                <text:p>20160628</text:p>
              </table:table-cell>
              <table:table-cell office:value-type="float" office:value="75215">
                <text:p>75215</text:p>
              </table:table-cell>
              <table:table-cell office:value-type="float" office:value="19191">
                <text:p>19191</text:p>
              </table:table-cell>
              <table:table-cell office:value-type="float" office:value="-58811">
                <text:p>-58811</text:p>
              </table:table-cell>
              <table:table-cell office:value-type="float" office:value="-20876">
                <text:p>-20876</text:p>
              </table:table-cell>
              <table:table-cell office:value-type="float" office:value="1.11360001564026">
                <text:p>1.11360001564026</text:p>
              </table:table-cell>
            </table:table-row>
            <table:table-row>
              <table:table-cell office:value-type="string">
                <text:p>20160705</text:p>
              </table:table-cell>
              <table:table-cell office:value-type="float" office:value="99164">
                <text:p>99164</text:p>
              </table:table-cell>
              <table:table-cell office:value-type="float" office:value="14264">
                <text:p>14264</text:p>
              </table:table-cell>
              <table:table-cell office:value-type="float" office:value="-74655">
                <text:p>-74655</text:p>
              </table:table-cell>
              <table:table-cell office:value-type="float" office:value="-20350">
                <text:p>-20350</text:p>
              </table:table-cell>
              <table:table-cell office:value-type="float" office:value="1.10549998283386">
                <text:p>1.10549998283386</text:p>
              </table:table-cell>
            </table:table-row>
            <table:table-row>
              <table:table-cell office:value-type="string">
                <text:p>20160712</text:p>
              </table:table-cell>
              <table:table-cell office:value-type="float" office:value="108323">
                <text:p>108323</text:p>
              </table:table-cell>
              <table:table-cell office:value-type="float" office:value="21745">
                <text:p>21745</text:p>
              </table:table-cell>
              <table:table-cell office:value-type="float" office:value="-91872">
                <text:p>-91872</text:p>
              </table:table-cell>
              <table:table-cell office:value-type="float" office:value="-17707">
                <text:p>-17707</text:p>
              </table:table-cell>
              <table:table-cell office:value-type="float" office:value="1.103600025177">
                <text:p>1.103600025177</text:p>
              </table:table-cell>
            </table:table-row>
            <table:table-row>
              <table:table-cell office:value-type="string">
                <text:p>20160719</text:p>
              </table:table-cell>
              <table:table-cell office:value-type="float" office:value="121542">
                <text:p>121542</text:p>
              </table:table-cell>
              <table:table-cell office:value-type="float" office:value="23112">
                <text:p>23112</text:p>
              </table:table-cell>
              <table:table-cell office:value-type="float" office:value="-105048">
                <text:p>-105048</text:p>
              </table:table-cell>
              <table:table-cell office:value-type="float" office:value="-15242">
                <text:p>-15242</text:p>
              </table:table-cell>
              <table:table-cell office:value-type="float" office:value="1.09759998321533">
                <text:p>1.09759998321533</text:p>
              </table:table-cell>
            </table:table-row>
            <table:table-row>
              <table:table-cell office:value-type="string">
                <text:p>20160726</text:p>
              </table:table-cell>
              <table:table-cell office:value-type="float" office:value="132076">
                <text:p>132076</text:p>
              </table:table-cell>
              <table:table-cell office:value-type="float" office:value="23686">
                <text:p>23686</text:p>
              </table:table-cell>
              <table:table-cell office:value-type="float" office:value="-111903">
                <text:p>-111903</text:p>
              </table:table-cell>
              <table:table-cell office:value-type="float" office:value="-20724">
                <text:p>-20724</text:p>
              </table:table-cell>
              <table:table-cell office:value-type="float" office:value="1.11740005016327">
                <text:p>1.11740005016327</text:p>
              </table:table-cell>
            </table:table-row>
            <table:table-row>
              <table:table-cell office:value-type="string">
                <text:p>20160802</text:p>
              </table:table-cell>
              <table:table-cell office:value-type="float" office:value="112317">
                <text:p>112317</text:p>
              </table:table-cell>
              <table:table-cell office:value-type="float" office:value="28971">
                <text:p>28971</text:p>
              </table:table-cell>
              <table:table-cell office:value-type="float" office:value="-108283">
                <text:p>-108283</text:p>
              </table:table-cell>
              <table:table-cell office:value-type="float" office:value="-17782">
                <text:p>-17782</text:p>
              </table:table-cell>
              <table:table-cell office:value-type="float" office:value="1.1085000038147">
                <text:p>1.1085000038147</text:p>
              </table:table-cell>
            </table:table-row>
            <table:table-row>
              <table:table-cell office:value-type="string">
                <text:p>20160809</text:p>
              </table:table-cell>
              <table:table-cell office:value-type="float" office:value="116044">
                <text:p>116044</text:p>
              </table:table-cell>
              <table:table-cell office:value-type="float" office:value="26550">
                <text:p>26550</text:p>
              </table:table-cell>
              <table:table-cell office:value-type="float" office:value="-103798">
                <text:p>-103798</text:p>
              </table:table-cell>
              <table:table-cell office:value-type="float" office:value="-17681">
                <text:p>-17681</text:p>
              </table:table-cell>
              <table:table-cell office:value-type="float" office:value="1.11609995365143">
                <text:p>1.11609995365143</text:p>
              </table:table-cell>
            </table:table-row>
            <table:table-row>
              <table:table-cell office:value-type="string">
                <text:p>20160816</text:p>
              </table:table-cell>
              <table:table-cell office:value-type="float" office:value="101129">
                <text:p>101129</text:p>
              </table:table-cell>
              <table:table-cell office:value-type="float" office:value="28988">
                <text:p>28988</text:p>
              </table:table-cell>
              <table:table-cell office:value-type="float" office:value="-98625">
                <text:p>-98625</text:p>
              </table:table-cell>
              <table:table-cell office:value-type="float" office:value="-15595">
                <text:p>-15595</text:p>
              </table:table-cell>
              <table:table-cell office:value-type="float" office:value="1.13259994983673">
                <text:p>1.13259994983673</text:p>
              </table:table-cell>
            </table:table-row>
            <table:table-row>
              <table:table-cell office:value-type="string">
                <text:p>20160823</text:p>
              </table:table-cell>
              <table:table-cell office:value-type="float" office:value="78278">
                <text:p>78278</text:p>
              </table:table-cell>
              <table:table-cell office:value-type="float" office:value="32728">
                <text:p>32728</text:p>
              </table:table-cell>
              <table:table-cell office:value-type="float" office:value="-83096">
                <text:p>-83096</text:p>
              </table:table-cell>
              <table:table-cell office:value-type="float" office:value="-13394">
                <text:p>-13394</text:p>
              </table:table-cell>
              <table:table-cell office:value-type="float" office:value="1.11979997158051">
                <text:p>1.11979997158051</text:p>
              </table:table-cell>
            </table:table-row>
            <table:table-row>
              <table:table-cell office:value-type="string">
                <text:p>20160830</text:p>
              </table:table-cell>
              <table:table-cell office:value-type="float" office:value="89812">
                <text:p>89812</text:p>
              </table:table-cell>
              <table:table-cell office:value-type="float" office:value="26932">
                <text:p>26932</text:p>
              </table:table-cell>
              <table:table-cell office:value-type="float" office:value="-82997">
                <text:p>-82997</text:p>
              </table:table-cell>
              <table:table-cell office:value-type="float" office:value="-14864">
                <text:p>-14864</text:p>
              </table:table-cell>
              <table:table-cell office:value-type="float" office:value="1.11559998989105">
                <text:p>1.11559998989105</text:p>
              </table:table-cell>
            </table:table-row>
            <table:table-row>
              <table:table-cell office:value-type="string">
                <text:p>20160906</text:p>
              </table:table-cell>
              <table:table-cell office:value-type="float" office:value="101035">
                <text:p>101035</text:p>
              </table:table-cell>
              <table:table-cell office:value-type="float" office:value="23314">
                <text:p>23314</text:p>
              </table:table-cell>
              <table:table-cell office:value-type="float" office:value="-87612">
                <text:p>-87612</text:p>
              </table:table-cell>
              <table:table-cell office:value-type="float" office:value="-16027">
                <text:p>-16027</text:p>
              </table:table-cell>
              <table:table-cell office:value-type="float" office:value="1.12329995632172">
                <text:p>1.12329995632172</text:p>
              </table:table-cell>
            </table:table-row>
            <table:table-row>
              <table:table-cell office:value-type="string">
                <text:p>20160913</text:p>
              </table:table-cell>
              <table:table-cell office:value-type="float" office:value="88016">
                <text:p>88016</text:p>
              </table:table-cell>
              <table:table-cell office:value-type="float" office:value="30777">
                <text:p>30777</text:p>
              </table:table-cell>
              <table:table-cell office:value-type="float" office:value="-82555">
                <text:p>-82555</text:p>
              </table:table-cell>
              <table:table-cell office:value-type="float" office:value="-14490">
                <text:p>-14490</text:p>
              </table:table-cell>
              <table:table-cell office:value-type="float" office:value="1.11549997329712">
                <text:p>1.11549997329712</text:p>
              </table:table-cell>
            </table:table-row>
            <table:table-row>
              <table:table-cell office:value-type="string">
                <text:p>20160920</text:p>
              </table:table-cell>
              <table:table-cell office:value-type="float" office:value="79464">
                <text:p>79464</text:p>
              </table:table-cell>
              <table:table-cell office:value-type="float" office:value="22816">
                <text:p>22816</text:p>
              </table:table-cell>
              <table:table-cell office:value-type="float" office:value="-82177">
                <text:p>-82177</text:p>
              </table:table-cell>
              <table:table-cell office:value-type="float" office:value="-5185">
                <text:p>-5185</text:p>
              </table:table-cell>
              <table:table-cell office:value-type="float" office:value="1.12259995937347">
                <text:p>1.12259995937347</text:p>
              </table:table-cell>
            </table:table-row>
            <table:table-row>
              <table:table-cell office:value-type="string">
                <text:p>20160927</text:p>
              </table:table-cell>
              <table:table-cell office:value-type="float" office:value="65185">
                <text:p>65185</text:p>
              </table:table-cell>
              <table:table-cell office:value-type="float" office:value="33847">
                <text:p>33847</text:p>
              </table:table-cell>
              <table:table-cell office:value-type="float" office:value="-79660">
                <text:p>-79660</text:p>
              </table:table-cell>
              <table:table-cell office:value-type="float" office:value="-7560">
                <text:p>-7560</text:p>
              </table:table-cell>
              <table:table-cell office:value-type="float" office:value="1.12409996986389">
                <text:p>1.12409996986389</text:p>
              </table:table-cell>
            </table:table-row>
            <table:table-row>
              <table:table-cell office:value-type="string">
                <text:p>20161004</text:p>
              </table:table-cell>
              <table:table-cell office:value-type="float" office:value="71601">
                <text:p>71601</text:p>
              </table:table-cell>
              <table:table-cell office:value-type="float" office:value="40348">
                <text:p>40348</text:p>
              </table:table-cell>
              <table:table-cell office:value-type="float" office:value="-88213">
                <text:p>-88213</text:p>
              </table:table-cell>
              <table:table-cell office:value-type="float" office:value="-8451">
                <text:p>-8451</text:p>
              </table:table-cell>
              <table:table-cell office:value-type="float" office:value="1.1201000213623">
                <text:p>1.1201000213623</text:p>
              </table:table-cell>
            </table:table-row>
            <table:table-row>
              <table:table-cell office:value-type="string">
                <text:p>20161011</text:p>
              </table:table-cell>
              <table:table-cell office:value-type="float" office:value="90796">
                <text:p>90796</text:p>
              </table:table-cell>
              <table:table-cell office:value-type="float" office:value="41692">
                <text:p>41692</text:p>
              </table:table-cell>
              <table:table-cell office:value-type="float" office:value="-109196">
                <text:p>-109196</text:p>
              </table:table-cell>
              <table:table-cell office:value-type="float" office:value="-6016">
                <text:p>-6016</text:p>
              </table:table-cell>
              <table:table-cell office:value-type="float" office:value="1.09710001945496">
                <text:p>1.09710001945496</text:p>
              </table:table-cell>
            </table:table-row>
            <table:table-row>
              <table:table-cell office:value-type="string">
                <text:p>20161018</text:p>
              </table:table-cell>
              <table:table-cell office:value-type="float" office:value="117425">
                <text:p>117425</text:p>
              </table:table-cell>
              <table:table-cell office:value-type="float" office:value="43349">
                <text:p>43349</text:p>
              </table:table-cell>
              <table:table-cell office:value-type="float" office:value="-139152">
                <text:p>-139152</text:p>
              </table:table-cell>
              <table:table-cell office:value-type="float" office:value="-5483">
                <text:p>-5483</text:p>
              </table:table-cell>
              <table:table-cell office:value-type="float" office:value="1.08840000629425">
                <text:p>1.08840000629425</text:p>
              </table:table-cell>
            </table:table-row>
            <table:table-row>
              <table:table-cell office:value-type="string">
                <text:p>20161025</text:p>
              </table:table-cell>
              <table:table-cell office:value-type="float" office:value="145073">
                <text:p>145073</text:p>
              </table:table-cell>
              <table:table-cell office:value-type="float" office:value="27946">
                <text:p>27946</text:p>
              </table:table-cell>
              <table:table-cell office:value-type="float" office:value="-152307">
                <text:p>-152307</text:p>
              </table:table-cell>
              <table:table-cell office:value-type="float" office:value="-6485">
                <text:p>-6485</text:p>
              </table:table-cell>
              <table:table-cell office:value-type="float" office:value="1.09870004653931">
                <text:p>1.09870004653931</text:p>
              </table:table-cell>
            </table:table-row>
            <table:table-row>
              <table:table-cell office:value-type="string">
                <text:p>20161101</text:p>
              </table:table-cell>
              <table:table-cell office:value-type="float" office:value="151689">
                <text:p>151689</text:p>
              </table:table-cell>
              <table:table-cell office:value-type="float" office:value="33067">
                <text:p>33067</text:p>
              </table:table-cell>
              <table:table-cell office:value-type="float" office:value="-157590">
                <text:p>-157590</text:p>
              </table:table-cell>
              <table:table-cell office:value-type="float" office:value="-8162">
                <text:p>-8162</text:p>
              </table:table-cell>
              <table:table-cell office:value-type="float" office:value="1.11380004882813">
                <text:p>1.11380004882813</text:p>
              </table:table-cell>
            </table:table-row>
            <table:table-row>
              <table:table-cell office:value-type="string">
                <text:p>20161108</text:p>
              </table:table-cell>
              <table:table-cell office:value-type="float" office:value="113084">
                <text:p>113084</text:p>
              </table:table-cell>
              <table:table-cell office:value-type="float" office:value="41471">
                <text:p>41471</text:p>
              </table:table-cell>
              <table:table-cell office:value-type="float" office:value="-134898">
                <text:p>-134898</text:p>
              </table:table-cell>
              <table:table-cell office:value-type="float" office:value="-4390">
                <text:p>-4390</text:p>
              </table:table-cell>
              <table:table-cell office:value-type="float" office:value="1.08560001850128">
                <text:p>1.08560001850128</text:p>
              </table:table-cell>
            </table:table-row>
            <table:table-row>
              <table:table-cell office:value-type="string">
                <text:p>20161115</text:p>
              </table:table-cell>
              <table:table-cell office:value-type="float" office:value="100731">
                <text:p>100731</text:p>
              </table:table-cell>
              <table:table-cell office:value-type="float" office:value="43859">
                <text:p>43859</text:p>
              </table:table-cell>
              <table:table-cell office:value-type="float" office:value="-129359">
                <text:p>-129359</text:p>
              </table:table-cell>
              <table:table-cell office:value-type="float" office:value="-3441">
                <text:p>-3441</text:p>
              </table:table-cell>
              <table:table-cell office:value-type="float" office:value="1.05879998207092">
                <text:p>1.05879998207092</text:p>
              </table:table-cell>
            </table:table-row>
            <table:table-row>
              <table:table-cell office:value-type="string">
                <text:p>20161122</text:p>
              </table:table-cell>
              <table:table-cell office:value-type="float" office:value="113901">
                <text:p>113901</text:p>
              </table:table-cell>
              <table:table-cell office:value-type="float" office:value="41501">
                <text:p>41501</text:p>
              </table:table-cell>
              <table:table-cell office:value-type="float" office:value="-135921">
                <text:p>-135921</text:p>
              </table:table-cell>
              <table:table-cell office:value-type="float" office:value="-6759">
                <text:p>-6759</text:p>
              </table:table-cell>
              <table:table-cell office:value-type="float" office:value="1.05869996547699">
                <text:p>1.05869996547699</text:p>
              </table:table-cell>
            </table:table-row>
            <table:table-row>
              <table:table-cell office:value-type="string">
                <text:p>20161129</text:p>
              </table:table-cell>
              <table:table-cell office:value-type="float" office:value="121389">
                <text:p>121389</text:p>
              </table:table-cell>
              <table:table-cell office:value-type="float" office:value="43299">
                <text:p>43299</text:p>
              </table:table-cell>
              <table:table-cell office:value-type="float" office:value="-156366">
                <text:p>-156366</text:p>
              </table:table-cell>
              <table:table-cell office:value-type="float" office:value="1232">
                <text:p>1232</text:p>
              </table:table-cell>
              <table:table-cell office:value-type="float" office:value="1.06729996204376">
                <text:p>1.06729996204376</text:p>
              </table:table-cell>
            </table:table-row>
            <table:table-row>
              <table:table-cell office:value-type="string">
                <text:p>20161206</text:p>
              </table:table-cell>
              <table:table-cell office:value-type="float" office:value="102423">
                <text:p>102423</text:p>
              </table:table-cell>
              <table:table-cell office:value-type="float" office:value="35007">
                <text:p>35007</text:p>
              </table:table-cell>
              <table:table-cell office:value-type="float" office:value="-126464">
                <text:p>-126464</text:p>
              </table:table-cell>
              <table:table-cell office:value-type="float" office:value="1094">
                <text:p>1094</text:p>
              </table:table-cell>
              <table:table-cell office:value-type="float" office:value="1.05620002746582">
                <text:p>1.05620002746582</text:p>
              </table:table-cell>
            </table:table-row>
            <table:table-row>
              <table:table-cell office:value-type="string">
                <text:p>20161213</text:p>
              </table:table-cell>
              <table:table-cell office:value-type="float" office:value="79017">
                <text:p>79017</text:p>
              </table:table-cell>
              <table:table-cell office:value-type="float" office:value="45125">
                <text:p>45125</text:p>
              </table:table-cell>
              <table:table-cell office:value-type="float" office:value="-117325">
                <text:p>-117325</text:p>
              </table:table-cell>
              <table:table-cell office:value-type="float" office:value="4971">
                <text:p>4971</text:p>
              </table:table-cell>
              <table:table-cell office:value-type="float" office:value="1.04509997367859">
                <text:p>1.04509997367859</text:p>
              </table:table-cell>
            </table:table-row>
            <table:table-row>
              <table:table-cell office:value-type="string">
                <text:p>20161220</text:p>
              </table:table-cell>
              <table:table-cell office:value-type="float" office:value="66536">
                <text:p>66536</text:p>
              </table:table-cell>
              <table:table-cell office:value-type="float" office:value="43967">
                <text:p>43967</text:p>
              </table:table-cell>
              <table:table-cell office:value-type="float" office:value="-104929">
                <text:p>-104929</text:p>
              </table:table-cell>
              <table:table-cell office:value-type="float" office:value="5280">
                <text:p>5280</text:p>
              </table:table-cell>
              <table:table-cell office:value-type="float" office:value="1.04560005664825">
                <text:p>1.04560005664825</text:p>
              </table:table-cell>
            </table:table-row>
            <table:table-row>
              <table:table-cell office:value-type="string">
                <text:p>20161227</text:p>
              </table:table-cell>
              <table:table-cell office:value-type="float" office:value="71917">
                <text:p>71917</text:p>
              </table:table-cell>
              <table:table-cell office:value-type="float" office:value="38709">
                <text:p>38709</text:p>
              </table:table-cell>
              <table:table-cell office:value-type="float" office:value="-105188">
                <text:p>-105188</text:p>
              </table:table-cell>
              <table:table-cell office:value-type="float" office:value="4110">
                <text:p>4110</text:p>
              </table:table-cell>
              <table:table-cell office:value-type="float" office:value="1.05159997940063">
                <text:p>1.05159997940063</text:p>
              </table:table-cell>
            </table:table-row>
            <table:table-row>
              <table:table-cell office:value-type="string">
                <text:p>20170103</text:p>
              </table:table-cell>
              <table:table-cell office:value-type="float" office:value="71958">
                <text:p>71958</text:p>
              </table:table-cell>
              <table:table-cell office:value-type="float" office:value="41478">
                <text:p>41478</text:p>
              </table:table-cell>
              <table:table-cell office:value-type="float" office:value="-117227">
                <text:p>-117227</text:p>
              </table:table-cell>
              <table:table-cell office:value-type="float" office:value="7440">
                <text:p>7440</text:p>
              </table:table-cell>
              <table:table-cell office:value-type="float" office:value="1.05330002307892">
                <text:p>1.05330002307892</text:p>
              </table:table-cell>
            </table:table-row>
            <table:table-row>
              <table:table-cell office:value-type="string">
                <text:p>20170110</text:p>
              </table:table-cell>
              <table:table-cell office:value-type="float" office:value="60880">
                <text:p>60880</text:p>
              </table:table-cell>
              <table:table-cell office:value-type="float" office:value="50446">
                <text:p>50446</text:p>
              </table:table-cell>
              <table:table-cell office:value-type="float" office:value="-115721">
                <text:p>-115721</text:p>
              </table:table-cell>
              <table:table-cell office:value-type="float" office:value="11402">
                <text:p>11402</text:p>
              </table:table-cell>
              <table:table-cell office:value-type="float" office:value="1.06439995765686">
                <text:p>1.06439995765686</text:p>
              </table:table-cell>
            </table:table-row>
            <table:table-row>
              <table:table-cell office:value-type="string">
                <text:p>20170117</text:p>
              </table:table-cell>
              <table:table-cell office:value-type="float" office:value="40824">
                <text:p>40824</text:p>
              </table:table-cell>
              <table:table-cell office:value-type="float" office:value="60540">
                <text:p>60540</text:p>
              </table:table-cell>
              <table:table-cell office:value-type="float" office:value="-111024">
                <text:p>-111024</text:p>
              </table:table-cell>
              <table:table-cell office:value-type="float" office:value="17737">
                <text:p>17737</text:p>
              </table:table-cell>
              <table:table-cell office:value-type="float" office:value="1.0702999830246">
                <text:p>1.0702999830246</text:p>
              </table:table-cell>
            </table:table-row>
            <table:table-row>
              <table:table-cell office:value-type="string">
                <text:p>20170124</text:p>
              </table:table-cell>
              <table:table-cell office:value-type="float" office:value="22080">
                <text:p>22080</text:p>
              </table:table-cell>
              <table:table-cell office:value-type="float" office:value="62034">
                <text:p>62034</text:p>
              </table:table-cell>
              <table:table-cell office:value-type="float" office:value="-98652">
                <text:p>-98652</text:p>
              </table:table-cell>
              <table:table-cell office:value-type="float" office:value="22457">
                <text:p>22457</text:p>
              </table:table-cell>
              <table:table-cell office:value-type="float" office:value="1.06990003585815">
                <text:p>1.06990003585815</text:p>
              </table:table-cell>
            </table:table-row>
            <table:table-row>
              <table:table-cell office:value-type="string">
                <text:p>20170131</text:p>
              </table:table-cell>
              <table:table-cell office:value-type="float" office:value="17686">
                <text:p>17686</text:p>
              </table:table-cell>
              <table:table-cell office:value-type="float" office:value="54783">
                <text:p>54783</text:p>
              </table:table-cell>
              <table:table-cell office:value-type="float" office:value="-83960">
                <text:p>-83960</text:p>
              </table:table-cell>
              <table:table-cell office:value-type="float" office:value="19056">
                <text:p>19056</text:p>
              </table:table-cell>
              <table:table-cell office:value-type="float" office:value="1.07840001583099">
                <text:p>1.07840001583099</text:p>
              </table:table-cell>
            </table:table-row>
            <table:table-row>
              <table:table-cell office:value-type="string">
                <text:p>20170207</text:p>
              </table:table-cell>
              <table:table-cell office:value-type="float" office:value="17334">
                <text:p>17334</text:p>
              </table:table-cell>
              <table:table-cell office:value-type="float" office:value="50789">
                <text:p>50789</text:p>
              </table:table-cell>
              <table:table-cell office:value-type="float" office:value="-86582">
                <text:p>-86582</text:p>
              </table:table-cell>
              <table:table-cell office:value-type="float" office:value="22363">
                <text:p>22363</text:p>
              </table:table-cell>
              <table:table-cell office:value-type="float" office:value="1.06410002708435">
                <text:p>1.06410002708435</text:p>
              </table:table-cell>
            </table:table-row>
            <table:table-row>
              <table:table-cell office:value-type="string">
                <text:p>20170214</text:p>
              </table:table-cell>
              <table:table-cell office:value-type="float" office:value="38452">
                <text:p>38452</text:p>
              </table:table-cell>
              <table:table-cell office:value-type="float" office:value="38510">
                <text:p>38510</text:p>
              </table:table-cell>
              <table:table-cell office:value-type="float" office:value="-90036">
                <text:p>-90036</text:p>
              </table:table-cell>
              <table:table-cell office:value-type="float" office:value="23749">
                <text:p>23749</text:p>
              </table:table-cell>
              <table:table-cell office:value-type="float" office:value="1.06140005588532">
                <text:p>1.06140005588532</text:p>
              </table:table-cell>
            </table:table-row>
            <table:table-row>
              <table:table-cell office:value-type="string">
                <text:p>20170221</text:p>
              </table:table-cell>
              <table:table-cell office:value-type="float" office:value="45267">
                <text:p>45267</text:p>
              </table:table-cell>
              <table:table-cell office:value-type="float" office:value="40166">
                <text:p>40166</text:p>
              </table:table-cell>
              <table:table-cell office:value-type="float" office:value="-103599">
                <text:p>-103599</text:p>
              </table:table-cell>
              <table:table-cell office:value-type="float" office:value="24164">
                <text:p>24164</text:p>
              </table:table-cell>
              <table:table-cell office:value-type="float" office:value="1.05630004405975">
                <text:p>1.05630004405975</text:p>
              </table:table-cell>
            </table:table-row>
            <table:table-row>
              <table:table-cell office:value-type="string">
                <text:p>20170228</text:p>
              </table:table-cell>
              <table:table-cell office:value-type="float" office:value="29099">
                <text:p>29099</text:p>
              </table:table-cell>
              <table:table-cell office:value-type="float" office:value="43371">
                <text:p>43371</text:p>
              </table:table-cell>
              <table:table-cell office:value-type="float" office:value="-91856">
                <text:p>-91856</text:p>
              </table:table-cell>
              <table:table-cell office:value-type="float" office:value="26746">
                <text:p>26746</text:p>
              </table:table-cell>
              <table:table-cell office:value-type="float" office:value="1.06229996681213">
                <text:p>1.06229996681213</text:p>
              </table:table-cell>
            </table:table-row>
            <table:table-row>
              <table:table-cell office:value-type="string">
                <text:p>20170307</text:p>
              </table:table-cell>
              <table:table-cell office:value-type="float" office:value="34657">
                <text:p>34657</text:p>
              </table:table-cell>
              <table:table-cell office:value-type="float" office:value="47098">
                <text:p>47098</text:p>
              </table:table-cell>
              <table:table-cell office:value-type="float" office:value="-100590">
                <text:p>-100590</text:p>
              </table:table-cell>
              <table:table-cell office:value-type="float" office:value="26105">
                <text:p>26105</text:p>
              </table:table-cell>
              <table:table-cell office:value-type="float" office:value="1.06719994544983">
                <text:p>1.06719994544983</text:p>
              </table:table-cell>
            </table:table-row>
            <table:table-row>
              <table:table-cell office:value-type="string">
                <text:p>20170314</text:p>
              </table:table-cell>
              <table:table-cell office:value-type="float" office:value="45034">
                <text:p>45034</text:p>
              </table:table-cell>
              <table:table-cell office:value-type="float" office:value="49697">
                <text:p>49697</text:p>
              </table:table-cell>
              <table:table-cell office:value-type="float" office:value="-87734">
                <text:p>-87734</text:p>
              </table:table-cell>
              <table:table-cell office:value-type="float" office:value="-10411">
                <text:p>-10411</text:p>
              </table:table-cell>
              <table:table-cell office:value-type="float" office:value="1.07379996776581">
                <text:p>1.07379996776581</text:p>
              </table:table-cell>
            </table:table-row>
            <table:table-row>
              <table:table-cell office:value-type="string">
                <text:p>20170321</text:p>
              </table:table-cell>
              <table:table-cell office:value-type="float" office:value="13428">
                <text:p>13428</text:p>
              </table:table-cell>
              <table:table-cell office:value-type="float" office:value="67213">
                <text:p>67213</text:p>
              </table:table-cell>
              <table:table-cell office:value-type="float" office:value="-68903">
                <text:p>-68903</text:p>
              </table:table-cell>
              <table:table-cell office:value-type="float" office:value="-15306">
                <text:p>-15306</text:p>
              </table:table-cell>
              <table:table-cell office:value-type="float" office:value="1.07990002632141">
                <text:p>1.07990002632141</text:p>
              </table:table-cell>
            </table:table-row>
            <table:table-row>
              <table:table-cell office:value-type="string">
                <text:p>20170328</text:p>
              </table:table-cell>
              <table:table-cell office:value-type="float" office:value="-1723">
                <text:p>-1723</text:p>
              </table:table-cell>
              <table:table-cell office:value-type="float" office:value="71111">
                <text:p>71111</text:p>
              </table:table-cell>
              <table:table-cell office:value-type="float" office:value="-59919">
                <text:p>-59919</text:p>
              </table:table-cell>
              <table:table-cell office:value-type="float" office:value="-11460">
                <text:p>-11460</text:p>
              </table:table-cell>
              <table:table-cell office:value-type="float" office:value="1.06519997119904">
                <text:p>1.06519997119904</text:p>
              </table:table-cell>
            </table:table-row>
            <table:table-row>
              <table:table-cell office:value-type="string">
                <text:p>20170404</text:p>
              </table:table-cell>
              <table:table-cell office:value-type="float" office:value="6244">
                <text:p>6244</text:p>
              </table:table-cell>
              <table:table-cell office:value-type="float" office:value="65316">
                <text:p>65316</text:p>
              </table:table-cell>
              <table:table-cell office:value-type="float" office:value="-67353">
                <text:p>-67353</text:p>
              </table:table-cell>
              <table:table-cell office:value-type="float" office:value="-8515">
                <text:p>-85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170411</text:p>
              </table:table-cell>
              <table:table-cell office:value-type="float" office:value="36895">
                <text:p>36895</text:p>
              </table:table-cell>
              <table:table-cell office:value-type="float" office:value="57214">
                <text:p>57214</text:p>
              </table:table-cell>
              <table:table-cell office:value-type="float" office:value="-88147">
                <text:p>-88147</text:p>
              </table:table-cell>
              <table:table-cell office:value-type="float" office:value="-8842">
                <text:p>-8842</text:p>
              </table:table-cell>
              <table:table-cell office:value-type="float" office:value="1.06120002269745">
                <text:p>1.06120002269745</text:p>
              </table:table-cell>
            </table:table-row>
            <table:table-row>
              <table:table-cell office:value-type="string">
                <text:p>20170418</text:p>
              </table:table-cell>
              <table:table-cell office:value-type="float" office:value="50352">
                <text:p>50352</text:p>
              </table:table-cell>
              <table:table-cell office:value-type="float" office:value="56298">
                <text:p>56298</text:p>
              </table:table-cell>
              <table:table-cell office:value-type="float" office:value="-96320">
                <text:p>-96320</text:p>
              </table:table-cell>
              <table:table-cell office:value-type="float" office:value="-11631">
                <text:p>-11631</text:p>
              </table:table-cell>
              <table:table-cell office:value-type="float" office:value="1.07280004024506">
                <text:p>1.07280004024506</text:p>
              </table:table-cell>
            </table:table-row>
            <table:table-row>
              <table:table-cell office:value-type="string">
                <text:p>20170425</text:p>
              </table:table-cell>
              <table:table-cell office:value-type="float" office:value="16564">
                <text:p>16564</text:p>
              </table:table-cell>
              <table:table-cell office:value-type="float" office:value="71602">
                <text:p>71602</text:p>
              </table:table-cell>
              <table:table-cell office:value-type="float" office:value="-81305">
                <text:p>-81305</text:p>
              </table:table-cell>
              <table:table-cell office:value-type="float" office:value="-13967">
                <text:p>-13967</text:p>
              </table:table-cell>
              <table:table-cell office:value-type="float" office:value="1.0896999835968">
                <text:p>1.0896999835968</text:p>
              </table:table-cell>
            </table:table-row>
            <table:table-row>
              <table:table-cell office:value-type="string">
                <text:p>20170502</text:p>
              </table:table-cell>
              <table:table-cell office:value-type="float" office:value="-12000">
                <text:p>-12000</text:p>
              </table:table-cell>
              <table:table-cell office:value-type="float" office:value="80731">
                <text:p>80731</text:p>
              </table:table-cell>
              <table:table-cell office:value-type="float" office:value="-53004">
                <text:p>-53004</text:p>
              </table:table-cell>
              <table:table-cell office:value-type="float" office:value="-16552">
                <text:p>-16552</text:p>
              </table:table-cell>
              <table:table-cell office:value-type="float" office:value="1.09979999065399">
                <text:p>1.09979999065399</text:p>
              </table:table-cell>
            </table:table-row>
            <table:table-row>
              <table:table-cell office:value-type="string">
                <text:p>20170509</text:p>
              </table:table-cell>
              <table:table-cell office:value-type="float" office:value="-30224">
                <text:p>-30224</text:p>
              </table:table-cell>
              <table:table-cell office:value-type="float" office:value="88599">
                <text:p>88599</text:p>
              </table:table-cell>
              <table:table-cell office:value-type="float" office:value="-50841">
                <text:p>-50841</text:p>
              </table:table-cell>
              <table:table-cell office:value-type="float" office:value="-18334">
                <text:p>-18334</text:p>
              </table:table-cell>
              <table:table-cell office:value-type="float" office:value="1.09309995174408">
                <text:p>1.09309995174408</text:p>
              </table:table-cell>
            </table:table-row>
            <table:table-row>
              <table:table-cell office:value-type="string">
                <text:p>20170516</text:p>
              </table:table-cell>
              <table:table-cell office:value-type="float" office:value="-54860">
                <text:p>-54860</text:p>
              </table:table-cell>
              <table:table-cell office:value-type="float" office:value="97257">
                <text:p>97257</text:p>
              </table:table-cell>
              <table:table-cell office:value-type="float" office:value="-33438">
                <text:p>-33438</text:p>
              </table:table-cell>
              <table:table-cell office:value-type="float" office:value="-21306">
                <text:p>-21306</text:p>
              </table:table-cell>
              <table:table-cell office:value-type="float" office:value="1.12070000171661">
                <text:p>1.12070000171661</text:p>
              </table:table-cell>
            </table:table-row>
            <table:table-row>
              <table:table-cell office:value-type="string">
                <text:p>20170523</text:p>
              </table:table-cell>
              <table:table-cell office:value-type="float" office:value="-82947">
                <text:p>-82947</text:p>
              </table:table-cell>
              <table:table-cell office:value-type="float" office:value="98582">
                <text:p>98582</text:p>
              </table:table-cell>
              <table:table-cell office:value-type="float" office:value="-5342">
                <text:p>-5342</text:p>
              </table:table-cell>
              <table:table-cell office:value-type="float" office:value="-27018">
                <text:p>-27018</text:p>
              </table:table-cell>
              <table:table-cell office:value-type="float" office:value="1.11829996109009">
                <text:p>1.11829996109009</text:p>
              </table:table-cell>
            </table:table-row>
            <table:table-row>
              <table:table-cell office:value-type="string">
                <text:p>20170530</text:p>
              </table:table-cell>
              <table:table-cell office:value-type="float" office:value="-94965">
                <text:p>-94965</text:p>
              </table:table-cell>
              <table:table-cell office:value-type="float" office:value="102937">
                <text:p>102937</text:p>
              </table:table-cell>
              <table:table-cell office:value-type="float" office:value="5646">
                <text:p>5646</text:p>
              </table:table-cell>
              <table:table-cell office:value-type="float" office:value="-34389">
                <text:p>-34389</text:p>
              </table:table-cell>
              <table:table-cell office:value-type="float" office:value="1.1282000541687">
                <text:p>1.1282000541687</text:p>
              </table:table-cell>
            </table:table-row>
            <table:table-row>
              <table:table-cell office:value-type="string">
                <text:p>20170606</text:p>
              </table:table-cell>
              <table:table-cell office:value-type="float" office:value="-96255">
                <text:p>-96255</text:p>
              </table:table-cell>
              <table:table-cell office:value-type="float" office:value="103919">
                <text:p>103919</text:p>
              </table:table-cell>
              <table:table-cell office:value-type="float" office:value="10110">
                <text:p>10110</text:p>
              </table:table-cell>
              <table:table-cell office:value-type="float" office:value="-34770">
                <text:p>-34770</text:p>
              </table:table-cell>
              <table:table-cell office:value-type="float" office:value="1.11960005760193">
                <text:p>1.11960005760193</text:p>
              </table:table-cell>
            </table:table-row>
            <table:table-row>
              <table:table-cell office:value-type="string">
                <text:p>20170613</text:p>
              </table:table-cell>
              <table:table-cell office:value-type="float" office:value="-86180">
                <text:p>-86180</text:p>
              </table:table-cell>
              <table:table-cell office:value-type="float" office:value="99277">
                <text:p>99277</text:p>
              </table:table-cell>
              <table:table-cell office:value-type="float" office:value="10001">
                <text:p>10001</text:p>
              </table:table-cell>
              <table:table-cell office:value-type="float" office:value="-33973">
                <text:p>-33973</text:p>
              </table:table-cell>
              <table:table-cell office:value-type="float" office:value="1.11979997158051">
                <text:p>1.11979997158051</text:p>
              </table:table-cell>
            </table:table-row>
            <table:table-row>
              <table:table-cell office:value-type="string">
                <text:p>20170620</text:p>
              </table:table-cell>
              <table:table-cell office:value-type="float" office:value="-51298">
                <text:p>-51298</text:p>
              </table:table-cell>
              <table:table-cell office:value-type="float" office:value="96315">
                <text:p>96315</text:p>
              </table:table-cell>
              <table:table-cell office:value-type="float" office:value="-14975">
                <text:p>-14975</text:p>
              </table:table-cell>
              <table:table-cell office:value-type="float" office:value="-45345">
                <text:p>-45345</text:p>
              </table:table-cell>
              <table:table-cell office:value-type="float" office:value="1.11940002441406">
                <text:p>1.11940002441406</text:p>
              </table:table-cell>
            </table:table-row>
            <table:table-row>
              <table:table-cell office:value-type="string">
                <text:p>20170627</text:p>
              </table:table-cell>
              <table:table-cell office:value-type="float" office:value="-65241">
                <text:p>-65241</text:p>
              </table:table-cell>
              <table:table-cell office:value-type="float" office:value="104751">
                <text:p>104751</text:p>
              </table:table-cell>
              <table:table-cell office:value-type="float" office:value="-8147">
                <text:p>-8147</text:p>
              </table:table-cell>
              <table:table-cell office:value-type="float" office:value="-48173">
                <text:p>-48173</text:p>
              </table:table-cell>
              <table:table-cell office:value-type="float" office:value="1.14260005950928">
                <text:p>1.14260005950928</text:p>
              </table:table-cell>
            </table:table-row>
            <table:table-row>
              <table:table-cell office:value-type="string">
                <text:p>20170703</text:p>
              </table:table-cell>
              <table:table-cell office:value-type="float" office:value="-88720">
                <text:p>-88720</text:p>
              </table:table-cell>
              <table:table-cell office:value-type="float" office:value="107690">
                <text:p>107690</text:p>
              </table:table-cell>
              <table:table-cell office:value-type="float" office:value="-6613">
                <text:p>-6613</text:p>
              </table:table-cell>
              <table:table-cell office:value-type="float" office:value="-34934">
                <text:p>-34934</text:p>
              </table:table-cell>
              <table:table-cell office:value-type="float" office:value="1.14010000228882">
                <text:p>1.14010000228882</text:p>
              </table:table-cell>
            </table:table-row>
            <table:table-row>
              <table:table-cell office:value-type="string">
                <text:p>20170711</text:p>
              </table:table-cell>
              <table:table-cell office:value-type="float" office:value="-99573">
                <text:p>-99573</text:p>
              </table:table-cell>
              <table:table-cell office:value-type="float" office:value="104842">
                <text:p>104842</text:p>
              </table:table-cell>
              <table:table-cell office:value-type="float" office:value="290">
                <text:p>290</text:p>
              </table:table-cell>
              <table:table-cell office:value-type="float" office:value="-29776">
                <text:p>-29776</text:p>
              </table:table-cell>
              <table:table-cell office:value-type="float" office:value="1.14690005779266">
                <text:p>1.14690005779266</text:p>
              </table:table-cell>
            </table:table-row>
            <table:table-row>
              <table:table-cell office:value-type="string">
                <text:p>20170718</text:p>
              </table:table-cell>
              <table:table-cell office:value-type="float" office:value="-110676">
                <text:p>-110676</text:p>
              </table:table-cell>
              <table:table-cell office:value-type="float" office:value="109753">
                <text:p>109753</text:p>
              </table:table-cell>
              <table:table-cell office:value-type="float" office:value="6459">
                <text:p>6459</text:p>
              </table:table-cell>
              <table:table-cell office:value-type="float" office:value="-32667">
                <text:p>-32667</text:p>
              </table:table-cell>
              <table:table-cell office:value-type="float" office:value="1.16630005836487">
                <text:p>1.16630005836487</text:p>
              </table:table-cell>
            </table:table-row>
            <table:table-row>
              <table:table-cell office:value-type="string">
                <text:p>20170725</text:p>
              </table:table-cell>
              <table:table-cell office:value-type="float" office:value="-102967">
                <text:p>-102967</text:p>
              </table:table-cell>
              <table:table-cell office:value-type="float" office:value="107560">
                <text:p>107560</text:p>
              </table:table-cell>
              <table:table-cell office:value-type="float" office:value="352">
                <text:p>352</text:p>
              </table:table-cell>
              <table:table-cell office:value-type="float" office:value="-29638">
                <text:p>-29638</text:p>
              </table:table-cell>
              <table:table-cell office:value-type="float" office:value="1.17519998550415">
                <text:p>1.17519998550415</text:p>
              </table:table-cell>
            </table:table-row>
            <table:table-row>
              <table:table-cell office:value-type="string">
                <text:p>20170801</text:p>
              </table:table-cell>
              <table:table-cell office:value-type="float" office:value="-106385">
                <text:p>-106385</text:p>
              </table:table-cell>
              <table:table-cell office:value-type="float" office:value="105698">
                <text:p>105698</text:p>
              </table:table-cell>
              <table:table-cell office:value-type="float" office:value="6697">
                <text:p>6697</text:p>
              </table:table-cell>
              <table:table-cell office:value-type="float" office:value="-31934">
                <text:p>-31934</text:p>
              </table:table-cell>
              <table:table-cell office:value-type="float" office:value="1.17719995975494">
                <text:p>1.17719995975494</text:p>
              </table:table-cell>
            </table:table-row>
            <table:table-row>
              <table:table-cell office:value-type="string">
                <text:p>20170808</text:p>
              </table:table-cell>
              <table:table-cell office:value-type="float" office:value="-119589">
                <text:p>-119589</text:p>
              </table:table-cell>
              <table:table-cell office:value-type="float" office:value="97612">
                <text:p>97612</text:p>
              </table:table-cell>
              <table:table-cell office:value-type="float" office:value="25333">
                <text:p>25333</text:p>
              </table:table-cell>
              <table:table-cell office:value-type="float" office:value="-31461">
                <text:p>-31461</text:p>
              </table:table-cell>
              <table:table-cell office:value-type="float" office:value="1.18210005760193">
                <text:p>1.18210005760193</text:p>
              </table:table-cell>
            </table:table-row>
            <table:table-row>
              <table:table-cell office:value-type="string">
                <text:p>20170815</text:p>
              </table:table-cell>
              <table:table-cell office:value-type="float" office:value="-113382">
                <text:p>-113382</text:p>
              </table:table-cell>
              <table:table-cell office:value-type="float" office:value="111065">
                <text:p>111065</text:p>
              </table:table-cell>
              <table:table-cell office:value-type="float" office:value="9360">
                <text:p>9360</text:p>
              </table:table-cell>
              <table:table-cell office:value-type="float" office:value="-32145">
                <text:p>-32145</text:p>
              </table:table-cell>
              <table:table-cell office:value-type="float" office:value="1.17620003223419">
                <text:p>1.17620003223419</text:p>
              </table:table-cell>
            </table:table-row>
            <table:table-row>
              <table:table-cell office:value-type="string">
                <text:p>20170822</text:p>
              </table:table-cell>
              <table:table-cell office:value-type="float" office:value="-123116">
                <text:p>-123116</text:p>
              </table:table-cell>
              <table:table-cell office:value-type="float" office:value="106625">
                <text:p>106625</text:p>
              </table:table-cell>
              <table:table-cell office:value-type="float" office:value="23844">
                <text:p>23844</text:p>
              </table:table-cell>
              <table:table-cell office:value-type="float" office:value="-33903">
                <text:p>-33903</text:p>
              </table:table-cell>
              <table:table-cell office:value-type="float" office:value="1.19260001182556">
                <text:p>1.19260001182556</text:p>
              </table:table-cell>
            </table:table-row>
            <table:table-row>
              <table:table-cell office:value-type="string">
                <text:p>20170829</text:p>
              </table:table-cell>
              <table:table-cell office:value-type="float" office:value="-127856">
                <text:p>-127856</text:p>
              </table:table-cell>
              <table:table-cell office:value-type="float" office:value="106701">
                <text:p>106701</text:p>
              </table:table-cell>
              <table:table-cell office:value-type="float" office:value="30806">
                <text:p>30806</text:p>
              </table:table-cell>
              <table:table-cell office:value-type="float" office:value="-36892">
                <text:p>-36892</text:p>
              </table:table-cell>
              <table:table-cell office:value-type="float" office:value="1.18589997291565">
                <text:p>1.18589997291565</text:p>
              </table:table-cell>
            </table:table-row>
            <table:table-row>
              <table:table-cell office:value-type="string">
                <text:p>20170905</text:p>
              </table:table-cell>
              <table:table-cell office:value-type="float" office:value="-126796">
                <text:p>-126796</text:p>
              </table:table-cell>
              <table:table-cell office:value-type="float" office:value="110707">
                <text:p>110707</text:p>
              </table:table-cell>
              <table:table-cell office:value-type="float" office:value="30057">
                <text:p>30057</text:p>
              </table:table-cell>
              <table:table-cell office:value-type="float" office:value="-38327">
                <text:p>-38327</text:p>
              </table:table-cell>
              <table:table-cell office:value-type="float" office:value="1.20350003242493">
                <text:p>1.20350003242493</text:p>
              </table:table-cell>
            </table:table-row>
            <table:table-row>
              <table:table-cell office:value-type="string">
                <text:p>20170912</text:p>
              </table:table-cell>
              <table:table-cell office:value-type="float" office:value="-106354">
                <text:p>-106354</text:p>
              </table:table-cell>
              <table:table-cell office:value-type="float" office:value="95551">
                <text:p>95551</text:p>
              </table:table-cell>
              <table:table-cell office:value-type="float" office:value="23054">
                <text:p>23054</text:p>
              </table:table-cell>
              <table:table-cell office:value-type="float" office:value="-42378">
                <text:p>-42378</text:p>
              </table:table-cell>
              <table:table-cell office:value-type="float" office:value="1.19430005550385">
                <text:p>1.19430005550385</text:p>
              </table:table-cell>
            </table:table-row>
            <table:table-row>
              <table:table-cell office:value-type="string">
                <text:p>20170919</text:p>
              </table:table-cell>
              <table:table-cell office:value-type="float" office:value="-72811">
                <text:p>-72811</text:p>
              </table:table-cell>
              <table:table-cell office:value-type="float" office:value="101533">
                <text:p>101533</text:p>
              </table:table-cell>
              <table:table-cell office:value-type="float" office:value="1159">
                <text:p>1159</text:p>
              </table:table-cell>
              <table:table-cell office:value-type="float" office:value="-54466">
                <text:p>-54466</text:p>
              </table:table-cell>
              <table:table-cell office:value-type="float" office:value="1.19539999961853">
                <text:p>1.19539999961853</text:p>
              </table:table-cell>
            </table:table-row>
            <table:table-row>
              <table:table-cell office:value-type="string">
                <text:p>20170926</text:p>
              </table:table-cell>
              <table:table-cell office:value-type="float" office:value="-88001">
                <text:p>-88001</text:p>
              </table:table-cell>
              <table:table-cell office:value-type="float" office:value="100382">
                <text:p>100382</text:p>
              </table:table-cell>
              <table:table-cell office:value-type="float" office:value="19733">
                <text:p>19733</text:p>
              </table:table-cell>
              <table:table-cell office:value-type="float" office:value="-52563">
                <text:p>-52563</text:p>
              </table:table-cell>
              <table:table-cell office:value-type="float" office:value="1.1813999414444">
                <text:p>1.1813999414444</text:p>
              </table:table-cell>
            </table:table-row>
            <table:table-row>
              <table:table-cell office:value-type="string">
                <text:p>20171003</text:p>
              </table:table-cell>
              <table:table-cell office:value-type="float" office:value="-88949">
                <text:p>-88949</text:p>
              </table:table-cell>
              <table:table-cell office:value-type="float" office:value="99200">
                <text:p>99200</text:p>
              </table:table-cell>
              <table:table-cell office:value-type="float" office:value="18309">
                <text:p>18309</text:p>
              </table:table-cell>
              <table:table-cell office:value-type="float" office:value="-47035">
                <text:p>-47035</text:p>
              </table:table-cell>
              <table:table-cell office:value-type="float" office:value="1.17340004444122">
                <text:p>1.17340004444122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-97852">
                <text:p>-97852</text:p>
              </table:table-cell>
              <table:table-cell office:value-type="float" office:value="106453">
                <text:p>106453</text:p>
              </table:table-cell>
              <table:table-cell office:value-type="float" office:value="22807">
                <text:p>22807</text:p>
              </table:table-cell>
              <table:table-cell office:value-type="float" office:value="-49773">
                <text:p>-49773</text:p>
              </table:table-cell>
              <table:table-cell office:value-type="float" office:value="1.18229997158051">
                <text:p>1.18229997158051</text:p>
              </table:table-cell>
            </table:table-row>
            <table:table-row>
              <table:table-cell office:value-type="string">
                <text:p>20171017</text:p>
              </table:table-cell>
              <table:table-cell office:value-type="float" office:value="-97651">
                <text:p>-97651</text:p>
              </table:table-cell>
              <table:table-cell office:value-type="float" office:value="109398">
                <text:p>109398</text:p>
              </table:table-cell>
              <table:table-cell office:value-type="float" office:value="15334">
                <text:p>15334</text:p>
              </table:table-cell>
              <table:table-cell office:value-type="float" office:value="-47719">
                <text:p>-47719</text:p>
              </table:table-cell>
              <table:table-cell office:value-type="float" office:value="1.17850005626678">
                <text:p>1.17850005626678</text:p>
              </table:table-cell>
            </table:table-row>
            <table:table-row>
              <table:table-cell office:value-type="string">
                <text:p>20171024</text:p>
              </table:table-cell>
              <table:table-cell office:value-type="float" office:value="-96185">
                <text:p>-96185</text:p>
              </table:table-cell>
              <table:table-cell office:value-type="float" office:value="109240">
                <text:p>109240</text:p>
              </table:table-cell>
              <table:table-cell office:value-type="float" office:value="10159">
                <text:p>10159</text:p>
              </table:table-cell>
              <table:table-cell office:value-type="float" office:value="-45308">
                <text:p>-45308</text:p>
              </table:table-cell>
              <table:table-cell office:value-type="float" office:value="1.16100001335144">
                <text:p>1.16100001335144</text:p>
              </table:table-cell>
            </table:table-row>
            <table:table-row>
              <table:table-cell office:value-type="string">
                <text:p>20171031</text:p>
              </table:table-cell>
              <table:table-cell office:value-type="float" office:value="-83679">
                <text:p>-83679</text:p>
              </table:table-cell>
              <table:table-cell office:value-type="float" office:value="112233">
                <text:p>112233</text:p>
              </table:table-cell>
              <table:table-cell office:value-type="float" office:value="-57">
                <text:p>-57</text:p>
              </table:table-cell>
              <table:table-cell office:value-type="float" office:value="-39532">
                <text:p>-39532</text:p>
              </table:table-cell>
              <table:table-cell office:value-type="float" office:value="1.16089999675751">
                <text:p>1.16089999675751</text:p>
              </table:table-cell>
            </table:table-row>
            <table:table-row>
              <table:table-cell office:value-type="string">
                <text:p>20171107</text:p>
              </table:table-cell>
              <table:table-cell office:value-type="float" office:value="-98659">
                <text:p>-98659</text:p>
              </table:table-cell>
              <table:table-cell office:value-type="float" office:value="118502">
                <text:p>118502</text:p>
              </table:table-cell>
              <table:table-cell office:value-type="float" office:value="4556">
                <text:p>4556</text:p>
              </table:table-cell>
              <table:table-cell office:value-type="float" office:value="-37772">
                <text:p>-37772</text:p>
              </table:table-cell>
              <table:table-cell office:value-type="float" office:value="1.16649997234344">
                <text:p>1.16649997234344</text:p>
              </table:table-cell>
            </table:table-row>
            <table:table-row>
              <table:table-cell office:value-type="string">
                <text:p>20171114</text:p>
              </table:table-cell>
              <table:table-cell office:value-type="float" office:value="-109695">
                <text:p>-109695</text:p>
              </table:table-cell>
              <table:table-cell office:value-type="float" office:value="127494">
                <text:p>127494</text:p>
              </table:table-cell>
              <table:table-cell office:value-type="float" office:value="3856">
                <text:p>3856</text:p>
              </table:table-cell>
              <table:table-cell office:value-type="float" office:value="-39254">
                <text:p>-39254</text:p>
              </table:table-cell>
              <table:table-cell office:value-type="float" office:value="1.17949998378754">
                <text:p>1.17949998378754</text:p>
              </table:table-cell>
            </table:table-row>
            <table:table-row>
              <table:table-cell office:value-type="string">
                <text:p>20171121</text:p>
              </table:table-cell>
              <table:table-cell office:value-type="float" office:value="-168269">
                <text:p>-168269</text:p>
              </table:table-cell>
              <table:table-cell office:value-type="float" office:value="129410">
                <text:p>129410</text:p>
              </table:table-cell>
              <table:table-cell office:value-type="float" office:value="9593">
                <text:p>9593</text:p>
              </table:table-cell>
              <table:table-cell office:value-type="float" office:value="7628">
                <text:p>7628</text:p>
              </table:table-cell>
              <table:table-cell office:value-type="float" office:value="1.192999958992">
                <text:p>1.192999958992</text:p>
              </table:table-cell>
            </table:table-row>
            <table:table-row>
              <table:table-cell office:value-type="string">
                <text:p>20171128</text:p>
              </table:table-cell>
              <table:table-cell office:value-type="float" office:value="-188788">
                <text:p>-188788</text:p>
              </table:table-cell>
              <table:table-cell office:value-type="float" office:value="141402">
                <text:p>141402</text:p>
              </table:table-cell>
              <table:table-cell office:value-type="float" office:value="6929">
                <text:p>6929</text:p>
              </table:table-cell>
              <table:table-cell office:value-type="float" office:value="8297">
                <text:p>8297</text:p>
              </table:table-cell>
              <table:table-cell office:value-type="float" office:value="1.18910002708435">
                <text:p>1.18910002708435</text:p>
              </table:table-cell>
            </table:table-row>
            <table:table-row>
              <table:table-cell office:value-type="string">
                <text:p>20171205</text:p>
              </table:table-cell>
              <table:table-cell office:value-type="float" office:value="-183667">
                <text:p>-183667</text:p>
              </table:table-cell>
              <table:table-cell office:value-type="float" office:value="135265">
                <text:p>135265</text:p>
              </table:table-cell>
              <table:table-cell office:value-type="float" office:value="7551">
                <text:p>7551</text:p>
              </table:table-cell>
              <table:table-cell office:value-type="float" office:value="9423">
                <text:p>9423</text:p>
              </table:table-cell>
              <table:table-cell office:value-type="float" office:value="1.17639994621277">
                <text:p>1.17639994621277</text:p>
              </table:table-cell>
            </table:table-row>
            <table:table-row>
              <table:table-cell office:value-type="string">
                <text:p>20171212</text:p>
              </table:table-cell>
              <table:table-cell office:value-type="float" office:value="-176428">
                <text:p>-176428</text:p>
              </table:table-cell>
              <table:table-cell office:value-type="float" office:value="127545">
                <text:p>127545</text:p>
              </table:table-cell>
              <table:table-cell office:value-type="float" office:value="15117">
                <text:p>15117</text:p>
              </table:table-cell>
              <table:table-cell office:value-type="float" office:value="12125">
                <text:p>12125</text:p>
              </table:table-cell>
              <table:table-cell office:value-type="float" office:value="1.17540001869202">
                <text:p>1.17540001869202</text:p>
              </table:table-cell>
            </table:table-row>
            <table:table-row>
              <table:table-cell office:value-type="string">
                <text:p>20171219</text:p>
              </table:table-cell>
              <table:table-cell office:value-type="float" office:value="-172576">
                <text:p>-172576</text:p>
              </table:table-cell>
              <table:table-cell office:value-type="float" office:value="128708">
                <text:p>128708</text:p>
              </table:table-cell>
              <table:table-cell office:value-type="float" office:value="-2345">
                <text:p>-2345</text:p>
              </table:table-cell>
              <table:table-cell office:value-type="float" office:value="12676">
                <text:p>12676</text:p>
              </table:table-cell>
              <table:table-cell office:value-type="float" office:value="1.18589997291565">
                <text:p>1.18589997291565</text:p>
              </table:table-cell>
            </table:table-row>
            <table:table-row>
              <table:table-cell office:value-type="string">
                <text:p>20171226</text:p>
              </table:table-cell>
              <table:table-cell office:value-type="float" office:value="-177720">
                <text:p>-177720</text:p>
              </table:table-cell>
              <table:table-cell office:value-type="float" office:value="124138">
                <text:p>124138</text:p>
              </table:table-cell>
              <table:table-cell office:value-type="float" office:value="563">
                <text:p>563</text:p>
              </table:table-cell>
              <table:table-cell office:value-type="float" office:value="13755">
                <text:p>13755</text:p>
              </table:table-cell>
              <table:table-cell office:value-type="float" office:value="1.19980001449585">
                <text:p>1.19980001449585</text:p>
              </table:table-cell>
            </table:table-row>
            <table:table-row>
              <table:table-cell office:value-type="string">
                <text:p>20180102</text:p>
              </table:table-cell>
              <table:table-cell office:value-type="float" office:value="-223096">
                <text:p>-223096</text:p>
              </table:table-cell>
              <table:table-cell office:value-type="float" office:value="134671">
                <text:p>134671</text:p>
              </table:table-cell>
              <table:table-cell office:value-type="float" office:value="34530">
                <text:p>34530</text:p>
              </table:table-cell>
              <table:table-cell office:value-type="float" office:value="15831">
                <text:p>15831</text:p>
              </table:table-cell>
              <table:table-cell office:value-type="float" office:value="1.20299994945526">
                <text:p>1.20299994945526</text:p>
              </table:table-cell>
            </table:table-row>
            <table:table-row>
              <table:table-cell office:value-type="string">
                <text:p>20180109</text:p>
              </table:table-cell>
              <table:table-cell office:value-type="float" office:value="-246463">
                <text:p>-246463</text:p>
              </table:table-cell>
              <table:table-cell office:value-type="float" office:value="149115">
                <text:p>149115</text:p>
              </table:table-cell>
              <table:table-cell office:value-type="float" office:value="42042">
                <text:p>42042</text:p>
              </table:table-cell>
              <table:table-cell office:value-type="float" office:value="16336">
                <text:p>16336</text:p>
              </table:table-cell>
              <table:table-cell office:value-type="float" office:value="1.21870005130768">
                <text:p>1.21870005130768</text:p>
              </table:table-cell>
            </table:table-row>
            <table:table-row>
              <table:table-cell office:value-type="string">
                <text:p>20180116</text:p>
              </table:table-cell>
              <table:table-cell office:value-type="float" office:value="-259732">
                <text:p>-259732</text:p>
              </table:table-cell>
              <table:table-cell office:value-type="float" office:value="155720">
                <text:p>155720</text:p>
              </table:table-cell>
              <table:table-cell office:value-type="float" office:value="45685">
                <text:p>45685</text:p>
              </table:table-cell>
              <table:table-cell office:value-type="float" office:value="15970">
                <text:p>15970</text:p>
              </table:table-cell>
              <table:table-cell office:value-type="float" office:value="1.22220003604889">
                <text:p>1.22220003604889</text:p>
              </table:table-cell>
            </table:table-row>
            <table:table-row>
              <table:table-cell office:value-type="string">
                <text:p>20180123</text:p>
              </table:table-cell>
              <table:table-cell office:value-type="float" office:value="-280936">
                <text:p>-280936</text:p>
              </table:table-cell>
              <table:table-cell office:value-type="float" office:value="155790">
                <text:p>155790</text:p>
              </table:table-cell>
              <table:table-cell office:value-type="float" office:value="59023">
                <text:p>59023</text:p>
              </table:table-cell>
              <table:table-cell office:value-type="float" office:value="18050">
                <text:p>18050</text:p>
              </table:table-cell>
              <table:table-cell office:value-type="float" office:value="1.24210000038147">
                <text:p>1.24210000038147</text:p>
              </table:table-cell>
            </table:table-row>
            <table:table-row>
              <table:table-cell office:value-type="string">
                <text:p>20180130</text:p>
              </table:table-cell>
              <table:table-cell office:value-type="float" office:value="-286655">
                <text:p>-286655</text:p>
              </table:table-cell>
              <table:table-cell office:value-type="float" office:value="149952">
                <text:p>149952</text:p>
              </table:table-cell>
              <table:table-cell office:value-type="float" office:value="76853">
                <text:p>76853</text:p>
              </table:table-cell>
              <table:table-cell office:value-type="float" office:value="17405">
                <text:p>17405</text:p>
              </table:table-cell>
              <table:table-cell office:value-type="float" office:value="1.24619996547699">
                <text:p>1.24619996547699</text:p>
              </table:table-cell>
            </table:table-row>
            <table:table-row>
              <table:table-cell office:value-type="string">
                <text:p>20180206</text:p>
              </table:table-cell>
              <table:table-cell office:value-type="float" office:value="-272467">
                <text:p>-272467</text:p>
              </table:table-cell>
              <table:table-cell office:value-type="float" office:value="150374">
                <text:p>150374</text:p>
              </table:table-cell>
              <table:table-cell office:value-type="float" office:value="66452">
                <text:p>66452</text:p>
              </table:table-cell>
              <table:table-cell office:value-type="float" office:value="17028">
                <text:p>17028</text:p>
              </table:table-cell>
              <table:table-cell office:value-type="float" office:value="1.22350001335144">
                <text:p>1.22350001335144</text:p>
              </table:table-cell>
            </table:table-row>
            <table:table-row>
              <table:table-cell office:value-type="string">
                <text:p>20180213</text:p>
              </table:table-cell>
              <table:table-cell office:value-type="float" office:value="-236121">
                <text:p>-236121</text:p>
              </table:table-cell>
              <table:table-cell office:value-type="float" office:value="138415">
                <text:p>138415</text:p>
              </table:table-cell>
              <table:table-cell office:value-type="float" office:value="34786">
                <text:p>34786</text:p>
              </table:table-cell>
              <table:table-cell office:value-type="float" office:value="14226">
                <text:p>14226</text:p>
              </table:table-cell>
              <table:table-cell office:value-type="float" office:value="1.24059998989105">
                <text:p>1.24059998989105</text:p>
              </table:table-cell>
            </table:table-row>
            <table:table-row>
              <table:table-cell office:value-type="string">
                <text:p>20180220</text:p>
              </table:table-cell>
              <table:table-cell office:value-type="float" office:value="-229104">
                <text:p>-229104</text:p>
              </table:table-cell>
              <table:table-cell office:value-type="float" office:value="141727">
                <text:p>141727</text:p>
              </table:table-cell>
              <table:table-cell office:value-type="float" office:value="29282">
                <text:p>29282</text:p>
              </table:table-cell>
              <table:table-cell office:value-type="float" office:value="15653">
                <text:p>15653</text:p>
              </table:table-cell>
              <table:table-cell office:value-type="float" office:value="1.22930002212524">
                <text:p>1.22930002212524</text:p>
              </table:table-cell>
            </table:table-row>
            <table:table-row>
              <table:table-cell office:value-type="string">
                <text:p>20180227</text:p>
              </table:table-cell>
              <table:table-cell office:value-type="float" office:value="-220394">
                <text:p>-220394</text:p>
              </table:table-cell>
              <table:table-cell office:value-type="float" office:value="131698">
                <text:p>131698</text:p>
              </table:table-cell>
              <table:table-cell office:value-type="float" office:value="33561">
                <text:p>33561</text:p>
              </table:table-cell>
              <table:table-cell office:value-type="float" office:value="16657">
                <text:p>16657</text:p>
              </table:table-cell>
              <table:table-cell office:value-type="float" office:value="1.23169994354248">
                <text:p>1.23169994354248</text:p>
              </table:table-cell>
            </table:table-row>
            <table:table-row>
              <table:table-cell office:value-type="string">
                <text:p>20180306</text:p>
              </table:table-cell>
              <table:table-cell office:value-type="float" office:value="-228435">
                <text:p>-228435</text:p>
              </table:table-cell>
              <table:table-cell office:value-type="float" office:value="142951">
                <text:p>142951</text:p>
              </table:table-cell>
              <table:table-cell office:value-type="float" office:value="30140">
                <text:p>30140</text:p>
              </table:table-cell>
              <table:table-cell office:value-type="float" office:value="14486">
                <text:p>14486</text:p>
              </table:table-cell>
              <table:table-cell office:value-type="float" office:value="1.23070001602173">
                <text:p>1.23070001602173</text:p>
              </table:table-cell>
            </table:table-row>
            <table:table-row>
              <table:table-cell office:value-type="string">
                <text:p>20180313</text:p>
              </table:table-cell>
              <table:table-cell office:value-type="float" office:value="-229622">
                <text:p>-229622</text:p>
              </table:table-cell>
              <table:table-cell office:value-type="float" office:value="147001">
                <text:p>147001</text:p>
              </table:table-cell>
              <table:table-cell office:value-type="float" office:value="37737">
                <text:p>37737</text:p>
              </table:table-cell>
              <table:table-cell office:value-type="float" office:value="13201">
                <text:p>13201</text:p>
              </table:table-cell>
              <table:table-cell office:value-type="float" office:value="1.22889995574951">
                <text:p>1.22889995574951</text:p>
              </table:table-cell>
            </table:table-row>
            <table:table-row>
              <table:table-cell office:value-type="string">
                <text:p>20180320</text:p>
              </table:table-cell>
              <table:table-cell office:value-type="float" office:value="-222696">
                <text:p>-222696</text:p>
              </table:table-cell>
              <table:table-cell office:value-type="float" office:value="146071">
                <text:p>146071</text:p>
              </table:table-cell>
              <table:table-cell office:value-type="float" office:value="25664">
                <text:p>25664</text:p>
              </table:table-cell>
              <table:table-cell office:value-type="float" office:value="15160">
                <text:p>15160</text:p>
              </table:table-cell>
              <table:table-cell office:value-type="float" office:value="1.23529994487762">
                <text:p>1.23529994487762</text:p>
              </table:table-cell>
            </table:table-row>
            <table:table-row>
              <table:table-cell office:value-type="string">
                <text:p>20180327</text:p>
              </table:table-cell>
              <table:table-cell office:value-type="float" office:value="-238324">
                <text:p>-238324</text:p>
              </table:table-cell>
              <table:table-cell office:value-type="float" office:value="160206">
                <text:p>160206</text:p>
              </table:table-cell>
              <table:table-cell office:value-type="float" office:value="27515">
                <text:p>27515</text:p>
              </table:table-cell>
              <table:table-cell office:value-type="float" office:value="18231">
                <text:p>18231</text:p>
              </table:table-cell>
              <table:table-cell office:value-type="float" office:value="1.23230004310608">
                <text:p>1.23230004310608</text:p>
              </table:table-cell>
            </table:table-row>
            <table:table-row>
              <table:table-cell office:value-type="string">
                <text:p>20180403</text:p>
              </table:table-cell>
              <table:table-cell office:value-type="float" office:value="-221344">
                <text:p>-221344</text:p>
              </table:table-cell>
              <table:table-cell office:value-type="float" office:value="156756">
                <text:p>156756</text:p>
              </table:table-cell>
              <table:table-cell office:value-type="float" office:value="19144">
                <text:p>19144</text:p>
              </table:table-cell>
              <table:table-cell office:value-type="float" office:value="18558">
                <text:p>18558</text:p>
              </table:table-cell>
              <table:table-cell office:value-type="float" office:value="1.2282999753952">
                <text:p>1.2282999753952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-247448">
                <text:p>-247448</text:p>
              </table:table-cell>
              <table:table-cell office:value-type="float" office:value="171567">
                <text:p>171567</text:p>
              </table:table-cell>
              <table:table-cell office:value-type="float" office:value="25050">
                <text:p>25050</text:p>
              </table:table-cell>
              <table:table-cell office:value-type="float" office:value="17671">
                <text:p>17671</text:p>
              </table:table-cell>
              <table:table-cell office:value-type="float" office:value="1.23310005664825">
                <text:p>1.23310005664825</text:p>
              </table:table-cell>
            </table:table-row>
            <table:table-row>
              <table:table-cell office:value-type="string">
                <text:p>20180417</text:p>
              </table:table-cell>
              <table:table-cell office:value-type="float" office:value="-249892">
                <text:p>-249892</text:p>
              </table:table-cell>
              <table:table-cell office:value-type="float" office:value="177260">
                <text:p>177260</text:p>
              </table:table-cell>
              <table:table-cell office:value-type="float" office:value="29978">
                <text:p>29978</text:p>
              </table:table-cell>
              <table:table-cell office:value-type="float" office:value="12677">
                <text:p>12677</text:p>
              </table:table-cell>
              <table:table-cell office:value-type="float" office:value="1.22880005836487">
                <text:p>1.22880005836487</text:p>
              </table:table-cell>
            </table:table-row>
            <table:table-row>
              <table:table-cell office:value-type="string">
                <text:p>20180424</text:p>
              </table:table-cell>
              <table:table-cell office:value-type="float" office:value="-227107">
                <text:p>-227107</text:p>
              </table:table-cell>
              <table:table-cell office:value-type="float" office:value="179527">
                <text:p>179527</text:p>
              </table:table-cell>
              <table:table-cell office:value-type="float" office:value="8353">
                <text:p>8353</text:p>
              </table:table-cell>
              <table:table-cell office:value-type="float" office:value="13081">
                <text:p>13081</text:p>
              </table:table-cell>
              <table:table-cell office:value-type="float" office:value="1.21300005912781">
                <text:p>1.21300005912781</text:p>
              </table:table-cell>
            </table:table-row>
            <table:table-row>
              <table:table-cell office:value-type="string">
                <text:p>20180501</text:p>
              </table:table-cell>
              <table:table-cell office:value-type="float" office:value="-215378">
                <text:p>-215378</text:p>
              </table:table-cell>
              <table:table-cell office:value-type="float" office:value="178842">
                <text:p>178842</text:p>
              </table:table-cell>
              <table:table-cell office:value-type="float" office:value="2510">
                <text:p>2510</text:p>
              </table:table-cell>
              <table:table-cell office:value-type="float" office:value="12494">
                <text:p>12494</text:p>
              </table:table-cell>
              <table:table-cell office:value-type="float" office:value="1.19599997997284">
                <text:p>1.19599997997284</text:p>
              </table:table-cell>
            </table:table-row>
            <table:table-row>
              <table:table-cell office:value-type="string">
                <text:p>20180508</text:p>
              </table:table-cell>
              <table:table-cell office:value-type="float" office:value="-208252">
                <text:p>-208252</text:p>
              </table:table-cell>
              <table:table-cell office:value-type="float" office:value="170910">
                <text:p>170910</text:p>
              </table:table-cell>
              <table:table-cell office:value-type="float" office:value="4891">
                <text:p>4891</text:p>
              </table:table-cell>
              <table:table-cell office:value-type="float" office:value="11787">
                <text:p>11787</text:p>
              </table:table-cell>
              <table:table-cell office:value-type="float" office:value="1.19439995288849">
                <text:p>1.19439995288849</text:p>
              </table:table-cell>
            </table:table-row>
            <table:table-row>
              <table:table-cell office:value-type="string">
                <text:p>20180515</text:p>
              </table:table-cell>
              <table:table-cell office:value-type="float" office:value="-184321">
                <text:p>-184321</text:p>
              </table:table-cell>
              <table:table-cell office:value-type="float" office:value="165326">
                <text:p>165326</text:p>
              </table:table-cell>
              <table:table-cell office:value-type="float" office:value="-4084">
                <text:p>-4084</text:p>
              </table:table-cell>
              <table:table-cell office:value-type="float" office:value="9250">
                <text:p>9250</text:p>
              </table:table-cell>
              <table:table-cell office:value-type="float" office:value="1.17780005931854">
                <text:p>1.17780005931854</text:p>
              </table:table-cell>
            </table:table-row>
            <table:table-row>
              <table:table-cell office:value-type="string">
                <text:p>20180522</text:p>
              </table:table-cell>
              <table:table-cell office:value-type="float" office:value="-171774">
                <text:p>-171774</text:p>
              </table:table-cell>
              <table:table-cell office:value-type="float" office:value="160508">
                <text:p>160508</text:p>
              </table:table-cell>
              <table:table-cell office:value-type="float" office:value="-10688">
                <text:p>-10688</text:p>
              </table:table-cell>
              <table:table-cell office:value-type="float" office:value="7976">
                <text:p>7976</text:p>
              </table:table-cell>
              <table:table-cell office:value-type="float" office:value="1.16519999504089">
                <text:p>1.16519999504089</text:p>
              </table:table-cell>
            </table:table-row>
            <table:table-row>
              <table:table-cell office:value-type="string">
                <text:p>20180529</text:p>
              </table:table-cell>
              <table:table-cell office:value-type="float" office:value="-152531">
                <text:p>-152531</text:p>
              </table:table-cell>
              <table:table-cell office:value-type="float" office:value="142826">
                <text:p>142826</text:p>
              </table:table-cell>
              <table:table-cell office:value-type="float" office:value="-17890">
                <text:p>-17890</text:p>
              </table:table-cell>
              <table:table-cell office:value-type="float" office:value="9599">
                <text:p>9599</text:p>
              </table:table-cell>
              <table:table-cell office:value-type="float" office:value="1.166100025177">
                <text:p>1.166100025177</text:p>
              </table:table-cell>
            </table:table-row>
            <table:table-row>
              <table:table-cell office:value-type="string">
                <text:p>20180605</text:p>
              </table:table-cell>
              <table:table-cell office:value-type="float" office:value="-126651">
                <text:p>-126651</text:p>
              </table:table-cell>
              <table:table-cell office:value-type="float" office:value="143565">
                <text:p>143565</text:p>
              </table:table-cell>
              <table:table-cell office:value-type="float" office:value="-33467">
                <text:p>-33467</text:p>
              </table:table-cell>
              <table:table-cell office:value-type="float" office:value="11187">
                <text:p>11187</text:p>
              </table:table-cell>
              <table:table-cell office:value-type="float" office:value="1.1768000125885">
                <text:p>1.1768000125885</text:p>
              </table:table-cell>
            </table:table-row>
            <table:table-row>
              <table:table-cell office:value-type="string">
                <text:p>20180612</text:p>
              </table:table-cell>
              <table:table-cell office:value-type="float" office:value="-137705">
                <text:p>-137705</text:p>
              </table:table-cell>
              <table:table-cell office:value-type="float" office:value="158730">
                <text:p>158730</text:p>
              </table:table-cell>
              <table:table-cell office:value-type="float" office:value="-42010">
                <text:p>-42010</text:p>
              </table:table-cell>
              <table:table-cell office:value-type="float" office:value="11684">
                <text:p>11684</text:p>
              </table:table-cell>
              <table:table-cell office:value-type="float" office:value="1.16089999675751">
                <text:p>1.16089999675751</text:p>
              </table:table-cell>
            </table:table-row>
            <table:table-row>
              <table:table-cell office:value-type="string">
                <text:p>20180619</text:p>
              </table:table-cell>
              <table:table-cell office:value-type="float" office:value="-107963">
                <text:p>-107963</text:p>
              </table:table-cell>
              <table:table-cell office:value-type="float" office:value="145091">
                <text:p>145091</text:p>
              </table:table-cell>
              <table:table-cell office:value-type="float" office:value="-55307">
                <text:p>-55307</text:p>
              </table:table-cell>
              <table:table-cell office:value-type="float" office:value="11394">
                <text:p>11394</text:p>
              </table:table-cell>
              <table:table-cell office:value-type="float" office:value="1.16569995880127">
                <text:p>1.16569995880127</text:p>
              </table:table-cell>
            </table:table-row>
            <table:table-row>
              <table:table-cell office:value-type="string">
                <text:p>20180626</text:p>
              </table:table-cell>
              <table:table-cell office:value-type="float" office:value="-105797">
                <text:p>-105797</text:p>
              </table:table-cell>
              <table:table-cell office:value-type="float" office:value="146262">
                <text:p>146262</text:p>
              </table:table-cell>
              <table:table-cell office:value-type="float" office:value="-60058">
                <text:p>-60058</text:p>
              </table:table-cell>
              <table:table-cell office:value-type="float" office:value="11657">
                <text:p>11657</text:p>
              </table:table-cell>
              <table:table-cell office:value-type="float" office:value="1.16849994659424">
                <text:p>1.16849994659424</text:p>
              </table:table-cell>
            </table:table-row>
            <table:table-row>
              <table:table-cell office:value-type="string">
                <text:p>20180703</text:p>
              </table:table-cell>
              <table:table-cell office:value-type="float" office:value="-104513">
                <text:p>-104513</text:p>
              </table:table-cell>
              <table:table-cell office:value-type="float" office:value="140921">
                <text:p>140921</text:p>
              </table:table-cell>
              <table:table-cell office:value-type="float" office:value="-56966">
                <text:p>-56966</text:p>
              </table:table-cell>
              <table:table-cell office:value-type="float" office:value="9366">
                <text:p>9366</text:p>
              </table:table-cell>
              <table:table-cell office:value-type="float" office:value="1.17470002174377">
                <text:p>1.1747000217437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-79459">
                <text:p>-79459</text:p>
              </table:table-cell>
              <table:table-cell office:value-type="float" office:value="132703">
                <text:p>132703</text:p>
              </table:table-cell>
              <table:table-cell office:value-type="float" office:value="-69102">
                <text:p>-69102</text:p>
              </table:table-cell>
              <table:table-cell office:value-type="float" office:value="10435">
                <text:p>10435</text:p>
              </table:table-cell>
              <table:table-cell office:value-type="float" office:value="1.16849994659424">
                <text:p>1.16849994659424</text:p>
              </table:table-cell>
            </table:table-row>
            <table:table-row>
              <table:table-cell office:value-type="string">
                <text:p>20180717</text:p>
              </table:table-cell>
              <table:table-cell office:value-type="float" office:value="-92995">
                <text:p>-92995</text:p>
              </table:table-cell>
              <table:table-cell office:value-type="float" office:value="147862">
                <text:p>147862</text:p>
              </table:table-cell>
              <table:table-cell office:value-type="float" office:value="-70953">
                <text:p>-70953</text:p>
              </table:table-cell>
              <table:table-cell office:value-type="float" office:value="8097">
                <text:p>8097</text:p>
              </table:table-cell>
              <table:table-cell office:value-type="float" office:value="1.17200005054474">
                <text:p>1.17200005054474</text:p>
              </table:table-cell>
            </table:table-row>
            <table:table-row>
              <table:table-cell office:value-type="string">
                <text:p>20180724</text:p>
              </table:table-cell>
              <table:table-cell office:value-type="float" office:value="-106989">
                <text:p>-106989</text:p>
              </table:table-cell>
              <table:table-cell office:value-type="float" office:value="152620">
                <text:p>152620</text:p>
              </table:table-cell>
              <table:table-cell office:value-type="float" office:value="-67993">
                <text:p>-67993</text:p>
              </table:table-cell>
              <table:table-cell office:value-type="float" office:value="6929">
                <text:p>6929</text:p>
              </table:table-cell>
              <table:table-cell office:value-type="float" office:value="1.1657999753952">
                <text:p>1.1657999753952</text:p>
              </table:table-cell>
            </table:table-row>
            <table:table-row>
              <table:table-cell office:value-type="string">
                <text:p>20180731</text:p>
              </table:table-cell>
              <table:table-cell office:value-type="float" office:value="-121324">
                <text:p>-121324</text:p>
              </table:table-cell>
              <table:table-cell office:value-type="float" office:value="156326">
                <text:p>156326</text:p>
              </table:table-cell>
              <table:table-cell office:value-type="float" office:value="-67092">
                <text:p>-67092</text:p>
              </table:table-cell>
              <table:table-cell office:value-type="float" office:value="8321">
                <text:p>8321</text:p>
              </table:table-cell>
              <table:table-cell office:value-type="float" office:value="1.15670001506805">
                <text:p>1.15670001506805</text:p>
              </table:table-cell>
            </table:table-row>
            <table:table-row>
              <table:table-cell office:value-type="string">
                <text:p>20180807</text:p>
              </table:table-cell>
              <table:table-cell office:value-type="float" office:value="-94007">
                <text:p>-94007</text:p>
              </table:table-cell>
              <table:table-cell office:value-type="float" office:value="150724">
                <text:p>150724</text:p>
              </table:table-cell>
              <table:table-cell office:value-type="float" office:value="-82524">
                <text:p>-82524</text:p>
              </table:table-cell>
              <table:table-cell office:value-type="float" office:value="10278">
                <text:p>10278</text:p>
              </table:table-cell>
              <table:table-cell office:value-type="float" office:value="1.14110004901886">
                <text:p>1.14110004901886</text:p>
              </table:table-cell>
            </table:table-row>
            <table:table-row>
              <table:table-cell office:value-type="string">
                <text:p>20180814</text:p>
              </table:table-cell>
              <table:table-cell office:value-type="float" office:value="-70410">
                <text:p>-70410</text:p>
              </table:table-cell>
              <table:table-cell office:value-type="float" office:value="141090">
                <text:p>141090</text:p>
              </table:table-cell>
              <table:table-cell office:value-type="float" office:value="-97858">
                <text:p>-97858</text:p>
              </table:table-cell>
              <table:table-cell office:value-type="float" office:value="15082">
                <text:p>15082</text:p>
              </table:table-cell>
              <table:table-cell office:value-type="float" office:value="1.14390003681183">
                <text:p>1.14390003681183</text:p>
              </table:table-cell>
            </table:table-row>
            <table:table-row>
              <table:table-cell office:value-type="string">
                <text:p>20180821</text:p>
              </table:table-cell>
              <table:table-cell office:value-type="float" office:value="-62594">
                <text:p>-62594</text:p>
              </table:table-cell>
              <table:table-cell office:value-type="float" office:value="142662">
                <text:p>142662</text:p>
              </table:table-cell>
              <table:table-cell office:value-type="float" office:value="-102274">
                <text:p>-102274</text:p>
              </table:table-cell>
              <table:table-cell office:value-type="float" office:value="13614">
                <text:p>13614</text:p>
              </table:table-cell>
              <table:table-cell office:value-type="float" office:value="1.16229999065399">
                <text:p>1.16229999065399</text:p>
              </table:table-cell>
            </table:table-row>
            <table:table-row>
              <table:table-cell office:value-type="string">
                <text:p>20180828</text:p>
              </table:table-cell>
              <table:table-cell office:value-type="float" office:value="-77472">
                <text:p>-77472</text:p>
              </table:table-cell>
              <table:table-cell office:value-type="float" office:value="145319">
                <text:p>145319</text:p>
              </table:table-cell>
              <table:table-cell office:value-type="float" office:value="-99730">
                <text:p>-99730</text:p>
              </table:table-cell>
              <table:table-cell office:value-type="float" office:value="11090">
                <text:p>11090</text:p>
              </table:table-cell>
              <table:table-cell office:value-type="float" office:value="1.16009998321533">
                <text:p>1.16009998321533</text:p>
              </table:table-cell>
            </table:table-row>
            <table:table-row>
              <table:table-cell office:value-type="string">
                <text:p>20180904</text:p>
              </table:table-cell>
              <table:table-cell office:value-type="float" office:value="-85754">
                <text:p>-85754</text:p>
              </table:table-cell>
              <table:table-cell office:value-type="float" office:value="146878">
                <text:p>146878</text:p>
              </table:table-cell>
              <table:table-cell office:value-type="float" office:value="-94895">
                <text:p>-94895</text:p>
              </table:table-cell>
              <table:table-cell office:value-type="float" office:value="11975">
                <text:p>11975</text:p>
              </table:table-cell>
              <table:table-cell office:value-type="float" office:value="1.15530002117157">
                <text:p>1.15530002117157</text:p>
              </table:table-cell>
            </table:table-row>
            <table:table-row>
              <table:table-cell office:value-type="string">
                <text:p>20180911</text:p>
              </table:table-cell>
              <table:table-cell office:value-type="float" office:value="-82813">
                <text:p>-82813</text:p>
              </table:table-cell>
              <table:table-cell office:value-type="float" office:value="140851">
                <text:p>140851</text:p>
              </table:table-cell>
              <table:table-cell office:value-type="float" office:value="-75957">
                <text:p>-75957</text:p>
              </table:table-cell>
              <table:table-cell office:value-type="float" office:value="-4322">
                <text:p>-4322</text:p>
              </table:table-cell>
              <table:table-cell office:value-type="float" office:value="1.16299998760223">
                <text:p>1.16299998760223</text:p>
              </table:table-cell>
            </table:table-row>
            <table:table-row>
              <table:table-cell office:value-type="string">
                <text:p>20180918</text:p>
              </table:table-cell>
              <table:table-cell office:value-type="float" office:value="-83046">
                <text:p>-83046</text:p>
              </table:table-cell>
              <table:table-cell office:value-type="float" office:value="139185">
                <text:p>139185</text:p>
              </table:table-cell>
              <table:table-cell office:value-type="float" office:value="-76663">
                <text:p>-76663</text:p>
              </table:table-cell>
              <table:table-cell office:value-type="float" office:value="-798">
                <text:p>-798</text:p>
              </table:table-cell>
              <table:table-cell office:value-type="float" office:value="1.17499995231628">
                <text:p>1.17499995231628</text:p>
              </table:table-cell>
            </table:table-row>
            <table:table-row>
              <table:table-cell office:value-type="string">
                <text:p>20180925</text:p>
              </table:table-cell>
              <table:table-cell office:value-type="float" office:value="-105324">
                <text:p>-105324</text:p>
              </table:table-cell>
              <table:table-cell office:value-type="float" office:value="149847">
                <text:p>149847</text:p>
              </table:table-cell>
              <table:table-cell office:value-type="float" office:value="-86694">
                <text:p>-86694</text:p>
              </table:table-cell>
              <table:table-cell office:value-type="float" office:value="9137">
                <text:p>9137</text:p>
              </table:table-cell>
              <table:table-cell office:value-type="float" office:value="1.16089999675751">
                <text:p>1.16089999675751</text:p>
              </table:table-cell>
            </table:table-row>
            <table:table-row>
              <table:table-cell office:value-type="string">
                <text:p>20181002</text:p>
              </table:table-cell>
              <table:table-cell office:value-type="float" office:value="-84087">
                <text:p>-84087</text:p>
              </table:table-cell>
              <table:table-cell office:value-type="float" office:value="136907">
                <text:p>136907</text:p>
              </table:table-cell>
              <table:table-cell office:value-type="float" office:value="-81816">
                <text:p>-81816</text:p>
              </table:table-cell>
              <table:table-cell office:value-type="float" office:value="12395">
                <text:p>12395</text:p>
              </table:table-cell>
              <table:table-cell office:value-type="float" office:value="1.15240001678467">
                <text:p>1.15240001678467</text:p>
              </table:table-cell>
            </table:table-row>
            <table:table-row>
              <table:table-cell office:value-type="string">
                <text:p>20181009</text:p>
              </table:table-cell>
              <table:table-cell office:value-type="float" office:value="-76545">
                <text:p>-76545</text:p>
              </table:table-cell>
              <table:table-cell office:value-type="float" office:value="128056">
                <text:p>128056</text:p>
              </table:table-cell>
              <table:table-cell office:value-type="float" office:value="-81922">
                <text:p>-81922</text:p>
              </table:table-cell>
              <table:table-cell office:value-type="float" office:value="8831">
                <text:p>8831</text:p>
              </table:table-cell>
              <table:table-cell office:value-type="float" office:value="1.15629994869232">
                <text:p>1.15629994869232</text:p>
              </table:table-cell>
            </table:table-row>
            <table:table-row>
              <table:table-cell office:value-type="string">
                <text:p>20181016</text:p>
              </table:table-cell>
              <table:table-cell office:value-type="float" office:value="-72268">
                <text:p>-72268</text:p>
              </table:table-cell>
              <table:table-cell office:value-type="float" office:value="134831">
                <text:p>134831</text:p>
              </table:table-cell>
              <table:table-cell office:value-type="float" office:value="-85227">
                <text:p>-85227</text:p>
              </table:table-cell>
              <table:table-cell office:value-type="float" office:value="5233">
                <text:p>5233</text:p>
              </table:table-cell>
              <table:table-cell office:value-type="float" office:value="1.15149998664856">
                <text:p>1.15149998664856</text:p>
              </table:table-cell>
            </table:table-row>
            <table:table-row>
              <table:table-cell office:value-type="string">
                <text:p>20181023</text:p>
              </table:table-cell>
              <table:table-cell office:value-type="float" office:value="-59649">
                <text:p>-59649</text:p>
              </table:table-cell>
              <table:table-cell office:value-type="float" office:value="128533">
                <text:p>128533</text:p>
              </table:table-cell>
              <table:table-cell office:value-type="float" office:value="-93158">
                <text:p>-93158</text:p>
              </table:table-cell>
              <table:table-cell office:value-type="float" office:value="5815">
                <text:p>5815</text:p>
              </table:table-cell>
              <table:table-cell office:value-type="float" office:value="1.14030003547668">
                <text:p>1.14030003547668</text:p>
              </table:table-cell>
            </table:table-row>
            <table:table-row>
              <table:table-cell office:value-type="string">
                <text:p>20181030</text:p>
              </table:table-cell>
              <table:table-cell office:value-type="float" office:value="-45829">
                <text:p>-45829</text:p>
              </table:table-cell>
              <table:table-cell office:value-type="float" office:value="117756">
                <text:p>117756</text:p>
              </table:table-cell>
              <table:table-cell office:value-type="float" office:value="-93146">
                <text:p>-93146</text:p>
              </table:table-cell>
              <table:table-cell office:value-type="float" office:value="3162">
                <text:p>3162</text:p>
              </table:table-cell>
              <table:table-cell office:value-type="float" office:value="1.13870000839233">
                <text:p>1.13870000839233</text:p>
              </table:table-cell>
            </table:table-row>
            <table:table-row>
              <table:table-cell office:value-type="string">
                <text:p>20181106</text:p>
              </table:table-cell>
              <table:table-cell office:value-type="float" office:value="-53340">
                <text:p>-53340</text:p>
              </table:table-cell>
              <table:table-cell office:value-type="float" office:value="125661">
                <text:p>125661</text:p>
              </table:table-cell>
              <table:table-cell office:value-type="float" office:value="-102250">
                <text:p>-102250</text:p>
              </table:table-cell>
              <table:table-cell office:value-type="float" office:value="4638">
                <text:p>4638</text:p>
              </table:table-cell>
              <table:table-cell office:value-type="float" office:value="1.13359999656677">
                <text:p>1.13359999656677</text:p>
              </table:table-cell>
            </table:table-row>
            <table:table-row>
              <table:table-cell office:value-type="string">
                <text:p>20181113</text:p>
              </table:table-cell>
              <table:table-cell office:value-type="float" office:value="-60244">
                <text:p>-60244</text:p>
              </table:table-cell>
              <table:table-cell office:value-type="float" office:value="137296">
                <text:p>137296</text:p>
              </table:table-cell>
              <table:table-cell office:value-type="float" office:value="-88919">
                <text:p>-88919</text:p>
              </table:table-cell>
              <table:table-cell office:value-type="float" office:value="-764">
                <text:p>-764</text:p>
              </table:table-cell>
              <table:table-cell office:value-type="float" office:value="1.14199995994568">
                <text:p>1.14199995994568</text:p>
              </table:table-cell>
            </table:table-row>
            <table:table-row>
              <table:table-cell office:value-type="string">
                <text:p>20181120</text:p>
              </table:table-cell>
              <table:table-cell office:value-type="float" office:value="-54232">
                <text:p>-54232</text:p>
              </table:table-cell>
              <table:table-cell office:value-type="float" office:value="131275">
                <text:p>131275</text:p>
              </table:table-cell>
              <table:table-cell office:value-type="float" office:value="-100260">
                <text:p>-100260</text:p>
              </table:table-cell>
              <table:table-cell office:value-type="float" office:value="-421">
                <text:p>-421</text:p>
              </table:table-cell>
              <table:table-cell office:value-type="float" office:value="1.13409996032715">
                <text:p>1.13409996032715</text:p>
              </table:table-cell>
            </table:table-row>
            <table:table-row>
              <table:table-cell office:value-type="string">
                <text:p>20181127</text:p>
              </table:table-cell>
              <table:table-cell office:value-type="float" office:value="-52983">
                <text:p>-52983</text:p>
              </table:table-cell>
              <table:table-cell office:value-type="float" office:value="130339">
                <text:p>130339</text:p>
              </table:table-cell>
              <table:table-cell office:value-type="float" office:value="-111601">
                <text:p>-111601</text:p>
              </table:table-cell>
              <table:table-cell office:value-type="float" office:value="4017">
                <text:p>4017</text:p>
              </table:table-cell>
              <table:table-cell office:value-type="float" office:value="1.13170003890991">
                <text:p>1.13170003890991</text:p>
              </table:table-cell>
            </table:table-row>
            <table:table-row>
              <table:table-cell office:value-type="string">
                <text:p>20181204</text:p>
              </table:table-cell>
              <table:table-cell office:value-type="float" office:value="-50041">
                <text:p>-50041</text:p>
              </table:table-cell>
              <table:table-cell office:value-type="float" office:value="121410">
                <text:p>121410</text:p>
              </table:table-cell>
              <table:table-cell office:value-type="float" office:value="-102079">
                <text:p>-102079</text:p>
              </table:table-cell>
              <table:table-cell office:value-type="float" office:value="1868">
                <text:p>1868</text:p>
              </table:table-cell>
              <table:table-cell office:value-type="float" office:value="1.13779997825623">
                <text:p>1.13779997825623</text:p>
              </table:table-cell>
            </table:table-row>
            <table:table-row>
              <table:table-cell office:value-type="string">
                <text:p>20181211</text:p>
              </table:table-cell>
              <table:table-cell office:value-type="float" office:value="-56544">
                <text:p>-56544</text:p>
              </table:table-cell>
              <table:table-cell office:value-type="float" office:value="120941">
                <text:p>120941</text:p>
              </table:table-cell>
              <table:table-cell office:value-type="float" office:value="-92456">
                <text:p>-92456</text:p>
              </table:table-cell>
              <table:table-cell office:value-type="float" office:value="521">
                <text:p>521</text:p>
              </table:table-cell>
              <table:table-cell office:value-type="float" office:value="1.13090002536774">
                <text:p>1.13090002536774</text:p>
              </table:table-cell>
            </table:table-row>
            <table:table-row>
              <table:table-cell office:value-type="string">
                <text:p>20181218</text:p>
              </table:table-cell>
              <table:table-cell office:value-type="float" office:value="-55420">
                <text:p>-55420</text:p>
              </table:table-cell>
              <table:table-cell office:value-type="float" office:value="111702">
                <text:p>111702</text:p>
              </table:table-cell>
              <table:table-cell office:value-type="float" office:value="-84588">
                <text:p>-84588</text:p>
              </table:table-cell>
              <table:table-cell office:value-type="float" office:value="3311">
                <text:p>3311</text:p>
              </table:table-cell>
              <table:table-cell office:value-type="float" office:value="1.13689994812012">
                <text:p>1.13689994812012</text:p>
              </table:table-cell>
            </table:table-row>
            <table:table-row>
              <table:table-cell office:value-type="string">
                <text:p>20181224</text:p>
              </table:table-cell>
              <table:table-cell office:value-type="float" office:value="-68286">
                <text:p>-68286</text:p>
              </table:table-cell>
              <table:table-cell office:value-type="float" office:value="120308">
                <text:p>120308</text:p>
              </table:table-cell>
              <table:table-cell office:value-type="float" office:value="-88854">
                <text:p>-88854</text:p>
              </table:table-cell>
              <table:table-cell office:value-type="float" office:value="2320">
                <text:p>2320</text:p>
              </table:table-cell>
              <table:table-cell office:value-type="float" office:value="1.1438000202179">
                <text:p>1.1438000202179</text:p>
              </table:table-cell>
            </table:table-row>
            <table:table-row>
              <table:table-cell office:value-type="string">
                <text:p>20181231</text:p>
              </table:table-cell>
              <table:table-cell office:value-type="float" office:value="-70357">
                <text:p>-70357</text:p>
              </table:table-cell>
              <table:table-cell office:value-type="float" office:value="123372">
                <text:p>123372</text:p>
              </table:table-cell>
              <table:table-cell office:value-type="float" office:value="-83475">
                <text:p>-83475</text:p>
              </table:table-cell>
              <table:table-cell office:value-type="float" office:value="1790">
                <text:p>1790</text:p>
              </table:table-cell>
              <table:table-cell office:value-type="float" office:value="1.13950002193451">
                <text:p>1.13950002193451</text:p>
              </table:table-cell>
            </table:table-row>
            <table:table-row>
              <table:table-cell office:value-type="string">
                <text:p>20190108</text:p>
              </table:table-cell>
              <table:table-cell office:value-type="float" office:value="-87620">
                <text:p>-87620</text:p>
              </table:table-cell>
              <table:table-cell office:value-type="float" office:value="137468">
                <text:p>137468</text:p>
              </table:table-cell>
              <table:table-cell office:value-type="float" office:value="-82346">
                <text:p>-82346</text:p>
              </table:table-cell>
              <table:table-cell office:value-type="float" office:value="-510">
                <text:p>-510</text:p>
              </table:table-cell>
              <table:table-cell office:value-type="float" office:value="1.14690005779266">
                <text:p>1.14690005779266</text:p>
              </table:table-cell>
            </table:table-row>
            <table:table-row>
              <table:table-cell office:value-type="string">
                <text:p>20190115</text:p>
              </table:table-cell>
              <table:table-cell office:value-type="float" office:value="-101043">
                <text:p>-101043</text:p>
              </table:table-cell>
              <table:table-cell office:value-type="float" office:value="146015">
                <text:p>146015</text:p>
              </table:table-cell>
              <table:table-cell office:value-type="float" office:value="-79886">
                <text:p>-79886</text:p>
              </table:table-cell>
              <table:table-cell office:value-type="float" office:value="2773">
                <text:p>2773</text:p>
              </table:table-cell>
              <table:table-cell office:value-type="float" office:value="1.13629996776581">
                <text:p>1.13629996776581</text:p>
              </table:table-cell>
            </table:table-row>
            <table:table-row>
              <table:table-cell office:value-type="string">
                <text:p>20190122</text:p>
              </table:table-cell>
              <table:table-cell office:value-type="float" office:value="-98692">
                <text:p>-98692</text:p>
              </table:table-cell>
              <table:table-cell office:value-type="float" office:value="147800">
                <text:p>147800</text:p>
              </table:table-cell>
              <table:table-cell office:value-type="float" office:value="-84905">
                <text:p>-84905</text:p>
              </table:table-cell>
              <table:table-cell office:value-type="float" office:value="926">
                <text:p>926</text:p>
              </table:table-cell>
              <table:table-cell office:value-type="float" office:value="1.1414999961853">
                <text:p>1.1414999961853</text:p>
              </table:table-cell>
            </table:table-row>
            <table:table-row>
              <table:table-cell office:value-type="string">
                <text:p>20190129</text:p>
              </table:table-cell>
              <table:table-cell office:value-type="float" office:value="-98320">
                <text:p>-98320</text:p>
              </table:table-cell>
              <table:table-cell office:value-type="float" office:value="150525">
                <text:p>150525</text:p>
              </table:table-cell>
              <table:table-cell office:value-type="float" office:value="-83732">
                <text:p>-83732</text:p>
              </table:table-cell>
              <table:table-cell office:value-type="float" office:value="246">
                <text:p>246</text:p>
              </table:table-cell>
              <table:table-cell office:value-type="float" office:value="1.14559996128082">
                <text:p>1.14559996128082</text:p>
              </table:table-cell>
            </table:table-row>
            <table:table-row>
              <table:table-cell office:value-type="string">
                <text:p>20190205</text:p>
              </table:table-cell>
              <table:table-cell office:value-type="float" office:value="-109788">
                <text:p>-109788</text:p>
              </table:table-cell>
              <table:table-cell office:value-type="float" office:value="154496">
                <text:p>154496</text:p>
              </table:table-cell>
              <table:table-cell office:value-type="float" office:value="-76953">
                <text:p>-76953</text:p>
              </table:table-cell>
              <table:table-cell office:value-type="float" office:value="-420">
                <text:p>-420</text:p>
              </table:table-cell>
              <table:table-cell office:value-type="float" office:value="1.13300001621246">
                <text:p>1.13300001621246</text:p>
              </table:table-cell>
            </table:table-row>
            <table:table-row>
              <table:table-cell office:value-type="string">
                <text:p>20190212</text:p>
              </table:table-cell>
              <table:table-cell office:value-type="float" office:value="-80929">
                <text:p>-80929</text:p>
              </table:table-cell>
              <table:table-cell office:value-type="float" office:value="137330">
                <text:p>137330</text:p>
              </table:table-cell>
              <table:table-cell office:value-type="float" office:value="-84241">
                <text:p>-84241</text:p>
              </table:table-cell>
              <table:table-cell office:value-type="float" office:value="1456">
                <text:p>1456</text:p>
              </table:table-cell>
              <table:table-cell office:value-type="float" office:value="1.12950003147125">
                <text:p>1.12950003147125</text:p>
              </table:table-cell>
            </table:table-row>
            <table:table-row>
              <table:table-cell office:value-type="string">
                <text:p>20190219</text:p>
              </table:table-cell>
              <table:table-cell office:value-type="float" office:value="-73046">
                <text:p>-73046</text:p>
              </table:table-cell>
              <table:table-cell office:value-type="float" office:value="134752">
                <text:p>134752</text:p>
              </table:table-cell>
              <table:table-cell office:value-type="float" office:value="-90642">
                <text:p>-90642</text:p>
              </table:table-cell>
              <table:table-cell office:value-type="float" office:value="-684">
                <text:p>-684</text:p>
              </table:table-cell>
              <table:table-cell office:value-type="float" office:value="1.13429999351501">
                <text:p>1.13429999351501</text:p>
              </table:table-cell>
            </table:table-row>
            <table:table-row>
              <table:table-cell office:value-type="string">
                <text:p>20190226</text:p>
              </table:table-cell>
              <table:table-cell office:value-type="float" office:value="-67366">
                <text:p>-67366</text:p>
              </table:table-cell>
              <table:table-cell office:value-type="float" office:value="122981">
                <text:p>122981</text:p>
              </table:table-cell>
              <table:table-cell office:value-type="float" office:value="-82180">
                <text:p>-82180</text:p>
              </table:table-cell>
              <table:table-cell office:value-type="float" office:value="-2049">
                <text:p>-2049</text:p>
              </table:table-cell>
              <table:table-cell office:value-type="float" office:value="1.13769996166229">
                <text:p>1.13769996166229</text:p>
              </table:table-cell>
            </table:table-row>
            <table:table-row>
              <table:table-cell office:value-type="string">
                <text:p>20190305</text:p>
              </table:table-cell>
              <table:table-cell office:value-type="float" office:value="-52541">
                <text:p>-52541</text:p>
              </table:table-cell>
              <table:table-cell office:value-type="float" office:value="113483">
                <text:p>113483</text:p>
              </table:table-cell>
              <table:table-cell office:value-type="float" office:value="-81075">
                <text:p>-81075</text:p>
              </table:table-cell>
              <table:table-cell office:value-type="float" office:value="-3377">
                <text:p>-3377</text:p>
              </table:table-cell>
              <table:table-cell office:value-type="float" office:value="1.12399995326996">
                <text:p>1.12399995326996</text:p>
              </table:table-cell>
            </table:table-row>
            <table:table-row>
              <table:table-cell office:value-type="string">
                <text:p>20190312</text:p>
              </table:table-cell>
              <table:table-cell office:value-type="float" office:value="-40707">
                <text:p>-40707</text:p>
              </table:table-cell>
              <table:table-cell office:value-type="float" office:value="109658">
                <text:p>109658</text:p>
              </table:table-cell>
              <table:table-cell office:value-type="float" office:value="-83174">
                <text:p>-83174</text:p>
              </table:table-cell>
              <table:table-cell office:value-type="float" office:value="-4528">
                <text:p>-4528</text:p>
              </table:table-cell>
              <table:table-cell office:value-type="float" office:value="1.13250005245209">
                <text:p>1.13250005245209</text:p>
              </table:table-cell>
            </table:table-row>
            <table:table-row>
              <table:table-cell office:value-type="string">
                <text:p>20190319</text:p>
              </table:table-cell>
              <table:table-cell office:value-type="float" office:value="-45089">
                <text:p>-45089</text:p>
              </table:table-cell>
              <table:table-cell office:value-type="float" office:value="118629">
                <text:p>118629</text:p>
              </table:table-cell>
              <table:table-cell office:value-type="float" office:value="-86841">
                <text:p>-86841</text:p>
              </table:table-cell>
              <table:table-cell office:value-type="float" office:value="-4171">
                <text:p>-4171</text:p>
              </table:table-cell>
              <table:table-cell office:value-type="float" office:value="1.13139998912811">
                <text:p>1.13139998912811</text:p>
              </table:table-cell>
            </table:table-row>
            <table:table-row>
              <table:table-cell office:value-type="string">
                <text:p>20190326</text:p>
              </table:table-cell>
              <table:table-cell office:value-type="float" office:value="-48559">
                <text:p>-48559</text:p>
              </table:table-cell>
              <table:table-cell office:value-type="float" office:value="120700">
                <text:p>120700</text:p>
              </table:table-cell>
              <table:table-cell office:value-type="float" office:value="-88513">
                <text:p>-88513</text:p>
              </table:table-cell>
              <table:table-cell office:value-type="float" office:value="-3107">
                <text:p>-3107</text:p>
              </table:table-cell>
              <table:table-cell office:value-type="float" office:value="1.1217999458313">
                <text:p>1.1217999458313</text:p>
              </table:table-cell>
            </table:table-row>
            <table:table-row>
              <table:table-cell office:value-type="string">
                <text:p>20190402</text:p>
              </table:table-cell>
              <table:table-cell office:value-type="float" office:value="-28418">
                <text:p>-28418</text:p>
              </table:table-cell>
              <table:table-cell office:value-type="float" office:value="107969">
                <text:p>107969</text:p>
              </table:table-cell>
              <table:table-cell office:value-type="float" office:value="-103718">
                <text:p>-103718</text:p>
              </table:table-cell>
              <table:table-cell office:value-type="float" office:value="193">
                <text:p>193</text:p>
              </table:table-cell>
              <table:table-cell office:value-type="float" office:value="1.12160003185272">
                <text:p>1.12160003185272</text:p>
              </table:table-cell>
            </table:table-row>
            <table:table-row>
              <table:table-cell office:value-type="string">
                <text:p>20190409</text:p>
              </table:table-cell>
              <table:table-cell office:value-type="float" office:value="-37110">
                <text:p>-37110</text:p>
              </table:table-cell>
              <table:table-cell office:value-type="float" office:value="115985">
                <text:p>115985</text:p>
              </table:table-cell>
              <table:table-cell office:value-type="float" office:value="-103682">
                <text:p>-103682</text:p>
              </table:table-cell>
              <table:table-cell office:value-type="float" office:value="-74">
                <text:p>-74</text:p>
              </table:table-cell>
              <table:table-cell office:value-type="float" office:value="1.13020002841949">
                <text:p>1.13020002841949</text:p>
              </table:table-cell>
            </table:table-row>
            <table:table-row>
              <table:table-cell office:value-type="string">
                <text:p>20190416</text:p>
              </table:table-cell>
              <table:table-cell office:value-type="float" office:value="-47441">
                <text:p>-47441</text:p>
              </table:table-cell>
              <table:table-cell office:value-type="float" office:value="125999">
                <text:p>125999</text:p>
              </table:table-cell>
              <table:table-cell office:value-type="float" office:value="-99381">
                <text:p>-99381</text:p>
              </table:table-cell>
              <table:table-cell office:value-type="float" office:value="-2714">
                <text:p>-2714</text:p>
              </table:table-cell>
              <table:table-cell office:value-type="float" office:value="1.12479996681213">
                <text:p>1.12479996681213</text:p>
              </table:table-cell>
            </table:table-row>
            <table:table-row>
              <table:table-cell office:value-type="string">
                <text:p>20190423</text:p>
              </table:table-cell>
              <table:table-cell office:value-type="float" office:value="-37532">
                <text:p>-37532</text:p>
              </table:table-cell>
              <table:table-cell office:value-type="float" office:value="122282">
                <text:p>122282</text:p>
              </table:table-cell>
              <table:table-cell office:value-type="float" office:value="-103820">
                <text:p>-103820</text:p>
              </table:table-cell>
              <table:table-cell office:value-type="float" office:value="-396">
                <text:p>-396</text:p>
              </table:table-cell>
              <table:table-cell office:value-type="float" office:value="1.11489999294281">
                <text:p>1.11489999294281</text:p>
              </table:table-cell>
            </table:table-row>
            <table:table-row>
              <table:table-cell office:value-type="string">
                <text:p>20190430</text:p>
              </table:table-cell>
              <table:table-cell office:value-type="float" office:value="-37453">
                <text:p>-37453</text:p>
              </table:table-cell>
              <table:table-cell office:value-type="float" office:value="125446">
                <text:p>125446</text:p>
              </table:table-cell>
              <table:table-cell office:value-type="float" office:value="-109525">
                <text:p>-109525</text:p>
              </table:table-cell>
              <table:table-cell office:value-type="float" office:value="-1392">
                <text:p>-1392</text:p>
              </table:table-cell>
              <table:table-cell office:value-type="float" office:value="1.12020003795624">
                <text:p>1.12020003795624</text:p>
              </table:table-cell>
            </table:table-row>
            <table:table-row>
              <table:table-cell office:value-type="string">
                <text:p>20190507</text:p>
              </table:table-cell>
              <table:table-cell office:value-type="float" office:value="-40246">
                <text:p>-40246</text:p>
              </table:table-cell>
              <table:table-cell office:value-type="float" office:value="135354">
                <text:p>135354</text:p>
              </table:table-cell>
              <table:table-cell office:value-type="float" office:value="-114592">
                <text:p>-114592</text:p>
              </table:table-cell>
              <table:table-cell office:value-type="float" office:value="-1877">
                <text:p>-1877</text:p>
              </table:table-cell>
              <table:table-cell office:value-type="float" office:value="1.12349998950958">
                <text:p>1.12349998950958</text:p>
              </table:table-cell>
            </table:table-row>
            <table:table-row>
              <table:table-cell office:value-type="string">
                <text:p>20190514</text:p>
              </table:table-cell>
              <table:table-cell office:value-type="float" office:value="-48543">
                <text:p>-48543</text:p>
              </table:table-cell>
              <table:table-cell office:value-type="float" office:value="139682">
                <text:p>139682</text:p>
              </table:table-cell>
              <table:table-cell office:value-type="float" office:value="-111693">
                <text:p>-111693</text:p>
              </table:table-cell>
              <table:table-cell office:value-type="float" office:value="1037">
                <text:p>1037</text:p>
              </table:table-cell>
              <table:table-cell office:value-type="float" office:value="1.11580002307892">
                <text:p>1.11580002307892</text:p>
              </table:table-cell>
            </table:table-row>
            <table:table-row>
              <table:table-cell office:value-type="string">
                <text:p>20190521</text:p>
              </table:table-cell>
              <table:table-cell office:value-type="float" office:value="-52326">
                <text:p>-52326</text:p>
              </table:table-cell>
              <table:table-cell office:value-type="float" office:value="137178">
                <text:p>137178</text:p>
              </table:table-cell>
              <table:table-cell office:value-type="float" office:value="-107410">
                <text:p>-107410</text:p>
              </table:table-cell>
              <table:table-cell office:value-type="float" office:value="-341">
                <text:p>-341</text:p>
              </table:table-cell>
              <table:table-cell office:value-type="float" office:value="1.12039995193481">
                <text:p>1.12039995193481</text:p>
              </table:table-cell>
            </table:table-row>
            <table:table-row>
              <table:table-cell office:value-type="string">
                <text:p>20190528</text:p>
              </table:table-cell>
              <table:table-cell office:value-type="float" office:value="-54137">
                <text:p>-54137</text:p>
              </table:table-cell>
              <table:table-cell office:value-type="float" office:value="131148">
                <text:p>131148</text:p>
              </table:table-cell>
              <table:table-cell office:value-type="float" office:value="-103963">
                <text:p>-103963</text:p>
              </table:table-cell>
              <table:table-cell office:value-type="float" office:value="-1061">
                <text:p>-1061</text:p>
              </table:table-cell>
              <table:table-cell office:value-type="float" office:value="1.1168999671936">
                <text:p>1.1168999671936</text:p>
              </table:table-cell>
            </table:table-row>
            <table:table-row>
              <table:table-cell office:value-type="string">
                <text:p>20190604</text:p>
              </table:table-cell>
              <table:table-cell office:value-type="float" office:value="-69764">
                <text:p>-69764</text:p>
              </table:table-cell>
              <table:table-cell office:value-type="float" office:value="132274">
                <text:p>132274</text:p>
              </table:table-cell>
              <table:table-cell office:value-type="float" office:value="-91982">
                <text:p>-91982</text:p>
              </table:table-cell>
              <table:table-cell office:value-type="float" office:value="2477">
                <text:p>2477</text:p>
              </table:table-cell>
              <table:table-cell office:value-type="float" office:value="1.13329994678497">
                <text:p>1.13329994678497</text:p>
              </table:table-cell>
            </table:table-row>
            <table:table-row>
              <table:table-cell office:value-type="string">
                <text:p>20190611</text:p>
              </table:table-cell>
              <table:table-cell office:value-type="float" office:value="-77396">
                <text:p>-77396</text:p>
              </table:table-cell>
              <table:table-cell office:value-type="float" office:value="148318">
                <text:p>148318</text:p>
              </table:table-cell>
              <table:table-cell office:value-type="float" office:value="-103399">
                <text:p>-103399</text:p>
              </table:table-cell>
              <table:table-cell office:value-type="float" office:value="7831">
                <text:p>7831</text:p>
              </table:table-cell>
              <table:table-cell office:value-type="float" office:value="1.12090003490448">
                <text:p>1.12090003490448</text:p>
              </table:table-cell>
            </table:table-row>
            <table:table-row>
              <table:table-cell office:value-type="string">
                <text:p>20190618</text:p>
              </table:table-cell>
              <table:table-cell office:value-type="float" office:value="-89186">
                <text:p>-89186</text:p>
              </table:table-cell>
              <table:table-cell office:value-type="float" office:value="139927">
                <text:p>139927</text:p>
              </table:table-cell>
              <table:table-cell office:value-type="float" office:value="-88844">
                <text:p>-88844</text:p>
              </table:table-cell>
              <table:table-cell office:value-type="float" office:value="12912">
                <text:p>12912</text:p>
              </table:table-cell>
              <table:table-cell office:value-type="float" office:value="1.13680005073547">
                <text:p>1.13680005073547</text:p>
              </table:table-cell>
            </table:table-row>
            <table:table-row>
              <table:table-cell office:value-type="string">
                <text:p>20190625</text:p>
              </table:table-cell>
              <table:table-cell office:value-type="float" office:value="-107645">
                <text:p>-107645</text:p>
              </table:table-cell>
              <table:table-cell office:value-type="float" office:value="163775">
                <text:p>163775</text:p>
              </table:table-cell>
              <table:table-cell office:value-type="float" office:value="-92949">
                <text:p>-92949</text:p>
              </table:table-cell>
              <table:table-cell office:value-type="float" office:value="4133">
                <text:p>4133</text:p>
              </table:table-cell>
              <table:table-cell office:value-type="float" office:value="1.13699996471405">
                <text:p>1.13699996471405</text:p>
              </table:table-cell>
            </table:table-row>
            <table:table-row>
              <table:table-cell office:value-type="string">
                <text:p>20190702</text:p>
              </table:table-cell>
              <table:table-cell office:value-type="float" office:value="-109182">
                <text:p>-109182</text:p>
              </table:table-cell>
              <table:table-cell office:value-type="float" office:value="165740">
                <text:p>165740</text:p>
              </table:table-cell>
              <table:table-cell office:value-type="float" office:value="-86355">
                <text:p>-86355</text:p>
              </table:table-cell>
              <table:table-cell office:value-type="float" office:value="5380">
                <text:p>5380</text:p>
              </table:table-cell>
              <table:table-cell office:value-type="float" office:value="1.12259995937347">
                <text:p>1.12259995937347</text:p>
              </table:table-cell>
            </table:table-row>
            <table:table-row>
              <table:table-cell office:value-type="string">
                <text:p>20190709</text:p>
              </table:table-cell>
              <table:table-cell office:value-type="float" office:value="-100022">
                <text:p>-100022</text:p>
              </table:table-cell>
              <table:table-cell office:value-type="float" office:value="151655">
                <text:p>151655</text:p>
              </table:table-cell>
              <table:table-cell office:value-type="float" office:value="-91631">
                <text:p>-91631</text:p>
              </table:table-cell>
              <table:table-cell office:value-type="float" office:value="10097">
                <text:p>10097</text:p>
              </table:table-cell>
              <table:table-cell office:value-type="float" office:value="1.12709999084473">
                <text:p>1.12709999084473</text:p>
              </table:table-cell>
            </table:table-row>
            <table:table-row>
              <table:table-cell office:value-type="string">
                <text:p>20190716</text:p>
              </table:table-cell>
              <table:table-cell office:value-type="float" office:value="-101871">
                <text:p>-101871</text:p>
              </table:table-cell>
              <table:table-cell office:value-type="float" office:value="149437">
                <text:p>149437</text:p>
              </table:table-cell>
              <table:table-cell office:value-type="float" office:value="-89102">
                <text:p>-89102</text:p>
              </table:table-cell>
              <table:table-cell office:value-type="float" office:value="14338">
                <text:p>14338</text:p>
              </table:table-cell>
              <table:table-cell office:value-type="float" office:value="1.12220001220703">
                <text:p>1.12220001220703</text:p>
              </table:table-cell>
            </table:table-row>
            <table:table-row>
              <table:table-cell office:value-type="string">
                <text:p>20190723</text:p>
              </table:table-cell>
              <table:table-cell office:value-type="float" office:value="-86342">
                <text:p>-86342</text:p>
              </table:table-cell>
              <table:table-cell office:value-type="float" office:value="147562">
                <text:p>147562</text:p>
              </table:table-cell>
              <table:table-cell office:value-type="float" office:value="-96252">
                <text:p>-96252</text:p>
              </table:table-cell>
              <table:table-cell office:value-type="float" office:value="10925">
                <text:p>10925</text:p>
              </table:table-cell>
              <table:table-cell office:value-type="float" office:value="1.11269998550415">
                <text:p>1.11269998550415</text:p>
              </table:table-cell>
            </table:table-row>
            <table:table-row>
              <table:table-cell office:value-type="string">
                <text:p>20190730</text:p>
              </table:table-cell>
              <table:table-cell office:value-type="float" office:value="-77822">
                <text:p>-77822</text:p>
              </table:table-cell>
              <table:table-cell office:value-type="float" office:value="147520">
                <text:p>147520</text:p>
              </table:table-cell>
              <table:table-cell office:value-type="float" office:value="-103264">
                <text:p>-103264</text:p>
              </table:table-cell>
              <table:table-cell office:value-type="float" office:value="10553">
                <text:p>10553</text:p>
              </table:table-cell>
              <table:table-cell office:value-type="float" office:value="1.11090004444122">
                <text:p>1.11090004444122</text:p>
              </table:table-cell>
            </table:table-row>
            <table:table-row>
              <table:table-cell office:value-type="string">
                <text:p>20190806</text:p>
              </table:table-cell>
              <table:table-cell office:value-type="float" office:value="-65608">
                <text:p>-65608</text:p>
              </table:table-cell>
              <table:table-cell office:value-type="float" office:value="122008">
                <text:p>122008</text:p>
              </table:table-cell>
              <table:table-cell office:value-type="float" office:value="-85344">
                <text:p>-85344</text:p>
              </table:table-cell>
              <table:table-cell office:value-type="float" office:value="8199">
                <text:p>8199</text:p>
              </table:table-cell>
              <table:table-cell office:value-type="float" office:value="1.12000000476837">
                <text:p>1.12000000476837</text:p>
              </table:table-cell>
            </table:table-row>
            <table:table-row>
              <table:table-cell office:value-type="string">
                <text:p>20190813</text:p>
              </table:table-cell>
              <table:table-cell office:value-type="float" office:value="-92969">
                <text:p>-92969</text:p>
              </table:table-cell>
              <table:table-cell office:value-type="float" office:value="172396">
                <text:p>172396</text:p>
              </table:table-cell>
              <table:table-cell office:value-type="float" office:value="-108531">
                <text:p>-108531</text:p>
              </table:table-cell>
              <table:table-cell office:value-type="float" office:value="9561">
                <text:p>9561</text:p>
              </table:table-cell>
              <table:table-cell office:value-type="float" office:value="1.10899996757507">
                <text:p>1.10899996757507</text:p>
              </table:table-cell>
            </table:table-row>
            <table:table-row>
              <table:table-cell office:value-type="string">
                <text:p>20190820</text:p>
              </table:table-cell>
              <table:table-cell office:value-type="float" office:value="-96747">
                <text:p>-96747</text:p>
              </table:table-cell>
              <table:table-cell office:value-type="float" office:value="161719">
                <text:p>161719</text:p>
              </table:table-cell>
              <table:table-cell office:value-type="float" office:value="-95472">
                <text:p>-95472</text:p>
              </table:table-cell>
              <table:table-cell office:value-type="float" office:value="8730">
                <text:p>8730</text:p>
              </table:table-cell>
              <table:table-cell office:value-type="float" office:value="1.11440002918243">
                <text:p>1.11440002918243</text:p>
              </table:table-cell>
            </table:table-row>
            <table:table-row>
              <table:table-cell office:value-type="string">
                <text:p>20190827</text:p>
              </table:table-cell>
              <table:table-cell office:value-type="float" office:value="-82643">
                <text:p>-82643</text:p>
              </table:table-cell>
              <table:table-cell office:value-type="float" office:value="139426">
                <text:p>139426</text:p>
              </table:table-cell>
              <table:table-cell office:value-type="float" office:value="-87895">
                <text:p>-87895</text:p>
              </table:table-cell>
              <table:table-cell office:value-type="float" office:value="8365">
                <text:p>8365</text:p>
              </table:table-cell>
              <table:table-cell office:value-type="float" office:value="1.09909999370575">
                <text:p>1.09909999370575</text:p>
              </table:table-cell>
            </table:table-row>
            <table:table-row>
              <table:table-cell office:value-type="string">
                <text:p>20190903</text:p>
              </table:table-cell>
              <table:table-cell office:value-type="float" office:value="-66383">
                <text:p>-66383</text:p>
              </table:table-cell>
              <table:table-cell office:value-type="float" office:value="125552">
                <text:p>125552</text:p>
              </table:table-cell>
              <table:table-cell office:value-type="float" office:value="-90018">
                <text:p>-90018</text:p>
              </table:table-cell>
              <table:table-cell office:value-type="float" office:value="9178">
                <text:p>9178</text:p>
              </table:table-cell>
              <table:table-cell office:value-type="float" office:value="1.10290002822876">
                <text:p>1.10290002822876</text:p>
              </table:table-cell>
            </table:table-row>
            <table:table-row>
              <table:table-cell office:value-type="string">
                <text:p>20190910</text:p>
              </table:table-cell>
              <table:table-cell office:value-type="float" office:value="-55230">
                <text:p>-55230</text:p>
              </table:table-cell>
              <table:table-cell office:value-type="float" office:value="127116">
                <text:p>127116</text:p>
              </table:table-cell>
              <table:table-cell office:value-type="float" office:value="-96729">
                <text:p>-96729</text:p>
              </table:table-cell>
              <table:table-cell office:value-type="float" office:value="7961">
                <text:p>7961</text:p>
              </table:table-cell>
              <table:table-cell office:value-type="float" office:value="1.10749995708466">
                <text:p>1.10749995708466</text:p>
              </table:table-cell>
            </table:table-row>
            <table:table-row>
              <table:table-cell office:value-type="string">
                <text:p>20190917</text:p>
              </table:table-cell>
              <table:table-cell office:value-type="float" office:value="-50918">
                <text:p>-50918</text:p>
              </table:table-cell>
              <table:table-cell office:value-type="float" office:value="121699">
                <text:p>121699</text:p>
              </table:table-cell>
              <table:table-cell office:value-type="float" office:value="-106661">
                <text:p>-106661</text:p>
              </table:table-cell>
              <table:table-cell office:value-type="float" office:value="12827">
                <text:p>12827</text:p>
              </table:table-cell>
              <table:table-cell office:value-type="float" office:value="1.10179996490479">
                <text:p>1.10179996490479</text:p>
              </table:table-cell>
            </table:table-row>
            <table:table-row>
              <table:table-cell office:value-type="string">
                <text:p>20190924</text:p>
              </table:table-cell>
              <table:table-cell office:value-type="float" office:value="-58232">
                <text:p>-58232</text:p>
              </table:table-cell>
              <table:table-cell office:value-type="float" office:value="121458">
                <text:p>121458</text:p>
              </table:table-cell>
              <table:table-cell office:value-type="float" office:value="-91289">
                <text:p>-91289</text:p>
              </table:table-cell>
              <table:table-cell office:value-type="float" office:value="6301">
                <text:p>6301</text:p>
              </table:table-cell>
              <table:table-cell office:value-type="float" office:value="1.09389996528625">
                <text:p>1.09389996528625</text:p>
              </table:table-cell>
            </table:table-row>
            <table:table-row>
              <table:table-cell office:value-type="string">
                <text:p>20191001</text:p>
              </table:table-cell>
              <table:table-cell office:value-type="float" office:value="-52191">
                <text:p>-52191</text:p>
              </table:table-cell>
              <table:table-cell office:value-type="float" office:value="105156">
                <text:p>105156</text:p>
              </table:table-cell>
              <table:table-cell office:value-type="float" office:value="-89485">
                <text:p>-89485</text:p>
              </table:table-cell>
              <table:table-cell office:value-type="float" office:value="11216">
                <text:p>11216</text:p>
              </table:table-cell>
              <table:table-cell office:value-type="float" office:value="1.0978000164032">
                <text:p>1.0978000164032</text:p>
              </table:table-cell>
            </table:table-row>
            <table:table-row>
              <table:table-cell office:value-type="string">
                <text:p>20191008</text:p>
              </table:table-cell>
              <table:table-cell office:value-type="float" office:value="-49159">
                <text:p>-49159</text:p>
              </table:table-cell>
              <table:table-cell office:value-type="float" office:value="121767">
                <text:p>121767</text:p>
              </table:table-cell>
              <table:table-cell office:value-type="float" office:value="-102990">
                <text:p>-102990</text:p>
              </table:table-cell>
              <table:table-cell office:value-type="float" office:value="9560">
                <text:p>9560</text:p>
              </table:table-cell>
              <table:table-cell office:value-type="float" office:value="1.10420000553131">
                <text:p>1.10420000553131</text:p>
              </table:table-cell>
            </table:table-row>
            <table:table-row>
              <table:table-cell office:value-type="string">
                <text:p>20191015</text:p>
              </table:table-cell>
              <table:table-cell office:value-type="float" office:value="-60453">
                <text:p>-60453</text:p>
              </table:table-cell>
              <table:table-cell office:value-type="float" office:value="132360">
                <text:p>132360</text:p>
              </table:table-cell>
              <table:table-cell office:value-type="float" office:value="-101827">
                <text:p>-101827</text:p>
              </table:table-cell>
              <table:table-cell office:value-type="float" office:value="3541">
                <text:p>3541</text:p>
              </table:table-cell>
              <table:table-cell office:value-type="float" office:value="1.11710000038147">
                <text:p>1.11710000038147</text:p>
              </table:table-cell>
            </table:table-row>
            <table:table-row>
              <table:table-cell office:value-type="string">
                <text:p>20191022</text:p>
              </table:table-cell>
              <table:table-cell office:value-type="float" office:value="-97563">
                <text:p>-97563</text:p>
              </table:table-cell>
              <table:table-cell office:value-type="float" office:value="154250">
                <text:p>154250</text:p>
              </table:table-cell>
              <table:table-cell office:value-type="float" office:value="-94550">
                <text:p>-94550</text:p>
              </table:table-cell>
              <table:table-cell office:value-type="float" office:value="8823">
                <text:p>8823</text:p>
              </table:table-cell>
              <table:table-cell office:value-type="float" office:value="1.10800004005432">
                <text:p>1.10800004005432</text:p>
              </table:table-cell>
            </table:table-row>
            <table:table-row>
              <table:table-cell office:value-type="string">
                <text:p>20191029</text:p>
              </table:table-cell>
              <table:table-cell office:value-type="float" office:value="-106324">
                <text:p>-106324</text:p>
              </table:table-cell>
              <table:table-cell office:value-type="float" office:value="164323">
                <text:p>164323</text:p>
              </table:table-cell>
              <table:table-cell office:value-type="float" office:value="-93496">
                <text:p>-93496</text:p>
              </table:table-cell>
              <table:table-cell office:value-type="float" office:value="7976">
                <text:p>7976</text:p>
              </table:table-cell>
              <table:table-cell office:value-type="float" office:value="1.11670005321503">
                <text:p>1.11670005321503</text:p>
              </table:table-cell>
            </table:table-row>
            <table:table-row>
              <table:table-cell office:value-type="string">
                <text:p>20191105</text:p>
              </table:table-cell>
              <table:table-cell office:value-type="float" office:value="-116664">
                <text:p>-116664</text:p>
              </table:table-cell>
              <table:table-cell office:value-type="float" office:value="185788">
                <text:p>185788</text:p>
              </table:table-cell>
              <table:table-cell office:value-type="float" office:value="-101070">
                <text:p>-101070</text:p>
              </table:table-cell>
              <table:table-cell office:value-type="float" office:value="3267">
                <text:p>3267</text:p>
              </table:table-cell>
              <table:table-cell office:value-type="float" office:value="1.10179996490479">
                <text:p>1.10179996490479</text:p>
              </table:table-cell>
            </table:table-row>
            <table:table-row>
              <table:table-cell office:value-type="string">
                <text:p>20191112</text:p>
              </table:table-cell>
              <table:table-cell office:value-type="float" office:value="-119522">
                <text:p>-119522</text:p>
              </table:table-cell>
              <table:table-cell office:value-type="float" office:value="176988">
                <text:p>176988</text:p>
              </table:table-cell>
              <table:table-cell office:value-type="float" office:value="-97516">
                <text:p>-97516</text:p>
              </table:table-cell>
              <table:table-cell office:value-type="float" office:value="9051">
                <text:p>9051</text:p>
              </table:table-cell>
              <table:table-cell office:value-type="float" office:value="1.10520005226135">
                <text:p>1.10520005226135</text:p>
              </table:table-cell>
            </table:table-row>
            <table:table-row>
              <table:table-cell office:value-type="string">
                <text:p>20191119</text:p>
              </table:table-cell>
              <table:table-cell office:value-type="float" office:value="-112759">
                <text:p>-112759</text:p>
              </table:table-cell>
              <table:table-cell office:value-type="float" office:value="169467">
                <text:p>169467</text:p>
              </table:table-cell>
              <table:table-cell office:value-type="float" office:value="-88857">
                <text:p>-88857</text:p>
              </table:table-cell>
              <table:table-cell office:value-type="float" office:value="1855">
                <text:p>1855</text:p>
              </table:table-cell>
              <table:table-cell office:value-type="float" office:value="1.10239994525909">
                <text:p>1.10239994525909</text:p>
              </table:table-cell>
            </table:table-row>
            <table:table-row>
              <table:table-cell office:value-type="string">
                <text:p>20191126</text:p>
              </table:table-cell>
              <table:table-cell office:value-type="float" office:value="-108793">
                <text:p>-108793</text:p>
              </table:table-cell>
              <table:table-cell office:value-type="float" office:value="165355">
                <text:p>165355</text:p>
              </table:table-cell>
              <table:table-cell office:value-type="float" office:value="-97407">
                <text:p>-97407</text:p>
              </table:table-cell>
              <table:table-cell office:value-type="float" office:value="10800">
                <text:p>10800</text:p>
              </table:table-cell>
              <table:table-cell office:value-type="float" office:value="1.10169994831085">
                <text:p>1.10169994831085</text:p>
              </table:table-cell>
            </table:table-row>
            <table:table-row>
              <table:table-cell office:value-type="string">
                <text:p>20191203</text:p>
              </table:table-cell>
              <table:table-cell office:value-type="float" office:value="-112261">
                <text:p>-112261</text:p>
              </table:table-cell>
              <table:table-cell office:value-type="float" office:value="163229">
                <text:p>163229</text:p>
              </table:table-cell>
              <table:table-cell office:value-type="float" office:value="-94361">
                <text:p>-94361</text:p>
              </table:table-cell>
              <table:table-cell office:value-type="float" office:value="9796">
                <text:p>9796</text:p>
              </table:table-cell>
              <table:table-cell office:value-type="float" office:value="1.10590004920959">
                <text:p>1.10590004920959</text:p>
              </table:table-cell>
            </table:table-row>
            <table:table-row>
              <table:table-cell office:value-type="string">
                <text:p>20191210</text:p>
              </table:table-cell>
              <table:table-cell office:value-type="float" office:value="-112238">
                <text:p>-112238</text:p>
              </table:table-cell>
              <table:table-cell office:value-type="float" office:value="172193">
                <text:p>172193</text:p>
              </table:table-cell>
              <table:table-cell office:value-type="float" office:value="-101238">
                <text:p>-101238</text:p>
              </table:table-cell>
              <table:table-cell office:value-type="float" office:value="11809">
                <text:p>11809</text:p>
              </table:table-cell>
              <table:table-cell office:value-type="float" office:value="1.11210000514984">
                <text:p>1.11210000514984</text:p>
              </table:table-cell>
            </table:table-row>
            <table:table-row>
              <table:table-cell office:value-type="string">
                <text:p>20191217</text:p>
              </table:table-cell>
              <table:table-cell office:value-type="float" office:value="-110985">
                <text:p>-110985</text:p>
              </table:table-cell>
              <table:table-cell office:value-type="float" office:value="180153">
                <text:p>180153</text:p>
              </table:table-cell>
              <table:table-cell office:value-type="float" office:value="-103792">
                <text:p>-103792</text:p>
              </table:table-cell>
              <table:table-cell office:value-type="float" office:value="12968">
                <text:p>12968</text:p>
              </table:table-cell>
              <table:table-cell office:value-type="float" office:value="1.10790002346039">
                <text:p>1.10790002346039</text:p>
              </table:table-cell>
            </table:table-row>
            <table:table-row>
              <table:table-cell office:value-type="string">
                <text:p>20191224</text:p>
              </table:table-cell>
              <table:table-cell office:value-type="float" office:value="-109525">
                <text:p>-109525</text:p>
              </table:table-cell>
              <table:table-cell office:value-type="float" office:value="177759">
                <text:p>177759</text:p>
              </table:table-cell>
              <table:table-cell office:value-type="float" office:value="-112907">
                <text:p>-112907</text:p>
              </table:table-cell>
              <table:table-cell office:value-type="float" office:value="13067">
                <text:p>13067</text:p>
              </table:table-cell>
              <table:table-cell office:value-type="float" office:value="1.11769998073578">
                <text:p>1.11769998073578</text:p>
              </table:table-cell>
            </table:table-row>
            <table:table-row>
              <table:table-cell office:value-type="string">
                <text:p>20191231</text:p>
              </table:table-cell>
              <table:table-cell office:value-type="float" office:value="-119149">
                <text:p>-119149</text:p>
              </table:table-cell>
              <table:table-cell office:value-type="float" office:value="198748">
                <text:p>198748</text:p>
              </table:table-cell>
              <table:table-cell office:value-type="float" office:value="-127195">
                <text:p>-127195</text:p>
              </table:table-cell>
              <table:table-cell office:value-type="float" office:value="13201">
                <text:p>13201</text:p>
              </table:table-cell>
              <table:table-cell office:value-type="float" office:value="1.11600005626678">
                <text:p>1.11600005626678</text:p>
              </table:table-cell>
            </table:table-row>
            <table:table-row>
              <table:table-cell office:value-type="string">
                <text:p>20200107</text:p>
              </table:table-cell>
              <table:table-cell office:value-type="float" office:value="-132460">
                <text:p>-132460</text:p>
              </table:table-cell>
              <table:table-cell office:value-type="float" office:value="201461">
                <text:p>201461</text:p>
              </table:table-cell>
              <table:table-cell office:value-type="float" office:value="-117552">
                <text:p>-117552</text:p>
              </table:table-cell>
              <table:table-cell office:value-type="float" office:value="12195">
                <text:p>12195</text:p>
              </table:table-cell>
              <table:table-cell office:value-type="float" office:value="1.11220002174377">
                <text:p>1.11220002174377</text:p>
              </table:table-cell>
            </table:table-row>
            <table:table-row>
              <table:table-cell office:value-type="string">
                <text:p>20200114</text:p>
              </table:table-cell>
              <table:table-cell office:value-type="float" office:value="-137692">
                <text:p>-137692</text:p>
              </table:table-cell>
              <table:table-cell office:value-type="float" office:value="192809">
                <text:p>192809</text:p>
              </table:table-cell>
              <table:table-cell office:value-type="float" office:value="-109375">
                <text:p>-109375</text:p>
              </table:table-cell>
              <table:table-cell office:value-type="float" office:value="14641">
                <text:p>14641</text:p>
              </table:table-cell>
              <table:table-cell office:value-type="float" office:value="1.10899996757507">
                <text:p>1.10899996757507</text:p>
              </table:table-cell>
            </table:table-row>
            <table:table-row>
              <table:table-cell office:value-type="string">
                <text:p>20200121</text:p>
              </table:table-cell>
              <table:table-cell office:value-type="float" office:value="-142380">
                <text:p>-142380</text:p>
              </table:table-cell>
              <table:table-cell office:value-type="float" office:value="188986">
                <text:p>188986</text:p>
              </table:table-cell>
              <table:table-cell office:value-type="float" office:value="-100789">
                <text:p>-100789</text:p>
              </table:table-cell>
              <table:table-cell office:value-type="float" office:value="14266">
                <text:p>14266</text:p>
              </table:table-cell>
              <table:table-cell office:value-type="float" office:value="1.10249996185303">
                <text:p>1.10249996185303</text:p>
              </table:table-cell>
            </table:table-row>
            <table:table-row>
              <table:table-cell office:value-type="string">
                <text:p>20200128</text:p>
              </table:table-cell>
              <table:table-cell office:value-type="float" office:value="-127633">
                <text:p>-127633</text:p>
              </table:table-cell>
              <table:table-cell office:value-type="float" office:value="171760">
                <text:p>171760</text:p>
              </table:table-cell>
              <table:table-cell office:value-type="float" office:value="-103401">
                <text:p>-103401</text:p>
              </table:table-cell>
              <table:table-cell office:value-type="float" office:value="20563">
                <text:p>20563</text:p>
              </table:table-cell>
              <table:table-cell office:value-type="float" office:value="1.10940003395081">
                <text:p>1.10940003395081</text:p>
              </table:table-cell>
            </table:table-row>
            <table:table-row>
              <table:table-cell office:value-type="string">
                <text:p>20200204</text:p>
              </table:table-cell>
              <table:table-cell office:value-type="float" office:value="-117111">
                <text:p>-117111</text:p>
              </table:table-cell>
              <table:table-cell office:value-type="float" office:value="178822">
                <text:p>178822</text:p>
              </table:table-cell>
              <table:table-cell office:value-type="float" office:value="-117172">
                <text:p>-117172</text:p>
              </table:table-cell>
              <table:table-cell office:value-type="float" office:value="18370">
                <text:p>18370</text:p>
              </table:table-cell>
              <table:table-cell office:value-type="float" office:value="1.09449994564056">
                <text:p>1.09449994564056</text:p>
              </table:table-cell>
            </table:table-row>
            <table:table-row>
              <table:table-cell office:value-type="string">
                <text:p>20200211</text:p>
              </table:table-cell>
              <table:table-cell office:value-type="float" office:value="-117672">
                <text:p>-117672</text:p>
              </table:table-cell>
              <table:table-cell office:value-type="float" office:value="202670">
                <text:p>202670</text:p>
              </table:table-cell>
              <table:table-cell office:value-type="float" office:value="-133549">
                <text:p>-133549</text:p>
              </table:table-cell>
              <table:table-cell office:value-type="float" office:value="19308">
                <text:p>19308</text:p>
              </table:table-cell>
              <table:table-cell office:value-type="float" office:value="1.08319997787476">
                <text:p>1.08319997787476</text:p>
              </table:table-cell>
            </table:table-row>
            <table:table-row>
              <table:table-cell office:value-type="string">
                <text:p>20200218</text:p>
              </table:table-cell>
              <table:table-cell office:value-type="float" office:value="-103735">
                <text:p>-103735</text:p>
              </table:table-cell>
              <table:table-cell office:value-type="float" office:value="188117">
                <text:p>188117</text:p>
              </table:table-cell>
              <table:table-cell office:value-type="float" office:value="-138207">
                <text:p>-138207</text:p>
              </table:table-cell>
              <table:table-cell office:value-type="float" office:value="20553">
                <text:p>20553</text:p>
              </table:table-cell>
              <table:table-cell office:value-type="float" office:value="1.08449995517731">
                <text:p>1.08449995517731</text:p>
              </table:table-cell>
            </table:table-row>
            <table:table-row>
              <table:table-cell office:value-type="string">
                <text:p>20200225</text:p>
              </table:table-cell>
              <table:table-cell office:value-type="float" office:value="-90046">
                <text:p>-90046</text:p>
              </table:table-cell>
              <table:table-cell office:value-type="float" office:value="193158">
                <text:p>193158</text:p>
              </table:table-cell>
              <table:table-cell office:value-type="float" office:value="-145533">
                <text:p>-145533</text:p>
              </table:table-cell>
              <table:table-cell office:value-type="float" office:value="12945">
                <text:p>12945</text:p>
              </table:table-cell>
              <table:table-cell office:value-type="float" office:value="1.10269999504089">
                <text:p>1.10269999504089</text:p>
              </table:table-cell>
            </table:table-row>
            <table:table-row>
              <table:table-cell office:value-type="string">
                <text:p>20200303</text:p>
              </table:table-cell>
              <table:table-cell office:value-type="float" office:value="-141026">
                <text:p>-141026</text:p>
              </table:table-cell>
              <table:table-cell office:value-type="float" office:value="234317">
                <text:p>234317</text:p>
              </table:table-cell>
              <table:table-cell office:value-type="float" office:value="-140379">
                <text:p>-140379</text:p>
              </table:table-cell>
              <table:table-cell office:value-type="float" office:value="16091">
                <text:p>16091</text:p>
              </table:table-cell>
              <table:table-cell office:value-type="float" office:value="1.12860000133514">
                <text:p>1.12860000133514</text:p>
              </table:table-cell>
            </table:table-row>
            <table:table-row>
              <table:table-cell office:value-type="string">
                <text:p>20200310</text:p>
              </table:table-cell>
              <table:table-cell office:value-type="float" office:value="-254498">
                <text:p>-254498</text:p>
              </table:table-cell>
              <table:table-cell office:value-type="float" office:value="303418">
                <text:p>303418</text:p>
              </table:table-cell>
              <table:table-cell office:value-type="float" office:value="-107611">
                <text:p>-107611</text:p>
              </table:table-cell>
              <table:table-cell office:value-type="float" office:value="18896">
                <text:p>18896</text:p>
              </table:table-cell>
              <table:table-cell office:value-type="float" office:value="1.11059999465942">
                <text:p>1.11059999465942</text:p>
              </table:table-cell>
            </table:table-row>
            <table:table-row>
              <table:table-cell office:value-type="string">
                <text:p>20200317</text:p>
              </table:table-cell>
              <table:table-cell office:value-type="float" office:value="-271773">
                <text:p>-271773</text:p>
              </table:table-cell>
              <table:table-cell office:value-type="float" office:value="283849">
                <text:p>283849</text:p>
              </table:table-cell>
              <table:table-cell office:value-type="float" office:value="-62810">
                <text:p>-62810</text:p>
              </table:table-cell>
              <table:table-cell office:value-type="float" office:value="16412">
                <text:p>16412</text:p>
              </table:table-cell>
              <table:table-cell office:value-type="float" office:value="1.06949996948242">
                <text:p>1.06949996948242</text:p>
              </table:table-cell>
            </table:table-row>
            <table:table-row>
              <table:table-cell office:value-type="string">
                <text:p>20200324</text:p>
              </table:table-cell>
              <table:table-cell office:value-type="float" office:value="-260058">
                <text:p>-260058</text:p>
              </table:table-cell>
              <table:table-cell office:value-type="float" office:value="257479">
                <text:p>257479</text:p>
              </table:table-cell>
              <table:table-cell office:value-type="float" office:value="-42347">
                <text:p>-42347</text:p>
              </table:table-cell>
              <table:table-cell office:value-type="float" office:value="17567">
                <text:p>17567</text:p>
              </table:table-cell>
              <table:table-cell office:value-type="float" office:value="1.11419999599457">
                <text:p>1.11419999599457</text:p>
              </table:table-cell>
            </table:table-row>
            <table:table-row>
              <table:table-cell office:value-type="string">
                <text:p>20200331</text:p>
              </table:table-cell>
              <table:table-cell office:value-type="float" office:value="-264486">
                <text:p>-264486</text:p>
              </table:table-cell>
              <table:table-cell office:value-type="float" office:value="254602">
                <text:p>254602</text:p>
              </table:table-cell>
              <table:table-cell office:value-type="float" office:value="-36009">
                <text:p>-36009</text:p>
              </table:table-cell>
              <table:table-cell office:value-type="float" office:value="19886">
                <text:p>19886</text:p>
              </table:table-cell>
              <table:table-cell office:value-type="float" office:value="1.08089995384216">
                <text:p>1.08089995384216</text:p>
              </table:table-cell>
            </table:table-row>
            <table:table-row>
              <table:table-cell office:value-type="string">
                <text:p>20200407</text:p>
              </table:table-cell>
              <table:table-cell office:value-type="float" office:value="-278918">
                <text:p>-278918</text:p>
              </table:table-cell>
              <table:table-cell office:value-type="float" office:value="247010">
                <text:p>247010</text:p>
              </table:table-cell>
              <table:table-cell office:value-type="float" office:value="-27519">
                <text:p>-27519</text:p>
              </table:table-cell>
              <table:table-cell office:value-type="float" office:value="21452">
                <text:p>21452</text:p>
              </table:table-cell>
              <table:table-cell office:value-type="float" office:value="1.09360003471375">
                <text:p>1.09360003471375</text:p>
              </table:table-cell>
            </table:table-row>
            <table:table-row>
              <table:table-cell office:value-type="string">
                <text:p>20200414</text:p>
              </table:table-cell>
              <table:table-cell office:value-type="float" office:value="-278250">
                <text:p>-278250</text:p>
              </table:table-cell>
              <table:table-cell office:value-type="float" office:value="242956">
                <text:p>242956</text:p>
              </table:table-cell>
              <table:table-cell office:value-type="float" office:value="-21478">
                <text:p>-21478</text:p>
              </table:table-cell>
              <table:table-cell office:value-type="float" office:value="22664">
                <text:p>22664</text:p>
              </table:table-cell>
              <table:table-cell office:value-type="float" office:value="1.08780002593994">
                <text:p>1.08780002593994</text:p>
              </table:table-cell>
            </table:table-row>
            <table:table-row>
              <table:table-cell office:value-type="string">
                <text:p>20200421</text:p>
              </table:table-cell>
              <table:table-cell office:value-type="float" office:value="-275673">
                <text:p>-275673</text:p>
              </table:table-cell>
              <table:table-cell office:value-type="float" office:value="242409">
                <text:p>242409</text:p>
              </table:table-cell>
              <table:table-cell office:value-type="float" office:value="-19329">
                <text:p>-19329</text:p>
              </table:table-cell>
              <table:table-cell office:value-type="float" office:value="24438">
                <text:p>24438</text:p>
              </table:table-cell>
              <table:table-cell office:value-type="float" office:value="1.08210003376007">
                <text:p>1.08210003376007</text:p>
              </table:table-cell>
            </table:table-row>
            <table:table-row>
              <table:table-cell office:value-type="string">
                <text:p>20200428</text:p>
              </table:table-cell>
              <table:table-cell office:value-type="float" office:value="-258834">
                <text:p>-258834</text:p>
              </table:table-cell>
              <table:table-cell office:value-type="float" office:value="229556">
                <text:p>229556</text:p>
              </table:table-cell>
              <table:table-cell office:value-type="float" office:value="-19505">
                <text:p>-19505</text:p>
              </table:table-cell>
              <table:table-cell office:value-type="float" office:value="20782">
                <text:p>20782</text:p>
              </table:table-cell>
              <table:table-cell office:value-type="float" office:value="1.09850001335144">
                <text:p>1.09850001335144</text:p>
              </table:table-cell>
            </table:table-row>
            <table:table-row>
              <table:table-cell office:value-type="string">
                <text:p>20200505</text:p>
              </table:table-cell>
              <table:table-cell office:value-type="float" office:value="-249511">
                <text:p>-249511</text:p>
              </table:table-cell>
              <table:table-cell office:value-type="float" office:value="222214">
                <text:p>222214</text:p>
              </table:table-cell>
              <table:table-cell office:value-type="float" office:value="-24169">
                <text:p>-24169</text:p>
              </table:table-cell>
              <table:table-cell office:value-type="float" office:value="25155">
                <text:p>25155</text:p>
              </table:table-cell>
              <table:table-cell office:value-type="float" office:value="1.08410000801086">
                <text:p>1.08410000801086</text:p>
              </table:table-cell>
            </table:table-row>
            <table:table-row>
              <table:table-cell office:value-type="string">
                <text:p>20200512</text:p>
              </table:table-cell>
              <table:table-cell office:value-type="float" office:value="-242658">
                <text:p>-242658</text:p>
              </table:table-cell>
              <table:table-cell office:value-type="float" office:value="218927">
                <text:p>218927</text:p>
              </table:table-cell>
              <table:table-cell office:value-type="float" office:value="-26813">
                <text:p>-26813</text:p>
              </table:table-cell>
              <table:table-cell office:value-type="float" office:value="22227">
                <text:p>22227</text:p>
              </table:table-cell>
              <table:table-cell office:value-type="float" office:value="1.08159995079041">
                <text:p>1.08159995079041</text:p>
              </table:table-cell>
            </table:table-row>
            <table:table-row>
              <table:table-cell office:value-type="string">
                <text:p>20200519</text:p>
              </table:table-cell>
              <table:table-cell office:value-type="float" office:value="-238554">
                <text:p>-238554</text:p>
              </table:table-cell>
              <table:table-cell office:value-type="float" office:value="212952">
                <text:p>212952</text:p>
              </table:table-cell>
              <table:table-cell office:value-type="float" office:value="-31507">
                <text:p>-31507</text:p>
              </table:table-cell>
              <table:table-cell office:value-type="float" office:value="27077">
                <text:p>27077</text:p>
              </table:table-cell>
              <table:table-cell office:value-type="float" office:value="1.09019994735718">
                <text:p>1.09019994735718</text:p>
              </table:table-cell>
            </table:table-row>
            <table:table-row>
              <table:table-cell office:value-type="string">
                <text:p>20200526</text:p>
              </table:table-cell>
              <table:table-cell office:value-type="float" office:value="-248393">
                <text:p>-248393</text:p>
              </table:table-cell>
              <table:table-cell office:value-type="float" office:value="220108">
                <text:p>220108</text:p>
              </table:table-cell>
              <table:table-cell office:value-type="float" office:value="-30822">
                <text:p>-30822</text:p>
              </table:table-cell>
              <table:table-cell office:value-type="float" office:value="28073">
                <text:p>28073</text:p>
              </table:table-cell>
              <table:table-cell office:value-type="float" office:value="1.10989999771118">
                <text:p>1.10989999771118</text:p>
              </table:table-cell>
            </table:table-row>
            <table:table-row>
              <table:table-cell office:value-type="string">
                <text:p>20200602</text:p>
              </table:table-cell>
              <table:table-cell office:value-type="float" office:value="-267497">
                <text:p>-267497</text:p>
              </table:table-cell>
              <table:table-cell office:value-type="float" office:value="234149">
                <text:p>234149</text:p>
              </table:table-cell>
              <table:table-cell office:value-type="float" office:value="-31053">
                <text:p>-31053</text:p>
              </table:table-cell>
              <table:table-cell office:value-type="float" office:value="28443">
                <text:p>28443</text:p>
              </table:table-cell>
              <table:table-cell office:value-type="float" office:value="1.12860000133514">
                <text:p>1.12860000133514</text:p>
              </table:table-cell>
            </table:table-row>
            <table:table-row>
              <table:table-cell office:value-type="string">
                <text:p>20200609</text:p>
              </table:table-cell>
              <table:table-cell office:value-type="float" office:value="-291937">
                <text:p>-291937</text:p>
              </table:table-cell>
              <table:table-cell office:value-type="float" office:value="253359">
                <text:p>253359</text:p>
              </table:table-cell>
              <table:table-cell office:value-type="float" office:value="-33029">
                <text:p>-33029</text:p>
              </table:table-cell>
              <table:table-cell office:value-type="float" office:value="33538">
                <text:p>33538</text:p>
              </table:table-cell>
              <table:table-cell office:value-type="float" office:value="1.12559998035431">
                <text:p>1.12559998035431</text:p>
              </table:table-cell>
            </table:table-row>
            <table:table-row>
              <table:table-cell office:value-type="string">
                <text:p>20200616</text:p>
              </table:table-cell>
              <table:table-cell office:value-type="float" office:value="-309486">
                <text:p>-309486</text:p>
              </table:table-cell>
              <table:table-cell office:value-type="float" office:value="255437">
                <text:p>255437</text:p>
              </table:table-cell>
              <table:table-cell office:value-type="float" office:value="-18944">
                <text:p>-18944</text:p>
              </table:table-cell>
              <table:table-cell office:value-type="float" office:value="35090">
                <text:p>35090</text:p>
              </table:table-cell>
              <table:table-cell office:value-type="float" office:value="1.11769998073578">
                <text:p>1.11769998073578</text:p>
              </table:table-cell>
            </table:table-row>
            <table:table-row>
              <table:table-cell office:value-type="string">
                <text:p>20200623</text:p>
              </table:table-cell>
              <table:table-cell office:value-type="float" office:value="-317842">
                <text:p>-317842</text:p>
              </table:table-cell>
              <table:table-cell office:value-type="float" office:value="254892">
                <text:p>254892</text:p>
              </table:table-cell>
              <table:table-cell office:value-type="float" office:value="-14973">
                <text:p>-14973</text:p>
              </table:table-cell>
              <table:table-cell office:value-type="float" office:value="33831">
                <text:p>33831</text:p>
              </table:table-cell>
              <table:table-cell office:value-type="float" office:value="1.12189996242523">
                <text:p>1.12189996242523</text:p>
              </table:table-cell>
            </table:table-row>
            <table:table-row>
              <table:table-cell office:value-type="string">
                <text:p>20200630</text:p>
              </table:table-cell>
              <table:table-cell office:value-type="float" office:value="-307973">
                <text:p>-307973</text:p>
              </table:table-cell>
              <table:table-cell office:value-type="float" office:value="259010">
                <text:p>259010</text:p>
              </table:table-cell>
              <table:table-cell office:value-type="float" office:value="-31407">
                <text:p>-31407</text:p>
              </table:table-cell>
              <table:table-cell office:value-type="float" office:value="32197">
                <text:p>32197</text:p>
              </table:table-cell>
              <table:table-cell office:value-type="float" office:value="1.12489998340607">
                <text:p>1.12489998340607</text:p>
              </table:table-cell>
            </table:table-row>
            <table:table-row>
              <table:table-cell office:value-type="string">
                <text:p>20200707</text:p>
              </table:table-cell>
              <table:table-cell office:value-type="float" office:value="-327137">
                <text:p>-327137</text:p>
              </table:table-cell>
              <table:table-cell office:value-type="float" office:value="267906">
                <text:p>267906</text:p>
              </table:table-cell>
              <table:table-cell office:value-type="float" office:value="-26922">
                <text:p>-26922</text:p>
              </table:table-cell>
              <table:table-cell office:value-type="float" office:value="34620">
                <text:p>34620</text:p>
              </table:table-cell>
              <table:table-cell office:value-type="float" office:value="1.12999999523163">
                <text:p>1.12999999523163</text:p>
              </table:table-cell>
            </table:table-row>
            <table:table-row>
              <table:table-cell office:value-type="string">
                <text:p>20200714</text:p>
              </table:table-cell>
              <table:table-cell office:value-type="float" office:value="-346064">
                <text:p>-346064</text:p>
              </table:table-cell>
              <table:table-cell office:value-type="float" office:value="295160">
                <text:p>295160</text:p>
              </table:table-cell>
              <table:table-cell office:value-type="float" office:value="-25319">
                <text:p>-25319</text:p>
              </table:table-cell>
              <table:table-cell office:value-type="float" office:value="25071">
                <text:p>25071</text:p>
              </table:table-cell>
              <table:table-cell office:value-type="float" office:value="1.14279997348785">
                <text:p>1.14279997348785</text:p>
              </table:table-cell>
            </table:table-row>
            <table:table-row>
              <table:table-cell office:value-type="string">
                <text:p>20200721</text:p>
              </table:table-cell>
              <table:table-cell office:value-type="float" office:value="-378150">
                <text:p>-378150</text:p>
              </table:table-cell>
              <table:table-cell office:value-type="float" office:value="313617">
                <text:p>313617</text:p>
              </table:table-cell>
              <table:table-cell office:value-type="float" office:value="-14995">
                <text:p>-14995</text:p>
              </table:table-cell>
              <table:table-cell office:value-type="float" office:value="23907">
                <text:p>23907</text:p>
              </table:table-cell>
              <table:table-cell office:value-type="float" office:value="1.16559994220734">
                <text:p>1.16559994220734</text:p>
              </table:table-cell>
            </table:table-row>
            <table:table-row>
              <table:table-cell office:value-type="string">
                <text:p>20200728</text:p>
              </table:table-cell>
              <table:table-cell office:value-type="float" office:value="-421274">
                <text:p>-421274</text:p>
              </table:table-cell>
              <table:table-cell office:value-type="float" office:value="329683">
                <text:p>329683</text:p>
              </table:table-cell>
              <table:table-cell office:value-type="float" office:value="-5850">
                <text:p>-5850</text:p>
              </table:table-cell>
              <table:table-cell office:value-type="float" office:value="37491">
                <text:p>37491</text:p>
              </table:table-cell>
              <table:table-cell office:value-type="float" office:value="1.17739999294281">
                <text:p>1.17739999294281</text:p>
              </table:table-cell>
            </table:table-row>
            <table:table-row>
              <table:table-cell office:value-type="string">
                <text:p>20200804</text:p>
              </table:table-cell>
              <table:table-cell office:value-type="float" office:value="-450983">
                <text:p>-450983</text:p>
              </table:table-cell>
              <table:table-cell office:value-type="float" office:value="332705">
                <text:p>332705</text:p>
              </table:table-cell>
              <table:table-cell office:value-type="float" office:value="11632">
                <text:p>11632</text:p>
              </table:table-cell>
              <table:table-cell office:value-type="float" office:value="45936">
                <text:p>45936</text:p>
              </table:table-cell>
              <table:table-cell office:value-type="float" office:value="1.17859995365143">
                <text:p>1.17859995365143</text:p>
              </table:table-cell>
            </table:table-row>
            <table:table-row>
              <table:table-cell office:value-type="string">
                <text:p>20200811</text:p>
              </table:table-cell>
              <table:table-cell office:value-type="float" office:value="-465841">
                <text:p>-465841</text:p>
              </table:table-cell>
              <table:table-cell office:value-type="float" office:value="333006">
                <text:p>333006</text:p>
              </table:table-cell>
              <table:table-cell office:value-type="float" office:value="30459">
                <text:p>30459</text:p>
              </table:table-cell>
              <table:table-cell office:value-type="float" office:value="45866">
                <text:p>45866</text:p>
              </table:table-cell>
              <table:table-cell office:value-type="float" office:value="1.18410003185272">
                <text:p>1.18410003185272</text:p>
              </table:table-cell>
            </table:table-row>
            <table:table-row>
              <table:table-cell office:value-type="string">
                <text:p>20200818</text:p>
              </table:table-cell>
              <table:table-cell office:value-type="float" office:value="-468064">
                <text:p>-468064</text:p>
              </table:table-cell>
              <table:table-cell office:value-type="float" office:value="337323">
                <text:p>337323</text:p>
              </table:table-cell>
              <table:table-cell office:value-type="float" office:value="31569">
                <text:p>31569</text:p>
              </table:table-cell>
              <table:table-cell office:value-type="float" office:value="36751">
                <text:p>36751</text:p>
              </table:table-cell>
              <table:table-cell office:value-type="float" office:value="1.17949998378754">
                <text:p>1.17949998378754</text:p>
              </table:table-cell>
            </table:table-row>
            <table:table-row>
              <table:table-cell office:value-type="string">
                <text:p>20200825</text:p>
              </table:table-cell>
              <table:table-cell office:value-type="float" office:value="-468842">
                <text:p>-468842</text:p>
              </table:table-cell>
              <table:table-cell office:value-type="float" office:value="332109">
                <text:p>332109</text:p>
              </table:table-cell>
              <table:table-cell office:value-type="float" office:value="37095">
                <text:p>37095</text:p>
              </table:table-cell>
              <table:table-cell office:value-type="float" office:value="43408">
                <text:p>43408</text:p>
              </table:table-cell>
              <table:table-cell office:value-type="float" office:value="1.19029998779297">
                <text:p>1.19029998779297</text:p>
              </table:table-cell>
            </table:table-row>
            <table:table-row>
              <table:table-cell office:value-type="string">
                <text:p>20200901</text:p>
              </table:table-cell>
              <table:table-cell office:value-type="float" office:value="-450232">
                <text:p>-450232</text:p>
              </table:table-cell>
              <table:table-cell office:value-type="float" office:value="319421">
                <text:p>319421</text:p>
              </table:table-cell>
              <table:table-cell office:value-type="float" office:value="31808">
                <text:p>31808</text:p>
              </table:table-cell>
              <table:table-cell office:value-type="float" office:value="44165">
                <text:p>44165</text:p>
              </table:table-cell>
              <table:table-cell office:value-type="float" office:value="1.18379998207092">
                <text:p>1.18379998207092</text:p>
              </table:table-cell>
            </table:table-row>
            <table:table-row>
              <table:table-cell office:value-type="string">
                <text:p>20200908</text:p>
              </table:table-cell>
              <table:table-cell office:value-type="float" office:value="-439698">
                <text:p>-439698</text:p>
              </table:table-cell>
              <table:table-cell office:value-type="float" office:value="314373">
                <text:p>314373</text:p>
              </table:table-cell>
              <table:table-cell office:value-type="float" office:value="29929">
                <text:p>29929</text:p>
              </table:table-cell>
              <table:table-cell office:value-type="float" office:value="43161">
                <text:p>43161</text:p>
              </table:table-cell>
              <table:table-cell office:value-type="float" office:value="1.18449997901917">
                <text:p>1.18449997901917</text:p>
              </table:table-cell>
            </table:table-row>
            <table:table-row>
              <table:table-cell office:value-type="string">
                <text:p>20200915</text:p>
              </table:table-cell>
              <table:table-cell office:value-type="float" office:value="-418776">
                <text:p>-418776</text:p>
              </table:table-cell>
              <table:table-cell office:value-type="float" office:value="304737">
                <text:p>304737</text:p>
              </table:table-cell>
              <table:table-cell office:value-type="float" office:value="19078">
                <text:p>19078</text:p>
              </table:table-cell>
              <table:table-cell office:value-type="float" office:value="38378">
                <text:p>38378</text:p>
              </table:table-cell>
              <table:table-cell office:value-type="float" office:value="1.18369996547699">
                <text:p>1.18369996547699</text:p>
              </table:table-cell>
            </table:table-row>
            <table:table-row>
              <table:table-cell office:value-type="string">
                <text:p>20200922</text:p>
              </table:table-cell>
              <table:table-cell office:value-type="float" office:value="-420231">
                <text:p>-420231</text:p>
              </table:table-cell>
              <table:table-cell office:value-type="float" office:value="300695">
                <text:p>300695</text:p>
              </table:table-cell>
              <table:table-cell office:value-type="float" office:value="23005">
                <text:p>23005</text:p>
              </table:table-cell>
              <table:table-cell office:value-type="float" office:value="47940">
                <text:p>47940</text:p>
              </table:table-cell>
              <table:table-cell office:value-type="float" office:value="1.16299998760223">
                <text:p>1.16299998760223</text:p>
              </table:table-cell>
            </table:table-row>
            <table:table-row>
              <table:table-cell office:value-type="string">
                <text:p>20200929</text:p>
              </table:table-cell>
              <table:table-cell office:value-type="float" office:value="-413470">
                <text:p>-413470</text:p>
              </table:table-cell>
              <table:table-cell office:value-type="float" office:value="287162">
                <text:p>287162</text:p>
              </table:table-cell>
              <table:table-cell office:value-type="float" office:value="29126">
                <text:p>29126</text:p>
              </table:table-cell>
              <table:table-cell office:value-type="float" office:value="49662">
                <text:p>49662</text:p>
              </table:table-cell>
              <table:table-cell office:value-type="float" office:value="1.1713000535965">
                <text:p>1.1713000535965</text:p>
              </table:table-cell>
            </table:table-row>
            <table:table-row>
              <table:table-cell office:value-type="string">
                <text:p>20201006</text:p>
              </table:table-cell>
              <table:table-cell office:value-type="float" office:value="-420615">
                <text:p>-420615</text:p>
              </table:table-cell>
              <table:table-cell office:value-type="float" office:value="303755">
                <text:p>303755</text:p>
              </table:table-cell>
              <table:table-cell office:value-type="float" office:value="17423">
                <text:p>17423</text:p>
              </table:table-cell>
              <table:table-cell office:value-type="float" office:value="47475">
                <text:p>47475</text:p>
              </table:table-cell>
              <table:table-cell office:value-type="float" office:value="1.18239998817444">
                <text:p>1.18239998817444</text:p>
              </table:table-cell>
            </table:table-row>
            <table:table-row>
              <table:table-cell office:value-type="string">
                <text:p>20201013</text:p>
              </table:table-cell>
              <table:table-cell office:value-type="float" office:value="-412322">
                <text:p>-412322</text:p>
              </table:table-cell>
              <table:table-cell office:value-type="float" office:value="304293">
                <text:p>304293</text:p>
              </table:table-cell>
              <table:table-cell office:value-type="float" office:value="10311">
                <text:p>10311</text:p>
              </table:table-cell>
              <table:table-cell office:value-type="float" office:value="47416">
                <text:p>47416</text:p>
              </table:table-cell>
              <table:table-cell office:value-type="float" office:value="1.17180001735687">
                <text:p>1.17180001735687</text:p>
              </table:table-cell>
            </table:table-row>
            <table:table-row>
              <table:table-cell office:value-type="string">
                <text:p>20201020</text:p>
              </table:table-cell>
              <table:table-cell office:value-type="float" office:value="-410321">
                <text:p>-410321</text:p>
              </table:table-cell>
              <table:table-cell office:value-type="float" office:value="298653">
                <text:p>298653</text:p>
              </table:table-cell>
              <table:table-cell office:value-type="float" office:value="9814">
                <text:p>9814</text:p>
              </table:table-cell>
              <table:table-cell office:value-type="float" office:value="48286">
                <text:p>48286</text:p>
              </table:table-cell>
              <table:table-cell office:value-type="float" office:value="1.18589997291565">
                <text:p>1.18589997291565</text:p>
              </table:table-cell>
            </table:table-row>
            <table:table-row>
              <table:table-cell office:value-type="string">
                <text:p>20201027</text:p>
              </table:table-cell>
              <table:table-cell office:value-type="float" office:value="-397226">
                <text:p>-397226</text:p>
              </table:table-cell>
              <table:table-cell office:value-type="float" office:value="293662">
                <text:p>293662</text:p>
              </table:table-cell>
              <table:table-cell office:value-type="float" office:value="4413">
                <text:p>4413</text:p>
              </table:table-cell>
              <table:table-cell office:value-type="float" office:value="47888">
                <text:p>47888</text:p>
              </table:table-cell>
              <table:table-cell office:value-type="float" office:value="1.16470003128052">
                <text:p>1.16470003128052</text:p>
              </table:table-cell>
            </table:table-row>
            <table:table-row>
              <table:table-cell office:value-type="string">
                <text:p>20201103</text:p>
              </table:table-cell>
              <table:table-cell office:value-type="float" office:value="-372695">
                <text:p>-372695</text:p>
              </table:table-cell>
              <table:table-cell office:value-type="float" office:value="286224">
                <text:p>286224</text:p>
              </table:table-cell>
              <table:table-cell office:value-type="float" office:value="-10123">
                <text:p>-10123</text:p>
              </table:table-cell>
              <table:table-cell office:value-type="float" office:value="50241">
                <text:p>50241</text:p>
              </table:table-cell>
              <table:table-cell office:value-type="float" office:value="1.1871999502182">
                <text:p>1.1871999502182</text:p>
              </table:table-cell>
            </table:table-row>
            <table:table-row>
              <table:table-cell office:value-type="string">
                <text:p>20201110</text:p>
              </table:table-cell>
              <table:table-cell office:value-type="float" office:value="-382791">
                <text:p>-382791</text:p>
              </table:table-cell>
              <table:table-cell office:value-type="float" office:value="293830">
                <text:p>293830</text:p>
              </table:table-cell>
              <table:table-cell office:value-type="float" office:value="-3327">
                <text:p>-3327</text:p>
              </table:table-cell>
              <table:table-cell office:value-type="float" office:value="40001">
                <text:p>40001</text:p>
              </table:table-cell>
              <table:table-cell office:value-type="float" office:value="1.18320000171661">
                <text:p>1.18320000171661</text:p>
              </table:table-cell>
            </table:table-row>
            <table:table-row>
              <table:table-cell office:value-type="string">
                <text:p>20201117</text:p>
              </table:table-cell>
              <table:table-cell office:value-type="float" office:value="-385333">
                <text:p>-385333</text:p>
              </table:table-cell>
              <table:table-cell office:value-type="float" office:value="301468">
                <text:p>301468</text:p>
              </table:table-cell>
              <table:table-cell office:value-type="float" office:value="-5611">
                <text:p>-5611</text:p>
              </table:table-cell>
              <table:table-cell office:value-type="float" office:value="39711">
                <text:p>39711</text:p>
              </table:table-cell>
              <table:table-cell office:value-type="float" office:value="1.18529999256134">
                <text:p>1.18529999256134</text:p>
              </table:table-cell>
            </table:table-row>
            <table:table-row>
              <table:table-cell office:value-type="string">
                <text:p>20201124</text:p>
              </table:table-cell>
              <table:table-cell office:value-type="float" office:value="-397483">
                <text:p>-397483</text:p>
              </table:table-cell>
              <table:table-cell office:value-type="float" office:value="308626">
                <text:p>308626</text:p>
              </table:table-cell>
              <table:table-cell office:value-type="float" office:value="-1534">
                <text:p>-1534</text:p>
              </table:table-cell>
              <table:table-cell office:value-type="float" office:value="39979">
                <text:p>39979</text:p>
              </table:table-cell>
              <table:table-cell office:value-type="float" office:value="1.19620001316071">
                <text:p>1.19620001316071</text:p>
              </table:table-cell>
            </table:table-row>
            <table:table-row>
              <table:table-cell office:value-type="string">
                <text:p>20201201</text:p>
              </table:table-cell>
              <table:table-cell office:value-type="float" office:value="-392279">
                <text:p>-392279</text:p>
              </table:table-cell>
              <table:table-cell office:value-type="float" office:value="299627">
                <text:p>299627</text:p>
              </table:table-cell>
              <table:table-cell office:value-type="float" office:value="5546">
                <text:p>5546</text:p>
              </table:table-cell>
              <table:table-cell office:value-type="float" office:value="36092">
                <text:p>36092</text:p>
              </table:table-cell>
              <table:table-cell office:value-type="float" office:value="1.21200001239777">
                <text:p>1.21200001239777</text:p>
              </table:table-cell>
            </table:table-row>
            <table:table-row>
              <table:table-cell office:value-type="string">
                <text:p>20201208</text:p>
              </table:table-cell>
              <table:table-cell office:value-type="float" office:value="-404167">
                <text:p>-404167</text:p>
              </table:table-cell>
              <table:table-cell office:value-type="float" office:value="300354">
                <text:p>300354</text:p>
              </table:table-cell>
              <table:table-cell office:value-type="float" office:value="13539">
                <text:p>13539</text:p>
              </table:table-cell>
              <table:table-cell office:value-type="float" office:value="33631">
                <text:p>33631</text:p>
              </table:table-cell>
              <table:table-cell office:value-type="float" office:value="1.21109998226166">
                <text:p>1.21109998226166</text:p>
              </table:table-cell>
            </table:table-row>
            <table:table-row>
              <table:table-cell office:value-type="string">
                <text:p>20201215</text:p>
              </table:table-cell>
              <table:table-cell office:value-type="float" office:value="-416083">
                <text:p>-416083</text:p>
              </table:table-cell>
              <table:table-cell office:value-type="float" office:value="305269">
                <text:p>305269</text:p>
              </table:table-cell>
              <table:table-cell office:value-type="float" office:value="18057">
                <text:p>18057</text:p>
              </table:table-cell>
              <table:table-cell office:value-type="float" office:value="35328">
                <text:p>35328</text:p>
              </table:table-cell>
              <table:table-cell office:value-type="float" office:value="1.22549998760223">
                <text:p>1.22549998760223</text:p>
              </table:table-cell>
            </table:table-row>
            <table:table-row>
              <table:table-cell office:value-type="string">
                <text:p>20201221</text:p>
              </table:table-cell>
              <table:table-cell office:value-type="float" office:value="-420798">
                <text:p>-420798</text:p>
              </table:table-cell>
              <table:table-cell office:value-type="float" office:value="310450">
                <text:p>310450</text:p>
              </table:table-cell>
              <table:table-cell office:value-type="float" office:value="18361">
                <text:p>18361</text:p>
              </table:table-cell>
              <table:table-cell office:value-type="float" office:value="36488">
                <text:p>36488</text:p>
              </table:table-cell>
              <table:table-cell office:value-type="float" office:value="1.22039997577667">
                <text:p>1.22039997577667</text:p>
              </table:table-cell>
            </table:table-row>
            <table:table-row>
              <table:table-cell office:value-type="string">
                <text:p>20201229</text:p>
              </table:table-cell>
              <table:table-cell office:value-type="float" office:value="-440042">
                <text:p>-440042</text:p>
              </table:table-cell>
              <table:table-cell office:value-type="float" office:value="327821">
                <text:p>327821</text:p>
              </table:table-cell>
              <table:table-cell office:value-type="float" office:value="16610">
                <text:p>16610</text:p>
              </table:table-cell>
              <table:table-cell office:value-type="float" office:value="36915">
                <text:p>36915</text:p>
              </table:table-cell>
              <table:table-cell office:value-type="float" office:value="1.22119998931885">
                <text:p>1.22119998931885</text:p>
              </table:table-cell>
            </table:table-row>
            <table:table-row>
              <table:table-cell office:value-type="string">
                <text:p>20210105</text:p>
              </table:table-cell>
              <table:table-cell office:value-type="float" office:value="-439700">
                <text:p>-439700</text:p>
              </table:table-cell>
              <table:table-cell office:value-type="float" office:value="330995">
                <text:p>330995</text:p>
              </table:table-cell>
              <table:table-cell office:value-type="float" office:value="12866">
                <text:p>12866</text:p>
              </table:table-cell>
              <table:table-cell office:value-type="float" office:value="37565">
                <text:p>37565</text:p>
              </table:table-cell>
              <table:table-cell office:value-type="float" office:value="1.22179996967316">
                <text:p>1.22179996967316</text:p>
              </table:table-cell>
            </table:table-row>
            <table:table-row>
              <table:table-cell office:value-type="string">
                <text:p>20210112</text:p>
              </table:table-cell>
              <table:table-cell office:value-type="float" office:value="-447699">
                <text:p>-447699</text:p>
              </table:table-cell>
              <table:table-cell office:value-type="float" office:value="327836">
                <text:p>327836</text:p>
              </table:table-cell>
              <table:table-cell office:value-type="float" office:value="23656">
                <text:p>23656</text:p>
              </table:table-cell>
              <table:table-cell office:value-type="float" office:value="36295">
                <text:p>36295</text:p>
              </table:table-cell>
              <table:table-cell office:value-type="float" office:value="1.20780003070831">
                <text:p>1.20780003070831</text:p>
              </table:table-cell>
            </table:table-row>
            <table:table-row>
              <table:table-cell office:value-type="string">
                <text:p>20210119</text:p>
              </table:table-cell>
              <table:table-cell office:value-type="float" office:value="-459848">
                <text:p>-459848</text:p>
              </table:table-cell>
              <table:table-cell office:value-type="float" office:value="331109">
                <text:p>331109</text:p>
              </table:table-cell>
              <table:table-cell office:value-type="float" office:value="31244">
                <text:p>31244</text:p>
              </table:table-cell>
              <table:table-cell office:value-type="float" office:value="38583">
                <text:p>38583</text:p>
              </table:table-cell>
              <table:table-cell office:value-type="float" office:value="1.2166999578476">
                <text:p>1.2166999578476</text:p>
              </table:table-cell>
            </table:table-row>
            <table:table-row>
              <table:table-cell office:value-type="string">
                <text:p>20210126</text:p>
              </table:table-cell>
              <table:table-cell office:value-type="float" office:value="-459335">
                <text:p>-459335</text:p>
              </table:table-cell>
              <table:table-cell office:value-type="float" office:value="333487">
                <text:p>333487</text:p>
              </table:table-cell>
              <table:table-cell office:value-type="float" office:value="29536">
                <text:p>29536</text:p>
              </table:table-cell>
              <table:table-cell office:value-type="float" office:value="41028">
                <text:p>41028</text:p>
              </table:table-cell>
              <table:table-cell office:value-type="float" office:value="1.21360003948212">
                <text:p>1.21360003948212</text:p>
              </table:table-cell>
            </table:table-row>
            <table:table-row>
              <table:table-cell office:value-type="string">
                <text:p>20210202</text:p>
              </table:table-cell>
              <table:table-cell office:value-type="float" office:value="-441638">
                <text:p>-441638</text:p>
              </table:table-cell>
              <table:table-cell office:value-type="float" office:value="326695">
                <text:p>326695</text:p>
              </table:table-cell>
              <table:table-cell office:value-type="float" office:value="22121">
                <text:p>22121</text:p>
              </table:table-cell>
              <table:table-cell office:value-type="float" office:value="41017">
                <text:p>41017</text:p>
              </table:table-cell>
              <table:table-cell office:value-type="float" office:value="1.20420002937317">
                <text:p>1.20420002937317</text:p>
              </table:table-cell>
            </table:table-row>
            <table:table-row>
              <table:table-cell office:value-type="string">
                <text:p>20210209</text:p>
              </table:table-cell>
              <table:table-cell office:value-type="float" office:value="-447257">
                <text:p>-447257</text:p>
              </table:table-cell>
              <table:table-cell office:value-type="float" office:value="333076">
                <text:p>333076</text:p>
              </table:table-cell>
              <table:table-cell office:value-type="float" office:value="22463">
                <text:p>22463</text:p>
              </table:table-cell>
              <table:table-cell office:value-type="float" office:value="39953">
                <text:p>39953</text:p>
              </table:table-cell>
              <table:table-cell office:value-type="float" office:value="1.2117999792099">
                <text:p>1.2117999792099</text:p>
              </table:table-cell>
            </table:table-row>
            <table:table-row>
              <table:table-cell office:value-type="string">
                <text:p>20210216</text:p>
              </table:table-cell>
              <table:table-cell office:value-type="float" office:value="-451179">
                <text:p>-451179</text:p>
              </table:table-cell>
              <table:table-cell office:value-type="float" office:value="339407">
                <text:p>339407</text:p>
              </table:table-cell>
              <table:table-cell office:value-type="float" office:value="19428">
                <text:p>19428</text:p>
              </table:table-cell>
              <table:table-cell office:value-type="float" office:value="38594">
                <text:p>38594</text:p>
              </table:table-cell>
              <table:table-cell office:value-type="float" office:value="1.21169996261597">
                <text:p>1.21169996261597</text:p>
              </table:table-cell>
            </table:table-row>
            <table:table-row>
              <table:table-cell office:value-type="string">
                <text:p>20210223</text:p>
              </table:table-cell>
              <table:table-cell office:value-type="float" office:value="-455088">
                <text:p>-455088</text:p>
              </table:table-cell>
              <table:table-cell office:value-type="float" office:value="344675">
                <text:p>344675</text:p>
              </table:table-cell>
              <table:table-cell office:value-type="float" office:value="18086">
                <text:p>18086</text:p>
              </table:table-cell>
              <table:table-cell office:value-type="float" office:value="36275">
                <text:p>36275</text:p>
              </table:table-cell>
              <table:table-cell office:value-type="float" office:value="1.20739996433258">
                <text:p>1.20739996433258</text:p>
              </table:table-cell>
            </table:table-row>
            <table:table-row>
              <table:table-cell office:value-type="string">
                <text:p>20210302</text:p>
              </table:table-cell>
              <table:table-cell office:value-type="float" office:value="-436198">
                <text:p>-436198</text:p>
              </table:table-cell>
              <table:table-cell office:value-type="float" office:value="337049">
                <text:p>337049</text:p>
              </table:table-cell>
              <table:table-cell office:value-type="float" office:value="18228">
                <text:p>18228</text:p>
              </table:table-cell>
              <table:table-cell office:value-type="float" office:value="30981">
                <text:p>30981</text:p>
              </table:table-cell>
              <table:table-cell office:value-type="float" office:value="1.19149994850159">
                <text:p>1.19149994850159</text:p>
              </table:table-cell>
            </table:table-row>
            <table:table-row>
              <table:table-cell office:value-type="string">
                <text:p>20210309</text:p>
              </table:table-cell>
              <table:table-cell office:value-type="float" office:value="-410846">
                <text:p>-410846</text:p>
              </table:table-cell>
              <table:table-cell office:value-type="float" office:value="324199">
                <text:p>324199</text:p>
              </table:table-cell>
              <table:table-cell office:value-type="float" office:value="74">
                <text:p>74</text:p>
              </table:table-cell>
              <table:table-cell office:value-type="float" office:value="31095">
                <text:p>31095</text:p>
              </table:table-cell>
              <table:table-cell office:value-type="float" office:value="1.19519996643066">
                <text:p>1.19519996643066</text:p>
              </table:table-cell>
            </table:table-row>
            <table:table-row>
              <table:table-cell office:value-type="string">
                <text:p>20210316</text:p>
              </table:table-cell>
              <table:table-cell office:value-type="float" office:value="-403837">
                <text:p>-403837</text:p>
              </table:table-cell>
              <table:table-cell office:value-type="float" office:value="337655">
                <text:p>337655</text:p>
              </table:table-cell>
              <table:table-cell office:value-type="float" office:value="-11823">
                <text:p>-11823</text:p>
              </table:table-cell>
              <table:table-cell office:value-type="float" office:value="33002">
                <text:p>33002</text:p>
              </table:table-cell>
              <table:table-cell office:value-type="float" office:value="1.1904000043869">
                <text:p>1.1904000043869</text:p>
              </table:table-cell>
            </table:table-row>
            <table:table-row>
              <table:table-cell office:value-type="string">
                <text:p>20210323</text:p>
              </table:table-cell>
              <table:table-cell office:value-type="float" office:value="-403752">
                <text:p>-403752</text:p>
              </table:table-cell>
              <table:table-cell office:value-type="float" office:value="329515">
                <text:p>329515</text:p>
              </table:table-cell>
              <table:table-cell office:value-type="float" office:value="-6662">
                <text:p>-6662</text:p>
              </table:table-cell>
              <table:table-cell office:value-type="float" office:value="36188">
                <text:p>36188</text:p>
              </table:table-cell>
              <table:table-cell office:value-type="float" office:value="1.1793999671936">
                <text:p>1.1793999671936</text:p>
              </table:table-cell>
            </table:table-row>
            <table:table-row>
              <table:table-cell office:value-type="string">
                <text:p>20210330</text:p>
              </table:table-cell>
              <table:table-cell office:value-type="float" office:value="-381851">
                <text:p>-381851</text:p>
              </table:table-cell>
              <table:table-cell office:value-type="float" office:value="305158">
                <text:p>305158</text:p>
              </table:table-cell>
              <table:table-cell office:value-type="float" office:value="-6780">
                <text:p>-6780</text:p>
              </table:table-cell>
              <table:table-cell office:value-type="float" office:value="35884">
                <text:p>35884</text:p>
              </table:table-cell>
              <table:table-cell office:value-type="float" office:value="1.17639994621277">
                <text:p>1.17639994621277</text:p>
              </table:table-cell>
            </table:table-row>
            <table:table-row>
              <table:table-cell office:value-type="string">
                <text:p>20210406</text:p>
              </table:table-cell>
              <table:table-cell office:value-type="float" office:value="-379995">
                <text:p>-379995</text:p>
              </table:table-cell>
              <table:table-cell office:value-type="float" office:value="314110">
                <text:p>314110</text:p>
              </table:table-cell>
              <table:table-cell office:value-type="float" office:value="-12089">
                <text:p>-12089</text:p>
              </table:table-cell>
              <table:table-cell office:value-type="float" office:value="35755">
                <text:p>35755</text:p>
              </table:table-cell>
              <table:table-cell office:value-type="float" office:value="1.18980002403259">
                <text:p>1.18980002403259</text:p>
              </table:table-cell>
            </table:table-row>
            <table:table-row>
              <table:table-cell office:value-type="string">
                <text:p>20210413</text:p>
              </table:table-cell>
              <table:table-cell office:value-type="float" office:value="-387946">
                <text:p>-387946</text:p>
              </table:table-cell>
              <table:table-cell office:value-type="float" office:value="320593">
                <text:p>320593</text:p>
              </table:table-cell>
              <table:table-cell office:value-type="float" office:value="-10215">
                <text:p>-10215</text:p>
              </table:table-cell>
              <table:table-cell office:value-type="float" office:value="34785">
                <text:p>34785</text:p>
              </table:table-cell>
              <table:table-cell office:value-type="float" office:value="1.19860005378723">
                <text:p>1.19860005378723</text:p>
              </table:table-cell>
            </table:table-row>
            <table:table-row>
              <table:table-cell office:value-type="string">
                <text:p>20210420</text:p>
              </table:table-cell>
              <table:table-cell office:value-type="float" office:value="-415682">
                <text:p>-415682</text:p>
              </table:table-cell>
              <table:table-cell office:value-type="float" office:value="330443">
                <text:p>330443</text:p>
              </table:table-cell>
              <table:table-cell office:value-type="float" office:value="16">
                <text:p>16</text:p>
              </table:table-cell>
              <table:table-cell office:value-type="float" office:value="36799">
                <text:p>36799</text:p>
              </table:table-cell>
              <table:table-cell office:value-type="float" office:value="1.21000003814697">
                <text:p>1.21000003814697</text:p>
              </table:table-cell>
            </table:table-row>
            <table:table-row>
              <table:table-cell office:value-type="string">
                <text:p>20210427</text:p>
              </table:table-cell>
              <table:table-cell office:value-type="float" office:value="-419661">
                <text:p>-419661</text:p>
              </table:table-cell>
              <table:table-cell office:value-type="float" office:value="329945">
                <text:p>329945</text:p>
              </table:table-cell>
              <table:table-cell office:value-type="float" office:value="-38">
                <text:p>-38</text:p>
              </table:table-cell>
              <table:table-cell office:value-type="float" office:value="34888">
                <text:p>34888</text:p>
              </table:table-cell>
              <table:table-cell office:value-type="float" office:value="1.20200002193451">
                <text:p>1.20200002193451</text:p>
              </table:table-cell>
            </table:table-row>
            <table:table-row>
              <table:table-cell office:value-type="string">
                <text:p>20210504</text:p>
              </table:table-cell>
              <table:table-cell office:value-type="float" office:value="-423104">
                <text:p>-423104</text:p>
              </table:table-cell>
              <table:table-cell office:value-type="float" office:value="332735">
                <text:p>332735</text:p>
              </table:table-cell>
              <table:table-cell office:value-type="float" office:value="-3820">
                <text:p>-3820</text:p>
              </table:table-cell>
              <table:table-cell office:value-type="float" office:value="36860">
                <text:p>36860</text:p>
              </table:table-cell>
              <table:table-cell office:value-type="float" office:value="1.21630001068115">
                <text:p>1.21630001068115</text:p>
              </table:table-cell>
            </table:table-row>
            <table:table-row>
              <table:table-cell office:value-type="string">
                <text:p>20210511</text:p>
              </table:table-cell>
              <table:table-cell office:value-type="float" office:value="-448449">
                <text:p>-448449</text:p>
              </table:table-cell>
              <table:table-cell office:value-type="float" office:value="339336">
                <text:p>339336</text:p>
              </table:table-cell>
              <table:table-cell office:value-type="float" office:value="2427">
                <text:p>2427</text:p>
              </table:table-cell>
              <table:table-cell office:value-type="float" office:value="35688">
                <text:p>35688</text:p>
              </table:table-cell>
              <table:table-cell office:value-type="float" office:value="1.21410000324249">
                <text:p>1.21410000324249</text:p>
              </table:table-cell>
            </table:table-row>
            <table:table-row>
              <table:table-cell office:value-type="string">
                <text:p>20210518</text:p>
              </table:table-cell>
              <table:table-cell office:value-type="float" office:value="-479283">
                <text:p>-479283</text:p>
              </table:table-cell>
              <table:table-cell office:value-type="float" office:value="374196">
                <text:p>374196</text:p>
              </table:table-cell>
              <table:table-cell office:value-type="float" office:value="-3319">
                <text:p>-3319</text:p>
              </table:table-cell>
              <table:table-cell office:value-type="float" office:value="35360">
                <text:p>35360</text:p>
              </table:table-cell>
              <table:table-cell office:value-type="float" office:value="1.21809995174408">
                <text:p>1.21809995174408</text:p>
              </table:table-cell>
            </table:table-row>
            <table:table-row>
              <table:table-cell office:value-type="string">
                <text:p>20210525</text:p>
              </table:table-cell>
              <table:table-cell office:value-type="float" office:value="-488568">
                <text:p>-488568</text:p>
              </table:table-cell>
              <table:table-cell office:value-type="float" office:value="378376">
                <text:p>378376</text:p>
              </table:table-cell>
              <table:table-cell office:value-type="float" office:value="-2503">
                <text:p>-2503</text:p>
              </table:table-cell>
              <table:table-cell office:value-type="float" office:value="36829">
                <text:p>36829</text:p>
              </table:table-cell>
              <table:table-cell office:value-type="float" office:value="1.21940004825592">
                <text:p>1.21940004825592</text:p>
              </table:table-cell>
            </table:table-row>
            <table:table-row>
              <table:table-cell office:value-type="string">
                <text:p>20210601</text:p>
              </table:table-cell>
              <table:table-cell office:value-type="float" office:value="-494251">
                <text:p>-494251</text:p>
              </table:table-cell>
              <table:table-cell office:value-type="float" office:value="384203">
                <text:p>384203</text:p>
              </table:table-cell>
              <table:table-cell office:value-type="float" office:value="-163">
                <text:p>-163</text:p>
              </table:table-cell>
              <table:table-cell office:value-type="float" office:value="36019">
                <text:p>36019</text:p>
              </table:table-cell>
              <table:table-cell office:value-type="float" office:value="1.21679997444153">
                <text:p>1.21679997444153</text:p>
              </table:table-cell>
            </table:table-row>
            <table:table-row>
              <table:table-cell office:value-type="string">
                <text:p>20210608</text:p>
              </table:table-cell>
              <table:table-cell office:value-type="float" office:value="-494064">
                <text:p>-494064</text:p>
              </table:table-cell>
              <table:table-cell office:value-type="float" office:value="386913">
                <text:p>386913</text:p>
              </table:table-cell>
              <table:table-cell office:value-type="float" office:value="-7002">
                <text:p>-7002</text:p>
              </table:table-cell>
              <table:table-cell office:value-type="float" office:value="38887">
                <text:p>38887</text:p>
              </table:table-cell>
              <table:table-cell office:value-type="float" office:value="1.21089994907379">
                <text:p>1.21089994907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00a93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interval-major="50000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0000" draw:fill-color="#ff0000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plus" chart:symbol-width="0.15cm" chart:symbol-height="0.15cm"/>
    </style:style>
    <style:style style:name="ch15" style:family="chart">
      <style:chart-properties chart:solid-type="cuboid" chart:symbol-type="named-symbol" chart:symbol-name="square" chart:symbol-width="0.25cm" chart:symbol-height="0.25cm"/>
    </style:style>
    <style:style style:name="ch16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ffbf00" draw:fill-color="#ffb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15cm" chart:symbol-height="0.15cm" chart:link-data-style-to-source="true"/>
      <style:graphic-properties svg:stroke-width="0.051cm" svg:stroke-color="#00a933" draw:fill-color="#00a933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arrow-down" chart:symbol-width="0.25cm" chart:symbol-height="0.25cm"/>
    </style:style>
    <style:style style:name="ch19" style:family="chart" style:data-style-name="N0">
      <style:chart-properties chart:symbol-type="named-symbol" chart:symbol-name="arrow-right" chart:symbol-width="0.15cm" chart:symbol-height="0.15cm" chart:link-data-style-to-source="true"/>
      <style:graphic-properties svg:stroke-width="0.051cm" svg:stroke-color="#7e0021" draw:fill-color="#7e002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up" chart:symbol-width="0.15cm" chart:symbol-height="0.15cm" chart:link-data-style-to-source="true"/>
      <style:graphic-properties svg:stroke-width="0.051cm" svg:stroke-color="#2a6099" draw:fill-color="#2a6099"/>
      <style:text-properties fo:font-size="10pt" style:font-size-asian="10pt" style:font-size-complex="10pt"/>
    </style:style>
    <style:style style:name="ch21" style:family="chart">
      <style:chart-properties chart:solid-type="cuboid" chart:symbol-type="named-symbol" chart:symbol-name="arrow-up" chart:symbol-width="0.15cm" chart:symbol-height="0.15cm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58.972cm" svg:height="27.953cm" xlink:href=".." xlink:type="simple" chart:class="chart:line" chart:column-mapping="1 2 3 4 0" chart:style-name="ch1">
        <chart:title svg:x="27.762cm" svg:y="0.695cm" chart:style-name="ch2">
          <text:p>Forex EURUSD</text:p>
        </chart:title>
        <chart:legend chart:legend-position="top" svg:x="19.369cm" svg:y="1.685cm" style:legend-expansion="wide" chart:style-name="ch3"/>
        <chart:plot-area chart:style-name="ch4" table:cell-range-address="euro_charts_data.A1:euro_charts_data.F546" chart:data-source-has-labels="both" svg:x="2.18cm" svg:y="2.848cm" svg:width="53.883cm" svg:height="23.575cm">
          <chart:coordinate-region svg:x="3.308cm" svg:y="2.848cm" svg:width="51.233cm" svg:height="21.76cm"/>
          <chart:axis chart:dimension="x" chart:name="primary-x" chart:style-name="ch5" chartooo:axis-type="auto">
            <chartooo:date-scale/>
            <chart:title svg:x="28.736cm" svg:y="26.982cm" chart:style-name="ch6">
              <text:p>Date</text:p>
            </chart:title>
            <chart:categories table:cell-range-address="euro_charts_data.A2:euro_charts_data.A546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15.486cm" chart:style-name="ch10">
              <text:p>USD  index</text:p>
            </chart:title>
            <chart:grid chart:style-name="ch7" chart:class="major"/>
            <chart:grid chart:style-name="ch11" chart:class="minor"/>
          </chart:axis>
          <chart:axis chart:dimension="y" chart:name="secondary-y" chart:style-name="ch12">
            <chart:title svg:x="57.242cm" svg:y="15.274cm" chart:style-name="ch10">
              <text:p>Ne Long</text:p>
            </chart:title>
          </chart:axis>
          <chart:series chart:attached-axis="secondary-y" chart:style-name="ch13" chart:values-cell-range-address="euro_charts_data.C2:euro_charts_data.C546" chart:label-cell-address="euro_charts_data.C1:euro_charts_data.C1" chart:class="chart:line">
            <chart:data-point chart:repeated="26"/>
            <chart:data-point chart:style-name="ch14"/>
            <chart:data-point chart:repeated="3"/>
            <chart:data-point chart:style-name="ch15"/>
            <chart:data-point chart:style-name="ch14"/>
            <chart:data-point chart:repeated="91"/>
            <chart:data-point chart:style-name="ch14"/>
            <chart:data-point chart:repeated="421"/>
          </chart:series>
          <chart:series chart:attached-axis="secondary-y" chart:style-name="ch16" chart:values-cell-range-address="euro_charts_data.D2:euro_charts_data.D546" chart:label-cell-address="euro_charts_data.D1:euro_charts_data.D1" chart:class="chart:line">
            <chart:data-point chart:repeated="545"/>
          </chart:series>
          <chart:series chart:attached-axis="secondary-y" chart:style-name="ch17" chart:values-cell-range-address="euro_charts_data.E2:euro_charts_data.E546" chart:label-cell-address="euro_charts_data.E1:euro_charts_data.E1" chart:class="chart:line">
            <chart:data-point chart:repeated="30"/>
            <chart:data-point chart:style-name="ch18"/>
            <chart:data-point chart:repeated="472"/>
            <chart:data-point chart:style-name="ch14" chart:repeated="2"/>
            <chart:data-point chart:repeated="40"/>
          </chart:series>
          <chart:series chart:attached-axis="secondary-y" chart:style-name="ch19" chart:values-cell-range-address="euro_charts_data.F2:euro_charts_data.F546" chart:label-cell-address="euro_charts_data.F1:euro_charts_data.F1" chart:class="chart:line">
            <chart:data-point chart:repeated="545"/>
          </chart:series>
          <chart:series chart:attached-axis="primary-y" chart:style-name="ch20" chart:values-cell-range-address="euro_charts_data.B2:euro_charts_data.B546" chart:label-cell-address="euro_charts_data.B1:euro_charts_data.B1" chart:class="chart:line">
            <chart:data-point chart:repeated="92"/>
            <chart:data-point chart:style-name="ch21"/>
            <chart:data-point chart:repeated="5"/>
            <chart:data-point chart:style-name="ch21"/>
            <chart:data-point chart:repeated="9"/>
            <chart:data-point chart:style-name="ch21" chart:repeated="2"/>
            <chart:data-point chart:repeated="43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ler/Intermediary</text:p>
                <draw:g>
                  <svg:desc>euro_charts_data.C1:euro_charts_data.C1</svg:desc>
                </draw:g>
              </table:table-cell>
              <table:table-cell office:value-type="string">
                <text:p>Asset Manager/Institutional</text:p>
                <draw:g>
                  <svg:desc>euro_charts_data.D1:euro_charts_data.D1</svg:desc>
                </draw:g>
              </table:table-cell>
              <table:table-cell office:value-type="string">
                <text:p>Leveraged Funds</text:p>
                <draw:g>
                  <svg:desc>euro_charts_data.E1:euro_charts_data.E1</svg:desc>
                </draw:g>
              </table:table-cell>
              <table:table-cell office:value-type="string">
                <text:p>Other Reportables</text:p>
                <draw:g>
                  <svg:desc>euro_charts_data.F1:euro_charts_data.F1</svg:desc>
                </draw:g>
              </table:table-cell>
              <table:table-cell office:value-type="string">
                <text:p>EURUSD</text:p>
                <draw:g>
                  <svg:desc>euro_charts_data.B1:euro_charts_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04</text:p>
                <draw:g>
                  <svg:desc>euro_charts_data.A2:euro_charts_data.A546</svg:desc>
                </draw:g>
              </table:table-cell>
              <table:table-cell office:value-type="float" office:value="33312">
                <text:p>33312</text:p>
                <draw:g>
                  <svg:desc>euro_charts_data.C2:euro_charts_data.C546</svg:desc>
                </draw:g>
              </table:table-cell>
              <table:table-cell office:value-type="float" office:value="357">
                <text:p>357</text:p>
                <draw:g>
                  <svg:desc>euro_charts_data.D2:euro_charts_data.D546</svg:desc>
                </draw:g>
              </table:table-cell>
              <table:table-cell office:value-type="float" office:value="-36194">
                <text:p>-36194</text:p>
                <draw:g>
                  <svg:desc>euro_charts_data.E2:euro_charts_data.E546</svg:desc>
                </draw:g>
              </table:table-cell>
              <table:table-cell office:value-type="float" office:value="3179">
                <text:p>3179</text:p>
                <draw:g>
                  <svg:desc>euro_charts_data.F2:euro_charts_data.F546</svg:desc>
                </draw:g>
              </table:table-cell>
              <table:table-cell office:value-type="float" office:value="1.29190003871918">
                <text:p>1.29190003871918</text:p>
                <draw:g>
                  <svg:desc>euro_charts_data.B2:euro_charts_data.B546</svg:desc>
                </draw:g>
              </table:table-cell>
            </table:table-row>
            <table:table-row>
              <table:table-cell office:value-type="string">
                <text:p>20110111</text:p>
              </table:table-cell>
              <table:table-cell office:value-type="float" office:value="59911">
                <text:p>59911</text:p>
              </table:table-cell>
              <table:table-cell office:value-type="float" office:value="-301">
                <text:p>-301</text:p>
              </table:table-cell>
              <table:table-cell office:value-type="float" office:value="-51196">
                <text:p>-51196</text:p>
              </table:table-cell>
              <table:table-cell office:value-type="float" office:value="-3204">
                <text:p>-3204</text:p>
              </table:table-cell>
              <table:table-cell office:value-type="float" office:value="1.33770000934601">
                <text:p>1.33770000934601</text:p>
              </table:table-cell>
            </table:table-row>
            <table:table-row>
              <table:table-cell office:value-type="string">
                <text:p>20110118</text:p>
              </table:table-cell>
              <table:table-cell office:value-type="float" office:value="5582">
                <text:p>5582</text:p>
              </table:table-cell>
              <table:table-cell office:value-type="float" office:value="-545">
                <text:p>-545</text:p>
              </table:table-cell>
              <table:table-cell office:value-type="float" office:value="-17041">
                <text:p>-17041</text:p>
              </table:table-cell>
              <table:table-cell office:value-type="float" office:value="10899">
                <text:p>10899</text:p>
              </table:table-cell>
              <table:table-cell office:value-type="float" office:value="1.36179995536804">
                <text:p>1.36179995536804</text:p>
              </table:table-cell>
            </table:table-row>
            <table:table-row>
              <table:table-cell office:value-type="string">
                <text:p>20110125</text:p>
              </table:table-cell>
              <table:table-cell office:value-type="float" office:value="-23223">
                <text:p>-23223</text:p>
              </table:table-cell>
              <table:table-cell office:value-type="float" office:value="2063">
                <text:p>2063</text:p>
              </table:table-cell>
              <table:table-cell office:value-type="float" office:value="5744">
                <text:p>5744</text:p>
              </table:table-cell>
              <table:table-cell office:value-type="float" office:value="10229">
                <text:p>10229</text:p>
              </table:table-cell>
              <table:table-cell office:value-type="float" office:value="1.36129999160767">
                <text:p>1.36129999160767</text:p>
              </table:table-cell>
            </table:table-row>
            <table:table-row>
              <table:table-cell office:value-type="string">
                <text:p>20110201</text:p>
              </table:table-cell>
              <table:table-cell office:value-type="float" office:value="-47000">
                <text:p>-47000</text:p>
              </table:table-cell>
              <table:table-cell office:value-type="float" office:value="6782">
                <text:p>6782</text:p>
              </table:table-cell>
              <table:table-cell office:value-type="float" office:value="27968">
                <text:p>27968</text:p>
              </table:table-cell>
              <table:table-cell office:value-type="float" office:value="5783">
                <text:p>5783</text:p>
              </table:table-cell>
              <table:table-cell office:value-type="float" office:value="1.35860002040863">
                <text:p>1.35860002040863</text:p>
              </table:table-cell>
            </table:table-row>
            <table:table-row>
              <table:table-cell office:value-type="string">
                <text:p>20110208</text:p>
              </table:table-cell>
              <table:table-cell office:value-type="float" office:value="-46591">
                <text:p>-46591</text:p>
              </table:table-cell>
              <table:table-cell office:value-type="float" office:value="6681">
                <text:p>6681</text:p>
              </table:table-cell>
              <table:table-cell office:value-type="float" office:value="20305">
                <text:p>20305</text:p>
              </table:table-cell>
              <table:table-cell office:value-type="float" office:value="6456">
                <text:p>6456</text:p>
              </table:table-cell>
              <table:table-cell office:value-type="float" office:value="1.35490000247955">
                <text:p>1.35490000247955</text:p>
              </table:table-cell>
            </table:table-row>
            <table:table-row>
              <table:table-cell office:value-type="string">
                <text:p>20110215</text:p>
              </table:table-cell>
              <table:table-cell office:value-type="float" office:value="-38489">
                <text:p>-38489</text:p>
              </table:table-cell>
              <table:table-cell office:value-type="float" office:value="9185">
                <text:p>9185</text:p>
              </table:table-cell>
              <table:table-cell office:value-type="float" office:value="14401">
                <text:p>14401</text:p>
              </table:table-cell>
              <table:table-cell office:value-type="float" office:value="5054">
                <text:p>5054</text:p>
              </table:table-cell>
              <table:table-cell office:value-type="float" office:value="1.36969995498657">
                <text:p>1.36969995498657</text:p>
              </table:table-cell>
            </table:table-row>
            <table:table-row>
              <table:table-cell office:value-type="string">
                <text:p>20110222</text:p>
              </table:table-cell>
              <table:table-cell office:value-type="float" office:value="-48088">
                <text:p>-48088</text:p>
              </table:table-cell>
              <table:table-cell office:value-type="float" office:value="10442">
                <text:p>10442</text:p>
              </table:table-cell>
              <table:table-cell office:value-type="float" office:value="16968">
                <text:p>16968</text:p>
              </table:table-cell>
              <table:table-cell office:value-type="float" office:value="12442">
                <text:p>12442</text:p>
              </table:table-cell>
              <table:table-cell office:value-type="float" office:value="1.37510001659393">
                <text:p>1.37510001659393</text:p>
              </table:table-cell>
            </table:table-row>
            <table:table-row>
              <table:table-cell office:value-type="string">
                <text:p>20110301</text:p>
              </table:table-cell>
              <table:table-cell office:value-type="float" office:value="-55549">
                <text:p>-55549</text:p>
              </table:table-cell>
              <table:table-cell office:value-type="float" office:value="9453">
                <text:p>9453</text:p>
              </table:table-cell>
              <table:table-cell office:value-type="float" office:value="26979">
                <text:p>26979</text:p>
              </table:table-cell>
              <table:table-cell office:value-type="float" office:value="7295">
                <text:p>7295</text:p>
              </table:table-cell>
              <table:table-cell office:value-type="float" office:value="1.39849996566772">
                <text:p>1.39849996566772</text:p>
              </table:table-cell>
            </table:table-row>
            <table:table-row>
              <table:table-cell office:value-type="string">
                <text:p>20110308</text:p>
              </table:table-cell>
              <table:table-cell office:value-type="float" office:value="-65158">
                <text:p>-65158</text:p>
              </table:table-cell>
              <table:table-cell office:value-type="float" office:value="12027">
                <text:p>12027</text:p>
              </table:table-cell>
              <table:table-cell office:value-type="float" office:value="28959">
                <text:p>28959</text:p>
              </table:table-cell>
              <table:table-cell office:value-type="float" office:value="12073">
                <text:p>12073</text:p>
              </table:table-cell>
              <table:table-cell office:value-type="float" office:value="1.39100003242493">
                <text:p>1.39100003242493</text:p>
              </table:table-cell>
            </table:table-row>
            <table:table-row>
              <table:table-cell office:value-type="string">
                <text:p>20110315</text:p>
              </table:table-cell>
              <table:table-cell office:value-type="float" office:value="-63387">
                <text:p>-63387</text:p>
              </table:table-cell>
              <table:table-cell office:value-type="float" office:value="11148">
                <text:p>11148</text:p>
              </table:table-cell>
              <table:table-cell office:value-type="float" office:value="25688">
                <text:p>25688</text:p>
              </table:table-cell>
              <table:table-cell office:value-type="float" office:value="9233">
                <text:p>9233</text:p>
              </table:table-cell>
              <table:table-cell office:value-type="float" office:value="1.41789996623993">
                <text:p>1.41789996623993</text:p>
              </table:table-cell>
            </table:table-row>
            <table:table-row>
              <table:table-cell office:value-type="string">
                <text:p>20110322</text:p>
              </table:table-cell>
              <table:table-cell office:value-type="float" office:value="-61956">
                <text:p>-61956</text:p>
              </table:table-cell>
              <table:table-cell office:value-type="float" office:value="9280">
                <text:p>9280</text:p>
              </table:table-cell>
              <table:table-cell office:value-type="float" office:value="32488">
                <text:p>32488</text:p>
              </table:table-cell>
              <table:table-cell office:value-type="float" office:value="8546">
                <text:p>8546</text:p>
              </table:table-cell>
              <table:table-cell office:value-type="float" office:value="1.40840005874634">
                <text:p>1.40840005874634</text:p>
              </table:table-cell>
            </table:table-row>
            <table:table-row>
              <table:table-cell office:value-type="string">
                <text:p>20110329</text:p>
              </table:table-cell>
              <table:table-cell office:value-type="float" office:value="-70486">
                <text:p>-70486</text:p>
              </table:table-cell>
              <table:table-cell office:value-type="float" office:value="8427">
                <text:p>8427</text:p>
              </table:table-cell>
              <table:table-cell office:value-type="float" office:value="37829">
                <text:p>37829</text:p>
              </table:table-cell>
              <table:table-cell office:value-type="float" office:value="8545">
                <text:p>8545</text:p>
              </table:table-cell>
              <table:table-cell office:value-type="float" office:value="1.42309999465942">
                <text:p>1.42309999465942</text:p>
              </table:table-cell>
            </table:table-row>
            <table:table-row>
              <table:table-cell office:value-type="string">
                <text:p>20110405</text:p>
              </table:table-cell>
              <table:table-cell office:value-type="float" office:value="-72355">
                <text:p>-72355</text:p>
              </table:table-cell>
              <table:table-cell office:value-type="float" office:value="10012">
                <text:p>10012</text:p>
              </table:table-cell>
              <table:table-cell office:value-type="float" office:value="39376">
                <text:p>39376</text:p>
              </table:table-cell>
              <table:table-cell office:value-type="float" office:value="6279">
                <text:p>6279</text:p>
              </table:table-cell>
              <table:table-cell office:value-type="float" office:value="1.44809997081757">
                <text:p>1.44809997081757</text:p>
              </table:table-cell>
            </table:table-row>
            <table:table-row>
              <table:table-cell office:value-type="string">
                <text:p>20110412</text:p>
              </table:table-cell>
              <table:table-cell office:value-type="float" office:value="-74696">
                <text:p>-74696</text:p>
              </table:table-cell>
              <table:table-cell office:value-type="float" office:value="7373">
                <text:p>7373</text:p>
              </table:table-cell>
              <table:table-cell office:value-type="float" office:value="41312">
                <text:p>41312</text:p>
              </table:table-cell>
              <table:table-cell office:value-type="float" office:value="8282">
                <text:p>8282</text:p>
              </table:table-cell>
              <table:table-cell office:value-type="float" office:value="1.44319999217987">
                <text:p>1.44319999217987</text:p>
              </table:table-cell>
            </table:table-row>
            <table:table-row>
              <table:table-cell office:value-type="string">
                <text:p>20110419</text:p>
              </table:table-cell>
              <table:table-cell office:value-type="float" office:value="-70767">
                <text:p>-70767</text:p>
              </table:table-cell>
              <table:table-cell office:value-type="float" office:value="11224">
                <text:p>11224</text:p>
              </table:table-cell>
              <table:table-cell office:value-type="float" office:value="36185">
                <text:p>36185</text:p>
              </table:table-cell>
              <table:table-cell office:value-type="float" office:value="4825">
                <text:p>4825</text:p>
              </table:table-cell>
              <table:table-cell office:value-type="float" office:value="1.45560002326965">
                <text:p>1.45560002326965</text:p>
              </table:table-cell>
            </table:table-row>
            <table:table-row>
              <table:table-cell office:value-type="string">
                <text:p>20110426</text:p>
              </table:table-cell>
              <table:table-cell office:value-type="float" office:value="-80449">
                <text:p>-80449</text:p>
              </table:table-cell>
              <table:table-cell office:value-type="float" office:value="10870">
                <text:p>10870</text:p>
              </table:table-cell>
              <table:table-cell office:value-type="float" office:value="41099">
                <text:p>41099</text:p>
              </table:table-cell>
              <table:table-cell office:value-type="float" office:value="7426">
                <text:p>7426</text:p>
              </table:table-cell>
              <table:table-cell office:value-type="float" office:value="1.48020005226135">
                <text:p>1.48020005226135</text:p>
              </table:table-cell>
            </table:table-row>
            <table:table-row>
              <table:table-cell office:value-type="string">
                <text:p>20110503</text:p>
              </table:table-cell>
              <table:table-cell office:value-type="float" office:value="-110628">
                <text:p>-110628</text:p>
              </table:table-cell>
              <table:table-cell office:value-type="float" office:value="10623">
                <text:p>10623</text:p>
              </table:table-cell>
              <table:table-cell office:value-type="float" office:value="57778">
                <text:p>57778</text:p>
              </table:table-cell>
              <table:table-cell office:value-type="float" office:value="16888">
                <text:p>16888</text:p>
              </table:table-cell>
              <table:table-cell office:value-type="float" office:value="1.43099999427795">
                <text:p>1.43099999427795</text:p>
              </table:table-cell>
            </table:table-row>
            <table:table-row>
              <table:table-cell office:value-type="string">
                <text:p>20110510</text:p>
              </table:table-cell>
              <table:table-cell office:value-type="float" office:value="-65819">
                <text:p>-65819</text:p>
              </table:table-cell>
              <table:table-cell office:value-type="float" office:value="8714">
                <text:p>8714</text:p>
              </table:table-cell>
              <table:table-cell office:value-type="float" office:value="23049">
                <text:p>23049</text:p>
              </table:table-cell>
              <table:table-cell office:value-type="float" office:value="15771">
                <text:p>15771</text:p>
              </table:table-cell>
              <table:table-cell office:value-type="float" office:value="1.41209995746613">
                <text:p>1.41209995746613</text:p>
              </table:table-cell>
            </table:table-row>
            <table:table-row>
              <table:table-cell office:value-type="string">
                <text:p>20110517</text:p>
              </table:table-cell>
              <table:table-cell office:value-type="float" office:value="-35448">
                <text:p>-35448</text:p>
              </table:table-cell>
              <table:table-cell office:value-type="float" office:value="9113">
                <text:p>9113</text:p>
              </table:table-cell>
              <table:table-cell office:value-type="float" office:value="7498">
                <text:p>7498</text:p>
              </table:table-cell>
              <table:table-cell office:value-type="float" office:value="8679">
                <text:p>8679</text:p>
              </table:table-cell>
              <table:table-cell office:value-type="float" office:value="1.41550004482269">
                <text:p>1.41550004482269</text:p>
              </table:table-cell>
            </table:table-row>
            <table:table-row>
              <table:table-cell office:value-type="string">
                <text:p>20110524</text:p>
              </table:table-cell>
              <table:table-cell office:value-type="float" office:value="-8429">
                <text:p>-8429</text:p>
              </table:table-cell>
              <table:table-cell office:value-type="float" office:value="10505">
                <text:p>10505</text:p>
              </table:table-cell>
              <table:table-cell office:value-type="float" office:value="-8242">
                <text:p>-8242</text:p>
              </table:table-cell>
              <table:table-cell office:value-type="float" office:value="2477">
                <text:p>2477</text:p>
              </table:table-cell>
              <table:table-cell office:value-type="float" office:value="1.43239998817444">
                <text:p>1.43239998817444</text:p>
              </table:table-cell>
            </table:table-row>
            <table:table-row>
              <table:table-cell office:value-type="string">
                <text:p>20110531</text:p>
              </table:table-cell>
              <table:table-cell office:value-type="float" office:value="-11677">
                <text:p>-11677</text:p>
              </table:table-cell>
              <table:table-cell office:value-type="float" office:value="9652">
                <text:p>9652</text:p>
              </table:table-cell>
              <table:table-cell office:value-type="float" office:value="-4963">
                <text:p>-4963</text:p>
              </table:table-cell>
              <table:table-cell office:value-type="float" office:value="669">
                <text:p>669</text:p>
              </table:table-cell>
              <table:table-cell office:value-type="float" office:value="1.46370005607605">
                <text:p>1.46370005607605</text:p>
              </table:table-cell>
            </table:table-row>
            <table:table-row>
              <table:table-cell office:value-type="string">
                <text:p>20110607</text:p>
              </table:table-cell>
              <table:table-cell office:value-type="float" office:value="-35689">
                <text:p>-35689</text:p>
              </table:table-cell>
              <table:table-cell office:value-type="float" office:value="10335">
                <text:p>10335</text:p>
              </table:table-cell>
              <table:table-cell office:value-type="float" office:value="7539">
                <text:p>7539</text:p>
              </table:table-cell>
              <table:table-cell office:value-type="float" office:value="10475">
                <text:p>10475</text:p>
              </table:table-cell>
              <table:table-cell office:value-type="float" office:value="1.43480002880096">
                <text:p>1.43480002880096</text:p>
              </table:table-cell>
            </table:table-row>
            <table:table-row>
              <table:table-cell office:value-type="string">
                <text:p>20110614</text:p>
              </table:table-cell>
              <table:table-cell office:value-type="float" office:value="-54085">
                <text:p>-54085</text:p>
              </table:table-cell>
              <table:table-cell office:value-type="float" office:value="4886">
                <text:p>4886</text:p>
              </table:table-cell>
              <table:table-cell office:value-type="float" office:value="26112">
                <text:p>26112</text:p>
              </table:table-cell>
              <table:table-cell office:value-type="float" office:value="8432">
                <text:p>8432</text:p>
              </table:table-cell>
              <table:table-cell office:value-type="float" office:value="1.43110001087189">
                <text:p>1.43110001087189</text:p>
              </table:table-cell>
            </table:table-row>
            <table:table-row>
              <table:table-cell office:value-type="string">
                <text:p>20110621</text:p>
              </table:table-cell>
              <table:table-cell office:value-type="float" office:value="-31395">
                <text:p>-31395</text:p>
              </table:table-cell>
              <table:table-cell office:value-type="float" office:value="5890">
                <text:p>5890</text:p>
              </table:table-cell>
              <table:table-cell office:value-type="float" office:value="13452">
                <text:p>13452</text:p>
              </table:table-cell>
              <table:table-cell office:value-type="float" office:value="1133">
                <text:p>1133</text:p>
              </table:table-cell>
              <table:table-cell office:value-type="float" office:value="1.41929996013641">
                <text:p>1.41929996013641</text:p>
              </table:table-cell>
            </table:table-row>
            <table:table-row>
              <table:table-cell office:value-type="string">
                <text:p>20110628</text:p>
              </table:table-cell>
              <table:table-cell office:value-type="float" office:value="-32191">
                <text:p>-32191</text:p>
              </table:table-cell>
              <table:table-cell office:value-type="float" office:value="3728">
                <text:p>3728</text:p>
              </table:table-cell>
              <table:table-cell office:value-type="float" office:value="11760">
                <text:p>11760</text:p>
              </table:table-cell>
              <table:table-cell office:value-type="float" office:value="6344">
                <text:p>6344</text:p>
              </table:table-cell>
              <table:table-cell office:value-type="float" office:value="1.45249998569489">
                <text:p>1.45249998569489</text:p>
              </table:table-cell>
            </table:table-row>
            <table:table-row>
              <table:table-cell office:value-type="string">
                <text:p>20110705</text:p>
              </table:table-cell>
              <table:table-cell office:value-type="float" office:value="-42354">
                <text:p>-42354</text:p>
              </table:table-cell>
              <table:table-cell office:value-type="float" office:value="2929">
                <text:p>2929</text:p>
              </table:table-cell>
              <table:table-cell office:value-type="float" office:value="17259">
                <text:p>17259</text:p>
              </table:table-cell>
              <table:table-cell office:value-type="float" office:value="8729">
                <text:p>8729</text:p>
              </table:table-cell>
              <table:table-cell office:value-type="float" office:value="1.42700004577637">
                <text:p>1.42700004577637</text:p>
              </table:table-cell>
            </table:table-row>
            <table:table-row>
              <table:table-cell office:value-type="string">
                <text:p>20110712</text:p>
              </table:table-cell>
              <table:table-cell office:value-type="float" office:value="-7673">
                <text:p>-7673</text:p>
              </table:table-cell>
              <table:table-cell office:value-type="float" office:value="5503">
                <text:p>5503</text:p>
              </table:table-cell>
              <table:table-cell office:value-type="float" office:value="-10336">
                <text:p>-10336</text:p>
              </table:table-cell>
              <table:table-cell office:value-type="float" office:value="9220">
                <text:p>9220</text:p>
              </table:table-cell>
              <table:table-cell office:value-type="float" office:value="1.41530001163483">
                <text:p>1.41530001163483</text:p>
              </table:table-cell>
            </table:table-row>
            <table:table-row>
              <table:table-cell office:value-type="string">
                <text:p>20110719</text:p>
              </table:table-cell>
              <table:table-cell office:value-type="float" office:value="3000">
                <text:p>3000</text:p>
              </table:table-cell>
              <table:table-cell office:value-type="float" office:value="4012">
                <text:p>4012</text:p>
              </table:table-cell>
              <table:table-cell office:value-type="float" office:value="-17528">
                <text:p>-17528</text:p>
              </table:table-cell>
              <table:table-cell office:value-type="float" office:value="13276">
                <text:p>13276</text:p>
              </table:table-cell>
              <table:table-cell office:value-type="float" office:value="1.43560004234314">
                <text:p>1.43560004234314</text:p>
              </table:table-cell>
            </table:table-row>
            <table:table-row>
              <table:table-cell office:value-type="string">
                <text:p>20110726</text:p>
              </table:table-cell>
              <table:table-cell office:value-type="float" office:value="-21774">
                <text:p>-21774</text:p>
              </table:table-cell>
              <table:table-cell office:value-type="float" office:value="2456">
                <text:p>2456</text:p>
              </table:table-cell>
              <table:table-cell office:value-type="float" office:value="-5121">
                <text:p>-5121</text:p>
              </table:table-cell>
              <table:table-cell office:value-type="float" office:value="15733">
                <text:p>15733</text:p>
              </table:table-cell>
              <table:table-cell office:value-type="float" office:value="1.43959999084473">
                <text:p>1.43959999084473</text:p>
              </table:table-cell>
            </table:table-row>
            <table:table-row>
              <table:table-cell office:value-type="string">
                <text:p>20110802</text:p>
              </table:table-cell>
              <table:table-cell office:value-type="float" office:value="-1714">
                <text:p>-1714</text:p>
              </table:table-cell>
              <table:table-cell office:value-type="float" office:value="-4205">
                <text:p>-4205</text:p>
              </table:table-cell>
              <table:table-cell office:value-type="float" office:value="-12460">
                <text:p>-12460</text:p>
              </table:table-cell>
              <table:table-cell office:value-type="float" office:value="14043">
                <text:p>14043</text:p>
              </table:table-cell>
              <table:table-cell office:value-type="float" office:value="1.42820000648499">
                <text:p>1.42820000648499</text:p>
              </table:table-cell>
            </table:table-row>
            <table:table-row>
              <table:table-cell office:value-type="string">
                <text:p>20110809</text:p>
              </table:table-cell>
              <table:table-cell office:value-type="float" office:value="3221">
                <text:p>3221</text:p>
              </table:table-cell>
              <table:table-cell office:value-type="float" office:value="-10645">
                <text:p>-10645</text:p>
              </table:table-cell>
              <table:table-cell office:value-type="float" office:value="2858">
                <text:p>2858</text:p>
              </table:table-cell>
              <table:table-cell office:value-type="float" office:value="1260">
                <text:p>1260</text:p>
              </table:table-cell>
              <table:table-cell office:value-type="float" office:value="1.42490005493164">
                <text:p>1.42490005493164</text:p>
              </table:table-cell>
            </table:table-row>
            <table:table-row>
              <table:table-cell office:value-type="string">
                <text:p>20110816</text:p>
              </table:table-cell>
              <table:table-cell office:value-type="float" office:value="-3082">
                <text:p>-3082</text:p>
              </table:table-cell>
              <table:table-cell office:value-type="float" office:value="-7324">
                <text:p>-7324</text:p>
              </table:table-cell>
              <table:table-cell office:value-type="float" office:value="3662">
                <text:p>3662</text:p>
              </table:table-cell>
              <table:table-cell office:value-type="float" office:value="5562">
                <text:p>5562</text:p>
              </table:table-cell>
              <table:table-cell office:value-type="float" office:value="1.43980002403259">
                <text:p>1.43980002403259</text:p>
              </table:table-cell>
            </table:table-row>
            <table:table-row>
              <table:table-cell office:value-type="string">
                <text:p>20110823</text:p>
              </table:table-cell>
              <table:table-cell office:value-type="float" office:value="-6073">
                <text:p>-6073</text:p>
              </table:table-cell>
              <table:table-cell office:value-type="float" office:value="-6922">
                <text:p>-6922</text:p>
              </table:table-cell>
              <table:table-cell office:value-type="float" office:value="3881">
                <text:p>3881</text:p>
              </table:table-cell>
              <table:table-cell office:value-type="float" office:value="5563">
                <text:p>5563</text:p>
              </table:table-cell>
              <table:table-cell office:value-type="float" office:value="1.44990003108978">
                <text:p>1.44990003108978</text:p>
              </table:table-cell>
            </table:table-row>
            <table:table-row>
              <table:table-cell office:value-type="string">
                <text:p>20110830</text:p>
              </table:table-cell>
              <table:table-cell office:value-type="float" office:value="-9258">
                <text:p>-9258</text:p>
              </table:table-cell>
              <table:table-cell office:value-type="float" office:value="2159">
                <text:p>2159</text:p>
              </table:table-cell>
              <table:table-cell office:value-type="float" office:value="3341">
                <text:p>3341</text:p>
              </table:table-cell>
              <table:table-cell office:value-type="float" office:value="220">
                <text:p>220</text:p>
              </table:table-cell>
              <table:table-cell office:value-type="float" office:value="1.42050004005432">
                <text:p>1.42050004005432</text:p>
              </table:table-cell>
            </table:table-row>
            <table:table-row>
              <table:table-cell office:value-type="string">
                <text:p>20110906</text:p>
              </table:table-cell>
              <table:table-cell office:value-type="float" office:value="17588">
                <text:p>17588</text:p>
              </table:table-cell>
              <table:table-cell office:value-type="float" office:value="2449">
                <text:p>2449</text:p>
              </table:table-cell>
              <table:table-cell office:value-type="float" office:value="-7683">
                <text:p>-7683</text:p>
              </table:table-cell>
              <table:table-cell office:value-type="float" office:value="-3053">
                <text:p>-3053</text:p>
              </table:table-cell>
              <table:table-cell office:value-type="float" office:value="1.36530005931854">
                <text:p>1.36530005931854</text:p>
              </table:table-cell>
            </table:table-row>
            <table:table-row>
              <table:table-cell office:value-type="string">
                <text:p>20110913</text:p>
              </table:table-cell>
              <table:table-cell office:value-type="float" office:value="38643">
                <text:p>38643</text:p>
              </table:table-cell>
              <table:table-cell office:value-type="float" office:value="-69">
                <text:p>-69</text:p>
              </table:table-cell>
              <table:table-cell office:value-type="float" office:value="-10489">
                <text:p>-10489</text:p>
              </table:table-cell>
              <table:table-cell office:value-type="float" office:value="-3527">
                <text:p>-3527</text:p>
              </table:table-cell>
              <table:table-cell office:value-type="float" office:value="1.37999999523163">
                <text:p>1.37999999523163</text:p>
              </table:table-cell>
            </table:table-row>
            <table:table-row>
              <table:table-cell office:value-type="string">
                <text:p>20110920</text:p>
              </table:table-cell>
              <table:table-cell office:value-type="float" office:value="80874">
                <text:p>80874</text:p>
              </table:table-cell>
              <table:table-cell office:value-type="float" office:value="-1878">
                <text:p>-1878</text:p>
              </table:table-cell>
              <table:table-cell office:value-type="float" office:value="-50935">
                <text:p>-50935</text:p>
              </table:table-cell>
              <table:table-cell office:value-type="float" office:value="-4580">
                <text:p>-4580</text:p>
              </table:table-cell>
              <table:table-cell office:value-type="float" office:value="1.34979999065399">
                <text:p>1.34979999065399</text:p>
              </table:table-cell>
            </table:table-row>
            <table:table-row>
              <table:table-cell office:value-type="string">
                <text:p>20110927</text:p>
              </table:table-cell>
              <table:table-cell office:value-type="float" office:value="85186">
                <text:p>85186</text:p>
              </table:table-cell>
              <table:table-cell office:value-type="float" office:value="-8180">
                <text:p>-8180</text:p>
              </table:table-cell>
              <table:table-cell office:value-type="float" office:value="-46459">
                <text:p>-46459</text:p>
              </table:table-cell>
              <table:table-cell office:value-type="float" office:value="-5340">
                <text:p>-5340</text:p>
              </table:table-cell>
              <table:table-cell office:value-type="float" office:value="1.33860003948212">
                <text:p>1.33860003948212</text:p>
              </table:table-cell>
            </table:table-row>
            <table:table-row>
              <table:table-cell office:value-type="string">
                <text:p>20111004</text:p>
              </table:table-cell>
              <table:table-cell office:value-type="float" office:value="80479">
                <text:p>80479</text:p>
              </table:table-cell>
              <table:table-cell office:value-type="float" office:value="-12282">
                <text:p>-12282</text:p>
              </table:table-cell>
              <table:table-cell office:value-type="float" office:value="-36621">
                <text:p>-36621</text:p>
              </table:table-cell>
              <table:table-cell office:value-type="float" office:value="-5071">
                <text:p>-5071</text:p>
              </table:table-cell>
              <table:table-cell office:value-type="float" office:value="1.33770000934601">
                <text:p>1.33770000934601</text:p>
              </table:table-cell>
            </table:table-row>
            <table:table-row>
              <table:table-cell office:value-type="string">
                <text:p>20111011</text:p>
              </table:table-cell>
              <table:table-cell office:value-type="float" office:value="72216">
                <text:p>72216</text:p>
              </table:table-cell>
              <table:table-cell office:value-type="float" office:value="-10984">
                <text:p>-10984</text:p>
              </table:table-cell>
              <table:table-cell office:value-type="float" office:value="-30817">
                <text:p>-30817</text:p>
              </table:table-cell>
              <table:table-cell office:value-type="float" office:value="-3655">
                <text:p>-3655</text:p>
              </table:table-cell>
              <table:table-cell office:value-type="float" office:value="1.38769996166229">
                <text:p>1.38769996166229</text:p>
              </table:table-cell>
            </table:table-row>
            <table:table-row>
              <table:table-cell office:value-type="string">
                <text:p>20111018</text:p>
              </table:table-cell>
              <table:table-cell office:value-type="float" office:value="73738">
                <text:p>73738</text:p>
              </table:table-cell>
              <table:table-cell office:value-type="float" office:value="-6146">
                <text:p>-6146</text:p>
              </table:table-cell>
              <table:table-cell office:value-type="float" office:value="-32792">
                <text:p>-32792</text:p>
              </table:table-cell>
              <table:table-cell office:value-type="float" office:value="-4787">
                <text:p>-4787</text:p>
              </table:table-cell>
              <table:table-cell office:value-type="float" office:value="1.38960003852844">
                <text:p>1.38960003852844</text:p>
              </table:table-cell>
            </table:table-row>
            <table:table-row>
              <table:table-cell office:value-type="string">
                <text:p>20111025</text:p>
              </table:table-cell>
              <table:table-cell office:value-type="float" office:value="67662">
                <text:p>67662</text:p>
              </table:table-cell>
              <table:table-cell office:value-type="float" office:value="3655">
                <text:p>3655</text:p>
              </table:table-cell>
              <table:table-cell office:value-type="float" office:value="-40466">
                <text:p>-40466</text:p>
              </table:table-cell>
              <table:table-cell office:value-type="float" office:value="-2721">
                <text:p>-2721</text:p>
              </table:table-cell>
              <table:table-cell office:value-type="float" office:value="1.41480004787445">
                <text:p>1.41480004787445</text:p>
              </table:table-cell>
            </table:table-row>
            <table:table-row>
              <table:table-cell office:value-type="string">
                <text:p>20111101</text:p>
              </table:table-cell>
              <table:table-cell office:value-type="float" office:value="49576">
                <text:p>49576</text:p>
              </table:table-cell>
              <table:table-cell office:value-type="float" office:value="5299">
                <text:p>5299</text:p>
              </table:table-cell>
              <table:table-cell office:value-type="float" office:value="-30329">
                <text:p>-30329</text:p>
              </table:table-cell>
              <table:table-cell office:value-type="float" office:value="-3661">
                <text:p>-3661</text:p>
              </table:table-cell>
              <table:table-cell office:value-type="float" office:value="1.37960004806519">
                <text:p>1.37960004806519</text:p>
              </table:table-cell>
            </table:table-row>
            <table:table-row>
              <table:table-cell office:value-type="string">
                <text:p>20111108</text:p>
              </table:table-cell>
              <table:table-cell office:value-type="float" office:value="37232">
                <text:p>37232</text:p>
              </table:table-cell>
              <table:table-cell office:value-type="float" office:value="8828">
                <text:p>8828</text:p>
              </table:table-cell>
              <table:table-cell office:value-type="float" office:value="-14940">
                <text:p>-14940</text:p>
              </table:table-cell>
              <table:table-cell office:value-type="float" office:value="-6005">
                <text:p>-6005</text:p>
              </table:table-cell>
              <table:table-cell office:value-type="float" office:value="1.37520003318787">
                <text:p>1.37520003318787</text:p>
              </table:table-cell>
            </table:table-row>
            <table:table-row>
              <table:table-cell office:value-type="string">
                <text:p>20111115</text:p>
              </table:table-cell>
              <table:table-cell office:value-type="float" office:value="54506">
                <text:p>54506</text:p>
              </table:table-cell>
              <table:table-cell office:value-type="float" office:value="11483">
                <text:p>11483</text:p>
              </table:table-cell>
              <table:table-cell office:value-type="float" office:value="-27051">
                <text:p>-27051</text:p>
              </table:table-cell>
              <table:table-cell office:value-type="float" office:value="-6614">
                <text:p>-6614</text:p>
              </table:table-cell>
              <table:table-cell office:value-type="float" office:value="1.35099995136261">
                <text:p>1.35099995136261</text:p>
              </table:table-cell>
            </table:table-row>
            <table:table-row>
              <table:table-cell office:value-type="string">
                <text:p>20111122</text:p>
              </table:table-cell>
              <table:table-cell office:value-type="float" office:value="51026">
                <text:p>51026</text:p>
              </table:table-cell>
              <table:table-cell office:value-type="float" office:value="16223">
                <text:p>16223</text:p>
              </table:table-cell>
              <table:table-cell office:value-type="float" office:value="-27329">
                <text:p>-27329</text:p>
              </table:table-cell>
              <table:table-cell office:value-type="float" office:value="-6654">
                <text:p>-6654</text:p>
              </table:table-cell>
              <table:table-cell office:value-type="float" office:value="1.32340002059937">
                <text:p>1.32340002059937</text:p>
              </table:table-cell>
            </table:table-row>
            <table:table-row>
              <table:table-cell office:value-type="string">
                <text:p>20111129</text:p>
              </table:table-cell>
              <table:table-cell office:value-type="float" office:value="46044">
                <text:p>46044</text:p>
              </table:table-cell>
              <table:table-cell office:value-type="float" office:value="32304">
                <text:p>32304</text:p>
              </table:table-cell>
              <table:table-cell office:value-type="float" office:value="-38768">
                <text:p>-38768</text:p>
              </table:table-cell>
              <table:table-cell office:value-type="float" office:value="-6040">
                <text:p>-6040</text:p>
              </table:table-cell>
              <table:table-cell office:value-type="float" office:value="1.34029996395111">
                <text:p>1.34029996395111</text:p>
              </table:table-cell>
            </table:table-row>
            <table:table-row>
              <table:table-cell office:value-type="string">
                <text:p>20111206</text:p>
              </table:table-cell>
              <table:table-cell office:value-type="float" office:value="40684">
                <text:p>40684</text:p>
              </table:table-cell>
              <table:table-cell office:value-type="float" office:value="24225">
                <text:p>24225</text:p>
              </table:table-cell>
              <table:table-cell office:value-type="float" office:value="-37905">
                <text:p>-37905</text:p>
              </table:table-cell>
              <table:table-cell office:value-type="float" office:value="925">
                <text:p>925</text:p>
              </table:table-cell>
              <table:table-cell office:value-type="float" office:value="1.33749997615814">
                <text:p>1.33749997615814</text:p>
              </table:table-cell>
            </table:table-row>
            <table:table-row>
              <table:table-cell office:value-type="string">
                <text:p>20111213</text:p>
              </table:table-cell>
              <table:table-cell office:value-type="float" office:value="51558">
                <text:p>51558</text:p>
              </table:table-cell>
              <table:table-cell office:value-type="float" office:value="18040">
                <text:p>18040</text:p>
              </table:table-cell>
              <table:table-cell office:value-type="float" office:value="-47222">
                <text:p>-47222</text:p>
              </table:table-cell>
              <table:table-cell office:value-type="float" office:value="5093">
                <text:p>5093</text:p>
              </table:table-cell>
              <table:table-cell office:value-type="float" office:value="1.30350005626678">
                <text:p>1.30350005626678</text:p>
              </table:table-cell>
            </table:table-row>
            <table:table-row>
              <table:table-cell office:value-type="string">
                <text:p>20111220</text:p>
              </table:table-cell>
              <table:table-cell office:value-type="float" office:value="93978">
                <text:p>93978</text:p>
              </table:table-cell>
              <table:table-cell office:value-type="float" office:value="18076">
                <text:p>18076</text:p>
              </table:table-cell>
              <table:table-cell office:value-type="float" office:value="-84801">
                <text:p>-84801</text:p>
              </table:table-cell>
              <table:table-cell office:value-type="float" office:value="2169">
                <text:p>2169</text:p>
              </table:table-cell>
              <table:table-cell office:value-type="float" office:value="1.30429995059967">
                <text:p>1.30429995059967</text:p>
              </table:table-cell>
            </table:table-row>
            <table:table-row>
              <table:table-cell office:value-type="string">
                <text:p>20111227</text:p>
              </table:table-cell>
              <table:table-cell office:value-type="float" office:value="95446">
                <text:p>95446</text:p>
              </table:table-cell>
              <table:table-cell office:value-type="float" office:value="17120">
                <text:p>17120</text:p>
              </table:table-cell>
              <table:table-cell office:value-type="float" office:value="-86010">
                <text:p>-86010</text:p>
              </table:table-cell>
              <table:table-cell office:value-type="float" office:value="2192">
                <text:p>2192</text:p>
              </table:table-cell>
              <table:table-cell office:value-type="float" office:value="1.29480004310608">
                <text:p>1.29480004310608</text:p>
              </table:table-cell>
            </table:table-row>
            <table:table-row>
              <table:table-cell office:value-type="string">
                <text:p>20120103</text:p>
              </table:table-cell>
              <table:table-cell office:value-type="float" office:value="92453">
                <text:p>92453</text:p>
              </table:table-cell>
              <table:table-cell office:value-type="float" office:value="17287">
                <text:p>17287</text:p>
              </table:table-cell>
              <table:table-cell office:value-type="float" office:value="-83253">
                <text:p>-83253</text:p>
              </table:table-cell>
              <table:table-cell office:value-type="float" office:value="673">
                <text:p>673</text:p>
              </table:table-cell>
              <table:table-cell office:value-type="float" office:value="1.27209997177124">
                <text:p>1.27209997177124</text:p>
              </table:table-cell>
            </table:table-row>
            <table:table-row>
              <table:table-cell office:value-type="string">
                <text:p>20120110</text:p>
              </table:table-cell>
              <table:table-cell office:value-type="float" office:value="103064">
                <text:p>103064</text:p>
              </table:table-cell>
              <table:table-cell office:value-type="float" office:value="18705">
                <text:p>18705</text:p>
              </table:table-cell>
              <table:table-cell office:value-type="float" office:value="-87887">
                <text:p>-87887</text:p>
              </table:table-cell>
              <table:table-cell office:value-type="float" office:value="-7415">
                <text:p>-7415</text:p>
              </table:table-cell>
              <table:table-cell office:value-type="float" office:value="1.26769995689392">
                <text:p>1.26769995689392</text:p>
              </table:table-cell>
            </table:table-row>
            <table:table-row>
              <table:table-cell office:value-type="string">
                <text:p>20120117</text:p>
              </table:table-cell>
              <table:table-cell office:value-type="float" office:value="103002">
                <text:p>103002</text:p>
              </table:table-cell>
              <table:table-cell office:value-type="float" office:value="19187">
                <text:p>19187</text:p>
              </table:table-cell>
              <table:table-cell office:value-type="float" office:value="-90210">
                <text:p>-90210</text:p>
              </table:table-cell>
              <table:table-cell office:value-type="float" office:value="-4824">
                <text:p>-4824</text:p>
              </table:table-cell>
              <table:table-cell office:value-type="float" office:value="1.29379999637604">
                <text:p>1.29379999637604</text:p>
              </table:table-cell>
            </table:table-row>
            <table:table-row>
              <table:table-cell office:value-type="string">
                <text:p>20120124</text:p>
              </table:table-cell>
              <table:table-cell office:value-type="float" office:value="109377">
                <text:p>109377</text:p>
              </table:table-cell>
              <table:table-cell office:value-type="float" office:value="21803">
                <text:p>21803</text:p>
              </table:table-cell>
              <table:table-cell office:value-type="float" office:value="-103520">
                <text:p>-103520</text:p>
              </table:table-cell>
              <table:table-cell office:value-type="float" office:value="-1391">
                <text:p>-1391</text:p>
              </table:table-cell>
              <table:table-cell office:value-type="float" office:value="1.32260000705719">
                <text:p>1.32260000705719</text:p>
              </table:table-cell>
            </table:table-row>
            <table:table-row>
              <table:table-cell office:value-type="string">
                <text:p>20120131</text:p>
              </table:table-cell>
              <table:table-cell office:value-type="float" office:value="94349">
                <text:p>94349</text:p>
              </table:table-cell>
              <table:table-cell office:value-type="float" office:value="26344">
                <text:p>26344</text:p>
              </table:table-cell>
              <table:table-cell office:value-type="float" office:value="-91352">
                <text:p>-91352</text:p>
              </table:table-cell>
              <table:table-cell office:value-type="float" office:value="-2962">
                <text:p>-2962</text:p>
              </table:table-cell>
              <table:table-cell office:value-type="float" office:value="1.31439995765686">
                <text:p>1.31439995765686</text:p>
              </table:table-cell>
            </table:table-row>
            <table:table-row>
              <table:table-cell office:value-type="string">
                <text:p>20120207</text:p>
              </table:table-cell>
              <table:table-cell office:value-type="float" office:value="85277">
                <text:p>85277</text:p>
              </table:table-cell>
              <table:table-cell office:value-type="float" office:value="30272">
                <text:p>30272</text:p>
              </table:table-cell>
              <table:table-cell office:value-type="float" office:value="-86160">
                <text:p>-86160</text:p>
              </table:table-cell>
              <table:table-cell office:value-type="float" office:value="-4818">
                <text:p>-4818</text:p>
              </table:table-cell>
              <table:table-cell office:value-type="float" office:value="1.31749999523163">
                <text:p>1.31749999523163</text:p>
              </table:table-cell>
            </table:table-row>
            <table:table-row>
              <table:table-cell office:value-type="string">
                <text:p>20120214</text:p>
              </table:table-cell>
              <table:table-cell office:value-type="float" office:value="92345">
                <text:p>92345</text:p>
              </table:table-cell>
              <table:table-cell office:value-type="float" office:value="33473">
                <text:p>33473</text:p>
              </table:table-cell>
              <table:table-cell office:value-type="float" office:value="-97175">
                <text:p>-97175</text:p>
              </table:table-cell>
              <table:table-cell office:value-type="float" office:value="-2151">
                <text:p>-2151</text:p>
              </table:table-cell>
              <table:table-cell office:value-type="float" office:value="1.31519997119904">
                <text:p>1.31519997119904</text:p>
              </table:table-cell>
            </table:table-row>
            <table:table-row>
              <table:table-cell office:value-type="string">
                <text:p>20120221</text:p>
              </table:table-cell>
              <table:table-cell office:value-type="float" office:value="91341">
                <text:p>91341</text:p>
              </table:table-cell>
              <table:table-cell office:value-type="float" office:value="33719">
                <text:p>33719</text:p>
              </table:table-cell>
              <table:table-cell office:value-type="float" office:value="-93573">
                <text:p>-93573</text:p>
              </table:table-cell>
              <table:table-cell office:value-type="float" office:value="-4112">
                <text:p>-4112</text:p>
              </table:table-cell>
              <table:table-cell office:value-type="float" office:value="1.34570002555847">
                <text:p>1.34570002555847</text:p>
              </table:table-cell>
            </table:table-row>
            <table:table-row>
              <table:table-cell office:value-type="string">
                <text:p>20120228</text:p>
              </table:table-cell>
              <table:table-cell office:value-type="float" office:value="63753">
                <text:p>63753</text:p>
              </table:table-cell>
              <table:table-cell office:value-type="float" office:value="33069">
                <text:p>33069</text:p>
              </table:table-cell>
              <table:table-cell office:value-type="float" office:value="-69212">
                <text:p>-69212</text:p>
              </table:table-cell>
              <table:table-cell office:value-type="float" office:value="-5828">
                <text:p>-5828</text:p>
              </table:table-cell>
              <table:table-cell office:value-type="float" office:value="1.3202999830246">
                <text:p>1.3202999830246</text:p>
              </table:table-cell>
            </table:table-row>
            <table:table-row>
              <table:table-cell office:value-type="string">
                <text:p>20120306</text:p>
              </table:table-cell>
              <table:table-cell office:value-type="float" office:value="72633">
                <text:p>72633</text:p>
              </table:table-cell>
              <table:table-cell office:value-type="float" office:value="26620">
                <text:p>26620</text:p>
              </table:table-cell>
              <table:table-cell office:value-type="float" office:value="-65632">
                <text:p>-65632</text:p>
              </table:table-cell>
              <table:table-cell office:value-type="float" office:value="-7806">
                <text:p>-7806</text:p>
              </table:table-cell>
              <table:table-cell office:value-type="float" office:value="1.31140005588532">
                <text:p>1.31140005588532</text:p>
              </table:table-cell>
            </table:table-row>
            <table:table-row>
              <table:table-cell office:value-type="string">
                <text:p>20120313</text:p>
              </table:table-cell>
              <table:table-cell office:value-type="float" office:value="85729">
                <text:p>85729</text:p>
              </table:table-cell>
              <table:table-cell office:value-type="float" office:value="17262">
                <text:p>17262</text:p>
              </table:table-cell>
              <table:table-cell office:value-type="float" office:value="-68177">
                <text:p>-68177</text:p>
              </table:table-cell>
              <table:table-cell office:value-type="float" office:value="-5386">
                <text:p>-5386</text:p>
              </table:table-cell>
              <table:table-cell office:value-type="float" office:value="1.31749999523163">
                <text:p>1.31749999523163</text:p>
              </table:table-cell>
            </table:table-row>
            <table:table-row>
              <table:table-cell office:value-type="string">
                <text:p>20120320</text:p>
              </table:table-cell>
              <table:table-cell office:value-type="float" office:value="96298">
                <text:p>96298</text:p>
              </table:table-cell>
              <table:table-cell office:value-type="float" office:value="15224">
                <text:p>15224</text:p>
              </table:table-cell>
              <table:table-cell office:value-type="float" office:value="-75339">
                <text:p>-75339</text:p>
              </table:table-cell>
              <table:table-cell office:value-type="float" office:value="-6582">
                <text:p>-6582</text:p>
              </table:table-cell>
              <table:table-cell office:value-type="float" office:value="1.32729995250702">
                <text:p>1.32729995250702</text:p>
              </table:table-cell>
            </table:table-row>
            <table:table-row>
              <table:table-cell office:value-type="string">
                <text:p>20120327</text:p>
              </table:table-cell>
              <table:table-cell office:value-type="float" office:value="102875">
                <text:p>102875</text:p>
              </table:table-cell>
              <table:table-cell office:value-type="float" office:value="9798">
                <text:p>9798</text:p>
              </table:table-cell>
              <table:table-cell office:value-type="float" office:value="-81481">
                <text:p>-81481</text:p>
              </table:table-cell>
              <table:table-cell office:value-type="float" office:value="-7770">
                <text:p>-7770</text:p>
              </table:table-cell>
              <table:table-cell office:value-type="float" office:value="1.33440005779266">
                <text:p>1.33440005779266</text:p>
              </table:table-cell>
            </table:table-row>
            <table:table-row>
              <table:table-cell office:value-type="string">
                <text:p>20120403</text:p>
              </table:table-cell>
              <table:table-cell office:value-type="float" office:value="95844">
                <text:p>95844</text:p>
              </table:table-cell>
              <table:table-cell office:value-type="float" office:value="4260">
                <text:p>4260</text:p>
              </table:table-cell>
              <table:table-cell office:value-type="float" office:value="-67331">
                <text:p>-67331</text:p>
              </table:table-cell>
              <table:table-cell office:value-type="float" office:value="-7750">
                <text:p>-7750</text:p>
              </table:table-cell>
              <table:table-cell office:value-type="float" office:value="1.3095999956131">
                <text:p>1.3095999956131</text:p>
              </table:table-cell>
            </table:table-row>
            <table:table-row>
              <table:table-cell office:value-type="string">
                <text:p>20120410</text:p>
              </table:table-cell>
              <table:table-cell office:value-type="float" office:value="128322">
                <text:p>128322</text:p>
              </table:table-cell>
              <table:table-cell office:value-type="float" office:value="-4582">
                <text:p>-4582</text:p>
              </table:table-cell>
              <table:table-cell office:value-type="float" office:value="-81721">
                <text:p>-81721</text:p>
              </table:table-cell>
              <table:table-cell office:value-type="float" office:value="-5334">
                <text:p>-5334</text:p>
              </table:table-cell>
              <table:table-cell office:value-type="float" office:value="1.30770003795624">
                <text:p>1.30770003795624</text:p>
              </table:table-cell>
            </table:table-row>
            <table:table-row>
              <table:table-cell office:value-type="string">
                <text:p>20120417</text:p>
              </table:table-cell>
              <table:table-cell office:value-type="float" office:value="154072">
                <text:p>154072</text:p>
              </table:table-cell>
              <table:table-cell office:value-type="float" office:value="-19080">
                <text:p>-19080</text:p>
              </table:table-cell>
              <table:table-cell office:value-type="float" office:value="-89488">
                <text:p>-89488</text:p>
              </table:table-cell>
              <table:table-cell office:value-type="float" office:value="-7806">
                <text:p>-7806</text:p>
              </table:table-cell>
              <table:table-cell office:value-type="float" office:value="1.32239997386932">
                <text:p>1.32239997386932</text:p>
              </table:table-cell>
            </table:table-row>
            <table:table-row>
              <table:table-cell office:value-type="string">
                <text:p>20120424</text:p>
              </table:table-cell>
              <table:table-cell office:value-type="float" office:value="149529">
                <text:p>149529</text:p>
              </table:table-cell>
              <table:table-cell office:value-type="float" office:value="-19487">
                <text:p>-19487</text:p>
              </table:table-cell>
              <table:table-cell office:value-type="float" office:value="-84109">
                <text:p>-84109</text:p>
              </table:table-cell>
              <table:table-cell office:value-type="float" office:value="-10022">
                <text:p>-10022</text:p>
              </table:table-cell>
              <table:table-cell office:value-type="float" office:value="1.32550001144409">
                <text:p>1.32550001144409</text:p>
              </table:table-cell>
            </table:table-row>
            <table:table-row>
              <table:table-cell office:value-type="string">
                <text:p>20120501</text:p>
              </table:table-cell>
              <table:table-cell office:value-type="float" office:value="140500">
                <text:p>140500</text:p>
              </table:table-cell>
              <table:table-cell office:value-type="float" office:value="-17706">
                <text:p>-17706</text:p>
              </table:table-cell>
              <table:table-cell office:value-type="float" office:value="-80662">
                <text:p>-80662</text:p>
              </table:table-cell>
              <table:table-cell office:value-type="float" office:value="-6126">
                <text:p>-6126</text:p>
              </table:table-cell>
              <table:table-cell office:value-type="float" office:value="1.30830001831055">
                <text:p>1.30830001831055</text:p>
              </table:table-cell>
            </table:table-row>
            <table:table-row>
              <table:table-cell office:value-type="string">
                <text:p>20120508</text:p>
              </table:table-cell>
              <table:table-cell office:value-type="float" office:value="122400">
                <text:p>122400</text:p>
              </table:table-cell>
              <table:table-cell office:value-type="float" office:value="-19719">
                <text:p>-19719</text:p>
              </table:table-cell>
              <table:table-cell office:value-type="float" office:value="-106318">
                <text:p>-106318</text:p>
              </table:table-cell>
              <table:table-cell office:value-type="float" office:value="42539">
                <text:p>42539</text:p>
              </table:table-cell>
              <table:table-cell office:value-type="float" office:value="1.29170000553131">
                <text:p>1.29170000553131</text:p>
              </table:table-cell>
            </table:table-row>
            <table:table-row>
              <table:table-cell office:value-type="string">
                <text:p>20120515</text:p>
              </table:table-cell>
              <table:table-cell office:value-type="float" office:value="144435">
                <text:p>144435</text:p>
              </table:table-cell>
              <table:table-cell office:value-type="float" office:value="-17820">
                <text:p>-17820</text:p>
              </table:table-cell>
              <table:table-cell office:value-type="float" office:value="-122601">
                <text:p>-122601</text:p>
              </table:table-cell>
              <table:table-cell office:value-type="float" office:value="41950">
                <text:p>41950</text:p>
              </table:table-cell>
              <table:table-cell office:value-type="float" office:value="1.27830004692078">
                <text:p>1.27830004692078</text:p>
              </table:table-cell>
            </table:table-row>
            <table:table-row>
              <table:table-cell office:value-type="string">
                <text:p>20120522</text:p>
              </table:table-cell>
              <table:table-cell office:value-type="float" office:value="160758">
                <text:p>160758</text:p>
              </table:table-cell>
              <table:table-cell office:value-type="float" office:value="-14349">
                <text:p>-14349</text:p>
              </table:table-cell>
              <table:table-cell office:value-type="float" office:value="-147299">
                <text:p>-147299</text:p>
              </table:table-cell>
              <table:table-cell office:value-type="float" office:value="44226">
                <text:p>44226</text:p>
              </table:table-cell>
              <table:table-cell office:value-type="float" office:value="1.25170004367828">
                <text:p>1.25170004367828</text:p>
              </table:table-cell>
            </table:table-row>
            <table:table-row>
              <table:table-cell office:value-type="string">
                <text:p>20120529</text:p>
              </table:table-cell>
              <table:table-cell office:value-type="float" office:value="168634">
                <text:p>168634</text:p>
              </table:table-cell>
              <table:table-cell office:value-type="float" office:value="-14832">
                <text:p>-14832</text:p>
              </table:table-cell>
              <table:table-cell office:value-type="float" office:value="-152326">
                <text:p>-152326</text:p>
              </table:table-cell>
              <table:table-cell office:value-type="float" office:value="42007">
                <text:p>42007</text:p>
              </table:table-cell>
              <table:table-cell office:value-type="float" office:value="1.24349999427795">
                <text:p>1.24349999427795</text:p>
              </table:table-cell>
            </table:table-row>
            <table:table-row>
              <table:table-cell office:value-type="string">
                <text:p>20120605</text:p>
              </table:table-cell>
              <table:table-cell office:value-type="float" office:value="176722">
                <text:p>176722</text:p>
              </table:table-cell>
              <table:table-cell office:value-type="float" office:value="-11865">
                <text:p>-11865</text:p>
              </table:table-cell>
              <table:table-cell office:value-type="float" office:value="-160137">
                <text:p>-160137</text:p>
              </table:table-cell>
              <table:table-cell office:value-type="float" office:value="39946">
                <text:p>39946</text:p>
              </table:table-cell>
              <table:table-cell office:value-type="float" office:value="1.25170004367828">
                <text:p>1.25170004367828</text:p>
              </table:table-cell>
            </table:table-row>
            <table:table-row>
              <table:table-cell office:value-type="string">
                <text:p>20120612</text:p>
              </table:table-cell>
              <table:table-cell office:value-type="float" office:value="150713">
                <text:p>150713</text:p>
              </table:table-cell>
              <table:table-cell office:value-type="float" office:value="-9855">
                <text:p>-9855</text:p>
              </table:table-cell>
              <table:table-cell office:value-type="float" office:value="-140411">
                <text:p>-140411</text:p>
              </table:table-cell>
              <table:table-cell office:value-type="float" office:value="38798">
                <text:p>38798</text:p>
              </table:table-cell>
              <table:table-cell office:value-type="float" office:value="1.26380002498627">
                <text:p>1.26380002498627</text:p>
              </table:table-cell>
            </table:table-row>
            <table:table-row>
              <table:table-cell office:value-type="string">
                <text:p>20120619</text:p>
              </table:table-cell>
              <table:table-cell office:value-type="float" office:value="97449">
                <text:p>97449</text:p>
              </table:table-cell>
              <table:table-cell office:value-type="float" office:value="410">
                <text:p>410</text:p>
              </table:table-cell>
              <table:table-cell office:value-type="float" office:value="-115777">
                <text:p>-115777</text:p>
              </table:table-cell>
              <table:table-cell office:value-type="float" office:value="53081">
                <text:p>53081</text:p>
              </table:table-cell>
              <table:table-cell office:value-type="float" office:value="1.25699996948242">
                <text:p>1.25699996948242</text:p>
              </table:table-cell>
            </table:table-row>
            <table:table-row>
              <table:table-cell office:value-type="string">
                <text:p>20120626</text:p>
              </table:table-cell>
              <table:table-cell office:value-type="float" office:value="99211">
                <text:p>99211</text:p>
              </table:table-cell>
              <table:table-cell office:value-type="float" office:value="11925">
                <text:p>11925</text:p>
              </table:table-cell>
              <table:table-cell office:value-type="float" office:value="-124670">
                <text:p>-124670</text:p>
              </table:table-cell>
              <table:table-cell office:value-type="float" office:value="51074">
                <text:p>51074</text:p>
              </table:table-cell>
              <table:table-cell office:value-type="float" office:value="1.26600003242493">
                <text:p>1.26600003242493</text:p>
              </table:table-cell>
            </table:table-row>
            <table:table-row>
              <table:table-cell office:value-type="string">
                <text:p>20120703</text:p>
              </table:table-cell>
              <table:table-cell office:value-type="float" office:value="76672">
                <text:p>76672</text:p>
              </table:table-cell>
              <table:table-cell office:value-type="float" office:value="12373">
                <text:p>12373</text:p>
              </table:table-cell>
              <table:table-cell office:value-type="float" office:value="-100606">
                <text:p>-100606</text:p>
              </table:table-cell>
              <table:table-cell office:value-type="float" office:value="46755">
                <text:p>46755</text:p>
              </table:table-cell>
              <table:table-cell office:value-type="float" office:value="1.22880005836487">
                <text:p>1.22880005836487</text:p>
              </table:table-cell>
            </table:table-row>
            <table:table-row>
              <table:table-cell office:value-type="string">
                <text:p>20120710</text:p>
              </table:table-cell>
              <table:table-cell office:value-type="float" office:value="103485">
                <text:p>103485</text:p>
              </table:table-cell>
              <table:table-cell office:value-type="float" office:value="1891">
                <text:p>1891</text:p>
              </table:table-cell>
              <table:table-cell office:value-type="float" office:value="-120204">
                <text:p>-120204</text:p>
              </table:table-cell>
              <table:table-cell office:value-type="float" office:value="51587">
                <text:p>51587</text:p>
              </table:table-cell>
              <table:table-cell office:value-type="float" office:value="1.22520005702972">
                <text:p>1.22520005702972</text:p>
              </table:table-cell>
            </table:table-row>
            <table:table-row>
              <table:table-cell office:value-type="string">
                <text:p>20120717</text:p>
              </table:table-cell>
              <table:table-cell office:value-type="float" office:value="110409">
                <text:p>110409</text:p>
              </table:table-cell>
              <table:table-cell office:value-type="float" office:value="-6287">
                <text:p>-6287</text:p>
              </table:table-cell>
              <table:table-cell office:value-type="float" office:value="-118495">
                <text:p>-118495</text:p>
              </table:table-cell>
              <table:table-cell office:value-type="float" office:value="50330">
                <text:p>50330</text:p>
              </table:table-cell>
              <table:table-cell office:value-type="float" office:value="1.21570003032684">
                <text:p>1.21570003032684</text:p>
              </table:table-cell>
            </table:table-row>
            <table:table-row>
              <table:table-cell office:value-type="string">
                <text:p>20120724</text:p>
              </table:table-cell>
              <table:table-cell office:value-type="float" office:value="101659">
                <text:p>101659</text:p>
              </table:table-cell>
              <table:table-cell office:value-type="float" office:value="-9016">
                <text:p>-9016</text:p>
              </table:table-cell>
              <table:table-cell office:value-type="float" office:value="-108483">
                <text:p>-108483</text:p>
              </table:table-cell>
              <table:table-cell office:value-type="float" office:value="52554">
                <text:p>52554</text:p>
              </table:table-cell>
              <table:table-cell office:value-type="float" office:value="1.23189997673035">
                <text:p>1.23189997673035</text:p>
              </table:table-cell>
            </table:table-row>
            <table:table-row>
              <table:table-cell office:value-type="string">
                <text:p>20120731</text:p>
              </table:table-cell>
              <table:table-cell office:value-type="float" office:value="82701">
                <text:p>82701</text:p>
              </table:table-cell>
              <table:table-cell office:value-type="float" office:value="-6520">
                <text:p>-6520</text:p>
              </table:table-cell>
              <table:table-cell office:value-type="float" office:value="-92960">
                <text:p>-92960</text:p>
              </table:table-cell>
              <table:table-cell office:value-type="float" office:value="50497">
                <text:p>50497</text:p>
              </table:table-cell>
              <table:table-cell office:value-type="float" office:value="1.23870003223419">
                <text:p>1.23870003223419</text:p>
              </table:table-cell>
            </table:table-row>
            <table:table-row>
              <table:table-cell office:value-type="string">
                <text:p>20120807</text:p>
              </table:table-cell>
              <table:table-cell office:value-type="float" office:value="73799">
                <text:p>73799</text:p>
              </table:table-cell>
              <table:table-cell office:value-type="float" office:value="-6689">
                <text:p>-6689</text:p>
              </table:table-cell>
              <table:table-cell office:value-type="float" office:value="-83719">
                <text:p>-83719</text:p>
              </table:table-cell>
              <table:table-cell office:value-type="float" office:value="48792">
                <text:p>48792</text:p>
              </table:table-cell>
              <table:table-cell office:value-type="float" office:value="1.22899997234344">
                <text:p>1.22899997234344</text:p>
              </table:table-cell>
            </table:table-row>
            <table:table-row>
              <table:table-cell office:value-type="string">
                <text:p>20120814</text:p>
              </table:table-cell>
              <table:table-cell office:value-type="float" office:value="79268">
                <text:p>79268</text:p>
              </table:table-cell>
              <table:table-cell office:value-type="float" office:value="-7964">
                <text:p>-7964</text:p>
              </table:table-cell>
              <table:table-cell office:value-type="float" office:value="-90844">
                <text:p>-90844</text:p>
              </table:table-cell>
              <table:table-cell office:value-type="float" office:value="49615">
                <text:p>49615</text:p>
              </table:table-cell>
              <table:table-cell office:value-type="float" office:value="1.23339998722076">
                <text:p>1.23339998722076</text:p>
              </table:table-cell>
            </table:table-row>
            <table:table-row>
              <table:table-cell office:value-type="string">
                <text:p>20120821</text:p>
              </table:table-cell>
              <table:table-cell office:value-type="float" office:value="61503">
                <text:p>61503</text:p>
              </table:table-cell>
              <table:table-cell office:value-type="float" office:value="-6802">
                <text:p>-6802</text:p>
              </table:table-cell>
              <table:table-cell office:value-type="float" office:value="-80729">
                <text:p>-80729</text:p>
              </table:table-cell>
              <table:table-cell office:value-type="float" office:value="49539">
                <text:p>49539</text:p>
              </table:table-cell>
              <table:table-cell office:value-type="float" office:value="1.25129997730255">
                <text:p>1.25129997730255</text:p>
              </table:table-cell>
            </table:table-row>
            <table:table-row>
              <table:table-cell office:value-type="string">
                <text:p>20120828</text:p>
              </table:table-cell>
              <table:table-cell office:value-type="float" office:value="43672">
                <text:p>43672</text:p>
              </table:table-cell>
              <table:table-cell office:value-type="float" office:value="-8294">
                <text:p>-8294</text:p>
              </table:table-cell>
              <table:table-cell office:value-type="float" office:value="-57489">
                <text:p>-57489</text:p>
              </table:table-cell>
              <table:table-cell office:value-type="float" office:value="48183">
                <text:p>48183</text:p>
              </table:table-cell>
              <table:table-cell office:value-type="float" office:value="1.25769996643066">
                <text:p>1.25769996643066</text:p>
              </table:table-cell>
            </table:table-row>
            <table:table-row>
              <table:table-cell office:value-type="string">
                <text:p>20120904</text:p>
              </table:table-cell>
              <table:table-cell office:value-type="float" office:value="41595">
                <text:p>41595</text:p>
              </table:table-cell>
              <table:table-cell office:value-type="float" office:value="-10838">
                <text:p>-10838</text:p>
              </table:table-cell>
              <table:table-cell office:value-type="float" office:value="-56896">
                <text:p>-56896</text:p>
              </table:table-cell>
              <table:table-cell office:value-type="float" office:value="48621">
                <text:p>48621</text:p>
              </table:table-cell>
              <table:table-cell office:value-type="float" office:value="1.28159999847412">
                <text:p>1.28159999847412</text:p>
              </table:table-cell>
            </table:table-row>
            <table:table-row>
              <table:table-cell office:value-type="string">
                <text:p>20120911</text:p>
              </table:table-cell>
              <table:table-cell office:value-type="float" office:value="27742">
                <text:p>27742</text:p>
              </table:table-cell>
              <table:table-cell office:value-type="float" office:value="-2891">
                <text:p>-2891</text:p>
              </table:table-cell>
              <table:table-cell office:value-type="float" office:value="-54218">
                <text:p>-54218</text:p>
              </table:table-cell>
              <table:table-cell office:value-type="float" office:value="48792">
                <text:p>48792</text:p>
              </table:table-cell>
              <table:table-cell office:value-type="float" office:value="1.31270003318787">
                <text:p>1.31270003318787</text:p>
              </table:table-cell>
            </table:table-row>
            <table:table-row>
              <table:table-cell office:value-type="string">
                <text:p>20120918</text:p>
              </table:table-cell>
              <table:table-cell office:value-type="float" office:value="68467">
                <text:p>68467</text:p>
              </table:table-cell>
              <table:table-cell office:value-type="float" office:value="5752">
                <text:p>5752</text:p>
              </table:table-cell>
              <table:table-cell office:value-type="float" office:value="-70627">
                <text:p>-70627</text:p>
              </table:table-cell>
              <table:table-cell office:value-type="float" office:value="9991">
                <text:p>9991</text:p>
              </table:table-cell>
              <table:table-cell office:value-type="float" office:value="1.29799997806549">
                <text:p>1.29799997806549</text:p>
              </table:table-cell>
            </table:table-row>
            <table:table-row>
              <table:table-cell office:value-type="string">
                <text:p>20120925</text:p>
              </table:table-cell>
              <table:table-cell office:value-type="float" office:value="39875">
                <text:p>39875</text:p>
              </table:table-cell>
              <table:table-cell office:value-type="float" office:value="9938">
                <text:p>9938</text:p>
              </table:table-cell>
              <table:table-cell office:value-type="float" office:value="-53483">
                <text:p>-53483</text:p>
              </table:table-cell>
              <table:table-cell office:value-type="float" office:value="13156">
                <text:p>13156</text:p>
              </table:table-cell>
              <table:table-cell office:value-type="float" office:value="1.28579998016357">
                <text:p>1.28579998016357</text:p>
              </table:table-cell>
            </table:table-row>
            <table:table-row>
              <table:table-cell office:value-type="string">
                <text:p>20121002</text:p>
              </table:table-cell>
              <table:table-cell office:value-type="float" office:value="35865">
                <text:p>35865</text:p>
              </table:table-cell>
              <table:table-cell office:value-type="float" office:value="12410">
                <text:p>12410</text:p>
              </table:table-cell>
              <table:table-cell office:value-type="float" office:value="-54614">
                <text:p>-54614</text:p>
              </table:table-cell>
              <table:table-cell office:value-type="float" office:value="15704">
                <text:p>15704</text:p>
              </table:table-cell>
              <table:table-cell office:value-type="float" office:value="1.30340003967285">
                <text:p>1.30340003967285</text:p>
              </table:table-cell>
            </table:table-row>
            <table:table-row>
              <table:table-cell office:value-type="string">
                <text:p>20121009</text:p>
              </table:table-cell>
              <table:table-cell office:value-type="float" office:value="48033">
                <text:p>48033</text:p>
              </table:table-cell>
              <table:table-cell office:value-type="float" office:value="12731">
                <text:p>12731</text:p>
              </table:table-cell>
              <table:table-cell office:value-type="float" office:value="-73594">
                <text:p>-73594</text:p>
              </table:table-cell>
              <table:table-cell office:value-type="float" office:value="22658">
                <text:p>22658</text:p>
              </table:table-cell>
              <table:table-cell office:value-type="float" office:value="1.29499995708466">
                <text:p>1.29499995708466</text:p>
              </table:table-cell>
            </table:table-row>
            <table:table-row>
              <table:table-cell office:value-type="string">
                <text:p>20121016</text:p>
              </table:table-cell>
              <table:table-cell office:value-type="float" office:value="34475">
                <text:p>34475</text:p>
              </table:table-cell>
              <table:table-cell office:value-type="float" office:value="14987">
                <text:p>14987</text:p>
              </table:table-cell>
              <table:table-cell office:value-type="float" office:value="-57371">
                <text:p>-57371</text:p>
              </table:table-cell>
              <table:table-cell office:value-type="float" office:value="21870">
                <text:p>21870</text:p>
              </table:table-cell>
              <table:table-cell office:value-type="float" office:value="1.30219995975494">
                <text:p>1.30219995975494</text:p>
              </table:table-cell>
            </table:table-row>
            <table:table-row>
              <table:table-cell office:value-type="string">
                <text:p>20121023</text:p>
              </table:table-cell>
              <table:table-cell office:value-type="float" office:value="34702">
                <text:p>34702</text:p>
              </table:table-cell>
              <table:table-cell office:value-type="float" office:value="18482">
                <text:p>18482</text:p>
              </table:table-cell>
              <table:table-cell office:value-type="float" office:value="-58818">
                <text:p>-58818</text:p>
              </table:table-cell>
              <table:table-cell office:value-type="float" office:value="19980">
                <text:p>19980</text:p>
              </table:table-cell>
              <table:table-cell office:value-type="float" office:value="1.29419994354248">
                <text:p>1.29419994354248</text:p>
              </table:table-cell>
            </table:table-row>
            <table:table-row>
              <table:table-cell office:value-type="string">
                <text:p>20121030</text:p>
              </table:table-cell>
              <table:table-cell office:value-type="float" office:value="40360">
                <text:p>40360</text:p>
              </table:table-cell>
              <table:table-cell office:value-type="float" office:value="16981">
                <text:p>16981</text:p>
              </table:table-cell>
              <table:table-cell office:value-type="float" office:value="-59818">
                <text:p>-59818</text:p>
              </table:table-cell>
              <table:table-cell office:value-type="float" office:value="19419">
                <text:p>19419</text:p>
              </table:table-cell>
              <table:table-cell office:value-type="float" office:value="1.28369998931885">
                <text:p>1.28369998931885</text:p>
              </table:table-cell>
            </table:table-row>
            <table:table-row>
              <table:table-cell office:value-type="string">
                <text:p>20121106</text:p>
              </table:table-cell>
              <table:table-cell office:value-type="float" office:value="53508">
                <text:p>53508</text:p>
              </table:table-cell>
              <table:table-cell office:value-type="float" office:value="11277">
                <text:p>11277</text:p>
              </table:table-cell>
              <table:table-cell office:value-type="float" office:value="-62656">
                <text:p>-62656</text:p>
              </table:table-cell>
              <table:table-cell office:value-type="float" office:value="19057">
                <text:p>19057</text:p>
              </table:table-cell>
              <table:table-cell office:value-type="float" office:value="1.27090001106262">
                <text:p>1.27090001106262</text:p>
              </table:table-cell>
            </table:table-row>
            <table:table-row>
              <table:table-cell office:value-type="string">
                <text:p>20121113</text:p>
              </table:table-cell>
              <table:table-cell office:value-type="float" office:value="67060">
                <text:p>67060</text:p>
              </table:table-cell>
              <table:table-cell office:value-type="float" office:value="7761">
                <text:p>7761</text:p>
              </table:table-cell>
              <table:table-cell office:value-type="float" office:value="-75378">
                <text:p>-75378</text:p>
              </table:table-cell>
              <table:table-cell office:value-type="float" office:value="18907">
                <text:p>18907</text:p>
              </table:table-cell>
              <table:table-cell office:value-type="float" office:value="1.27439999580383">
                <text:p>1.27439999580383</text:p>
              </table:table-cell>
            </table:table-row>
            <table:table-row>
              <table:table-cell office:value-type="string">
                <text:p>20121120</text:p>
              </table:table-cell>
              <table:table-cell office:value-type="float" office:value="76068">
                <text:p>76068</text:p>
              </table:table-cell>
              <table:table-cell office:value-type="float" office:value="6512">
                <text:p>6512</text:p>
              </table:table-cell>
              <table:table-cell office:value-type="float" office:value="-81127">
                <text:p>-81127</text:p>
              </table:table-cell>
              <table:table-cell office:value-type="float" office:value="17112">
                <text:p>17112</text:p>
              </table:table-cell>
              <table:table-cell office:value-type="float" office:value="1.29760003089905">
                <text:p>1.29760003089905</text:p>
              </table:table-cell>
            </table:table-row>
            <table:table-row>
              <table:table-cell office:value-type="string">
                <text:p>20121127</text:p>
              </table:table-cell>
              <table:table-cell office:value-type="float" office:value="57912">
                <text:p>57912</text:p>
              </table:table-cell>
              <table:table-cell office:value-type="float" office:value="3815">
                <text:p>3815</text:p>
              </table:table-cell>
              <table:table-cell office:value-type="float" office:value="-61367">
                <text:p>-61367</text:p>
              </table:table-cell>
              <table:table-cell office:value-type="float" office:value="12479">
                <text:p>12479</text:p>
              </table:table-cell>
              <table:table-cell office:value-type="float" office:value="1.2985999584198">
                <text:p>1.2985999584198</text:p>
              </table:table-cell>
            </table:table-row>
            <table:table-row>
              <table:table-cell office:value-type="string">
                <text:p>20121204</text:p>
              </table:table-cell>
              <table:table-cell office:value-type="float" office:value="23223">
                <text:p>23223</text:p>
              </table:table-cell>
              <table:table-cell office:value-type="float" office:value="7062">
                <text:p>7062</text:p>
              </table:table-cell>
              <table:table-cell office:value-type="float" office:value="-36878">
                <text:p>-36878</text:p>
              </table:table-cell>
              <table:table-cell office:value-type="float" office:value="13482">
                <text:p>13482</text:p>
              </table:table-cell>
              <table:table-cell office:value-type="float" office:value="1.29270005226135">
                <text:p>1.29270005226135</text:p>
              </table:table-cell>
            </table:table-row>
            <table:table-row>
              <table:table-cell office:value-type="string">
                <text:p>20121211</text:p>
              </table:table-cell>
              <table:table-cell office:value-type="float" office:value="10486">
                <text:p>10486</text:p>
              </table:table-cell>
              <table:table-cell office:value-type="float" office:value="3026">
                <text:p>3026</text:p>
              </table:table-cell>
              <table:table-cell office:value-type="float" office:value="-29846">
                <text:p>-29846</text:p>
              </table:table-cell>
              <table:table-cell office:value-type="float" office:value="19309">
                <text:p>19309</text:p>
              </table:table-cell>
              <table:table-cell office:value-type="float" office:value="1.31630003452301">
                <text:p>1.31630003452301</text:p>
              </table:table-cell>
            </table:table-row>
            <table:table-row>
              <table:table-cell office:value-type="string">
                <text:p>20121218</text:p>
              </table:table-cell>
              <table:table-cell office:value-type="float" office:value="-5422">
                <text:p>-5422</text:p>
              </table:table-cell>
              <table:table-cell office:value-type="float" office:value="5022">
                <text:p>5022</text:p>
              </table:table-cell>
              <table:table-cell office:value-type="float" office:value="-4303">
                <text:p>-4303</text:p>
              </table:table-cell>
              <table:table-cell office:value-type="float" office:value="2718">
                <text:p>2718</text:p>
              </table:table-cell>
              <table:table-cell office:value-type="float" office:value="1.31879997253418">
                <text:p>1.31879997253418</text:p>
              </table:table-cell>
            </table:table-row>
            <table:table-row>
              <table:table-cell office:value-type="string">
                <text:p>20121224</text:p>
              </table:table-cell>
              <table:table-cell office:value-type="float" office:value="-17875">
                <text:p>-17875</text:p>
              </table:table-cell>
              <table:table-cell office:value-type="float" office:value="4452">
                <text:p>4452</text:p>
              </table:table-cell>
              <table:table-cell office:value-type="float" office:value="1700">
                <text:p>1700</text:p>
              </table:table-cell>
              <table:table-cell office:value-type="float" office:value="5104">
                <text:p>5104</text:p>
              </table:table-cell>
              <table:table-cell office:value-type="float" office:value="1.32159996032715">
                <text:p>1.32159996032715</text:p>
              </table:table-cell>
            </table:table-row>
            <table:table-row>
              <table:table-cell office:value-type="string">
                <text:p>20121231</text:p>
              </table:table-cell>
              <table:table-cell office:value-type="float" office:value="-23893">
                <text:p>-23893</text:p>
              </table:table-cell>
              <table:table-cell office:value-type="float" office:value="4696">
                <text:p>4696</text:p>
              </table:table-cell>
              <table:table-cell office:value-type="float" office:value="8875">
                <text:p>8875</text:p>
              </table:table-cell>
              <table:table-cell office:value-type="float" office:value="4858">
                <text:p>4858</text:p>
              </table:table-cell>
              <table:table-cell office:value-type="float" office:value="1.30690002441406">
                <text:p>1.30690002441406</text:p>
              </table:table-cell>
            </table:table-row>
            <table:table-row>
              <table:table-cell office:value-type="string">
                <text:p>20130108</text:p>
              </table:table-cell>
              <table:table-cell office:value-type="float" office:value="-3967">
                <text:p>-3967</text:p>
              </table:table-cell>
              <table:table-cell office:value-type="float" office:value="9120">
                <text:p>9120</text:p>
              </table:table-cell>
              <table:table-cell office:value-type="float" office:value="-8427">
                <text:p>-8427</text:p>
              </table:table-cell>
              <table:table-cell office:value-type="float" office:value="4711">
                <text:p>4711</text:p>
              </table:table-cell>
              <table:table-cell office:value-type="float" office:value="1.33440005779266">
                <text:p>1.33440005779266</text:p>
              </table:table-cell>
            </table:table-row>
            <table:table-row>
              <table:table-cell office:value-type="string">
                <text:p>20130115</text:p>
              </table:table-cell>
              <table:table-cell office:value-type="float" office:value="-24086">
                <text:p>-24086</text:p>
              </table:table-cell>
              <table:table-cell office:value-type="float" office:value="9154">
                <text:p>9154</text:p>
              </table:table-cell>
              <table:table-cell office:value-type="float" office:value="3820">
                <text:p>3820</text:p>
              </table:table-cell>
              <table:table-cell office:value-type="float" office:value="3362">
                <text:p>3362</text:p>
              </table:table-cell>
              <table:table-cell office:value-type="float" office:value="1.3319000005722">
                <text:p>1.3319000005722</text:p>
              </table:table-cell>
            </table:table-row>
            <table:table-row>
              <table:table-cell office:value-type="string">
                <text:p>20130122</text:p>
              </table:table-cell>
              <table:table-cell office:value-type="float" office:value="-41528">
                <text:p>-41528</text:p>
              </table:table-cell>
              <table:table-cell office:value-type="float" office:value="14232">
                <text:p>14232</text:p>
              </table:table-cell>
              <table:table-cell office:value-type="float" office:value="14252">
                <text:p>14252</text:p>
              </table:table-cell>
              <table:table-cell office:value-type="float" office:value="6777">
                <text:p>6777</text:p>
              </table:table-cell>
              <table:table-cell office:value-type="float" office:value="1.34619998931885">
                <text:p>1.34619998931885</text:p>
              </table:table-cell>
            </table:table-row>
            <table:table-row>
              <table:table-cell office:value-type="string">
                <text:p>20130129</text:p>
              </table:table-cell>
              <table:table-cell office:value-type="float" office:value="-51616">
                <text:p>-51616</text:p>
              </table:table-cell>
              <table:table-cell office:value-type="float" office:value="19166">
                <text:p>19166</text:p>
              </table:table-cell>
              <table:table-cell office:value-type="float" office:value="17395">
                <text:p>17395</text:p>
              </table:table-cell>
              <table:table-cell office:value-type="float" office:value="7084">
                <text:p>7084</text:p>
              </table:table-cell>
              <table:table-cell office:value-type="float" office:value="1.3639999628067">
                <text:p>1.3639999628067</text:p>
              </table:table-cell>
            </table:table-row>
            <table:table-row>
              <table:table-cell office:value-type="string">
                <text:p>20130205</text:p>
              </table:table-cell>
              <table:table-cell office:value-type="float" office:value="-65205">
                <text:p>-65205</text:p>
              </table:table-cell>
              <table:table-cell office:value-type="float" office:value="22275">
                <text:p>22275</text:p>
              </table:table-cell>
              <table:table-cell office:value-type="float" office:value="32973">
                <text:p>32973</text:p>
              </table:table-cell>
              <table:table-cell office:value-type="float" office:value="5199">
                <text:p>5199</text:p>
              </table:table-cell>
              <table:table-cell office:value-type="float" office:value="1.33650004863739">
                <text:p>1.33650004863739</text:p>
              </table:table-cell>
            </table:table-row>
            <table:table-row>
              <table:table-cell office:value-type="string">
                <text:p>20130212</text:p>
              </table:table-cell>
              <table:table-cell office:value-type="float" office:value="-55724">
                <text:p>-55724</text:p>
              </table:table-cell>
              <table:table-cell office:value-type="float" office:value="19299">
                <text:p>19299</text:p>
              </table:table-cell>
              <table:table-cell office:value-type="float" office:value="21445">
                <text:p>21445</text:p>
              </table:table-cell>
              <table:table-cell office:value-type="float" office:value="5932">
                <text:p>5932</text:p>
              </table:table-cell>
              <table:table-cell office:value-type="float" office:value="1.33630001544952">
                <text:p>1.33630001544952</text:p>
              </table:table-cell>
            </table:table-row>
            <table:table-row>
              <table:table-cell office:value-type="string">
                <text:p>20130219</text:p>
              </table:table-cell>
              <table:table-cell office:value-type="float" office:value="-47412">
                <text:p>-47412</text:p>
              </table:table-cell>
              <table:table-cell office:value-type="float" office:value="19259">
                <text:p>19259</text:p>
              </table:table-cell>
              <table:table-cell office:value-type="float" office:value="15717">
                <text:p>15717</text:p>
              </table:table-cell>
              <table:table-cell office:value-type="float" office:value="5241">
                <text:p>5241</text:p>
              </table:table-cell>
              <table:table-cell office:value-type="float" office:value="1.31900000572205">
                <text:p>1.31900000572205</text:p>
              </table:table-cell>
            </table:table-row>
            <table:table-row>
              <table:table-cell office:value-type="string">
                <text:p>20130226</text:p>
              </table:table-cell>
              <table:table-cell office:value-type="float" office:value="-16841">
                <text:p>-16841</text:p>
              </table:table-cell>
              <table:table-cell office:value-type="float" office:value="10572">
                <text:p>10572</text:p>
              </table:table-cell>
              <table:table-cell office:value-type="float" office:value="-2140">
                <text:p>-2140</text:p>
              </table:table-cell>
              <table:table-cell office:value-type="float" office:value="7046">
                <text:p>7046</text:p>
              </table:table-cell>
              <table:table-cell office:value-type="float" office:value="1.30219995975494">
                <text:p>1.30219995975494</text:p>
              </table:table-cell>
            </table:table-row>
            <table:table-row>
              <table:table-cell office:value-type="string">
                <text:p>20130305</text:p>
              </table:table-cell>
              <table:table-cell office:value-type="float" office:value="22158">
                <text:p>22158</text:p>
              </table:table-cell>
              <table:table-cell office:value-type="float" office:value="6010">
                <text:p>6010</text:p>
              </table:table-cell>
              <table:table-cell office:value-type="float" office:value="-25667">
                <text:p>-25667</text:p>
              </table:table-cell>
              <table:table-cell office:value-type="float" office:value="9999">
                <text:p>9999</text:p>
              </table:table-cell>
              <table:table-cell office:value-type="float" office:value="1.30060005187988">
                <text:p>1.30060005187988</text:p>
              </table:table-cell>
            </table:table-row>
            <table:table-row>
              <table:table-cell office:value-type="string">
                <text:p>20130312</text:p>
              </table:table-cell>
              <table:table-cell office:value-type="float" office:value="23057">
                <text:p>23057</text:p>
              </table:table-cell>
              <table:table-cell office:value-type="float" office:value="6834">
                <text:p>6834</text:p>
              </table:table-cell>
              <table:table-cell office:value-type="float" office:value="-24246">
                <text:p>-24246</text:p>
              </table:table-cell>
              <table:table-cell office:value-type="float" office:value="5488">
                <text:p>5488</text:p>
              </table:table-cell>
              <table:table-cell office:value-type="float" office:value="1.3076000213623">
                <text:p>1.3076000213623</text:p>
              </table:table-cell>
            </table:table-row>
            <table:table-row>
              <table:table-cell office:value-type="string">
                <text:p>20130319</text:p>
              </table:table-cell>
              <table:table-cell office:value-type="float" office:value="43668">
                <text:p>43668</text:p>
              </table:table-cell>
              <table:table-cell office:value-type="float" office:value="-2834">
                <text:p>-2834</text:p>
              </table:table-cell>
              <table:table-cell office:value-type="float" office:value="-36676">
                <text:p>-36676</text:p>
              </table:table-cell>
              <table:table-cell office:value-type="float" office:value="9120">
                <text:p>9120</text:p>
              </table:table-cell>
              <table:table-cell office:value-type="float" office:value="1.29879999160767">
                <text:p>1.29879999160767</text:p>
              </table:table-cell>
            </table:table-row>
            <table:table-row>
              <table:table-cell office:value-type="string">
                <text:p>20130326</text:p>
              </table:table-cell>
              <table:table-cell office:value-type="float" office:value="55028">
                <text:p>55028</text:p>
              </table:table-cell>
              <table:table-cell office:value-type="float" office:value="-9707">
                <text:p>-9707</text:p>
              </table:table-cell>
              <table:table-cell office:value-type="float" office:value="-43807">
                <text:p>-43807</text:p>
              </table:table-cell>
              <table:table-cell office:value-type="float" office:value="11874">
                <text:p>11874</text:p>
              </table:table-cell>
              <table:table-cell office:value-type="float" office:value="1.28199994564056">
                <text:p>1.28199994564056</text:p>
              </table:table-cell>
            </table:table-row>
            <table:table-row>
              <table:table-cell office:value-type="string">
                <text:p>20130402</text:p>
              </table:table-cell>
              <table:table-cell office:value-type="float" office:value="80882">
                <text:p>80882</text:p>
              </table:table-cell>
              <table:table-cell office:value-type="float" office:value="-18736">
                <text:p>-18736</text:p>
              </table:table-cell>
              <table:table-cell office:value-type="float" office:value="-54743">
                <text:p>-54743</text:p>
              </table:table-cell>
              <table:table-cell office:value-type="float" office:value="11115">
                <text:p>11115</text:p>
              </table:table-cell>
              <table:table-cell office:value-type="float" office:value="1.29900002479553">
                <text:p>1.29900002479553</text:p>
              </table:table-cell>
            </table:table-row>
            <table:table-row>
              <table:table-cell office:value-type="string">
                <text:p>20130409</text:p>
              </table:table-cell>
              <table:table-cell office:value-type="float" office:value="72530">
                <text:p>72530</text:p>
              </table:table-cell>
              <table:table-cell office:value-type="float" office:value="-20672">
                <text:p>-20672</text:p>
              </table:table-cell>
              <table:table-cell office:value-type="float" office:value="-49961">
                <text:p>-49961</text:p>
              </table:table-cell>
              <table:table-cell office:value-type="float" office:value="16451">
                <text:p>16451</text:p>
              </table:table-cell>
              <table:table-cell office:value-type="float" office:value="1.31120002269745">
                <text:p>1.31120002269745</text:p>
              </table:table-cell>
            </table:table-row>
            <table:table-row>
              <table:table-cell office:value-type="string">
                <text:p>20130416</text:p>
              </table:table-cell>
              <table:table-cell office:value-type="float" office:value="48857">
                <text:p>48857</text:p>
              </table:table-cell>
              <table:table-cell office:value-type="float" office:value="-21575">
                <text:p>-21575</text:p>
              </table:table-cell>
              <table:table-cell office:value-type="float" office:value="-26487">
                <text:p>-26487</text:p>
              </table:table-cell>
              <table:table-cell office:value-type="float" office:value="13955">
                <text:p>13955</text:p>
              </table:table-cell>
              <table:table-cell office:value-type="float" office:value="1.30519998073578">
                <text:p>1.30519998073578</text:p>
              </table:table-cell>
            </table:table-row>
            <table:table-row>
              <table:table-cell office:value-type="string">
                <text:p>20130423</text:p>
              </table:table-cell>
              <table:table-cell office:value-type="float" office:value="50764">
                <text:p>50764</text:p>
              </table:table-cell>
              <table:table-cell office:value-type="float" office:value="-21308">
                <text:p>-21308</text:p>
              </table:table-cell>
              <table:table-cell office:value-type="float" office:value="-29296">
                <text:p>-29296</text:p>
              </table:table-cell>
              <table:table-cell office:value-type="float" office:value="15198">
                <text:p>15198</text:p>
              </table:table-cell>
              <table:table-cell office:value-type="float" office:value="1.30280005931854">
                <text:p>1.30280005931854</text:p>
              </table:table-cell>
            </table:table-row>
            <table:table-row>
              <table:table-cell office:value-type="string">
                <text:p>20130430</text:p>
              </table:table-cell>
              <table:table-cell office:value-type="float" office:value="35802">
                <text:p>35802</text:p>
              </table:table-cell>
              <table:table-cell office:value-type="float" office:value="-18054">
                <text:p>-18054</text:p>
              </table:table-cell>
              <table:table-cell office:value-type="float" office:value="-25943">
                <text:p>-25943</text:p>
              </table:table-cell>
              <table:table-cell office:value-type="float" office:value="14217">
                <text:p>14217</text:p>
              </table:table-cell>
              <table:table-cell office:value-type="float" office:value="1.31149995326996">
                <text:p>1.31149995326996</text:p>
              </table:table-cell>
            </table:table-row>
            <table:table-row>
              <table:table-cell office:value-type="string">
                <text:p>20130507</text:p>
              </table:table-cell>
              <table:table-cell office:value-type="float" office:value="32380">
                <text:p>32380</text:p>
              </table:table-cell>
              <table:table-cell office:value-type="float" office:value="-16574">
                <text:p>-16574</text:p>
              </table:table-cell>
              <table:table-cell office:value-type="float" office:value="-26396">
                <text:p>-26396</text:p>
              </table:table-cell>
              <table:table-cell office:value-type="float" office:value="23173">
                <text:p>23173</text:p>
              </table:table-cell>
              <table:table-cell office:value-type="float" office:value="1.29929995536804">
                <text:p>1.29929995536804</text:p>
              </table:table-cell>
            </table:table-row>
            <table:table-row>
              <table:table-cell office:value-type="string">
                <text:p>20130514</text:p>
              </table:table-cell>
              <table:table-cell office:value-type="float" office:value="53149">
                <text:p>53149</text:p>
              </table:table-cell>
              <table:table-cell office:value-type="float" office:value="-20218">
                <text:p>-20218</text:p>
              </table:table-cell>
              <table:table-cell office:value-type="float" office:value="-36776">
                <text:p>-36776</text:p>
              </table:table-cell>
              <table:table-cell office:value-type="float" office:value="23770">
                <text:p>23770</text:p>
              </table:table-cell>
              <table:table-cell office:value-type="float" office:value="1.28390002250671">
                <text:p>1.28390002250671</text:p>
              </table:table-cell>
            </table:table-row>
            <table:table-row>
              <table:table-cell office:value-type="string">
                <text:p>20130521</text:p>
              </table:table-cell>
              <table:table-cell office:value-type="float" office:value="77840">
                <text:p>77840</text:p>
              </table:table-cell>
              <table:table-cell office:value-type="float" office:value="-12073">
                <text:p>-12073</text:p>
              </table:table-cell>
              <table:table-cell office:value-type="float" office:value="-68776">
                <text:p>-68776</text:p>
              </table:table-cell>
              <table:table-cell office:value-type="float" office:value="30206">
                <text:p>30206</text:p>
              </table:table-cell>
              <table:table-cell office:value-type="float" office:value="1.29320001602173">
                <text:p>1.29320001602173</text:p>
              </table:table-cell>
            </table:table-row>
            <table:table-row>
              <table:table-cell office:value-type="string">
                <text:p>20130528</text:p>
              </table:table-cell>
              <table:table-cell office:value-type="float" office:value="80937">
                <text:p>80937</text:p>
              </table:table-cell>
              <table:table-cell office:value-type="float" office:value="-15815">
                <text:p>-15815</text:p>
              </table:table-cell>
              <table:table-cell office:value-type="float" office:value="-69201">
                <text:p>-69201</text:p>
              </table:table-cell>
              <table:table-cell office:value-type="float" office:value="30013">
                <text:p>30013</text:p>
              </table:table-cell>
              <table:table-cell office:value-type="float" office:value="1.29990005493164">
                <text:p>1.29990005493164</text:p>
              </table:table-cell>
            </table:table-row>
            <table:table-row>
              <table:table-cell office:value-type="string">
                <text:p>20130604</text:p>
              </table:table-cell>
              <table:table-cell office:value-type="float" office:value="52097">
                <text:p>52097</text:p>
              </table:table-cell>
              <table:table-cell office:value-type="float" office:value="-17198">
                <text:p>-17198</text:p>
              </table:table-cell>
              <table:table-cell office:value-type="float" office:value="-41409">
                <text:p>-41409</text:p>
              </table:table-cell>
              <table:table-cell office:value-type="float" office:value="25443">
                <text:p>25443</text:p>
              </table:table-cell>
              <table:table-cell office:value-type="float" office:value="1.32229995727539">
                <text:p>1.32229995727539</text:p>
              </table:table-cell>
            </table:table-row>
            <table:table-row>
              <table:table-cell office:value-type="string">
                <text:p>20130611</text:p>
              </table:table-cell>
              <table:table-cell office:value-type="float" office:value="7400">
                <text:p>7400</text:p>
              </table:table-cell>
              <table:table-cell office:value-type="float" office:value="-16664">
                <text:p>-16664</text:p>
              </table:table-cell>
              <table:table-cell office:value-type="float" office:value="-2145">
                <text:p>-2145</text:p>
              </table:table-cell>
              <table:table-cell office:value-type="float" office:value="25784">
                <text:p>25784</text:p>
              </table:table-cell>
              <table:table-cell office:value-type="float" office:value="1.33469998836517">
                <text:p>1.33469998836517</text:p>
              </table:table-cell>
            </table:table-row>
            <table:table-row>
              <table:table-cell office:value-type="string">
                <text:p>20130618</text:p>
              </table:table-cell>
              <table:table-cell office:value-type="float" office:value="-3393">
                <text:p>-3393</text:p>
              </table:table-cell>
              <table:table-cell office:value-type="float" office:value="-18339">
                <text:p>-18339</text:p>
              </table:table-cell>
              <table:table-cell office:value-type="float" office:value="23865">
                <text:p>23865</text:p>
              </table:table-cell>
              <table:table-cell office:value-type="float" office:value="2051">
                <text:p>2051</text:p>
              </table:table-cell>
              <table:table-cell office:value-type="float" office:value="1.31229996681213">
                <text:p>1.31229996681213</text:p>
              </table:table-cell>
            </table:table-row>
            <table:table-row>
              <table:table-cell office:value-type="string">
                <text:p>20130625</text:p>
              </table:table-cell>
              <table:table-cell office:value-type="float" office:value="-4496">
                <text:p>-4496</text:p>
              </table:table-cell>
              <table:table-cell office:value-type="float" office:value="-24272">
                <text:p>-24272</text:p>
              </table:table-cell>
              <table:table-cell office:value-type="float" office:value="25046">
                <text:p>25046</text:p>
              </table:table-cell>
              <table:table-cell office:value-type="float" office:value="4929">
                <text:p>4929</text:p>
              </table:table-cell>
              <table:table-cell office:value-type="float" office:value="1.30099999904633">
                <text:p>1.30099999904633</text:p>
              </table:table-cell>
            </table:table-row>
            <table:table-row>
              <table:table-cell office:value-type="string">
                <text:p>20130702</text:p>
              </table:table-cell>
              <table:table-cell office:value-type="float" office:value="33575">
                <text:p>33575</text:p>
              </table:table-cell>
              <table:table-cell office:value-type="float" office:value="-22649">
                <text:p>-22649</text:p>
              </table:table-cell>
              <table:table-cell office:value-type="float" office:value="-5486">
                <text:p>-5486</text:p>
              </table:table-cell>
              <table:table-cell office:value-type="float" office:value="5511">
                <text:p>5511</text:p>
              </table:table-cell>
              <table:table-cell office:value-type="float" office:value="1.28320002555847">
                <text:p>1.28320002555847</text:p>
              </table:table-cell>
            </table:table-row>
            <table:table-row>
              <table:table-cell office:value-type="string">
                <text:p>20130709</text:p>
              </table:table-cell>
              <table:table-cell office:value-type="float" office:value="63287">
                <text:p>63287</text:p>
              </table:table-cell>
              <table:table-cell office:value-type="float" office:value="-20713">
                <text:p>-20713</text:p>
              </table:table-cell>
              <table:table-cell office:value-type="float" office:value="-27316">
                <text:p>-27316</text:p>
              </table:table-cell>
              <table:table-cell office:value-type="float" office:value="6461">
                <text:p>6461</text:p>
              </table:table-cell>
              <table:table-cell office:value-type="float" office:value="1.30680000782013">
                <text:p>1.30680000782013</text:p>
              </table:table-cell>
            </table:table-row>
            <table:table-row>
              <table:table-cell office:value-type="string">
                <text:p>20130716</text:p>
              </table:table-cell>
              <table:table-cell office:value-type="float" office:value="58581">
                <text:p>58581</text:p>
              </table:table-cell>
              <table:table-cell office:value-type="float" office:value="-19641">
                <text:p>-19641</text:p>
              </table:table-cell>
              <table:table-cell office:value-type="float" office:value="-25278">
                <text:p>-25278</text:p>
              </table:table-cell>
              <table:table-cell office:value-type="float" office:value="9974">
                <text:p>9974</text:p>
              </table:table-cell>
              <table:table-cell office:value-type="float" office:value="1.31420004367828">
                <text:p>1.31420004367828</text:p>
              </table:table-cell>
            </table:table-row>
            <table:table-row>
              <table:table-cell office:value-type="string">
                <text:p>20130723</text:p>
              </table:table-cell>
              <table:table-cell office:value-type="float" office:value="44043">
                <text:p>44043</text:p>
              </table:table-cell>
              <table:table-cell office:value-type="float" office:value="-19853">
                <text:p>-19853</text:p>
              </table:table-cell>
              <table:table-cell office:value-type="float" office:value="-20663">
                <text:p>-20663</text:p>
              </table:table-cell>
              <table:table-cell office:value-type="float" office:value="9405">
                <text:p>9405</text:p>
              </table:table-cell>
              <table:table-cell office:value-type="float" office:value="1.32790005207062">
                <text:p>1.32790005207062</text:p>
              </table:table-cell>
            </table:table-row>
            <table:table-row>
              <table:table-cell office:value-type="string">
                <text:p>20130730</text:p>
              </table:table-cell>
              <table:table-cell office:value-type="float" office:value="29173">
                <text:p>29173</text:p>
              </table:table-cell>
              <table:table-cell office:value-type="float" office:value="-20686">
                <text:p>-20686</text:p>
              </table:table-cell>
              <table:table-cell office:value-type="float" office:value="-5557">
                <text:p>-5557</text:p>
              </table:table-cell>
              <table:table-cell office:value-type="float" office:value="12021">
                <text:p>12021</text:p>
              </table:table-cell>
              <table:table-cell office:value-type="float" office:value="1.32829999923706">
                <text:p>1.32829999923706</text:p>
              </table:table-cell>
            </table:table-row>
            <table:table-row>
              <table:table-cell office:value-type="string">
                <text:p>20130806</text:p>
              </table:table-cell>
              <table:table-cell office:value-type="float" office:value="14336">
                <text:p>14336</text:p>
              </table:table-cell>
              <table:table-cell office:value-type="float" office:value="-21962">
                <text:p>-21962</text:p>
              </table:table-cell>
              <table:table-cell office:value-type="float" office:value="8569">
                <text:p>8569</text:p>
              </table:table-cell>
              <table:table-cell office:value-type="float" office:value="9420">
                <text:p>9420</text:p>
              </table:table-cell>
              <table:table-cell office:value-type="float" office:value="1.33430004119873">
                <text:p>1.33430004119873</text:p>
              </table:table-cell>
            </table:table-row>
            <table:table-row>
              <table:table-cell office:value-type="string">
                <text:p>20130813</text:p>
              </table:table-cell>
              <table:table-cell office:value-type="float" office:value="9629">
                <text:p>9629</text:p>
              </table:table-cell>
              <table:table-cell office:value-type="float" office:value="-26370">
                <text:p>-26370</text:p>
              </table:table-cell>
              <table:table-cell office:value-type="float" office:value="21253">
                <text:p>21253</text:p>
              </table:table-cell>
              <table:table-cell office:value-type="float" office:value="9621">
                <text:p>9621</text:p>
              </table:table-cell>
              <table:table-cell office:value-type="float" office:value="1.33290004730225">
                <text:p>1.33290004730225</text:p>
              </table:table-cell>
            </table:table-row>
            <table:table-row>
              <table:table-cell office:value-type="string">
                <text:p>20130820</text:p>
              </table:table-cell>
              <table:table-cell office:value-type="float" office:value="-16189">
                <text:p>-16189</text:p>
              </table:table-cell>
              <table:table-cell office:value-type="float" office:value="-27639">
                <text:p>-27639</text:p>
              </table:table-cell>
              <table:table-cell office:value-type="float" office:value="39088">
                <text:p>39088</text:p>
              </table:table-cell>
              <table:table-cell office:value-type="float" office:value="10305">
                <text:p>10305</text:p>
              </table:table-cell>
              <table:table-cell office:value-type="float" office:value="1.33819997310638">
                <text:p>1.33819997310638</text:p>
              </table:table-cell>
            </table:table-row>
            <table:table-row>
              <table:table-cell office:value-type="string">
                <text:p>20130827</text:p>
              </table:table-cell>
              <table:table-cell office:value-type="float" office:value="-22030">
                <text:p>-22030</text:p>
              </table:table-cell>
              <table:table-cell office:value-type="float" office:value="-30062">
                <text:p>-30062</text:p>
              </table:table-cell>
              <table:table-cell office:value-type="float" office:value="42536">
                <text:p>42536</text:p>
              </table:table-cell>
              <table:table-cell office:value-type="float" office:value="13769">
                <text:p>13769</text:p>
              </table:table-cell>
              <table:table-cell office:value-type="float" office:value="1.32219994068146">
                <text:p>1.32219994068146</text:p>
              </table:table-cell>
            </table:table-row>
            <table:table-row>
              <table:table-cell office:value-type="string">
                <text:p>20130903</text:p>
              </table:table-cell>
              <table:table-cell office:value-type="float" office:value="7298">
                <text:p>7298</text:p>
              </table:table-cell>
              <table:table-cell office:value-type="float" office:value="-32429">
                <text:p>-32429</text:p>
              </table:table-cell>
              <table:table-cell office:value-type="float" office:value="22573">
                <text:p>22573</text:p>
              </table:table-cell>
              <table:table-cell office:value-type="float" office:value="16655">
                <text:p>16655</text:p>
              </table:table-cell>
              <table:table-cell office:value-type="float" office:value="1.317999958992">
                <text:p>1.317999958992</text:p>
              </table:table-cell>
            </table:table-row>
            <table:table-row>
              <table:table-cell office:value-type="string">
                <text:p>20130910</text:p>
              </table:table-cell>
              <table:table-cell office:value-type="float" office:value="14045">
                <text:p>14045</text:p>
              </table:table-cell>
              <table:table-cell office:value-type="float" office:value="-27380">
                <text:p>-27380</text:p>
              </table:table-cell>
              <table:table-cell office:value-type="float" office:value="9710">
                <text:p>9710</text:p>
              </table:table-cell>
              <table:table-cell office:value-type="float" office:value="15865">
                <text:p>15865</text:p>
              </table:table-cell>
              <table:table-cell office:value-type="float" office:value="1.32939994335175">
                <text:p>1.32939994335175</text:p>
              </table:table-cell>
            </table:table-row>
            <table:table-row>
              <table:table-cell office:value-type="string">
                <text:p>20130917</text:p>
              </table:table-cell>
              <table:table-cell office:value-type="float" office:value="-8283">
                <text:p>-8283</text:p>
              </table:table-cell>
              <table:table-cell office:value-type="float" office:value="-25511">
                <text:p>-25511</text:p>
              </table:table-cell>
              <table:table-cell office:value-type="float" office:value="40381">
                <text:p>40381</text:p>
              </table:table-cell>
              <table:table-cell office:value-type="float" office:value="4854">
                <text:p>4854</text:p>
              </table:table-cell>
              <table:table-cell office:value-type="float" office:value="1.35239994525909">
                <text:p>1.35239994525909</text:p>
              </table:table-cell>
            </table:table-row>
            <table:table-row>
              <table:table-cell office:value-type="string">
                <text:p>20130924</text:p>
              </table:table-cell>
              <table:table-cell office:value-type="float" office:value="-60694">
                <text:p>-60694</text:p>
              </table:table-cell>
              <table:table-cell office:value-type="float" office:value="-21286">
                <text:p>-21286</text:p>
              </table:table-cell>
              <table:table-cell office:value-type="float" office:value="78619">
                <text:p>78619</text:p>
              </table:table-cell>
              <table:table-cell office:value-type="float" office:value="3049">
                <text:p>3049</text:p>
              </table:table-cell>
              <table:table-cell office:value-type="float" office:value="1.35220003128052">
                <text:p>1.35220003128052</text:p>
              </table:table-cell>
            </table:table-row>
            <table:table-row>
              <table:table-cell office:value-type="string">
                <text:p>20131001</text:p>
              </table:table-cell>
              <table:table-cell office:value-type="float" office:value="-64808">
                <text:p>-64808</text:p>
              </table:table-cell>
              <table:table-cell office:value-type="float" office:value="-18536">
                <text:p>-18536</text:p>
              </table:table-cell>
              <table:table-cell office:value-type="float" office:value="80504">
                <text:p>80504</text:p>
              </table:table-cell>
              <table:table-cell office:value-type="float" office:value="4253">
                <text:p>4253</text:p>
              </table:table-cell>
              <table:table-cell office:value-type="float" office:value="1.35580003261566">
                <text:p>1.35580003261566</text:p>
              </table:table-cell>
            </table:table-row>
            <table:table-row>
              <table:table-cell office:value-type="string">
                <text:p>20131008</text:p>
              </table:table-cell>
              <table:table-cell office:value-type="float" office:value="-64324">
                <text:p>-64324</text:p>
              </table:table-cell>
              <table:table-cell office:value-type="float" office:value="-20957">
                <text:p>-20957</text:p>
              </table:table-cell>
              <table:table-cell office:value-type="float" office:value="86055">
                <text:p>86055</text:p>
              </table:table-cell>
              <table:table-cell office:value-type="float" office:value="2236">
                <text:p>2236</text:p>
              </table:table-cell>
              <table:table-cell office:value-type="float" office:value="1.35420000553131">
                <text:p>1.35420000553131</text:p>
              </table:table-cell>
            </table:table-row>
            <table:table-row>
              <table:table-cell office:value-type="string">
                <text:p>20131015</text:p>
              </table:table-cell>
              <table:table-cell office:value-type="float" office:value="-57268">
                <text:p>-57268</text:p>
              </table:table-cell>
              <table:table-cell office:value-type="float" office:value="-15873">
                <text:p>-15873</text:p>
              </table:table-cell>
              <table:table-cell office:value-type="float" office:value="75719">
                <text:p>75719</text:p>
              </table:table-cell>
              <table:table-cell office:value-type="float" office:value="3438">
                <text:p>3438</text:p>
              </table:table-cell>
              <table:table-cell office:value-type="float" office:value="1.36849999427795">
                <text:p>1.36849999427795</text:p>
              </table:table-cell>
            </table:table-row>
            <table:table-row>
              <table:table-cell office:value-type="string">
                <text:p>20131022</text:p>
              </table:table-cell>
              <table:table-cell office:value-type="float" office:value="-75318">
                <text:p>-75318</text:p>
              </table:table-cell>
              <table:table-cell office:value-type="float" office:value="-7999">
                <text:p>-7999</text:p>
              </table:table-cell>
              <table:table-cell office:value-type="float" office:value="81191">
                <text:p>81191</text:p>
              </table:table-cell>
              <table:table-cell office:value-type="float" office:value="3960">
                <text:p>3960</text:p>
              </table:table-cell>
              <table:table-cell office:value-type="float" office:value="1.380499958992">
                <text:p>1.380499958992</text:p>
              </table:table-cell>
            </table:table-row>
            <table:table-row>
              <table:table-cell office:value-type="string">
                <text:p>20131029</text:p>
              </table:table-cell>
              <table:table-cell office:value-type="float" office:value="-74054">
                <text:p>-74054</text:p>
              </table:table-cell>
              <table:table-cell office:value-type="float" office:value="-9359">
                <text:p>-9359</text:p>
              </table:table-cell>
              <table:table-cell office:value-type="float" office:value="78554">
                <text:p>78554</text:p>
              </table:table-cell>
              <table:table-cell office:value-type="float" office:value="6598">
                <text:p>6598</text:p>
              </table:table-cell>
              <table:table-cell office:value-type="float" office:value="1.34870004653931">
                <text:p>1.34870004653931</text:p>
              </table:table-cell>
            </table:table-row>
            <table:table-row>
              <table:table-cell office:value-type="string">
                <text:p>20131105</text:p>
              </table:table-cell>
              <table:table-cell office:value-type="float" office:value="-35349">
                <text:p>-35349</text:p>
              </table:table-cell>
              <table:table-cell office:value-type="float" office:value="-14783">
                <text:p>-14783</text:p>
              </table:table-cell>
              <table:table-cell office:value-type="float" office:value="43576">
                <text:p>43576</text:p>
              </table:table-cell>
              <table:table-cell office:value-type="float" office:value="8046">
                <text:p>8046</text:p>
              </table:table-cell>
              <table:table-cell office:value-type="float" office:value="1.3371000289917">
                <text:p>1.3371000289917</text:p>
              </table:table-cell>
            </table:table-row>
            <table:table-row>
              <table:table-cell office:value-type="string">
                <text:p>20131112</text:p>
              </table:table-cell>
              <table:table-cell office:value-type="float" office:value="308">
                <text:p>308</text:p>
              </table:table-cell>
              <table:table-cell office:value-type="float" office:value="-16066">
                <text:p>-16066</text:p>
              </table:table-cell>
              <table:table-cell office:value-type="float" office:value="29257">
                <text:p>29257</text:p>
              </table:table-cell>
              <table:table-cell office:value-type="float" office:value="7332">
                <text:p>7332</text:p>
              </table:table-cell>
              <table:table-cell office:value-type="float" office:value="1.34949994087219">
                <text:p>1.34949994087219</text:p>
              </table:table-cell>
            </table:table-row>
            <table:table-row>
              <table:table-cell office:value-type="string">
                <text:p>20131119</text:p>
              </table:table-cell>
              <table:table-cell office:value-type="float" office:value="3762">
                <text:p>3762</text:p>
              </table:table-cell>
              <table:table-cell office:value-type="float" office:value="-17288">
                <text:p>-17288</text:p>
              </table:table-cell>
              <table:table-cell office:value-type="float" office:value="27113">
                <text:p>27113</text:p>
              </table:table-cell>
              <table:table-cell office:value-type="float" office:value="5214">
                <text:p>5214</text:p>
              </table:table-cell>
              <table:table-cell office:value-type="float" office:value="1.35580003261566">
                <text:p>1.35580003261566</text:p>
              </table:table-cell>
            </table:table-row>
            <table:table-row>
              <table:table-cell office:value-type="string">
                <text:p>20131126</text:p>
              </table:table-cell>
              <table:table-cell office:value-type="float" office:value="23173">
                <text:p>23173</text:p>
              </table:table-cell>
              <table:table-cell office:value-type="float" office:value="-16181">
                <text:p>-16181</text:p>
              </table:table-cell>
              <table:table-cell office:value-type="float" office:value="13583">
                <text:p>13583</text:p>
              </table:table-cell>
              <table:table-cell office:value-type="float" office:value="-8">
                <text:p>-8</text:p>
              </table:table-cell>
              <table:table-cell office:value-type="float" office:value="1.35899996757507">
                <text:p>1.35899996757507</text:p>
              </table:table-cell>
            </table:table-row>
            <table:table-row>
              <table:table-cell office:value-type="string">
                <text:p>20131203</text:p>
              </table:table-cell>
              <table:table-cell office:value-type="float" office:value="14107">
                <text:p>14107</text:p>
              </table:table-cell>
              <table:table-cell office:value-type="float" office:value="-17655">
                <text:p>-17655</text:p>
              </table:table-cell>
              <table:table-cell office:value-type="float" office:value="24146">
                <text:p>24146</text:p>
              </table:table-cell>
              <table:table-cell office:value-type="float" office:value="-717">
                <text:p>-717</text:p>
              </table:table-cell>
              <table:table-cell office:value-type="float" office:value="1.37059998512268">
                <text:p>1.37059998512268</text:p>
              </table:table-cell>
            </table:table-row>
            <table:table-row>
              <table:table-cell office:value-type="string">
                <text:p>20131210</text:p>
              </table:table-cell>
              <table:table-cell office:value-type="float" office:value="6558">
                <text:p>6558</text:p>
              </table:table-cell>
              <table:table-cell office:value-type="float" office:value="-20132">
                <text:p>-20132</text:p>
              </table:table-cell>
              <table:table-cell office:value-type="float" office:value="36556">
                <text:p>36556</text:p>
              </table:table-cell>
              <table:table-cell office:value-type="float" office:value="-4351">
                <text:p>-4351</text:p>
              </table:table-cell>
              <table:table-cell office:value-type="float" office:value="1.37430000305176">
                <text:p>1.37430000305176</text:p>
              </table:table-cell>
            </table:table-row>
            <table:table-row>
              <table:table-cell office:value-type="string">
                <text:p>20131217</text:p>
              </table:table-cell>
              <table:table-cell office:value-type="float" office:value="-499">
                <text:p>-499</text:p>
              </table:table-cell>
              <table:table-cell office:value-type="float" office:value="-23697">
                <text:p>-23697</text:p>
              </table:table-cell>
              <table:table-cell office:value-type="float" office:value="49618">
                <text:p>49618</text:p>
              </table:table-cell>
              <table:table-cell office:value-type="float" office:value="-11952">
                <text:p>-11952</text:p>
              </table:table-cell>
              <table:table-cell office:value-type="float" office:value="1.3672000169754">
                <text:p>1.3672000169754</text:p>
              </table:table-cell>
            </table:table-row>
            <table:table-row>
              <table:table-cell office:value-type="string">
                <text:p>20131224</text:p>
              </table:table-cell>
              <table:table-cell office:value-type="float" office:value="-4868">
                <text:p>-4868</text:p>
              </table:table-cell>
              <table:table-cell office:value-type="float" office:value="-27462">
                <text:p>-27462</text:p>
              </table:table-cell>
              <table:table-cell office:value-type="float" office:value="54002">
                <text:p>54002</text:p>
              </table:table-cell>
              <table:table-cell office:value-type="float" office:value="-9209">
                <text:p>-9209</text:p>
              </table:table-cell>
              <table:table-cell office:value-type="float" office:value="1.37419998645782">
                <text:p>1.37419998645782</text:p>
              </table:table-cell>
            </table:table-row>
            <table:table-row>
              <table:table-cell office:value-type="string">
                <text:p>20131231</text:p>
              </table:table-cell>
              <table:table-cell office:value-type="float" office:value="-2862">
                <text:p>-2862</text:p>
              </table:table-cell>
              <table:table-cell office:value-type="float" office:value="-27761">
                <text:p>-27761</text:p>
              </table:table-cell>
              <table:table-cell office:value-type="float" office:value="54356">
                <text:p>54356</text:p>
              </table:table-cell>
              <table:table-cell office:value-type="float" office:value="-13573">
                <text:p>-13573</text:p>
              </table:table-cell>
              <table:table-cell office:value-type="float" office:value="1.3588000535965">
                <text:p>1.3588000535965</text:p>
              </table:table-cell>
            </table:table-row>
            <table:table-row>
              <table:table-cell office:value-type="string">
                <text:p>20140107</text:p>
              </table:table-cell>
              <table:table-cell office:value-type="float" office:value="19692">
                <text:p>19692</text:p>
              </table:table-cell>
              <table:table-cell office:value-type="float" office:value="-27529">
                <text:p>-27529</text:p>
              </table:table-cell>
              <table:table-cell office:value-type="float" office:value="40869">
                <text:p>40869</text:p>
              </table:table-cell>
              <table:table-cell office:value-type="float" office:value="-12255">
                <text:p>-12255</text:p>
              </table:table-cell>
              <table:table-cell office:value-type="float" office:value="1.36699998378754">
                <text:p>1.36699998378754</text:p>
              </table:table-cell>
            </table:table-row>
            <table:table-row>
              <table:table-cell office:value-type="string">
                <text:p>20140114</text:p>
              </table:table-cell>
              <table:table-cell office:value-type="float" office:value="21804">
                <text:p>21804</text:p>
              </table:table-cell>
              <table:table-cell office:value-type="float" office:value="-24934">
                <text:p>-24934</text:p>
              </table:table-cell>
              <table:table-cell office:value-type="float" office:value="33682">
                <text:p>33682</text:p>
              </table:table-cell>
              <table:table-cell office:value-type="float" office:value="-12314">
                <text:p>-12314</text:p>
              </table:table-cell>
              <table:table-cell office:value-type="float" office:value="1.35409998893738">
                <text:p>1.35409998893738</text:p>
              </table:table-cell>
            </table:table-row>
            <table:table-row>
              <table:table-cell office:value-type="string">
                <text:p>20140121</text:p>
              </table:table-cell>
              <table:table-cell office:value-type="float" office:value="44819">
                <text:p>44819</text:p>
              </table:table-cell>
              <table:table-cell office:value-type="float" office:value="-25137">
                <text:p>-25137</text:p>
              </table:table-cell>
              <table:table-cell office:value-type="float" office:value="23325">
                <text:p>23325</text:p>
              </table:table-cell>
              <table:table-cell office:value-type="float" office:value="-11718">
                <text:p>-11718</text:p>
              </table:table-cell>
              <table:table-cell office:value-type="float" office:value="1.36779999732971">
                <text:p>1.36779999732971</text:p>
              </table:table-cell>
            </table:table-row>
            <table:table-row>
              <table:table-cell office:value-type="string">
                <text:p>20140128</text:p>
              </table:table-cell>
              <table:table-cell office:value-type="float" office:value="31843">
                <text:p>31843</text:p>
              </table:table-cell>
              <table:table-cell office:value-type="float" office:value="-29294">
                <text:p>-29294</text:p>
              </table:table-cell>
              <table:table-cell office:value-type="float" office:value="36957">
                <text:p>36957</text:p>
              </table:table-cell>
              <table:table-cell office:value-type="float" office:value="-16683">
                <text:p>-16683</text:p>
              </table:table-cell>
              <table:table-cell office:value-type="float" office:value="1.34870004653931">
                <text:p>1.34870004653931</text:p>
              </table:table-cell>
            </table:table-row>
            <table:table-row>
              <table:table-cell office:value-type="string">
                <text:p>20140204</text:p>
              </table:table-cell>
              <table:table-cell office:value-type="float" office:value="77189">
                <text:p>77189</text:p>
              </table:table-cell>
              <table:table-cell office:value-type="float" office:value="-40692">
                <text:p>-40692</text:p>
              </table:table-cell>
              <table:table-cell office:value-type="float" office:value="9649">
                <text:p>9649</text:p>
              </table:table-cell>
              <table:table-cell office:value-type="float" office:value="-18801">
                <text:p>-18801</text:p>
              </table:table-cell>
              <table:table-cell office:value-type="float" office:value="1.36349999904633">
                <text:p>1.36349999904633</text:p>
              </table:table-cell>
            </table:table-row>
            <table:table-row>
              <table:table-cell office:value-type="string">
                <text:p>20140211</text:p>
              </table:table-cell>
              <table:table-cell office:value-type="float" office:value="63209">
                <text:p>63209</text:p>
              </table:table-cell>
              <table:table-cell office:value-type="float" office:value="-39486">
                <text:p>-39486</text:p>
              </table:table-cell>
              <table:table-cell office:value-type="float" office:value="13792">
                <text:p>13792</text:p>
              </table:table-cell>
              <table:table-cell office:value-type="float" office:value="-19093">
                <text:p>-19093</text:p>
              </table:table-cell>
              <table:table-cell office:value-type="float" office:value="1.36930000782013">
                <text:p>1.36930000782013</text:p>
              </table:table-cell>
            </table:table-row>
            <table:table-row>
              <table:table-cell office:value-type="string">
                <text:p>20140218</text:p>
              </table:table-cell>
              <table:table-cell office:value-type="float" office:value="40173">
                <text:p>40173</text:p>
              </table:table-cell>
              <table:table-cell office:value-type="float" office:value="-37669">
                <text:p>-37669</text:p>
              </table:table-cell>
              <table:table-cell office:value-type="float" office:value="32244">
                <text:p>32244</text:p>
              </table:table-cell>
              <table:table-cell office:value-type="float" office:value="-19562">
                <text:p>-19562</text:p>
              </table:table-cell>
              <table:table-cell office:value-type="float" office:value="1.37399995326996">
                <text:p>1.37399995326996</text:p>
              </table:table-cell>
            </table:table-row>
            <table:table-row>
              <table:table-cell office:value-type="string">
                <text:p>20140225</text:p>
              </table:table-cell>
              <table:table-cell office:value-type="float" office:value="32794">
                <text:p>32794</text:p>
              </table:table-cell>
              <table:table-cell office:value-type="float" office:value="-38647">
                <text:p>-38647</text:p>
              </table:table-cell>
              <table:table-cell office:value-type="float" office:value="38089">
                <text:p>38089</text:p>
              </table:table-cell>
              <table:table-cell office:value-type="float" office:value="-18048">
                <text:p>-18048</text:p>
              </table:table-cell>
              <table:table-cell office:value-type="float" office:value="1.38030004501343">
                <text:p>1.38030004501343</text:p>
              </table:table-cell>
            </table:table-row>
            <table:table-row>
              <table:table-cell office:value-type="string">
                <text:p>20140304</text:p>
              </table:table-cell>
              <table:table-cell office:value-type="float" office:value="22801">
                <text:p>22801</text:p>
              </table:table-cell>
              <table:table-cell office:value-type="float" office:value="-41385">
                <text:p>-41385</text:p>
              </table:table-cell>
              <table:table-cell office:value-type="float" office:value="47748">
                <text:p>47748</text:p>
              </table:table-cell>
              <table:table-cell office:value-type="float" office:value="-16459">
                <text:p>-16459</text:p>
              </table:table-cell>
              <table:table-cell office:value-type="float" office:value="1.38779997825623">
                <text:p>1.38779997825623</text:p>
              </table:table-cell>
            </table:table-row>
            <table:table-row>
              <table:table-cell office:value-type="string">
                <text:p>20140311</text:p>
              </table:table-cell>
              <table:table-cell office:value-type="float" office:value="10176">
                <text:p>10176</text:p>
              </table:table-cell>
              <table:table-cell office:value-type="float" office:value="-46111">
                <text:p>-46111</text:p>
              </table:table-cell>
              <table:table-cell office:value-type="float" office:value="62905">
                <text:p>62905</text:p>
              </table:table-cell>
              <table:table-cell office:value-type="float" office:value="-12717">
                <text:p>-12717</text:p>
              </table:table-cell>
              <table:table-cell office:value-type="float" office:value="1.39139997959137">
                <text:p>1.39139997959137</text:p>
              </table:table-cell>
            </table:table-row>
            <table:table-row>
              <table:table-cell office:value-type="string">
                <text:p>20140318</text:p>
              </table:table-cell>
              <table:table-cell office:value-type="float" office:value="3013">
                <text:p>3013</text:p>
              </table:table-cell>
              <table:table-cell office:value-type="float" office:value="-50162">
                <text:p>-50162</text:p>
              </table:table-cell>
              <table:table-cell office:value-type="float" office:value="70287">
                <text:p>70287</text:p>
              </table:table-cell>
              <table:table-cell office:value-type="float" office:value="-8590">
                <text:p>-8590</text:p>
              </table:table-cell>
              <table:table-cell office:value-type="float" office:value="1.37940001487732">
                <text:p>1.37940001487732</text:p>
              </table:table-cell>
            </table:table-row>
            <table:table-row>
              <table:table-cell office:value-type="string">
                <text:p>20140325</text:p>
              </table:table-cell>
              <table:table-cell office:value-type="float" office:value="15918">
                <text:p>15918</text:p>
              </table:table-cell>
              <table:table-cell office:value-type="float" office:value="-50186">
                <text:p>-50186</text:p>
              </table:table-cell>
              <table:table-cell office:value-type="float" office:value="60003">
                <text:p>60003</text:p>
              </table:table-cell>
              <table:table-cell office:value-type="float" office:value="-9134">
                <text:p>-9134</text:p>
              </table:table-cell>
              <table:table-cell office:value-type="float" office:value="1.3753000497818">
                <text:p>1.3753000497818</text:p>
              </table:table-cell>
            </table:table-row>
            <table:table-row>
              <table:table-cell office:value-type="string">
                <text:p>20140401</text:p>
              </table:table-cell>
              <table:table-cell office:value-type="float" office:value="21470">
                <text:p>21470</text:p>
              </table:table-cell>
              <table:table-cell office:value-type="float" office:value="-49407">
                <text:p>-49407</text:p>
              </table:table-cell>
              <table:table-cell office:value-type="float" office:value="51965">
                <text:p>51965</text:p>
              </table:table-cell>
              <table:table-cell office:value-type="float" office:value="-5251">
                <text:p>-5251</text:p>
              </table:table-cell>
              <table:table-cell office:value-type="float" office:value="1.37030005455017">
                <text:p>1.37030005455017</text:p>
              </table:table-cell>
            </table:table-row>
            <table:table-row>
              <table:table-cell office:value-type="string">
                <text:p>20140408</text:p>
              </table:table-cell>
              <table:table-cell office:value-type="float" office:value="31326">
                <text:p>31326</text:p>
              </table:table-cell>
              <table:table-cell office:value-type="float" office:value="-47772">
                <text:p>-47772</text:p>
              </table:table-cell>
              <table:table-cell office:value-type="float" office:value="37464">
                <text:p>37464</text:p>
              </table:table-cell>
              <table:table-cell office:value-type="float" office:value="-3071">
                <text:p>-3071</text:p>
              </table:table-cell>
              <table:table-cell office:value-type="float" office:value="1.38849997520447">
                <text:p>1.38849997520447</text:p>
              </table:table-cell>
            </table:table-row>
            <table:table-row>
              <table:table-cell office:value-type="string">
                <text:p>20140415</text:p>
              </table:table-cell>
              <table:table-cell office:value-type="float" office:value="23442">
                <text:p>23442</text:p>
              </table:table-cell>
              <table:table-cell office:value-type="float" office:value="-47629">
                <text:p>-47629</text:p>
              </table:table-cell>
              <table:table-cell office:value-type="float" office:value="44820">
                <text:p>44820</text:p>
              </table:table-cell>
              <table:table-cell office:value-type="float" office:value="-2336">
                <text:p>-2336</text:p>
              </table:table-cell>
              <table:table-cell office:value-type="float" office:value="1.38150000572205">
                <text:p>1.38150000572205</text:p>
              </table:table-cell>
            </table:table-row>
            <table:table-row>
              <table:table-cell office:value-type="string">
                <text:p>20140422</text:p>
              </table:table-cell>
              <table:table-cell office:value-type="float" office:value="24288">
                <text:p>24288</text:p>
              </table:table-cell>
              <table:table-cell office:value-type="float" office:value="-45670">
                <text:p>-45670</text:p>
              </table:table-cell>
              <table:table-cell office:value-type="float" office:value="43965">
                <text:p>43965</text:p>
              </table:table-cell>
              <table:table-cell office:value-type="float" office:value="-3220">
                <text:p>-3220</text:p>
              </table:table-cell>
              <table:table-cell office:value-type="float" office:value="1.38329994678497">
                <text:p>1.38329994678497</text:p>
              </table:table-cell>
            </table:table-row>
            <table:table-row>
              <table:table-cell office:value-type="string">
                <text:p>20140429</text:p>
              </table:table-cell>
              <table:table-cell office:value-type="float" office:value="21549">
                <text:p>21549</text:p>
              </table:table-cell>
              <table:table-cell office:value-type="float" office:value="-40219">
                <text:p>-40219</text:p>
              </table:table-cell>
              <table:table-cell office:value-type="float" office:value="39733">
                <text:p>39733</text:p>
              </table:table-cell>
              <table:table-cell office:value-type="float" office:value="-776">
                <text:p>-776</text:p>
              </table:table-cell>
              <table:table-cell office:value-type="float" office:value="1.38699996471405">
                <text:p>1.38699996471405</text:p>
              </table:table-cell>
            </table:table-row>
            <table:table-row>
              <table:table-cell office:value-type="string">
                <text:p>20140506</text:p>
              </table:table-cell>
              <table:table-cell office:value-type="float" office:value="5924">
                <text:p>5924</text:p>
              </table:table-cell>
              <table:table-cell office:value-type="float" office:value="-31427">
                <text:p>-31427</text:p>
              </table:table-cell>
              <table:table-cell office:value-type="float" office:value="44980">
                <text:p>44980</text:p>
              </table:table-cell>
              <table:table-cell office:value-type="float" office:value="-2542">
                <text:p>-2542</text:p>
              </table:table-cell>
              <table:table-cell office:value-type="float" office:value="1.37600004673004">
                <text:p>1.37600004673004</text:p>
              </table:table-cell>
            </table:table-row>
            <table:table-row>
              <table:table-cell office:value-type="string">
                <text:p>20140513</text:p>
              </table:table-cell>
              <table:table-cell office:value-type="float" office:value="35126">
                <text:p>35126</text:p>
              </table:table-cell>
              <table:table-cell office:value-type="float" office:value="-23311">
                <text:p>-23311</text:p>
              </table:table-cell>
              <table:table-cell office:value-type="float" office:value="8213">
                <text:p>8213</text:p>
              </table:table-cell>
              <table:table-cell office:value-type="float" office:value="-2332">
                <text:p>-2332</text:p>
              </table:table-cell>
              <table:table-cell office:value-type="float" office:value="1.369500041008">
                <text:p>1.369500041008</text:p>
              </table:table-cell>
            </table:table-row>
            <table:table-row>
              <table:table-cell office:value-type="string">
                <text:p>20140520</text:p>
              </table:table-cell>
              <table:table-cell office:value-type="float" office:value="49987">
                <text:p>49987</text:p>
              </table:table-cell>
              <table:table-cell office:value-type="float" office:value="-18538">
                <text:p>-18538</text:p>
              </table:table-cell>
              <table:table-cell office:value-type="float" office:value="-3711">
                <text:p>-3711</text:p>
              </table:table-cell>
              <table:table-cell office:value-type="float" office:value="-5643">
                <text:p>-5643</text:p>
              </table:table-cell>
              <table:table-cell office:value-type="float" office:value="1.36339998245239">
                <text:p>1.36339998245239</text:p>
              </table:table-cell>
            </table:table-row>
            <table:table-row>
              <table:table-cell office:value-type="string">
                <text:p>20140527</text:p>
              </table:table-cell>
              <table:table-cell office:value-type="float" office:value="65533">
                <text:p>65533</text:p>
              </table:table-cell>
              <table:table-cell office:value-type="float" office:value="-19696">
                <text:p>-19696</text:p>
              </table:table-cell>
              <table:table-cell office:value-type="float" office:value="-14085">
                <text:p>-14085</text:p>
              </table:table-cell>
              <table:table-cell office:value-type="float" office:value="-6984">
                <text:p>-6984</text:p>
              </table:table-cell>
              <table:table-cell office:value-type="float" office:value="1.36310005187988">
                <text:p>1.36310005187988</text:p>
              </table:table-cell>
            </table:table-row>
            <table:table-row>
              <table:table-cell office:value-type="string">
                <text:p>20140603</text:p>
              </table:table-cell>
              <table:table-cell office:value-type="float" office:value="85391">
                <text:p>85391</text:p>
              </table:table-cell>
              <table:table-cell office:value-type="float" office:value="-21191">
                <text:p>-21191</text:p>
              </table:table-cell>
              <table:table-cell office:value-type="float" office:value="-29841">
                <text:p>-29841</text:p>
              </table:table-cell>
              <table:table-cell office:value-type="float" office:value="-6534">
                <text:p>-6534</text:p>
              </table:table-cell>
              <table:table-cell office:value-type="float" office:value="1.3643000125885">
                <text:p>1.3643000125885</text:p>
              </table:table-cell>
            </table:table-row>
            <table:table-row>
              <table:table-cell office:value-type="string">
                <text:p>20140610</text:p>
              </table:table-cell>
              <table:table-cell office:value-type="float" office:value="109426">
                <text:p>109426</text:p>
              </table:table-cell>
              <table:table-cell office:value-type="float" office:value="-20917">
                <text:p>-20917</text:p>
              </table:table-cell>
              <table:table-cell office:value-type="float" office:value="-52249">
                <text:p>-52249</text:p>
              </table:table-cell>
              <table:table-cell office:value-type="float" office:value="-5467">
                <text:p>-5467</text:p>
              </table:table-cell>
              <table:table-cell office:value-type="float" office:value="1.35420000553131">
                <text:p>1.35420000553131</text:p>
              </table:table-cell>
            </table:table-row>
            <table:table-row>
              <table:table-cell office:value-type="string">
                <text:p>20140617</text:p>
              </table:table-cell>
              <table:table-cell office:value-type="float" office:value="104559">
                <text:p>104559</text:p>
              </table:table-cell>
              <table:table-cell office:value-type="float" office:value="-22250">
                <text:p>-22250</text:p>
              </table:table-cell>
              <table:table-cell office:value-type="float" office:value="-49932">
                <text:p>-49932</text:p>
              </table:table-cell>
              <table:table-cell office:value-type="float" office:value="-1691">
                <text:p>-1691</text:p>
              </table:table-cell>
              <table:table-cell office:value-type="float" office:value="1.35989999771118">
                <text:p>1.35989999771118</text:p>
              </table:table-cell>
            </table:table-row>
            <table:table-row>
              <table:table-cell office:value-type="string">
                <text:p>20140624</text:p>
              </table:table-cell>
              <table:table-cell office:value-type="float" office:value="106950">
                <text:p>106950</text:p>
              </table:table-cell>
              <table:table-cell office:value-type="float" office:value="-22938">
                <text:p>-22938</text:p>
              </table:table-cell>
              <table:table-cell office:value-type="float" office:value="-49590">
                <text:p>-49590</text:p>
              </table:table-cell>
              <table:table-cell office:value-type="float" office:value="-1260">
                <text:p>-1260</text:p>
              </table:table-cell>
              <table:table-cell office:value-type="float" office:value="1.36489999294281">
                <text:p>1.36489999294281</text:p>
              </table:table-cell>
            </table:table-row>
            <table:table-row>
              <table:table-cell office:value-type="string">
                <text:p>20140701</text:p>
              </table:table-cell>
              <table:table-cell office:value-type="float" office:value="105034">
                <text:p>105034</text:p>
              </table:table-cell>
              <table:table-cell office:value-type="float" office:value="-22081">
                <text:p>-22081</text:p>
              </table:table-cell>
              <table:table-cell office:value-type="float" office:value="-52058">
                <text:p>-52058</text:p>
              </table:table-cell>
              <table:table-cell office:value-type="float" office:value="-302">
                <text:p>-302</text:p>
              </table:table-cell>
              <table:table-cell office:value-type="float" office:value="1.35959994792938">
                <text:p>1.35959994792938</text:p>
              </table:table-cell>
            </table:table-row>
            <table:table-row>
              <table:table-cell office:value-type="string">
                <text:p>20140708</text:p>
              </table:table-cell>
              <table:table-cell office:value-type="float" office:value="114802">
                <text:p>114802</text:p>
              </table:table-cell>
              <table:table-cell office:value-type="float" office:value="-24095">
                <text:p>-24095</text:p>
              </table:table-cell>
              <table:table-cell office:value-type="float" office:value="-51109">
                <text:p>-51109</text:p>
              </table:table-cell>
              <table:table-cell office:value-type="float" office:value="-1953">
                <text:p>-1953</text:p>
              </table:table-cell>
              <table:table-cell office:value-type="float" office:value="1.36090004444122">
                <text:p>1.36090004444122</text:p>
              </table:table-cell>
            </table:table-row>
            <table:table-row>
              <table:table-cell office:value-type="string">
                <text:p>20140715</text:p>
              </table:table-cell>
              <table:table-cell office:value-type="float" office:value="118762">
                <text:p>118762</text:p>
              </table:table-cell>
              <table:table-cell office:value-type="float" office:value="-27519">
                <text:p>-27519</text:p>
              </table:table-cell>
              <table:table-cell office:value-type="float" office:value="-49483">
                <text:p>-49483</text:p>
              </table:table-cell>
              <table:table-cell office:value-type="float" office:value="-1197">
                <text:p>-1197</text:p>
              </table:table-cell>
              <table:table-cell office:value-type="float" office:value="1.35249996185303">
                <text:p>1.35249996185303</text:p>
              </table:table-cell>
            </table:table-row>
            <table:table-row>
              <table:table-cell office:value-type="string">
                <text:p>20140722</text:p>
              </table:table-cell>
              <table:table-cell office:value-type="float" office:value="141399">
                <text:p>141399</text:p>
              </table:table-cell>
              <table:table-cell office:value-type="float" office:value="-29482">
                <text:p>-29482</text:p>
              </table:table-cell>
              <table:table-cell office:value-type="float" office:value="-66983">
                <text:p>-66983</text:p>
              </table:table-cell>
              <table:table-cell office:value-type="float" office:value="-2762">
                <text:p>-2762</text:p>
              </table:table-cell>
              <table:table-cell office:value-type="float" office:value="1.34319996833801">
                <text:p>1.34319996833801</text:p>
              </table:table-cell>
            </table:table-row>
            <table:table-row>
              <table:table-cell office:value-type="string">
                <text:p>20140729</text:p>
              </table:table-cell>
              <table:table-cell office:value-type="float" office:value="157701">
                <text:p>157701</text:p>
              </table:table-cell>
              <table:table-cell office:value-type="float" office:value="-22350">
                <text:p>-22350</text:p>
              </table:table-cell>
              <table:table-cell office:value-type="float" office:value="-82199">
                <text:p>-82199</text:p>
              </table:table-cell>
              <table:table-cell office:value-type="float" office:value="-5644">
                <text:p>-5644</text:p>
              </table:table-cell>
              <table:table-cell office:value-type="float" office:value="1.34300005435944">
                <text:p>1.34300005435944</text:p>
              </table:table-cell>
            </table:table-row>
            <table:table-row>
              <table:table-cell office:value-type="string">
                <text:p>20140805</text:p>
              </table:table-cell>
              <table:table-cell office:value-type="float" office:value="182110">
                <text:p>182110</text:p>
              </table:table-cell>
              <table:table-cell office:value-type="float" office:value="-19478">
                <text:p>-19478</text:p>
              </table:table-cell>
              <table:table-cell office:value-type="float" office:value="-105253">
                <text:p>-105253</text:p>
              </table:table-cell>
              <table:table-cell office:value-type="float" office:value="-7082">
                <text:p>-7082</text:p>
              </table:table-cell>
              <table:table-cell office:value-type="float" office:value="1.34109997749329">
                <text:p>1.34109997749329</text:p>
              </table:table-cell>
            </table:table-row>
            <table:table-row>
              <table:table-cell office:value-type="string">
                <text:p>20140812</text:p>
              </table:table-cell>
              <table:table-cell office:value-type="float" office:value="183664">
                <text:p>183664</text:p>
              </table:table-cell>
              <table:table-cell office:value-type="float" office:value="-23847">
                <text:p>-23847</text:p>
              </table:table-cell>
              <table:table-cell office:value-type="float" office:value="-104466">
                <text:p>-104466</text:p>
              </table:table-cell>
              <table:table-cell office:value-type="float" office:value="-6014">
                <text:p>-6014</text:p>
              </table:table-cell>
              <table:table-cell office:value-type="float" office:value="1.33990001678467">
                <text:p>1.33990001678467</text:p>
              </table:table-cell>
            </table:table-row>
            <table:table-row>
              <table:table-cell office:value-type="string">
                <text:p>20140819</text:p>
              </table:table-cell>
              <table:table-cell office:value-type="float" office:value="190096">
                <text:p>190096</text:p>
              </table:table-cell>
              <table:table-cell office:value-type="float" office:value="-18398">
                <text:p>-18398</text:p>
              </table:table-cell>
              <table:table-cell office:value-type="float" office:value="-117290">
                <text:p>-117290</text:p>
              </table:table-cell>
              <table:table-cell office:value-type="float" office:value="-3587">
                <text:p>-3587</text:p>
              </table:table-cell>
              <table:table-cell office:value-type="float" office:value="1.32430005073547">
                <text:p>1.32430005073547</text:p>
              </table:table-cell>
            </table:table-row>
            <table:table-row>
              <table:table-cell office:value-type="string">
                <text:p>20140826</text:p>
              </table:table-cell>
              <table:table-cell office:value-type="float" office:value="198662">
                <text:p>198662</text:p>
              </table:table-cell>
              <table:table-cell office:value-type="float" office:value="-20987">
                <text:p>-20987</text:p>
              </table:table-cell>
              <table:table-cell office:value-type="float" office:value="-126160">
                <text:p>-126160</text:p>
              </table:table-cell>
              <table:table-cell office:value-type="float" office:value="-6074">
                <text:p>-6074</text:p>
              </table:table-cell>
              <table:table-cell office:value-type="float" office:value="1.31330001354218">
                <text:p>1.31330001354218</text:p>
              </table:table-cell>
            </table:table-row>
            <table:table-row>
              <table:table-cell office:value-type="string">
                <text:p>20140902</text:p>
              </table:table-cell>
              <table:table-cell office:value-type="float" office:value="210950">
                <text:p>210950</text:p>
              </table:table-cell>
              <table:table-cell office:value-type="float" office:value="-28616">
                <text:p>-28616</text:p>
              </table:table-cell>
              <table:table-cell office:value-type="float" office:value="-127201">
                <text:p>-127201</text:p>
              </table:table-cell>
              <table:table-cell office:value-type="float" office:value="-7592">
                <text:p>-7592</text:p>
              </table:table-cell>
              <table:table-cell office:value-type="float" office:value="1.29499995708466">
                <text:p>1.29499995708466</text:p>
              </table:table-cell>
            </table:table-row>
            <table:table-row>
              <table:table-cell office:value-type="string">
                <text:p>20140909</text:p>
              </table:table-cell>
              <table:table-cell office:value-type="float" office:value="200634">
                <text:p>200634</text:p>
              </table:table-cell>
              <table:table-cell office:value-type="float" office:value="-26013">
                <text:p>-26013</text:p>
              </table:table-cell>
              <table:table-cell office:value-type="float" office:value="-118547">
                <text:p>-118547</text:p>
              </table:table-cell>
              <table:table-cell office:value-type="float" office:value="-4672">
                <text:p>-4672</text:p>
              </table:table-cell>
              <table:table-cell office:value-type="float" office:value="1.29649996757507">
                <text:p>1.29649996757507</text:p>
              </table:table-cell>
            </table:table-row>
            <table:table-row>
              <table:table-cell office:value-type="string">
                <text:p>20140916</text:p>
              </table:table-cell>
              <table:table-cell office:value-type="float" office:value="168429">
                <text:p>168429</text:p>
              </table:table-cell>
              <table:table-cell office:value-type="float" office:value="-29632">
                <text:p>-29632</text:p>
              </table:table-cell>
              <table:table-cell office:value-type="float" office:value="-101856">
                <text:p>-101856</text:p>
              </table:table-cell>
              <table:table-cell office:value-type="float" office:value="15156">
                <text:p>15156</text:p>
              </table:table-cell>
              <table:table-cell office:value-type="float" office:value="1.28289997577667">
                <text:p>1.28289997577667</text:p>
              </table:table-cell>
            </table:table-row>
            <table:table-row>
              <table:table-cell office:value-type="string">
                <text:p>20140923</text:p>
              </table:table-cell>
              <table:table-cell office:value-type="float" office:value="174077">
                <text:p>174077</text:p>
              </table:table-cell>
              <table:table-cell office:value-type="float" office:value="-35765">
                <text:p>-35765</text:p>
              </table:table-cell>
              <table:table-cell office:value-type="float" office:value="-108573">
                <text:p>-108573</text:p>
              </table:table-cell>
              <table:table-cell office:value-type="float" office:value="19132">
                <text:p>19132</text:p>
              </table:table-cell>
              <table:table-cell office:value-type="float" office:value="1.2684999704361">
                <text:p>1.2684999704361</text:p>
              </table:table-cell>
            </table:table-row>
            <table:table-row>
              <table:table-cell office:value-type="string">
                <text:p>20140930</text:p>
              </table:table-cell>
              <table:table-cell office:value-type="float" office:value="172345">
                <text:p>172345</text:p>
              </table:table-cell>
              <table:table-cell office:value-type="float" office:value="-39474">
                <text:p>-39474</text:p>
              </table:table-cell>
              <table:table-cell office:value-type="float" office:value="-99007">
                <text:p>-99007</text:p>
              </table:table-cell>
              <table:table-cell office:value-type="float" office:value="15832">
                <text:p>15832</text:p>
              </table:table-cell>
              <table:table-cell office:value-type="float" office:value="1.25170004367828">
                <text:p>1.25170004367828</text:p>
              </table:table-cell>
            </table:table-row>
            <table:table-row>
              <table:table-cell office:value-type="string">
                <text:p>20141007</text:p>
              </table:table-cell>
              <table:table-cell office:value-type="float" office:value="190237">
                <text:p>190237</text:p>
              </table:table-cell>
              <table:table-cell office:value-type="float" office:value="-44514">
                <text:p>-44514</text:p>
              </table:table-cell>
              <table:table-cell office:value-type="float" office:value="-106079">
                <text:p>-106079</text:p>
              </table:table-cell>
              <table:table-cell office:value-type="float" office:value="13458">
                <text:p>13458</text:p>
              </table:table-cell>
              <table:table-cell office:value-type="float" office:value="1.26279997825623">
                <text:p>1.26279997825623</text:p>
              </table:table-cell>
            </table:table-row>
            <table:table-row>
              <table:table-cell office:value-type="string">
                <text:p>20141014</text:p>
              </table:table-cell>
              <table:table-cell office:value-type="float" office:value="199670">
                <text:p>199670</text:p>
              </table:table-cell>
              <table:table-cell office:value-type="float" office:value="-47106">
                <text:p>-47106</text:p>
              </table:table-cell>
              <table:table-cell office:value-type="float" office:value="-120597">
                <text:p>-120597</text:p>
              </table:table-cell>
              <table:table-cell office:value-type="float" office:value="17457">
                <text:p>17457</text:p>
              </table:table-cell>
              <table:table-cell office:value-type="float" office:value="1.27629995346069">
                <text:p>1.27629995346069</text:p>
              </table:table-cell>
            </table:table-row>
            <table:table-row>
              <table:table-cell office:value-type="string">
                <text:p>20141021</text:p>
              </table:table-cell>
              <table:table-cell office:value-type="float" office:value="201046">
                <text:p>201046</text:p>
              </table:table-cell>
              <table:table-cell office:value-type="float" office:value="-47069">
                <text:p>-47069</text:p>
              </table:table-cell>
              <table:table-cell office:value-type="float" office:value="-123733">
                <text:p>-123733</text:p>
              </table:table-cell>
              <table:table-cell office:value-type="float" office:value="18426">
                <text:p>18426</text:p>
              </table:table-cell>
              <table:table-cell office:value-type="float" office:value="1.26699995994568">
                <text:p>1.26699995994568</text:p>
              </table:table-cell>
            </table:table-row>
            <table:table-row>
              <table:table-cell office:value-type="string">
                <text:p>20141028</text:p>
              </table:table-cell>
              <table:table-cell office:value-type="float" office:value="207492">
                <text:p>207492</text:p>
              </table:table-cell>
              <table:table-cell office:value-type="float" office:value="-45323">
                <text:p>-45323</text:p>
              </table:table-cell>
              <table:table-cell office:value-type="float" office:value="-131214">
                <text:p>-131214</text:p>
              </table:table-cell>
              <table:table-cell office:value-type="float" office:value="15723">
                <text:p>15723</text:p>
              </table:table-cell>
              <table:table-cell office:value-type="float" office:value="1.25250005722046">
                <text:p>1.25250005722046</text:p>
              </table:table-cell>
            </table:table-row>
            <table:table-row>
              <table:table-cell office:value-type="string">
                <text:p>20141104</text:p>
              </table:table-cell>
              <table:table-cell office:value-type="float" office:value="227310">
                <text:p>227310</text:p>
              </table:table-cell>
              <table:table-cell office:value-type="float" office:value="-42534">
                <text:p>-42534</text:p>
              </table:table-cell>
              <table:table-cell office:value-type="float" office:value="-138634">
                <text:p>-138634</text:p>
              </table:table-cell>
              <table:table-cell office:value-type="float" office:value="12130">
                <text:p>12130</text:p>
              </table:table-cell>
              <table:table-cell office:value-type="float" office:value="1.24539995193481">
                <text:p>1.24539995193481</text:p>
              </table:table-cell>
            </table:table-row>
            <table:table-row>
              <table:table-cell office:value-type="string">
                <text:p>20141111</text:p>
              </table:table-cell>
              <table:table-cell office:value-type="float" office:value="210540">
                <text:p>210540</text:p>
              </table:table-cell>
              <table:table-cell office:value-type="float" office:value="-41694">
                <text:p>-41694</text:p>
              </table:table-cell>
              <table:table-cell office:value-type="float" office:value="-129094">
                <text:p>-129094</text:p>
              </table:table-cell>
              <table:table-cell office:value-type="float" office:value="19303">
                <text:p>19303</text:p>
              </table:table-cell>
              <table:table-cell office:value-type="float" office:value="1.25240004062653">
                <text:p>1.25240004062653</text:p>
              </table:table-cell>
            </table:table-row>
            <table:table-row>
              <table:table-cell office:value-type="string">
                <text:p>20141118</text:p>
              </table:table-cell>
              <table:table-cell office:value-type="float" office:value="212136">
                <text:p>212136</text:p>
              </table:table-cell>
              <table:table-cell office:value-type="float" office:value="-44220">
                <text:p>-44220</text:p>
              </table:table-cell>
              <table:table-cell office:value-type="float" office:value="-134116">
                <text:p>-134116</text:p>
              </table:table-cell>
              <table:table-cell office:value-type="float" office:value="21534">
                <text:p>21534</text:p>
              </table:table-cell>
              <table:table-cell office:value-type="float" office:value="1.2389999628067">
                <text:p>1.2389999628067</text:p>
              </table:table-cell>
            </table:table-row>
            <table:table-row>
              <table:table-cell office:value-type="string">
                <text:p>20141125</text:p>
              </table:table-cell>
              <table:table-cell office:value-type="float" office:value="209273">
                <text:p>209273</text:p>
              </table:table-cell>
              <table:table-cell office:value-type="float" office:value="-44027">
                <text:p>-44027</text:p>
              </table:table-cell>
              <table:table-cell office:value-type="float" office:value="-128229">
                <text:p>-128229</text:p>
              </table:table-cell>
              <table:table-cell office:value-type="float" office:value="19938">
                <text:p>19938</text:p>
              </table:table-cell>
              <table:table-cell office:value-type="float" office:value="1.24520003795624">
                <text:p>1.24520003795624</text:p>
              </table:table-cell>
            </table:table-row>
            <table:table-row>
              <table:table-cell office:value-type="string">
                <text:p>20141202</text:p>
              </table:table-cell>
              <table:table-cell office:value-type="float" office:value="197949">
                <text:p>197949</text:p>
              </table:table-cell>
              <table:table-cell office:value-type="float" office:value="-41715">
                <text:p>-41715</text:p>
              </table:table-cell>
              <table:table-cell office:value-type="float" office:value="-120111">
                <text:p>-120111</text:p>
              </table:table-cell>
              <table:table-cell office:value-type="float" office:value="19484">
                <text:p>19484</text:p>
              </table:table-cell>
              <table:table-cell office:value-type="float" office:value="1.228600025177">
                <text:p>1.228600025177</text:p>
              </table:table-cell>
            </table:table-row>
            <table:table-row>
              <table:table-cell office:value-type="string">
                <text:p>20141209</text:p>
              </table:table-cell>
              <table:table-cell office:value-type="float" office:value="171505">
                <text:p>171505</text:p>
              </table:table-cell>
              <table:table-cell office:value-type="float" office:value="-46487">
                <text:p>-46487</text:p>
              </table:table-cell>
              <table:table-cell office:value-type="float" office:value="-87595">
                <text:p>-87595</text:p>
              </table:table-cell>
              <table:table-cell office:value-type="float" office:value="18018">
                <text:p>18018</text:p>
              </table:table-cell>
              <table:table-cell office:value-type="float" office:value="1.24619996547699">
                <text:p>1.24619996547699</text:p>
              </table:table-cell>
            </table:table-row>
            <table:table-row>
              <table:table-cell office:value-type="string">
                <text:p>20141216</text:p>
              </table:table-cell>
              <table:table-cell office:value-type="float" office:value="159592">
                <text:p>159592</text:p>
              </table:table-cell>
              <table:table-cell office:value-type="float" office:value="-53447">
                <text:p>-53447</text:p>
              </table:table-cell>
              <table:table-cell office:value-type="float" office:value="-102686">
                <text:p>-102686</text:p>
              </table:table-cell>
              <table:table-cell office:value-type="float" office:value="43354">
                <text:p>43354</text:p>
              </table:table-cell>
              <table:table-cell office:value-type="float" office:value="1.2228000164032">
                <text:p>1.2228000164032</text:p>
              </table:table-cell>
            </table:table-row>
            <table:table-row>
              <table:table-cell office:value-type="string">
                <text:p>20141223</text:p>
              </table:table-cell>
              <table:table-cell office:value-type="float" office:value="179542">
                <text:p>179542</text:p>
              </table:table-cell>
              <table:table-cell office:value-type="float" office:value="-45188">
                <text:p>-45188</text:p>
              </table:table-cell>
              <table:table-cell office:value-type="float" office:value="-127666">
                <text:p>-127666</text:p>
              </table:table-cell>
              <table:table-cell office:value-type="float" office:value="42956">
                <text:p>42956</text:p>
              </table:table-cell>
              <table:table-cell office:value-type="float" office:value="1.2175999879837">
                <text:p>1.2175999879837</text:p>
              </table:table-cell>
            </table:table-row>
            <table:table-row>
              <table:table-cell office:value-type="string">
                <text:p>20141230</text:p>
              </table:table-cell>
              <table:table-cell office:value-type="float" office:value="186336">
                <text:p>186336</text:p>
              </table:table-cell>
              <table:table-cell office:value-type="float" office:value="-46418">
                <text:p>-46418</text:p>
              </table:table-cell>
              <table:table-cell office:value-type="float" office:value="-131455">
                <text:p>-131455</text:p>
              </table:table-cell>
              <table:table-cell office:value-type="float" office:value="41042">
                <text:p>41042</text:p>
              </table:table-cell>
              <table:table-cell office:value-type="float" office:value="1.20029997825623">
                <text:p>1.20029997825623</text:p>
              </table:table-cell>
            </table:table-row>
            <table:table-row>
              <table:table-cell office:value-type="string">
                <text:p>20150106</text:p>
              </table:table-cell>
              <table:table-cell office:value-type="float" office:value="204459">
                <text:p>204459</text:p>
              </table:table-cell>
              <table:table-cell office:value-type="float" office:value="-49423">
                <text:p>-49423</text:p>
              </table:table-cell>
              <table:table-cell office:value-type="float" office:value="-135365">
                <text:p>-135365</text:p>
              </table:table-cell>
              <table:table-cell office:value-type="float" office:value="35884">
                <text:p>35884</text:p>
              </table:table-cell>
              <table:table-cell office:value-type="float" office:value="1.18420004844666">
                <text:p>1.18420004844666</text:p>
              </table:table-cell>
            </table:table-row>
            <table:table-row>
              <table:table-cell office:value-type="string">
                <text:p>20150113</text:p>
              </table:table-cell>
              <table:table-cell office:value-type="float" office:value="214921">
                <text:p>214921</text:p>
              </table:table-cell>
              <table:table-cell office:value-type="float" office:value="-52895">
                <text:p>-52895</text:p>
              </table:table-cell>
              <table:table-cell office:value-type="float" office:value="-136703">
                <text:p>-136703</text:p>
              </table:table-cell>
              <table:table-cell office:value-type="float" office:value="32051">
                <text:p>32051</text:p>
              </table:table-cell>
              <table:table-cell office:value-type="float" office:value="1.15690004825592">
                <text:p>1.15690004825592</text:p>
              </table:table-cell>
            </table:table-row>
            <table:table-row>
              <table:table-cell office:value-type="string">
                <text:p>20150120</text:p>
              </table:table-cell>
              <table:table-cell office:value-type="float" office:value="233378">
                <text:p>233378</text:p>
              </table:table-cell>
              <table:table-cell office:value-type="float" office:value="-62555">
                <text:p>-62555</text:p>
              </table:table-cell>
              <table:table-cell office:value-type="float" office:value="-144434">
                <text:p>-144434</text:p>
              </table:table-cell>
              <table:table-cell office:value-type="float" office:value="29078">
                <text:p>29078</text:p>
              </table:table-cell>
              <table:table-cell office:value-type="float" office:value="1.12080001831055">
                <text:p>1.12080001831055</text:p>
              </table:table-cell>
            </table:table-row>
            <table:table-row>
              <table:table-cell office:value-type="string">
                <text:p>20150127</text:p>
              </table:table-cell>
              <table:table-cell office:value-type="float" office:value="229069">
                <text:p>229069</text:p>
              </table:table-cell>
              <table:table-cell office:value-type="float" office:value="-55464">
                <text:p>-55464</text:p>
              </table:table-cell>
              <table:table-cell office:value-type="float" office:value="-138680">
                <text:p>-138680</text:p>
              </table:table-cell>
              <table:table-cell office:value-type="float" office:value="24593">
                <text:p>24593</text:p>
              </table:table-cell>
              <table:table-cell office:value-type="float" office:value="1.12880003452301">
                <text:p>1.12880003452301</text:p>
              </table:table-cell>
            </table:table-row>
            <table:table-row>
              <table:table-cell office:value-type="string">
                <text:p>20150203</text:p>
              </table:table-cell>
              <table:table-cell office:value-type="float" office:value="240929">
                <text:p>240929</text:p>
              </table:table-cell>
              <table:table-cell office:value-type="float" office:value="-58603">
                <text:p>-58603</text:p>
              </table:table-cell>
              <table:table-cell office:value-type="float" office:value="-155558">
                <text:p>-155558</text:p>
              </table:table-cell>
              <table:table-cell office:value-type="float" office:value="29887">
                <text:p>29887</text:p>
              </table:table-cell>
              <table:table-cell office:value-type="float" office:value="1.13160002231598">
                <text:p>1.13160002231598</text:p>
              </table:table-cell>
            </table:table-row>
            <table:table-row>
              <table:table-cell office:value-type="string">
                <text:p>20150210</text:p>
              </table:table-cell>
              <table:table-cell office:value-type="float" office:value="230004">
                <text:p>230004</text:p>
              </table:table-cell>
              <table:table-cell office:value-type="float" office:value="-50982">
                <text:p>-50982</text:p>
              </table:table-cell>
              <table:table-cell office:value-type="float" office:value="-158982">
                <text:p>-158982</text:p>
              </table:table-cell>
              <table:table-cell office:value-type="float" office:value="30770">
                <text:p>30770</text:p>
              </table:table-cell>
              <table:table-cell office:value-type="float" office:value="1.13849997520447">
                <text:p>1.13849997520447</text:p>
              </table:table-cell>
            </table:table-row>
            <table:table-row>
              <table:table-cell office:value-type="string">
                <text:p>20150217</text:p>
              </table:table-cell>
              <table:table-cell office:value-type="float" office:value="220581">
                <text:p>220581</text:p>
              </table:table-cell>
              <table:table-cell office:value-type="float" office:value="-50545">
                <text:p>-50545</text:p>
              </table:table-cell>
              <table:table-cell office:value-type="float" office:value="-151966">
                <text:p>-151966</text:p>
              </table:table-cell>
              <table:table-cell office:value-type="float" office:value="33990">
                <text:p>33990</text:p>
              </table:table-cell>
              <table:table-cell office:value-type="float" office:value="1.13810002803803">
                <text:p>1.13810002803803</text:p>
              </table:table-cell>
            </table:table-row>
            <table:table-row>
              <table:table-cell office:value-type="string">
                <text:p>20150224</text:p>
              </table:table-cell>
              <table:table-cell office:value-type="float" office:value="208257">
                <text:p>208257</text:p>
              </table:table-cell>
              <table:table-cell office:value-type="float" office:value="-48807">
                <text:p>-48807</text:p>
              </table:table-cell>
              <table:table-cell office:value-type="float" office:value="-149982">
                <text:p>-149982</text:p>
              </table:table-cell>
              <table:table-cell office:value-type="float" office:value="39757">
                <text:p>39757</text:p>
              </table:table-cell>
              <table:table-cell office:value-type="float" office:value="1.11960005760193">
                <text:p>1.11960005760193</text:p>
              </table:table-cell>
            </table:table-row>
            <table:table-row>
              <table:table-cell office:value-type="string">
                <text:p>20150303</text:p>
              </table:table-cell>
              <table:table-cell office:value-type="float" office:value="202957">
                <text:p>202957</text:p>
              </table:table-cell>
              <table:table-cell office:value-type="float" office:value="-43906">
                <text:p>-43906</text:p>
              </table:table-cell>
              <table:table-cell office:value-type="float" office:value="-145139">
                <text:p>-145139</text:p>
              </table:table-cell>
              <table:table-cell office:value-type="float" office:value="38346">
                <text:p>38346</text:p>
              </table:table-cell>
              <table:table-cell office:value-type="float" office:value="1.08440005779266">
                <text:p>1.08440005779266</text:p>
              </table:table-cell>
            </table:table-row>
            <table:table-row>
              <table:table-cell office:value-type="string">
                <text:p>20150310</text:p>
              </table:table-cell>
              <table:table-cell office:value-type="float" office:value="194783">
                <text:p>194783</text:p>
              </table:table-cell>
              <table:table-cell office:value-type="float" office:value="-41325">
                <text:p>-41325</text:p>
              </table:table-cell>
              <table:table-cell office:value-type="float" office:value="-129172">
                <text:p>-129172</text:p>
              </table:table-cell>
              <table:table-cell office:value-type="float" office:value="28121">
                <text:p>28121</text:p>
              </table:table-cell>
              <table:table-cell office:value-type="float" office:value="1.04949998855591">
                <text:p>1.04949998855591</text:p>
              </table:table-cell>
            </table:table-row>
            <table:table-row>
              <table:table-cell office:value-type="string">
                <text:p>20150317</text:p>
              </table:table-cell>
              <table:table-cell office:value-type="float" office:value="171670">
                <text:p>171670</text:p>
              </table:table-cell>
              <table:table-cell office:value-type="float" office:value="-51862">
                <text:p>-51862</text:p>
              </table:table-cell>
              <table:table-cell office:value-type="float" office:value="-144213">
                <text:p>-144213</text:p>
              </table:table-cell>
              <table:table-cell office:value-type="float" office:value="78320">
                <text:p>78320</text:p>
              </table:table-cell>
              <table:table-cell office:value-type="float" office:value="1.082200050354">
                <text:p>1.082200050354</text:p>
              </table:table-cell>
            </table:table-row>
            <table:table-row>
              <table:table-cell office:value-type="string">
                <text:p>20150324</text:p>
              </table:table-cell>
              <table:table-cell office:value-type="float" office:value="192588">
                <text:p>192588</text:p>
              </table:table-cell>
              <table:table-cell office:value-type="float" office:value="-51377">
                <text:p>-51377</text:p>
              </table:table-cell>
              <table:table-cell office:value-type="float" office:value="-170230">
                <text:p>-170230</text:p>
              </table:table-cell>
              <table:table-cell office:value-type="float" office:value="79911">
                <text:p>79911</text:p>
              </table:table-cell>
              <table:table-cell office:value-type="float" office:value="1.08889997005463">
                <text:p>1.08889997005463</text:p>
              </table:table-cell>
            </table:table-row>
            <table:table-row>
              <table:table-cell office:value-type="string">
                <text:p>20150331</text:p>
              </table:table-cell>
              <table:table-cell office:value-type="float" office:value="198832">
                <text:p>198832</text:p>
              </table:table-cell>
              <table:table-cell office:value-type="float" office:value="-53702">
                <text:p>-53702</text:p>
              </table:table-cell>
              <table:table-cell office:value-type="float" office:value="-160674">
                <text:p>-160674</text:p>
              </table:table-cell>
              <table:table-cell office:value-type="float" office:value="63453">
                <text:p>63453</text:p>
              </table:table-cell>
              <table:table-cell office:value-type="float" office:value="1.0978000164032">
                <text:p>1.0978000164032</text:p>
              </table:table-cell>
            </table:table-row>
            <table:table-row>
              <table:table-cell office:value-type="string">
                <text:p>20150407</text:p>
              </table:table-cell>
              <table:table-cell office:value-type="float" office:value="184826">
                <text:p>184826</text:p>
              </table:table-cell>
              <table:table-cell office:value-type="float" office:value="-56265">
                <text:p>-56265</text:p>
              </table:table-cell>
              <table:table-cell office:value-type="float" office:value="-154643">
                <text:p>-154643</text:p>
              </table:table-cell>
              <table:table-cell office:value-type="float" office:value="70829">
                <text:p>70829</text:p>
              </table:table-cell>
              <table:table-cell office:value-type="float" office:value="1.06040000915527">
                <text:p>1.06040000915527</text:p>
              </table:table-cell>
            </table:table-row>
            <table:table-row>
              <table:table-cell office:value-type="string">
                <text:p>20150414</text:p>
              </table:table-cell>
              <table:table-cell office:value-type="float" office:value="177644">
                <text:p>177644</text:p>
              </table:table-cell>
              <table:table-cell office:value-type="float" office:value="-55047">
                <text:p>-55047</text:p>
              </table:table-cell>
              <table:table-cell office:value-type="float" office:value="-148804">
                <text:p>-148804</text:p>
              </table:table-cell>
              <table:table-cell office:value-type="float" office:value="71160">
                <text:p>71160</text:p>
              </table:table-cell>
              <table:table-cell office:value-type="float" office:value="1.08070003986359">
                <text:p>1.08070003986359</text:p>
              </table:table-cell>
            </table:table-row>
            <table:table-row>
              <table:table-cell office:value-type="string">
                <text:p>20150421</text:p>
              </table:table-cell>
              <table:table-cell office:value-type="float" office:value="175627">
                <text:p>175627</text:p>
              </table:table-cell>
              <table:table-cell office:value-type="float" office:value="-60335">
                <text:p>-60335</text:p>
              </table:table-cell>
              <table:table-cell office:value-type="float" office:value="-139424">
                <text:p>-139424</text:p>
              </table:table-cell>
              <table:table-cell office:value-type="float" office:value="67712">
                <text:p>67712</text:p>
              </table:table-cell>
              <table:table-cell office:value-type="float" office:value="1.08739995956421">
                <text:p>1.08739995956421</text:p>
              </table:table-cell>
            </table:table-row>
            <table:table-row>
              <table:table-cell office:value-type="string">
                <text:p>20150428</text:p>
              </table:table-cell>
              <table:table-cell office:value-type="float" office:value="150166">
                <text:p>150166</text:p>
              </table:table-cell>
              <table:table-cell office:value-type="float" office:value="-55970">
                <text:p>-55970</text:p>
              </table:table-cell>
              <table:table-cell office:value-type="float" office:value="-124234">
                <text:p>-124234</text:p>
              </table:table-cell>
              <table:table-cell office:value-type="float" office:value="72964">
                <text:p>72964</text:p>
              </table:table-cell>
              <table:table-cell office:value-type="float" office:value="1.1201000213623">
                <text:p>1.1201000213623</text:p>
              </table:table-cell>
            </table:table-row>
            <table:table-row>
              <table:table-cell office:value-type="string">
                <text:p>20150505</text:p>
              </table:table-cell>
              <table:table-cell office:value-type="float" office:value="141542">
                <text:p>141542</text:p>
              </table:table-cell>
              <table:table-cell office:value-type="float" office:value="-51293">
                <text:p>-51293</text:p>
              </table:table-cell>
              <table:table-cell office:value-type="float" office:value="-118303">
                <text:p>-118303</text:p>
              </table:table-cell>
              <table:table-cell office:value-type="float" office:value="65838">
                <text:p>65838</text:p>
              </table:table-cell>
              <table:table-cell office:value-type="float" office:value="1.12039995193481">
                <text:p>1.12039995193481</text:p>
              </table:table-cell>
            </table:table-row>
            <table:table-row>
              <table:table-cell office:value-type="string">
                <text:p>20150512</text:p>
              </table:table-cell>
              <table:table-cell office:value-type="float" office:value="132585">
                <text:p>132585</text:p>
              </table:table-cell>
              <table:table-cell office:value-type="float" office:value="-60402">
                <text:p>-60402</text:p>
              </table:table-cell>
              <table:table-cell office:value-type="float" office:value="-107498">
                <text:p>-107498</text:p>
              </table:table-cell>
              <table:table-cell office:value-type="float" office:value="73507">
                <text:p>73507</text:p>
              </table:table-cell>
              <table:table-cell office:value-type="float" office:value="1.14530003070831">
                <text:p>1.14530003070831</text:p>
              </table:table-cell>
            </table:table-row>
            <table:table-row>
              <table:table-cell office:value-type="string">
                <text:p>20150519</text:p>
              </table:table-cell>
              <table:table-cell office:value-type="float" office:value="122832">
                <text:p>122832</text:p>
              </table:table-cell>
              <table:table-cell office:value-type="float" office:value="-57201">
                <text:p>-57201</text:p>
              </table:table-cell>
              <table:table-cell office:value-type="float" office:value="-103229">
                <text:p>-103229</text:p>
              </table:table-cell>
              <table:table-cell office:value-type="float" office:value="77693">
                <text:p>77693</text:p>
              </table:table-cell>
              <table:table-cell office:value-type="float" office:value="1.10179996490479">
                <text:p>1.10179996490479</text:p>
              </table:table-cell>
            </table:table-row>
            <table:table-row>
              <table:table-cell office:value-type="string">
                <text:p>20150526</text:p>
              </table:table-cell>
              <table:table-cell office:value-type="float" office:value="120245">
                <text:p>120245</text:p>
              </table:table-cell>
              <table:table-cell office:value-type="float" office:value="-57427">
                <text:p>-57427</text:p>
              </table:table-cell>
              <table:table-cell office:value-type="float" office:value="-103068">
                <text:p>-103068</text:p>
              </table:table-cell>
              <table:table-cell office:value-type="float" office:value="76953">
                <text:p>76953</text:p>
              </table:table-cell>
              <table:table-cell office:value-type="float" office:value="1.09879994392395">
                <text:p>1.09879994392395</text:p>
              </table:table-cell>
            </table:table-row>
            <table:table-row>
              <table:table-cell office:value-type="string">
                <text:p>20150602</text:p>
              </table:table-cell>
              <table:table-cell office:value-type="float" office:value="116081">
                <text:p>116081</text:p>
              </table:table-cell>
              <table:table-cell office:value-type="float" office:value="-70316">
                <text:p>-70316</text:p>
              </table:table-cell>
              <table:table-cell office:value-type="float" office:value="-86336">
                <text:p>-86336</text:p>
              </table:table-cell>
              <table:table-cell office:value-type="float" office:value="82195">
                <text:p>82195</text:p>
              </table:table-cell>
              <table:table-cell office:value-type="float" office:value="1.11129999160767">
                <text:p>1.11129999160767</text:p>
              </table:table-cell>
            </table:table-row>
            <table:table-row>
              <table:table-cell office:value-type="string">
                <text:p>20150609</text:p>
              </table:table-cell>
              <table:table-cell office:value-type="float" office:value="89569">
                <text:p>89569</text:p>
              </table:table-cell>
              <table:table-cell office:value-type="float" office:value="-71670">
                <text:p>-71670</text:p>
              </table:table-cell>
              <table:table-cell office:value-type="float" office:value="-73169">
                <text:p>-73169</text:p>
              </table:table-cell>
              <table:table-cell office:value-type="float" office:value="94011">
                <text:p>94011</text:p>
              </table:table-cell>
              <table:table-cell office:value-type="float" office:value="1.12689995765686">
                <text:p>1.12689995765686</text:p>
              </table:table-cell>
            </table:table-row>
            <table:table-row>
              <table:table-cell office:value-type="string">
                <text:p>20150616</text:p>
              </table:table-cell>
              <table:table-cell office:value-type="float" office:value="108597">
                <text:p>108597</text:p>
              </table:table-cell>
              <table:table-cell office:value-type="float" office:value="-71996">
                <text:p>-71996</text:p>
              </table:table-cell>
              <table:table-cell office:value-type="float" office:value="-33002">
                <text:p>-33002</text:p>
              </table:table-cell>
              <table:table-cell office:value-type="float" office:value="30015">
                <text:p>30015</text:p>
              </table:table-cell>
              <table:table-cell office:value-type="float" office:value="1.13530004024506">
                <text:p>1.13530004024506</text:p>
              </table:table-cell>
            </table:table-row>
            <table:table-row>
              <table:table-cell office:value-type="string">
                <text:p>20150623</text:p>
              </table:table-cell>
              <table:table-cell office:value-type="float" office:value="117841">
                <text:p>117841</text:p>
              </table:table-cell>
              <table:table-cell office:value-type="float" office:value="-56644">
                <text:p>-56644</text:p>
              </table:table-cell>
              <table:table-cell office:value-type="float" office:value="-45668">
                <text:p>-45668</text:p>
              </table:table-cell>
              <table:table-cell office:value-type="float" office:value="17074">
                <text:p>17074</text:p>
              </table:table-cell>
              <table:table-cell office:value-type="float" office:value="1.11660003662109">
                <text:p>1.11660003662109</text:p>
              </table:table-cell>
            </table:table-row>
            <table:table-row>
              <table:table-cell office:value-type="string">
                <text:p>20150630</text:p>
              </table:table-cell>
              <table:table-cell office:value-type="float" office:value="119499">
                <text:p>119499</text:p>
              </table:table-cell>
              <table:table-cell office:value-type="float" office:value="-51792">
                <text:p>-51792</text:p>
              </table:table-cell>
              <table:table-cell office:value-type="float" office:value="-48954">
                <text:p>-48954</text:p>
              </table:table-cell>
              <table:table-cell office:value-type="float" office:value="15968">
                <text:p>15968</text:p>
              </table:table-cell>
              <table:table-cell office:value-type="float" office:value="1.1114000082016">
                <text:p>1.1114000082016</text:p>
              </table:table-cell>
            </table:table-row>
            <table:table-row>
              <table:table-cell office:value-type="string">
                <text:p>20150707</text:p>
              </table:table-cell>
              <table:table-cell office:value-type="float" office:value="124685">
                <text:p>124685</text:p>
              </table:table-cell>
              <table:table-cell office:value-type="float" office:value="-42279">
                <text:p>-42279</text:p>
              </table:table-cell>
              <table:table-cell office:value-type="float" office:value="-59110">
                <text:p>-59110</text:p>
              </table:table-cell>
              <table:table-cell office:value-type="float" office:value="18916">
                <text:p>18916</text:p>
              </table:table-cell>
              <table:table-cell office:value-type="float" office:value="1.11640000343323">
                <text:p>1.11640000343323</text:p>
              </table:table-cell>
            </table:table-row>
            <table:table-row>
              <table:table-cell office:value-type="string">
                <text:p>20150714</text:p>
              </table:table-cell>
              <table:table-cell office:value-type="float" office:value="122595">
                <text:p>122595</text:p>
              </table:table-cell>
              <table:table-cell office:value-type="float" office:value="-43186">
                <text:p>-43186</text:p>
              </table:table-cell>
              <table:table-cell office:value-type="float" office:value="-65859">
                <text:p>-65859</text:p>
              </table:table-cell>
              <table:table-cell office:value-type="float" office:value="22593">
                <text:p>22593</text:p>
              </table:table-cell>
              <table:table-cell office:value-type="float" office:value="1.08299994468689">
                <text:p>1.08299994468689</text:p>
              </table:table-cell>
            </table:table-row>
            <table:table-row>
              <table:table-cell office:value-type="string">
                <text:p>20150721</text:p>
              </table:table-cell>
              <table:table-cell office:value-type="float" office:value="125826">
                <text:p>125826</text:p>
              </table:table-cell>
              <table:table-cell office:value-type="float" office:value="-35015">
                <text:p>-35015</text:p>
              </table:table-cell>
              <table:table-cell office:value-type="float" office:value="-72161">
                <text:p>-72161</text:p>
              </table:table-cell>
              <table:table-cell office:value-type="float" office:value="21489">
                <text:p>21489</text:p>
              </table:table-cell>
              <table:table-cell office:value-type="float" office:value="1.09839999675751">
                <text:p>1.09839999675751</text:p>
              </table:table-cell>
            </table:table-row>
            <table:table-row>
              <table:table-cell office:value-type="string">
                <text:p>20150728</text:p>
              </table:table-cell>
              <table:table-cell office:value-type="float" office:value="110446">
                <text:p>110446</text:p>
              </table:table-cell>
              <table:table-cell office:value-type="float" office:value="-30477">
                <text:p>-30477</text:p>
              </table:table-cell>
              <table:table-cell office:value-type="float" office:value="-66491">
                <text:p>-66491</text:p>
              </table:table-cell>
              <table:table-cell office:value-type="float" office:value="23433">
                <text:p>23433</text:p>
              </table:table-cell>
              <table:table-cell office:value-type="float" office:value="1.09879994392395">
                <text:p>1.09879994392395</text:p>
              </table:table-cell>
            </table:table-row>
            <table:table-row>
              <table:table-cell office:value-type="string">
                <text:p>20150804</text:p>
              </table:table-cell>
              <table:table-cell office:value-type="float" office:value="121348">
                <text:p>121348</text:p>
              </table:table-cell>
              <table:table-cell office:value-type="float" office:value="-33811">
                <text:p>-33811</text:p>
              </table:table-cell>
              <table:table-cell office:value-type="float" office:value="-74074">
                <text:p>-74074</text:p>
              </table:table-cell>
              <table:table-cell office:value-type="float" office:value="25166">
                <text:p>25166</text:p>
              </table:table-cell>
              <table:table-cell office:value-type="float" office:value="1.09689998626709">
                <text:p>1.09689998626709</text:p>
              </table:table-cell>
            </table:table-row>
            <table:table-row>
              <table:table-cell office:value-type="string">
                <text:p>20150811</text:p>
              </table:table-cell>
              <table:table-cell office:value-type="float" office:value="107718">
                <text:p>107718</text:p>
              </table:table-cell>
              <table:table-cell office:value-type="float" office:value="-20375">
                <text:p>-20375</text:p>
              </table:table-cell>
              <table:table-cell office:value-type="float" office:value="-71568">
                <text:p>-71568</text:p>
              </table:table-cell>
              <table:table-cell office:value-type="float" office:value="21338">
                <text:p>21338</text:p>
              </table:table-cell>
              <table:table-cell office:value-type="float" office:value="1.11059999465942">
                <text:p>1.11059999465942</text:p>
              </table:table-cell>
            </table:table-row>
            <table:table-row>
              <table:table-cell office:value-type="string">
                <text:p>20150818</text:p>
              </table:table-cell>
              <table:table-cell office:value-type="float" office:value="80700">
                <text:p>80700</text:p>
              </table:table-cell>
              <table:table-cell office:value-type="float" office:value="-14274">
                <text:p>-14274</text:p>
              </table:table-cell>
              <table:table-cell office:value-type="float" office:value="-58228">
                <text:p>-58228</text:p>
              </table:table-cell>
              <table:table-cell office:value-type="float" office:value="21396">
                <text:p>21396</text:p>
              </table:table-cell>
              <table:table-cell office:value-type="float" office:value="1.1389000415802">
                <text:p>1.1389000415802</text:p>
              </table:table-cell>
            </table:table-row>
            <table:table-row>
              <table:table-cell office:value-type="string">
                <text:p>20150825</text:p>
              </table:table-cell>
              <table:table-cell office:value-type="float" office:value="65450">
                <text:p>65450</text:p>
              </table:table-cell>
              <table:table-cell office:value-type="float" office:value="-15112">
                <text:p>-15112</text:p>
              </table:table-cell>
              <table:table-cell office:value-type="float" office:value="-42460">
                <text:p>-42460</text:p>
              </table:table-cell>
              <table:table-cell office:value-type="float" office:value="17195">
                <text:p>17195</text:p>
              </table:table-cell>
              <table:table-cell office:value-type="float" office:value="1.11790001392365">
                <text:p>1.11790001392365</text:p>
              </table:table-cell>
            </table:table-row>
            <table:table-row>
              <table:table-cell office:value-type="string">
                <text:p>20150901</text:p>
              </table:table-cell>
              <table:table-cell office:value-type="float" office:value="64888">
                <text:p>64888</text:p>
              </table:table-cell>
              <table:table-cell office:value-type="float" office:value="-15770">
                <text:p>-15770</text:p>
              </table:table-cell>
              <table:table-cell office:value-type="float" office:value="-40286">
                <text:p>-40286</text:p>
              </table:table-cell>
              <table:table-cell office:value-type="float" office:value="11654">
                <text:p>11654</text:p>
              </table:table-cell>
              <table:table-cell office:value-type="float" office:value="1.11469995975494">
                <text:p>1.11469995975494</text:p>
              </table:table-cell>
            </table:table-row>
            <table:table-row>
              <table:table-cell office:value-type="string">
                <text:p>20150908</text:p>
              </table:table-cell>
              <table:table-cell office:value-type="float" office:value="83076">
                <text:p>83076</text:p>
              </table:table-cell>
              <table:table-cell office:value-type="float" office:value="-23718">
                <text:p>-23718</text:p>
              </table:table-cell>
              <table:table-cell office:value-type="float" office:value="-49964">
                <text:p>-49964</text:p>
              </table:table-cell>
              <table:table-cell office:value-type="float" office:value="17810">
                <text:p>17810</text:p>
              </table:table-cell>
              <table:table-cell office:value-type="float" office:value="1.13399994373322">
                <text:p>1.13399994373322</text:p>
              </table:table-cell>
            </table:table-row>
            <table:table-row>
              <table:table-cell office:value-type="string">
                <text:p>20150915</text:p>
              </table:table-cell>
              <table:table-cell office:value-type="float" office:value="87341">
                <text:p>87341</text:p>
              </table:table-cell>
              <table:table-cell office:value-type="float" office:value="-25289">
                <text:p>-25289</text:p>
              </table:table-cell>
              <table:table-cell office:value-type="float" office:value="-59641">
                <text:p>-59641</text:p>
              </table:table-cell>
              <table:table-cell office:value-type="float" office:value="15797">
                <text:p>15797</text:p>
              </table:table-cell>
              <table:table-cell office:value-type="float" office:value="1.130499958992">
                <text:p>1.130499958992</text:p>
              </table:table-cell>
            </table:table-row>
            <table:table-row>
              <table:table-cell office:value-type="string">
                <text:p>20150922</text:p>
              </table:table-cell>
              <table:table-cell office:value-type="float" office:value="82042">
                <text:p>82042</text:p>
              </table:table-cell>
              <table:table-cell office:value-type="float" office:value="-26238">
                <text:p>-26238</text:p>
              </table:table-cell>
              <table:table-cell office:value-type="float" office:value="-56471">
                <text:p>-56471</text:p>
              </table:table-cell>
              <table:table-cell office:value-type="float" office:value="21748">
                <text:p>21748</text:p>
              </table:table-cell>
              <table:table-cell office:value-type="float" office:value="1.119500041008">
                <text:p>1.119500041008</text:p>
              </table:table-cell>
            </table:table-row>
            <table:table-row>
              <table:table-cell office:value-type="string">
                <text:p>20150929</text:p>
              </table:table-cell>
              <table:table-cell office:value-type="float" office:value="88425">
                <text:p>88425</text:p>
              </table:table-cell>
              <table:table-cell office:value-type="float" office:value="-28103">
                <text:p>-28103</text:p>
              </table:table-cell>
              <table:table-cell office:value-type="float" office:value="-57957">
                <text:p>-57957</text:p>
              </table:table-cell>
              <table:table-cell office:value-type="float" office:value="22041">
                <text:p>22041</text:p>
              </table:table-cell>
              <table:table-cell office:value-type="float" office:value="1.12109994888306">
                <text:p>1.12109994888306</text:p>
              </table:table-cell>
            </table:table-row>
            <table:table-row>
              <table:table-cell office:value-type="string">
                <text:p>20151006</text:p>
              </table:table-cell>
              <table:table-cell office:value-type="float" office:value="73191">
                <text:p>73191</text:p>
              </table:table-cell>
              <table:table-cell office:value-type="float" office:value="-18817">
                <text:p>-18817</text:p>
              </table:table-cell>
              <table:table-cell office:value-type="float" office:value="-62431">
                <text:p>-62431</text:p>
              </table:table-cell>
              <table:table-cell office:value-type="float" office:value="27754">
                <text:p>27754</text:p>
              </table:table-cell>
              <table:table-cell office:value-type="float" office:value="1.13580000400543">
                <text:p>1.13580000400543</text:p>
              </table:table-cell>
            </table:table-row>
            <table:table-row>
              <table:table-cell office:value-type="string">
                <text:p>20151013</text:p>
              </table:table-cell>
              <table:table-cell office:value-type="float" office:value="52073">
                <text:p>52073</text:p>
              </table:table-cell>
              <table:table-cell office:value-type="float" office:value="-9214">
                <text:p>-9214</text:p>
              </table:table-cell>
              <table:table-cell office:value-type="float" office:value="-60104">
                <text:p>-60104</text:p>
              </table:table-cell>
              <table:table-cell office:value-type="float" office:value="33684">
                <text:p>33684</text:p>
              </table:table-cell>
              <table:table-cell office:value-type="float" office:value="1.13460004329681">
                <text:p>1.13460004329681</text:p>
              </table:table-cell>
            </table:table-row>
            <table:table-row>
              <table:table-cell office:value-type="string">
                <text:p>20151020</text:p>
              </table:table-cell>
              <table:table-cell office:value-type="float" office:value="25384">
                <text:p>25384</text:p>
              </table:table-cell>
              <table:table-cell office:value-type="float" office:value="-831">
                <text:p>-831</text:p>
              </table:table-cell>
              <table:table-cell office:value-type="float" office:value="-48616">
                <text:p>-48616</text:p>
              </table:table-cell>
              <table:table-cell office:value-type="float" office:value="40826">
                <text:p>40826</text:p>
              </table:table-cell>
              <table:table-cell office:value-type="float" office:value="1.10179996490479">
                <text:p>1.10179996490479</text:p>
              </table:table-cell>
            </table:table-row>
            <table:table-row>
              <table:table-cell office:value-type="string">
                <text:p>20151027</text:p>
              </table:table-cell>
              <table:table-cell office:value-type="float" office:value="70605">
                <text:p>70605</text:p>
              </table:table-cell>
              <table:table-cell office:value-type="float" office:value="-9453">
                <text:p>-9453</text:p>
              </table:table-cell>
              <table:table-cell office:value-type="float" office:value="-83046">
                <text:p>-83046</text:p>
              </table:table-cell>
              <table:table-cell office:value-type="float" office:value="50410">
                <text:p>50410</text:p>
              </table:table-cell>
              <table:table-cell office:value-type="float" office:value="1.10049998760223">
                <text:p>1.10049998760223</text:p>
              </table:table-cell>
            </table:table-row>
            <table:table-row>
              <table:table-cell office:value-type="string">
                <text:p>20151103</text:p>
              </table:table-cell>
              <table:table-cell office:value-type="float" office:value="95938">
                <text:p>95938</text:p>
              </table:table-cell>
              <table:table-cell office:value-type="float" office:value="-4863">
                <text:p>-4863</text:p>
              </table:table-cell>
              <table:table-cell office:value-type="float" office:value="-118209">
                <text:p>-118209</text:p>
              </table:table-cell>
              <table:table-cell office:value-type="float" office:value="61744">
                <text:p>61744</text:p>
              </table:table-cell>
              <table:table-cell office:value-type="float" office:value="1.07410001754761">
                <text:p>1.07410001754761</text:p>
              </table:table-cell>
            </table:table-row>
            <table:table-row>
              <table:table-cell office:value-type="string">
                <text:p>20151110</text:p>
              </table:table-cell>
              <table:table-cell office:value-type="float" office:value="104001">
                <text:p>104001</text:p>
              </table:table-cell>
              <table:table-cell office:value-type="float" office:value="-280">
                <text:p>-280</text:p>
              </table:table-cell>
              <table:table-cell office:value-type="float" office:value="-130082">
                <text:p>-130082</text:p>
              </table:table-cell>
              <table:table-cell office:value-type="float" office:value="67977">
                <text:p>67977</text:p>
              </table:table-cell>
              <table:table-cell office:value-type="float" office:value="1.07790005207062">
                <text:p>1.07790005207062</text:p>
              </table:table-cell>
            </table:table-row>
            <table:table-row>
              <table:table-cell office:value-type="string">
                <text:p>20151117</text:p>
              </table:table-cell>
              <table:table-cell office:value-type="float" office:value="128387">
                <text:p>128387</text:p>
              </table:table-cell>
              <table:table-cell office:value-type="float" office:value="-6877">
                <text:p>-6877</text:p>
              </table:table-cell>
              <table:table-cell office:value-type="float" office:value="-141062">
                <text:p>-141062</text:p>
              </table:table-cell>
              <table:table-cell office:value-type="float" office:value="59527">
                <text:p>59527</text:p>
              </table:table-cell>
              <table:table-cell office:value-type="float" office:value="1.06459999084473">
                <text:p>1.06459999084473</text:p>
              </table:table-cell>
            </table:table-row>
            <table:table-row>
              <table:table-cell office:value-type="string">
                <text:p>20151124</text:p>
              </table:table-cell>
              <table:table-cell office:value-type="float" office:value="141285">
                <text:p>141285</text:p>
              </table:table-cell>
              <table:table-cell office:value-type="float" office:value="-3810">
                <text:p>-3810</text:p>
              </table:table-cell>
              <table:table-cell office:value-type="float" office:value="-151882">
                <text:p>-151882</text:p>
              </table:table-cell>
              <table:table-cell office:value-type="float" office:value="54845">
                <text:p>54845</text:p>
              </table:table-cell>
              <table:table-cell office:value-type="float" office:value="1.0592999458313">
                <text:p>1.0592999458313</text:p>
              </table:table-cell>
            </table:table-row>
            <table:table-row>
              <table:table-cell office:value-type="string">
                <text:p>20151201</text:p>
              </table:table-cell>
              <table:table-cell office:value-type="float" office:value="143458">
                <text:p>143458</text:p>
              </table:table-cell>
              <table:table-cell office:value-type="float" office:value="1411">
                <text:p>1411</text:p>
              </table:table-cell>
              <table:table-cell office:value-type="float" office:value="-156726">
                <text:p>-156726</text:p>
              </table:table-cell>
              <table:table-cell office:value-type="float" office:value="53534">
                <text:p>53534</text:p>
              </table:table-cell>
              <table:table-cell office:value-type="float" office:value="1.08860003948212">
                <text:p>1.08860003948212</text:p>
              </table:table-cell>
            </table:table-row>
            <table:table-row>
              <table:table-cell office:value-type="string">
                <text:p>20151208</text:p>
              </table:table-cell>
              <table:table-cell office:value-type="float" office:value="127099">
                <text:p>127099</text:p>
              </table:table-cell>
              <table:table-cell office:value-type="float" office:value="-5862">
                <text:p>-5862</text:p>
              </table:table-cell>
              <table:table-cell office:value-type="float" office:value="-139375">
                <text:p>-139375</text:p>
              </table:table-cell>
              <table:table-cell office:value-type="float" office:value="42915">
                <text:p>42915</text:p>
              </table:table-cell>
              <table:table-cell office:value-type="float" office:value="1.09899997711182">
                <text:p>1.09899997711182</text:p>
              </table:table-cell>
            </table:table-row>
            <table:table-row>
              <table:table-cell office:value-type="string">
                <text:p>20151215</text:p>
              </table:table-cell>
              <table:table-cell office:value-type="float" office:value="138780">
                <text:p>138780</text:p>
              </table:table-cell>
              <table:table-cell office:value-type="float" office:value="-16032">
                <text:p>-16032</text:p>
              </table:table-cell>
              <table:table-cell office:value-type="float" office:value="-126395">
                <text:p>-126395</text:p>
              </table:table-cell>
              <table:table-cell office:value-type="float" office:value="28997">
                <text:p>28997</text:p>
              </table:table-cell>
              <table:table-cell office:value-type="float" office:value="1.0867999792099">
                <text:p>1.0867999792099</text:p>
              </table:table-cell>
            </table:table-row>
            <table:table-row>
              <table:table-cell office:value-type="string">
                <text:p>20151222</text:p>
              </table:table-cell>
              <table:table-cell office:value-type="float" office:value="135544">
                <text:p>135544</text:p>
              </table:table-cell>
              <table:table-cell office:value-type="float" office:value="-14222">
                <text:p>-14222</text:p>
              </table:table-cell>
              <table:table-cell office:value-type="float" office:value="-129584">
                <text:p>-129584</text:p>
              </table:table-cell>
              <table:table-cell office:value-type="float" office:value="29286">
                <text:p>29286</text:p>
              </table:table-cell>
              <table:table-cell office:value-type="float" office:value="1.09769999980927">
                <text:p>1.09769999980927</text:p>
              </table:table-cell>
            </table:table-row>
            <table:table-row>
              <table:table-cell office:value-type="string">
                <text:p>20151229</text:p>
              </table:table-cell>
              <table:table-cell office:value-type="float" office:value="132465">
                <text:p>132465</text:p>
              </table:table-cell>
              <table:table-cell office:value-type="float" office:value="-9013">
                <text:p>-9013</text:p>
              </table:table-cell>
              <table:table-cell office:value-type="float" office:value="-131349">
                <text:p>-131349</text:p>
              </table:table-cell>
              <table:table-cell office:value-type="float" office:value="27769">
                <text:p>27769</text:p>
              </table:table-cell>
              <table:table-cell office:value-type="float" office:value="1.08599996566772">
                <text:p>1.08599996566772</text:p>
              </table:table-cell>
            </table:table-row>
            <table:table-row>
              <table:table-cell office:value-type="string">
                <text:p>20160105</text:p>
              </table:table-cell>
              <table:table-cell office:value-type="float" office:value="133790">
                <text:p>133790</text:p>
              </table:table-cell>
              <table:table-cell office:value-type="float" office:value="-18467">
                <text:p>-18467</text:p>
              </table:table-cell>
              <table:table-cell office:value-type="float" office:value="-123477">
                <text:p>-123477</text:p>
              </table:table-cell>
              <table:table-cell office:value-type="float" office:value="26883">
                <text:p>26883</text:p>
              </table:table-cell>
              <table:table-cell office:value-type="float" office:value="1.09319996833801">
                <text:p>1.09319996833801</text:p>
              </table:table-cell>
            </table:table-row>
            <table:table-row>
              <table:table-cell office:value-type="string">
                <text:p>20160112</text:p>
              </table:table-cell>
              <table:table-cell office:value-type="float" office:value="123325">
                <text:p>123325</text:p>
              </table:table-cell>
              <table:table-cell office:value-type="float" office:value="-20959">
                <text:p>-20959</text:p>
              </table:table-cell>
              <table:table-cell office:value-type="float" office:value="-109378">
                <text:p>-109378</text:p>
              </table:table-cell>
              <table:table-cell office:value-type="float" office:value="22312">
                <text:p>22312</text:p>
              </table:table-cell>
              <table:table-cell office:value-type="float" office:value="1.0916999578476">
                <text:p>1.0916999578476</text:p>
              </table:table-cell>
            </table:table-row>
            <table:table-row>
              <table:table-cell office:value-type="string">
                <text:p>20160119</text:p>
              </table:table-cell>
              <table:table-cell office:value-type="float" office:value="100692">
                <text:p>100692</text:p>
              </table:table-cell>
              <table:table-cell office:value-type="float" office:value="-16246">
                <text:p>-16246</text:p>
              </table:table-cell>
              <table:table-cell office:value-type="float" office:value="-95994">
                <text:p>-95994</text:p>
              </table:table-cell>
              <table:table-cell office:value-type="float" office:value="22000">
                <text:p>22000</text:p>
              </table:table-cell>
              <table:table-cell office:value-type="float" office:value="1.07969999313355">
                <text:p>1.07969999313355</text:p>
              </table:table-cell>
            </table:table-row>
            <table:table-row>
              <table:table-cell office:value-type="string">
                <text:p>20160126</text:p>
              </table:table-cell>
              <table:table-cell office:value-type="float" office:value="98986">
                <text:p>98986</text:p>
              </table:table-cell>
              <table:table-cell office:value-type="float" office:value="-19780">
                <text:p>-19780</text:p>
              </table:table-cell>
              <table:table-cell office:value-type="float" office:value="-88975">
                <text:p>-88975</text:p>
              </table:table-cell>
              <table:table-cell office:value-type="float" office:value="25372">
                <text:p>25372</text:p>
              </table:table-cell>
              <table:table-cell office:value-type="float" office:value="1.08369994163513">
                <text:p>1.08369994163513</text:p>
              </table:table-cell>
            </table:table-row>
            <table:table-row>
              <table:table-cell office:value-type="string">
                <text:p>20160202</text:p>
              </table:table-cell>
              <table:table-cell office:value-type="float" office:value="61574">
                <text:p>61574</text:p>
              </table:table-cell>
              <table:table-cell office:value-type="float" office:value="-9847">
                <text:p>-9847</text:p>
              </table:table-cell>
              <table:table-cell office:value-type="float" office:value="-74553">
                <text:p>-74553</text:p>
              </table:table-cell>
              <table:table-cell office:value-type="float" office:value="47750">
                <text:p>47750</text:p>
              </table:table-cell>
              <table:table-cell office:value-type="float" office:value="1.11590003967285">
                <text:p>1.11590003967285</text:p>
              </table:table-cell>
            </table:table-row>
            <table:table-row>
              <table:table-cell office:value-type="string">
                <text:p>20160209</text:p>
              </table:table-cell>
              <table:table-cell office:value-type="float" office:value="15025">
                <text:p>15025</text:p>
              </table:table-cell>
              <table:table-cell office:value-type="float" office:value="8471">
                <text:p>8471</text:p>
              </table:table-cell>
              <table:table-cell office:value-type="float" office:value="-61799">
                <text:p>-61799</text:p>
              </table:table-cell>
              <table:table-cell office:value-type="float" office:value="49013">
                <text:p>49013</text:p>
              </table:table-cell>
              <table:table-cell office:value-type="float" office:value="1.12600004673004">
                <text:p>1.12600004673004</text:p>
              </table:table-cell>
            </table:table-row>
            <table:table-row>
              <table:table-cell office:value-type="string">
                <text:p>20160216</text:p>
              </table:table-cell>
              <table:table-cell office:value-type="float" office:value="-3786">
                <text:p>-3786</text:p>
              </table:table-cell>
              <table:table-cell office:value-type="float" office:value="6974">
                <text:p>6974</text:p>
              </table:table-cell>
              <table:table-cell office:value-type="float" office:value="-41107">
                <text:p>-41107</text:p>
              </table:table-cell>
              <table:table-cell office:value-type="float" office:value="43478">
                <text:p>43478</text:p>
              </table:table-cell>
              <table:table-cell office:value-type="float" office:value="1.11349999904633">
                <text:p>1.11349999904633</text:p>
              </table:table-cell>
            </table:table-row>
            <table:table-row>
              <table:table-cell office:value-type="string">
                <text:p>20160223</text:p>
              </table:table-cell>
              <table:table-cell office:value-type="float" office:value="-683">
                <text:p>-683</text:p>
              </table:table-cell>
              <table:table-cell office:value-type="float" office:value="19008">
                <text:p>19008</text:p>
              </table:table-cell>
              <table:table-cell office:value-type="float" office:value="-35900">
                <text:p>-35900</text:p>
              </table:table-cell>
              <table:table-cell office:value-type="float" office:value="24245">
                <text:p>24245</text:p>
              </table:table-cell>
              <table:table-cell office:value-type="float" office:value="1.09340000152588">
                <text:p>1.09340000152588</text:p>
              </table:table-cell>
            </table:table-row>
            <table:table-row>
              <table:table-cell office:value-type="string">
                <text:p>20160301</text:p>
              </table:table-cell>
              <table:table-cell office:value-type="float" office:value="37228">
                <text:p>37228</text:p>
              </table:table-cell>
              <table:table-cell office:value-type="float" office:value="8410">
                <text:p>8410</text:p>
              </table:table-cell>
              <table:table-cell office:value-type="float" office:value="-51615">
                <text:p>-51615</text:p>
              </table:table-cell>
              <table:table-cell office:value-type="float" office:value="23934">
                <text:p>23934</text:p>
              </table:table-cell>
              <table:table-cell office:value-type="float" office:value="1.1003999710083">
                <text:p>1.1003999710083</text:p>
              </table:table-cell>
            </table:table-row>
            <table:table-row>
              <table:table-cell office:value-type="string">
                <text:p>20160308</text:p>
              </table:table-cell>
              <table:table-cell office:value-type="float" office:value="44878">
                <text:p>44878</text:p>
              </table:table-cell>
              <table:table-cell office:value-type="float" office:value="4427">
                <text:p>4427</text:p>
              </table:table-cell>
              <table:table-cell office:value-type="float" office:value="-61927">
                <text:p>-61927</text:p>
              </table:table-cell>
              <table:table-cell office:value-type="float" office:value="30714">
                <text:p>30714</text:p>
              </table:table-cell>
              <table:table-cell office:value-type="float" office:value="1.11530005931854">
                <text:p>1.11530005931854</text:p>
              </table:table-cell>
            </table:table-row>
            <table:table-row>
              <table:table-cell office:value-type="string">
                <text:p>20160315</text:p>
              </table:table-cell>
              <table:table-cell office:value-type="float" office:value="74170">
                <text:p>74170</text:p>
              </table:table-cell>
              <table:table-cell office:value-type="float" office:value="6885">
                <text:p>6885</text:p>
              </table:table-cell>
              <table:table-cell office:value-type="float" office:value="-74713">
                <text:p>-74713</text:p>
              </table:table-cell>
              <table:table-cell office:value-type="float" office:value="3916">
                <text:p>3916</text:p>
              </table:table-cell>
              <table:table-cell office:value-type="float" office:value="1.12699997425079">
                <text:p>1.12699997425079</text:p>
              </table:table-cell>
            </table:table-row>
            <table:table-row>
              <table:table-cell office:value-type="string">
                <text:p>20160322</text:p>
              </table:table-cell>
              <table:table-cell office:value-type="float" office:value="61613">
                <text:p>61613</text:p>
              </table:table-cell>
              <table:table-cell office:value-type="float" office:value="8858">
                <text:p>8858</text:p>
              </table:table-cell>
              <table:table-cell office:value-type="float" office:value="-68806">
                <text:p>-68806</text:p>
              </table:table-cell>
              <table:table-cell office:value-type="float" office:value="5306">
                <text:p>5306</text:p>
              </table:table-cell>
              <table:table-cell office:value-type="float" office:value="1.11660003662109">
                <text:p>1.11660003662109</text:p>
              </table:table-cell>
            </table:table-row>
            <table:table-row>
              <table:table-cell office:value-type="string">
                <text:p>20160329</text:p>
              </table:table-cell>
              <table:table-cell office:value-type="float" office:value="55059">
                <text:p>55059</text:p>
              </table:table-cell>
              <table:table-cell office:value-type="float" office:value="7835">
                <text:p>7835</text:p>
              </table:table-cell>
              <table:table-cell office:value-type="float" office:value="-63117">
                <text:p>-63117</text:p>
              </table:table-cell>
              <table:table-cell office:value-type="float" office:value="3763">
                <text:p>3763</text:p>
              </table:table-cell>
              <table:table-cell office:value-type="float" office:value="1.13870000839233">
                <text:p>1.13870000839233</text:p>
              </table:table-cell>
            </table:table-row>
            <table:table-row>
              <table:table-cell office:value-type="string">
                <text:p>20160405</text:p>
              </table:table-cell>
              <table:table-cell office:value-type="float" office:value="42380">
                <text:p>42380</text:p>
              </table:table-cell>
              <table:table-cell office:value-type="float" office:value="11240">
                <text:p>11240</text:p>
              </table:table-cell>
              <table:table-cell office:value-type="float" office:value="-54339">
                <text:p>-54339</text:p>
              </table:table-cell>
              <table:table-cell office:value-type="float" office:value="6969">
                <text:p>6969</text:p>
              </table:table-cell>
              <table:table-cell office:value-type="float" office:value="1.14010000228882">
                <text:p>1.14010000228882</text:p>
              </table:table-cell>
            </table:table-row>
            <table:table-row>
              <table:table-cell office:value-type="string">
                <text:p>20160412</text:p>
              </table:table-cell>
              <table:table-cell office:value-type="float" office:value="37698">
                <text:p>37698</text:p>
              </table:table-cell>
              <table:table-cell office:value-type="float" office:value="3832">
                <text:p>3832</text:p>
              </table:table-cell>
              <table:table-cell office:value-type="float" office:value="-47490">
                <text:p>-47490</text:p>
              </table:table-cell>
              <table:table-cell office:value-type="float" office:value="9712">
                <text:p>9712</text:p>
              </table:table-cell>
              <table:table-cell office:value-type="float" office:value="1.12829995155334">
                <text:p>1.12829995155334</text:p>
              </table:table-cell>
            </table:table-row>
            <table:table-row>
              <table:table-cell office:value-type="string">
                <text:p>20160419</text:p>
              </table:table-cell>
              <table:table-cell office:value-type="float" office:value="31840">
                <text:p>31840</text:p>
              </table:table-cell>
              <table:table-cell office:value-type="float" office:value="12177">
                <text:p>12177</text:p>
              </table:table-cell>
              <table:table-cell office:value-type="float" office:value="-50877">
                <text:p>-50877</text:p>
              </table:table-cell>
              <table:table-cell office:value-type="float" office:value="11883">
                <text:p>11883</text:p>
              </table:table-cell>
              <table:table-cell office:value-type="float" office:value="1.12339997291565">
                <text:p>1.12339997291565</text:p>
              </table:table-cell>
            </table:table-row>
            <table:table-row>
              <table:table-cell office:value-type="string">
                <text:p>20160426</text:p>
              </table:table-cell>
              <table:table-cell office:value-type="float" office:value="16983">
                <text:p>16983</text:p>
              </table:table-cell>
              <table:table-cell office:value-type="float" office:value="20247">
                <text:p>20247</text:p>
              </table:table-cell>
              <table:table-cell office:value-type="float" office:value="-43212">
                <text:p>-43212</text:p>
              </table:table-cell>
              <table:table-cell office:value-type="float" office:value="11041">
                <text:p>11041</text:p>
              </table:table-cell>
              <table:table-cell office:value-type="float" office:value="1.14559996128082">
                <text:p>1.14559996128082</text:p>
              </table:table-cell>
            </table:table-row>
            <table:table-row>
              <table:table-cell office:value-type="string">
                <text:p>20160503</text:p>
              </table:table-cell>
              <table:table-cell office:value-type="float" office:value="-5265">
                <text:p>-5265</text:p>
              </table:table-cell>
              <table:table-cell office:value-type="float" office:value="33761">
                <text:p>33761</text:p>
              </table:table-cell>
              <table:table-cell office:value-type="float" office:value="-38623">
                <text:p>-38623</text:p>
              </table:table-cell>
              <table:table-cell office:value-type="float" office:value="14066">
                <text:p>14066</text:p>
              </table:table-cell>
              <table:table-cell office:value-type="float" office:value="1.14049994945526">
                <text:p>1.14049994945526</text:p>
              </table:table-cell>
            </table:table-row>
            <table:table-row>
              <table:table-cell office:value-type="string">
                <text:p>20160510</text:p>
              </table:table-cell>
              <table:table-cell office:value-type="float" office:value="-4880">
                <text:p>-4880</text:p>
              </table:table-cell>
              <table:table-cell office:value-type="float" office:value="30888">
                <text:p>30888</text:p>
              </table:table-cell>
              <table:table-cell office:value-type="float" office:value="-31337">
                <text:p>-31337</text:p>
              </table:table-cell>
              <table:table-cell office:value-type="float" office:value="12941">
                <text:p>12941</text:p>
              </table:table-cell>
              <table:table-cell office:value-type="float" office:value="1.1308000087738">
                <text:p>1.1308000087738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-3024">
                <text:p>-3024</text:p>
              </table:table-cell>
              <table:table-cell office:value-type="float" office:value="25228">
                <text:p>25228</text:p>
              </table:table-cell>
              <table:table-cell office:value-type="float" office:value="-22542">
                <text:p>-22542</text:p>
              </table:table-cell>
              <table:table-cell office:value-type="float" office:value="11867">
                <text:p>11867</text:p>
              </table:table-cell>
              <table:table-cell office:value-type="float" office:value="1.1224000453949">
                <text:p>1.1224000453949</text:p>
              </table:table-cell>
            </table:table-row>
            <table:table-row>
              <table:table-cell office:value-type="string">
                <text:p>20160524</text:p>
              </table:table-cell>
              <table:table-cell office:value-type="float" office:value="27794">
                <text:p>27794</text:p>
              </table:table-cell>
              <table:table-cell office:value-type="float" office:value="19377">
                <text:p>19377</text:p>
              </table:table-cell>
              <table:table-cell office:value-type="float" office:value="-48834">
                <text:p>-48834</text:p>
              </table:table-cell>
              <table:table-cell office:value-type="float" office:value="12269">
                <text:p>12269</text:p>
              </table:table-cell>
              <table:table-cell office:value-type="float" office:value="1.11150002479553">
                <text:p>1.11150002479553</text:p>
              </table:table-cell>
            </table:table-row>
            <table:table-row>
              <table:table-cell office:value-type="string">
                <text:p>20160531</text:p>
              </table:table-cell>
              <table:table-cell office:value-type="float" office:value="43939">
                <text:p>43939</text:p>
              </table:table-cell>
              <table:table-cell office:value-type="float" office:value="20991">
                <text:p>20991</text:p>
              </table:table-cell>
              <table:table-cell office:value-type="float" office:value="-61574">
                <text:p>-61574</text:p>
              </table:table-cell>
              <table:table-cell office:value-type="float" office:value="9704">
                <text:p>9704</text:p>
              </table:table-cell>
              <table:table-cell office:value-type="float" office:value="1.13670003414154">
                <text:p>1.13670003414154</text:p>
              </table:table-cell>
            </table:table-row>
            <table:table-row>
              <table:table-cell office:value-type="string">
                <text:p>20160607</text:p>
              </table:table-cell>
              <table:table-cell office:value-type="float" office:value="37280">
                <text:p>37280</text:p>
              </table:table-cell>
              <table:table-cell office:value-type="float" office:value="26058">
                <text:p>26058</text:p>
              </table:table-cell>
              <table:table-cell office:value-type="float" office:value="-64083">
                <text:p>-64083</text:p>
              </table:table-cell>
              <table:table-cell office:value-type="float" office:value="13171">
                <text:p>13171</text:p>
              </table:table-cell>
              <table:table-cell office:value-type="float" office:value="1.12510001659393">
                <text:p>1.12510001659393</text:p>
              </table:table-cell>
            </table:table-row>
            <table:table-row>
              <table:table-cell office:value-type="string">
                <text:p>20160614</text:p>
              </table:table-cell>
              <table:table-cell office:value-type="float" office:value="68984">
                <text:p>68984</text:p>
              </table:table-cell>
              <table:table-cell office:value-type="float" office:value="23710">
                <text:p>23710</text:p>
              </table:table-cell>
              <table:table-cell office:value-type="float" office:value="-70074">
                <text:p>-70074</text:p>
              </table:table-cell>
              <table:table-cell office:value-type="float" office:value="-8404">
                <text:p>-8404</text:p>
              </table:table-cell>
              <table:table-cell office:value-type="float" office:value="1.12769997119904">
                <text:p>1.12769997119904</text:p>
              </table:table-cell>
            </table:table-row>
            <table:table-row>
              <table:table-cell office:value-type="string">
                <text:p>20160621</text:p>
              </table:table-cell>
              <table:table-cell office:value-type="float" office:value="71435">
                <text:p>71435</text:p>
              </table:table-cell>
              <table:table-cell office:value-type="float" office:value="29896">
                <text:p>29896</text:p>
              </table:table-cell>
              <table:table-cell office:value-type="float" office:value="-78621">
                <text:p>-78621</text:p>
              </table:table-cell>
              <table:table-cell office:value-type="float" office:value="-10658">
                <text:p>-10658</text:p>
              </table:table-cell>
              <table:table-cell office:value-type="float" office:value="1.1117000579834">
                <text:p>1.1117000579834</text:p>
              </table:table-cell>
            </table:table-row>
            <table:table-row>
              <table:table-cell office:value-type="string">
                <text:p>20160628</text:p>
              </table:table-cell>
              <table:table-cell office:value-type="float" office:value="75215">
                <text:p>75215</text:p>
              </table:table-cell>
              <table:table-cell office:value-type="float" office:value="19191">
                <text:p>19191</text:p>
              </table:table-cell>
              <table:table-cell office:value-type="float" office:value="-58811">
                <text:p>-58811</text:p>
              </table:table-cell>
              <table:table-cell office:value-type="float" office:value="-20876">
                <text:p>-20876</text:p>
              </table:table-cell>
              <table:table-cell office:value-type="float" office:value="1.11360001564026">
                <text:p>1.11360001564026</text:p>
              </table:table-cell>
            </table:table-row>
            <table:table-row>
              <table:table-cell office:value-type="string">
                <text:p>20160705</text:p>
              </table:table-cell>
              <table:table-cell office:value-type="float" office:value="99164">
                <text:p>99164</text:p>
              </table:table-cell>
              <table:table-cell office:value-type="float" office:value="14264">
                <text:p>14264</text:p>
              </table:table-cell>
              <table:table-cell office:value-type="float" office:value="-74655">
                <text:p>-74655</text:p>
              </table:table-cell>
              <table:table-cell office:value-type="float" office:value="-20350">
                <text:p>-20350</text:p>
              </table:table-cell>
              <table:table-cell office:value-type="float" office:value="1.10549998283386">
                <text:p>1.10549998283386</text:p>
              </table:table-cell>
            </table:table-row>
            <table:table-row>
              <table:table-cell office:value-type="string">
                <text:p>20160712</text:p>
              </table:table-cell>
              <table:table-cell office:value-type="float" office:value="108323">
                <text:p>108323</text:p>
              </table:table-cell>
              <table:table-cell office:value-type="float" office:value="21745">
                <text:p>21745</text:p>
              </table:table-cell>
              <table:table-cell office:value-type="float" office:value="-91872">
                <text:p>-91872</text:p>
              </table:table-cell>
              <table:table-cell office:value-type="float" office:value="-17707">
                <text:p>-17707</text:p>
              </table:table-cell>
              <table:table-cell office:value-type="float" office:value="1.103600025177">
                <text:p>1.103600025177</text:p>
              </table:table-cell>
            </table:table-row>
            <table:table-row>
              <table:table-cell office:value-type="string">
                <text:p>20160719</text:p>
              </table:table-cell>
              <table:table-cell office:value-type="float" office:value="121542">
                <text:p>121542</text:p>
              </table:table-cell>
              <table:table-cell office:value-type="float" office:value="23112">
                <text:p>23112</text:p>
              </table:table-cell>
              <table:table-cell office:value-type="float" office:value="-105048">
                <text:p>-105048</text:p>
              </table:table-cell>
              <table:table-cell office:value-type="float" office:value="-15242">
                <text:p>-15242</text:p>
              </table:table-cell>
              <table:table-cell office:value-type="float" office:value="1.09759998321533">
                <text:p>1.09759998321533</text:p>
              </table:table-cell>
            </table:table-row>
            <table:table-row>
              <table:table-cell office:value-type="string">
                <text:p>20160726</text:p>
              </table:table-cell>
              <table:table-cell office:value-type="float" office:value="132076">
                <text:p>132076</text:p>
              </table:table-cell>
              <table:table-cell office:value-type="float" office:value="23686">
                <text:p>23686</text:p>
              </table:table-cell>
              <table:table-cell office:value-type="float" office:value="-111903">
                <text:p>-111903</text:p>
              </table:table-cell>
              <table:table-cell office:value-type="float" office:value="-20724">
                <text:p>-20724</text:p>
              </table:table-cell>
              <table:table-cell office:value-type="float" office:value="1.11740005016327">
                <text:p>1.11740005016327</text:p>
              </table:table-cell>
            </table:table-row>
            <table:table-row>
              <table:table-cell office:value-type="string">
                <text:p>20160802</text:p>
              </table:table-cell>
              <table:table-cell office:value-type="float" office:value="112317">
                <text:p>112317</text:p>
              </table:table-cell>
              <table:table-cell office:value-type="float" office:value="28971">
                <text:p>28971</text:p>
              </table:table-cell>
              <table:table-cell office:value-type="float" office:value="-108283">
                <text:p>-108283</text:p>
              </table:table-cell>
              <table:table-cell office:value-type="float" office:value="-17782">
                <text:p>-17782</text:p>
              </table:table-cell>
              <table:table-cell office:value-type="float" office:value="1.1085000038147">
                <text:p>1.1085000038147</text:p>
              </table:table-cell>
            </table:table-row>
            <table:table-row>
              <table:table-cell office:value-type="string">
                <text:p>20160809</text:p>
              </table:table-cell>
              <table:table-cell office:value-type="float" office:value="116044">
                <text:p>116044</text:p>
              </table:table-cell>
              <table:table-cell office:value-type="float" office:value="26550">
                <text:p>26550</text:p>
              </table:table-cell>
              <table:table-cell office:value-type="float" office:value="-103798">
                <text:p>-103798</text:p>
              </table:table-cell>
              <table:table-cell office:value-type="float" office:value="-17681">
                <text:p>-17681</text:p>
              </table:table-cell>
              <table:table-cell office:value-type="float" office:value="1.11609995365143">
                <text:p>1.11609995365143</text:p>
              </table:table-cell>
            </table:table-row>
            <table:table-row>
              <table:table-cell office:value-type="string">
                <text:p>20160816</text:p>
              </table:table-cell>
              <table:table-cell office:value-type="float" office:value="101129">
                <text:p>101129</text:p>
              </table:table-cell>
              <table:table-cell office:value-type="float" office:value="28988">
                <text:p>28988</text:p>
              </table:table-cell>
              <table:table-cell office:value-type="float" office:value="-98625">
                <text:p>-98625</text:p>
              </table:table-cell>
              <table:table-cell office:value-type="float" office:value="-15595">
                <text:p>-15595</text:p>
              </table:table-cell>
              <table:table-cell office:value-type="float" office:value="1.13259994983673">
                <text:p>1.13259994983673</text:p>
              </table:table-cell>
            </table:table-row>
            <table:table-row>
              <table:table-cell office:value-type="string">
                <text:p>20160823</text:p>
              </table:table-cell>
              <table:table-cell office:value-type="float" office:value="78278">
                <text:p>78278</text:p>
              </table:table-cell>
              <table:table-cell office:value-type="float" office:value="32728">
                <text:p>32728</text:p>
              </table:table-cell>
              <table:table-cell office:value-type="float" office:value="-83096">
                <text:p>-83096</text:p>
              </table:table-cell>
              <table:table-cell office:value-type="float" office:value="-13394">
                <text:p>-13394</text:p>
              </table:table-cell>
              <table:table-cell office:value-type="float" office:value="1.11979997158051">
                <text:p>1.11979997158051</text:p>
              </table:table-cell>
            </table:table-row>
            <table:table-row>
              <table:table-cell office:value-type="string">
                <text:p>20160830</text:p>
              </table:table-cell>
              <table:table-cell office:value-type="float" office:value="89812">
                <text:p>89812</text:p>
              </table:table-cell>
              <table:table-cell office:value-type="float" office:value="26932">
                <text:p>26932</text:p>
              </table:table-cell>
              <table:table-cell office:value-type="float" office:value="-82997">
                <text:p>-82997</text:p>
              </table:table-cell>
              <table:table-cell office:value-type="float" office:value="-14864">
                <text:p>-14864</text:p>
              </table:table-cell>
              <table:table-cell office:value-type="float" office:value="1.11559998989105">
                <text:p>1.11559998989105</text:p>
              </table:table-cell>
            </table:table-row>
            <table:table-row>
              <table:table-cell office:value-type="string">
                <text:p>20160906</text:p>
              </table:table-cell>
              <table:table-cell office:value-type="float" office:value="101035">
                <text:p>101035</text:p>
              </table:table-cell>
              <table:table-cell office:value-type="float" office:value="23314">
                <text:p>23314</text:p>
              </table:table-cell>
              <table:table-cell office:value-type="float" office:value="-87612">
                <text:p>-87612</text:p>
              </table:table-cell>
              <table:table-cell office:value-type="float" office:value="-16027">
                <text:p>-16027</text:p>
              </table:table-cell>
              <table:table-cell office:value-type="float" office:value="1.12329995632172">
                <text:p>1.12329995632172</text:p>
              </table:table-cell>
            </table:table-row>
            <table:table-row>
              <table:table-cell office:value-type="string">
                <text:p>20160913</text:p>
              </table:table-cell>
              <table:table-cell office:value-type="float" office:value="88016">
                <text:p>88016</text:p>
              </table:table-cell>
              <table:table-cell office:value-type="float" office:value="30777">
                <text:p>30777</text:p>
              </table:table-cell>
              <table:table-cell office:value-type="float" office:value="-82555">
                <text:p>-82555</text:p>
              </table:table-cell>
              <table:table-cell office:value-type="float" office:value="-14490">
                <text:p>-14490</text:p>
              </table:table-cell>
              <table:table-cell office:value-type="float" office:value="1.11549997329712">
                <text:p>1.11549997329712</text:p>
              </table:table-cell>
            </table:table-row>
            <table:table-row>
              <table:table-cell office:value-type="string">
                <text:p>20160920</text:p>
              </table:table-cell>
              <table:table-cell office:value-type="float" office:value="79464">
                <text:p>79464</text:p>
              </table:table-cell>
              <table:table-cell office:value-type="float" office:value="22816">
                <text:p>22816</text:p>
              </table:table-cell>
              <table:table-cell office:value-type="float" office:value="-82177">
                <text:p>-82177</text:p>
              </table:table-cell>
              <table:table-cell office:value-type="float" office:value="-5185">
                <text:p>-5185</text:p>
              </table:table-cell>
              <table:table-cell office:value-type="float" office:value="1.12259995937347">
                <text:p>1.12259995937347</text:p>
              </table:table-cell>
            </table:table-row>
            <table:table-row>
              <table:table-cell office:value-type="string">
                <text:p>20160927</text:p>
              </table:table-cell>
              <table:table-cell office:value-type="float" office:value="65185">
                <text:p>65185</text:p>
              </table:table-cell>
              <table:table-cell office:value-type="float" office:value="33847">
                <text:p>33847</text:p>
              </table:table-cell>
              <table:table-cell office:value-type="float" office:value="-79660">
                <text:p>-79660</text:p>
              </table:table-cell>
              <table:table-cell office:value-type="float" office:value="-7560">
                <text:p>-7560</text:p>
              </table:table-cell>
              <table:table-cell office:value-type="float" office:value="1.12409996986389">
                <text:p>1.12409996986389</text:p>
              </table:table-cell>
            </table:table-row>
            <table:table-row>
              <table:table-cell office:value-type="string">
                <text:p>20161004</text:p>
              </table:table-cell>
              <table:table-cell office:value-type="float" office:value="71601">
                <text:p>71601</text:p>
              </table:table-cell>
              <table:table-cell office:value-type="float" office:value="40348">
                <text:p>40348</text:p>
              </table:table-cell>
              <table:table-cell office:value-type="float" office:value="-88213">
                <text:p>-88213</text:p>
              </table:table-cell>
              <table:table-cell office:value-type="float" office:value="-8451">
                <text:p>-8451</text:p>
              </table:table-cell>
              <table:table-cell office:value-type="float" office:value="1.1201000213623">
                <text:p>1.1201000213623</text:p>
              </table:table-cell>
            </table:table-row>
            <table:table-row>
              <table:table-cell office:value-type="string">
                <text:p>20161011</text:p>
              </table:table-cell>
              <table:table-cell office:value-type="float" office:value="90796">
                <text:p>90796</text:p>
              </table:table-cell>
              <table:table-cell office:value-type="float" office:value="41692">
                <text:p>41692</text:p>
              </table:table-cell>
              <table:table-cell office:value-type="float" office:value="-109196">
                <text:p>-109196</text:p>
              </table:table-cell>
              <table:table-cell office:value-type="float" office:value="-6016">
                <text:p>-6016</text:p>
              </table:table-cell>
              <table:table-cell office:value-type="float" office:value="1.09710001945496">
                <text:p>1.09710001945496</text:p>
              </table:table-cell>
            </table:table-row>
            <table:table-row>
              <table:table-cell office:value-type="string">
                <text:p>20161018</text:p>
              </table:table-cell>
              <table:table-cell office:value-type="float" office:value="117425">
                <text:p>117425</text:p>
              </table:table-cell>
              <table:table-cell office:value-type="float" office:value="43349">
                <text:p>43349</text:p>
              </table:table-cell>
              <table:table-cell office:value-type="float" office:value="-139152">
                <text:p>-139152</text:p>
              </table:table-cell>
              <table:table-cell office:value-type="float" office:value="-5483">
                <text:p>-5483</text:p>
              </table:table-cell>
              <table:table-cell office:value-type="float" office:value="1.08840000629425">
                <text:p>1.08840000629425</text:p>
              </table:table-cell>
            </table:table-row>
            <table:table-row>
              <table:table-cell office:value-type="string">
                <text:p>20161025</text:p>
              </table:table-cell>
              <table:table-cell office:value-type="float" office:value="145073">
                <text:p>145073</text:p>
              </table:table-cell>
              <table:table-cell office:value-type="float" office:value="27946">
                <text:p>27946</text:p>
              </table:table-cell>
              <table:table-cell office:value-type="float" office:value="-152307">
                <text:p>-152307</text:p>
              </table:table-cell>
              <table:table-cell office:value-type="float" office:value="-6485">
                <text:p>-6485</text:p>
              </table:table-cell>
              <table:table-cell office:value-type="float" office:value="1.09870004653931">
                <text:p>1.09870004653931</text:p>
              </table:table-cell>
            </table:table-row>
            <table:table-row>
              <table:table-cell office:value-type="string">
                <text:p>20161101</text:p>
              </table:table-cell>
              <table:table-cell office:value-type="float" office:value="151689">
                <text:p>151689</text:p>
              </table:table-cell>
              <table:table-cell office:value-type="float" office:value="33067">
                <text:p>33067</text:p>
              </table:table-cell>
              <table:table-cell office:value-type="float" office:value="-157590">
                <text:p>-157590</text:p>
              </table:table-cell>
              <table:table-cell office:value-type="float" office:value="-8162">
                <text:p>-8162</text:p>
              </table:table-cell>
              <table:table-cell office:value-type="float" office:value="1.11380004882813">
                <text:p>1.11380004882813</text:p>
              </table:table-cell>
            </table:table-row>
            <table:table-row>
              <table:table-cell office:value-type="string">
                <text:p>20161108</text:p>
              </table:table-cell>
              <table:table-cell office:value-type="float" office:value="113084">
                <text:p>113084</text:p>
              </table:table-cell>
              <table:table-cell office:value-type="float" office:value="41471">
                <text:p>41471</text:p>
              </table:table-cell>
              <table:table-cell office:value-type="float" office:value="-134898">
                <text:p>-134898</text:p>
              </table:table-cell>
              <table:table-cell office:value-type="float" office:value="-4390">
                <text:p>-4390</text:p>
              </table:table-cell>
              <table:table-cell office:value-type="float" office:value="1.08560001850128">
                <text:p>1.08560001850128</text:p>
              </table:table-cell>
            </table:table-row>
            <table:table-row>
              <table:table-cell office:value-type="string">
                <text:p>20161115</text:p>
              </table:table-cell>
              <table:table-cell office:value-type="float" office:value="100731">
                <text:p>100731</text:p>
              </table:table-cell>
              <table:table-cell office:value-type="float" office:value="43859">
                <text:p>43859</text:p>
              </table:table-cell>
              <table:table-cell office:value-type="float" office:value="-129359">
                <text:p>-129359</text:p>
              </table:table-cell>
              <table:table-cell office:value-type="float" office:value="-3441">
                <text:p>-3441</text:p>
              </table:table-cell>
              <table:table-cell office:value-type="float" office:value="1.05879998207092">
                <text:p>1.05879998207092</text:p>
              </table:table-cell>
            </table:table-row>
            <table:table-row>
              <table:table-cell office:value-type="string">
                <text:p>20161122</text:p>
              </table:table-cell>
              <table:table-cell office:value-type="float" office:value="113901">
                <text:p>113901</text:p>
              </table:table-cell>
              <table:table-cell office:value-type="float" office:value="41501">
                <text:p>41501</text:p>
              </table:table-cell>
              <table:table-cell office:value-type="float" office:value="-135921">
                <text:p>-135921</text:p>
              </table:table-cell>
              <table:table-cell office:value-type="float" office:value="-6759">
                <text:p>-6759</text:p>
              </table:table-cell>
              <table:table-cell office:value-type="float" office:value="1.05869996547699">
                <text:p>1.05869996547699</text:p>
              </table:table-cell>
            </table:table-row>
            <table:table-row>
              <table:table-cell office:value-type="string">
                <text:p>20161129</text:p>
              </table:table-cell>
              <table:table-cell office:value-type="float" office:value="121389">
                <text:p>121389</text:p>
              </table:table-cell>
              <table:table-cell office:value-type="float" office:value="43299">
                <text:p>43299</text:p>
              </table:table-cell>
              <table:table-cell office:value-type="float" office:value="-156366">
                <text:p>-156366</text:p>
              </table:table-cell>
              <table:table-cell office:value-type="float" office:value="1232">
                <text:p>1232</text:p>
              </table:table-cell>
              <table:table-cell office:value-type="float" office:value="1.06729996204376">
                <text:p>1.06729996204376</text:p>
              </table:table-cell>
            </table:table-row>
            <table:table-row>
              <table:table-cell office:value-type="string">
                <text:p>20161206</text:p>
              </table:table-cell>
              <table:table-cell office:value-type="float" office:value="102423">
                <text:p>102423</text:p>
              </table:table-cell>
              <table:table-cell office:value-type="float" office:value="35007">
                <text:p>35007</text:p>
              </table:table-cell>
              <table:table-cell office:value-type="float" office:value="-126464">
                <text:p>-126464</text:p>
              </table:table-cell>
              <table:table-cell office:value-type="float" office:value="1094">
                <text:p>1094</text:p>
              </table:table-cell>
              <table:table-cell office:value-type="float" office:value="1.05620002746582">
                <text:p>1.05620002746582</text:p>
              </table:table-cell>
            </table:table-row>
            <table:table-row>
              <table:table-cell office:value-type="string">
                <text:p>20161213</text:p>
              </table:table-cell>
              <table:table-cell office:value-type="float" office:value="79017">
                <text:p>79017</text:p>
              </table:table-cell>
              <table:table-cell office:value-type="float" office:value="45125">
                <text:p>45125</text:p>
              </table:table-cell>
              <table:table-cell office:value-type="float" office:value="-117325">
                <text:p>-117325</text:p>
              </table:table-cell>
              <table:table-cell office:value-type="float" office:value="4971">
                <text:p>4971</text:p>
              </table:table-cell>
              <table:table-cell office:value-type="float" office:value="1.04509997367859">
                <text:p>1.04509997367859</text:p>
              </table:table-cell>
            </table:table-row>
            <table:table-row>
              <table:table-cell office:value-type="string">
                <text:p>20161220</text:p>
              </table:table-cell>
              <table:table-cell office:value-type="float" office:value="66536">
                <text:p>66536</text:p>
              </table:table-cell>
              <table:table-cell office:value-type="float" office:value="43967">
                <text:p>43967</text:p>
              </table:table-cell>
              <table:table-cell office:value-type="float" office:value="-104929">
                <text:p>-104929</text:p>
              </table:table-cell>
              <table:table-cell office:value-type="float" office:value="5280">
                <text:p>5280</text:p>
              </table:table-cell>
              <table:table-cell office:value-type="float" office:value="1.04560005664825">
                <text:p>1.04560005664825</text:p>
              </table:table-cell>
            </table:table-row>
            <table:table-row>
              <table:table-cell office:value-type="string">
                <text:p>20161227</text:p>
              </table:table-cell>
              <table:table-cell office:value-type="float" office:value="71917">
                <text:p>71917</text:p>
              </table:table-cell>
              <table:table-cell office:value-type="float" office:value="38709">
                <text:p>38709</text:p>
              </table:table-cell>
              <table:table-cell office:value-type="float" office:value="-105188">
                <text:p>-105188</text:p>
              </table:table-cell>
              <table:table-cell office:value-type="float" office:value="4110">
                <text:p>4110</text:p>
              </table:table-cell>
              <table:table-cell office:value-type="float" office:value="1.05159997940063">
                <text:p>1.05159997940063</text:p>
              </table:table-cell>
            </table:table-row>
            <table:table-row>
              <table:table-cell office:value-type="string">
                <text:p>20170103</text:p>
              </table:table-cell>
              <table:table-cell office:value-type="float" office:value="71958">
                <text:p>71958</text:p>
              </table:table-cell>
              <table:table-cell office:value-type="float" office:value="41478">
                <text:p>41478</text:p>
              </table:table-cell>
              <table:table-cell office:value-type="float" office:value="-117227">
                <text:p>-117227</text:p>
              </table:table-cell>
              <table:table-cell office:value-type="float" office:value="7440">
                <text:p>7440</text:p>
              </table:table-cell>
              <table:table-cell office:value-type="float" office:value="1.05330002307892">
                <text:p>1.05330002307892</text:p>
              </table:table-cell>
            </table:table-row>
            <table:table-row>
              <table:table-cell office:value-type="string">
                <text:p>20170110</text:p>
              </table:table-cell>
              <table:table-cell office:value-type="float" office:value="60880">
                <text:p>60880</text:p>
              </table:table-cell>
              <table:table-cell office:value-type="float" office:value="50446">
                <text:p>50446</text:p>
              </table:table-cell>
              <table:table-cell office:value-type="float" office:value="-115721">
                <text:p>-115721</text:p>
              </table:table-cell>
              <table:table-cell office:value-type="float" office:value="11402">
                <text:p>11402</text:p>
              </table:table-cell>
              <table:table-cell office:value-type="float" office:value="1.06439995765686">
                <text:p>1.06439995765686</text:p>
              </table:table-cell>
            </table:table-row>
            <table:table-row>
              <table:table-cell office:value-type="string">
                <text:p>20170117</text:p>
              </table:table-cell>
              <table:table-cell office:value-type="float" office:value="40824">
                <text:p>40824</text:p>
              </table:table-cell>
              <table:table-cell office:value-type="float" office:value="60540">
                <text:p>60540</text:p>
              </table:table-cell>
              <table:table-cell office:value-type="float" office:value="-111024">
                <text:p>-111024</text:p>
              </table:table-cell>
              <table:table-cell office:value-type="float" office:value="17737">
                <text:p>17737</text:p>
              </table:table-cell>
              <table:table-cell office:value-type="float" office:value="1.0702999830246">
                <text:p>1.0702999830246</text:p>
              </table:table-cell>
            </table:table-row>
            <table:table-row>
              <table:table-cell office:value-type="string">
                <text:p>20170124</text:p>
              </table:table-cell>
              <table:table-cell office:value-type="float" office:value="22080">
                <text:p>22080</text:p>
              </table:table-cell>
              <table:table-cell office:value-type="float" office:value="62034">
                <text:p>62034</text:p>
              </table:table-cell>
              <table:table-cell office:value-type="float" office:value="-98652">
                <text:p>-98652</text:p>
              </table:table-cell>
              <table:table-cell office:value-type="float" office:value="22457">
                <text:p>22457</text:p>
              </table:table-cell>
              <table:table-cell office:value-type="float" office:value="1.06990003585815">
                <text:p>1.06990003585815</text:p>
              </table:table-cell>
            </table:table-row>
            <table:table-row>
              <table:table-cell office:value-type="string">
                <text:p>20170131</text:p>
              </table:table-cell>
              <table:table-cell office:value-type="float" office:value="17686">
                <text:p>17686</text:p>
              </table:table-cell>
              <table:table-cell office:value-type="float" office:value="54783">
                <text:p>54783</text:p>
              </table:table-cell>
              <table:table-cell office:value-type="float" office:value="-83960">
                <text:p>-83960</text:p>
              </table:table-cell>
              <table:table-cell office:value-type="float" office:value="19056">
                <text:p>19056</text:p>
              </table:table-cell>
              <table:table-cell office:value-type="float" office:value="1.07840001583099">
                <text:p>1.07840001583099</text:p>
              </table:table-cell>
            </table:table-row>
            <table:table-row>
              <table:table-cell office:value-type="string">
                <text:p>20170207</text:p>
              </table:table-cell>
              <table:table-cell office:value-type="float" office:value="17334">
                <text:p>17334</text:p>
              </table:table-cell>
              <table:table-cell office:value-type="float" office:value="50789">
                <text:p>50789</text:p>
              </table:table-cell>
              <table:table-cell office:value-type="float" office:value="-86582">
                <text:p>-86582</text:p>
              </table:table-cell>
              <table:table-cell office:value-type="float" office:value="22363">
                <text:p>22363</text:p>
              </table:table-cell>
              <table:table-cell office:value-type="float" office:value="1.06410002708435">
                <text:p>1.06410002708435</text:p>
              </table:table-cell>
            </table:table-row>
            <table:table-row>
              <table:table-cell office:value-type="string">
                <text:p>20170214</text:p>
              </table:table-cell>
              <table:table-cell office:value-type="float" office:value="38452">
                <text:p>38452</text:p>
              </table:table-cell>
              <table:table-cell office:value-type="float" office:value="38510">
                <text:p>38510</text:p>
              </table:table-cell>
              <table:table-cell office:value-type="float" office:value="-90036">
                <text:p>-90036</text:p>
              </table:table-cell>
              <table:table-cell office:value-type="float" office:value="23749">
                <text:p>23749</text:p>
              </table:table-cell>
              <table:table-cell office:value-type="float" office:value="1.06140005588532">
                <text:p>1.06140005588532</text:p>
              </table:table-cell>
            </table:table-row>
            <table:table-row>
              <table:table-cell office:value-type="string">
                <text:p>20170221</text:p>
              </table:table-cell>
              <table:table-cell office:value-type="float" office:value="45267">
                <text:p>45267</text:p>
              </table:table-cell>
              <table:table-cell office:value-type="float" office:value="40166">
                <text:p>40166</text:p>
              </table:table-cell>
              <table:table-cell office:value-type="float" office:value="-103599">
                <text:p>-103599</text:p>
              </table:table-cell>
              <table:table-cell office:value-type="float" office:value="24164">
                <text:p>24164</text:p>
              </table:table-cell>
              <table:table-cell office:value-type="float" office:value="1.05630004405975">
                <text:p>1.05630004405975</text:p>
              </table:table-cell>
            </table:table-row>
            <table:table-row>
              <table:table-cell office:value-type="string">
                <text:p>20170228</text:p>
              </table:table-cell>
              <table:table-cell office:value-type="float" office:value="29099">
                <text:p>29099</text:p>
              </table:table-cell>
              <table:table-cell office:value-type="float" office:value="43371">
                <text:p>43371</text:p>
              </table:table-cell>
              <table:table-cell office:value-type="float" office:value="-91856">
                <text:p>-91856</text:p>
              </table:table-cell>
              <table:table-cell office:value-type="float" office:value="26746">
                <text:p>26746</text:p>
              </table:table-cell>
              <table:table-cell office:value-type="float" office:value="1.06229996681213">
                <text:p>1.06229996681213</text:p>
              </table:table-cell>
            </table:table-row>
            <table:table-row>
              <table:table-cell office:value-type="string">
                <text:p>20170307</text:p>
              </table:table-cell>
              <table:table-cell office:value-type="float" office:value="34657">
                <text:p>34657</text:p>
              </table:table-cell>
              <table:table-cell office:value-type="float" office:value="47098">
                <text:p>47098</text:p>
              </table:table-cell>
              <table:table-cell office:value-type="float" office:value="-100590">
                <text:p>-100590</text:p>
              </table:table-cell>
              <table:table-cell office:value-type="float" office:value="26105">
                <text:p>26105</text:p>
              </table:table-cell>
              <table:table-cell office:value-type="float" office:value="1.06719994544983">
                <text:p>1.06719994544983</text:p>
              </table:table-cell>
            </table:table-row>
            <table:table-row>
              <table:table-cell office:value-type="string">
                <text:p>20170314</text:p>
              </table:table-cell>
              <table:table-cell office:value-type="float" office:value="45034">
                <text:p>45034</text:p>
              </table:table-cell>
              <table:table-cell office:value-type="float" office:value="49697">
                <text:p>49697</text:p>
              </table:table-cell>
              <table:table-cell office:value-type="float" office:value="-87734">
                <text:p>-87734</text:p>
              </table:table-cell>
              <table:table-cell office:value-type="float" office:value="-10411">
                <text:p>-10411</text:p>
              </table:table-cell>
              <table:table-cell office:value-type="float" office:value="1.07379996776581">
                <text:p>1.07379996776581</text:p>
              </table:table-cell>
            </table:table-row>
            <table:table-row>
              <table:table-cell office:value-type="string">
                <text:p>20170321</text:p>
              </table:table-cell>
              <table:table-cell office:value-type="float" office:value="13428">
                <text:p>13428</text:p>
              </table:table-cell>
              <table:table-cell office:value-type="float" office:value="67213">
                <text:p>67213</text:p>
              </table:table-cell>
              <table:table-cell office:value-type="float" office:value="-68903">
                <text:p>-68903</text:p>
              </table:table-cell>
              <table:table-cell office:value-type="float" office:value="-15306">
                <text:p>-15306</text:p>
              </table:table-cell>
              <table:table-cell office:value-type="float" office:value="1.07990002632141">
                <text:p>1.07990002632141</text:p>
              </table:table-cell>
            </table:table-row>
            <table:table-row>
              <table:table-cell office:value-type="string">
                <text:p>20170328</text:p>
              </table:table-cell>
              <table:table-cell office:value-type="float" office:value="-1723">
                <text:p>-1723</text:p>
              </table:table-cell>
              <table:table-cell office:value-type="float" office:value="71111">
                <text:p>71111</text:p>
              </table:table-cell>
              <table:table-cell office:value-type="float" office:value="-59919">
                <text:p>-59919</text:p>
              </table:table-cell>
              <table:table-cell office:value-type="float" office:value="-11460">
                <text:p>-11460</text:p>
              </table:table-cell>
              <table:table-cell office:value-type="float" office:value="1.06519997119904">
                <text:p>1.06519997119904</text:p>
              </table:table-cell>
            </table:table-row>
            <table:table-row>
              <table:table-cell office:value-type="string">
                <text:p>20170404</text:p>
              </table:table-cell>
              <table:table-cell office:value-type="float" office:value="6244">
                <text:p>6244</text:p>
              </table:table-cell>
              <table:table-cell office:value-type="float" office:value="65316">
                <text:p>65316</text:p>
              </table:table-cell>
              <table:table-cell office:value-type="float" office:value="-67353">
                <text:p>-67353</text:p>
              </table:table-cell>
              <table:table-cell office:value-type="float" office:value="-8515">
                <text:p>-8515</text:p>
              </table:table-cell>
              <table:table-cell office:value-type="float" office:value="1.05900001525879">
                <text:p>1.05900001525879</text:p>
              </table:table-cell>
            </table:table-row>
            <table:table-row>
              <table:table-cell office:value-type="string">
                <text:p>20170411</text:p>
              </table:table-cell>
              <table:table-cell office:value-type="float" office:value="36895">
                <text:p>36895</text:p>
              </table:table-cell>
              <table:table-cell office:value-type="float" office:value="57214">
                <text:p>57214</text:p>
              </table:table-cell>
              <table:table-cell office:value-type="float" office:value="-88147">
                <text:p>-88147</text:p>
              </table:table-cell>
              <table:table-cell office:value-type="float" office:value="-8842">
                <text:p>-8842</text:p>
              </table:table-cell>
              <table:table-cell office:value-type="float" office:value="1.06120002269745">
                <text:p>1.06120002269745</text:p>
              </table:table-cell>
            </table:table-row>
            <table:table-row>
              <table:table-cell office:value-type="string">
                <text:p>20170418</text:p>
              </table:table-cell>
              <table:table-cell office:value-type="float" office:value="50352">
                <text:p>50352</text:p>
              </table:table-cell>
              <table:table-cell office:value-type="float" office:value="56298">
                <text:p>56298</text:p>
              </table:table-cell>
              <table:table-cell office:value-type="float" office:value="-96320">
                <text:p>-96320</text:p>
              </table:table-cell>
              <table:table-cell office:value-type="float" office:value="-11631">
                <text:p>-11631</text:p>
              </table:table-cell>
              <table:table-cell office:value-type="float" office:value="1.07280004024506">
                <text:p>1.07280004024506</text:p>
              </table:table-cell>
            </table:table-row>
            <table:table-row>
              <table:table-cell office:value-type="string">
                <text:p>20170425</text:p>
              </table:table-cell>
              <table:table-cell office:value-type="float" office:value="16564">
                <text:p>16564</text:p>
              </table:table-cell>
              <table:table-cell office:value-type="float" office:value="71602">
                <text:p>71602</text:p>
              </table:table-cell>
              <table:table-cell office:value-type="float" office:value="-81305">
                <text:p>-81305</text:p>
              </table:table-cell>
              <table:table-cell office:value-type="float" office:value="-13967">
                <text:p>-13967</text:p>
              </table:table-cell>
              <table:table-cell office:value-type="float" office:value="1.0896999835968">
                <text:p>1.0896999835968</text:p>
              </table:table-cell>
            </table:table-row>
            <table:table-row>
              <table:table-cell office:value-type="string">
                <text:p>20170502</text:p>
              </table:table-cell>
              <table:table-cell office:value-type="float" office:value="-12000">
                <text:p>-12000</text:p>
              </table:table-cell>
              <table:table-cell office:value-type="float" office:value="80731">
                <text:p>80731</text:p>
              </table:table-cell>
              <table:table-cell office:value-type="float" office:value="-53004">
                <text:p>-53004</text:p>
              </table:table-cell>
              <table:table-cell office:value-type="float" office:value="-16552">
                <text:p>-16552</text:p>
              </table:table-cell>
              <table:table-cell office:value-type="float" office:value="1.09979999065399">
                <text:p>1.09979999065399</text:p>
              </table:table-cell>
            </table:table-row>
            <table:table-row>
              <table:table-cell office:value-type="string">
                <text:p>20170509</text:p>
              </table:table-cell>
              <table:table-cell office:value-type="float" office:value="-30224">
                <text:p>-30224</text:p>
              </table:table-cell>
              <table:table-cell office:value-type="float" office:value="88599">
                <text:p>88599</text:p>
              </table:table-cell>
              <table:table-cell office:value-type="float" office:value="-50841">
                <text:p>-50841</text:p>
              </table:table-cell>
              <table:table-cell office:value-type="float" office:value="-18334">
                <text:p>-18334</text:p>
              </table:table-cell>
              <table:table-cell office:value-type="float" office:value="1.09309995174408">
                <text:p>1.09309995174408</text:p>
              </table:table-cell>
            </table:table-row>
            <table:table-row>
              <table:table-cell office:value-type="string">
                <text:p>20170516</text:p>
              </table:table-cell>
              <table:table-cell office:value-type="float" office:value="-54860">
                <text:p>-54860</text:p>
              </table:table-cell>
              <table:table-cell office:value-type="float" office:value="97257">
                <text:p>97257</text:p>
              </table:table-cell>
              <table:table-cell office:value-type="float" office:value="-33438">
                <text:p>-33438</text:p>
              </table:table-cell>
              <table:table-cell office:value-type="float" office:value="-21306">
                <text:p>-21306</text:p>
              </table:table-cell>
              <table:table-cell office:value-type="float" office:value="1.12070000171661">
                <text:p>1.12070000171661</text:p>
              </table:table-cell>
            </table:table-row>
            <table:table-row>
              <table:table-cell office:value-type="string">
                <text:p>20170523</text:p>
              </table:table-cell>
              <table:table-cell office:value-type="float" office:value="-82947">
                <text:p>-82947</text:p>
              </table:table-cell>
              <table:table-cell office:value-type="float" office:value="98582">
                <text:p>98582</text:p>
              </table:table-cell>
              <table:table-cell office:value-type="float" office:value="-5342">
                <text:p>-5342</text:p>
              </table:table-cell>
              <table:table-cell office:value-type="float" office:value="-27018">
                <text:p>-27018</text:p>
              </table:table-cell>
              <table:table-cell office:value-type="float" office:value="1.11829996109009">
                <text:p>1.11829996109009</text:p>
              </table:table-cell>
            </table:table-row>
            <table:table-row>
              <table:table-cell office:value-type="string">
                <text:p>20170530</text:p>
              </table:table-cell>
              <table:table-cell office:value-type="float" office:value="-94965">
                <text:p>-94965</text:p>
              </table:table-cell>
              <table:table-cell office:value-type="float" office:value="102937">
                <text:p>102937</text:p>
              </table:table-cell>
              <table:table-cell office:value-type="float" office:value="5646">
                <text:p>5646</text:p>
              </table:table-cell>
              <table:table-cell office:value-type="float" office:value="-34389">
                <text:p>-34389</text:p>
              </table:table-cell>
              <table:table-cell office:value-type="float" office:value="1.1282000541687">
                <text:p>1.1282000541687</text:p>
              </table:table-cell>
            </table:table-row>
            <table:table-row>
              <table:table-cell office:value-type="string">
                <text:p>20170606</text:p>
              </table:table-cell>
              <table:table-cell office:value-type="float" office:value="-96255">
                <text:p>-96255</text:p>
              </table:table-cell>
              <table:table-cell office:value-type="float" office:value="103919">
                <text:p>103919</text:p>
              </table:table-cell>
              <table:table-cell office:value-type="float" office:value="10110">
                <text:p>10110</text:p>
              </table:table-cell>
              <table:table-cell office:value-type="float" office:value="-34770">
                <text:p>-34770</text:p>
              </table:table-cell>
              <table:table-cell office:value-type="float" office:value="1.11960005760193">
                <text:p>1.11960005760193</text:p>
              </table:table-cell>
            </table:table-row>
            <table:table-row>
              <table:table-cell office:value-type="string">
                <text:p>20170613</text:p>
              </table:table-cell>
              <table:table-cell office:value-type="float" office:value="-86180">
                <text:p>-86180</text:p>
              </table:table-cell>
              <table:table-cell office:value-type="float" office:value="99277">
                <text:p>99277</text:p>
              </table:table-cell>
              <table:table-cell office:value-type="float" office:value="10001">
                <text:p>10001</text:p>
              </table:table-cell>
              <table:table-cell office:value-type="float" office:value="-33973">
                <text:p>-33973</text:p>
              </table:table-cell>
              <table:table-cell office:value-type="float" office:value="1.11979997158051">
                <text:p>1.11979997158051</text:p>
              </table:table-cell>
            </table:table-row>
            <table:table-row>
              <table:table-cell office:value-type="string">
                <text:p>20170620</text:p>
              </table:table-cell>
              <table:table-cell office:value-type="float" office:value="-51298">
                <text:p>-51298</text:p>
              </table:table-cell>
              <table:table-cell office:value-type="float" office:value="96315">
                <text:p>96315</text:p>
              </table:table-cell>
              <table:table-cell office:value-type="float" office:value="-14975">
                <text:p>-14975</text:p>
              </table:table-cell>
              <table:table-cell office:value-type="float" office:value="-45345">
                <text:p>-45345</text:p>
              </table:table-cell>
              <table:table-cell office:value-type="float" office:value="1.11940002441406">
                <text:p>1.11940002441406</text:p>
              </table:table-cell>
            </table:table-row>
            <table:table-row>
              <table:table-cell office:value-type="string">
                <text:p>20170627</text:p>
              </table:table-cell>
              <table:table-cell office:value-type="float" office:value="-65241">
                <text:p>-65241</text:p>
              </table:table-cell>
              <table:table-cell office:value-type="float" office:value="104751">
                <text:p>104751</text:p>
              </table:table-cell>
              <table:table-cell office:value-type="float" office:value="-8147">
                <text:p>-8147</text:p>
              </table:table-cell>
              <table:table-cell office:value-type="float" office:value="-48173">
                <text:p>-48173</text:p>
              </table:table-cell>
              <table:table-cell office:value-type="float" office:value="1.14260005950928">
                <text:p>1.14260005950928</text:p>
              </table:table-cell>
            </table:table-row>
            <table:table-row>
              <table:table-cell office:value-type="string">
                <text:p>20170703</text:p>
              </table:table-cell>
              <table:table-cell office:value-type="float" office:value="-88720">
                <text:p>-88720</text:p>
              </table:table-cell>
              <table:table-cell office:value-type="float" office:value="107690">
                <text:p>107690</text:p>
              </table:table-cell>
              <table:table-cell office:value-type="float" office:value="-6613">
                <text:p>-6613</text:p>
              </table:table-cell>
              <table:table-cell office:value-type="float" office:value="-34934">
                <text:p>-34934</text:p>
              </table:table-cell>
              <table:table-cell office:value-type="float" office:value="1.14010000228882">
                <text:p>1.14010000228882</text:p>
              </table:table-cell>
            </table:table-row>
            <table:table-row>
              <table:table-cell office:value-type="string">
                <text:p>20170711</text:p>
              </table:table-cell>
              <table:table-cell office:value-type="float" office:value="-99573">
                <text:p>-99573</text:p>
              </table:table-cell>
              <table:table-cell office:value-type="float" office:value="104842">
                <text:p>104842</text:p>
              </table:table-cell>
              <table:table-cell office:value-type="float" office:value="290">
                <text:p>290</text:p>
              </table:table-cell>
              <table:table-cell office:value-type="float" office:value="-29776">
                <text:p>-29776</text:p>
              </table:table-cell>
              <table:table-cell office:value-type="float" office:value="1.14690005779266">
                <text:p>1.14690005779266</text:p>
              </table:table-cell>
            </table:table-row>
            <table:table-row>
              <table:table-cell office:value-type="string">
                <text:p>20170718</text:p>
              </table:table-cell>
              <table:table-cell office:value-type="float" office:value="-110676">
                <text:p>-110676</text:p>
              </table:table-cell>
              <table:table-cell office:value-type="float" office:value="109753">
                <text:p>109753</text:p>
              </table:table-cell>
              <table:table-cell office:value-type="float" office:value="6459">
                <text:p>6459</text:p>
              </table:table-cell>
              <table:table-cell office:value-type="float" office:value="-32667">
                <text:p>-32667</text:p>
              </table:table-cell>
              <table:table-cell office:value-type="float" office:value="1.16630005836487">
                <text:p>1.16630005836487</text:p>
              </table:table-cell>
            </table:table-row>
            <table:table-row>
              <table:table-cell office:value-type="string">
                <text:p>20170725</text:p>
              </table:table-cell>
              <table:table-cell office:value-type="float" office:value="-102967">
                <text:p>-102967</text:p>
              </table:table-cell>
              <table:table-cell office:value-type="float" office:value="107560">
                <text:p>107560</text:p>
              </table:table-cell>
              <table:table-cell office:value-type="float" office:value="352">
                <text:p>352</text:p>
              </table:table-cell>
              <table:table-cell office:value-type="float" office:value="-29638">
                <text:p>-29638</text:p>
              </table:table-cell>
              <table:table-cell office:value-type="float" office:value="1.17519998550415">
                <text:p>1.17519998550415</text:p>
              </table:table-cell>
            </table:table-row>
            <table:table-row>
              <table:table-cell office:value-type="string">
                <text:p>20170801</text:p>
              </table:table-cell>
              <table:table-cell office:value-type="float" office:value="-106385">
                <text:p>-106385</text:p>
              </table:table-cell>
              <table:table-cell office:value-type="float" office:value="105698">
                <text:p>105698</text:p>
              </table:table-cell>
              <table:table-cell office:value-type="float" office:value="6697">
                <text:p>6697</text:p>
              </table:table-cell>
              <table:table-cell office:value-type="float" office:value="-31934">
                <text:p>-31934</text:p>
              </table:table-cell>
              <table:table-cell office:value-type="float" office:value="1.17719995975494">
                <text:p>1.17719995975494</text:p>
              </table:table-cell>
            </table:table-row>
            <table:table-row>
              <table:table-cell office:value-type="string">
                <text:p>20170808</text:p>
              </table:table-cell>
              <table:table-cell office:value-type="float" office:value="-119589">
                <text:p>-119589</text:p>
              </table:table-cell>
              <table:table-cell office:value-type="float" office:value="97612">
                <text:p>97612</text:p>
              </table:table-cell>
              <table:table-cell office:value-type="float" office:value="25333">
                <text:p>25333</text:p>
              </table:table-cell>
              <table:table-cell office:value-type="float" office:value="-31461">
                <text:p>-31461</text:p>
              </table:table-cell>
              <table:table-cell office:value-type="float" office:value="1.18210005760193">
                <text:p>1.18210005760193</text:p>
              </table:table-cell>
            </table:table-row>
            <table:table-row>
              <table:table-cell office:value-type="string">
                <text:p>20170815</text:p>
              </table:table-cell>
              <table:table-cell office:value-type="float" office:value="-113382">
                <text:p>-113382</text:p>
              </table:table-cell>
              <table:table-cell office:value-type="float" office:value="111065">
                <text:p>111065</text:p>
              </table:table-cell>
              <table:table-cell office:value-type="float" office:value="9360">
                <text:p>9360</text:p>
              </table:table-cell>
              <table:table-cell office:value-type="float" office:value="-32145">
                <text:p>-32145</text:p>
              </table:table-cell>
              <table:table-cell office:value-type="float" office:value="1.17620003223419">
                <text:p>1.17620003223419</text:p>
              </table:table-cell>
            </table:table-row>
            <table:table-row>
              <table:table-cell office:value-type="string">
                <text:p>20170822</text:p>
              </table:table-cell>
              <table:table-cell office:value-type="float" office:value="-123116">
                <text:p>-123116</text:p>
              </table:table-cell>
              <table:table-cell office:value-type="float" office:value="106625">
                <text:p>106625</text:p>
              </table:table-cell>
              <table:table-cell office:value-type="float" office:value="23844">
                <text:p>23844</text:p>
              </table:table-cell>
              <table:table-cell office:value-type="float" office:value="-33903">
                <text:p>-33903</text:p>
              </table:table-cell>
              <table:table-cell office:value-type="float" office:value="1.19260001182556">
                <text:p>1.19260001182556</text:p>
              </table:table-cell>
            </table:table-row>
            <table:table-row>
              <table:table-cell office:value-type="string">
                <text:p>20170829</text:p>
              </table:table-cell>
              <table:table-cell office:value-type="float" office:value="-127856">
                <text:p>-127856</text:p>
              </table:table-cell>
              <table:table-cell office:value-type="float" office:value="106701">
                <text:p>106701</text:p>
              </table:table-cell>
              <table:table-cell office:value-type="float" office:value="30806">
                <text:p>30806</text:p>
              </table:table-cell>
              <table:table-cell office:value-type="float" office:value="-36892">
                <text:p>-36892</text:p>
              </table:table-cell>
              <table:table-cell office:value-type="float" office:value="1.18589997291565">
                <text:p>1.18589997291565</text:p>
              </table:table-cell>
            </table:table-row>
            <table:table-row>
              <table:table-cell office:value-type="string">
                <text:p>20170905</text:p>
              </table:table-cell>
              <table:table-cell office:value-type="float" office:value="-126796">
                <text:p>-126796</text:p>
              </table:table-cell>
              <table:table-cell office:value-type="float" office:value="110707">
                <text:p>110707</text:p>
              </table:table-cell>
              <table:table-cell office:value-type="float" office:value="30057">
                <text:p>30057</text:p>
              </table:table-cell>
              <table:table-cell office:value-type="float" office:value="-38327">
                <text:p>-38327</text:p>
              </table:table-cell>
              <table:table-cell office:value-type="float" office:value="1.20350003242493">
                <text:p>1.20350003242493</text:p>
              </table:table-cell>
            </table:table-row>
            <table:table-row>
              <table:table-cell office:value-type="string">
                <text:p>20170912</text:p>
              </table:table-cell>
              <table:table-cell office:value-type="float" office:value="-106354">
                <text:p>-106354</text:p>
              </table:table-cell>
              <table:table-cell office:value-type="float" office:value="95551">
                <text:p>95551</text:p>
              </table:table-cell>
              <table:table-cell office:value-type="float" office:value="23054">
                <text:p>23054</text:p>
              </table:table-cell>
              <table:table-cell office:value-type="float" office:value="-42378">
                <text:p>-42378</text:p>
              </table:table-cell>
              <table:table-cell office:value-type="float" office:value="1.19430005550385">
                <text:p>1.19430005550385</text:p>
              </table:table-cell>
            </table:table-row>
            <table:table-row>
              <table:table-cell office:value-type="string">
                <text:p>20170919</text:p>
              </table:table-cell>
              <table:table-cell office:value-type="float" office:value="-72811">
                <text:p>-72811</text:p>
              </table:table-cell>
              <table:table-cell office:value-type="float" office:value="101533">
                <text:p>101533</text:p>
              </table:table-cell>
              <table:table-cell office:value-type="float" office:value="1159">
                <text:p>1159</text:p>
              </table:table-cell>
              <table:table-cell office:value-type="float" office:value="-54466">
                <text:p>-54466</text:p>
              </table:table-cell>
              <table:table-cell office:value-type="float" office:value="1.19539999961853">
                <text:p>1.19539999961853</text:p>
              </table:table-cell>
            </table:table-row>
            <table:table-row>
              <table:table-cell office:value-type="string">
                <text:p>20170926</text:p>
              </table:table-cell>
              <table:table-cell office:value-type="float" office:value="-88001">
                <text:p>-88001</text:p>
              </table:table-cell>
              <table:table-cell office:value-type="float" office:value="100382">
                <text:p>100382</text:p>
              </table:table-cell>
              <table:table-cell office:value-type="float" office:value="19733">
                <text:p>19733</text:p>
              </table:table-cell>
              <table:table-cell office:value-type="float" office:value="-52563">
                <text:p>-52563</text:p>
              </table:table-cell>
              <table:table-cell office:value-type="float" office:value="1.1813999414444">
                <text:p>1.1813999414444</text:p>
              </table:table-cell>
            </table:table-row>
            <table:table-row>
              <table:table-cell office:value-type="string">
                <text:p>20171003</text:p>
              </table:table-cell>
              <table:table-cell office:value-type="float" office:value="-88949">
                <text:p>-88949</text:p>
              </table:table-cell>
              <table:table-cell office:value-type="float" office:value="99200">
                <text:p>99200</text:p>
              </table:table-cell>
              <table:table-cell office:value-type="float" office:value="18309">
                <text:p>18309</text:p>
              </table:table-cell>
              <table:table-cell office:value-type="float" office:value="-47035">
                <text:p>-47035</text:p>
              </table:table-cell>
              <table:table-cell office:value-type="float" office:value="1.17340004444122">
                <text:p>1.17340004444122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-97852">
                <text:p>-97852</text:p>
              </table:table-cell>
              <table:table-cell office:value-type="float" office:value="106453">
                <text:p>106453</text:p>
              </table:table-cell>
              <table:table-cell office:value-type="float" office:value="22807">
                <text:p>22807</text:p>
              </table:table-cell>
              <table:table-cell office:value-type="float" office:value="-49773">
                <text:p>-49773</text:p>
              </table:table-cell>
              <table:table-cell office:value-type="float" office:value="1.18229997158051">
                <text:p>1.18229997158051</text:p>
              </table:table-cell>
            </table:table-row>
            <table:table-row>
              <table:table-cell office:value-type="string">
                <text:p>20171017</text:p>
              </table:table-cell>
              <table:table-cell office:value-type="float" office:value="-97651">
                <text:p>-97651</text:p>
              </table:table-cell>
              <table:table-cell office:value-type="float" office:value="109398">
                <text:p>109398</text:p>
              </table:table-cell>
              <table:table-cell office:value-type="float" office:value="15334">
                <text:p>15334</text:p>
              </table:table-cell>
              <table:table-cell office:value-type="float" office:value="-47719">
                <text:p>-47719</text:p>
              </table:table-cell>
              <table:table-cell office:value-type="float" office:value="1.17850005626678">
                <text:p>1.17850005626678</text:p>
              </table:table-cell>
            </table:table-row>
            <table:table-row>
              <table:table-cell office:value-type="string">
                <text:p>20171024</text:p>
              </table:table-cell>
              <table:table-cell office:value-type="float" office:value="-96185">
                <text:p>-96185</text:p>
              </table:table-cell>
              <table:table-cell office:value-type="float" office:value="109240">
                <text:p>109240</text:p>
              </table:table-cell>
              <table:table-cell office:value-type="float" office:value="10159">
                <text:p>10159</text:p>
              </table:table-cell>
              <table:table-cell office:value-type="float" office:value="-45308">
                <text:p>-45308</text:p>
              </table:table-cell>
              <table:table-cell office:value-type="float" office:value="1.16100001335144">
                <text:p>1.16100001335144</text:p>
              </table:table-cell>
            </table:table-row>
            <table:table-row>
              <table:table-cell office:value-type="string">
                <text:p>20171031</text:p>
              </table:table-cell>
              <table:table-cell office:value-type="float" office:value="-83679">
                <text:p>-83679</text:p>
              </table:table-cell>
              <table:table-cell office:value-type="float" office:value="112233">
                <text:p>112233</text:p>
              </table:table-cell>
              <table:table-cell office:value-type="float" office:value="-57">
                <text:p>-57</text:p>
              </table:table-cell>
              <table:table-cell office:value-type="float" office:value="-39532">
                <text:p>-39532</text:p>
              </table:table-cell>
              <table:table-cell office:value-type="float" office:value="1.16089999675751">
                <text:p>1.16089999675751</text:p>
              </table:table-cell>
            </table:table-row>
            <table:table-row>
              <table:table-cell office:value-type="string">
                <text:p>20171107</text:p>
              </table:table-cell>
              <table:table-cell office:value-type="float" office:value="-98659">
                <text:p>-98659</text:p>
              </table:table-cell>
              <table:table-cell office:value-type="float" office:value="118502">
                <text:p>118502</text:p>
              </table:table-cell>
              <table:table-cell office:value-type="float" office:value="4556">
                <text:p>4556</text:p>
              </table:table-cell>
              <table:table-cell office:value-type="float" office:value="-37772">
                <text:p>-37772</text:p>
              </table:table-cell>
              <table:table-cell office:value-type="float" office:value="1.16649997234344">
                <text:p>1.16649997234344</text:p>
              </table:table-cell>
            </table:table-row>
            <table:table-row>
              <table:table-cell office:value-type="string">
                <text:p>20171114</text:p>
              </table:table-cell>
              <table:table-cell office:value-type="float" office:value="-109695">
                <text:p>-109695</text:p>
              </table:table-cell>
              <table:table-cell office:value-type="float" office:value="127494">
                <text:p>127494</text:p>
              </table:table-cell>
              <table:table-cell office:value-type="float" office:value="3856">
                <text:p>3856</text:p>
              </table:table-cell>
              <table:table-cell office:value-type="float" office:value="-39254">
                <text:p>-39254</text:p>
              </table:table-cell>
              <table:table-cell office:value-type="float" office:value="1.17949998378754">
                <text:p>1.17949998378754</text:p>
              </table:table-cell>
            </table:table-row>
            <table:table-row>
              <table:table-cell office:value-type="string">
                <text:p>20171121</text:p>
              </table:table-cell>
              <table:table-cell office:value-type="float" office:value="-168269">
                <text:p>-168269</text:p>
              </table:table-cell>
              <table:table-cell office:value-type="float" office:value="129410">
                <text:p>129410</text:p>
              </table:table-cell>
              <table:table-cell office:value-type="float" office:value="9593">
                <text:p>9593</text:p>
              </table:table-cell>
              <table:table-cell office:value-type="float" office:value="7628">
                <text:p>7628</text:p>
              </table:table-cell>
              <table:table-cell office:value-type="float" office:value="1.192999958992">
                <text:p>1.192999958992</text:p>
              </table:table-cell>
            </table:table-row>
            <table:table-row>
              <table:table-cell office:value-type="string">
                <text:p>20171128</text:p>
              </table:table-cell>
              <table:table-cell office:value-type="float" office:value="-188788">
                <text:p>-188788</text:p>
              </table:table-cell>
              <table:table-cell office:value-type="float" office:value="141402">
                <text:p>141402</text:p>
              </table:table-cell>
              <table:table-cell office:value-type="float" office:value="6929">
                <text:p>6929</text:p>
              </table:table-cell>
              <table:table-cell office:value-type="float" office:value="8297">
                <text:p>8297</text:p>
              </table:table-cell>
              <table:table-cell office:value-type="float" office:value="1.18910002708435">
                <text:p>1.18910002708435</text:p>
              </table:table-cell>
            </table:table-row>
            <table:table-row>
              <table:table-cell office:value-type="string">
                <text:p>20171205</text:p>
              </table:table-cell>
              <table:table-cell office:value-type="float" office:value="-183667">
                <text:p>-183667</text:p>
              </table:table-cell>
              <table:table-cell office:value-type="float" office:value="135265">
                <text:p>135265</text:p>
              </table:table-cell>
              <table:table-cell office:value-type="float" office:value="7551">
                <text:p>7551</text:p>
              </table:table-cell>
              <table:table-cell office:value-type="float" office:value="9423">
                <text:p>9423</text:p>
              </table:table-cell>
              <table:table-cell office:value-type="float" office:value="1.17639994621277">
                <text:p>1.17639994621277</text:p>
              </table:table-cell>
            </table:table-row>
            <table:table-row>
              <table:table-cell office:value-type="string">
                <text:p>20171212</text:p>
              </table:table-cell>
              <table:table-cell office:value-type="float" office:value="-176428">
                <text:p>-176428</text:p>
              </table:table-cell>
              <table:table-cell office:value-type="float" office:value="127545">
                <text:p>127545</text:p>
              </table:table-cell>
              <table:table-cell office:value-type="float" office:value="15117">
                <text:p>15117</text:p>
              </table:table-cell>
              <table:table-cell office:value-type="float" office:value="12125">
                <text:p>12125</text:p>
              </table:table-cell>
              <table:table-cell office:value-type="float" office:value="1.17540001869202">
                <text:p>1.17540001869202</text:p>
              </table:table-cell>
            </table:table-row>
            <table:table-row>
              <table:table-cell office:value-type="string">
                <text:p>20171219</text:p>
              </table:table-cell>
              <table:table-cell office:value-type="float" office:value="-172576">
                <text:p>-172576</text:p>
              </table:table-cell>
              <table:table-cell office:value-type="float" office:value="128708">
                <text:p>128708</text:p>
              </table:table-cell>
              <table:table-cell office:value-type="float" office:value="-2345">
                <text:p>-2345</text:p>
              </table:table-cell>
              <table:table-cell office:value-type="float" office:value="12676">
                <text:p>12676</text:p>
              </table:table-cell>
              <table:table-cell office:value-type="float" office:value="1.18589997291565">
                <text:p>1.18589997291565</text:p>
              </table:table-cell>
            </table:table-row>
            <table:table-row>
              <table:table-cell office:value-type="string">
                <text:p>20171226</text:p>
              </table:table-cell>
              <table:table-cell office:value-type="float" office:value="-177720">
                <text:p>-177720</text:p>
              </table:table-cell>
              <table:table-cell office:value-type="float" office:value="124138">
                <text:p>124138</text:p>
              </table:table-cell>
              <table:table-cell office:value-type="float" office:value="563">
                <text:p>563</text:p>
              </table:table-cell>
              <table:table-cell office:value-type="float" office:value="13755">
                <text:p>13755</text:p>
              </table:table-cell>
              <table:table-cell office:value-type="float" office:value="1.19980001449585">
                <text:p>1.19980001449585</text:p>
              </table:table-cell>
            </table:table-row>
            <table:table-row>
              <table:table-cell office:value-type="string">
                <text:p>20180102</text:p>
              </table:table-cell>
              <table:table-cell office:value-type="float" office:value="-223096">
                <text:p>-223096</text:p>
              </table:table-cell>
              <table:table-cell office:value-type="float" office:value="134671">
                <text:p>134671</text:p>
              </table:table-cell>
              <table:table-cell office:value-type="float" office:value="34530">
                <text:p>34530</text:p>
              </table:table-cell>
              <table:table-cell office:value-type="float" office:value="15831">
                <text:p>15831</text:p>
              </table:table-cell>
              <table:table-cell office:value-type="float" office:value="1.20299994945526">
                <text:p>1.20299994945526</text:p>
              </table:table-cell>
            </table:table-row>
            <table:table-row>
              <table:table-cell office:value-type="string">
                <text:p>20180109</text:p>
              </table:table-cell>
              <table:table-cell office:value-type="float" office:value="-246463">
                <text:p>-246463</text:p>
              </table:table-cell>
              <table:table-cell office:value-type="float" office:value="149115">
                <text:p>149115</text:p>
              </table:table-cell>
              <table:table-cell office:value-type="float" office:value="42042">
                <text:p>42042</text:p>
              </table:table-cell>
              <table:table-cell office:value-type="float" office:value="16336">
                <text:p>16336</text:p>
              </table:table-cell>
              <table:table-cell office:value-type="float" office:value="1.21870005130768">
                <text:p>1.21870005130768</text:p>
              </table:table-cell>
            </table:table-row>
            <table:table-row>
              <table:table-cell office:value-type="string">
                <text:p>20180116</text:p>
              </table:table-cell>
              <table:table-cell office:value-type="float" office:value="-259732">
                <text:p>-259732</text:p>
              </table:table-cell>
              <table:table-cell office:value-type="float" office:value="155720">
                <text:p>155720</text:p>
              </table:table-cell>
              <table:table-cell office:value-type="float" office:value="45685">
                <text:p>45685</text:p>
              </table:table-cell>
              <table:table-cell office:value-type="float" office:value="15970">
                <text:p>15970</text:p>
              </table:table-cell>
              <table:table-cell office:value-type="float" office:value="1.22220003604889">
                <text:p>1.22220003604889</text:p>
              </table:table-cell>
            </table:table-row>
            <table:table-row>
              <table:table-cell office:value-type="string">
                <text:p>20180123</text:p>
              </table:table-cell>
              <table:table-cell office:value-type="float" office:value="-280936">
                <text:p>-280936</text:p>
              </table:table-cell>
              <table:table-cell office:value-type="float" office:value="155790">
                <text:p>155790</text:p>
              </table:table-cell>
              <table:table-cell office:value-type="float" office:value="59023">
                <text:p>59023</text:p>
              </table:table-cell>
              <table:table-cell office:value-type="float" office:value="18050">
                <text:p>18050</text:p>
              </table:table-cell>
              <table:table-cell office:value-type="float" office:value="1.24210000038147">
                <text:p>1.24210000038147</text:p>
              </table:table-cell>
            </table:table-row>
            <table:table-row>
              <table:table-cell office:value-type="string">
                <text:p>20180130</text:p>
              </table:table-cell>
              <table:table-cell office:value-type="float" office:value="-286655">
                <text:p>-286655</text:p>
              </table:table-cell>
              <table:table-cell office:value-type="float" office:value="149952">
                <text:p>149952</text:p>
              </table:table-cell>
              <table:table-cell office:value-type="float" office:value="76853">
                <text:p>76853</text:p>
              </table:table-cell>
              <table:table-cell office:value-type="float" office:value="17405">
                <text:p>17405</text:p>
              </table:table-cell>
              <table:table-cell office:value-type="float" office:value="1.24619996547699">
                <text:p>1.24619996547699</text:p>
              </table:table-cell>
            </table:table-row>
            <table:table-row>
              <table:table-cell office:value-type="string">
                <text:p>20180206</text:p>
              </table:table-cell>
              <table:table-cell office:value-type="float" office:value="-272467">
                <text:p>-272467</text:p>
              </table:table-cell>
              <table:table-cell office:value-type="float" office:value="150374">
                <text:p>150374</text:p>
              </table:table-cell>
              <table:table-cell office:value-type="float" office:value="66452">
                <text:p>66452</text:p>
              </table:table-cell>
              <table:table-cell office:value-type="float" office:value="17028">
                <text:p>17028</text:p>
              </table:table-cell>
              <table:table-cell office:value-type="float" office:value="1.22350001335144">
                <text:p>1.22350001335144</text:p>
              </table:table-cell>
            </table:table-row>
            <table:table-row>
              <table:table-cell office:value-type="string">
                <text:p>20180213</text:p>
              </table:table-cell>
              <table:table-cell office:value-type="float" office:value="-236121">
                <text:p>-236121</text:p>
              </table:table-cell>
              <table:table-cell office:value-type="float" office:value="138415">
                <text:p>138415</text:p>
              </table:table-cell>
              <table:table-cell office:value-type="float" office:value="34786">
                <text:p>34786</text:p>
              </table:table-cell>
              <table:table-cell office:value-type="float" office:value="14226">
                <text:p>14226</text:p>
              </table:table-cell>
              <table:table-cell office:value-type="float" office:value="1.24059998989105">
                <text:p>1.24059998989105</text:p>
              </table:table-cell>
            </table:table-row>
            <table:table-row>
              <table:table-cell office:value-type="string">
                <text:p>20180220</text:p>
              </table:table-cell>
              <table:table-cell office:value-type="float" office:value="-229104">
                <text:p>-229104</text:p>
              </table:table-cell>
              <table:table-cell office:value-type="float" office:value="141727">
                <text:p>141727</text:p>
              </table:table-cell>
              <table:table-cell office:value-type="float" office:value="29282">
                <text:p>29282</text:p>
              </table:table-cell>
              <table:table-cell office:value-type="float" office:value="15653">
                <text:p>15653</text:p>
              </table:table-cell>
              <table:table-cell office:value-type="float" office:value="1.22930002212524">
                <text:p>1.22930002212524</text:p>
              </table:table-cell>
            </table:table-row>
            <table:table-row>
              <table:table-cell office:value-type="string">
                <text:p>20180227</text:p>
              </table:table-cell>
              <table:table-cell office:value-type="float" office:value="-220394">
                <text:p>-220394</text:p>
              </table:table-cell>
              <table:table-cell office:value-type="float" office:value="131698">
                <text:p>131698</text:p>
              </table:table-cell>
              <table:table-cell office:value-type="float" office:value="33561">
                <text:p>33561</text:p>
              </table:table-cell>
              <table:table-cell office:value-type="float" office:value="16657">
                <text:p>16657</text:p>
              </table:table-cell>
              <table:table-cell office:value-type="float" office:value="1.23169994354248">
                <text:p>1.23169994354248</text:p>
              </table:table-cell>
            </table:table-row>
            <table:table-row>
              <table:table-cell office:value-type="string">
                <text:p>20180306</text:p>
              </table:table-cell>
              <table:table-cell office:value-type="float" office:value="-228435">
                <text:p>-228435</text:p>
              </table:table-cell>
              <table:table-cell office:value-type="float" office:value="142951">
                <text:p>142951</text:p>
              </table:table-cell>
              <table:table-cell office:value-type="float" office:value="30140">
                <text:p>30140</text:p>
              </table:table-cell>
              <table:table-cell office:value-type="float" office:value="14486">
                <text:p>14486</text:p>
              </table:table-cell>
              <table:table-cell office:value-type="float" office:value="1.23070001602173">
                <text:p>1.23070001602173</text:p>
              </table:table-cell>
            </table:table-row>
            <table:table-row>
              <table:table-cell office:value-type="string">
                <text:p>20180313</text:p>
              </table:table-cell>
              <table:table-cell office:value-type="float" office:value="-229622">
                <text:p>-229622</text:p>
              </table:table-cell>
              <table:table-cell office:value-type="float" office:value="147001">
                <text:p>147001</text:p>
              </table:table-cell>
              <table:table-cell office:value-type="float" office:value="37737">
                <text:p>37737</text:p>
              </table:table-cell>
              <table:table-cell office:value-type="float" office:value="13201">
                <text:p>13201</text:p>
              </table:table-cell>
              <table:table-cell office:value-type="float" office:value="1.22889995574951">
                <text:p>1.22889995574951</text:p>
              </table:table-cell>
            </table:table-row>
            <table:table-row>
              <table:table-cell office:value-type="string">
                <text:p>20180320</text:p>
              </table:table-cell>
              <table:table-cell office:value-type="float" office:value="-222696">
                <text:p>-222696</text:p>
              </table:table-cell>
              <table:table-cell office:value-type="float" office:value="146071">
                <text:p>146071</text:p>
              </table:table-cell>
              <table:table-cell office:value-type="float" office:value="25664">
                <text:p>25664</text:p>
              </table:table-cell>
              <table:table-cell office:value-type="float" office:value="15160">
                <text:p>15160</text:p>
              </table:table-cell>
              <table:table-cell office:value-type="float" office:value="1.23529994487762">
                <text:p>1.23529994487762</text:p>
              </table:table-cell>
            </table:table-row>
            <table:table-row>
              <table:table-cell office:value-type="string">
                <text:p>20180327</text:p>
              </table:table-cell>
              <table:table-cell office:value-type="float" office:value="-238324">
                <text:p>-238324</text:p>
              </table:table-cell>
              <table:table-cell office:value-type="float" office:value="160206">
                <text:p>160206</text:p>
              </table:table-cell>
              <table:table-cell office:value-type="float" office:value="27515">
                <text:p>27515</text:p>
              </table:table-cell>
              <table:table-cell office:value-type="float" office:value="18231">
                <text:p>18231</text:p>
              </table:table-cell>
              <table:table-cell office:value-type="float" office:value="1.23230004310608">
                <text:p>1.23230004310608</text:p>
              </table:table-cell>
            </table:table-row>
            <table:table-row>
              <table:table-cell office:value-type="string">
                <text:p>20180403</text:p>
              </table:table-cell>
              <table:table-cell office:value-type="float" office:value="-221344">
                <text:p>-221344</text:p>
              </table:table-cell>
              <table:table-cell office:value-type="float" office:value="156756">
                <text:p>156756</text:p>
              </table:table-cell>
              <table:table-cell office:value-type="float" office:value="19144">
                <text:p>19144</text:p>
              </table:table-cell>
              <table:table-cell office:value-type="float" office:value="18558">
                <text:p>18558</text:p>
              </table:table-cell>
              <table:table-cell office:value-type="float" office:value="1.2282999753952">
                <text:p>1.2282999753952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-247448">
                <text:p>-247448</text:p>
              </table:table-cell>
              <table:table-cell office:value-type="float" office:value="171567">
                <text:p>171567</text:p>
              </table:table-cell>
              <table:table-cell office:value-type="float" office:value="25050">
                <text:p>25050</text:p>
              </table:table-cell>
              <table:table-cell office:value-type="float" office:value="17671">
                <text:p>17671</text:p>
              </table:table-cell>
              <table:table-cell office:value-type="float" office:value="1.23310005664825">
                <text:p>1.23310005664825</text:p>
              </table:table-cell>
            </table:table-row>
            <table:table-row>
              <table:table-cell office:value-type="string">
                <text:p>20180417</text:p>
              </table:table-cell>
              <table:table-cell office:value-type="float" office:value="-249892">
                <text:p>-249892</text:p>
              </table:table-cell>
              <table:table-cell office:value-type="float" office:value="177260">
                <text:p>177260</text:p>
              </table:table-cell>
              <table:table-cell office:value-type="float" office:value="29978">
                <text:p>29978</text:p>
              </table:table-cell>
              <table:table-cell office:value-type="float" office:value="12677">
                <text:p>12677</text:p>
              </table:table-cell>
              <table:table-cell office:value-type="float" office:value="1.22880005836487">
                <text:p>1.22880005836487</text:p>
              </table:table-cell>
            </table:table-row>
            <table:table-row>
              <table:table-cell office:value-type="string">
                <text:p>20180424</text:p>
              </table:table-cell>
              <table:table-cell office:value-type="float" office:value="-227107">
                <text:p>-227107</text:p>
              </table:table-cell>
              <table:table-cell office:value-type="float" office:value="179527">
                <text:p>179527</text:p>
              </table:table-cell>
              <table:table-cell office:value-type="float" office:value="8353">
                <text:p>8353</text:p>
              </table:table-cell>
              <table:table-cell office:value-type="float" office:value="13081">
                <text:p>13081</text:p>
              </table:table-cell>
              <table:table-cell office:value-type="float" office:value="1.21300005912781">
                <text:p>1.21300005912781</text:p>
              </table:table-cell>
            </table:table-row>
            <table:table-row>
              <table:table-cell office:value-type="string">
                <text:p>20180501</text:p>
              </table:table-cell>
              <table:table-cell office:value-type="float" office:value="-215378">
                <text:p>-215378</text:p>
              </table:table-cell>
              <table:table-cell office:value-type="float" office:value="178842">
                <text:p>178842</text:p>
              </table:table-cell>
              <table:table-cell office:value-type="float" office:value="2510">
                <text:p>2510</text:p>
              </table:table-cell>
              <table:table-cell office:value-type="float" office:value="12494">
                <text:p>12494</text:p>
              </table:table-cell>
              <table:table-cell office:value-type="float" office:value="1.19599997997284">
                <text:p>1.19599997997284</text:p>
              </table:table-cell>
            </table:table-row>
            <table:table-row>
              <table:table-cell office:value-type="string">
                <text:p>20180508</text:p>
              </table:table-cell>
              <table:table-cell office:value-type="float" office:value="-208252">
                <text:p>-208252</text:p>
              </table:table-cell>
              <table:table-cell office:value-type="float" office:value="170910">
                <text:p>170910</text:p>
              </table:table-cell>
              <table:table-cell office:value-type="float" office:value="4891">
                <text:p>4891</text:p>
              </table:table-cell>
              <table:table-cell office:value-type="float" office:value="11787">
                <text:p>11787</text:p>
              </table:table-cell>
              <table:table-cell office:value-type="float" office:value="1.19439995288849">
                <text:p>1.19439995288849</text:p>
              </table:table-cell>
            </table:table-row>
            <table:table-row>
              <table:table-cell office:value-type="string">
                <text:p>20180515</text:p>
              </table:table-cell>
              <table:table-cell office:value-type="float" office:value="-184321">
                <text:p>-184321</text:p>
              </table:table-cell>
              <table:table-cell office:value-type="float" office:value="165326">
                <text:p>165326</text:p>
              </table:table-cell>
              <table:table-cell office:value-type="float" office:value="-4084">
                <text:p>-4084</text:p>
              </table:table-cell>
              <table:table-cell office:value-type="float" office:value="9250">
                <text:p>9250</text:p>
              </table:table-cell>
              <table:table-cell office:value-type="float" office:value="1.17780005931854">
                <text:p>1.17780005931854</text:p>
              </table:table-cell>
            </table:table-row>
            <table:table-row>
              <table:table-cell office:value-type="string">
                <text:p>20180522</text:p>
              </table:table-cell>
              <table:table-cell office:value-type="float" office:value="-171774">
                <text:p>-171774</text:p>
              </table:table-cell>
              <table:table-cell office:value-type="float" office:value="160508">
                <text:p>160508</text:p>
              </table:table-cell>
              <table:table-cell office:value-type="float" office:value="-10688">
                <text:p>-10688</text:p>
              </table:table-cell>
              <table:table-cell office:value-type="float" office:value="7976">
                <text:p>7976</text:p>
              </table:table-cell>
              <table:table-cell office:value-type="float" office:value="1.16519999504089">
                <text:p>1.16519999504089</text:p>
              </table:table-cell>
            </table:table-row>
            <table:table-row>
              <table:table-cell office:value-type="string">
                <text:p>20180529</text:p>
              </table:table-cell>
              <table:table-cell office:value-type="float" office:value="-152531">
                <text:p>-152531</text:p>
              </table:table-cell>
              <table:table-cell office:value-type="float" office:value="142826">
                <text:p>142826</text:p>
              </table:table-cell>
              <table:table-cell office:value-type="float" office:value="-17890">
                <text:p>-17890</text:p>
              </table:table-cell>
              <table:table-cell office:value-type="float" office:value="9599">
                <text:p>9599</text:p>
              </table:table-cell>
              <table:table-cell office:value-type="float" office:value="1.166100025177">
                <text:p>1.166100025177</text:p>
              </table:table-cell>
            </table:table-row>
            <table:table-row>
              <table:table-cell office:value-type="string">
                <text:p>20180605</text:p>
              </table:table-cell>
              <table:table-cell office:value-type="float" office:value="-126651">
                <text:p>-126651</text:p>
              </table:table-cell>
              <table:table-cell office:value-type="float" office:value="143565">
                <text:p>143565</text:p>
              </table:table-cell>
              <table:table-cell office:value-type="float" office:value="-33467">
                <text:p>-33467</text:p>
              </table:table-cell>
              <table:table-cell office:value-type="float" office:value="11187">
                <text:p>11187</text:p>
              </table:table-cell>
              <table:table-cell office:value-type="float" office:value="1.1768000125885">
                <text:p>1.1768000125885</text:p>
              </table:table-cell>
            </table:table-row>
            <table:table-row>
              <table:table-cell office:value-type="string">
                <text:p>20180612</text:p>
              </table:table-cell>
              <table:table-cell office:value-type="float" office:value="-137705">
                <text:p>-137705</text:p>
              </table:table-cell>
              <table:table-cell office:value-type="float" office:value="158730">
                <text:p>158730</text:p>
              </table:table-cell>
              <table:table-cell office:value-type="float" office:value="-42010">
                <text:p>-42010</text:p>
              </table:table-cell>
              <table:table-cell office:value-type="float" office:value="11684">
                <text:p>11684</text:p>
              </table:table-cell>
              <table:table-cell office:value-type="float" office:value="1.16089999675751">
                <text:p>1.16089999675751</text:p>
              </table:table-cell>
            </table:table-row>
            <table:table-row>
              <table:table-cell office:value-type="string">
                <text:p>20180619</text:p>
              </table:table-cell>
              <table:table-cell office:value-type="float" office:value="-107963">
                <text:p>-107963</text:p>
              </table:table-cell>
              <table:table-cell office:value-type="float" office:value="145091">
                <text:p>145091</text:p>
              </table:table-cell>
              <table:table-cell office:value-type="float" office:value="-55307">
                <text:p>-55307</text:p>
              </table:table-cell>
              <table:table-cell office:value-type="float" office:value="11394">
                <text:p>11394</text:p>
              </table:table-cell>
              <table:table-cell office:value-type="float" office:value="1.16569995880127">
                <text:p>1.16569995880127</text:p>
              </table:table-cell>
            </table:table-row>
            <table:table-row>
              <table:table-cell office:value-type="string">
                <text:p>20180626</text:p>
              </table:table-cell>
              <table:table-cell office:value-type="float" office:value="-105797">
                <text:p>-105797</text:p>
              </table:table-cell>
              <table:table-cell office:value-type="float" office:value="146262">
                <text:p>146262</text:p>
              </table:table-cell>
              <table:table-cell office:value-type="float" office:value="-60058">
                <text:p>-60058</text:p>
              </table:table-cell>
              <table:table-cell office:value-type="float" office:value="11657">
                <text:p>11657</text:p>
              </table:table-cell>
              <table:table-cell office:value-type="float" office:value="1.16849994659424">
                <text:p>1.16849994659424</text:p>
              </table:table-cell>
            </table:table-row>
            <table:table-row>
              <table:table-cell office:value-type="string">
                <text:p>20180703</text:p>
              </table:table-cell>
              <table:table-cell office:value-type="float" office:value="-104513">
                <text:p>-104513</text:p>
              </table:table-cell>
              <table:table-cell office:value-type="float" office:value="140921">
                <text:p>140921</text:p>
              </table:table-cell>
              <table:table-cell office:value-type="float" office:value="-56966">
                <text:p>-56966</text:p>
              </table:table-cell>
              <table:table-cell office:value-type="float" office:value="9366">
                <text:p>9366</text:p>
              </table:table-cell>
              <table:table-cell office:value-type="float" office:value="1.17470002174377">
                <text:p>1.1747000217437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-79459">
                <text:p>-79459</text:p>
              </table:table-cell>
              <table:table-cell office:value-type="float" office:value="132703">
                <text:p>132703</text:p>
              </table:table-cell>
              <table:table-cell office:value-type="float" office:value="-69102">
                <text:p>-69102</text:p>
              </table:table-cell>
              <table:table-cell office:value-type="float" office:value="10435">
                <text:p>10435</text:p>
              </table:table-cell>
              <table:table-cell office:value-type="float" office:value="1.16849994659424">
                <text:p>1.16849994659424</text:p>
              </table:table-cell>
            </table:table-row>
            <table:table-row>
              <table:table-cell office:value-type="string">
                <text:p>20180717</text:p>
              </table:table-cell>
              <table:table-cell office:value-type="float" office:value="-92995">
                <text:p>-92995</text:p>
              </table:table-cell>
              <table:table-cell office:value-type="float" office:value="147862">
                <text:p>147862</text:p>
              </table:table-cell>
              <table:table-cell office:value-type="float" office:value="-70953">
                <text:p>-70953</text:p>
              </table:table-cell>
              <table:table-cell office:value-type="float" office:value="8097">
                <text:p>8097</text:p>
              </table:table-cell>
              <table:table-cell office:value-type="float" office:value="1.17200005054474">
                <text:p>1.17200005054474</text:p>
              </table:table-cell>
            </table:table-row>
            <table:table-row>
              <table:table-cell office:value-type="string">
                <text:p>20180724</text:p>
              </table:table-cell>
              <table:table-cell office:value-type="float" office:value="-106989">
                <text:p>-106989</text:p>
              </table:table-cell>
              <table:table-cell office:value-type="float" office:value="152620">
                <text:p>152620</text:p>
              </table:table-cell>
              <table:table-cell office:value-type="float" office:value="-67993">
                <text:p>-67993</text:p>
              </table:table-cell>
              <table:table-cell office:value-type="float" office:value="6929">
                <text:p>6929</text:p>
              </table:table-cell>
              <table:table-cell office:value-type="float" office:value="1.1657999753952">
                <text:p>1.1657999753952</text:p>
              </table:table-cell>
            </table:table-row>
            <table:table-row>
              <table:table-cell office:value-type="string">
                <text:p>20180731</text:p>
              </table:table-cell>
              <table:table-cell office:value-type="float" office:value="-121324">
                <text:p>-121324</text:p>
              </table:table-cell>
              <table:table-cell office:value-type="float" office:value="156326">
                <text:p>156326</text:p>
              </table:table-cell>
              <table:table-cell office:value-type="float" office:value="-67092">
                <text:p>-67092</text:p>
              </table:table-cell>
              <table:table-cell office:value-type="float" office:value="8321">
                <text:p>8321</text:p>
              </table:table-cell>
              <table:table-cell office:value-type="float" office:value="1.15670001506805">
                <text:p>1.15670001506805</text:p>
              </table:table-cell>
            </table:table-row>
            <table:table-row>
              <table:table-cell office:value-type="string">
                <text:p>20180807</text:p>
              </table:table-cell>
              <table:table-cell office:value-type="float" office:value="-94007">
                <text:p>-94007</text:p>
              </table:table-cell>
              <table:table-cell office:value-type="float" office:value="150724">
                <text:p>150724</text:p>
              </table:table-cell>
              <table:table-cell office:value-type="float" office:value="-82524">
                <text:p>-82524</text:p>
              </table:table-cell>
              <table:table-cell office:value-type="float" office:value="10278">
                <text:p>10278</text:p>
              </table:table-cell>
              <table:table-cell office:value-type="float" office:value="1.14110004901886">
                <text:p>1.14110004901886</text:p>
              </table:table-cell>
            </table:table-row>
            <table:table-row>
              <table:table-cell office:value-type="string">
                <text:p>20180814</text:p>
              </table:table-cell>
              <table:table-cell office:value-type="float" office:value="-70410">
                <text:p>-70410</text:p>
              </table:table-cell>
              <table:table-cell office:value-type="float" office:value="141090">
                <text:p>141090</text:p>
              </table:table-cell>
              <table:table-cell office:value-type="float" office:value="-97858">
                <text:p>-97858</text:p>
              </table:table-cell>
              <table:table-cell office:value-type="float" office:value="15082">
                <text:p>15082</text:p>
              </table:table-cell>
              <table:table-cell office:value-type="float" office:value="1.14390003681183">
                <text:p>1.14390003681183</text:p>
              </table:table-cell>
            </table:table-row>
            <table:table-row>
              <table:table-cell office:value-type="string">
                <text:p>20180821</text:p>
              </table:table-cell>
              <table:table-cell office:value-type="float" office:value="-62594">
                <text:p>-62594</text:p>
              </table:table-cell>
              <table:table-cell office:value-type="float" office:value="142662">
                <text:p>142662</text:p>
              </table:table-cell>
              <table:table-cell office:value-type="float" office:value="-102274">
                <text:p>-102274</text:p>
              </table:table-cell>
              <table:table-cell office:value-type="float" office:value="13614">
                <text:p>13614</text:p>
              </table:table-cell>
              <table:table-cell office:value-type="float" office:value="1.16229999065399">
                <text:p>1.16229999065399</text:p>
              </table:table-cell>
            </table:table-row>
            <table:table-row>
              <table:table-cell office:value-type="string">
                <text:p>20180828</text:p>
              </table:table-cell>
              <table:table-cell office:value-type="float" office:value="-77472">
                <text:p>-77472</text:p>
              </table:table-cell>
              <table:table-cell office:value-type="float" office:value="145319">
                <text:p>145319</text:p>
              </table:table-cell>
              <table:table-cell office:value-type="float" office:value="-99730">
                <text:p>-99730</text:p>
              </table:table-cell>
              <table:table-cell office:value-type="float" office:value="11090">
                <text:p>11090</text:p>
              </table:table-cell>
              <table:table-cell office:value-type="float" office:value="1.16009998321533">
                <text:p>1.16009998321533</text:p>
              </table:table-cell>
            </table:table-row>
            <table:table-row>
              <table:table-cell office:value-type="string">
                <text:p>20180904</text:p>
              </table:table-cell>
              <table:table-cell office:value-type="float" office:value="-85754">
                <text:p>-85754</text:p>
              </table:table-cell>
              <table:table-cell office:value-type="float" office:value="146878">
                <text:p>146878</text:p>
              </table:table-cell>
              <table:table-cell office:value-type="float" office:value="-94895">
                <text:p>-94895</text:p>
              </table:table-cell>
              <table:table-cell office:value-type="float" office:value="11975">
                <text:p>11975</text:p>
              </table:table-cell>
              <table:table-cell office:value-type="float" office:value="1.15530002117157">
                <text:p>1.15530002117157</text:p>
              </table:table-cell>
            </table:table-row>
            <table:table-row>
              <table:table-cell office:value-type="string">
                <text:p>20180911</text:p>
              </table:table-cell>
              <table:table-cell office:value-type="float" office:value="-82813">
                <text:p>-82813</text:p>
              </table:table-cell>
              <table:table-cell office:value-type="float" office:value="140851">
                <text:p>140851</text:p>
              </table:table-cell>
              <table:table-cell office:value-type="float" office:value="-75957">
                <text:p>-75957</text:p>
              </table:table-cell>
              <table:table-cell office:value-type="float" office:value="-4322">
                <text:p>-4322</text:p>
              </table:table-cell>
              <table:table-cell office:value-type="float" office:value="1.16299998760223">
                <text:p>1.16299998760223</text:p>
              </table:table-cell>
            </table:table-row>
            <table:table-row>
              <table:table-cell office:value-type="string">
                <text:p>20180918</text:p>
              </table:table-cell>
              <table:table-cell office:value-type="float" office:value="-83046">
                <text:p>-83046</text:p>
              </table:table-cell>
              <table:table-cell office:value-type="float" office:value="139185">
                <text:p>139185</text:p>
              </table:table-cell>
              <table:table-cell office:value-type="float" office:value="-76663">
                <text:p>-76663</text:p>
              </table:table-cell>
              <table:table-cell office:value-type="float" office:value="-798">
                <text:p>-798</text:p>
              </table:table-cell>
              <table:table-cell office:value-type="float" office:value="1.17499995231628">
                <text:p>1.17499995231628</text:p>
              </table:table-cell>
            </table:table-row>
            <table:table-row>
              <table:table-cell office:value-type="string">
                <text:p>20180925</text:p>
              </table:table-cell>
              <table:table-cell office:value-type="float" office:value="-105324">
                <text:p>-105324</text:p>
              </table:table-cell>
              <table:table-cell office:value-type="float" office:value="149847">
                <text:p>149847</text:p>
              </table:table-cell>
              <table:table-cell office:value-type="float" office:value="-86694">
                <text:p>-86694</text:p>
              </table:table-cell>
              <table:table-cell office:value-type="float" office:value="9137">
                <text:p>9137</text:p>
              </table:table-cell>
              <table:table-cell office:value-type="float" office:value="1.16089999675751">
                <text:p>1.16089999675751</text:p>
              </table:table-cell>
            </table:table-row>
            <table:table-row>
              <table:table-cell office:value-type="string">
                <text:p>20181002</text:p>
              </table:table-cell>
              <table:table-cell office:value-type="float" office:value="-84087">
                <text:p>-84087</text:p>
              </table:table-cell>
              <table:table-cell office:value-type="float" office:value="136907">
                <text:p>136907</text:p>
              </table:table-cell>
              <table:table-cell office:value-type="float" office:value="-81816">
                <text:p>-81816</text:p>
              </table:table-cell>
              <table:table-cell office:value-type="float" office:value="12395">
                <text:p>12395</text:p>
              </table:table-cell>
              <table:table-cell office:value-type="float" office:value="1.15240001678467">
                <text:p>1.15240001678467</text:p>
              </table:table-cell>
            </table:table-row>
            <table:table-row>
              <table:table-cell office:value-type="string">
                <text:p>20181009</text:p>
              </table:table-cell>
              <table:table-cell office:value-type="float" office:value="-76545">
                <text:p>-76545</text:p>
              </table:table-cell>
              <table:table-cell office:value-type="float" office:value="128056">
                <text:p>128056</text:p>
              </table:table-cell>
              <table:table-cell office:value-type="float" office:value="-81922">
                <text:p>-81922</text:p>
              </table:table-cell>
              <table:table-cell office:value-type="float" office:value="8831">
                <text:p>8831</text:p>
              </table:table-cell>
              <table:table-cell office:value-type="float" office:value="1.15629994869232">
                <text:p>1.15629994869232</text:p>
              </table:table-cell>
            </table:table-row>
            <table:table-row>
              <table:table-cell office:value-type="string">
                <text:p>20181016</text:p>
              </table:table-cell>
              <table:table-cell office:value-type="float" office:value="-72268">
                <text:p>-72268</text:p>
              </table:table-cell>
              <table:table-cell office:value-type="float" office:value="134831">
                <text:p>134831</text:p>
              </table:table-cell>
              <table:table-cell office:value-type="float" office:value="-85227">
                <text:p>-85227</text:p>
              </table:table-cell>
              <table:table-cell office:value-type="float" office:value="5233">
                <text:p>5233</text:p>
              </table:table-cell>
              <table:table-cell office:value-type="float" office:value="1.15149998664856">
                <text:p>1.15149998664856</text:p>
              </table:table-cell>
            </table:table-row>
            <table:table-row>
              <table:table-cell office:value-type="string">
                <text:p>20181023</text:p>
              </table:table-cell>
              <table:table-cell office:value-type="float" office:value="-59649">
                <text:p>-59649</text:p>
              </table:table-cell>
              <table:table-cell office:value-type="float" office:value="128533">
                <text:p>128533</text:p>
              </table:table-cell>
              <table:table-cell office:value-type="float" office:value="-93158">
                <text:p>-93158</text:p>
              </table:table-cell>
              <table:table-cell office:value-type="float" office:value="5815">
                <text:p>5815</text:p>
              </table:table-cell>
              <table:table-cell office:value-type="float" office:value="1.14030003547668">
                <text:p>1.14030003547668</text:p>
              </table:table-cell>
            </table:table-row>
            <table:table-row>
              <table:table-cell office:value-type="string">
                <text:p>20181030</text:p>
              </table:table-cell>
              <table:table-cell office:value-type="float" office:value="-45829">
                <text:p>-45829</text:p>
              </table:table-cell>
              <table:table-cell office:value-type="float" office:value="117756">
                <text:p>117756</text:p>
              </table:table-cell>
              <table:table-cell office:value-type="float" office:value="-93146">
                <text:p>-93146</text:p>
              </table:table-cell>
              <table:table-cell office:value-type="float" office:value="3162">
                <text:p>3162</text:p>
              </table:table-cell>
              <table:table-cell office:value-type="float" office:value="1.13870000839233">
                <text:p>1.13870000839233</text:p>
              </table:table-cell>
            </table:table-row>
            <table:table-row>
              <table:table-cell office:value-type="string">
                <text:p>20181106</text:p>
              </table:table-cell>
              <table:table-cell office:value-type="float" office:value="-53340">
                <text:p>-53340</text:p>
              </table:table-cell>
              <table:table-cell office:value-type="float" office:value="125661">
                <text:p>125661</text:p>
              </table:table-cell>
              <table:table-cell office:value-type="float" office:value="-102250">
                <text:p>-102250</text:p>
              </table:table-cell>
              <table:table-cell office:value-type="float" office:value="4638">
                <text:p>4638</text:p>
              </table:table-cell>
              <table:table-cell office:value-type="float" office:value="1.13359999656677">
                <text:p>1.13359999656677</text:p>
              </table:table-cell>
            </table:table-row>
            <table:table-row>
              <table:table-cell office:value-type="string">
                <text:p>20181113</text:p>
              </table:table-cell>
              <table:table-cell office:value-type="float" office:value="-60244">
                <text:p>-60244</text:p>
              </table:table-cell>
              <table:table-cell office:value-type="float" office:value="137296">
                <text:p>137296</text:p>
              </table:table-cell>
              <table:table-cell office:value-type="float" office:value="-88919">
                <text:p>-88919</text:p>
              </table:table-cell>
              <table:table-cell office:value-type="float" office:value="-764">
                <text:p>-764</text:p>
              </table:table-cell>
              <table:table-cell office:value-type="float" office:value="1.14199995994568">
                <text:p>1.14199995994568</text:p>
              </table:table-cell>
            </table:table-row>
            <table:table-row>
              <table:table-cell office:value-type="string">
                <text:p>20181120</text:p>
              </table:table-cell>
              <table:table-cell office:value-type="float" office:value="-54232">
                <text:p>-54232</text:p>
              </table:table-cell>
              <table:table-cell office:value-type="float" office:value="131275">
                <text:p>131275</text:p>
              </table:table-cell>
              <table:table-cell office:value-type="float" office:value="-100260">
                <text:p>-100260</text:p>
              </table:table-cell>
              <table:table-cell office:value-type="float" office:value="-421">
                <text:p>-421</text:p>
              </table:table-cell>
              <table:table-cell office:value-type="float" office:value="1.13409996032715">
                <text:p>1.13409996032715</text:p>
              </table:table-cell>
            </table:table-row>
            <table:table-row>
              <table:table-cell office:value-type="string">
                <text:p>20181127</text:p>
              </table:table-cell>
              <table:table-cell office:value-type="float" office:value="-52983">
                <text:p>-52983</text:p>
              </table:table-cell>
              <table:table-cell office:value-type="float" office:value="130339">
                <text:p>130339</text:p>
              </table:table-cell>
              <table:table-cell office:value-type="float" office:value="-111601">
                <text:p>-111601</text:p>
              </table:table-cell>
              <table:table-cell office:value-type="float" office:value="4017">
                <text:p>4017</text:p>
              </table:table-cell>
              <table:table-cell office:value-type="float" office:value="1.13170003890991">
                <text:p>1.13170003890991</text:p>
              </table:table-cell>
            </table:table-row>
            <table:table-row>
              <table:table-cell office:value-type="string">
                <text:p>20181204</text:p>
              </table:table-cell>
              <table:table-cell office:value-type="float" office:value="-50041">
                <text:p>-50041</text:p>
              </table:table-cell>
              <table:table-cell office:value-type="float" office:value="121410">
                <text:p>121410</text:p>
              </table:table-cell>
              <table:table-cell office:value-type="float" office:value="-102079">
                <text:p>-102079</text:p>
              </table:table-cell>
              <table:table-cell office:value-type="float" office:value="1868">
                <text:p>1868</text:p>
              </table:table-cell>
              <table:table-cell office:value-type="float" office:value="1.13779997825623">
                <text:p>1.13779997825623</text:p>
              </table:table-cell>
            </table:table-row>
            <table:table-row>
              <table:table-cell office:value-type="string">
                <text:p>20181211</text:p>
              </table:table-cell>
              <table:table-cell office:value-type="float" office:value="-56544">
                <text:p>-56544</text:p>
              </table:table-cell>
              <table:table-cell office:value-type="float" office:value="120941">
                <text:p>120941</text:p>
              </table:table-cell>
              <table:table-cell office:value-type="float" office:value="-92456">
                <text:p>-92456</text:p>
              </table:table-cell>
              <table:table-cell office:value-type="float" office:value="521">
                <text:p>521</text:p>
              </table:table-cell>
              <table:table-cell office:value-type="float" office:value="1.13090002536774">
                <text:p>1.13090002536774</text:p>
              </table:table-cell>
            </table:table-row>
            <table:table-row>
              <table:table-cell office:value-type="string">
                <text:p>20181218</text:p>
              </table:table-cell>
              <table:table-cell office:value-type="float" office:value="-55420">
                <text:p>-55420</text:p>
              </table:table-cell>
              <table:table-cell office:value-type="float" office:value="111702">
                <text:p>111702</text:p>
              </table:table-cell>
              <table:table-cell office:value-type="float" office:value="-84588">
                <text:p>-84588</text:p>
              </table:table-cell>
              <table:table-cell office:value-type="float" office:value="3311">
                <text:p>3311</text:p>
              </table:table-cell>
              <table:table-cell office:value-type="float" office:value="1.13689994812012">
                <text:p>1.13689994812012</text:p>
              </table:table-cell>
            </table:table-row>
            <table:table-row>
              <table:table-cell office:value-type="string">
                <text:p>20181224</text:p>
              </table:table-cell>
              <table:table-cell office:value-type="float" office:value="-68286">
                <text:p>-68286</text:p>
              </table:table-cell>
              <table:table-cell office:value-type="float" office:value="120308">
                <text:p>120308</text:p>
              </table:table-cell>
              <table:table-cell office:value-type="float" office:value="-88854">
                <text:p>-88854</text:p>
              </table:table-cell>
              <table:table-cell office:value-type="float" office:value="2320">
                <text:p>2320</text:p>
              </table:table-cell>
              <table:table-cell office:value-type="float" office:value="1.1438000202179">
                <text:p>1.1438000202179</text:p>
              </table:table-cell>
            </table:table-row>
            <table:table-row>
              <table:table-cell office:value-type="string">
                <text:p>20181231</text:p>
              </table:table-cell>
              <table:table-cell office:value-type="float" office:value="-70357">
                <text:p>-70357</text:p>
              </table:table-cell>
              <table:table-cell office:value-type="float" office:value="123372">
                <text:p>123372</text:p>
              </table:table-cell>
              <table:table-cell office:value-type="float" office:value="-83475">
                <text:p>-83475</text:p>
              </table:table-cell>
              <table:table-cell office:value-type="float" office:value="1790">
                <text:p>1790</text:p>
              </table:table-cell>
              <table:table-cell office:value-type="float" office:value="1.13950002193451">
                <text:p>1.13950002193451</text:p>
              </table:table-cell>
            </table:table-row>
            <table:table-row>
              <table:table-cell office:value-type="string">
                <text:p>20190108</text:p>
              </table:table-cell>
              <table:table-cell office:value-type="float" office:value="-87620">
                <text:p>-87620</text:p>
              </table:table-cell>
              <table:table-cell office:value-type="float" office:value="137468">
                <text:p>137468</text:p>
              </table:table-cell>
              <table:table-cell office:value-type="float" office:value="-82346">
                <text:p>-82346</text:p>
              </table:table-cell>
              <table:table-cell office:value-type="float" office:value="-510">
                <text:p>-510</text:p>
              </table:table-cell>
              <table:table-cell office:value-type="float" office:value="1.14690005779266">
                <text:p>1.14690005779266</text:p>
              </table:table-cell>
            </table:table-row>
            <table:table-row>
              <table:table-cell office:value-type="string">
                <text:p>20190115</text:p>
              </table:table-cell>
              <table:table-cell office:value-type="float" office:value="-101043">
                <text:p>-101043</text:p>
              </table:table-cell>
              <table:table-cell office:value-type="float" office:value="146015">
                <text:p>146015</text:p>
              </table:table-cell>
              <table:table-cell office:value-type="float" office:value="-79886">
                <text:p>-79886</text:p>
              </table:table-cell>
              <table:table-cell office:value-type="float" office:value="2773">
                <text:p>2773</text:p>
              </table:table-cell>
              <table:table-cell office:value-type="float" office:value="1.13629996776581">
                <text:p>1.13629996776581</text:p>
              </table:table-cell>
            </table:table-row>
            <table:table-row>
              <table:table-cell office:value-type="string">
                <text:p>20190122</text:p>
              </table:table-cell>
              <table:table-cell office:value-type="float" office:value="-98692">
                <text:p>-98692</text:p>
              </table:table-cell>
              <table:table-cell office:value-type="float" office:value="147800">
                <text:p>147800</text:p>
              </table:table-cell>
              <table:table-cell office:value-type="float" office:value="-84905">
                <text:p>-84905</text:p>
              </table:table-cell>
              <table:table-cell office:value-type="float" office:value="926">
                <text:p>926</text:p>
              </table:table-cell>
              <table:table-cell office:value-type="float" office:value="1.1414999961853">
                <text:p>1.1414999961853</text:p>
              </table:table-cell>
            </table:table-row>
            <table:table-row>
              <table:table-cell office:value-type="string">
                <text:p>20190129</text:p>
              </table:table-cell>
              <table:table-cell office:value-type="float" office:value="-98320">
                <text:p>-98320</text:p>
              </table:table-cell>
              <table:table-cell office:value-type="float" office:value="150525">
                <text:p>150525</text:p>
              </table:table-cell>
              <table:table-cell office:value-type="float" office:value="-83732">
                <text:p>-83732</text:p>
              </table:table-cell>
              <table:table-cell office:value-type="float" office:value="246">
                <text:p>246</text:p>
              </table:table-cell>
              <table:table-cell office:value-type="float" office:value="1.14559996128082">
                <text:p>1.14559996128082</text:p>
              </table:table-cell>
            </table:table-row>
            <table:table-row>
              <table:table-cell office:value-type="string">
                <text:p>20190205</text:p>
              </table:table-cell>
              <table:table-cell office:value-type="float" office:value="-109788">
                <text:p>-109788</text:p>
              </table:table-cell>
              <table:table-cell office:value-type="float" office:value="154496">
                <text:p>154496</text:p>
              </table:table-cell>
              <table:table-cell office:value-type="float" office:value="-76953">
                <text:p>-76953</text:p>
              </table:table-cell>
              <table:table-cell office:value-type="float" office:value="-420">
                <text:p>-420</text:p>
              </table:table-cell>
              <table:table-cell office:value-type="float" office:value="1.13300001621246">
                <text:p>1.13300001621246</text:p>
              </table:table-cell>
            </table:table-row>
            <table:table-row>
              <table:table-cell office:value-type="string">
                <text:p>20190212</text:p>
              </table:table-cell>
              <table:table-cell office:value-type="float" office:value="-80929">
                <text:p>-80929</text:p>
              </table:table-cell>
              <table:table-cell office:value-type="float" office:value="137330">
                <text:p>137330</text:p>
              </table:table-cell>
              <table:table-cell office:value-type="float" office:value="-84241">
                <text:p>-84241</text:p>
              </table:table-cell>
              <table:table-cell office:value-type="float" office:value="1456">
                <text:p>1456</text:p>
              </table:table-cell>
              <table:table-cell office:value-type="float" office:value="1.12950003147125">
                <text:p>1.12950003147125</text:p>
              </table:table-cell>
            </table:table-row>
            <table:table-row>
              <table:table-cell office:value-type="string">
                <text:p>20190219</text:p>
              </table:table-cell>
              <table:table-cell office:value-type="float" office:value="-73046">
                <text:p>-73046</text:p>
              </table:table-cell>
              <table:table-cell office:value-type="float" office:value="134752">
                <text:p>134752</text:p>
              </table:table-cell>
              <table:table-cell office:value-type="float" office:value="-90642">
                <text:p>-90642</text:p>
              </table:table-cell>
              <table:table-cell office:value-type="float" office:value="-684">
                <text:p>-684</text:p>
              </table:table-cell>
              <table:table-cell office:value-type="float" office:value="1.13429999351501">
                <text:p>1.13429999351501</text:p>
              </table:table-cell>
            </table:table-row>
            <table:table-row>
              <table:table-cell office:value-type="string">
                <text:p>20190226</text:p>
              </table:table-cell>
              <table:table-cell office:value-type="float" office:value="-67366">
                <text:p>-67366</text:p>
              </table:table-cell>
              <table:table-cell office:value-type="float" office:value="122981">
                <text:p>122981</text:p>
              </table:table-cell>
              <table:table-cell office:value-type="float" office:value="-82180">
                <text:p>-82180</text:p>
              </table:table-cell>
              <table:table-cell office:value-type="float" office:value="-2049">
                <text:p>-2049</text:p>
              </table:table-cell>
              <table:table-cell office:value-type="float" office:value="1.13769996166229">
                <text:p>1.13769996166229</text:p>
              </table:table-cell>
            </table:table-row>
            <table:table-row>
              <table:table-cell office:value-type="string">
                <text:p>20190305</text:p>
              </table:table-cell>
              <table:table-cell office:value-type="float" office:value="-52541">
                <text:p>-52541</text:p>
              </table:table-cell>
              <table:table-cell office:value-type="float" office:value="113483">
                <text:p>113483</text:p>
              </table:table-cell>
              <table:table-cell office:value-type="float" office:value="-81075">
                <text:p>-81075</text:p>
              </table:table-cell>
              <table:table-cell office:value-type="float" office:value="-3377">
                <text:p>-3377</text:p>
              </table:table-cell>
              <table:table-cell office:value-type="float" office:value="1.12399995326996">
                <text:p>1.12399995326996</text:p>
              </table:table-cell>
            </table:table-row>
            <table:table-row>
              <table:table-cell office:value-type="string">
                <text:p>20190312</text:p>
              </table:table-cell>
              <table:table-cell office:value-type="float" office:value="-40707">
                <text:p>-40707</text:p>
              </table:table-cell>
              <table:table-cell office:value-type="float" office:value="109658">
                <text:p>109658</text:p>
              </table:table-cell>
              <table:table-cell office:value-type="float" office:value="-83174">
                <text:p>-83174</text:p>
              </table:table-cell>
              <table:table-cell office:value-type="float" office:value="-4528">
                <text:p>-4528</text:p>
              </table:table-cell>
              <table:table-cell office:value-type="float" office:value="1.13250005245209">
                <text:p>1.13250005245209</text:p>
              </table:table-cell>
            </table:table-row>
            <table:table-row>
              <table:table-cell office:value-type="string">
                <text:p>20190319</text:p>
              </table:table-cell>
              <table:table-cell office:value-type="float" office:value="-45089">
                <text:p>-45089</text:p>
              </table:table-cell>
              <table:table-cell office:value-type="float" office:value="118629">
                <text:p>118629</text:p>
              </table:table-cell>
              <table:table-cell office:value-type="float" office:value="-86841">
                <text:p>-86841</text:p>
              </table:table-cell>
              <table:table-cell office:value-type="float" office:value="-4171">
                <text:p>-4171</text:p>
              </table:table-cell>
              <table:table-cell office:value-type="float" office:value="1.13139998912811">
                <text:p>1.13139998912811</text:p>
              </table:table-cell>
            </table:table-row>
            <table:table-row>
              <table:table-cell office:value-type="string">
                <text:p>20190326</text:p>
              </table:table-cell>
              <table:table-cell office:value-type="float" office:value="-48559">
                <text:p>-48559</text:p>
              </table:table-cell>
              <table:table-cell office:value-type="float" office:value="120700">
                <text:p>120700</text:p>
              </table:table-cell>
              <table:table-cell office:value-type="float" office:value="-88513">
                <text:p>-88513</text:p>
              </table:table-cell>
              <table:table-cell office:value-type="float" office:value="-3107">
                <text:p>-3107</text:p>
              </table:table-cell>
              <table:table-cell office:value-type="float" office:value="1.1217999458313">
                <text:p>1.1217999458313</text:p>
              </table:table-cell>
            </table:table-row>
            <table:table-row>
              <table:table-cell office:value-type="string">
                <text:p>20190402</text:p>
              </table:table-cell>
              <table:table-cell office:value-type="float" office:value="-28418">
                <text:p>-28418</text:p>
              </table:table-cell>
              <table:table-cell office:value-type="float" office:value="107969">
                <text:p>107969</text:p>
              </table:table-cell>
              <table:table-cell office:value-type="float" office:value="-103718">
                <text:p>-103718</text:p>
              </table:table-cell>
              <table:table-cell office:value-type="float" office:value="193">
                <text:p>193</text:p>
              </table:table-cell>
              <table:table-cell office:value-type="float" office:value="1.12160003185272">
                <text:p>1.12160003185272</text:p>
              </table:table-cell>
            </table:table-row>
            <table:table-row>
              <table:table-cell office:value-type="string">
                <text:p>20190409</text:p>
              </table:table-cell>
              <table:table-cell office:value-type="float" office:value="-37110">
                <text:p>-37110</text:p>
              </table:table-cell>
              <table:table-cell office:value-type="float" office:value="115985">
                <text:p>115985</text:p>
              </table:table-cell>
              <table:table-cell office:value-type="float" office:value="-103682">
                <text:p>-103682</text:p>
              </table:table-cell>
              <table:table-cell office:value-type="float" office:value="-74">
                <text:p>-74</text:p>
              </table:table-cell>
              <table:table-cell office:value-type="float" office:value="1.13020002841949">
                <text:p>1.13020002841949</text:p>
              </table:table-cell>
            </table:table-row>
            <table:table-row>
              <table:table-cell office:value-type="string">
                <text:p>20190416</text:p>
              </table:table-cell>
              <table:table-cell office:value-type="float" office:value="-47441">
                <text:p>-47441</text:p>
              </table:table-cell>
              <table:table-cell office:value-type="float" office:value="125999">
                <text:p>125999</text:p>
              </table:table-cell>
              <table:table-cell office:value-type="float" office:value="-99381">
                <text:p>-99381</text:p>
              </table:table-cell>
              <table:table-cell office:value-type="float" office:value="-2714">
                <text:p>-2714</text:p>
              </table:table-cell>
              <table:table-cell office:value-type="float" office:value="1.12479996681213">
                <text:p>1.12479996681213</text:p>
              </table:table-cell>
            </table:table-row>
            <table:table-row>
              <table:table-cell office:value-type="string">
                <text:p>20190423</text:p>
              </table:table-cell>
              <table:table-cell office:value-type="float" office:value="-37532">
                <text:p>-37532</text:p>
              </table:table-cell>
              <table:table-cell office:value-type="float" office:value="122282">
                <text:p>122282</text:p>
              </table:table-cell>
              <table:table-cell office:value-type="float" office:value="-103820">
                <text:p>-103820</text:p>
              </table:table-cell>
              <table:table-cell office:value-type="float" office:value="-396">
                <text:p>-396</text:p>
              </table:table-cell>
              <table:table-cell office:value-type="float" office:value="1.11489999294281">
                <text:p>1.11489999294281</text:p>
              </table:table-cell>
            </table:table-row>
            <table:table-row>
              <table:table-cell office:value-type="string">
                <text:p>20190430</text:p>
              </table:table-cell>
              <table:table-cell office:value-type="float" office:value="-37453">
                <text:p>-37453</text:p>
              </table:table-cell>
              <table:table-cell office:value-type="float" office:value="125446">
                <text:p>125446</text:p>
              </table:table-cell>
              <table:table-cell office:value-type="float" office:value="-109525">
                <text:p>-109525</text:p>
              </table:table-cell>
              <table:table-cell office:value-type="float" office:value="-1392">
                <text:p>-1392</text:p>
              </table:table-cell>
              <table:table-cell office:value-type="float" office:value="1.12020003795624">
                <text:p>1.12020003795624</text:p>
              </table:table-cell>
            </table:table-row>
            <table:table-row>
              <table:table-cell office:value-type="string">
                <text:p>20190507</text:p>
              </table:table-cell>
              <table:table-cell office:value-type="float" office:value="-40246">
                <text:p>-40246</text:p>
              </table:table-cell>
              <table:table-cell office:value-type="float" office:value="135354">
                <text:p>135354</text:p>
              </table:table-cell>
              <table:table-cell office:value-type="float" office:value="-114592">
                <text:p>-114592</text:p>
              </table:table-cell>
              <table:table-cell office:value-type="float" office:value="-1877">
                <text:p>-1877</text:p>
              </table:table-cell>
              <table:table-cell office:value-type="float" office:value="1.12349998950958">
                <text:p>1.12349998950958</text:p>
              </table:table-cell>
            </table:table-row>
            <table:table-row>
              <table:table-cell office:value-type="string">
                <text:p>20190514</text:p>
              </table:table-cell>
              <table:table-cell office:value-type="float" office:value="-48543">
                <text:p>-48543</text:p>
              </table:table-cell>
              <table:table-cell office:value-type="float" office:value="139682">
                <text:p>139682</text:p>
              </table:table-cell>
              <table:table-cell office:value-type="float" office:value="-111693">
                <text:p>-111693</text:p>
              </table:table-cell>
              <table:table-cell office:value-type="float" office:value="1037">
                <text:p>1037</text:p>
              </table:table-cell>
              <table:table-cell office:value-type="float" office:value="1.11580002307892">
                <text:p>1.11580002307892</text:p>
              </table:table-cell>
            </table:table-row>
            <table:table-row>
              <table:table-cell office:value-type="string">
                <text:p>20190521</text:p>
              </table:table-cell>
              <table:table-cell office:value-type="float" office:value="-52326">
                <text:p>-52326</text:p>
              </table:table-cell>
              <table:table-cell office:value-type="float" office:value="137178">
                <text:p>137178</text:p>
              </table:table-cell>
              <table:table-cell office:value-type="float" office:value="-107410">
                <text:p>-107410</text:p>
              </table:table-cell>
              <table:table-cell office:value-type="float" office:value="-341">
                <text:p>-341</text:p>
              </table:table-cell>
              <table:table-cell office:value-type="float" office:value="1.12039995193481">
                <text:p>1.12039995193481</text:p>
              </table:table-cell>
            </table:table-row>
            <table:table-row>
              <table:table-cell office:value-type="string">
                <text:p>20190528</text:p>
              </table:table-cell>
              <table:table-cell office:value-type="float" office:value="-54137">
                <text:p>-54137</text:p>
              </table:table-cell>
              <table:table-cell office:value-type="float" office:value="131148">
                <text:p>131148</text:p>
              </table:table-cell>
              <table:table-cell office:value-type="float" office:value="-103963">
                <text:p>-103963</text:p>
              </table:table-cell>
              <table:table-cell office:value-type="float" office:value="-1061">
                <text:p>-1061</text:p>
              </table:table-cell>
              <table:table-cell office:value-type="float" office:value="1.1168999671936">
                <text:p>1.1168999671936</text:p>
              </table:table-cell>
            </table:table-row>
            <table:table-row>
              <table:table-cell office:value-type="string">
                <text:p>20190604</text:p>
              </table:table-cell>
              <table:table-cell office:value-type="float" office:value="-69764">
                <text:p>-69764</text:p>
              </table:table-cell>
              <table:table-cell office:value-type="float" office:value="132274">
                <text:p>132274</text:p>
              </table:table-cell>
              <table:table-cell office:value-type="float" office:value="-91982">
                <text:p>-91982</text:p>
              </table:table-cell>
              <table:table-cell office:value-type="float" office:value="2477">
                <text:p>2477</text:p>
              </table:table-cell>
              <table:table-cell office:value-type="float" office:value="1.13329994678497">
                <text:p>1.13329994678497</text:p>
              </table:table-cell>
            </table:table-row>
            <table:table-row>
              <table:table-cell office:value-type="string">
                <text:p>20190611</text:p>
              </table:table-cell>
              <table:table-cell office:value-type="float" office:value="-77396">
                <text:p>-77396</text:p>
              </table:table-cell>
              <table:table-cell office:value-type="float" office:value="148318">
                <text:p>148318</text:p>
              </table:table-cell>
              <table:table-cell office:value-type="float" office:value="-103399">
                <text:p>-103399</text:p>
              </table:table-cell>
              <table:table-cell office:value-type="float" office:value="7831">
                <text:p>7831</text:p>
              </table:table-cell>
              <table:table-cell office:value-type="float" office:value="1.12090003490448">
                <text:p>1.12090003490448</text:p>
              </table:table-cell>
            </table:table-row>
            <table:table-row>
              <table:table-cell office:value-type="string">
                <text:p>20190618</text:p>
              </table:table-cell>
              <table:table-cell office:value-type="float" office:value="-89186">
                <text:p>-89186</text:p>
              </table:table-cell>
              <table:table-cell office:value-type="float" office:value="139927">
                <text:p>139927</text:p>
              </table:table-cell>
              <table:table-cell office:value-type="float" office:value="-88844">
                <text:p>-88844</text:p>
              </table:table-cell>
              <table:table-cell office:value-type="float" office:value="12912">
                <text:p>12912</text:p>
              </table:table-cell>
              <table:table-cell office:value-type="float" office:value="1.13680005073547">
                <text:p>1.13680005073547</text:p>
              </table:table-cell>
            </table:table-row>
            <table:table-row>
              <table:table-cell office:value-type="string">
                <text:p>20190625</text:p>
              </table:table-cell>
              <table:table-cell office:value-type="float" office:value="-107645">
                <text:p>-107645</text:p>
              </table:table-cell>
              <table:table-cell office:value-type="float" office:value="163775">
                <text:p>163775</text:p>
              </table:table-cell>
              <table:table-cell office:value-type="float" office:value="-92949">
                <text:p>-92949</text:p>
              </table:table-cell>
              <table:table-cell office:value-type="float" office:value="4133">
                <text:p>4133</text:p>
              </table:table-cell>
              <table:table-cell office:value-type="float" office:value="1.13699996471405">
                <text:p>1.13699996471405</text:p>
              </table:table-cell>
            </table:table-row>
            <table:table-row>
              <table:table-cell office:value-type="string">
                <text:p>20190702</text:p>
              </table:table-cell>
              <table:table-cell office:value-type="float" office:value="-109182">
                <text:p>-109182</text:p>
              </table:table-cell>
              <table:table-cell office:value-type="float" office:value="165740">
                <text:p>165740</text:p>
              </table:table-cell>
              <table:table-cell office:value-type="float" office:value="-86355">
                <text:p>-86355</text:p>
              </table:table-cell>
              <table:table-cell office:value-type="float" office:value="5380">
                <text:p>5380</text:p>
              </table:table-cell>
              <table:table-cell office:value-type="float" office:value="1.12259995937347">
                <text:p>1.12259995937347</text:p>
              </table:table-cell>
            </table:table-row>
            <table:table-row>
              <table:table-cell office:value-type="string">
                <text:p>20190709</text:p>
              </table:table-cell>
              <table:table-cell office:value-type="float" office:value="-100022">
                <text:p>-100022</text:p>
              </table:table-cell>
              <table:table-cell office:value-type="float" office:value="151655">
                <text:p>151655</text:p>
              </table:table-cell>
              <table:table-cell office:value-type="float" office:value="-91631">
                <text:p>-91631</text:p>
              </table:table-cell>
              <table:table-cell office:value-type="float" office:value="10097">
                <text:p>10097</text:p>
              </table:table-cell>
              <table:table-cell office:value-type="float" office:value="1.12709999084473">
                <text:p>1.12709999084473</text:p>
              </table:table-cell>
            </table:table-row>
            <table:table-row>
              <table:table-cell office:value-type="string">
                <text:p>20190716</text:p>
              </table:table-cell>
              <table:table-cell office:value-type="float" office:value="-101871">
                <text:p>-101871</text:p>
              </table:table-cell>
              <table:table-cell office:value-type="float" office:value="149437">
                <text:p>149437</text:p>
              </table:table-cell>
              <table:table-cell office:value-type="float" office:value="-89102">
                <text:p>-89102</text:p>
              </table:table-cell>
              <table:table-cell office:value-type="float" office:value="14338">
                <text:p>14338</text:p>
              </table:table-cell>
              <table:table-cell office:value-type="float" office:value="1.12220001220703">
                <text:p>1.12220001220703</text:p>
              </table:table-cell>
            </table:table-row>
            <table:table-row>
              <table:table-cell office:value-type="string">
                <text:p>20190723</text:p>
              </table:table-cell>
              <table:table-cell office:value-type="float" office:value="-86342">
                <text:p>-86342</text:p>
              </table:table-cell>
              <table:table-cell office:value-type="float" office:value="147562">
                <text:p>147562</text:p>
              </table:table-cell>
              <table:table-cell office:value-type="float" office:value="-96252">
                <text:p>-96252</text:p>
              </table:table-cell>
              <table:table-cell office:value-type="float" office:value="10925">
                <text:p>10925</text:p>
              </table:table-cell>
              <table:table-cell office:value-type="float" office:value="1.11269998550415">
                <text:p>1.11269998550415</text:p>
              </table:table-cell>
            </table:table-row>
            <table:table-row>
              <table:table-cell office:value-type="string">
                <text:p>20190730</text:p>
              </table:table-cell>
              <table:table-cell office:value-type="float" office:value="-77822">
                <text:p>-77822</text:p>
              </table:table-cell>
              <table:table-cell office:value-type="float" office:value="147520">
                <text:p>147520</text:p>
              </table:table-cell>
              <table:table-cell office:value-type="float" office:value="-103264">
                <text:p>-103264</text:p>
              </table:table-cell>
              <table:table-cell office:value-type="float" office:value="10553">
                <text:p>10553</text:p>
              </table:table-cell>
              <table:table-cell office:value-type="float" office:value="1.11090004444122">
                <text:p>1.11090004444122</text:p>
              </table:table-cell>
            </table:table-row>
            <table:table-row>
              <table:table-cell office:value-type="string">
                <text:p>20190806</text:p>
              </table:table-cell>
              <table:table-cell office:value-type="float" office:value="-65608">
                <text:p>-65608</text:p>
              </table:table-cell>
              <table:table-cell office:value-type="float" office:value="122008">
                <text:p>122008</text:p>
              </table:table-cell>
              <table:table-cell office:value-type="float" office:value="-85344">
                <text:p>-85344</text:p>
              </table:table-cell>
              <table:table-cell office:value-type="float" office:value="8199">
                <text:p>8199</text:p>
              </table:table-cell>
              <table:table-cell office:value-type="float" office:value="1.12000000476837">
                <text:p>1.12000000476837</text:p>
              </table:table-cell>
            </table:table-row>
            <table:table-row>
              <table:table-cell office:value-type="string">
                <text:p>20190813</text:p>
              </table:table-cell>
              <table:table-cell office:value-type="float" office:value="-92969">
                <text:p>-92969</text:p>
              </table:table-cell>
              <table:table-cell office:value-type="float" office:value="172396">
                <text:p>172396</text:p>
              </table:table-cell>
              <table:table-cell office:value-type="float" office:value="-108531">
                <text:p>-108531</text:p>
              </table:table-cell>
              <table:table-cell office:value-type="float" office:value="9561">
                <text:p>9561</text:p>
              </table:table-cell>
              <table:table-cell office:value-type="float" office:value="1.10899996757507">
                <text:p>1.10899996757507</text:p>
              </table:table-cell>
            </table:table-row>
            <table:table-row>
              <table:table-cell office:value-type="string">
                <text:p>20190820</text:p>
              </table:table-cell>
              <table:table-cell office:value-type="float" office:value="-96747">
                <text:p>-96747</text:p>
              </table:table-cell>
              <table:table-cell office:value-type="float" office:value="161719">
                <text:p>161719</text:p>
              </table:table-cell>
              <table:table-cell office:value-type="float" office:value="-95472">
                <text:p>-95472</text:p>
              </table:table-cell>
              <table:table-cell office:value-type="float" office:value="8730">
                <text:p>8730</text:p>
              </table:table-cell>
              <table:table-cell office:value-type="float" office:value="1.11440002918243">
                <text:p>1.11440002918243</text:p>
              </table:table-cell>
            </table:table-row>
            <table:table-row>
              <table:table-cell office:value-type="string">
                <text:p>20190827</text:p>
              </table:table-cell>
              <table:table-cell office:value-type="float" office:value="-82643">
                <text:p>-82643</text:p>
              </table:table-cell>
              <table:table-cell office:value-type="float" office:value="139426">
                <text:p>139426</text:p>
              </table:table-cell>
              <table:table-cell office:value-type="float" office:value="-87895">
                <text:p>-87895</text:p>
              </table:table-cell>
              <table:table-cell office:value-type="float" office:value="8365">
                <text:p>8365</text:p>
              </table:table-cell>
              <table:table-cell office:value-type="float" office:value="1.09909999370575">
                <text:p>1.09909999370575</text:p>
              </table:table-cell>
            </table:table-row>
            <table:table-row>
              <table:table-cell office:value-type="string">
                <text:p>20190903</text:p>
              </table:table-cell>
              <table:table-cell office:value-type="float" office:value="-66383">
                <text:p>-66383</text:p>
              </table:table-cell>
              <table:table-cell office:value-type="float" office:value="125552">
                <text:p>125552</text:p>
              </table:table-cell>
              <table:table-cell office:value-type="float" office:value="-90018">
                <text:p>-90018</text:p>
              </table:table-cell>
              <table:table-cell office:value-type="float" office:value="9178">
                <text:p>9178</text:p>
              </table:table-cell>
              <table:table-cell office:value-type="float" office:value="1.10290002822876">
                <text:p>1.10290002822876</text:p>
              </table:table-cell>
            </table:table-row>
            <table:table-row>
              <table:table-cell office:value-type="string">
                <text:p>20190910</text:p>
              </table:table-cell>
              <table:table-cell office:value-type="float" office:value="-55230">
                <text:p>-55230</text:p>
              </table:table-cell>
              <table:table-cell office:value-type="float" office:value="127116">
                <text:p>127116</text:p>
              </table:table-cell>
              <table:table-cell office:value-type="float" office:value="-96729">
                <text:p>-96729</text:p>
              </table:table-cell>
              <table:table-cell office:value-type="float" office:value="7961">
                <text:p>7961</text:p>
              </table:table-cell>
              <table:table-cell office:value-type="float" office:value="1.10749995708466">
                <text:p>1.10749995708466</text:p>
              </table:table-cell>
            </table:table-row>
            <table:table-row>
              <table:table-cell office:value-type="string">
                <text:p>20190917</text:p>
              </table:table-cell>
              <table:table-cell office:value-type="float" office:value="-50918">
                <text:p>-50918</text:p>
              </table:table-cell>
              <table:table-cell office:value-type="float" office:value="121699">
                <text:p>121699</text:p>
              </table:table-cell>
              <table:table-cell office:value-type="float" office:value="-106661">
                <text:p>-106661</text:p>
              </table:table-cell>
              <table:table-cell office:value-type="float" office:value="12827">
                <text:p>12827</text:p>
              </table:table-cell>
              <table:table-cell office:value-type="float" office:value="1.10179996490479">
                <text:p>1.10179996490479</text:p>
              </table:table-cell>
            </table:table-row>
            <table:table-row>
              <table:table-cell office:value-type="string">
                <text:p>20190924</text:p>
              </table:table-cell>
              <table:table-cell office:value-type="float" office:value="-58232">
                <text:p>-58232</text:p>
              </table:table-cell>
              <table:table-cell office:value-type="float" office:value="121458">
                <text:p>121458</text:p>
              </table:table-cell>
              <table:table-cell office:value-type="float" office:value="-91289">
                <text:p>-91289</text:p>
              </table:table-cell>
              <table:table-cell office:value-type="float" office:value="6301">
                <text:p>6301</text:p>
              </table:table-cell>
              <table:table-cell office:value-type="float" office:value="1.09389996528625">
                <text:p>1.09389996528625</text:p>
              </table:table-cell>
            </table:table-row>
            <table:table-row>
              <table:table-cell office:value-type="string">
                <text:p>20191001</text:p>
              </table:table-cell>
              <table:table-cell office:value-type="float" office:value="-52191">
                <text:p>-52191</text:p>
              </table:table-cell>
              <table:table-cell office:value-type="float" office:value="105156">
                <text:p>105156</text:p>
              </table:table-cell>
              <table:table-cell office:value-type="float" office:value="-89485">
                <text:p>-89485</text:p>
              </table:table-cell>
              <table:table-cell office:value-type="float" office:value="11216">
                <text:p>11216</text:p>
              </table:table-cell>
              <table:table-cell office:value-type="float" office:value="1.0978000164032">
                <text:p>1.0978000164032</text:p>
              </table:table-cell>
            </table:table-row>
            <table:table-row>
              <table:table-cell office:value-type="string">
                <text:p>20191008</text:p>
              </table:table-cell>
              <table:table-cell office:value-type="float" office:value="-49159">
                <text:p>-49159</text:p>
              </table:table-cell>
              <table:table-cell office:value-type="float" office:value="121767">
                <text:p>121767</text:p>
              </table:table-cell>
              <table:table-cell office:value-type="float" office:value="-102990">
                <text:p>-102990</text:p>
              </table:table-cell>
              <table:table-cell office:value-type="float" office:value="9560">
                <text:p>9560</text:p>
              </table:table-cell>
              <table:table-cell office:value-type="float" office:value="1.10420000553131">
                <text:p>1.10420000553131</text:p>
              </table:table-cell>
            </table:table-row>
            <table:table-row>
              <table:table-cell office:value-type="string">
                <text:p>20191015</text:p>
              </table:table-cell>
              <table:table-cell office:value-type="float" office:value="-60453">
                <text:p>-60453</text:p>
              </table:table-cell>
              <table:table-cell office:value-type="float" office:value="132360">
                <text:p>132360</text:p>
              </table:table-cell>
              <table:table-cell office:value-type="float" office:value="-101827">
                <text:p>-101827</text:p>
              </table:table-cell>
              <table:table-cell office:value-type="float" office:value="3541">
                <text:p>3541</text:p>
              </table:table-cell>
              <table:table-cell office:value-type="float" office:value="1.11710000038147">
                <text:p>1.11710000038147</text:p>
              </table:table-cell>
            </table:table-row>
            <table:table-row>
              <table:table-cell office:value-type="string">
                <text:p>20191022</text:p>
              </table:table-cell>
              <table:table-cell office:value-type="float" office:value="-97563">
                <text:p>-97563</text:p>
              </table:table-cell>
              <table:table-cell office:value-type="float" office:value="154250">
                <text:p>154250</text:p>
              </table:table-cell>
              <table:table-cell office:value-type="float" office:value="-94550">
                <text:p>-94550</text:p>
              </table:table-cell>
              <table:table-cell office:value-type="float" office:value="8823">
                <text:p>8823</text:p>
              </table:table-cell>
              <table:table-cell office:value-type="float" office:value="1.10800004005432">
                <text:p>1.10800004005432</text:p>
              </table:table-cell>
            </table:table-row>
            <table:table-row>
              <table:table-cell office:value-type="string">
                <text:p>20191029</text:p>
              </table:table-cell>
              <table:table-cell office:value-type="float" office:value="-106324">
                <text:p>-106324</text:p>
              </table:table-cell>
              <table:table-cell office:value-type="float" office:value="164323">
                <text:p>164323</text:p>
              </table:table-cell>
              <table:table-cell office:value-type="float" office:value="-93496">
                <text:p>-93496</text:p>
              </table:table-cell>
              <table:table-cell office:value-type="float" office:value="7976">
                <text:p>7976</text:p>
              </table:table-cell>
              <table:table-cell office:value-type="float" office:value="1.11670005321503">
                <text:p>1.11670005321503</text:p>
              </table:table-cell>
            </table:table-row>
            <table:table-row>
              <table:table-cell office:value-type="string">
                <text:p>20191105</text:p>
              </table:table-cell>
              <table:table-cell office:value-type="float" office:value="-116664">
                <text:p>-116664</text:p>
              </table:table-cell>
              <table:table-cell office:value-type="float" office:value="185788">
                <text:p>185788</text:p>
              </table:table-cell>
              <table:table-cell office:value-type="float" office:value="-101070">
                <text:p>-101070</text:p>
              </table:table-cell>
              <table:table-cell office:value-type="float" office:value="3267">
                <text:p>3267</text:p>
              </table:table-cell>
              <table:table-cell office:value-type="float" office:value="1.10179996490479">
                <text:p>1.10179996490479</text:p>
              </table:table-cell>
            </table:table-row>
            <table:table-row>
              <table:table-cell office:value-type="string">
                <text:p>20191112</text:p>
              </table:table-cell>
              <table:table-cell office:value-type="float" office:value="-119522">
                <text:p>-119522</text:p>
              </table:table-cell>
              <table:table-cell office:value-type="float" office:value="176988">
                <text:p>176988</text:p>
              </table:table-cell>
              <table:table-cell office:value-type="float" office:value="-97516">
                <text:p>-97516</text:p>
              </table:table-cell>
              <table:table-cell office:value-type="float" office:value="9051">
                <text:p>9051</text:p>
              </table:table-cell>
              <table:table-cell office:value-type="float" office:value="1.10520005226135">
                <text:p>1.10520005226135</text:p>
              </table:table-cell>
            </table:table-row>
            <table:table-row>
              <table:table-cell office:value-type="string">
                <text:p>20191119</text:p>
              </table:table-cell>
              <table:table-cell office:value-type="float" office:value="-112759">
                <text:p>-112759</text:p>
              </table:table-cell>
              <table:table-cell office:value-type="float" office:value="169467">
                <text:p>169467</text:p>
              </table:table-cell>
              <table:table-cell office:value-type="float" office:value="-88857">
                <text:p>-88857</text:p>
              </table:table-cell>
              <table:table-cell office:value-type="float" office:value="1855">
                <text:p>1855</text:p>
              </table:table-cell>
              <table:table-cell office:value-type="float" office:value="1.10239994525909">
                <text:p>1.10239994525909</text:p>
              </table:table-cell>
            </table:table-row>
            <table:table-row>
              <table:table-cell office:value-type="string">
                <text:p>20191126</text:p>
              </table:table-cell>
              <table:table-cell office:value-type="float" office:value="-108793">
                <text:p>-108793</text:p>
              </table:table-cell>
              <table:table-cell office:value-type="float" office:value="165355">
                <text:p>165355</text:p>
              </table:table-cell>
              <table:table-cell office:value-type="float" office:value="-97407">
                <text:p>-97407</text:p>
              </table:table-cell>
              <table:table-cell office:value-type="float" office:value="10800">
                <text:p>10800</text:p>
              </table:table-cell>
              <table:table-cell office:value-type="float" office:value="1.10169994831085">
                <text:p>1.10169994831085</text:p>
              </table:table-cell>
            </table:table-row>
            <table:table-row>
              <table:table-cell office:value-type="string">
                <text:p>20191203</text:p>
              </table:table-cell>
              <table:table-cell office:value-type="float" office:value="-112261">
                <text:p>-112261</text:p>
              </table:table-cell>
              <table:table-cell office:value-type="float" office:value="163229">
                <text:p>163229</text:p>
              </table:table-cell>
              <table:table-cell office:value-type="float" office:value="-94361">
                <text:p>-94361</text:p>
              </table:table-cell>
              <table:table-cell office:value-type="float" office:value="9796">
                <text:p>9796</text:p>
              </table:table-cell>
              <table:table-cell office:value-type="float" office:value="1.10590004920959">
                <text:p>1.10590004920959</text:p>
              </table:table-cell>
            </table:table-row>
            <table:table-row>
              <table:table-cell office:value-type="string">
                <text:p>20191210</text:p>
              </table:table-cell>
              <table:table-cell office:value-type="float" office:value="-112238">
                <text:p>-112238</text:p>
              </table:table-cell>
              <table:table-cell office:value-type="float" office:value="172193">
                <text:p>172193</text:p>
              </table:table-cell>
              <table:table-cell office:value-type="float" office:value="-101238">
                <text:p>-101238</text:p>
              </table:table-cell>
              <table:table-cell office:value-type="float" office:value="11809">
                <text:p>11809</text:p>
              </table:table-cell>
              <table:table-cell office:value-type="float" office:value="1.11210000514984">
                <text:p>1.11210000514984</text:p>
              </table:table-cell>
            </table:table-row>
            <table:table-row>
              <table:table-cell office:value-type="string">
                <text:p>20191217</text:p>
              </table:table-cell>
              <table:table-cell office:value-type="float" office:value="-110985">
                <text:p>-110985</text:p>
              </table:table-cell>
              <table:table-cell office:value-type="float" office:value="180153">
                <text:p>180153</text:p>
              </table:table-cell>
              <table:table-cell office:value-type="float" office:value="-103792">
                <text:p>-103792</text:p>
              </table:table-cell>
              <table:table-cell office:value-type="float" office:value="12968">
                <text:p>12968</text:p>
              </table:table-cell>
              <table:table-cell office:value-type="float" office:value="1.10790002346039">
                <text:p>1.10790002346039</text:p>
              </table:table-cell>
            </table:table-row>
            <table:table-row>
              <table:table-cell office:value-type="string">
                <text:p>20191224</text:p>
              </table:table-cell>
              <table:table-cell office:value-type="float" office:value="-109525">
                <text:p>-109525</text:p>
              </table:table-cell>
              <table:table-cell office:value-type="float" office:value="177759">
                <text:p>177759</text:p>
              </table:table-cell>
              <table:table-cell office:value-type="float" office:value="-112907">
                <text:p>-112907</text:p>
              </table:table-cell>
              <table:table-cell office:value-type="float" office:value="13067">
                <text:p>13067</text:p>
              </table:table-cell>
              <table:table-cell office:value-type="float" office:value="1.11769998073578">
                <text:p>1.11769998073578</text:p>
              </table:table-cell>
            </table:table-row>
            <table:table-row>
              <table:table-cell office:value-type="string">
                <text:p>20191231</text:p>
              </table:table-cell>
              <table:table-cell office:value-type="float" office:value="-119149">
                <text:p>-119149</text:p>
              </table:table-cell>
              <table:table-cell office:value-type="float" office:value="198748">
                <text:p>198748</text:p>
              </table:table-cell>
              <table:table-cell office:value-type="float" office:value="-127195">
                <text:p>-127195</text:p>
              </table:table-cell>
              <table:table-cell office:value-type="float" office:value="13201">
                <text:p>13201</text:p>
              </table:table-cell>
              <table:table-cell office:value-type="float" office:value="1.11600005626678">
                <text:p>1.11600005626678</text:p>
              </table:table-cell>
            </table:table-row>
            <table:table-row>
              <table:table-cell office:value-type="string">
                <text:p>20200107</text:p>
              </table:table-cell>
              <table:table-cell office:value-type="float" office:value="-132460">
                <text:p>-132460</text:p>
              </table:table-cell>
              <table:table-cell office:value-type="float" office:value="201461">
                <text:p>201461</text:p>
              </table:table-cell>
              <table:table-cell office:value-type="float" office:value="-117552">
                <text:p>-117552</text:p>
              </table:table-cell>
              <table:table-cell office:value-type="float" office:value="12195">
                <text:p>12195</text:p>
              </table:table-cell>
              <table:table-cell office:value-type="float" office:value="1.11220002174377">
                <text:p>1.11220002174377</text:p>
              </table:table-cell>
            </table:table-row>
            <table:table-row>
              <table:table-cell office:value-type="string">
                <text:p>20200114</text:p>
              </table:table-cell>
              <table:table-cell office:value-type="float" office:value="-137692">
                <text:p>-137692</text:p>
              </table:table-cell>
              <table:table-cell office:value-type="float" office:value="192809">
                <text:p>192809</text:p>
              </table:table-cell>
              <table:table-cell office:value-type="float" office:value="-109375">
                <text:p>-109375</text:p>
              </table:table-cell>
              <table:table-cell office:value-type="float" office:value="14641">
                <text:p>14641</text:p>
              </table:table-cell>
              <table:table-cell office:value-type="float" office:value="1.10899996757507">
                <text:p>1.10899996757507</text:p>
              </table:table-cell>
            </table:table-row>
            <table:table-row>
              <table:table-cell office:value-type="string">
                <text:p>20200121</text:p>
              </table:table-cell>
              <table:table-cell office:value-type="float" office:value="-142380">
                <text:p>-142380</text:p>
              </table:table-cell>
              <table:table-cell office:value-type="float" office:value="188986">
                <text:p>188986</text:p>
              </table:table-cell>
              <table:table-cell office:value-type="float" office:value="-100789">
                <text:p>-100789</text:p>
              </table:table-cell>
              <table:table-cell office:value-type="float" office:value="14266">
                <text:p>14266</text:p>
              </table:table-cell>
              <table:table-cell office:value-type="float" office:value="1.10249996185303">
                <text:p>1.10249996185303</text:p>
              </table:table-cell>
            </table:table-row>
            <table:table-row>
              <table:table-cell office:value-type="string">
                <text:p>20200128</text:p>
              </table:table-cell>
              <table:table-cell office:value-type="float" office:value="-127633">
                <text:p>-127633</text:p>
              </table:table-cell>
              <table:table-cell office:value-type="float" office:value="171760">
                <text:p>171760</text:p>
              </table:table-cell>
              <table:table-cell office:value-type="float" office:value="-103401">
                <text:p>-103401</text:p>
              </table:table-cell>
              <table:table-cell office:value-type="float" office:value="20563">
                <text:p>20563</text:p>
              </table:table-cell>
              <table:table-cell office:value-type="float" office:value="1.10940003395081">
                <text:p>1.10940003395081</text:p>
              </table:table-cell>
            </table:table-row>
            <table:table-row>
              <table:table-cell office:value-type="string">
                <text:p>20200204</text:p>
              </table:table-cell>
              <table:table-cell office:value-type="float" office:value="-117111">
                <text:p>-117111</text:p>
              </table:table-cell>
              <table:table-cell office:value-type="float" office:value="178822">
                <text:p>178822</text:p>
              </table:table-cell>
              <table:table-cell office:value-type="float" office:value="-117172">
                <text:p>-117172</text:p>
              </table:table-cell>
              <table:table-cell office:value-type="float" office:value="18370">
                <text:p>18370</text:p>
              </table:table-cell>
              <table:table-cell office:value-type="float" office:value="1.09449994564056">
                <text:p>1.09449994564056</text:p>
              </table:table-cell>
            </table:table-row>
            <table:table-row>
              <table:table-cell office:value-type="string">
                <text:p>20200211</text:p>
              </table:table-cell>
              <table:table-cell office:value-type="float" office:value="-117672">
                <text:p>-117672</text:p>
              </table:table-cell>
              <table:table-cell office:value-type="float" office:value="202670">
                <text:p>202670</text:p>
              </table:table-cell>
              <table:table-cell office:value-type="float" office:value="-133549">
                <text:p>-133549</text:p>
              </table:table-cell>
              <table:table-cell office:value-type="float" office:value="19308">
                <text:p>19308</text:p>
              </table:table-cell>
              <table:table-cell office:value-type="float" office:value="1.08319997787476">
                <text:p>1.08319997787476</text:p>
              </table:table-cell>
            </table:table-row>
            <table:table-row>
              <table:table-cell office:value-type="string">
                <text:p>20200218</text:p>
              </table:table-cell>
              <table:table-cell office:value-type="float" office:value="-103735">
                <text:p>-103735</text:p>
              </table:table-cell>
              <table:table-cell office:value-type="float" office:value="188117">
                <text:p>188117</text:p>
              </table:table-cell>
              <table:table-cell office:value-type="float" office:value="-138207">
                <text:p>-138207</text:p>
              </table:table-cell>
              <table:table-cell office:value-type="float" office:value="20553">
                <text:p>20553</text:p>
              </table:table-cell>
              <table:table-cell office:value-type="float" office:value="1.08449995517731">
                <text:p>1.08449995517731</text:p>
              </table:table-cell>
            </table:table-row>
            <table:table-row>
              <table:table-cell office:value-type="string">
                <text:p>20200225</text:p>
              </table:table-cell>
              <table:table-cell office:value-type="float" office:value="-90046">
                <text:p>-90046</text:p>
              </table:table-cell>
              <table:table-cell office:value-type="float" office:value="193158">
                <text:p>193158</text:p>
              </table:table-cell>
              <table:table-cell office:value-type="float" office:value="-145533">
                <text:p>-145533</text:p>
              </table:table-cell>
              <table:table-cell office:value-type="float" office:value="12945">
                <text:p>12945</text:p>
              </table:table-cell>
              <table:table-cell office:value-type="float" office:value="1.10269999504089">
                <text:p>1.10269999504089</text:p>
              </table:table-cell>
            </table:table-row>
            <table:table-row>
              <table:table-cell office:value-type="string">
                <text:p>20200303</text:p>
              </table:table-cell>
              <table:table-cell office:value-type="float" office:value="-141026">
                <text:p>-141026</text:p>
              </table:table-cell>
              <table:table-cell office:value-type="float" office:value="234317">
                <text:p>234317</text:p>
              </table:table-cell>
              <table:table-cell office:value-type="float" office:value="-140379">
                <text:p>-140379</text:p>
              </table:table-cell>
              <table:table-cell office:value-type="float" office:value="16091">
                <text:p>16091</text:p>
              </table:table-cell>
              <table:table-cell office:value-type="float" office:value="1.12860000133514">
                <text:p>1.12860000133514</text:p>
              </table:table-cell>
            </table:table-row>
            <table:table-row>
              <table:table-cell office:value-type="string">
                <text:p>20200310</text:p>
              </table:table-cell>
              <table:table-cell office:value-type="float" office:value="-254498">
                <text:p>-254498</text:p>
              </table:table-cell>
              <table:table-cell office:value-type="float" office:value="303418">
                <text:p>303418</text:p>
              </table:table-cell>
              <table:table-cell office:value-type="float" office:value="-107611">
                <text:p>-107611</text:p>
              </table:table-cell>
              <table:table-cell office:value-type="float" office:value="18896">
                <text:p>18896</text:p>
              </table:table-cell>
              <table:table-cell office:value-type="float" office:value="1.11059999465942">
                <text:p>1.11059999465942</text:p>
              </table:table-cell>
            </table:table-row>
            <table:table-row>
              <table:table-cell office:value-type="string">
                <text:p>20200317</text:p>
              </table:table-cell>
              <table:table-cell office:value-type="float" office:value="-271773">
                <text:p>-271773</text:p>
              </table:table-cell>
              <table:table-cell office:value-type="float" office:value="283849">
                <text:p>283849</text:p>
              </table:table-cell>
              <table:table-cell office:value-type="float" office:value="-62810">
                <text:p>-62810</text:p>
              </table:table-cell>
              <table:table-cell office:value-type="float" office:value="16412">
                <text:p>16412</text:p>
              </table:table-cell>
              <table:table-cell office:value-type="float" office:value="1.06949996948242">
                <text:p>1.06949996948242</text:p>
              </table:table-cell>
            </table:table-row>
            <table:table-row>
              <table:table-cell office:value-type="string">
                <text:p>20200324</text:p>
              </table:table-cell>
              <table:table-cell office:value-type="float" office:value="-260058">
                <text:p>-260058</text:p>
              </table:table-cell>
              <table:table-cell office:value-type="float" office:value="257479">
                <text:p>257479</text:p>
              </table:table-cell>
              <table:table-cell office:value-type="float" office:value="-42347">
                <text:p>-42347</text:p>
              </table:table-cell>
              <table:table-cell office:value-type="float" office:value="17567">
                <text:p>17567</text:p>
              </table:table-cell>
              <table:table-cell office:value-type="float" office:value="1.11419999599457">
                <text:p>1.11419999599457</text:p>
              </table:table-cell>
            </table:table-row>
            <table:table-row>
              <table:table-cell office:value-type="string">
                <text:p>20200331</text:p>
              </table:table-cell>
              <table:table-cell office:value-type="float" office:value="-264486">
                <text:p>-264486</text:p>
              </table:table-cell>
              <table:table-cell office:value-type="float" office:value="254602">
                <text:p>254602</text:p>
              </table:table-cell>
              <table:table-cell office:value-type="float" office:value="-36009">
                <text:p>-36009</text:p>
              </table:table-cell>
              <table:table-cell office:value-type="float" office:value="19886">
                <text:p>19886</text:p>
              </table:table-cell>
              <table:table-cell office:value-type="float" office:value="1.08089995384216">
                <text:p>1.08089995384216</text:p>
              </table:table-cell>
            </table:table-row>
            <table:table-row>
              <table:table-cell office:value-type="string">
                <text:p>20200407</text:p>
              </table:table-cell>
              <table:table-cell office:value-type="float" office:value="-278918">
                <text:p>-278918</text:p>
              </table:table-cell>
              <table:table-cell office:value-type="float" office:value="247010">
                <text:p>247010</text:p>
              </table:table-cell>
              <table:table-cell office:value-type="float" office:value="-27519">
                <text:p>-27519</text:p>
              </table:table-cell>
              <table:table-cell office:value-type="float" office:value="21452">
                <text:p>21452</text:p>
              </table:table-cell>
              <table:table-cell office:value-type="float" office:value="1.09360003471375">
                <text:p>1.09360003471375</text:p>
              </table:table-cell>
            </table:table-row>
            <table:table-row>
              <table:table-cell office:value-type="string">
                <text:p>20200414</text:p>
              </table:table-cell>
              <table:table-cell office:value-type="float" office:value="-278250">
                <text:p>-278250</text:p>
              </table:table-cell>
              <table:table-cell office:value-type="float" office:value="242956">
                <text:p>242956</text:p>
              </table:table-cell>
              <table:table-cell office:value-type="float" office:value="-21478">
                <text:p>-21478</text:p>
              </table:table-cell>
              <table:table-cell office:value-type="float" office:value="22664">
                <text:p>22664</text:p>
              </table:table-cell>
              <table:table-cell office:value-type="float" office:value="1.08780002593994">
                <text:p>1.08780002593994</text:p>
              </table:table-cell>
            </table:table-row>
            <table:table-row>
              <table:table-cell office:value-type="string">
                <text:p>20200421</text:p>
              </table:table-cell>
              <table:table-cell office:value-type="float" office:value="-275673">
                <text:p>-275673</text:p>
              </table:table-cell>
              <table:table-cell office:value-type="float" office:value="242409">
                <text:p>242409</text:p>
              </table:table-cell>
              <table:table-cell office:value-type="float" office:value="-19329">
                <text:p>-19329</text:p>
              </table:table-cell>
              <table:table-cell office:value-type="float" office:value="24438">
                <text:p>24438</text:p>
              </table:table-cell>
              <table:table-cell office:value-type="float" office:value="1.08210003376007">
                <text:p>1.08210003376007</text:p>
              </table:table-cell>
            </table:table-row>
            <table:table-row>
              <table:table-cell office:value-type="string">
                <text:p>20200428</text:p>
              </table:table-cell>
              <table:table-cell office:value-type="float" office:value="-258834">
                <text:p>-258834</text:p>
              </table:table-cell>
              <table:table-cell office:value-type="float" office:value="229556">
                <text:p>229556</text:p>
              </table:table-cell>
              <table:table-cell office:value-type="float" office:value="-19505">
                <text:p>-19505</text:p>
              </table:table-cell>
              <table:table-cell office:value-type="float" office:value="20782">
                <text:p>20782</text:p>
              </table:table-cell>
              <table:table-cell office:value-type="float" office:value="1.09850001335144">
                <text:p>1.09850001335144</text:p>
              </table:table-cell>
            </table:table-row>
            <table:table-row>
              <table:table-cell office:value-type="string">
                <text:p>20200505</text:p>
              </table:table-cell>
              <table:table-cell office:value-type="float" office:value="-249511">
                <text:p>-249511</text:p>
              </table:table-cell>
              <table:table-cell office:value-type="float" office:value="222214">
                <text:p>222214</text:p>
              </table:table-cell>
              <table:table-cell office:value-type="float" office:value="-24169">
                <text:p>-24169</text:p>
              </table:table-cell>
              <table:table-cell office:value-type="float" office:value="25155">
                <text:p>25155</text:p>
              </table:table-cell>
              <table:table-cell office:value-type="float" office:value="1.08410000801086">
                <text:p>1.08410000801086</text:p>
              </table:table-cell>
            </table:table-row>
            <table:table-row>
              <table:table-cell office:value-type="string">
                <text:p>20200512</text:p>
              </table:table-cell>
              <table:table-cell office:value-type="float" office:value="-242658">
                <text:p>-242658</text:p>
              </table:table-cell>
              <table:table-cell office:value-type="float" office:value="218927">
                <text:p>218927</text:p>
              </table:table-cell>
              <table:table-cell office:value-type="float" office:value="-26813">
                <text:p>-26813</text:p>
              </table:table-cell>
              <table:table-cell office:value-type="float" office:value="22227">
                <text:p>22227</text:p>
              </table:table-cell>
              <table:table-cell office:value-type="float" office:value="1.08159995079041">
                <text:p>1.08159995079041</text:p>
              </table:table-cell>
            </table:table-row>
            <table:table-row>
              <table:table-cell office:value-type="string">
                <text:p>20200519</text:p>
              </table:table-cell>
              <table:table-cell office:value-type="float" office:value="-238554">
                <text:p>-238554</text:p>
              </table:table-cell>
              <table:table-cell office:value-type="float" office:value="212952">
                <text:p>212952</text:p>
              </table:table-cell>
              <table:table-cell office:value-type="float" office:value="-31507">
                <text:p>-31507</text:p>
              </table:table-cell>
              <table:table-cell office:value-type="float" office:value="27077">
                <text:p>27077</text:p>
              </table:table-cell>
              <table:table-cell office:value-type="float" office:value="1.09019994735718">
                <text:p>1.09019994735718</text:p>
              </table:table-cell>
            </table:table-row>
            <table:table-row>
              <table:table-cell office:value-type="string">
                <text:p>20200526</text:p>
              </table:table-cell>
              <table:table-cell office:value-type="float" office:value="-248393">
                <text:p>-248393</text:p>
              </table:table-cell>
              <table:table-cell office:value-type="float" office:value="220108">
                <text:p>220108</text:p>
              </table:table-cell>
              <table:table-cell office:value-type="float" office:value="-30822">
                <text:p>-30822</text:p>
              </table:table-cell>
              <table:table-cell office:value-type="float" office:value="28073">
                <text:p>28073</text:p>
              </table:table-cell>
              <table:table-cell office:value-type="float" office:value="1.10989999771118">
                <text:p>1.10989999771118</text:p>
              </table:table-cell>
            </table:table-row>
            <table:table-row>
              <table:table-cell office:value-type="string">
                <text:p>20200602</text:p>
              </table:table-cell>
              <table:table-cell office:value-type="float" office:value="-267497">
                <text:p>-267497</text:p>
              </table:table-cell>
              <table:table-cell office:value-type="float" office:value="234149">
                <text:p>234149</text:p>
              </table:table-cell>
              <table:table-cell office:value-type="float" office:value="-31053">
                <text:p>-31053</text:p>
              </table:table-cell>
              <table:table-cell office:value-type="float" office:value="28443">
                <text:p>28443</text:p>
              </table:table-cell>
              <table:table-cell office:value-type="float" office:value="1.12860000133514">
                <text:p>1.12860000133514</text:p>
              </table:table-cell>
            </table:table-row>
            <table:table-row>
              <table:table-cell office:value-type="string">
                <text:p>20200609</text:p>
              </table:table-cell>
              <table:table-cell office:value-type="float" office:value="-291937">
                <text:p>-291937</text:p>
              </table:table-cell>
              <table:table-cell office:value-type="float" office:value="253359">
                <text:p>253359</text:p>
              </table:table-cell>
              <table:table-cell office:value-type="float" office:value="-33029">
                <text:p>-33029</text:p>
              </table:table-cell>
              <table:table-cell office:value-type="float" office:value="33538">
                <text:p>33538</text:p>
              </table:table-cell>
              <table:table-cell office:value-type="float" office:value="1.12559998035431">
                <text:p>1.12559998035431</text:p>
              </table:table-cell>
            </table:table-row>
            <table:table-row>
              <table:table-cell office:value-type="string">
                <text:p>20200616</text:p>
              </table:table-cell>
              <table:table-cell office:value-type="float" office:value="-309486">
                <text:p>-309486</text:p>
              </table:table-cell>
              <table:table-cell office:value-type="float" office:value="255437">
                <text:p>255437</text:p>
              </table:table-cell>
              <table:table-cell office:value-type="float" office:value="-18944">
                <text:p>-18944</text:p>
              </table:table-cell>
              <table:table-cell office:value-type="float" office:value="35090">
                <text:p>35090</text:p>
              </table:table-cell>
              <table:table-cell office:value-type="float" office:value="1.11769998073578">
                <text:p>1.11769998073578</text:p>
              </table:table-cell>
            </table:table-row>
            <table:table-row>
              <table:table-cell office:value-type="string">
                <text:p>20200623</text:p>
              </table:table-cell>
              <table:table-cell office:value-type="float" office:value="-317842">
                <text:p>-317842</text:p>
              </table:table-cell>
              <table:table-cell office:value-type="float" office:value="254892">
                <text:p>254892</text:p>
              </table:table-cell>
              <table:table-cell office:value-type="float" office:value="-14973">
                <text:p>-14973</text:p>
              </table:table-cell>
              <table:table-cell office:value-type="float" office:value="33831">
                <text:p>33831</text:p>
              </table:table-cell>
              <table:table-cell office:value-type="float" office:value="1.12189996242523">
                <text:p>1.12189996242523</text:p>
              </table:table-cell>
            </table:table-row>
            <table:table-row>
              <table:table-cell office:value-type="string">
                <text:p>20200630</text:p>
              </table:table-cell>
              <table:table-cell office:value-type="float" office:value="-307973">
                <text:p>-307973</text:p>
              </table:table-cell>
              <table:table-cell office:value-type="float" office:value="259010">
                <text:p>259010</text:p>
              </table:table-cell>
              <table:table-cell office:value-type="float" office:value="-31407">
                <text:p>-31407</text:p>
              </table:table-cell>
              <table:table-cell office:value-type="float" office:value="32197">
                <text:p>32197</text:p>
              </table:table-cell>
              <table:table-cell office:value-type="float" office:value="1.12489998340607">
                <text:p>1.12489998340607</text:p>
              </table:table-cell>
            </table:table-row>
            <table:table-row>
              <table:table-cell office:value-type="string">
                <text:p>20200707</text:p>
              </table:table-cell>
              <table:table-cell office:value-type="float" office:value="-327137">
                <text:p>-327137</text:p>
              </table:table-cell>
              <table:table-cell office:value-type="float" office:value="267906">
                <text:p>267906</text:p>
              </table:table-cell>
              <table:table-cell office:value-type="float" office:value="-26922">
                <text:p>-26922</text:p>
              </table:table-cell>
              <table:table-cell office:value-type="float" office:value="34620">
                <text:p>34620</text:p>
              </table:table-cell>
              <table:table-cell office:value-type="float" office:value="1.12999999523163">
                <text:p>1.12999999523163</text:p>
              </table:table-cell>
            </table:table-row>
            <table:table-row>
              <table:table-cell office:value-type="string">
                <text:p>20200714</text:p>
              </table:table-cell>
              <table:table-cell office:value-type="float" office:value="-346064">
                <text:p>-346064</text:p>
              </table:table-cell>
              <table:table-cell office:value-type="float" office:value="295160">
                <text:p>295160</text:p>
              </table:table-cell>
              <table:table-cell office:value-type="float" office:value="-25319">
                <text:p>-25319</text:p>
              </table:table-cell>
              <table:table-cell office:value-type="float" office:value="25071">
                <text:p>25071</text:p>
              </table:table-cell>
              <table:table-cell office:value-type="float" office:value="1.14279997348785">
                <text:p>1.14279997348785</text:p>
              </table:table-cell>
            </table:table-row>
            <table:table-row>
              <table:table-cell office:value-type="string">
                <text:p>20200721</text:p>
              </table:table-cell>
              <table:table-cell office:value-type="float" office:value="-378150">
                <text:p>-378150</text:p>
              </table:table-cell>
              <table:table-cell office:value-type="float" office:value="313617">
                <text:p>313617</text:p>
              </table:table-cell>
              <table:table-cell office:value-type="float" office:value="-14995">
                <text:p>-14995</text:p>
              </table:table-cell>
              <table:table-cell office:value-type="float" office:value="23907">
                <text:p>23907</text:p>
              </table:table-cell>
              <table:table-cell office:value-type="float" office:value="1.16559994220734">
                <text:p>1.16559994220734</text:p>
              </table:table-cell>
            </table:table-row>
            <table:table-row>
              <table:table-cell office:value-type="string">
                <text:p>20200728</text:p>
              </table:table-cell>
              <table:table-cell office:value-type="float" office:value="-421274">
                <text:p>-421274</text:p>
              </table:table-cell>
              <table:table-cell office:value-type="float" office:value="329683">
                <text:p>329683</text:p>
              </table:table-cell>
              <table:table-cell office:value-type="float" office:value="-5850">
                <text:p>-5850</text:p>
              </table:table-cell>
              <table:table-cell office:value-type="float" office:value="37491">
                <text:p>37491</text:p>
              </table:table-cell>
              <table:table-cell office:value-type="float" office:value="1.17739999294281">
                <text:p>1.17739999294281</text:p>
              </table:table-cell>
            </table:table-row>
            <table:table-row>
              <table:table-cell office:value-type="string">
                <text:p>20200804</text:p>
              </table:table-cell>
              <table:table-cell office:value-type="float" office:value="-450983">
                <text:p>-450983</text:p>
              </table:table-cell>
              <table:table-cell office:value-type="float" office:value="332705">
                <text:p>332705</text:p>
              </table:table-cell>
              <table:table-cell office:value-type="float" office:value="11632">
                <text:p>11632</text:p>
              </table:table-cell>
              <table:table-cell office:value-type="float" office:value="45936">
                <text:p>45936</text:p>
              </table:table-cell>
              <table:table-cell office:value-type="float" office:value="1.17859995365143">
                <text:p>1.17859995365143</text:p>
              </table:table-cell>
            </table:table-row>
            <table:table-row>
              <table:table-cell office:value-type="string">
                <text:p>20200811</text:p>
              </table:table-cell>
              <table:table-cell office:value-type="float" office:value="-465841">
                <text:p>-465841</text:p>
              </table:table-cell>
              <table:table-cell office:value-type="float" office:value="333006">
                <text:p>333006</text:p>
              </table:table-cell>
              <table:table-cell office:value-type="float" office:value="30459">
                <text:p>30459</text:p>
              </table:table-cell>
              <table:table-cell office:value-type="float" office:value="45866">
                <text:p>45866</text:p>
              </table:table-cell>
              <table:table-cell office:value-type="float" office:value="1.18410003185272">
                <text:p>1.18410003185272</text:p>
              </table:table-cell>
            </table:table-row>
            <table:table-row>
              <table:table-cell office:value-type="string">
                <text:p>20200818</text:p>
              </table:table-cell>
              <table:table-cell office:value-type="float" office:value="-468064">
                <text:p>-468064</text:p>
              </table:table-cell>
              <table:table-cell office:value-type="float" office:value="337323">
                <text:p>337323</text:p>
              </table:table-cell>
              <table:table-cell office:value-type="float" office:value="31569">
                <text:p>31569</text:p>
              </table:table-cell>
              <table:table-cell office:value-type="float" office:value="36751">
                <text:p>36751</text:p>
              </table:table-cell>
              <table:table-cell office:value-type="float" office:value="1.17949998378754">
                <text:p>1.17949998378754</text:p>
              </table:table-cell>
            </table:table-row>
            <table:table-row>
              <table:table-cell office:value-type="string">
                <text:p>20200825</text:p>
              </table:table-cell>
              <table:table-cell office:value-type="float" office:value="-468842">
                <text:p>-468842</text:p>
              </table:table-cell>
              <table:table-cell office:value-type="float" office:value="332109">
                <text:p>332109</text:p>
              </table:table-cell>
              <table:table-cell office:value-type="float" office:value="37095">
                <text:p>37095</text:p>
              </table:table-cell>
              <table:table-cell office:value-type="float" office:value="43408">
                <text:p>43408</text:p>
              </table:table-cell>
              <table:table-cell office:value-type="float" office:value="1.19029998779297">
                <text:p>1.19029998779297</text:p>
              </table:table-cell>
            </table:table-row>
            <table:table-row>
              <table:table-cell office:value-type="string">
                <text:p>20200901</text:p>
              </table:table-cell>
              <table:table-cell office:value-type="float" office:value="-450232">
                <text:p>-450232</text:p>
              </table:table-cell>
              <table:table-cell office:value-type="float" office:value="319421">
                <text:p>319421</text:p>
              </table:table-cell>
              <table:table-cell office:value-type="float" office:value="31808">
                <text:p>31808</text:p>
              </table:table-cell>
              <table:table-cell office:value-type="float" office:value="44165">
                <text:p>44165</text:p>
              </table:table-cell>
              <table:table-cell office:value-type="float" office:value="1.18379998207092">
                <text:p>1.18379998207092</text:p>
              </table:table-cell>
            </table:table-row>
            <table:table-row>
              <table:table-cell office:value-type="string">
                <text:p>20200908</text:p>
              </table:table-cell>
              <table:table-cell office:value-type="float" office:value="-439698">
                <text:p>-439698</text:p>
              </table:table-cell>
              <table:table-cell office:value-type="float" office:value="314373">
                <text:p>314373</text:p>
              </table:table-cell>
              <table:table-cell office:value-type="float" office:value="29929">
                <text:p>29929</text:p>
              </table:table-cell>
              <table:table-cell office:value-type="float" office:value="43161">
                <text:p>43161</text:p>
              </table:table-cell>
              <table:table-cell office:value-type="float" office:value="1.18449997901917">
                <text:p>1.18449997901917</text:p>
              </table:table-cell>
            </table:table-row>
            <table:table-row>
              <table:table-cell office:value-type="string">
                <text:p>20200915</text:p>
              </table:table-cell>
              <table:table-cell office:value-type="float" office:value="-418776">
                <text:p>-418776</text:p>
              </table:table-cell>
              <table:table-cell office:value-type="float" office:value="304737">
                <text:p>304737</text:p>
              </table:table-cell>
              <table:table-cell office:value-type="float" office:value="19078">
                <text:p>19078</text:p>
              </table:table-cell>
              <table:table-cell office:value-type="float" office:value="38378">
                <text:p>38378</text:p>
              </table:table-cell>
              <table:table-cell office:value-type="float" office:value="1.18369996547699">
                <text:p>1.18369996547699</text:p>
              </table:table-cell>
            </table:table-row>
            <table:table-row>
              <table:table-cell office:value-type="string">
                <text:p>20200922</text:p>
              </table:table-cell>
              <table:table-cell office:value-type="float" office:value="-420231">
                <text:p>-420231</text:p>
              </table:table-cell>
              <table:table-cell office:value-type="float" office:value="300695">
                <text:p>300695</text:p>
              </table:table-cell>
              <table:table-cell office:value-type="float" office:value="23005">
                <text:p>23005</text:p>
              </table:table-cell>
              <table:table-cell office:value-type="float" office:value="47940">
                <text:p>47940</text:p>
              </table:table-cell>
              <table:table-cell office:value-type="float" office:value="1.16299998760223">
                <text:p>1.16299998760223</text:p>
              </table:table-cell>
            </table:table-row>
            <table:table-row>
              <table:table-cell office:value-type="string">
                <text:p>20200929</text:p>
              </table:table-cell>
              <table:table-cell office:value-type="float" office:value="-413470">
                <text:p>-413470</text:p>
              </table:table-cell>
              <table:table-cell office:value-type="float" office:value="287162">
                <text:p>287162</text:p>
              </table:table-cell>
              <table:table-cell office:value-type="float" office:value="29126">
                <text:p>29126</text:p>
              </table:table-cell>
              <table:table-cell office:value-type="float" office:value="49662">
                <text:p>49662</text:p>
              </table:table-cell>
              <table:table-cell office:value-type="float" office:value="1.1713000535965">
                <text:p>1.1713000535965</text:p>
              </table:table-cell>
            </table:table-row>
            <table:table-row>
              <table:table-cell office:value-type="string">
                <text:p>20201006</text:p>
              </table:table-cell>
              <table:table-cell office:value-type="float" office:value="-420615">
                <text:p>-420615</text:p>
              </table:table-cell>
              <table:table-cell office:value-type="float" office:value="303755">
                <text:p>303755</text:p>
              </table:table-cell>
              <table:table-cell office:value-type="float" office:value="17423">
                <text:p>17423</text:p>
              </table:table-cell>
              <table:table-cell office:value-type="float" office:value="47475">
                <text:p>47475</text:p>
              </table:table-cell>
              <table:table-cell office:value-type="float" office:value="1.18239998817444">
                <text:p>1.18239998817444</text:p>
              </table:table-cell>
            </table:table-row>
            <table:table-row>
              <table:table-cell office:value-type="string">
                <text:p>20201013</text:p>
              </table:table-cell>
              <table:table-cell office:value-type="float" office:value="-412322">
                <text:p>-412322</text:p>
              </table:table-cell>
              <table:table-cell office:value-type="float" office:value="304293">
                <text:p>304293</text:p>
              </table:table-cell>
              <table:table-cell office:value-type="float" office:value="10311">
                <text:p>10311</text:p>
              </table:table-cell>
              <table:table-cell office:value-type="float" office:value="47416">
                <text:p>47416</text:p>
              </table:table-cell>
              <table:table-cell office:value-type="float" office:value="1.17180001735687">
                <text:p>1.17180001735687</text:p>
              </table:table-cell>
            </table:table-row>
            <table:table-row>
              <table:table-cell office:value-type="string">
                <text:p>20201020</text:p>
              </table:table-cell>
              <table:table-cell office:value-type="float" office:value="-410321">
                <text:p>-410321</text:p>
              </table:table-cell>
              <table:table-cell office:value-type="float" office:value="298653">
                <text:p>298653</text:p>
              </table:table-cell>
              <table:table-cell office:value-type="float" office:value="9814">
                <text:p>9814</text:p>
              </table:table-cell>
              <table:table-cell office:value-type="float" office:value="48286">
                <text:p>48286</text:p>
              </table:table-cell>
              <table:table-cell office:value-type="float" office:value="1.18589997291565">
                <text:p>1.18589997291565</text:p>
              </table:table-cell>
            </table:table-row>
            <table:table-row>
              <table:table-cell office:value-type="string">
                <text:p>20201027</text:p>
              </table:table-cell>
              <table:table-cell office:value-type="float" office:value="-397226">
                <text:p>-397226</text:p>
              </table:table-cell>
              <table:table-cell office:value-type="float" office:value="293662">
                <text:p>293662</text:p>
              </table:table-cell>
              <table:table-cell office:value-type="float" office:value="4413">
                <text:p>4413</text:p>
              </table:table-cell>
              <table:table-cell office:value-type="float" office:value="47888">
                <text:p>47888</text:p>
              </table:table-cell>
              <table:table-cell office:value-type="float" office:value="1.16470003128052">
                <text:p>1.16470003128052</text:p>
              </table:table-cell>
            </table:table-row>
            <table:table-row>
              <table:table-cell office:value-type="string">
                <text:p>20201103</text:p>
              </table:table-cell>
              <table:table-cell office:value-type="float" office:value="-372695">
                <text:p>-372695</text:p>
              </table:table-cell>
              <table:table-cell office:value-type="float" office:value="286224">
                <text:p>286224</text:p>
              </table:table-cell>
              <table:table-cell office:value-type="float" office:value="-10123">
                <text:p>-10123</text:p>
              </table:table-cell>
              <table:table-cell office:value-type="float" office:value="50241">
                <text:p>50241</text:p>
              </table:table-cell>
              <table:table-cell office:value-type="float" office:value="1.1871999502182">
                <text:p>1.1871999502182</text:p>
              </table:table-cell>
            </table:table-row>
            <table:table-row>
              <table:table-cell office:value-type="string">
                <text:p>20201110</text:p>
              </table:table-cell>
              <table:table-cell office:value-type="float" office:value="-382791">
                <text:p>-382791</text:p>
              </table:table-cell>
              <table:table-cell office:value-type="float" office:value="293830">
                <text:p>293830</text:p>
              </table:table-cell>
              <table:table-cell office:value-type="float" office:value="-3327">
                <text:p>-3327</text:p>
              </table:table-cell>
              <table:table-cell office:value-type="float" office:value="40001">
                <text:p>40001</text:p>
              </table:table-cell>
              <table:table-cell office:value-type="float" office:value="1.18320000171661">
                <text:p>1.18320000171661</text:p>
              </table:table-cell>
            </table:table-row>
            <table:table-row>
              <table:table-cell office:value-type="string">
                <text:p>20201117</text:p>
              </table:table-cell>
              <table:table-cell office:value-type="float" office:value="-385333">
                <text:p>-385333</text:p>
              </table:table-cell>
              <table:table-cell office:value-type="float" office:value="301468">
                <text:p>301468</text:p>
              </table:table-cell>
              <table:table-cell office:value-type="float" office:value="-5611">
                <text:p>-5611</text:p>
              </table:table-cell>
              <table:table-cell office:value-type="float" office:value="39711">
                <text:p>39711</text:p>
              </table:table-cell>
              <table:table-cell office:value-type="float" office:value="1.18529999256134">
                <text:p>1.18529999256134</text:p>
              </table:table-cell>
            </table:table-row>
            <table:table-row>
              <table:table-cell office:value-type="string">
                <text:p>20201124</text:p>
              </table:table-cell>
              <table:table-cell office:value-type="float" office:value="-397483">
                <text:p>-397483</text:p>
              </table:table-cell>
              <table:table-cell office:value-type="float" office:value="308626">
                <text:p>308626</text:p>
              </table:table-cell>
              <table:table-cell office:value-type="float" office:value="-1534">
                <text:p>-1534</text:p>
              </table:table-cell>
              <table:table-cell office:value-type="float" office:value="39979">
                <text:p>39979</text:p>
              </table:table-cell>
              <table:table-cell office:value-type="float" office:value="1.19620001316071">
                <text:p>1.19620001316071</text:p>
              </table:table-cell>
            </table:table-row>
            <table:table-row>
              <table:table-cell office:value-type="string">
                <text:p>20201201</text:p>
              </table:table-cell>
              <table:table-cell office:value-type="float" office:value="-392279">
                <text:p>-392279</text:p>
              </table:table-cell>
              <table:table-cell office:value-type="float" office:value="299627">
                <text:p>299627</text:p>
              </table:table-cell>
              <table:table-cell office:value-type="float" office:value="5546">
                <text:p>5546</text:p>
              </table:table-cell>
              <table:table-cell office:value-type="float" office:value="36092">
                <text:p>36092</text:p>
              </table:table-cell>
              <table:table-cell office:value-type="float" office:value="1.21200001239777">
                <text:p>1.21200001239777</text:p>
              </table:table-cell>
            </table:table-row>
            <table:table-row>
              <table:table-cell office:value-type="string">
                <text:p>20201208</text:p>
              </table:table-cell>
              <table:table-cell office:value-type="float" office:value="-404167">
                <text:p>-404167</text:p>
              </table:table-cell>
              <table:table-cell office:value-type="float" office:value="300354">
                <text:p>300354</text:p>
              </table:table-cell>
              <table:table-cell office:value-type="float" office:value="13539">
                <text:p>13539</text:p>
              </table:table-cell>
              <table:table-cell office:value-type="float" office:value="33631">
                <text:p>33631</text:p>
              </table:table-cell>
              <table:table-cell office:value-type="float" office:value="1.21109998226166">
                <text:p>1.21109998226166</text:p>
              </table:table-cell>
            </table:table-row>
            <table:table-row>
              <table:table-cell office:value-type="string">
                <text:p>20201215</text:p>
              </table:table-cell>
              <table:table-cell office:value-type="float" office:value="-416083">
                <text:p>-416083</text:p>
              </table:table-cell>
              <table:table-cell office:value-type="float" office:value="305269">
                <text:p>305269</text:p>
              </table:table-cell>
              <table:table-cell office:value-type="float" office:value="18057">
                <text:p>18057</text:p>
              </table:table-cell>
              <table:table-cell office:value-type="float" office:value="35328">
                <text:p>35328</text:p>
              </table:table-cell>
              <table:table-cell office:value-type="float" office:value="1.22549998760223">
                <text:p>1.22549998760223</text:p>
              </table:table-cell>
            </table:table-row>
            <table:table-row>
              <table:table-cell office:value-type="string">
                <text:p>20201221</text:p>
              </table:table-cell>
              <table:table-cell office:value-type="float" office:value="-420798">
                <text:p>-420798</text:p>
              </table:table-cell>
              <table:table-cell office:value-type="float" office:value="310450">
                <text:p>310450</text:p>
              </table:table-cell>
              <table:table-cell office:value-type="float" office:value="18361">
                <text:p>18361</text:p>
              </table:table-cell>
              <table:table-cell office:value-type="float" office:value="36488">
                <text:p>36488</text:p>
              </table:table-cell>
              <table:table-cell office:value-type="float" office:value="1.22039997577667">
                <text:p>1.22039997577667</text:p>
              </table:table-cell>
            </table:table-row>
            <table:table-row>
              <table:table-cell office:value-type="string">
                <text:p>20201229</text:p>
              </table:table-cell>
              <table:table-cell office:value-type="float" office:value="-440042">
                <text:p>-440042</text:p>
              </table:table-cell>
              <table:table-cell office:value-type="float" office:value="327821">
                <text:p>327821</text:p>
              </table:table-cell>
              <table:table-cell office:value-type="float" office:value="16610">
                <text:p>16610</text:p>
              </table:table-cell>
              <table:table-cell office:value-type="float" office:value="36915">
                <text:p>36915</text:p>
              </table:table-cell>
              <table:table-cell office:value-type="float" office:value="1.22119998931885">
                <text:p>1.22119998931885</text:p>
              </table:table-cell>
            </table:table-row>
            <table:table-row>
              <table:table-cell office:value-type="string">
                <text:p>20210105</text:p>
              </table:table-cell>
              <table:table-cell office:value-type="float" office:value="-439700">
                <text:p>-439700</text:p>
              </table:table-cell>
              <table:table-cell office:value-type="float" office:value="330995">
                <text:p>330995</text:p>
              </table:table-cell>
              <table:table-cell office:value-type="float" office:value="12866">
                <text:p>12866</text:p>
              </table:table-cell>
              <table:table-cell office:value-type="float" office:value="37565">
                <text:p>37565</text:p>
              </table:table-cell>
              <table:table-cell office:value-type="float" office:value="1.22179996967316">
                <text:p>1.22179996967316</text:p>
              </table:table-cell>
            </table:table-row>
            <table:table-row>
              <table:table-cell office:value-type="string">
                <text:p>20210112</text:p>
              </table:table-cell>
              <table:table-cell office:value-type="float" office:value="-447699">
                <text:p>-447699</text:p>
              </table:table-cell>
              <table:table-cell office:value-type="float" office:value="327836">
                <text:p>327836</text:p>
              </table:table-cell>
              <table:table-cell office:value-type="float" office:value="23656">
                <text:p>23656</text:p>
              </table:table-cell>
              <table:table-cell office:value-type="float" office:value="36295">
                <text:p>36295</text:p>
              </table:table-cell>
              <table:table-cell office:value-type="float" office:value="1.20780003070831">
                <text:p>1.20780003070831</text:p>
              </table:table-cell>
            </table:table-row>
            <table:table-row>
              <table:table-cell office:value-type="string">
                <text:p>20210119</text:p>
              </table:table-cell>
              <table:table-cell office:value-type="float" office:value="-459848">
                <text:p>-459848</text:p>
              </table:table-cell>
              <table:table-cell office:value-type="float" office:value="331109">
                <text:p>331109</text:p>
              </table:table-cell>
              <table:table-cell office:value-type="float" office:value="31244">
                <text:p>31244</text:p>
              </table:table-cell>
              <table:table-cell office:value-type="float" office:value="38583">
                <text:p>38583</text:p>
              </table:table-cell>
              <table:table-cell office:value-type="float" office:value="1.2166999578476">
                <text:p>1.2166999578476</text:p>
              </table:table-cell>
            </table:table-row>
            <table:table-row>
              <table:table-cell office:value-type="string">
                <text:p>20210126</text:p>
              </table:table-cell>
              <table:table-cell office:value-type="float" office:value="-459335">
                <text:p>-459335</text:p>
              </table:table-cell>
              <table:table-cell office:value-type="float" office:value="333487">
                <text:p>333487</text:p>
              </table:table-cell>
              <table:table-cell office:value-type="float" office:value="29536">
                <text:p>29536</text:p>
              </table:table-cell>
              <table:table-cell office:value-type="float" office:value="41028">
                <text:p>41028</text:p>
              </table:table-cell>
              <table:table-cell office:value-type="float" office:value="1.21360003948212">
                <text:p>1.21360003948212</text:p>
              </table:table-cell>
            </table:table-row>
            <table:table-row>
              <table:table-cell office:value-type="string">
                <text:p>20210202</text:p>
              </table:table-cell>
              <table:table-cell office:value-type="float" office:value="-441638">
                <text:p>-441638</text:p>
              </table:table-cell>
              <table:table-cell office:value-type="float" office:value="326695">
                <text:p>326695</text:p>
              </table:table-cell>
              <table:table-cell office:value-type="float" office:value="22121">
                <text:p>22121</text:p>
              </table:table-cell>
              <table:table-cell office:value-type="float" office:value="41017">
                <text:p>41017</text:p>
              </table:table-cell>
              <table:table-cell office:value-type="float" office:value="1.20420002937317">
                <text:p>1.20420002937317</text:p>
              </table:table-cell>
            </table:table-row>
            <table:table-row>
              <table:table-cell office:value-type="string">
                <text:p>20210209</text:p>
              </table:table-cell>
              <table:table-cell office:value-type="float" office:value="-447257">
                <text:p>-447257</text:p>
              </table:table-cell>
              <table:table-cell office:value-type="float" office:value="333076">
                <text:p>333076</text:p>
              </table:table-cell>
              <table:table-cell office:value-type="float" office:value="22463">
                <text:p>22463</text:p>
              </table:table-cell>
              <table:table-cell office:value-type="float" office:value="39953">
                <text:p>39953</text:p>
              </table:table-cell>
              <table:table-cell office:value-type="float" office:value="1.2117999792099">
                <text:p>1.2117999792099</text:p>
              </table:table-cell>
            </table:table-row>
            <table:table-row>
              <table:table-cell office:value-type="string">
                <text:p>20210216</text:p>
              </table:table-cell>
              <table:table-cell office:value-type="float" office:value="-451179">
                <text:p>-451179</text:p>
              </table:table-cell>
              <table:table-cell office:value-type="float" office:value="339407">
                <text:p>339407</text:p>
              </table:table-cell>
              <table:table-cell office:value-type="float" office:value="19428">
                <text:p>19428</text:p>
              </table:table-cell>
              <table:table-cell office:value-type="float" office:value="38594">
                <text:p>38594</text:p>
              </table:table-cell>
              <table:table-cell office:value-type="float" office:value="1.21169996261597">
                <text:p>1.21169996261597</text:p>
              </table:table-cell>
            </table:table-row>
            <table:table-row>
              <table:table-cell office:value-type="string">
                <text:p>20210223</text:p>
              </table:table-cell>
              <table:table-cell office:value-type="float" office:value="-455088">
                <text:p>-455088</text:p>
              </table:table-cell>
              <table:table-cell office:value-type="float" office:value="344675">
                <text:p>344675</text:p>
              </table:table-cell>
              <table:table-cell office:value-type="float" office:value="18086">
                <text:p>18086</text:p>
              </table:table-cell>
              <table:table-cell office:value-type="float" office:value="36275">
                <text:p>36275</text:p>
              </table:table-cell>
              <table:table-cell office:value-type="float" office:value="1.20739996433258">
                <text:p>1.20739996433258</text:p>
              </table:table-cell>
            </table:table-row>
            <table:table-row>
              <table:table-cell office:value-type="string">
                <text:p>20210302</text:p>
              </table:table-cell>
              <table:table-cell office:value-type="float" office:value="-436198">
                <text:p>-436198</text:p>
              </table:table-cell>
              <table:table-cell office:value-type="float" office:value="337049">
                <text:p>337049</text:p>
              </table:table-cell>
              <table:table-cell office:value-type="float" office:value="18228">
                <text:p>18228</text:p>
              </table:table-cell>
              <table:table-cell office:value-type="float" office:value="30981">
                <text:p>30981</text:p>
              </table:table-cell>
              <table:table-cell office:value-type="float" office:value="1.19149994850159">
                <text:p>1.19149994850159</text:p>
              </table:table-cell>
            </table:table-row>
            <table:table-row>
              <table:table-cell office:value-type="string">
                <text:p>20210309</text:p>
              </table:table-cell>
              <table:table-cell office:value-type="float" office:value="-410846">
                <text:p>-410846</text:p>
              </table:table-cell>
              <table:table-cell office:value-type="float" office:value="324199">
                <text:p>324199</text:p>
              </table:table-cell>
              <table:table-cell office:value-type="float" office:value="74">
                <text:p>74</text:p>
              </table:table-cell>
              <table:table-cell office:value-type="float" office:value="31095">
                <text:p>31095</text:p>
              </table:table-cell>
              <table:table-cell office:value-type="float" office:value="1.19519996643066">
                <text:p>1.19519996643066</text:p>
              </table:table-cell>
            </table:table-row>
            <table:table-row>
              <table:table-cell office:value-type="string">
                <text:p>20210316</text:p>
              </table:table-cell>
              <table:table-cell office:value-type="float" office:value="-403837">
                <text:p>-403837</text:p>
              </table:table-cell>
              <table:table-cell office:value-type="float" office:value="337655">
                <text:p>337655</text:p>
              </table:table-cell>
              <table:table-cell office:value-type="float" office:value="-11823">
                <text:p>-11823</text:p>
              </table:table-cell>
              <table:table-cell office:value-type="float" office:value="33002">
                <text:p>33002</text:p>
              </table:table-cell>
              <table:table-cell office:value-type="float" office:value="1.1904000043869">
                <text:p>1.1904000043869</text:p>
              </table:table-cell>
            </table:table-row>
            <table:table-row>
              <table:table-cell office:value-type="string">
                <text:p>20210323</text:p>
              </table:table-cell>
              <table:table-cell office:value-type="float" office:value="-403752">
                <text:p>-403752</text:p>
              </table:table-cell>
              <table:table-cell office:value-type="float" office:value="329515">
                <text:p>329515</text:p>
              </table:table-cell>
              <table:table-cell office:value-type="float" office:value="-6662">
                <text:p>-6662</text:p>
              </table:table-cell>
              <table:table-cell office:value-type="float" office:value="36188">
                <text:p>36188</text:p>
              </table:table-cell>
              <table:table-cell office:value-type="float" office:value="1.1793999671936">
                <text:p>1.1793999671936</text:p>
              </table:table-cell>
            </table:table-row>
            <table:table-row>
              <table:table-cell office:value-type="string">
                <text:p>20210330</text:p>
              </table:table-cell>
              <table:table-cell office:value-type="float" office:value="-381851">
                <text:p>-381851</text:p>
              </table:table-cell>
              <table:table-cell office:value-type="float" office:value="305158">
                <text:p>305158</text:p>
              </table:table-cell>
              <table:table-cell office:value-type="float" office:value="-6780">
                <text:p>-6780</text:p>
              </table:table-cell>
              <table:table-cell office:value-type="float" office:value="35884">
                <text:p>35884</text:p>
              </table:table-cell>
              <table:table-cell office:value-type="float" office:value="1.17639994621277">
                <text:p>1.17639994621277</text:p>
              </table:table-cell>
            </table:table-row>
            <table:table-row>
              <table:table-cell office:value-type="string">
                <text:p>20210406</text:p>
              </table:table-cell>
              <table:table-cell office:value-type="float" office:value="-379995">
                <text:p>-379995</text:p>
              </table:table-cell>
              <table:table-cell office:value-type="float" office:value="314110">
                <text:p>314110</text:p>
              </table:table-cell>
              <table:table-cell office:value-type="float" office:value="-12089">
                <text:p>-12089</text:p>
              </table:table-cell>
              <table:table-cell office:value-type="float" office:value="35755">
                <text:p>35755</text:p>
              </table:table-cell>
              <table:table-cell office:value-type="float" office:value="1.18980002403259">
                <text:p>1.18980002403259</text:p>
              </table:table-cell>
            </table:table-row>
            <table:table-row>
              <table:table-cell office:value-type="string">
                <text:p>20210413</text:p>
              </table:table-cell>
              <table:table-cell office:value-type="float" office:value="-387946">
                <text:p>-387946</text:p>
              </table:table-cell>
              <table:table-cell office:value-type="float" office:value="320593">
                <text:p>320593</text:p>
              </table:table-cell>
              <table:table-cell office:value-type="float" office:value="-10215">
                <text:p>-10215</text:p>
              </table:table-cell>
              <table:table-cell office:value-type="float" office:value="34785">
                <text:p>34785</text:p>
              </table:table-cell>
              <table:table-cell office:value-type="float" office:value="1.19860005378723">
                <text:p>1.19860005378723</text:p>
              </table:table-cell>
            </table:table-row>
            <table:table-row>
              <table:table-cell office:value-type="string">
                <text:p>20210420</text:p>
              </table:table-cell>
              <table:table-cell office:value-type="float" office:value="-415682">
                <text:p>-415682</text:p>
              </table:table-cell>
              <table:table-cell office:value-type="float" office:value="330443">
                <text:p>330443</text:p>
              </table:table-cell>
              <table:table-cell office:value-type="float" office:value="16">
                <text:p>16</text:p>
              </table:table-cell>
              <table:table-cell office:value-type="float" office:value="36799">
                <text:p>36799</text:p>
              </table:table-cell>
              <table:table-cell office:value-type="float" office:value="1.21000003814697">
                <text:p>1.21000003814697</text:p>
              </table:table-cell>
            </table:table-row>
            <table:table-row>
              <table:table-cell office:value-type="string">
                <text:p>20210427</text:p>
              </table:table-cell>
              <table:table-cell office:value-type="float" office:value="-419661">
                <text:p>-419661</text:p>
              </table:table-cell>
              <table:table-cell office:value-type="float" office:value="329945">
                <text:p>329945</text:p>
              </table:table-cell>
              <table:table-cell office:value-type="float" office:value="-38">
                <text:p>-38</text:p>
              </table:table-cell>
              <table:table-cell office:value-type="float" office:value="34888">
                <text:p>34888</text:p>
              </table:table-cell>
              <table:table-cell office:value-type="float" office:value="1.20200002193451">
                <text:p>1.20200002193451</text:p>
              </table:table-cell>
            </table:table-row>
            <table:table-row>
              <table:table-cell office:value-type="string">
                <text:p>20210504</text:p>
              </table:table-cell>
              <table:table-cell office:value-type="float" office:value="-423104">
                <text:p>-423104</text:p>
              </table:table-cell>
              <table:table-cell office:value-type="float" office:value="332735">
                <text:p>332735</text:p>
              </table:table-cell>
              <table:table-cell office:value-type="float" office:value="-3820">
                <text:p>-3820</text:p>
              </table:table-cell>
              <table:table-cell office:value-type="float" office:value="36860">
                <text:p>36860</text:p>
              </table:table-cell>
              <table:table-cell office:value-type="float" office:value="1.21630001068115">
                <text:p>1.21630001068115</text:p>
              </table:table-cell>
            </table:table-row>
            <table:table-row>
              <table:table-cell office:value-type="string">
                <text:p>20210511</text:p>
              </table:table-cell>
              <table:table-cell office:value-type="float" office:value="-448449">
                <text:p>-448449</text:p>
              </table:table-cell>
              <table:table-cell office:value-type="float" office:value="339336">
                <text:p>339336</text:p>
              </table:table-cell>
              <table:table-cell office:value-type="float" office:value="2427">
                <text:p>2427</text:p>
              </table:table-cell>
              <table:table-cell office:value-type="float" office:value="35688">
                <text:p>35688</text:p>
              </table:table-cell>
              <table:table-cell office:value-type="float" office:value="1.21410000324249">
                <text:p>1.21410000324249</text:p>
              </table:table-cell>
            </table:table-row>
            <table:table-row>
              <table:table-cell office:value-type="string">
                <text:p>20210518</text:p>
              </table:table-cell>
              <table:table-cell office:value-type="float" office:value="-479283">
                <text:p>-479283</text:p>
              </table:table-cell>
              <table:table-cell office:value-type="float" office:value="374196">
                <text:p>374196</text:p>
              </table:table-cell>
              <table:table-cell office:value-type="float" office:value="-3319">
                <text:p>-3319</text:p>
              </table:table-cell>
              <table:table-cell office:value-type="float" office:value="35360">
                <text:p>35360</text:p>
              </table:table-cell>
              <table:table-cell office:value-type="float" office:value="1.21809995174408">
                <text:p>1.21809995174408</text:p>
              </table:table-cell>
            </table:table-row>
            <table:table-row>
              <table:table-cell office:value-type="string">
                <text:p>20210525</text:p>
              </table:table-cell>
              <table:table-cell office:value-type="float" office:value="-488568">
                <text:p>-488568</text:p>
              </table:table-cell>
              <table:table-cell office:value-type="float" office:value="378376">
                <text:p>378376</text:p>
              </table:table-cell>
              <table:table-cell office:value-type="float" office:value="-2503">
                <text:p>-2503</text:p>
              </table:table-cell>
              <table:table-cell office:value-type="float" office:value="36829">
                <text:p>36829</text:p>
              </table:table-cell>
              <table:table-cell office:value-type="float" office:value="1.21940004825592">
                <text:p>1.21940004825592</text:p>
              </table:table-cell>
            </table:table-row>
            <table:table-row>
              <table:table-cell office:value-type="string">
                <text:p>20210601</text:p>
              </table:table-cell>
              <table:table-cell office:value-type="float" office:value="-494251">
                <text:p>-494251</text:p>
              </table:table-cell>
              <table:table-cell office:value-type="float" office:value="384203">
                <text:p>384203</text:p>
              </table:table-cell>
              <table:table-cell office:value-type="float" office:value="-163">
                <text:p>-163</text:p>
              </table:table-cell>
              <table:table-cell office:value-type="float" office:value="36019">
                <text:p>36019</text:p>
              </table:table-cell>
              <table:table-cell office:value-type="float" office:value="1.21679997444153">
                <text:p>1.21679997444153</text:p>
              </table:table-cell>
            </table:table-row>
            <table:table-row>
              <table:table-cell office:value-type="string">
                <text:p>20210608</text:p>
              </table:table-cell>
              <table:table-cell office:value-type="float" office:value="-494064">
                <text:p>-494064</text:p>
              </table:table-cell>
              <table:table-cell office:value-type="float" office:value="386913">
                <text:p>386913</text:p>
              </table:table-cell>
              <table:table-cell office:value-type="float" office:value="-7002">
                <text:p>-7002</text:p>
              </table:table-cell>
              <table:table-cell office:value-type="float" office:value="38887">
                <text:p>38887</text:p>
              </table:table-cell>
              <table:table-cell office:value-type="float" office:value="1.21089994907379">
                <text:p>1.21089994907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